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" style:family="text">
      <style:text-properties fo:font-size="12pt" style:font-size-asian="12pt" style:font-size-complex="12pt" fo:font-weight="normal" style:font-weight-asian="normal" style:font-weight-complex="normal"/>
    </style:style>
    <style:style style:name="T28_5" style:family="text">
      <style:text-properties fo:font-size="12pt" style:font-size-asian="12pt" style:font-size-complex="12pt" fo:font-weight="normal" style:font-weight-asian="normal" style:font-weight-complex="normal"/>
    </style:style>
    <style:style style:name="T28_6" style:family="text">
      <style:text-properties fo:font-size="12pt" style:font-size-asian="12pt" style:font-size-complex="12pt" fo:font-weight="normal" style:font-weight-asian="normal" style:font-weight-complex="normal"/>
    </style:style>
    <style:style style:name="T28_7" style:family="text">
      <style:text-properties fo:font-size="12pt" style:font-size-asian="12pt" style:font-size-complex="12pt" fo:font-weight="normal" style:font-weight-asian="normal" style:font-weight-complex="normal"/>
    </style:style>
    <style:style style:name="T28_8" style:family="text">
      <style:text-properties fo:font-size="12pt" style:font-size-asian="12pt" style:font-size-complex="12pt" fo:font-weight="normal" style:font-weight-asian="normal" style:font-weight-complex="normal"/>
    </style:style>
    <style:style style:name="T28_9" style:family="text">
      <style:text-properties fo:font-size="12pt" style:font-size-asian="12pt" style:font-size-complex="12pt" fo:font-weight="normal" style:font-weight-asian="normal" style:font-weight-complex="normal"/>
    </style:style>
    <style:style style:name="T28_10" style:family="text">
      <style:text-properties fo:font-size="12pt" style:font-size-asian="12pt" style:font-size-complex="12pt" fo:font-weight="normal" style:font-weight-asian="normal" style:font-weight-complex="normal"/>
    </style:style>
    <style:style style:name="T28_11" style:family="text">
      <style:text-properties fo:font-size="12pt" style:font-size-asian="12pt" style:font-size-complex="12pt" fo:font-weight="normal" style:font-weight-asian="normal" style:font-weight-complex="normal"/>
    </style:style>
    <style:style style:name="T28_12" style:family="text">
      <style:text-properties fo:font-size="12pt" style:font-size-asian="12pt" style:font-size-complex="12pt" fo:font-weight="normal" style:font-weight-asian="normal" style:font-weight-complex="normal"/>
    </style:style>
    <style:style style:name="T28_13" style:family="text">
      <style:text-properties fo:font-size="12pt" style:font-size-asian="12pt" style:font-size-complex="12pt" fo:font-weight="normal" style:font-weight-asian="normal" style:font-weight-complex="normal"/>
    </style:style>
    <style:style style:name="T28_14" style:family="text">
      <style:text-properties fo:font-size="12pt" style:font-size-asian="12pt" style:font-size-complex="12pt" fo:font-weight="normal" style:font-weight-asian="normal" style:font-weight-complex="normal"/>
    </style:style>
    <style:style style:name="T28_15" style:family="text">
      <style:text-properties fo:font-size="12pt" style:font-size-asian="12pt" style:font-size-complex="12pt" fo:font-weight="normal" style:font-weight-asian="normal" style:font-weight-complex="normal"/>
    </style:style>
    <style:style style:name="T28_16" style:family="text">
      <style:text-properties fo:font-size="12pt" style:font-size-asian="12pt" style:font-size-complex="12pt" fo:font-weight="normal" style:font-weight-asian="normal" style:font-weight-complex="normal"/>
    </style:style>
    <style:style style:name="T28_17" style:family="text">
      <style:text-properties fo:font-size="12pt" style:font-size-asian="12pt" style:font-size-complex="12pt" fo:font-weight="normal" style:font-weight-asian="normal" style:font-weight-complex="normal"/>
    </style:style>
    <style:style style:name="T28_18" style:family="text">
      <style:text-properties fo:font-size="12pt" style:font-size-asian="12pt" style:font-size-complex="12pt" fo:font-weight="normal" style:font-weight-asian="normal" style:font-weight-complex="normal"/>
    </style:style>
    <style:style style:name="T28_19" style:family="text">
      <style:text-properties fo:font-size="12pt" style:font-size-asian="12pt" style:font-size-complex="12pt" fo:font-weight="normal" style:font-weight-asian="normal" style:font-weight-complex="normal"/>
    </style:style>
    <style:style style:name="T28_20" style:family="text">
      <style:text-properties fo:font-size="12pt" style:font-size-asian="12pt" style:font-size-complex="12pt" fo:font-weight="normal" style:font-weight-asian="normal" style:font-weight-complex="normal"/>
    </style:style>
    <style:style style:name="T28_2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2" style:family="text">
      <style:text-properties fo:font-size="12pt" style:font-size-asian="12pt" style:font-size-complex="12pt" fo:font-weight="normal" style:font-weight-asian="normal" style:font-weight-complex="normal"/>
    </style:style>
    <style:style style:name="T28_23" style:family="text">
      <style:text-properties fo:font-size="12pt" style:font-size-asian="12pt" style:font-size-complex="12pt" fo:font-weight="normal" style:font-weight-asian="normal" style:font-weight-complex="normal"/>
    </style:style>
    <style:style style:name="T28_24" style:family="text">
      <style:text-properties fo:font-size="12pt" style:font-size-asian="12pt" style:font-size-complex="12pt" fo:font-weight="normal" style:font-weight-asian="normal" style:font-weight-complex="normal"/>
    </style:style>
    <style:style style:name="T28_25" style:family="text">
      <style:text-properties fo:font-size="12pt" style:font-size-asian="12pt" style:font-size-complex="12pt" fo:font-weight="normal" style:font-weight-asian="normal" style:font-weight-complex="normal"/>
    </style:style>
    <style:style style:name="T28_26" style:family="text">
      <style:text-properties fo:font-size="12pt" style:font-size-asian="12pt" style:font-size-complex="12pt" fo:font-weight="normal" style:font-weight-asian="normal" style:font-weight-complex="normal"/>
    </style:style>
    <style:style style:name="T28_27" style:family="text">
      <style:text-properties fo:font-size="12pt" style:font-size-asian="12pt" style:font-size-complex="12pt" fo:font-weight="normal" style:font-weight-asian="normal" style:font-weight-complex="normal"/>
    </style:style>
    <style:style style:name="T28_28" style:family="text">
      <style:text-properties fo:font-size="12pt" style:font-size-asian="12pt" style:font-size-complex="12pt" fo:font-weight="normal" style:font-weight-asian="normal" style:font-weight-complex="normal"/>
    </style:style>
    <style:style style:name="T28_29" style:family="text">
      <style:text-properties fo:font-size="12pt" style:font-size-asian="12pt" style:font-size-complex="12pt" fo:font-weight="normal" style:font-weight-asian="normal" style:font-weight-complex="normal"/>
    </style:style>
    <style:style style:name="T28_30" style:family="text">
      <style:text-properties fo:font-size="12pt" style:font-size-asian="12pt" style:font-size-complex="12pt" fo:font-weight="normal" style:font-weight-asian="normal" style:font-weight-complex="normal"/>
    </style:style>
    <style:style style:name="T28_31" style:family="text">
      <style:text-properties fo:font-size="12pt" style:font-size-asian="12pt" style:font-size-complex="12pt" fo:font-weight="normal" style:font-weight-asian="normal" style:font-weight-complex="normal"/>
    </style:style>
    <style:style style:name="T28_3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3" style:family="text">
      <style:text-properties fo:font-size="12pt" style:font-size-asian="12pt" style:font-size-complex="12pt" fo:font-weight="normal" style:font-weight-asian="normal" style:font-weight-complex="normal"/>
    </style:style>
    <style:style style:name="T28_34" style:family="text">
      <style:text-properties fo:font-size="12pt" style:font-size-asian="12pt" style:font-size-complex="12pt" fo:font-weight="normal" style:font-weight-asian="normal" style:font-weight-complex="normal"/>
    </style:style>
    <style:style style:name="T28_35" style:family="text">
      <style:text-properties fo:font-size="12pt" style:font-size-asian="12pt" style:font-size-complex="12pt" fo:font-weight="normal" style:font-weight-asian="normal" style:font-weight-complex="normal"/>
    </style:style>
    <style:style style:name="T28_36" style:family="text">
      <style:text-properties fo:font-size="12pt" style:font-size-asian="12pt" style:font-size-complex="12pt" fo:font-weight="normal" style:font-weight-asian="normal" style:font-weight-complex="normal"/>
    </style:style>
    <style:style style:name="T28_37" style:family="text">
      <style:text-properties fo:font-size="12pt" style:font-size-asian="12pt" style:font-size-complex="12pt" fo:font-weight="normal" style:font-weight-asian="normal" style:font-weight-complex="normal"/>
    </style:style>
    <style:style style:name="T28_38" style:family="text">
      <style:text-properties fo:font-size="12pt" style:font-size-asian="12pt" style:font-size-complex="12pt" fo:font-weight="normal" style:font-weight-asian="normal" style:font-weight-complex="normal"/>
    </style:style>
    <style:style style:name="T28_39" style:family="text">
      <style:text-properties fo:font-size="12pt" style:font-size-asian="12pt" style:font-size-complex="12pt" fo:font-weight="normal" style:font-weight-asian="normal" style:font-weight-complex="normal"/>
    </style:style>
    <style:style style:name="T28_40" style:family="text">
      <style:text-properties fo:font-size="12pt" style:font-size-asian="12pt" style:font-size-complex="12pt" fo:font-weight="normal" style:font-weight-asian="normal" style:font-weight-complex="normal"/>
    </style:style>
    <style:style style:name="T28_41" style:family="text">
      <style:text-properties fo:font-size="12pt" style:font-size-asian="12pt" style:font-size-complex="12pt" fo:font-weight="normal" style:font-weight-asian="normal" style:font-weight-complex="normal"/>
    </style:style>
    <style:style style:name="T28_42" style:family="text">
      <style:text-properties fo:font-size="12pt" style:font-size-asian="12pt" style:font-size-complex="12pt" fo:font-weight="normal" style:font-weight-asian="normal" style:font-weight-complex="normal"/>
    </style:style>
    <style:style style:name="T28_4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4" style:family="text">
      <style:text-properties fo:font-size="12pt" style:font-size-asian="12pt" style:font-size-complex="12pt" fo:font-weight="normal" style:font-weight-asian="normal" style:font-weight-complex="normal"/>
    </style:style>
    <style:style style:name="T28_45" style:family="text">
      <style:text-properties fo:font-size="12pt" style:font-size-asian="12pt" style:font-size-complex="12pt" fo:font-weight="normal" style:font-weight-asian="normal" style:font-weight-complex="normal"/>
    </style:style>
    <style:style style:name="T28_46" style:family="text">
      <style:text-properties fo:font-size="12pt" style:font-size-asian="12pt" style:font-size-complex="12pt" fo:font-weight="normal" style:font-weight-asian="normal" style:font-weight-complex="normal"/>
    </style:style>
    <style:style style:name="T28_47" style:family="text">
      <style:text-properties fo:font-size="12pt" style:font-size-asian="12pt" style:font-size-complex="12pt" fo:font-weight="normal" style:font-weight-asian="normal" style:font-weight-complex="normal"/>
    </style:style>
    <style:style style:name="T28_48" style:family="text">
      <style:text-properties fo:font-size="12pt" style:font-size-asian="12pt" style:font-size-complex="12pt" fo:font-weight="normal" style:font-weight-asian="normal" style:font-weight-complex="normal"/>
    </style:style>
    <style:style style:name="T28_49" style:family="text">
      <style:text-properties fo:font-size="12pt" style:font-size-asian="12pt" style:font-size-complex="12pt" fo:font-weight="normal" style:font-weight-asian="normal" style:font-weight-complex="normal"/>
    </style:style>
    <style:style style:name="T28_50" style:family="text">
      <style:text-properties fo:font-size="12pt" style:font-size-asian="12pt" style:font-size-complex="12pt" fo:font-weight="normal" style:font-weight-asian="normal" style:font-weight-complex="normal"/>
    </style:style>
    <style:style style:name="T28_51" style:family="text">
      <style:text-properties fo:font-size="12pt" style:font-size-asian="12pt" style:font-size-complex="12pt" fo:font-weight="normal" style:font-weight-asian="normal" style:font-weight-complex="normal"/>
    </style:style>
    <style:style style:name="T28_52" style:family="text">
      <style:text-properties fo:font-size="12pt" style:font-size-asian="12pt" style:font-size-complex="12pt" fo:font-weight="normal" style:font-weight-asian="normal" style:font-weight-complex="normal"/>
    </style:style>
    <style:style style:name="T28_53" style:family="text">
      <style:text-properties fo:font-size="12pt" style:font-size-asian="12pt" style:font-size-complex="12pt" fo:font-weight="normal" style:font-weight-asian="normal" style:font-weight-complex="normal"/>
    </style:style>
    <style:style style:name="T28_54" style:family="text">
      <style:text-properties fo:font-size="12pt" style:font-size-asian="12pt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222222" fo:font-size="12pt" style:font-size-asian="12pt" style:font-size-complex="12pt"/>
    </style:style>
    <style:style style:name="T45_2" style:family="text">
      <style:text-properties fo:background-color="#ffffff" fo:color="#222222" fo:font-size="12pt" style:font-size-asian="12pt" style:font-size-complex="12pt"/>
    </style:style>
    <style:style style:name="T45_3" style:family="text">
      <style:text-properties fo:background-color="#ffffff" fo:color="#222222" fo:font-size="12pt" style:font-size-asian="12pt" style:font-size-complex="12pt"/>
    </style:style>
    <style:style style:name="T45_4" style:family="text">
      <style:text-properties fo:background-color="#ffffff" fo:color="#222222" fo:font-size="12pt" style:font-size-asian="12pt" style:font-size-complex="12pt"/>
    </style:style>
    <style:style style:name="T45_5" style:family="text">
      <style:text-properties fo:background-color="#ffffff" fo:color="#222222" fo:font-size="12pt" style:font-size-asian="12pt" style:font-size-complex="12pt"/>
    </style:style>
    <style:style style:name="T45_6" style:family="text">
      <style:text-properties fo:background-color="#ffffff" fo:color="#222222" fo:font-size="12pt" style:font-size-asian="12pt" style:font-size-complex="12pt"/>
    </style:style>
    <style:style style:name="T45_7" style:family="text">
      <style:text-properties fo:background-color="#ffffff" fo:color="#222222" fo:font-size="12pt" style:font-size-asian="12pt" style:font-size-complex="12pt"/>
    </style:style>
    <style:style style:name="T45_8" style:family="text">
      <style:text-properties fo:background-color="#ffffff" fo:color="#222222" fo:font-size="12pt" style:font-size-asian="12pt" style:font-size-complex="12pt"/>
    </style:style>
    <style:style style:name="T45_9" style:family="text">
      <style:text-properties fo:background-color="#ffffff" fo:color="#222222" fo:font-size="12pt" style:font-size-asian="12pt" style:font-size-complex="12pt"/>
    </style:style>
    <style:style style:name="T45_10" style:family="text">
      <style:text-properties fo:background-color="#ffffff" fo:color="#222222" fo:font-size="12pt" style:font-size-asian="12pt" style:font-size-complex="12pt"/>
    </style:style>
    <style:style style:name="T45_11" style:family="text">
      <style:text-properties fo:background-color="#ffffff" fo:color="#222222" fo:font-size="12pt" style:font-size-asian="12pt" style:font-size-complex="12pt"/>
    </style:style>
    <style:style style:name="T45_12" style:family="text">
      <style:text-properties fo:background-color="#ffffff" fo:color="#222222" fo:font-size="12pt" style:font-size-asian="12pt" style:font-size-complex="12pt"/>
    </style:style>
    <style:style style:name="T45_13" style:family="text">
      <style:text-properties fo:background-color="#ffffff" fo:color="#222222" fo:font-size="12pt" style:font-size-asian="12pt" style:font-size-complex="12pt"/>
    </style:style>
    <style:style style:name="T45_14" style:family="text">
      <style:text-properties fo:background-color="#ffffff" fo:color="#222222" fo:font-size="12pt" style:font-size-asian="12pt" style:font-size-complex="12pt"/>
    </style:style>
    <style:style style:name="T45_15" style:family="text">
      <style:text-properties fo:background-color="#ffffff" fo:color="#222222" fo:font-size="12pt" style:font-size-asian="12pt" style:font-size-complex="12pt"/>
    </style:style>
    <style:style style:name="T45_16" style:family="text">
      <style:text-properties fo:background-color="#ffffff" fo:color="#222222" fo:font-size="12pt" style:font-size-asian="12pt" style:font-size-complex="12pt"/>
    </style:style>
    <style:style style:name="T45_17" style:family="text">
      <style:text-properties fo:background-color="#ffffff" fo:color="#222222" fo:font-size="12pt" style:font-size-asian="12pt" style:font-size-complex="12pt"/>
    </style:style>
    <style:style style:name="T45_18" style:family="text">
      <style:text-properties fo:background-color="#ffffff" fo:color="#222222" fo:font-size="12pt" style:font-size-asian="12pt" style:font-size-complex="12pt"/>
    </style:style>
    <style:style style:name="T45_19" style:family="text">
      <style:text-properties fo:background-color="#ffffff" fo:color="#222222" fo:font-size="12pt" style:font-size-asian="12pt" style:font-size-complex="12pt"/>
    </style:style>
    <style:style style:name="T45_20" style:family="text">
      <style:text-properties fo:background-color="#ffffff" fo:color="#222222" fo:font-size="12pt" style:font-size-asian="12pt" style:font-size-complex="12pt"/>
    </style:style>
    <style:style style:name="T45_21" style:family="text">
      <style:text-properties fo:background-color="#ffffff" fo:color="#222222" fo:font-size="12pt" style:font-size-asian="12pt" style:font-size-complex="12pt"/>
    </style:style>
    <style:style style:name="T45_22" style:family="text">
      <style:text-properties fo:background-color="#ffffff" fo:color="#222222" fo:font-size="12pt" style:font-size-asian="12pt" style:font-size-complex="12pt"/>
    </style:style>
    <style:style style:name="T45_23" style:family="text">
      <style:text-properties fo:background-color="#ffffff" fo:color="#222222" fo:font-size="12pt" style:font-size-asian="12pt" style:font-size-complex="12pt"/>
    </style:style>
    <style:style style:name="T45_24" style:family="text">
      <style:text-properties fo:background-color="#ffffff" fo:color="#222222" fo:font-size="12pt" style:font-size-asian="12pt" style:font-size-complex="12pt"/>
    </style:style>
    <style:style style:name="T45_25" style:family="text">
      <style:text-properties fo:background-color="#ffffff" fo:color="#222222" fo:font-size="12pt" style:font-size-asian="12pt" style:font-size-complex="12pt"/>
    </style:style>
    <style:style style:name="T45_26" style:family="text">
      <style:text-properties fo:background-color="#ffffff" fo:color="#222222" fo:font-size="12pt" style:font-size-asian="12pt" style:font-size-complex="12pt"/>
    </style:style>
    <style:style style:name="T45_27" style:family="text">
      <style:text-properties fo:background-color="#ffffff" fo:color="#222222" fo:font-size="12pt" style:font-size-asian="12pt" style:font-size-complex="12pt"/>
    </style:style>
    <style:style style:name="T45_28" style:family="text">
      <style:text-properties fo:background-color="#ffffff" fo:color="#222222" fo:font-size="12pt" style:font-size-asian="12pt" style:font-size-complex="12pt"/>
    </style:style>
    <style:style style:name="T45_29" style:family="text">
      <style:text-properties fo:background-color="#ffffff" fo:color="#222222" fo:font-size="12pt" style:font-size-asian="12pt" style:font-size-complex="12pt"/>
    </style:style>
    <style:style style:name="T45_30" style:family="text">
      <style:text-properties fo:background-color="#ffffff" fo:color="#222222" fo:font-size="12pt" style:font-size-asian="12pt" style:font-size-complex="12pt"/>
    </style:style>
    <style:style style:name="T45_31" style:family="text">
      <style:text-properties fo:background-color="#ffffff" fo:color="#222222" fo:font-size="12pt" style:font-size-asian="12pt" style:font-size-complex="12pt"/>
    </style:style>
    <style:style style:name="T45_32" style:family="text">
      <style:text-properties fo:background-color="#ffffff" fo:color="#222222" fo:font-size="12pt" style:font-size-asian="12pt" style:font-size-complex="12pt"/>
    </style:style>
    <style:style style:name="T45_33" style:family="text">
      <style:text-properties fo:background-color="#ffffff" fo:color="#222222" fo:font-size="12pt" style:font-size-asian="12pt" style:font-size-complex="12pt"/>
    </style:style>
    <style:style style:name="T45_34" style:family="text">
      <style:text-properties fo:background-color="#ffffff" fo:color="#222222" fo:font-size="12pt" style:font-size-asian="12pt" style:font-size-complex="12pt"/>
    </style:style>
    <style:style style:name="T45_35" style:family="text">
      <style:text-properties fo:background-color="#ffffff" fo:color="#222222" fo:font-size="12pt" style:font-size-asian="12pt" style:font-size-complex="12pt"/>
    </style:style>
    <style:style style:name="T45_36" style:family="text">
      <style:text-properties fo:background-color="#ffffff" fo:color="#222222" fo:font-size="12pt" style:font-size-asian="12pt" style:font-size-complex="12pt"/>
    </style:style>
    <style:style style:name="T45_37" style:family="text">
      <style:text-properties fo:background-color="#ffffff" fo:color="#222222" fo:font-size="12pt" style:font-size-asian="12pt" style:font-size-complex="12pt"/>
    </style:style>
    <style:style style:name="T45_38" style:family="text">
      <style:text-properties fo:background-color="#ffffff" fo:color="#222222" fo:font-size="12pt" style:font-size-asian="12pt" style:font-size-complex="12pt"/>
    </style:style>
    <style:style style:name="T45_39" style:family="text">
      <style:text-properties fo:background-color="#ffffff" fo:color="#222222" fo:font-size="12pt" style:font-size-asian="12pt" style:font-size-complex="12pt"/>
    </style:style>
    <style:style style:name="T45_40" style:family="text">
      <style:text-properties fo:background-color="#ffffff" fo:color="#222222" fo:font-size="12pt" style:font-size-asian="12pt" style:font-size-complex="12pt"/>
    </style:style>
    <style:style style:name="T45_41" style:family="text">
      <style:text-properties fo:background-color="#ffffff" fo:color="#222222" fo:font-size="12pt" style:font-size-asian="12pt" style:font-size-complex="12pt"/>
    </style:style>
    <style:style style:name="T45_42" style:family="text">
      <style:text-properties fo:background-color="#ffffff" fo:color="#222222" fo:font-size="12pt" style:font-size-asian="12pt" style:font-size-complex="12pt"/>
    </style:style>
    <style:style style:name="T45_43" style:family="text">
      <style:text-properties fo:background-color="#ffffff" fo:color="#222222" fo:font-size="12pt" style:font-size-asian="12pt" style:font-size-complex="12pt"/>
    </style:style>
    <style:style style:name="T45_44" style:family="text">
      <style:text-properties fo:background-color="#ffffff" fo:color="#222222" fo:font-size="12pt" style:font-size-asian="12pt" style:font-size-complex="12pt"/>
    </style:style>
    <style:style style:name="T45_45" style:family="text">
      <style:text-properties fo:background-color="#ffffff" fo:color="#222222" fo:font-size="12pt" style:font-size-asian="12pt" style:font-size-complex="12pt"/>
    </style:style>
    <style:style style:name="T45_46" style:family="text">
      <style:text-properties fo:background-color="#ffffff" fo:color="#222222" fo:font-size="12pt" style:font-size-asian="12pt" style:font-size-complex="12pt"/>
    </style:style>
    <style:style style:name="T45_47" style:family="text">
      <style:text-properties fo:background-color="#ffffff" fo:color="#222222" fo:font-size="12pt" style:font-size-asian="12pt" style:font-size-complex="12pt"/>
    </style:style>
    <style:style style:name="T45_48" style:family="text">
      <style:text-properties fo:background-color="#ffffff" fo:color="#222222" fo:font-size="12pt" style:font-size-asian="12pt" style:font-size-complex="12pt"/>
    </style:style>
    <style:style style:name="T45_49" style:family="text">
      <style:text-properties fo:background-color="#ffffff" fo:color="#222222" fo:font-size="12pt" style:font-size-asian="12pt" style:font-size-complex="12pt"/>
    </style:style>
    <style:style style:name="T45_50" style:family="text">
      <style:text-properties fo:background-color="#ffffff" fo:color="#222222" fo:font-size="12pt" style:font-size-asian="12pt" style:font-size-complex="12pt"/>
    </style:style>
    <style:style style:name="T45_51" style:family="text">
      <style:text-properties fo:background-color="#ffffff" fo:color="#222222" fo:font-size="12pt" style:font-size-asian="12pt" style:font-size-complex="12pt"/>
    </style:style>
    <style:style style:name="T45_52" style:family="text">
      <style:text-properties fo:background-color="#ffffff" fo:color="#222222" fo:font-size="12pt" style:font-size-asian="12pt" style:font-size-complex="12pt"/>
    </style:style>
    <style:style style:name="T45_53" style:family="text">
      <style:text-properties fo:background-color="#ffffff" fo:color="#222222" fo:font-size="12pt" style:font-size-asian="12pt" style:font-size-complex="12pt"/>
    </style:style>
    <style:style style:name="T45_54" style:family="text">
      <style:text-properties fo:background-color="#ffffff" fo:color="#222222" fo:font-size="12pt" style:font-size-asian="12pt" style:font-size-complex="12pt"/>
    </style:style>
    <style:style style:name="T45_55" style:family="text">
      <style:text-properties fo:background-color="#ffffff" fo:color="#222222" fo:font-size="12pt" style:font-size-asian="12pt" style:font-size-complex="12pt"/>
    </style:style>
    <style:style style:name="T45_56" style:family="text">
      <style:text-properties fo:background-color="#ffffff" fo:color="#222222" fo:font-size="12pt" style:font-size-asian="12pt" style:font-size-complex="12pt"/>
    </style:style>
    <style:style style:name="T45_57" style:family="text">
      <style:text-properties fo:background-color="#ffffff" fo:color="#222222" fo:font-size="12pt" style:font-size-asian="12pt" style:font-size-complex="12pt"/>
    </style:style>
    <style:style style:name="T45_58" style:family="text">
      <style:text-properties fo:background-color="#ffffff" fo:color="#222222" fo:font-size="12pt" style:font-size-asian="12pt" style:font-size-complex="12pt"/>
    </style:style>
    <style:style style:name="T45_59" style:family="text">
      <style:text-properties fo:background-color="#ffffff" fo:color="#222222" fo:font-size="12pt" style:font-size-asian="12pt" style:font-size-complex="12pt"/>
    </style:style>
    <style:style style:name="T45_60" style:family="text">
      <style:text-properties fo:background-color="#ffffff" fo:color="#222222" fo:font-size="12pt" style:font-size-asian="12pt" style:font-size-complex="12pt"/>
    </style:style>
    <style:style style:name="T45_61" style:family="text">
      <style:text-properties fo:background-color="#ffffff" fo:color="#222222" fo:font-size="12pt" style:font-size-asian="12pt" style:font-size-complex="12pt"/>
    </style:style>
    <style:style style:name="T45_62" style:family="text">
      <style:text-properties fo:background-color="#ffffff" fo:color="#222222" fo:font-size="12pt" style:font-size-asian="12pt" style:font-size-complex="12pt"/>
    </style:style>
    <style:style style:name="T45_63" style:family="text">
      <style:text-properties fo:background-color="#ffffff" fo:color="#222222" fo:font-size="12pt" style:font-size-asian="12pt" style:font-size-complex="12pt"/>
    </style:style>
    <style:style style:name="T45_64" style:family="text">
      <style:text-properties fo:background-color="#ffffff" fo:color="#222222"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P52" style:family="paragraph" style:parent-style-name="Heading_20_2">
      <style:paragraph-properties fo:break-before="auto" fo:line-height="115%" fo:margin-top="0.635cm" fo:margin-bottom="0.141cm" style:writing-mode="lr-tb"/>
    </style:style>
    <style:style style:name="T52_1" style:family="text">
      <style:text-properties fo:color="#152a3d" fo:font-size="25pt" style:font-size-asian="25pt" style:font-size-complex="25pt"/>
    </style:style>
    <style:style style:name="T52_2" style:family="text">
      <style:text-properties fo:color="#152a3d" fo:font-size="25pt" style:font-size-asian="25pt" style:font-size-complex="25pt"/>
    </style:style>
    <style:style style:name="T52_3" style:family="text">
      <style:text-properties fo:color="#152a3d" fo:font-size="25pt" style:font-size-asian="25pt" style:font-size-complex="25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P54" style:family="paragraph" style:parent-style-name="Heading_20_2">
      <style:paragraph-properties fo:break-before="auto" fo:line-height="115%" fo:margin-top="0.635cm" fo:margin-bottom="0.141cm" style:writing-mode="lr-tb"/>
    </style:style>
    <style:style style:name="T54_1" style:family="text">
      <style:text-properties fo:color="#152a3d" fo:font-size="25pt" style:font-size-asian="25pt" style:font-size-complex="25pt"/>
    </style:style>
    <style:style style:name="T54_2" style:family="text">
      <style:text-properties fo:color="#152a3d" fo:font-size="25pt" style:font-size-asian="25pt" style:font-size-complex="25pt"/>
    </style:style>
    <style:style style:name="T54_3" style:family="text">
      <style:text-properties fo:color="#152a3d" fo:font-size="25pt" style:font-size-asian="25pt" style:font-size-complex="25pt"/>
    </style:style>
    <style:style style:name="T54_4" style:family="text">
      <style:text-properties fo:color="#152a3d" fo:font-size="25pt" style:font-size-asian="25pt" style:font-size-complex="25pt"/>
    </style:style>
    <style:style style:name="T54_5" style:family="text">
      <style:text-properties fo:color="#152a3d" fo:font-size="25pt" style:font-size-asian="25pt" style:font-size-complex="25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2">
      <style:paragraph-properties fo:break-before="auto" fo:line-height="115%" fo:margin-top="0.635cm" fo:margin-bottom="0.141cm" style:writing-mode="lr-tb"/>
    </style:style>
    <style:style style:name="T98_1" style:family="text">
      <style:text-properties style:font-name="Verdana" style:font-name-asian="Verdana" style:font-name-complex="Verdana"/>
    </style:style>
    <style:style style:name="T98_2" style:family="text">
      <style:text-properties style:font-name="Verdana" style:font-name-asian="Verdana" style:font-name-complex="Verdana"/>
    </style:style>
    <style:style style:name="T98_3" style:family="text">
      <style:text-properties style:font-name="Verdana" style:font-name-asian="Verdana" style:font-name-complex="Verdana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8pt" style:font-size-asian="8pt" style:font-size-complex="8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T99_55" style:family="text">
      <style:text-properties fo:font-size="14pt" style:font-size-asian="14pt" style:font-size-complex="14pt"/>
    </style:style>
    <style:style style:name="T99_56" style:family="text">
      <style:text-properties fo:font-size="14pt" style:font-size-asian="14pt" style:font-size-complex="14pt"/>
    </style:style>
    <style:style style:name="T99_57" style:family="text">
      <style:text-properties fo:font-size="14pt" style:font-size-asian="14pt" style:font-size-complex="14pt"/>
    </style:style>
    <style:style style:name="T99_58" style:family="text">
      <style:text-properties fo:font-size="14pt" style:font-size-asian="14pt" style:font-size-complex="14pt"/>
    </style:style>
    <style:style style:name="T99_59" style:family="text">
      <style:text-properties fo:font-size="14pt" style:font-size-asian="14pt" style:font-size-complex="14pt"/>
    </style:style>
    <style:style style:name="T99_60" style:family="text">
      <style:text-properties fo:font-size="14pt" style:font-size-asian="14pt" style:font-size-complex="14pt"/>
    </style:style>
    <style:style style:name="T99_61" style:family="text">
      <style:text-properties fo:font-size="14pt" style:font-size-asian="14pt" style:font-size-complex="14pt"/>
    </style:style>
    <style:style style:name="T99_62" style:family="text">
      <style:text-properties fo:font-size="14pt" style:font-size-asian="14pt" style:font-size-complex="14pt"/>
    </style:style>
    <style:style style:name="T99_63" style:family="text">
      <style:text-properties fo:font-size="14pt" style:font-size-asian="14pt" style:font-size-complex="14pt"/>
    </style:style>
    <style:style style:name="T99_64" style:family="text">
      <style:text-properties fo:font-size="14pt" style:font-size-asian="14pt" style:font-size-complex="14pt"/>
    </style:style>
    <style:style style:name="T99_65" style:family="text">
      <style:text-properties fo:font-size="14pt" style:font-size-asian="14pt" style:font-size-complex="14pt"/>
    </style:style>
    <style:style style:name="T99_66" style:family="text">
      <style:text-properties fo:font-size="14pt" style:font-size-asian="14pt" style:font-size-complex="14pt"/>
    </style:style>
    <style:style style:name="T99_67" style:family="text">
      <style:text-properties fo:font-size="14pt" style:font-size-asian="14pt" style:font-size-complex="14pt"/>
    </style:style>
    <style:style style:name="T99_68" style:family="text">
      <style:text-properties fo:font-size="14pt" style:font-size-asian="14pt" style:font-size-complex="14pt"/>
    </style:style>
    <style:style style:name="T99_69" style:family="text">
      <style:text-properties fo:font-size="14pt" style:font-size-asian="14pt" style:font-size-complex="14pt"/>
    </style:style>
    <style:style style:name="T99_70" style:family="text">
      <style:text-properties fo:font-size="14pt" style:font-size-asian="14pt" style:font-size-complex="14pt"/>
    </style:style>
    <style:style style:name="T99_71" style:family="text">
      <style:text-properties fo:font-size="14pt" style:font-size-asian="14pt" style:font-size-complex="14pt"/>
    </style:style>
    <style:style style:name="T99_72" style:family="text">
      <style:text-properties fo:font-size="14pt" style:font-size-asian="14pt" style:font-size-complex="14pt"/>
    </style:style>
    <style:style style:name="T99_73" style:family="text">
      <style:text-properties fo:font-size="14pt" style:font-size-asian="14pt" style:font-size-complex="14pt"/>
    </style:style>
    <style:style style:name="T99_74" style:family="text">
      <style:text-properties fo:font-size="14pt" style:font-size-asian="14pt" style:font-size-complex="14pt"/>
    </style:style>
    <style:style style:name="T99_75" style:family="text">
      <style:text-properties fo:font-size="14pt" style:font-size-asian="14pt" style:font-size-complex="14pt"/>
    </style:style>
    <style:style style:name="T99_76" style:family="text">
      <style:text-properties fo:font-size="14pt" style:font-size-asian="14pt" style:font-size-complex="14pt"/>
    </style:style>
    <style:style style:name="T99_77" style:family="text">
      <style:text-properties fo:font-size="14pt" style:font-size-asian="14pt" style:font-size-complex="14pt"/>
    </style:style>
    <style:style style:name="T99_78" style:family="text">
      <style:text-properties fo:font-size="14pt" style:font-size-asian="14pt" style:font-size-complex="14pt"/>
    </style:style>
    <style:style style:name="T99_79" style:family="text">
      <style:text-properties fo:font-size="14pt" style:font-size-asian="14pt" style:font-size-complex="14pt"/>
    </style:style>
    <style:style style:name="T99_80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2">
      <style:paragraph-properties fo:break-before="auto" fo:line-height="115%" fo:margin-top="0.635cm" fo:margin-bottom="0.141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T101_6" style:family="text">
      <style:text-properties style:font-name="Verdana" style:font-name-asian="Verdana" style:font-name-complex="Verdana"/>
    </style:style>
    <style:style style:name="T101_7" style:family="text">
      <style:text-properties style:font-name="Verdana" style:font-name-asian="Verdana" style:font-name-complex="Verdana"/>
    </style:style>
    <style:style style:name="T101_8" style:family="text">
      <style:text-properties style:font-name="Verdana" style:font-name-asian="Verdana" style:font-name-complex="Verdana"/>
    </style:style>
    <style:style style:name="T101_9" style:family="text">
      <style:text-properties style:font-name="Verdana" style:font-name-asian="Verdana" style:font-name-complex="Verdana"/>
    </style:style>
    <style:style style:name="T101_10" style:family="text">
      <style:text-properties style:font-name="Verdana" style:font-name-asian="Verdana" style:font-name-complex="Verdana"/>
    </style:style>
    <style:style style:name="T101_11" style:family="text">
      <style:text-properties style:font-name="Verdana" style:font-name-asian="Verdana" style:font-name-complex="Verdana"/>
    </style:style>
    <style:style style:name="T101_12" style:family="text">
      <style:text-properties style:font-name="Verdana" style:font-name-asian="Verdana" style:font-name-complex="Verdana"/>
    </style:style>
    <style:style style:name="T101_13" style:family="text">
      <style:text-properties style:font-name="Verdana" style:font-name-asian="Verdana" style:font-name-complex="Verdana"/>
    </style:style>
    <style:style style:name="T101_14" style:family="text">
      <style:text-properties style:font-name="Verdana" style:font-name-asian="Verdana" style:font-name-complex="Verdana"/>
    </style:style>
    <style:style style:name="T101_1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T102_7" style:family="text">
      <style:text-properties fo:font-size="14pt" style:font-size-asian="14pt" style:font-size-complex="14pt"/>
    </style:style>
    <style:style style:name="T102_8" style:family="text">
      <style:text-properties fo:font-size="14pt" style:font-size-asian="14pt" style:font-size-complex="14pt"/>
    </style:style>
    <style:style style:name="T102_9" style:family="text">
      <style:text-properties fo:font-size="14pt" style:font-size-asian="14pt" style:font-size-complex="14pt"/>
    </style:style>
    <style:style style:name="T102_10" style:family="text">
      <style:text-properties fo:font-size="14pt" style:font-size-asian="14pt" style:font-size-complex="14pt"/>
    </style:style>
    <style:style style:name="T102_11" style:family="text">
      <style:text-properties fo:font-size="14pt" style:font-size-asian="14pt" style:font-size-complex="14pt"/>
    </style:style>
    <style:style style:name="T102_12" style:family="text">
      <style:text-properties fo:font-size="14pt" style:font-size-asian="14pt" style:font-size-complex="14pt"/>
    </style:style>
    <style:style style:name="T102_13" style:family="text">
      <style:text-properties fo:font-size="14pt" style:font-size-asian="14pt" style:font-size-complex="14pt"/>
    </style:style>
    <style:style style:name="T102_14" style:family="text">
      <style:text-properties fo:font-size="14pt" style:font-size-asian="14pt" style:font-size-complex="14pt"/>
    </style:style>
    <style:style style:name="T102_15" style:family="text">
      <style:text-properties fo:font-size="14pt" style:font-size-asian="14pt" style:font-size-complex="14pt"/>
    </style:style>
    <style:style style:name="T102_16" style:family="text">
      <style:text-properties fo:font-size="14pt" style:font-size-asian="14pt" style:font-size-complex="14pt"/>
    </style:style>
    <style:style style:name="T102_17" style:family="text">
      <style:text-properties fo:font-size="14pt" style:font-size-asian="14pt" style:font-size-complex="14pt"/>
    </style:style>
    <style:style style:name="T102_18" style:family="text">
      <style:text-properties fo:font-size="14pt" style:font-size-asian="14pt" style:font-size-complex="14pt"/>
    </style:style>
    <style:style style:name="T102_19" style:family="text">
      <style:text-properties fo:font-size="14pt" style:font-size-asian="14pt" style:font-size-complex="14pt"/>
    </style:style>
    <style:style style:name="T102_20" style:family="text">
      <style:text-properties fo:font-size="14pt" style:font-size-asian="14pt" style:font-size-complex="14pt"/>
    </style:style>
    <style:style style:name="T102_21" style:family="text">
      <style:text-properties fo:font-size="14pt" style:font-size-asian="14pt" style:font-size-complex="14pt"/>
    </style:style>
    <style:style style:name="T102_22" style:family="text">
      <style:text-properties fo:font-size="14pt" style:font-size-asian="14pt" style:font-size-complex="14pt"/>
    </style:style>
    <style:style style:name="T102_23" style:family="text">
      <style:text-properties fo:font-size="14pt" style:font-size-asian="14pt" style:font-size-complex="14pt"/>
    </style:style>
    <style:style style:name="T102_24" style:family="text">
      <style:text-properties fo:font-size="14pt" style:font-size-asian="14pt" style:font-size-complex="14pt"/>
    </style:style>
    <style:style style:name="T102_25" style:family="text">
      <style:text-properties fo:font-size="14pt" style:font-size-asian="14pt" style:font-size-complex="14pt"/>
    </style:style>
    <style:style style:name="T102_26" style:family="text">
      <style:text-properties fo:font-size="14pt" style:font-size-asian="14pt" style:font-size-complex="14pt"/>
    </style:style>
    <style:style style:name="T102_27" style:family="text">
      <style:text-properties fo:font-size="14pt" style:font-size-asian="14pt" style:font-size-complex="14pt"/>
    </style:style>
    <style:style style:name="T102_28" style:family="text">
      <style:text-properties fo:font-size="14pt" style:font-size-asian="14pt" style:font-size-complex="14pt"/>
    </style:style>
    <style:style style:name="T102_29" style:family="text">
      <style:text-properties fo:font-size="14pt" style:font-size-asian="14pt" style:font-size-complex="14pt"/>
    </style:style>
    <style:style style:name="T102_30" style:family="text">
      <style:text-properties fo:font-size="14pt" style:font-size-asian="14pt" style:font-size-complex="14pt"/>
    </style:style>
    <style:style style:name="T102_31" style:family="text">
      <style:text-properties fo:font-size="14pt" style:font-size-asian="14pt" style:font-size-complex="14pt"/>
    </style:style>
    <style:style style:name="T102_32" style:family="text">
      <style:text-properties fo:font-size="14pt" style:font-size-asian="14pt" style:font-size-complex="14pt"/>
    </style:style>
    <style:style style:name="T102_33" style:family="text">
      <style:text-properties fo:font-size="14pt" style:font-size-asian="14pt" style:font-size-complex="14pt"/>
    </style:style>
    <style:style style:name="T102_34" style:family="text">
      <style:text-properties fo:font-size="14pt" style:font-size-asian="14pt" style:font-size-complex="14pt"/>
    </style:style>
    <style:style style:name="T102_35" style:family="text">
      <style:text-properties fo:font-size="14pt" style:font-size-asian="14pt" style:font-size-complex="14pt"/>
    </style:style>
    <style:style style:name="T102_36" style:family="text">
      <style:text-properties fo:font-size="14pt" style:font-size-asian="14pt" style:font-size-complex="14pt"/>
    </style:style>
    <style:style style:name="T102_37" style:family="text">
      <style:text-properties fo:font-size="14pt" style:font-size-asian="14pt" style:font-size-complex="14pt"/>
    </style:style>
    <style:style style:name="T102_38" style:family="text">
      <style:text-properties fo:font-size="14pt" style:font-size-asian="14pt" style:font-size-complex="14pt"/>
    </style:style>
    <style:style style:name="T102_39" style:family="text">
      <style:text-properties fo:font-size="14pt" style:font-size-asian="14pt" style:font-size-complex="14pt"/>
    </style:style>
    <style:style style:name="T102_40" style:family="text">
      <style:text-properties fo:font-size="14pt" style:font-size-asian="14pt" style:font-size-complex="14pt"/>
    </style:style>
    <style:style style:name="T102_41" style:family="text">
      <style:text-properties fo:font-size="14pt" style:font-size-asian="14pt" style:font-size-complex="14pt"/>
    </style:style>
    <style:style style:name="T102_42" style:family="text">
      <style:text-properties fo:font-size="14pt" style:font-size-asian="14pt" style:font-size-complex="14pt"/>
    </style:style>
    <style:style style:name="T102_43" style:family="text">
      <style:text-properties fo:font-size="14pt" style:font-size-asian="14pt" style:font-size-complex="14pt"/>
    </style:style>
    <style:style style:name="T102_44" style:family="text">
      <style:text-properties fo:font-size="14pt" style:font-size-asian="14pt" style:font-size-complex="14pt"/>
    </style:style>
    <style:style style:name="T102_45" style:family="text">
      <style:text-properties fo:font-size="14pt" style:font-size-asian="14pt" style:font-size-complex="14pt"/>
    </style:style>
    <style:style style:name="T102_46" style:family="text">
      <style:text-properties fo:font-size="14pt" style:font-size-asian="14pt" style:font-size-complex="14pt"/>
    </style:style>
    <style:style style:name="T102_47" style:family="text">
      <style:text-properties fo:font-size="14pt" style:font-size-asian="14pt" style:font-size-complex="14pt"/>
    </style:style>
    <style:style style:name="T102_48" style:family="text">
      <style:text-properties fo:font-size="14pt" style:font-size-asian="14pt" style:font-size-complex="14pt"/>
    </style:style>
    <style:style style:name="T102_49" style:family="text">
      <style:text-properties fo:font-size="14pt" style:font-size-asian="14pt" style:font-size-complex="14pt"/>
    </style:style>
    <style:style style:name="T102_50" style:family="text">
      <style:text-properties fo:font-size="14pt" style:font-size-asian="14pt" style:font-size-complex="14pt"/>
    </style:style>
    <style:style style:name="T102_51" style:family="text">
      <style:text-properties fo:font-size="14pt" style:font-size-asian="14pt" style:font-size-complex="14pt"/>
    </style:style>
    <style:style style:name="T102_52" style:family="text">
      <style:text-properties fo:font-size="14pt" style:font-size-asian="14pt" style:font-size-complex="14pt"/>
    </style:style>
    <style:style style:name="T102_53" style:family="text">
      <style:text-properties fo:font-size="14pt" style:font-size-asian="14pt" style:font-size-complex="14pt"/>
    </style:style>
    <style:style style:name="T102_54" style:family="text">
      <style:text-properties fo:font-size="14pt" style:font-size-asian="14pt" style:font-size-complex="14pt"/>
    </style:style>
    <style:style style:name="T102_55" style:family="text">
      <style:text-properties fo:font-size="14pt" style:font-size-asian="14pt" style:font-size-complex="14pt"/>
    </style:style>
    <style:style style:name="T102_56" style:family="text">
      <style:text-properties fo:font-size="14pt" style:font-size-asian="14pt" style:font-size-complex="14pt"/>
    </style:style>
    <style:style style:name="T102_57" style:family="text">
      <style:text-properties fo:font-size="14pt" style:font-size-asian="14pt" style:font-size-complex="14pt"/>
    </style:style>
    <style:style style:name="T102_58" style:family="text">
      <style:text-properties fo:font-size="14pt" style:font-size-asian="14pt" style:font-size-complex="14pt"/>
    </style:style>
    <style:style style:name="T102_59" style:family="text">
      <style:text-properties fo:font-size="14pt" style:font-size-asian="14pt" style:font-size-complex="14pt"/>
    </style:style>
    <style:style style:name="T102_60" style:family="text">
      <style:text-properties fo:font-size="14pt" style:font-size-asian="14pt" style:font-size-complex="14pt"/>
    </style:style>
    <style:style style:name="T102_61" style:family="text">
      <style:text-properties fo:font-size="14pt" style:font-size-asian="14pt" style:font-size-complex="14pt"/>
    </style:style>
    <style:style style:name="T102_62" style:family="text">
      <style:text-properties fo:font-size="14pt" style:font-size-asian="14pt" style:font-size-complex="14pt"/>
    </style:style>
    <style:style style:name="T102_63" style:family="text">
      <style:text-properties fo:font-size="14pt" style:font-size-asian="14pt" style:font-size-complex="14pt"/>
    </style:style>
    <style:style style:name="T102_64" style:family="text">
      <style:text-properties fo:font-size="14pt" style:font-size-asian="14pt" style:font-size-complex="14pt"/>
    </style:style>
    <style:style style:name="T102_65" style:family="text">
      <style:text-properties fo:font-size="14pt" style:font-size-asian="14pt" style:font-size-complex="14pt"/>
    </style:style>
    <style:style style:name="T102_66" style:family="text">
      <style:text-properties fo:font-size="14pt" style:font-size-asian="14pt" style:font-size-complex="14pt"/>
    </style:style>
    <style:style style:name="T102_67" style:family="text">
      <style:text-properties fo:font-size="14pt" style:font-size-asian="14pt" style:font-size-complex="14pt"/>
    </style:style>
    <style:style style:name="T102_68" style:family="text">
      <style:text-properties fo:font-size="14pt" style:font-size-asian="14pt" style:font-size-complex="14pt"/>
    </style:style>
    <style:style style:name="T102_69" style:family="text">
      <style:text-properties fo:font-size="14pt" style:font-size-asian="14pt" style:font-size-complex="14pt"/>
    </style:style>
    <style:style style:name="T102_70" style:family="text">
      <style:text-properties fo:font-size="14pt" style:font-size-asian="14pt" style:font-size-complex="14pt"/>
    </style:style>
    <style:style style:name="T102_71" style:family="text">
      <style:text-properties fo:font-size="14pt" style:font-size-asian="14pt" style:font-size-complex="14pt"/>
    </style:style>
    <style:style style:name="T102_72" style:family="text">
      <style:text-properties fo:font-size="14pt" style:font-size-asian="14pt" style:font-size-complex="14pt"/>
    </style:style>
    <style:style style:name="T102_73" style:family="text">
      <style:text-properties fo:font-size="14pt" style:font-size-asian="14pt" style:font-size-complex="14pt"/>
    </style:style>
    <style:style style:name="T102_74" style:family="text">
      <style:text-properties fo:font-size="14pt" style:font-size-asian="14pt" style:font-size-complex="14pt"/>
    </style:style>
    <style:style style:name="T102_75" style:family="text">
      <style:text-properties fo:font-size="14pt" style:font-size-asian="14pt" style:font-size-complex="14pt"/>
    </style:style>
    <style:style style:name="T102_76" style:family="text">
      <style:text-properties fo:font-size="14pt" style:font-size-asian="14pt" style:font-size-complex="14pt"/>
    </style:style>
    <style:style style:name="T102_77" style:family="text">
      <style:text-properties fo:font-size="14pt" style:font-size-asian="14pt" style:font-size-complex="14pt"/>
    </style:style>
    <style:style style:name="T102_78" style:family="text">
      <style:text-properties fo:font-size="14pt" style:font-size-asian="14pt" style:font-size-complex="14pt"/>
    </style:style>
    <style:style style:name="T102_79" style:family="text">
      <style:text-properties fo:font-size="14pt" style:font-size-asian="14pt" style:font-size-complex="14pt"/>
    </style:style>
    <style:style style:name="T102_80" style:family="text">
      <style:text-properties fo:font-size="14pt" style:font-size-asian="14pt" style:font-size-complex="14pt"/>
    </style:style>
    <style:style style:name="T102_81" style:family="text">
      <style:text-properties fo:font-size="14pt" style:font-size-asian="14pt" style:font-size-complex="14pt"/>
    </style:style>
    <style:style style:name="T102_82" style:family="text">
      <style:text-properties fo:font-size="14pt" style:font-size-asian="14pt" style:font-size-complex="14pt"/>
    </style:style>
    <style:style style:name="T102_83" style:family="text">
      <style:text-properties fo:font-size="14pt" style:font-size-asian="14pt" style:font-size-complex="14pt"/>
    </style:style>
    <style:style style:name="T102_84" style:family="text">
      <style:text-properties fo:font-size="14pt" style:font-size-asian="14pt" style:font-size-complex="14pt"/>
    </style:style>
    <style:style style:name="T102_85" style:family="text">
      <style:text-properties fo:font-size="14pt" style:font-size-asian="14pt" style:font-size-complex="14pt"/>
    </style:style>
    <style:style style:name="T102_86" style:family="text">
      <style:text-properties fo:font-size="14pt" style:font-size-asian="14pt" style:font-size-complex="14pt"/>
    </style:style>
    <style:style style:name="T102_87" style:family="text">
      <style:text-properties fo:font-size="14pt" style:font-size-asian="14pt" style:font-size-complex="14pt"/>
    </style:style>
    <style:style style:name="T102_88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T105_4" style:family="text">
      <style:text-properties fo:font-size="14pt" style:font-size-asian="14pt" style:font-size-complex="14pt"/>
    </style:style>
    <style:style style:name="T105_5" style:family="text">
      <style:text-properties fo:font-size="14pt" style:font-size-asian="14pt" style:font-size-complex="14pt"/>
    </style:style>
    <style:style style:name="T105_6" style:family="text">
      <style:text-properties fo:font-size="14pt" style:font-size-asian="14pt" style:font-size-complex="14pt"/>
    </style:style>
    <style:style style:name="T105_7" style:family="text">
      <style:text-properties fo:font-size="14pt" style:font-size-asian="14pt" style:font-size-complex="14pt"/>
    </style:style>
    <style:style style:name="T105_8" style:family="text">
      <style:text-properties fo:font-size="14pt" style:font-size-asian="14pt" style:font-size-complex="14pt"/>
    </style:style>
    <style:style style:name="T105_9" style:family="text">
      <style:text-properties fo:font-size="14pt" style:font-size-asian="14pt" style:font-size-complex="14pt"/>
    </style:style>
    <style:style style:name="T105_10" style:family="text">
      <style:text-properties fo:font-size="14pt" style:font-size-asian="14pt" style:font-size-complex="14pt"/>
    </style:style>
    <style:style style:name="T105_11" style:family="text">
      <style:text-properties fo:font-size="14pt" style:font-size-asian="14pt" style:font-size-complex="14pt"/>
    </style:style>
    <style:style style:name="T105_12" style:family="text">
      <style:text-properties fo:font-size="14pt" style:font-size-asian="14pt" style:font-size-complex="14pt"/>
    </style:style>
    <style:style style:name="T105_13" style:family="text">
      <style:text-properties fo:font-size="14pt" style:font-size-asian="14pt" style:font-size-complex="14pt"/>
    </style:style>
    <style:style style:name="T105_14" style:family="text">
      <style:text-properties fo:font-size="14pt" style:font-size-asian="14pt" style:font-size-complex="14pt"/>
    </style:style>
    <style:style style:name="T105_15" style:family="text">
      <style:text-properties fo:font-size="14pt" style:font-size-asian="14pt" style:font-size-complex="14pt"/>
    </style:style>
    <style:style style:name="T105_16" style:family="text">
      <style:text-properties fo:font-size="14pt" style:font-size-asian="14pt" style:font-size-complex="14pt"/>
    </style:style>
    <style:style style:name="T105_17" style:family="text">
      <style:text-properties fo:font-size="14pt" style:font-size-asian="14pt" style:font-size-complex="14pt"/>
    </style:style>
    <style:style style:name="T105_18" style:family="text">
      <style:text-properties fo:font-size="14pt" style:font-size-asian="14pt" style:font-size-complex="14pt"/>
    </style:style>
    <style:style style:name="T105_19" style:family="text">
      <style:text-properties fo:font-size="14pt" style:font-size-asian="14pt" style:font-size-complex="14pt"/>
    </style:style>
    <style:style style:name="T105_20" style:family="text">
      <style:text-properties fo:font-size="14pt" style:font-size-asian="14pt" style:font-size-complex="14pt"/>
    </style:style>
    <style:style style:name="T105_21" style:family="text">
      <style:text-properties fo:font-size="14pt" style:font-size-asian="14pt" style:font-size-complex="14pt"/>
    </style:style>
    <style:style style:name="T105_22" style:family="text">
      <style:text-properties fo:font-size="14pt" style:font-size-asian="14pt" style:font-size-complex="14pt"/>
    </style:style>
    <style:style style:name="T105_23" style:family="text">
      <style:text-properties fo:font-size="14pt" style:font-size-asian="14pt" style:font-size-complex="14pt"/>
    </style:style>
    <style:style style:name="T105_24" style:family="text">
      <style:text-properties fo:font-size="14pt" style:font-size-asian="14pt" style:font-size-complex="14pt"/>
    </style:style>
    <style:style style:name="T105_25" style:family="text">
      <style:text-properties fo:font-size="14pt" style:font-size-asian="14pt" style:font-size-complex="14pt"/>
    </style:style>
    <style:style style:name="T105_26" style:family="text">
      <style:text-properties fo:font-size="14pt" style:font-size-asian="14pt" style:font-size-complex="14pt"/>
    </style:style>
    <style:style style:name="T105_27" style:family="text">
      <style:text-properties fo:font-size="14pt" style:font-size-asian="14pt" style:font-size-complex="14pt"/>
    </style:style>
    <style:style style:name="T105_28" style:family="text">
      <style:text-properties fo:font-size="14pt" style:font-size-asian="14pt" style:font-size-complex="14pt"/>
    </style:style>
    <style:style style:name="T105_29" style:family="text">
      <style:text-properties fo:font-size="14pt" style:font-size-asian="14pt" style:font-size-complex="14pt"/>
    </style:style>
    <style:style style:name="T105_30" style:family="text">
      <style:text-properties fo:font-size="14pt" style:font-size-asian="14pt" style:font-size-complex="14pt"/>
    </style:style>
    <style:style style:name="T105_31" style:family="text">
      <style:text-properties fo:font-size="14pt" style:font-size-asian="14pt" style:font-size-complex="14pt"/>
    </style:style>
    <style:style style:name="T105_32" style:family="text">
      <style:text-properties fo:font-size="14pt" style:font-size-asian="14pt" style:font-size-complex="14pt"/>
    </style:style>
    <style:style style:name="T105_33" style:family="text">
      <style:text-properties fo:font-size="14pt" style:font-size-asian="14pt" style:font-size-complex="14pt"/>
    </style:style>
    <style:style style:name="T105_34" style:family="text">
      <style:text-properties fo:font-size="14pt" style:font-size-asian="14pt" style:font-size-complex="14pt"/>
    </style:style>
    <style:style style:name="T105_35" style:family="text">
      <style:text-properties fo:font-size="14pt" style:font-size-asian="14pt" style:font-size-complex="14pt"/>
    </style:style>
    <style:style style:name="T105_36" style:family="text">
      <style:text-properties fo:font-size="14pt" style:font-size-asian="14pt" style:font-size-complex="14pt"/>
    </style:style>
    <style:style style:name="T105_37" style:family="text">
      <style:text-properties fo:font-size="14pt" style:font-size-asian="14pt" style:font-size-complex="14pt"/>
    </style:style>
    <style:style style:name="T105_38" style:family="text">
      <style:text-properties fo:font-size="14pt" style:font-size-asian="14pt" style:font-size-complex="14pt"/>
    </style:style>
    <style:style style:name="T105_39" style:family="text">
      <style:text-properties fo:font-size="14pt" style:font-size-asian="14pt" style:font-size-complex="14pt"/>
    </style:style>
    <style:style style:name="T105_40" style:family="text">
      <style:text-properties fo:font-size="14pt" style:font-size-asian="14pt" style:font-size-complex="14pt"/>
    </style:style>
    <style:style style:name="T105_41" style:family="text">
      <style:text-properties fo:font-size="14pt" style:font-size-asian="14pt" style:font-size-complex="14pt"/>
    </style:style>
    <style:style style:name="T105_42" style:family="text">
      <style:text-properties fo:font-size="14pt" style:font-size-asian="14pt" style:font-size-complex="14pt"/>
    </style:style>
    <style:style style:name="T105_43" style:family="text">
      <style:text-properties fo:font-size="14pt" style:font-size-asian="14pt" style:font-size-complex="14pt"/>
    </style:style>
    <style:style style:name="T105_44" style:family="text">
      <style:text-properties fo:font-size="14pt" style:font-size-asian="14pt" style:font-size-complex="14pt"/>
    </style:style>
    <style:style style:name="T105_45" style:family="text">
      <style:text-properties fo:font-size="14pt" style:font-size-asian="14pt" style:font-size-complex="14pt"/>
    </style:style>
    <style:style style:name="T105_46" style:family="text">
      <style:text-properties fo:font-size="14pt" style:font-size-asian="14pt" style:font-size-complex="14pt"/>
    </style:style>
    <style:style style:name="T105_47" style:family="text">
      <style:text-properties fo:font-size="14pt" style:font-size-asian="14pt" style:font-size-complex="14pt"/>
    </style:style>
    <style:style style:name="T105_48" style:family="text">
      <style:text-properties fo:font-size="14pt" style:font-size-asian="14pt" style:font-size-complex="14pt"/>
    </style:style>
    <style:style style:name="T105_49" style:family="text">
      <style:text-properties fo:font-size="14pt" style:font-size-asian="14pt" style:font-size-complex="14pt"/>
    </style:style>
    <style:style style:name="T105_50" style:family="text">
      <style:text-properties fo:font-size="14pt" style:font-size-asian="14pt" style:font-size-complex="14pt"/>
    </style:style>
    <style:style style:name="T105_51" style:family="text">
      <style:text-properties fo:font-size="14pt" style:font-size-asian="14pt" style:font-size-complex="14pt"/>
    </style:style>
    <style:style style:name="T105_52" style:family="text">
      <style:text-properties fo:font-size="14pt" style:font-size-asian="14pt" style:font-size-complex="14pt"/>
    </style:style>
    <style:style style:name="T105_53" style:family="text">
      <style:text-properties fo:font-size="14pt" style:font-size-asian="14pt" style:font-size-complex="14pt"/>
    </style:style>
    <style:style style:name="T105_54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Verdana" style:font-name-asian="Verdana" style:font-name-complex="Verdana"/>
    </style:style>
    <style:style style:name="T107_2" style:family="text">
      <style:text-properties style:font-name="Verdana" style:font-name-asian="Verdana" style:font-name-complex="Verdana"/>
    </style:style>
    <style:style style:name="T107_3" style:family="text">
      <style:text-properties style:font-name="Verdana" style:font-name-asian="Verdana" style:font-name-complex="Verdana"/>
    </style:style>
    <style:style style:name="T107_4" style:family="text">
      <style:text-properties style:font-name="Verdana" style:font-name-asian="Verdana" style:font-name-complex="Verdana"/>
    </style:style>
    <style:style style:name="T107_5" style:family="text"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5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T114_8" style:family="text">
      <style:text-properties style:font-name="Verdana" fo:font-size="10pt" style:font-name-asian="Verdana" style:font-size-asian="10pt" style:font-name-complex="Verdana" style:font-size-complex="10pt"/>
    </style:style>
    <style:style style:name="T114_9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1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7" style:family="text">
      <style:text-properties style:font-name="Verdana" fo:font-size="10pt" style:font-name-asian="Verdana" style:font-size-asian="10pt" style:font-name-complex="Verdana" style:font-size-complex="10pt"/>
    </style:style>
    <style:style style:name="T116_8" style:family="text">
      <style:text-properties style:font-name="Verdana" fo:font-size="10pt" style:font-name-asian="Verdana" style:font-size-asian="10pt" style:font-name-complex="Verdana" style:font-size-complex="10pt"/>
    </style:style>
    <style:style style:name="T116_9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7" style:family="text">
      <style:text-properties style:font-name="Verdana" fo:font-size="10pt" style:font-name-asian="Verdana" style:font-size-asian="10pt" style:font-name-complex="Verdana" style:font-size-complex="10pt"/>
    </style:style>
    <style:style style:name="T117_8" style:family="text">
      <style:text-properties style:font-name="Verdana" fo:font-size="10pt" style:font-name-asian="Verdana" style:font-size-asian="10pt" style:font-name-complex="Verdana" style:font-size-complex="10pt"/>
    </style:style>
    <style:style style:name="T117_9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6" style:family="text">
      <style:text-properties style:font-name="Verdana" fo:font-size="10pt" style:font-name-asian="Verdana" style:font-size-asian="10pt" style:font-name-complex="Verdana" style:font-size-complex="10pt"/>
    </style:style>
    <style:style style:name="T118_7" style:family="text">
      <style:text-properties style:font-name="Verdana" fo:font-size="10pt" style:font-name-asian="Verdana" style:font-size-asian="10pt" style:font-name-complex="Verdana" style:font-size-complex="10pt"/>
    </style:style>
    <style:style style:name="T118_8" style:family="text">
      <style:text-properties style:font-name="Verdana" fo:font-size="10pt" style:font-name-asian="Verdana" style:font-size-asian="10pt" style:font-name-complex="Verdana" style:font-size-complex="10pt"/>
    </style:style>
    <style:style style:name="T118_9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8" style:family="text">
      <style:text-properties style:font-name="Verdana" fo:font-size="10pt" style:font-name-asian="Verdana" style:font-size-asian="10pt" style:font-name-complex="Verdana" style:font-size-complex="10pt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font-name="Verdana" fo:font-size="10pt" style:font-name-asian="Verdana" style:font-size-asian="10pt" style:font-name-complex="Verdana" style:font-size-complex="10pt"/>
    </style:style>
    <style:style style:name="T120_2" style:family="text">
      <style:text-properties style:font-name="Verdana" fo:font-size="10pt" style:font-name-asian="Verdana" style:font-size-asian="10pt" style:font-name-complex="Verdana" style:font-size-complex="10pt"/>
    </style:style>
    <style:style style:name="T120_3" style:family="text">
      <style:text-properties style:font-name="Verdana" fo:font-size="10pt" style:font-name-asian="Verdana" style:font-size-asian="10pt" style:font-name-complex="Verdana" style:font-size-complex="10pt"/>
    </style:style>
    <style:style style:name="T120_4" style:family="text">
      <style:text-properties style:font-name="Verdana" fo:font-size="10pt" style:font-name-asian="Verdana" style:font-size-asian="10pt" style:font-name-complex="Verdana" style:font-size-complex="10pt"/>
    </style:style>
    <style:style style:name="T120_5" style:family="text">
      <style:text-properties style:font-name="Verdana" fo:font-size="10pt" style:font-name-asian="Verdana" style:font-size-asian="10pt" style:font-name-complex="Verdana" style:font-size-complex="10pt"/>
    </style:style>
    <style:style style:name="T120_6" style:family="text">
      <style:text-properties style:font-name="Verdana" fo:font-size="10pt" style:font-name-asian="Verdana" style:font-size-asian="10pt" style:font-name-complex="Verdana" style:font-size-complex="10pt"/>
    </style:style>
    <style:style style:name="T120_7" style:family="text">
      <style:text-properties style:font-name="Verdana" fo:font-size="10pt" style:font-name-asian="Verdana" style:font-size-asian="10pt" style:font-name-complex="Verdana" style:font-size-complex="10pt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4" style:family="text">
      <style:text-properties style:font-name="Verdana" fo:font-size="10pt" style:font-name-asian="Verdana" style:font-size-asian="10pt" style:font-name-complex="Verdana" style:font-size-complex="10pt"/>
    </style:style>
    <style:style style:name="T121_5" style:family="text">
      <style:text-properties style:font-name="Verdana" fo:font-size="10pt" style:font-name-asian="Verdana" style:font-size-asian="10pt" style:font-name-complex="Verdana" style:font-size-complex="10pt"/>
    </style:style>
    <style:style style:name="T121_6" style:family="text">
      <style:text-properties style:font-name="Verdana" fo:font-size="10pt" style:font-name-asian="Verdana" style:font-size-asian="10pt" style:font-name-complex="Verdana" style:font-size-complex="10pt"/>
    </style:style>
    <style:style style:name="T121_7" style:family="text">
      <style:text-properties style:font-name="Verdana" fo:font-size="10pt" style:font-name-asian="Verdana" style:font-size-asian="10pt" style:font-name-complex="Verdana" style:font-size-complex="10pt"/>
    </style:style>
    <style:style style:name="T121_8" style:family="text">
      <style:text-properties style:font-name="Verdana" fo:font-size="10pt" style:font-name-asian="Verdana" style:font-size-asian="10pt" style:font-name-complex="Verdana" style:font-size-complex="10pt"/>
    </style:style>
    <style:style style:name="T121_9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4" style:family="text">
      <style:text-properties style:font-name="Verdana" fo:font-size="10pt" style:font-name-asian="Verdana" style:font-size-asian="10pt" style:font-name-complex="Verdana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page" fo:text-indent="0cm" fo:line-height="115%" fo:margin-left="1.27cm" style:writing-mode="lr-tb"/>
    </style:style>
    <style:style style:name="P124" style:family="paragraph" style:parent-style-name="Heading_20_1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T127_1" style:family="text"/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T127_14" style:family="text">
      <style:text-properties fo:font-style="italic" style:font-style-asian="italic" style:font-style-complex="italic"/>
    </style:style>
    <style:style style:name="T127_15" style:family="text">
      <style:text-properties fo:font-style="italic" style:font-style-asian="italic" style:font-style-complex="italic"/>
    </style:style>
    <style:style style:name="T127_16" style:family="text">
      <style:text-properties fo:font-style="italic" style:font-style-asian="italic" style:font-style-complex="italic"/>
    </style:style>
    <style:style style:name="T127_17" style:family="text">
      <style:text-properties fo:font-style="italic" style:font-style-asian="italic" style:font-style-complex="italic"/>
    </style:style>
    <style:style style:name="T127_18" style:family="text">
      <style:text-properties fo:font-style="italic" style:font-style-asian="italic" style:font-style-complex="italic"/>
    </style:style>
    <style:style style:name="T127_19" style:family="text">
      <style:text-properties fo:font-style="italic" style:font-style-asian="italic" style:font-style-complex="italic"/>
    </style:style>
    <style:style style:name="T127_20" style:family="text">
      <style:text-properties fo:font-style="italic" style:font-style-asian="italic" style:font-style-complex="italic"/>
    </style:style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>
      <style:text-properties fo:font-style="italic" style:font-style-asian="italic" style:font-style-complex="italic"/>
    </style:style>
    <style:style style:name="T127_29" style:family="text">
      <style:text-properties fo:font-style="italic" style:font-style-asian="italic" style:font-style-complex="italic"/>
    </style:style>
    <style:style style:name="T127_30" style:family="text">
      <style:text-properties fo:font-style="italic" style:font-style-asian="italic" style:font-style-complex="italic"/>
    </style:style>
    <style:style style:name="T127_31" style:family="text">
      <style:text-properties fo:font-style="italic" style:font-style-asian="italic" style:font-style-complex="italic"/>
    </style:style>
    <style:style style:name="T127_32" style:family="text">
      <style:text-properties fo:font-style="italic" style:font-style-asian="italic" style:font-style-complex="italic"/>
    </style:style>
    <style:style style:name="T127_33" style:family="text">
      <style:text-properties fo:font-style="italic" style:font-style-asian="italic" style:font-style-complex="italic"/>
    </style:style>
    <style:style style:name="T127_34" style:family="text">
      <style:text-properties fo:font-style="italic" style:font-style-asian="italic" style:font-style-complex="italic"/>
    </style:style>
    <style:style style:name="T127_35" style:family="text">
      <style:text-properties fo:font-style="italic" style:font-style-asian="italic" style:font-style-complex="italic"/>
    </style:style>
    <style:style style:name="T127_36" style:family="text">
      <style:text-properties fo:font-style="italic" style:font-style-asian="italic" style:font-style-complex="italic"/>
    </style:style>
    <style:style style:name="T127_37" style:family="text">
      <style:text-properties fo:font-style="italic" style:font-style-asian="italic" style:font-style-complex="italic"/>
    </style:style>
    <style:style style:name="T127_38" style:family="text">
      <style:text-properties fo:font-style="italic" style:font-style-asian="italic" style:font-style-complex="italic"/>
    </style:style>
    <style:style style:name="T127_39" style:family="text">
      <style:text-properties fo:font-style="italic" style:font-style-asian="italic" style:font-style-complex="italic"/>
    </style:style>
    <style:style style:name="T127_40" style:family="text">
      <style:text-properties fo:font-style="italic" style:font-style-asian="italic" style:font-style-complex="italic"/>
    </style:style>
    <style:style style:name="T127_41" style:family="text">
      <style:text-properties fo:font-style="italic" style:font-style-asian="italic" style:font-style-complex="italic"/>
    </style:style>
    <style:style style:name="T127_42" style:family="text">
      <style:text-properties fo:font-style="italic" style:font-style-asian="italic" style:font-style-complex="italic"/>
    </style:style>
    <style:style style:name="T127_43" style:family="text">
      <style:text-properties fo:font-style="italic" style:font-style-asian="italic" style:font-style-complex="italic"/>
    </style:style>
    <style:style style:name="T127_44" style:family="text">
      <style:text-properties fo:font-style="italic" style:font-style-asian="italic" style:font-style-complex="italic"/>
    </style:style>
    <style:style style:name="T127_45" style:family="text">
      <style:text-properties fo:font-style="italic" style:font-style-asian="italic" style:font-style-complex="italic"/>
    </style:style>
    <style:style style:name="T127_46" style:family="text">
      <style:text-properties fo:font-style="italic" style:font-style-asian="italic" style:font-style-complex="italic"/>
    </style:style>
    <style:style style:name="T127_47" style:family="text">
      <style:text-properties fo:font-style="italic" style:font-style-asian="italic" style:font-style-complex="italic"/>
    </style:style>
    <style:style style:name="T127_48" style:family="text">
      <style:text-properties fo:font-style="italic" style:font-style-asian="italic" style:font-style-complex="italic"/>
    </style:style>
    <style:style style:name="T127_49" style:family="text">
      <style:text-properties fo:font-style="italic" style:font-style-asian="italic" style:font-style-complex="italic"/>
    </style:style>
    <style:style style:name="T127_50" style:family="text">
      <style:text-properties fo:font-style="italic" style:font-style-asian="italic" style:font-style-complex="italic"/>
    </style:style>
    <style:style style:name="T127_51" style:family="text">
      <style:text-properties fo:font-style="italic" style:font-style-asian="italic" style:font-style-complex="italic"/>
    </style:style>
    <style:style style:name="T127_52" style:family="text">
      <style:text-properties fo:font-style="italic" style:font-style-asian="italic" style:font-style-complex="italic"/>
    </style:style>
    <style:style style:name="T127_53" style:family="text">
      <style:text-properties fo:font-style="italic" style:font-style-asian="italic" style:font-style-complex="italic"/>
    </style:style>
    <style:style style:name="T127_54" style:family="text">
      <style:text-properties fo:font-style="italic" style:font-style-asian="italic" style:font-style-complex="italic"/>
    </style:style>
    <style:style style:name="T127_55" style:family="text">
      <style:text-properties fo:font-style="italic" style:font-style-asian="italic" style:font-style-complex="italic"/>
    </style:style>
    <style:style style:name="T127_56" style:family="text">
      <style:text-properties fo:font-style="italic" style:font-style-asian="italic" style:font-style-complex="italic"/>
    </style:style>
    <style:style style:name="T127_57" style:family="text">
      <style:text-properties fo:font-style="italic" style:font-style-asian="italic" style:font-style-complex="italic"/>
    </style:style>
    <style:style style:name="T127_58" style:family="text">
      <style:text-properties fo:font-style="italic" style:font-style-asian="italic" style:font-style-complex="italic"/>
    </style:style>
    <style:style style:name="T127_59" style:family="text">
      <style:text-properties fo:font-style="italic" style:font-style-asian="italic" style:font-style-complex="italic"/>
    </style:style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>
      <style:text-properties fo:font-style="italic" style:font-style-asian="italic" style:font-style-complex="italic"/>
    </style:style>
    <style:style style:name="T127_90" style:family="text">
      <style:text-properties fo:font-style="italic" style:font-style-asian="italic" style:font-style-complex="italic"/>
    </style:style>
    <style:style style:name="T127_91" style:family="text">
      <style:text-properties fo:font-style="italic" style:font-style-asian="italic" style:font-style-complex="italic"/>
    </style:style>
    <style:style style:name="T127_92" style:family="text">
      <style:text-properties fo:font-style="italic" style:font-style-asian="italic" style:font-style-complex="italic"/>
    </style:style>
    <style:style style:name="T127_93" style:family="text">
      <style:text-properties fo:font-style="italic" style:font-style-asian="italic" style:font-style-complex="italic"/>
    </style:style>
    <style:style style:name="T127_94" style:family="text">
      <style:text-properties fo:font-style="italic" style:font-style-asian="italic" style:font-style-complex="italic"/>
    </style:style>
    <style:style style:name="T127_95" style:family="text">
      <style:text-properties fo:font-style="italic" style:font-style-asian="italic" style:font-style-complex="italic"/>
    </style:style>
    <style:style style:name="T127_96" style:family="text">
      <style:text-properties fo:font-style="italic" style:font-style-asian="italic" style:font-style-complex="italic"/>
    </style:style>
    <style:style style:name="T127_97" style:family="text">
      <style:text-properties fo:font-style="italic" style:font-style-asian="italic" style:font-style-complex="italic"/>
    </style:style>
    <style:style style:name="T127_98" style:family="text">
      <style:text-properties fo:font-style="italic" style:font-style-asian="italic" style:font-style-complex="italic"/>
    </style:style>
    <style:style style:name="T127_99" style:family="text">
      <style:text-properties fo:font-style="italic" style:font-style-asian="italic" style:font-style-complex="italic"/>
    </style:style>
    <style:style style:name="T127_100" style:family="text">
      <style:text-properties fo:font-style="italic" style:font-style-asian="italic" style:font-style-complex="italic"/>
    </style:style>
    <style:style style:name="T127_101" style:family="text">
      <style:text-properties fo:font-style="italic" style:font-style-asian="italic" style:font-style-complex="italic"/>
    </style:style>
    <style:style style:name="T127_102" style:family="text">
      <style:text-properties fo:font-style="italic" style:font-style-asian="italic" style:font-style-complex="italic"/>
    </style:style>
    <style:style style:name="T127_103" style:family="text">
      <style:text-properties fo:font-style="italic" style:font-style-asian="italic" style:font-style-complex="italic"/>
    </style:style>
    <style:style style:name="T127_104" style:family="text">
      <style:text-properties fo:font-style="italic" style:font-style-asian="italic" style:font-style-complex="italic"/>
    </style:style>
    <style:style style:name="T127_105" style:family="text">
      <style:text-properties fo:font-style="italic" style:font-style-asian="italic" style:font-style-complex="italic"/>
    </style:style>
    <style:style style:name="T127_106" style:family="text">
      <style:text-properties fo:font-style="italic" style:font-style-asian="italic" style:font-style-complex="italic"/>
    </style:style>
    <style:style style:name="T127_107" style:family="text">
      <style:text-properties fo:font-style="italic" style:font-style-asian="italic" style:font-style-complex="italic"/>
    </style:style>
    <style:style style:name="T127_108" style:family="text">
      <style:text-properties fo:font-style="italic" style:font-style-asian="italic" style:font-style-complex="italic"/>
    </style:style>
    <style:style style:name="T127_109" style:family="text">
      <style:text-properties fo:font-style="italic" style:font-style-asian="italic" style:font-style-complex="italic"/>
    </style:style>
    <style:style style:name="T127_110" style:family="text">
      <style:text-properties fo:font-style="italic" style:font-style-asian="italic" style:font-style-complex="italic"/>
    </style:style>
    <style:style style:name="T127_111" style:family="text">
      <style:text-properties fo:font-style="italic" style:font-style-asian="italic" style:font-style-complex="italic"/>
    </style:style>
    <style:style style:name="T127_112" style:family="text">
      <style:text-properties fo:font-style="italic" style:font-style-asian="italic" style:font-style-complex="italic"/>
    </style:style>
    <style:style style:name="T127_113" style:family="text">
      <style:text-properties fo:font-style="italic" style:font-style-asian="italic" style:font-style-complex="italic"/>
    </style:style>
    <style:style style:name="T127_114" style:family="text">
      <style:text-properties fo:font-style="italic" style:font-style-asian="italic" style:font-style-complex="italic"/>
    </style:style>
    <style:style style:name="T127_115" style:family="text">
      <style:text-properties fo:font-style="italic" style:font-style-asian="italic" style:font-style-complex="italic"/>
    </style:style>
    <style:style style:name="T127_116" style:family="text">
      <style:text-properties fo:font-style="italic" style:font-style-asian="italic" style:font-style-complex="italic"/>
    </style:style>
    <style:style style:name="T127_117" style:family="text">
      <style:text-properties fo:font-style="italic" style:font-style-asian="italic" style:font-style-complex="italic"/>
    </style:style>
    <style:style style:name="T127_118" style:family="text">
      <style:text-properties fo:font-style="italic" style:font-style-asian="italic" style:font-style-complex="italic"/>
    </style:style>
    <style:style style:name="T127_119" style:family="text">
      <style:text-properties fo:font-style="italic" style:font-style-asian="italic" style:font-style-complex="italic"/>
    </style:style>
    <style:style style:name="T127_120" style:family="text">
      <style:text-properties fo:font-style="italic" style:font-style-asian="italic" style:font-style-complex="italic"/>
    </style:style>
    <style:style style:name="T127_121" style:family="text">
      <style:text-properties fo:font-style="italic" style:font-style-asian="italic" style:font-style-complex="italic"/>
    </style:style>
    <style:style style:name="T127_122" style:family="text">
      <style:text-properties fo:font-style="italic" style:font-style-asian="italic" style:font-style-complex="italic"/>
    </style:style>
    <style:style style:name="T127_123" style:family="text">
      <style:text-properties fo:font-style="italic" style:font-style-asian="italic" style:font-style-complex="italic"/>
    </style:style>
    <style:style style:name="T127_124" style:family="text">
      <style:text-properties fo:font-style="italic" style:font-style-asian="italic" style:font-style-complex="italic"/>
    </style:style>
    <style:style style:name="T127_125" style:family="text">
      <style:text-properties fo:font-style="italic" style:font-style-asian="italic" style:font-style-complex="italic"/>
    </style:style>
    <style:style style:name="T127_126" style:family="text">
      <style:text-properties fo:font-style="italic" style:font-style-asian="italic" style:font-style-complex="italic"/>
    </style:style>
    <style:style style:name="T127_127" style:family="text">
      <style:text-properties fo:font-style="italic" style:font-style-asian="italic" style:font-style-complex="italic"/>
    </style:style>
    <style:style style:name="T127_128" style:family="text">
      <style:text-properties fo:font-style="italic" style:font-style-asian="italic" style:font-style-complex="italic"/>
    </style:style>
    <style:style style:name="T127_129" style:family="text">
      <style:text-properties fo:font-style="italic" style:font-style-asian="italic" style:font-style-complex="italic"/>
    </style:style>
    <style:style style:name="T127_130" style:family="text">
      <style:text-properties fo:font-style="italic" style:font-style-asian="italic" style:font-style-complex="italic"/>
    </style:style>
    <style:style style:name="T127_131" style:family="text">
      <style:text-properties fo:font-style="italic" style:font-style-asian="italic" style:font-style-complex="italic"/>
    </style:style>
    <style:style style:name="T127_132" style:family="text">
      <style:text-properties fo:font-style="italic" style:font-style-asian="italic" style:font-style-complex="italic"/>
    </style:style>
    <style:style style:name="T127_133" style:family="text">
      <style:text-properties fo:font-style="italic" style:font-style-asian="italic" style:font-style-complex="italic"/>
    </style:style>
    <style:style style:name="T127_134" style:family="text">
      <style:text-properties fo:font-style="italic" style:font-style-asian="italic" style:font-style-complex="italic"/>
    </style:style>
    <style:style style:name="T127_135" style:family="text">
      <style:text-properties fo:font-style="italic" style:font-style-asian="italic" style:font-style-complex="italic"/>
    </style:style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>
      <style:text-properties fo:color="#1155cc" style:text-underline-style="solid" style:text-underline-color="font-color"/>
    </style:style>
    <style:style style:name="T127_173" style:family="text"/>
    <style:style style:name="T127_174" style:family="text">
      <style:text-properties fo:color="#1155cc" style:text-underline-style="solid" style:text-underline-color="font-color"/>
    </style:style>
    <style:style style:name="T127_175" style:family="text"/>
    <style:style style:name="T127_176" style:family="text">
      <style:text-properties fo:color="#1155cc" style:text-underline-style="solid" style:text-underline-color="font-color"/>
    </style:style>
    <style:style style:name="T127_177" style:family="text"/>
    <style:style style:name="T127_178" style:family="text">
      <style:text-properties fo:color="#1155cc" style:text-underline-style="solid" style:text-underline-color="font-color"/>
    </style:style>
    <style:style style:name="T127_179" style:family="text"/>
    <style:style style:name="T127_180" style:family="text">
      <style:text-properties fo:color="#1155cc" style:text-underline-style="solid" style:text-underline-color="font-color"/>
    </style:style>
    <style:style style:name="T127_181" style:family="text"/>
    <style:style style:name="T127_182" style:family="text">
      <style:text-properties fo:color="#1155cc" style:text-underline-style="solid" style:text-underline-color="font-color"/>
    </style:style>
    <style:style style:name="T127_183" style:family="text"/>
    <style:style style:name="T127_184" style:family="text">
      <style:text-properties fo:color="#1155cc" style:text-underline-style="solid" style:text-underline-color="font-color"/>
    </style:style>
    <style:style style:name="T127_185" style:family="text"/>
    <style:style style:name="T127_186" style:family="text">
      <style:text-properties fo:color="#1155cc" style:text-underline-style="solid" style:text-underline-color="font-color"/>
    </style:style>
    <style:style style:name="T127_187" style:family="text"/>
    <style:style style:name="T127_188" style:family="text">
      <style:text-properties fo:color="#1155cc" style:text-underline-style="solid" style:text-underline-color="font-color"/>
    </style:style>
    <style:style style:name="T127_189" style:family="text"/>
    <style:style style:name="T127_190" style:family="text">
      <style:text-properties fo:color="#1155cc" style:text-underline-style="solid" style:text-underline-color="font-color"/>
    </style:style>
    <style:style style:name="T127_191" style:family="text"/>
    <style:style style:name="T127_192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P129" style:family="paragraph" style:parent-style-name="Standard">
      <style:paragraph-properties fo:break-before="auto" fo:text-indent="0cm" fo:line-height="115%" fo:margin-left="1.27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T130_180" style:family="text"/>
    <style:style style:name="T130_181" style:family="text"/>
    <style:style style:name="T130_182" style:family="text"/>
    <style:style style:name="T130_183" style:family="text"/>
    <style:style style:name="T130_184" style:family="text"/>
    <style:style style:name="T130_185" style:family="text"/>
    <style:style style:name="T130_186" style:family="text"/>
    <style:style style:name="T130_187" style:family="text"/>
    <style:style style:name="T130_188" style:family="text"/>
    <style:style style:name="T130_189" style:family="text"/>
    <style:style style:name="T130_190" style:family="text"/>
    <style:style style:name="T130_191" style:family="text"/>
    <style:style style:name="T130_192" style:family="text"/>
    <style:style style:name="T130_193" style:family="text"/>
    <style:style style:name="T130_194" style:family="text"/>
    <style:style style:name="T130_195" style:family="text"/>
    <style:style style:name="T130_196" style:family="text"/>
    <style:style style:name="T130_197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T131_193" style:family="text"/>
    <style:style style:name="T131_194" style:family="text"/>
    <style:style style:name="T131_195" style:family="text"/>
    <style:style style:name="T131_196" style:family="text"/>
    <style:style style:name="T131_197" style:family="text"/>
    <style:style style:name="T131_198" style:family="text"/>
    <style:style style:name="T131_199" style:family="text"/>
    <style:style style:name="T131_200" style:family="text"/>
    <style:style style:name="T131_201" style:family="text"/>
    <style:style style:name="T131_202" style:family="text"/>
    <style:style style:name="T131_203" style:family="text"/>
    <style:style style:name="T131_204" style:family="text"/>
    <style:style style:name="T131_205" style:family="text"/>
    <style:style style:name="T131_206" style:family="text"/>
    <style:style style:name="T131_207" style:family="text"/>
    <style:style style:name="T131_208" style:family="text"/>
    <style:style style:name="T131_209" style:family="text"/>
    <style:style style:name="T131_210" style:family="text"/>
    <style:style style:name="T131_211" style:family="text"/>
    <style:style style:name="T131_212" style:family="text"/>
    <style:style style:name="T131_213" style:family="text"/>
    <style:style style:name="T131_214" style:family="text"/>
    <style:style style:name="T131_215" style:family="text"/>
    <style:style style:name="T131_216" style:family="text"/>
    <style:style style:name="T131_217" style:family="text"/>
    <style:style style:name="T131_218" style:family="text"/>
    <style:style style:name="T131_219" style:family="text"/>
    <style:style style:name="T131_220" style:family="text"/>
    <style:style style:name="T131_221" style:family="text"/>
    <style:style style:name="T131_222" style:family="text"/>
    <style:style style:name="T131_223" style:family="text"/>
    <style:style style:name="T131_224" style:family="text"/>
    <style:style style:name="T131_225" style:family="text"/>
    <style:style style:name="T131_226" style:family="text"/>
    <style:style style:name="T131_227" style:family="text"/>
    <style:style style:name="T131_228" style:family="text"/>
    <style:style style:name="T131_229" style:family="text"/>
    <style:style style:name="T131_230" style:family="text"/>
    <style:style style:name="T131_231" style:family="text"/>
    <style:style style:name="T131_232" style:family="text"/>
    <style:style style:name="T131_233" style:family="text"/>
    <style:style style:name="T131_234" style:family="text"/>
    <style:style style:name="T131_235" style:family="text"/>
    <style:style style:name="T131_236" style:family="text"/>
    <style:style style:name="T131_237" style:family="text"/>
    <style:style style:name="T131_238" style:family="text"/>
    <style:style style:name="T131_239" style:family="text"/>
    <style:style style:name="T131_240" style:family="text"/>
    <style:style style:name="T131_241" style:family="text"/>
    <style:style style:name="T131_242" style:family="text"/>
    <style:style style:name="T131_243" style:family="text"/>
    <style:style style:name="T131_244" style:family="text"/>
    <style:style style:name="T131_245" style:family="text"/>
    <style:style style:name="T131_246" style:family="text"/>
    <style:style style:name="T131_247" style:family="text"/>
    <style:style style:name="T131_248" style:family="text"/>
    <style:style style:name="T131_249" style:family="text"/>
    <style:style style:name="T131_250" style:family="text"/>
    <style:style style:name="T131_251" style:family="text"/>
    <style:style style:name="T131_252" style:family="text"/>
    <style:style style:name="T131_253" style:family="text"/>
    <style:style style:name="T131_254" style:family="text"/>
    <style:style style:name="T131_255" style:family="text"/>
    <style:style style:name="T131_256" style:family="text"/>
    <style:style style:name="T131_257" style:family="text"/>
    <style:style style:name="T131_258" style:family="text"/>
    <style:style style:name="T131_259" style:family="text"/>
    <style:style style:name="T131_260" style:family="text"/>
    <style:style style:name="T131_261" style:family="text"/>
    <style:style style:name="T131_262" style:family="text"/>
    <style:style style:name="T131_263" style:family="text"/>
    <style:style style:name="T131_264" style:family="text"/>
    <style:style style:name="T131_265" style:family="text"/>
    <style:style style:name="T131_266" style:family="text"/>
    <style:style style:name="T131_267" style:family="text"/>
    <style:style style:name="T131_268" style:family="text"/>
    <style:style style:name="T131_269" style:family="text"/>
    <style:style style:name="T131_270" style:family="text"/>
    <style:style style:name="T131_271" style:family="text"/>
    <style:style style:name="T131_272" style:family="text"/>
    <style:style style:name="T131_273" style:family="text"/>
    <style:style style:name="T131_274" style:family="text"/>
    <style:style style:name="T131_275" style:family="text"/>
    <style:style style:name="T131_276" style:family="text"/>
    <style:style style:name="T131_277" style:family="text"/>
    <style:style style:name="T131_278" style:family="text"/>
    <style:style style:name="T131_279" style:family="text"/>
    <style:style style:name="T131_280" style:family="text"/>
    <style:style style:name="T131_281" style:family="text"/>
    <style:style style:name="T131_282" style:family="text"/>
    <style:style style:name="T131_283" style:family="text"/>
    <style:style style:name="T131_284" style:family="text"/>
    <style:style style:name="T131_285" style:family="text"/>
    <style:style style:name="T131_286" style:family="text"/>
    <style:style style:name="T131_287" style:family="text"/>
    <style:style style:name="T131_288" style:family="text"/>
    <style:style style:name="T131_289" style:family="text"/>
    <style:style style:name="T131_290" style:family="text"/>
    <style:style style:name="T131_291" style:family="text"/>
    <style:style style:name="T131_292" style:family="text"/>
    <style:style style:name="T131_293" style:family="text"/>
    <style:style style:name="T131_294" style:family="text"/>
    <style:style style:name="T131_295" style:family="text"/>
    <style:style style:name="T131_296" style:family="text"/>
    <style:style style:name="T131_297" style:family="text"/>
    <style:style style:name="T131_298" style:family="text"/>
    <style:style style:name="T131_299" style:family="text"/>
    <style:style style:name="T131_300" style:family="text"/>
    <style:style style:name="T131_301" style:family="text"/>
    <style:style style:name="T131_302" style:family="text"/>
    <style:style style:name="T131_303" style:family="text"/>
    <style:style style:name="T131_304" style:family="text"/>
    <style:style style:name="T131_305" style:family="text"/>
    <style:style style:name="T131_306" style:family="text"/>
    <style:style style:name="T131_307" style:family="text"/>
    <style:style style:name="T131_308" style:family="text"/>
    <style:style style:name="T131_309" style:family="text"/>
    <style:style style:name="T131_310" style:family="text"/>
    <style:style style:name="T131_311" style:family="text"/>
    <style:style style:name="T131_312" style:family="text"/>
    <style:style style:name="T131_313" style:family="text"/>
    <style:style style:name="T131_314" style:family="text"/>
    <style:style style:name="T131_315" style:family="text"/>
    <style:style style:name="T131_316" style:family="text"/>
    <style:style style:name="T131_317" style:family="text"/>
    <style:style style:name="T131_318" style:family="text"/>
    <style:style style:name="T131_319" style:family="text"/>
    <style:style style:name="T131_320" style:family="text"/>
    <style:style style:name="T131_321" style:family="text"/>
    <style:style style:name="T131_322" style:family="text"/>
    <style:style style:name="T131_323" style:family="text"/>
    <style:style style:name="T131_324" style:family="text"/>
    <style:style style:name="T131_325" style:family="text"/>
    <style:style style:name="T131_326" style:family="text"/>
    <style:style style:name="T131_327" style:family="text"/>
    <style:style style:name="T131_328" style:family="text"/>
    <style:style style:name="T131_329" style:family="text"/>
    <style:style style:name="T131_330" style:family="text"/>
    <style:style style:name="T131_331" style:family="text"/>
    <style:style style:name="T131_332" style:family="text"/>
    <style:style style:name="T131_333" style:family="text"/>
    <style:style style:name="T131_334" style:family="text"/>
    <style:style style:name="T131_335" style:family="text"/>
    <style:style style:name="T131_336" style:family="text"/>
    <style:style style:name="T131_337" style:family="text"/>
    <style:style style:name="T131_338" style:family="text"/>
    <style:style style:name="T131_339" style:family="text"/>
    <style:style style:name="T131_340" style:family="text"/>
    <style:style style:name="T131_341" style:family="text"/>
    <style:style style:name="T131_342" style:family="text"/>
    <style:style style:name="T131_343" style:family="text"/>
    <style:style style:name="T131_344" style:family="text"/>
    <style:style style:name="T131_345" style:family="text"/>
    <style:style style:name="T131_346" style:family="text"/>
    <style:style style:name="T131_347" style:family="text"/>
    <style:style style:name="T131_348" style:family="text"/>
    <style:style style:name="T131_349" style:family="text"/>
    <style:style style:name="T131_350" style:family="text"/>
    <style:style style:name="T131_351" style:family="text"/>
    <style:style style:name="T131_352" style:family="text"/>
    <style:style style:name="T131_353" style:family="text"/>
    <style:style style:name="T131_354" style:family="text"/>
    <style:style style:name="T131_355" style:family="text"/>
    <style:style style:name="T131_356" style:family="text"/>
    <style:style style:name="T131_357" style:family="text"/>
    <style:style style:name="T131_358" style:family="text"/>
    <style:style style:name="T131_359" style:family="text"/>
    <style:style style:name="T131_360" style:family="text"/>
    <style:style style:name="T131_361" style:family="text"/>
    <style:style style:name="T131_362" style:family="text"/>
    <style:style style:name="T131_363" style:family="text"/>
    <style:style style:name="T131_364" style:family="text"/>
    <style:style style:name="T131_365" style:family="text"/>
    <style:style style:name="T131_366" style:family="text"/>
    <style:style style:name="T131_367" style:family="text"/>
    <style:style style:name="T131_368" style:family="text"/>
    <style:style style:name="T131_369" style:family="text"/>
    <style:style style:name="T131_370" style:family="text"/>
    <style:style style:name="T131_371" style:family="text"/>
    <style:style style:name="T131_372" style:family="text"/>
    <style:style style:name="T131_373" style:family="text"/>
    <style:style style:name="T131_374" style:family="text"/>
    <style:style style:name="T131_375" style:family="text"/>
    <style:style style:name="T131_376" style:family="text"/>
    <style:style style:name="T131_377" style:family="text"/>
    <style:style style:name="T131_378" style:family="text"/>
    <style:style style:name="T131_379" style:family="text"/>
    <style:style style:name="T131_380" style:family="text"/>
    <style:style style:name="T131_381" style:family="text"/>
    <style:style style:name="T131_382" style:family="text"/>
    <style:style style:name="T131_383" style:family="text"/>
    <style:style style:name="T131_384" style:family="text"/>
    <style:style style:name="T131_385" style:family="text"/>
    <style:style style:name="T131_386" style:family="text"/>
    <style:style style:name="T131_387" style:family="text"/>
    <style:style style:name="T131_388" style:family="text"/>
    <style:style style:name="T131_389" style:family="text"/>
    <style:style style:name="T131_390" style:family="text"/>
    <style:style style:name="T131_391" style:family="text"/>
    <style:style style:name="T131_392" style:family="text"/>
    <style:style style:name="T131_393" style:family="text"/>
    <style:style style:name="T131_394" style:family="text"/>
    <style:style style:name="T131_395" style:family="text"/>
    <style:style style:name="T131_396" style:family="text"/>
    <style:style style:name="T131_397" style:family="text"/>
    <style:style style:name="T131_398" style:family="text"/>
    <style:style style:name="T131_399" style:family="text"/>
    <style:style style:name="T131_400" style:family="text"/>
    <style:style style:name="T131_401" style:family="text"/>
    <style:style style:name="T131_402" style:family="text"/>
    <style:style style:name="T131_403" style:family="text"/>
    <style:style style:name="T131_404" style:family="text"/>
    <style:style style:name="T131_405" style:family="text"/>
    <style:style style:name="T131_406" style:family="text"/>
    <style:style style:name="T131_407" style:family="text"/>
    <style:style style:name="T131_408" style:family="text"/>
    <style:style style:name="T131_409" style:family="text"/>
    <style:style style:name="T131_410" style:family="text"/>
    <style:style style:name="T131_411" style:family="text"/>
    <style:style style:name="T131_412" style:family="text"/>
    <style:style style:name="T131_413" style:family="text"/>
    <style:style style:name="T131_414" style:family="text"/>
    <style:style style:name="T131_415" style:family="text"/>
    <style:style style:name="T131_416" style:family="text"/>
    <style:style style:name="T131_417" style:family="text"/>
    <style:style style:name="T131_418" style:family="text"/>
    <style:style style:name="T131_419" style:family="text"/>
    <style:style style:name="T131_420" style:family="text"/>
    <style:style style:name="T131_421" style:family="text"/>
    <style:style style:name="T131_422" style:family="text"/>
    <style:style style:name="T131_423" style:family="text"/>
    <style:style style:name="T131_424" style:family="text"/>
    <style:style style:name="T131_425" style:family="text"/>
    <style:style style:name="T131_426" style:family="text"/>
    <style:style style:name="T131_427" style:family="text"/>
    <style:style style:name="T131_428" style:family="text"/>
    <style:style style:name="T131_429" style:family="text"/>
    <style:style style:name="T131_430" style:family="text"/>
    <style:style style:name="T131_431" style:family="text"/>
    <style:style style:name="T131_432" style:family="text"/>
    <style:style style:name="T131_433" style:family="text"/>
    <style:style style:name="T131_434" style:family="text"/>
    <style:style style:name="T131_435" style:family="text"/>
    <style:style style:name="T131_436" style:family="text"/>
    <style:style style:name="T131_437" style:family="text"/>
    <style:style style:name="T131_438" style:family="text"/>
    <style:style style:name="T131_439" style:family="text"/>
    <style:style style:name="T131_440" style:family="text"/>
    <style:style style:name="T131_441" style:family="text"/>
    <style:style style:name="T131_442" style:family="text"/>
    <style:style style:name="T131_443" style:family="text"/>
    <style:style style:name="T131_444" style:family="text"/>
    <style:style style:name="T131_445" style:family="text"/>
    <style:style style:name="T131_446" style:family="text"/>
    <style:style style:name="T131_447" style:family="text"/>
    <style:style style:name="T131_448" style:family="text"/>
    <style:style style:name="T131_449" style:family="text"/>
    <style:style style:name="T131_450" style:family="text"/>
    <style:style style:name="T131_451" style:family="text"/>
    <style:style style:name="T131_452" style:family="text"/>
    <style:style style:name="T131_453" style:family="text"/>
    <style:style style:name="T131_454" style:family="text"/>
    <style:style style:name="T131_455" style:family="text"/>
    <style:style style:name="T131_456" style:family="text"/>
    <style:style style:name="T131_457" style:family="text"/>
    <style:style style:name="T131_458" style:family="text"/>
    <style:style style:name="T131_459" style:family="text"/>
    <style:style style:name="T131_460" style:family="text"/>
    <style:style style:name="T131_461" style:family="text"/>
    <style:style style:name="T131_462" style:family="text"/>
    <style:style style:name="T131_46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T132_193" style:family="text"/>
    <style:style style:name="T132_194" style:family="text"/>
    <style:style style:name="T132_195" style:family="text"/>
    <style:style style:name="T132_196" style:family="text"/>
    <style:style style:name="T132_197" style:family="text"/>
    <style:style style:name="T132_198" style:family="text"/>
    <style:style style:name="T132_199" style:family="text"/>
    <style:style style:name="T132_200" style:family="text"/>
    <style:style style:name="T132_201" style:family="text"/>
    <style:style style:name="T132_202" style:family="text"/>
    <style:style style:name="T132_203" style:family="text"/>
    <style:style style:name="T132_204" style:family="text"/>
    <style:style style:name="T132_205" style:family="text"/>
    <style:style style:name="T132_206" style:family="text"/>
    <style:style style:name="T132_207" style:family="text"/>
    <style:style style:name="T132_208" style:family="text"/>
    <style:style style:name="T132_209" style:family="text"/>
    <style:style style:name="T132_210" style:family="text"/>
    <style:style style:name="T132_211" style:family="text"/>
    <style:style style:name="T132_212" style:family="text"/>
    <style:style style:name="T132_213" style:family="text"/>
    <style:style style:name="T132_214" style:family="text"/>
    <style:style style:name="T132_215" style:family="text"/>
    <style:style style:name="T132_216" style:family="text"/>
    <style:style style:name="T132_217" style:family="text"/>
    <style:style style:name="T132_218" style:family="text"/>
    <style:style style:name="T132_219" style:family="text"/>
    <style:style style:name="T132_220" style:family="text"/>
    <style:style style:name="T132_221" style:family="text"/>
    <style:style style:name="T132_222" style:family="text"/>
    <style:style style:name="T132_223" style:family="text"/>
    <style:style style:name="T132_224" style:family="text"/>
    <style:style style:name="T132_225" style:family="text"/>
    <style:style style:name="T132_226" style:family="text"/>
    <style:style style:name="T132_227" style:family="text"/>
    <style:style style:name="T132_228" style:family="text"/>
    <style:style style:name="T132_229" style:family="text"/>
    <style:style style:name="T132_230" style:family="text"/>
    <style:style style:name="T132_231" style:family="text"/>
    <style:style style:name="T132_232" style:family="text"/>
    <style:style style:name="T132_233" style:family="text"/>
    <style:style style:name="T132_234" style:family="text"/>
    <style:style style:name="T132_235" style:family="text"/>
    <style:style style:name="T132_236" style:family="text"/>
    <style:style style:name="T132_237" style:family="text"/>
    <style:style style:name="T132_238" style:family="text"/>
    <style:style style:name="T132_239" style:family="text"/>
    <style:style style:name="T132_240" style:family="text"/>
    <style:style style:name="T132_241" style:family="text"/>
    <style:style style:name="T132_242" style:family="text"/>
    <style:style style:name="T132_243" style:family="text"/>
    <style:style style:name="T132_244" style:family="text"/>
    <style:style style:name="T132_245" style:family="text"/>
    <style:style style:name="T132_246" style:family="text"/>
    <style:style style:name="T132_247" style:family="text"/>
    <style:style style:name="T132_248" style:family="text"/>
    <style:style style:name="T132_249" style:family="text"/>
    <style:style style:name="T132_250" style:family="text"/>
    <style:style style:name="T132_251" style:family="text"/>
    <style:style style:name="T132_252" style:family="text"/>
    <style:style style:name="T132_253" style:family="text"/>
    <style:style style:name="T132_254" style:family="text"/>
    <style:style style:name="T132_255" style:family="text"/>
    <style:style style:name="T132_256" style:family="text"/>
    <style:style style:name="T132_257" style:family="text"/>
    <style:style style:name="T132_258" style:family="text"/>
    <style:style style:name="T132_259" style:family="text"/>
    <style:style style:name="T132_260" style:family="text"/>
    <style:style style:name="T132_261" style:family="text"/>
    <style:style style:name="T132_262" style:family="text"/>
    <style:style style:name="T132_263" style:family="text"/>
    <style:style style:name="T132_264" style:family="text"/>
    <style:style style:name="T132_265" style:family="text"/>
    <style:style style:name="T132_266" style:family="text"/>
    <style:style style:name="T132_267" style:family="text"/>
    <style:style style:name="T132_268" style:family="text"/>
    <style:style style:name="T132_269" style:family="text"/>
    <style:style style:name="T132_270" style:family="text"/>
    <style:style style:name="T132_271" style:family="text"/>
    <style:style style:name="T132_272" style:family="text"/>
    <style:style style:name="T132_273" style:family="text"/>
    <style:style style:name="T132_274" style:family="text"/>
    <style:style style:name="T132_275" style:family="text"/>
    <style:style style:name="T132_276" style:family="text"/>
    <style:style style:name="T132_277" style:family="text"/>
    <style:style style:name="T132_278" style:family="text"/>
    <style:style style:name="T132_279" style:family="text"/>
    <style:style style:name="T132_280" style:family="text"/>
    <style:style style:name="T132_281" style:family="text"/>
    <style:style style:name="T132_282" style:family="text"/>
    <style:style style:name="T132_283" style:family="text"/>
    <style:style style:name="T132_284" style:family="text"/>
    <style:style style:name="T132_285" style:family="text"/>
    <style:style style:name="T132_286" style:family="text"/>
    <style:style style:name="T132_287" style:family="text"/>
    <style:style style:name="T132_288" style:family="text"/>
    <style:style style:name="T132_289" style:family="text"/>
    <style:style style:name="T132_290" style:family="text"/>
    <style:style style:name="T132_291" style:family="text"/>
    <style:style style:name="T132_292" style:family="text"/>
    <style:style style:name="T132_293" style:family="text"/>
    <style:style style:name="T132_294" style:family="text"/>
    <style:style style:name="T132_295" style:family="text"/>
    <style:style style:name="T132_296" style:family="text"/>
    <style:style style:name="T132_297" style:family="text"/>
    <style:style style:name="T132_298" style:family="text"/>
    <style:style style:name="T132_299" style:family="text"/>
    <style:style style:name="T132_300" style:family="text"/>
    <style:style style:name="T132_301" style:family="text"/>
    <style:style style:name="T132_302" style:family="text"/>
    <style:style style:name="T132_303" style:family="text"/>
    <style:style style:name="T132_304" style:family="text"/>
    <style:style style:name="T132_305" style:family="text"/>
    <style:style style:name="T132_306" style:family="text"/>
    <style:style style:name="T132_307" style:family="text"/>
    <style:style style:name="T132_308" style:family="text"/>
    <style:style style:name="T132_309" style:family="text"/>
    <style:style style:name="T132_310" style:family="text"/>
    <style:style style:name="T132_311" style:family="text"/>
    <style:style style:name="T132_312" style:family="text"/>
    <style:style style:name="T132_313" style:family="text"/>
    <style:style style:name="T132_314" style:family="text"/>
    <style:style style:name="T132_315" style:family="text"/>
    <style:style style:name="T132_316" style:family="text"/>
    <style:style style:name="T132_317" style:family="text"/>
    <style:style style:name="T132_318" style:family="text"/>
    <style:style style:name="T132_319" style:family="text"/>
    <style:style style:name="T132_320" style:family="text"/>
    <style:style style:name="T132_321" style:family="text"/>
    <style:style style:name="T132_322" style:family="text"/>
    <style:style style:name="T132_323" style:family="text"/>
    <style:style style:name="T132_324" style:family="text"/>
    <style:style style:name="T132_325" style:family="text"/>
    <style:style style:name="T132_326" style:family="text"/>
    <style:style style:name="T132_327" style:family="text"/>
    <style:style style:name="T132_328" style:family="text"/>
    <style:style style:name="T132_329" style:family="text"/>
    <style:style style:name="T132_330" style:family="text"/>
    <style:style style:name="T132_331" style:family="text"/>
    <style:style style:name="T132_332" style:family="text"/>
    <style:style style:name="T132_333" style:family="text"/>
    <style:style style:name="T132_334" style:family="text"/>
    <style:style style:name="T132_335" style:family="text"/>
    <style:style style:name="T132_336" style:family="text"/>
    <style:style style:name="T132_337" style:family="text"/>
    <style:style style:name="T132_338" style:family="text"/>
    <style:style style:name="T132_339" style:family="text"/>
    <style:style style:name="T132_340" style:family="text"/>
    <style:style style:name="T132_341" style:family="text"/>
    <style:style style:name="T132_342" style:family="text"/>
    <style:style style:name="T132_343" style:family="text"/>
    <style:style style:name="T132_344" style:family="text"/>
    <style:style style:name="T132_345" style:family="text"/>
    <style:style style:name="T132_346" style:family="text"/>
    <style:style style:name="T132_347" style:family="text"/>
    <style:style style:name="T132_348" style:family="text"/>
    <style:style style:name="T132_349" style:family="text"/>
    <style:style style:name="T132_350" style:family="text"/>
    <style:style style:name="T132_351" style:family="text"/>
    <style:style style:name="T132_352" style:family="text"/>
    <style:style style:name="T132_353" style:family="text"/>
    <style:style style:name="T132_354" style:family="text"/>
    <style:style style:name="T132_355" style:family="text"/>
    <style:style style:name="T132_356" style:family="text"/>
    <style:style style:name="T132_357" style:family="text"/>
    <style:style style:name="T132_358" style:family="text"/>
    <style:style style:name="T132_359" style:family="text"/>
    <style:style style:name="T132_360" style:family="text"/>
    <style:style style:name="T132_361" style:family="text"/>
    <style:style style:name="T132_362" style:family="text"/>
    <style:style style:name="T132_363" style:family="text"/>
    <style:style style:name="T132_364" style:family="text"/>
    <style:style style:name="T132_365" style:family="text"/>
    <style:style style:name="T132_366" style:family="text"/>
    <style:style style:name="T132_367" style:family="text"/>
    <style:style style:name="T132_368" style:family="text"/>
    <style:style style:name="T132_369" style:family="text"/>
    <style:style style:name="T132_370" style:family="text"/>
    <style:style style:name="T132_371" style:family="text"/>
    <style:style style:name="T132_372" style:family="text"/>
    <style:style style:name="T132_373" style:family="text"/>
    <style:style style:name="T132_374" style:family="text"/>
    <style:style style:name="T132_375" style:family="text"/>
    <style:style style:name="T132_376" style:family="text"/>
    <style:style style:name="T132_377" style:family="text"/>
    <style:style style:name="T132_378" style:family="text"/>
    <style:style style:name="T132_379" style:family="text"/>
    <style:style style:name="T132_380" style:family="text"/>
    <style:style style:name="T132_381" style:family="text"/>
    <style:style style:name="T132_382" style:family="text"/>
    <style:style style:name="T132_383" style:family="text"/>
    <style:style style:name="T132_384" style:family="text"/>
    <style:style style:name="T132_385" style:family="text"/>
    <style:style style:name="T132_386" style:family="text"/>
    <style:style style:name="T132_387" style:family="text"/>
    <style:style style:name="T132_388" style:family="text"/>
    <style:style style:name="T132_389" style:family="text"/>
    <style:style style:name="T132_390" style:family="text"/>
    <style:style style:name="T132_391" style:family="text"/>
    <style:style style:name="T132_392" style:family="text"/>
    <style:style style:name="T132_393" style:family="text"/>
    <style:style style:name="T132_394" style:family="text"/>
    <style:style style:name="T132_395" style:family="text"/>
    <style:style style:name="T132_396" style:family="text"/>
    <style:style style:name="T132_397" style:family="text"/>
    <style:style style:name="T132_398" style:family="text"/>
    <style:style style:name="T132_399" style:family="text"/>
    <style:style style:name="T132_400" style:family="text"/>
    <style:style style:name="T132_401" style:family="text"/>
    <style:style style:name="T132_402" style:family="text"/>
    <style:style style:name="T132_403" style:family="text"/>
    <style:style style:name="T132_404" style:family="text"/>
    <style:style style:name="T132_405" style:family="text"/>
    <style:style style:name="T132_406" style:family="text"/>
    <style:style style:name="T132_407" style:family="text"/>
    <style:style style:name="T132_408" style:family="text"/>
    <style:style style:name="T132_409" style:family="text"/>
    <style:style style:name="T132_410" style:family="text"/>
    <style:style style:name="T132_411" style:family="text"/>
    <style:style style:name="T132_412" style:family="text"/>
    <style:style style:name="T132_413" style:family="text"/>
    <style:style style:name="T132_414" style:family="text"/>
    <style:style style:name="T132_415" style:family="text"/>
    <style:style style:name="T132_416" style:family="text"/>
    <style:style style:name="T132_417" style:family="text"/>
    <style:style style:name="T132_418" style:family="text"/>
    <style:style style:name="T132_419" style:family="text"/>
    <style:style style:name="T132_420" style:family="text"/>
    <style:style style:name="T132_421" style:family="text"/>
    <style:style style:name="T132_422" style:family="text"/>
    <style:style style:name="T132_423" style:family="text"/>
    <style:style style:name="T132_424" style:family="text"/>
    <style:style style:name="T132_425" style:family="text"/>
    <style:style style:name="T132_426" style:family="text"/>
    <style:style style:name="T132_427" style:family="text"/>
    <style:style style:name="T132_428" style:family="text"/>
    <style:style style:name="T132_429" style:family="text"/>
    <style:style style:name="T132_430" style:family="text"/>
    <style:style style:name="T132_431" style:family="text"/>
    <style:style style:name="T132_432" style:family="text"/>
    <style:style style:name="T132_433" style:family="text"/>
    <style:style style:name="T132_434" style:family="text"/>
    <style:style style:name="T132_435" style:family="text"/>
    <style:style style:name="T132_436" style:family="text"/>
    <style:style style:name="T132_437" style:family="text"/>
    <style:style style:name="T132_438" style:family="text"/>
    <style:style style:name="T132_439" style:family="text"/>
    <style:style style:name="T132_440" style:family="text"/>
    <style:style style:name="T132_441" style:family="text"/>
    <style:style style:name="T132_442" style:family="text"/>
    <style:style style:name="T132_443" style:family="text"/>
    <style:style style:name="T132_444" style:family="text"/>
    <style:style style:name="T132_445" style:family="text"/>
    <style:style style:name="T132_446" style:family="text"/>
    <style:style style:name="T132_447" style:family="text"/>
    <style:style style:name="T132_448" style:family="text"/>
    <style:style style:name="T132_449" style:family="text"/>
    <style:style style:name="T132_450" style:family="text"/>
    <style:style style:name="T132_451" style:family="text"/>
    <style:style style:name="T132_452" style:family="text"/>
    <style:style style:name="T132_453" style:family="text"/>
    <style:style style:name="T132_454" style:family="text"/>
    <style:style style:name="T132_455" style:family="text"/>
    <style:style style:name="T132_456" style:family="text"/>
    <style:style style:name="T132_457" style:family="text"/>
    <style:style style:name="T132_458" style:family="text"/>
    <style:style style:name="T132_459" style:family="text"/>
    <style:style style:name="T132_460" style:family="text"/>
    <style:style style:name="T132_461" style:family="text"/>
    <style:style style:name="T132_462" style:family="text"/>
    <style:style style:name="T132_463" style:family="text"/>
    <style:style style:name="T132_464" style:family="text"/>
    <style:style style:name="T132_465" style:family="text"/>
    <style:style style:name="T132_466" style:family="text"/>
    <style:style style:name="T132_467" style:family="text"/>
    <style:style style:name="T132_468" style:family="text"/>
    <style:style style:name="T132_469" style:family="text"/>
    <style:style style:name="T132_470" style:family="text"/>
    <style:style style:name="T132_471" style:family="text"/>
    <style:style style:name="T132_472" style:family="text"/>
    <style:style style:name="T132_473" style:family="text"/>
    <style:style style:name="T132_474" style:family="text"/>
    <style:style style:name="T132_475" style:family="text"/>
    <style:style style:name="T132_476" style:family="text"/>
    <style:style style:name="T132_477" style:family="text"/>
    <style:style style:name="T132_478" style:family="text"/>
    <style:style style:name="T132_479" style:family="text"/>
    <style:style style:name="T132_480" style:family="text"/>
    <style:style style:name="T132_481" style:family="text"/>
    <style:style style:name="T132_482" style:family="text"/>
    <style:style style:name="T132_483" style:family="text"/>
    <style:style style:name="T132_484" style:family="text"/>
    <style:style style:name="T132_485" style:family="text"/>
    <style:style style:name="T132_486" style:family="text"/>
    <style:style style:name="T132_487" style:family="text"/>
    <style:style style:name="T132_488" style:family="text"/>
    <style:style style:name="T132_489" style:family="text"/>
    <style:style style:name="T132_490" style:family="text"/>
    <style:style style:name="T132_491" style:family="text"/>
    <style:style style:name="T132_492" style:family="text"/>
    <style:style style:name="T132_493" style:family="text"/>
    <style:style style:name="T132_494" style:family="text"/>
    <style:style style:name="T132_495" style:family="text"/>
    <style:style style:name="T132_496" style:family="text"/>
    <style:style style:name="T132_497" style:family="text"/>
    <style:style style:name="T132_498" style:family="text"/>
    <style:style style:name="T132_499" style:family="text"/>
    <style:style style:name="T132_500" style:family="text"/>
    <style:style style:name="T132_501" style:family="text"/>
    <style:style style:name="T132_502" style:family="text"/>
    <style:style style:name="T132_503" style:family="text"/>
    <style:style style:name="T132_504" style:family="text"/>
    <style:style style:name="T132_505" style:family="text"/>
    <style:style style:name="T132_506" style:family="text"/>
    <style:style style:name="T132_507" style:family="text"/>
    <style:style style:name="T132_508" style:family="text"/>
    <style:style style:name="T132_509" style:family="text"/>
    <style:style style:name="T132_510" style:family="text"/>
    <style:style style:name="T132_511" style:family="text"/>
    <style:style style:name="T132_512" style:family="text"/>
    <style:style style:name="T132_513" style:family="text"/>
    <style:style style:name="T132_514" style:family="text"/>
    <style:style style:name="T132_515" style:family="text"/>
    <style:style style:name="T132_516" style:family="text"/>
    <style:style style:name="T132_517" style:family="text"/>
    <style:style style:name="T132_518" style:family="text"/>
    <style:style style:name="T132_519" style:family="text"/>
    <style:style style:name="T132_520" style:family="text"/>
    <style:style style:name="T132_521" style:family="text"/>
    <style:style style:name="T132_522" style:family="text"/>
    <style:style style:name="T132_523" style:family="text"/>
    <style:style style:name="T132_524" style:family="text"/>
    <style:style style:name="T132_525" style:family="text"/>
    <style:style style:name="T132_526" style:family="text"/>
    <style:style style:name="T132_527" style:family="text"/>
    <style:style style:name="T132_528" style:family="text"/>
    <style:style style:name="T132_529" style:family="text"/>
    <style:style style:name="T132_530" style:family="text"/>
    <style:style style:name="T132_531" style:family="text"/>
    <style:style style:name="T132_532" style:family="text"/>
    <style:style style:name="T132_533" style:family="text"/>
    <style:style style:name="T132_534" style:family="text"/>
    <style:style style:name="T132_535" style:family="text"/>
    <style:style style:name="T132_536" style:family="text"/>
    <style:style style:name="T132_537" style:family="text"/>
    <style:style style:name="T132_538" style:family="text"/>
    <style:style style:name="T132_539" style:family="text"/>
    <style:style style:name="T132_540" style:family="text"/>
    <style:style style:name="T132_541" style:family="text"/>
    <style:style style:name="T132_542" style:family="text"/>
    <style:style style:name="T132_543" style:family="text"/>
    <style:style style:name="T132_544" style:family="text"/>
    <style:style style:name="T132_545" style:family="text"/>
    <style:style style:name="T132_546" style:family="text"/>
    <style:style style:name="T132_547" style:family="text"/>
    <style:style style:name="T132_548" style:family="text"/>
    <style:style style:name="T132_549" style:family="text"/>
    <style:style style:name="T132_550" style:family="text"/>
    <style:style style:name="T132_551" style:family="text"/>
    <style:style style:name="T132_552" style:family="text"/>
    <style:style style:name="T132_553" style:family="text"/>
    <style:style style:name="T132_554" style:family="text"/>
    <style:style style:name="T132_555" style:family="text"/>
    <style:style style:name="T132_556" style:family="text"/>
    <style:style style:name="T132_557" style:family="text"/>
    <style:style style:name="T132_558" style:family="text"/>
    <style:style style:name="T132_559" style:family="text"/>
    <style:style style:name="T132_560" style:family="text"/>
    <style:style style:name="T132_561" style:family="text"/>
    <style:style style:name="T132_562" style:family="text"/>
    <style:style style:name="T132_563" style:family="text"/>
    <style:style style:name="T132_564" style:family="text"/>
    <style:style style:name="T132_565" style:family="text"/>
    <style:style style:name="T132_566" style:family="text"/>
    <style:style style:name="T132_567" style:family="text"/>
    <style:style style:name="T132_568" style:family="text"/>
    <style:style style:name="T132_569" style:family="text"/>
    <style:style style:name="T132_570" style:family="text"/>
    <style:style style:name="T132_571" style:family="text"/>
    <style:style style:name="T132_572" style:family="text"/>
    <style:style style:name="T132_573" style:family="text"/>
    <style:style style:name="T132_574" style:family="text"/>
    <style:style style:name="T132_575" style:family="text"/>
    <style:style style:name="T132_576" style:family="text"/>
    <style:style style:name="T132_577" style:family="text"/>
    <style:style style:name="T132_578" style:family="text"/>
    <style:style style:name="T132_579" style:family="text"/>
    <style:style style:name="T132_580" style:family="text"/>
    <style:style style:name="T132_581" style:family="text"/>
    <style:style style:name="T132_582" style:family="text"/>
    <style:style style:name="T132_583" style:family="text"/>
    <style:style style:name="T132_584" style:family="text"/>
    <style:style style:name="T132_585" style:family="text"/>
    <style:style style:name="T132_586" style:family="text"/>
    <style:style style:name="T132_587" style:family="text"/>
    <style:style style:name="T132_588" style:family="text"/>
    <style:style style:name="T132_589" style:family="text"/>
    <style:style style:name="T132_590" style:family="text"/>
    <style:style style:name="T132_591" style:family="text"/>
    <style:style style:name="T132_592" style:family="text"/>
    <style:style style:name="T132_593" style:family="text"/>
    <style:style style:name="T132_594" style:family="text"/>
    <style:style style:name="T132_595" style:family="text"/>
    <style:style style:name="T132_596" style:family="text"/>
    <style:style style:name="T132_597" style:family="text"/>
    <style:style style:name="T132_598" style:family="text"/>
    <style:style style:name="T132_599" style:family="text"/>
    <style:style style:name="T132_600" style:family="text"/>
    <style:style style:name="T132_601" style:family="text"/>
    <style:style style:name="T132_602" style:family="text"/>
    <style:style style:name="T132_603" style:family="text"/>
    <style:style style:name="T132_604" style:family="text"/>
    <style:style style:name="T132_605" style:family="text"/>
    <style:style style:name="T132_606" style:family="text"/>
    <style:style style:name="T132_607" style:family="text"/>
    <style:style style:name="T132_608" style:family="text"/>
    <style:style style:name="T132_609" style:family="text"/>
    <style:style style:name="T132_610" style:family="text"/>
    <style:style style:name="T132_611" style:family="text"/>
    <style:style style:name="T132_612" style:family="text"/>
    <style:style style:name="T132_613" style:family="text"/>
    <style:style style:name="T132_614" style:family="text"/>
    <style:style style:name="T132_615" style:family="text"/>
    <style:style style:name="T132_616" style:family="text"/>
    <style:style style:name="T132_617" style:family="text"/>
    <style:style style:name="T132_618" style:family="text"/>
    <style:style style:name="T132_619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T134_273" style:family="text"/>
    <style:style style:name="T134_274" style:family="text"/>
    <style:style style:name="T134_275" style:family="text"/>
    <style:style style:name="T134_276" style:family="text"/>
    <style:style style:name="T134_277" style:family="text"/>
    <style:style style:name="T134_278" style:family="text"/>
    <style:style style:name="T134_279" style:family="text"/>
    <style:style style:name="T134_280" style:family="text"/>
    <style:style style:name="T134_281" style:family="text"/>
    <style:style style:name="T134_282" style:family="text"/>
    <style:style style:name="T134_283" style:family="text"/>
    <style:style style:name="T134_284" style:family="text"/>
    <style:style style:name="T134_285" style:family="text"/>
    <style:style style:name="T134_286" style:family="text"/>
    <style:style style:name="T134_287" style:family="text"/>
    <style:style style:name="T134_288" style:family="text"/>
    <style:style style:name="T134_289" style:family="text"/>
    <style:style style:name="T134_290" style:family="text"/>
    <style:style style:name="T134_291" style:family="text"/>
    <style:style style:name="T134_292" style:family="text"/>
    <style:style style:name="T134_293" style:family="text"/>
    <style:style style:name="T134_294" style:family="text"/>
    <style:style style:name="T134_295" style:family="text"/>
    <style:style style:name="T134_296" style:family="text"/>
    <style:style style:name="T134_297" style:family="text"/>
    <style:style style:name="T134_298" style:family="text"/>
    <style:style style:name="T134_299" style:family="text"/>
    <style:style style:name="T134_300" style:family="text"/>
    <style:style style:name="T134_301" style:family="text"/>
    <style:style style:name="T134_302" style:family="text"/>
    <style:style style:name="T134_303" style:family="text"/>
    <style:style style:name="T134_304" style:family="text"/>
    <style:style style:name="T134_305" style:family="text"/>
    <style:style style:name="T134_306" style:family="text"/>
    <style:style style:name="T134_307" style:family="text"/>
    <style:style style:name="T134_308" style:family="text"/>
    <style:style style:name="T134_309" style:family="text"/>
    <style:style style:name="T134_310" style:family="text"/>
    <style:style style:name="T134_311" style:family="text"/>
    <style:style style:name="T134_312" style:family="text"/>
    <style:style style:name="T134_313" style:family="text"/>
    <style:style style:name="T134_314" style:family="text"/>
    <style:style style:name="T134_315" style:family="text"/>
    <style:style style:name="T134_316" style:family="text"/>
    <style:style style:name="T134_317" style:family="text"/>
    <style:style style:name="T134_318" style:family="text"/>
    <style:style style:name="T134_319" style:family="text"/>
    <style:style style:name="T134_320" style:family="text"/>
    <style:style style:name="T134_321" style:family="text"/>
    <style:style style:name="T134_322" style:family="text"/>
    <style:style style:name="T134_323" style:family="text"/>
    <style:style style:name="T134_324" style:family="text"/>
    <style:style style:name="T134_325" style:family="text"/>
    <style:style style:name="T134_326" style:family="text"/>
    <style:style style:name="T134_327" style:family="text"/>
    <style:style style:name="T134_328" style:family="text"/>
    <style:style style:name="T134_329" style:family="text"/>
    <style:style style:name="T134_330" style:family="text"/>
    <style:style style:name="T134_331" style:family="text"/>
    <style:style style:name="T134_332" style:family="text"/>
    <style:style style:name="T134_333" style:family="text"/>
    <style:style style:name="T134_334" style:family="text"/>
    <style:style style:name="T134_335" style:family="text"/>
    <style:style style:name="T134_336" style:family="text"/>
    <style:style style:name="T134_337" style:family="text"/>
    <style:style style:name="T134_338" style:family="text"/>
    <style:style style:name="T134_339" style:family="text"/>
    <style:style style:name="T134_340" style:family="text"/>
    <style:style style:name="T134_341" style:family="text"/>
    <style:style style:name="T134_342" style:family="text"/>
    <style:style style:name="T134_343" style:family="text"/>
    <style:style style:name="T134_344" style:family="text"/>
    <style:style style:name="T134_345" style:family="text"/>
    <style:style style:name="T134_346" style:family="text"/>
    <style:style style:name="T134_347" style:family="text"/>
    <style:style style:name="T134_348" style:family="text"/>
    <style:style style:name="T134_349" style:family="text"/>
    <style:style style:name="T134_350" style:family="text"/>
    <style:style style:name="T134_351" style:family="text"/>
    <style:style style:name="T134_352" style:family="text"/>
    <style:style style:name="T134_353" style:family="text"/>
    <style:style style:name="T134_354" style:family="text"/>
    <style:style style:name="T134_355" style:family="text"/>
    <style:style style:name="T134_356" style:family="text"/>
    <style:style style:name="T134_357" style:family="text"/>
    <style:style style:name="T134_358" style:family="text"/>
    <style:style style:name="T134_359" style:family="text"/>
    <style:style style:name="T134_360" style:family="text"/>
    <style:style style:name="T134_361" style:family="text"/>
    <style:style style:name="T134_362" style:family="text"/>
    <style:style style:name="T134_363" style:family="text"/>
    <style:style style:name="T134_364" style:family="text"/>
    <style:style style:name="T134_365" style:family="text"/>
    <style:style style:name="T134_366" style:family="text"/>
    <style:style style:name="T134_367" style:family="text"/>
    <style:style style:name="T134_368" style:family="text"/>
    <style:style style:name="T134_369" style:family="text"/>
    <style:style style:name="T134_370" style:family="text"/>
    <style:style style:name="T134_371" style:family="text"/>
    <style:style style:name="T134_372" style:family="text"/>
    <style:style style:name="T134_373" style:family="text"/>
    <style:style style:name="T134_374" style:family="text"/>
    <style:style style:name="T134_375" style:family="text"/>
    <style:style style:name="T134_376" style:family="text"/>
    <style:style style:name="T134_377" style:family="text"/>
    <style:style style:name="T134_378" style:family="text"/>
    <style:style style:name="T134_379" style:family="text"/>
    <style:style style:name="T134_380" style:family="text"/>
    <style:style style:name="T134_381" style:family="text"/>
    <style:style style:name="T134_382" style:family="text"/>
    <style:style style:name="T134_383" style:family="text"/>
    <style:style style:name="T134_384" style:family="text"/>
    <style:style style:name="T134_385" style:family="text"/>
    <style:style style:name="T134_386" style:family="text"/>
    <style:style style:name="T134_387" style:family="text"/>
    <style:style style:name="T134_388" style:family="text"/>
    <style:style style:name="T134_389" style:family="text"/>
    <style:style style:name="T134_390" style:family="text"/>
    <style:style style:name="T134_391" style:family="text"/>
    <style:style style:name="T134_392" style:family="text"/>
    <style:style style:name="T134_393" style:family="text"/>
    <style:style style:name="T134_394" style:family="text"/>
    <style:style style:name="T134_395" style:family="text"/>
    <style:style style:name="T134_396" style:family="text"/>
    <style:style style:name="T134_397" style:family="text"/>
    <style:style style:name="T134_398" style:family="text"/>
    <style:style style:name="T134_399" style:family="text"/>
    <style:style style:name="T134_400" style:family="text"/>
    <style:style style:name="T134_401" style:family="text"/>
    <style:style style:name="T134_402" style:family="text"/>
    <style:style style:name="T134_403" style:family="text"/>
    <style:style style:name="T134_404" style:family="text"/>
    <style:style style:name="T134_405" style:family="text"/>
    <style:style style:name="T134_406" style:family="text"/>
    <style:style style:name="T134_407" style:family="text"/>
    <style:style style:name="T134_408" style:family="text"/>
    <style:style style:name="T134_409" style:family="text"/>
    <style:style style:name="T134_410" style:family="text"/>
    <style:style style:name="T134_411" style:family="text"/>
    <style:style style:name="T134_412" style:family="text"/>
    <style:style style:name="T134_413" style:family="text"/>
    <style:style style:name="T134_414" style:family="text"/>
    <style:style style:name="T134_415" style:family="text"/>
    <style:style style:name="T134_416" style:family="text"/>
    <style:style style:name="T134_417" style:family="text"/>
    <style:style style:name="T134_418" style:family="text"/>
    <style:style style:name="T134_419" style:family="text"/>
    <style:style style:name="T134_420" style:family="text"/>
    <style:style style:name="T134_421" style:family="text"/>
    <style:style style:name="T134_422" style:family="text"/>
    <style:style style:name="T134_423" style:family="text"/>
    <style:style style:name="T134_424" style:family="text"/>
    <style:style style:name="T134_425" style:family="text"/>
    <style:style style:name="T134_426" style:family="text"/>
    <style:style style:name="T134_427" style:family="text"/>
    <style:style style:name="T134_428" style:family="text"/>
    <style:style style:name="T134_429" style:family="text"/>
    <style:style style:name="T134_430" style:family="text"/>
    <style:style style:name="T134_431" style:family="text"/>
    <style:style style:name="T134_432" style:family="text"/>
    <style:style style:name="T134_433" style:family="text"/>
    <style:style style:name="T134_434" style:family="text"/>
    <style:style style:name="T134_435" style:family="text"/>
    <style:style style:name="T134_436" style:family="text"/>
    <style:style style:name="T134_437" style:family="text"/>
    <style:style style:name="T134_438" style:family="text"/>
    <style:style style:name="T134_439" style:family="text"/>
    <style:style style:name="T134_440" style:family="text"/>
    <style:style style:name="T134_441" style:family="text"/>
    <style:style style:name="T134_442" style:family="text"/>
    <style:style style:name="T134_443" style:family="text"/>
    <style:style style:name="T134_444" style:family="text"/>
    <style:style style:name="T134_445" style:family="text"/>
    <style:style style:name="T134_446" style:family="text"/>
    <style:style style:name="T134_447" style:family="text"/>
    <style:style style:name="T134_448" style:family="text"/>
    <style:style style:name="T134_449" style:family="text"/>
    <style:style style:name="T134_450" style:family="text"/>
    <style:style style:name="T134_451" style:family="text"/>
    <style:style style:name="T134_452" style:family="text"/>
    <style:style style:name="T134_453" style:family="text"/>
    <style:style style:name="T134_454" style:family="text"/>
    <style:style style:name="T134_455" style:family="text"/>
    <style:style style:name="T134_456" style:family="text"/>
    <style:style style:name="T134_457" style:family="text"/>
    <style:style style:name="T134_458" style:family="text"/>
    <style:style style:name="T134_459" style:family="text"/>
    <style:style style:name="T134_460" style:family="text"/>
    <style:style style:name="T134_461" style:family="text"/>
    <style:style style:name="T134_462" style:family="text"/>
    <style:style style:name="T134_463" style:family="text"/>
    <style:style style:name="T134_464" style:family="text"/>
    <style:style style:name="T134_465" style:family="text"/>
    <style:style style:name="T134_466" style:family="text"/>
    <style:style style:name="T134_467" style:family="text"/>
    <style:style style:name="T134_468" style:family="text"/>
    <style:style style:name="T134_469" style:family="text"/>
    <style:style style:name="T134_470" style:family="text"/>
    <style:style style:name="T134_471" style:family="text"/>
    <style:style style:name="T134_472" style:family="text"/>
    <style:style style:name="T134_473" style:family="text"/>
    <style:style style:name="T134_474" style:family="text"/>
    <style:style style:name="T134_475" style:family="text"/>
    <style:style style:name="T134_476" style:family="text"/>
    <style:style style:name="T134_477" style:family="text"/>
    <style:style style:name="T134_478" style:family="text"/>
    <style:style style:name="T134_479" style:family="text"/>
    <style:style style:name="T134_480" style:family="text"/>
    <style:style style:name="T134_481" style:family="text"/>
    <style:style style:name="T134_482" style:family="text"/>
    <style:style style:name="T134_483" style:family="text"/>
    <style:style style:name="T134_484" style:family="text"/>
    <style:style style:name="T134_485" style:family="text"/>
    <style:style style:name="T134_486" style:family="text"/>
    <style:style style:name="T134_487" style:family="text"/>
    <style:style style:name="T134_488" style:family="text"/>
    <style:style style:name="T134_489" style:family="text"/>
    <style:style style:name="T134_490" style:family="text"/>
    <style:style style:name="T134_491" style:family="text"/>
    <style:style style:name="T134_492" style:family="text"/>
    <style:style style:name="T134_493" style:family="text"/>
    <style:style style:name="T134_494" style:family="text"/>
    <style:style style:name="T134_495" style:family="text"/>
    <style:style style:name="T134_496" style:family="text"/>
    <style:style style:name="T134_497" style:family="text"/>
    <style:style style:name="T134_498" style:family="text"/>
    <style:style style:name="T134_499" style:family="text"/>
    <style:style style:name="T134_500" style:family="text"/>
    <style:style style:name="T134_501" style:family="text"/>
    <style:style style:name="T134_502" style:family="text"/>
    <style:style style:name="T134_503" style:family="text"/>
    <style:style style:name="T134_504" style:family="text"/>
    <style:style style:name="T134_505" style:family="text"/>
    <style:style style:name="T134_506" style:family="text"/>
    <style:style style:name="T134_507" style:family="text"/>
    <style:style style:name="T134_508" style:family="text"/>
    <style:style style:name="T134_509" style:family="text"/>
    <style:style style:name="T134_510" style:family="text"/>
    <style:style style:name="T134_511" style:family="text"/>
    <style:style style:name="T134_512" style:family="text"/>
    <style:style style:name="T134_513" style:family="text"/>
    <style:style style:name="T134_514" style:family="text"/>
    <style:style style:name="T134_515" style:family="text"/>
    <style:style style:name="T134_516" style:family="text"/>
    <style:style style:name="T134_517" style:family="text"/>
    <style:style style:name="T134_518" style:family="text"/>
    <style:style style:name="T134_519" style:family="text"/>
    <style:style style:name="T134_520" style:family="text"/>
    <style:style style:name="T134_521" style:family="text"/>
    <style:style style:name="T134_522" style:family="text"/>
    <style:style style:name="T134_523" style:family="text"/>
    <style:style style:name="T134_524" style:family="text"/>
    <style:style style:name="T134_525" style:family="text"/>
    <style:style style:name="T134_526" style:family="text"/>
    <style:style style:name="T134_527" style:family="text"/>
    <style:style style:name="T134_528" style:family="text"/>
    <style:style style:name="T134_529" style:family="text"/>
    <style:style style:name="T134_530" style:family="text"/>
    <style:style style:name="T134_531" style:family="text"/>
    <style:style style:name="T134_532" style:family="text"/>
    <style:style style:name="T134_533" style:family="text"/>
    <style:style style:name="T134_534" style:family="text"/>
    <style:style style:name="T134_535" style:family="text"/>
    <style:style style:name="T134_536" style:family="text"/>
    <style:style style:name="T134_537" style:family="text"/>
    <style:style style:name="T134_538" style:family="text"/>
    <style:style style:name="T134_539" style:family="text"/>
    <style:style style:name="T134_540" style:family="text"/>
    <style:style style:name="T134_541" style:family="text"/>
    <style:style style:name="T134_542" style:family="text"/>
    <style:style style:name="T134_543" style:family="text"/>
    <style:style style:name="T134_544" style:family="text"/>
    <style:style style:name="T134_545" style:family="text"/>
    <style:style style:name="T134_546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tyle="italic" style:font-style-asian="italic" style:font-style-complex="italic" fo:color="#b7b7b7"/>
    </style:style>
    <style:style style:name="T136_2" style:family="text">
      <style:text-properties fo:font-style="italic" style:font-style-asian="italic" style:font-style-complex="italic" fo:color="#b7b7b7"/>
    </style:style>
    <style:style style:name="T136_3" style:family="text">
      <style:text-properties fo:font-style="italic" style:font-style-asian="italic" style:font-style-complex="italic" fo:color="#b7b7b7"/>
    </style:style>
    <style:style style:name="T136_4" style:family="text">
      <style:text-properties fo:color="#b7b7b7"/>
    </style:style>
    <style:style style:name="T136_5" style:family="text"/>
    <style:style style:name="T136_6" style:family="text">
      <style:text-properties fo:color="#b7b7b7" style:text-underline-style="solid" style:text-underline-color="font-color"/>
    </style:style>
    <style:style style:name="T136_7" style:family="text"/>
    <style:style style:name="T136_8" style:family="text">
      <style:text-properties fo:color="#b7b7b7" style:text-underline-style="solid" style:text-underline-color="font-color"/>
    </style:style>
    <style:style style:name="T136_9" style:family="text"/>
    <style:style style:name="T136_10" style:family="text">
      <style:text-properties fo:color="#b7b7b7" style:text-underline-style="solid" style:text-underline-color="font-color"/>
    </style:style>
    <style:style style:name="T136_11" style:family="text"/>
    <style:style style:name="T136_12" style:family="text">
      <style:text-properties fo:color="#b7b7b7" style:text-underline-style="solid" style:text-underline-color="font-color"/>
    </style:style>
    <style:style style:name="T136_13" style:family="text"/>
    <style:style style:name="T136_14" style:family="text">
      <style:text-properties fo:color="#b7b7b7" style:text-underline-style="solid" style:text-underline-color="font-color"/>
    </style:style>
    <style:style style:name="T136_15" style:family="text"/>
    <style:style style:name="T136_16" style:family="text">
      <style:text-properties fo:color="#b7b7b7" style:text-underline-style="solid" style:text-underline-color="font-color"/>
    </style:style>
    <style:style style:name="T136_17" style:family="text"/>
    <style:style style:name="T136_18" style:family="text">
      <style:text-properties fo:color="#b7b7b7" style:text-underline-style="solid" style:text-underline-color="font-color"/>
    </style:style>
    <style:style style:name="T136_19" style:family="text"/>
    <style:style style:name="T136_20" style:family="text">
      <style:text-properties fo:color="#b7b7b7" style:text-underline-style="solid" style:text-underline-color="font-color"/>
    </style:style>
    <style:style style:name="T136_21" style:family="text"/>
    <style:style style:name="T136_22" style:family="text">
      <style:text-properties fo:color="#b7b7b7" style:text-underline-style="solid" style:text-underline-color="font-color"/>
    </style:style>
    <style:style style:name="T136_23" style:family="text"/>
    <style:style style:name="T136_24" style:family="text">
      <style:text-properties fo:color="#b7b7b7" style:text-underline-style="solid" style:text-underline-color="font-color"/>
    </style:style>
    <style:style style:name="T136_25" style:family="text"/>
    <style:style style:name="T136_26" style:family="text">
      <style:text-properties fo:color="#b7b7b7" style:text-underline-style="solid" style:text-underline-color="font-color"/>
    </style:style>
    <style:style style:name="T136_27" style:family="text"/>
    <style:style style:name="T136_28" style:family="text">
      <style:text-properties fo:color="#b7b7b7" style:text-underline-style="solid" style:text-underline-color="font-color"/>
    </style:style>
    <style:style style:name="T136_29" style:family="text">
      <style:text-properties fo:color="#b7b7b7"/>
    </style:style>
    <style:style style:name="T136_30" style:family="text">
      <style:text-properties fo:font-style="italic" style:font-style-asian="italic" style:font-style-complex="italic" fo:color="#b7b7b7"/>
    </style:style>
    <style:style style:name="T136_31" style:family="text">
      <style:text-properties fo:font-style="italic" style:font-style-asian="italic" style:font-style-complex="italic" fo:color="#b7b7b7"/>
    </style:style>
    <style:style style:name="T136_32" style:family="text">
      <style:text-properties fo:font-style="italic" style:font-style-asian="italic" style:font-style-complex="italic" fo:color="#b7b7b7"/>
    </style:style>
    <style:style style:name="T136_33" style:family="text">
      <style:text-properties fo:font-style="italic" style:font-style-asian="italic" style:font-style-complex="italic" fo:color="#b7b7b7"/>
    </style:style>
    <style:style style:name="T136_34" style:family="text">
      <style:text-properties fo:font-style="italic" style:font-style-asian="italic" style:font-style-complex="italic" fo:color="#b7b7b7"/>
    </style:style>
    <style:style style:name="T136_35" style:family="text">
      <style:text-properties fo:font-style="italic" style:font-style-asian="italic" style:font-style-complex="italic" fo:color="#b7b7b7"/>
    </style:style>
    <style:style style:name="T136_36" style:family="text">
      <style:text-properties fo:font-style="italic" style:font-style-asian="italic" style:font-style-complex="italic" fo:color="#b7b7b7"/>
    </style:style>
    <style:style style:name="T136_37" style:family="text">
      <style:text-properties fo:font-style="italic" style:font-style-asian="italic" style:font-style-complex="italic" fo:color="#b7b7b7"/>
    </style:style>
    <style:style style:name="T136_38" style:family="text">
      <style:text-properties fo:font-style="italic" style:font-style-asian="italic" style:font-style-complex="italic" fo:color="#b7b7b7"/>
    </style:style>
    <style:style style:name="T136_39" style:family="text">
      <style:text-properties fo:font-style="italic" style:font-style-asian="italic" style:font-style-complex="italic" fo:color="#b7b7b7"/>
    </style:style>
    <style:style style:name="T136_40" style:family="text">
      <style:text-properties fo:font-style="italic" style:font-style-asian="italic" style:font-style-complex="italic" fo:color="#b7b7b7"/>
    </style:style>
    <style:style style:name="T136_41" style:family="text">
      <style:text-properties fo:font-style="italic" style:font-style-asian="italic" style:font-style-complex="italic" fo:color="#b7b7b7"/>
    </style:style>
    <style:style style:name="T136_42" style:family="text">
      <style:text-properties fo:font-style="italic" style:font-style-asian="italic" style:font-style-complex="italic" fo:color="#b7b7b7"/>
    </style:style>
    <style:style style:name="T136_43" style:family="text">
      <style:text-properties fo:font-style="italic" style:font-style-asian="italic" style:font-style-complex="italic" fo:color="#b7b7b7"/>
    </style:style>
    <style:style style:name="T136_44" style:family="text">
      <style:text-properties fo:font-style="italic" style:font-style-asian="italic" style:font-style-complex="italic" fo:color="#b7b7b7"/>
    </style:style>
    <style:style style:name="T136_45" style:family="text">
      <style:text-properties fo:font-style="italic" style:font-style-asian="italic" style:font-style-complex="italic" fo:color="#b7b7b7"/>
    </style:style>
    <style:style style:name="T136_46" style:family="text">
      <style:text-properties fo:font-style="italic" style:font-style-asian="italic" style:font-style-complex="italic" fo:color="#b7b7b7"/>
    </style:style>
    <style:style style:name="T136_47" style:family="text">
      <style:text-properties fo:font-style="italic" style:font-style-asian="italic" style:font-style-complex="italic" fo:color="#b7b7b7"/>
    </style:style>
    <style:style style:name="T136_48" style:family="text">
      <style:text-properties fo:font-style="italic" style:font-style-asian="italic" style:font-style-complex="italic" fo:color="#b7b7b7"/>
    </style:style>
    <style:style style:name="T136_49" style:family="text">
      <style:text-properties fo:font-style="italic" style:font-style-asian="italic" style:font-style-complex="italic" fo:color="#b7b7b7"/>
    </style:style>
    <style:style style:name="T136_50" style:family="text">
      <style:text-properties fo:font-style="italic" style:font-style-asian="italic" style:font-style-complex="italic" fo:color="#b7b7b7"/>
    </style:style>
    <style:style style:name="T136_51" style:family="text">
      <style:text-properties fo:font-style="italic" style:font-style-asian="italic" style:font-style-complex="italic" fo:color="#b7b7b7"/>
    </style:style>
    <style:style style:name="T136_52" style:family="text">
      <style:text-properties fo:font-style="italic" style:font-style-asian="italic" style:font-style-complex="italic" fo:color="#b7b7b7"/>
    </style:style>
    <style:style style:name="T136_53" style:family="text">
      <style:text-properties fo:font-style="italic" style:font-style-asian="italic" style:font-style-complex="italic" fo:color="#b7b7b7"/>
    </style:style>
    <style:style style:name="T136_54" style:family="text">
      <style:text-properties fo:font-style="italic" style:font-style-asian="italic" style:font-style-complex="italic" fo:color="#b7b7b7"/>
    </style:style>
    <style:style style:name="T136_55" style:family="text">
      <style:text-properties fo:font-style="italic" style:font-style-asian="italic" style:font-style-complex="italic" fo:color="#b7b7b7"/>
    </style:style>
    <style:style style:name="T136_56" style:family="text">
      <style:text-properties fo:font-style="italic" style:font-style-asian="italic" style:font-style-complex="italic" fo:color="#b7b7b7"/>
    </style:style>
    <style:style style:name="T136_57" style:family="text">
      <style:text-properties fo:font-style="italic" style:font-style-asian="italic" style:font-style-complex="italic" fo:color="#b7b7b7"/>
    </style:style>
    <style:style style:name="T136_58" style:family="text">
      <style:text-properties fo:font-style="italic" style:font-style-asian="italic" style:font-style-complex="italic" fo:color="#b7b7b7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 style:parent-style-name="Standard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2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tyle="italic" style:font-style-asian="italic" style:font-style-complex="italic"/>
    </style:style>
    <style:style style:name="T142_2" style:family="text">
      <style:text-properties fo:font-style="italic" style:font-style-asian="italic" style:font-style-complex="italic"/>
    </style:style>
    <style:style style:name="T142_3" style:family="text">
      <style:text-properties fo:font-style="italic" style:font-style-asian="italic" style:font-style-complex="italic"/>
    </style:style>
    <style:style style:name="T142_4" style:family="text">
      <style:text-properties fo:font-style="italic" style:font-style-asian="italic" style:font-style-complex="italic"/>
    </style:style>
    <style:style style:name="T142_5" style:family="text">
      <style:text-properties fo:font-style="italic" style:font-style-asian="italic" style:font-style-complex="italic"/>
    </style:style>
    <style:style style:name="T142_6" style:family="text">
      <style:text-properties fo:font-style="italic" style:font-style-asian="italic" style:font-style-complex="italic"/>
    </style:style>
    <style:style style:name="T142_7" style:family="text">
      <style:text-properties fo:font-style="italic" style:font-style-asian="italic" style:font-style-complex="italic"/>
    </style:style>
    <style:style style:name="T142_8" style:family="text">
      <style:text-properties fo:font-style="italic" style:font-style-asian="italic" style:font-style-complex="italic"/>
    </style:style>
    <style:style style:name="T142_9" style:family="text">
      <style:text-properties fo:font-style="italic" style:font-style-asian="italic" style:font-style-complex="italic"/>
    </style:style>
    <style:style style:name="T142_10" style:family="text">
      <style:text-properties fo:font-style="italic" style:font-style-asian="italic" style:font-style-complex="italic"/>
    </style:style>
    <style:style style:name="T142_11" style:family="text">
      <style:text-properties fo:font-style="italic" style:font-style-asian="italic" style:font-style-complex="italic"/>
    </style:style>
    <style:style style:name="T142_12" style:family="text">
      <style:text-properties fo:font-style="italic" style:font-style-asian="italic" style:font-style-complex="italic"/>
    </style:style>
    <style:style style:name="T142_13" style:family="text">
      <style:text-properties fo:font-style="italic" style:font-style-asian="italic" style:font-style-complex="italic"/>
    </style:style>
    <style:style style:name="T142_14" style:family="text">
      <style:text-properties fo:font-style="italic" style:font-style-asian="italic" style:font-style-complex="italic"/>
    </style:style>
    <style:style style:name="T142_15" style:family="text">
      <style:text-properties fo:font-style="italic" style:font-style-asian="italic" style:font-style-complex="italic"/>
    </style:style>
    <style:style style:name="T142_16" style:family="text">
      <style:text-properties fo:font-style="italic" style:font-style-asian="italic" style:font-style-complex="italic"/>
    </style:style>
    <style:style style:name="T142_17" style:family="text">
      <style:text-properties fo:font-style="italic" style:font-style-asian="italic" style:font-style-complex="italic"/>
    </style:style>
    <style:style style:name="T142_18" style:family="text">
      <style:text-properties fo:font-style="italic" style:font-style-asian="italic" style:font-style-complex="italic"/>
    </style:style>
    <style:style style:name="T142_19" style:family="text">
      <style:text-properties fo:font-style="italic" style:font-style-asian="italic" style:font-style-complex="italic"/>
    </style:style>
    <style:style style:name="T142_20" style:family="text">
      <style:text-properties fo:font-style="italic" style:font-style-asian="italic" style:font-style-complex="italic"/>
    </style:style>
    <style:style style:name="T142_21" style:family="text">
      <style:text-properties fo:font-style="italic" style:font-style-asian="italic" style:font-style-complex="italic"/>
    </style:style>
    <style:style style:name="T142_22" style:family="text">
      <style:text-properties fo:font-style="italic" style:font-style-asian="italic" style:font-style-complex="italic"/>
    </style:style>
    <style:style style:name="T142_23" style:family="text">
      <style:text-properties fo:font-style="italic" style:font-style-asian="italic" style:font-style-complex="italic"/>
    </style:style>
    <style:style style:name="T142_24" style:family="text">
      <style:text-properties fo:font-style="italic" style:font-style-asian="italic" style:font-style-complex="italic"/>
    </style:style>
    <style:style style:name="T142_25" style:family="text">
      <style:text-properties fo:font-style="italic" style:font-style-asian="italic" style:font-style-complex="italic"/>
    </style:style>
    <style:style style:name="T142_26" style:family="text">
      <style:text-properties fo:font-style="italic" style:font-style-asian="italic" style:font-style-complex="italic"/>
    </style:style>
    <style:style style:name="T142_27" style:family="text">
      <style:text-properties fo:font-style="italic" style:font-style-asian="italic" style:font-style-complex="italic"/>
    </style:style>
    <style:style style:name="T142_28" style:family="text">
      <style:text-properties fo:font-style="italic" style:font-style-asian="italic" style:font-style-complex="italic"/>
    </style:style>
    <style:style style:name="T142_29" style:family="text">
      <style:text-properties fo:font-style="italic" style:font-style-asian="italic" style:font-style-complex="italic"/>
    </style:style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>
      <style:text-properties fo:font-style="italic" style:font-style-asian="italic" style:font-style-complex="italic"/>
    </style:style>
    <style:style style:name="T142_33" style:family="text">
      <style:text-properties fo:font-style="italic" style:font-style-asian="italic" style:font-style-complex="italic"/>
    </style:style>
    <style:style style:name="T142_34" style:family="text">
      <style:text-properties fo:font-style="italic" style:font-style-asian="italic" style:font-style-complex="italic"/>
    </style:style>
    <style:style style:name="T142_35" style:family="text">
      <style:text-properties fo:font-style="italic" style:font-style-asian="italic" style:font-style-complex="italic"/>
    </style:style>
    <style:style style:name="T142_36" style:family="text">
      <style:text-properties fo:font-style="italic" style:font-style-asian="italic" style:font-style-complex="italic"/>
    </style:style>
    <style:style style:name="T142_37" style:family="text">
      <style:text-properties fo:font-style="italic" style:font-style-asian="italic" style:font-style-complex="italic"/>
    </style:style>
    <style:style style:name="T142_38" style:family="text">
      <style:text-properties fo:font-style="italic" style:font-style-asian="italic" style:font-style-complex="italic"/>
    </style:style>
    <style:style style:name="T142_39" style:family="text">
      <style:text-properties fo:font-style="italic" style:font-style-asian="italic" style:font-style-complex="italic"/>
    </style:style>
    <style:style style:name="T142_40" style:family="text">
      <style:text-properties fo:font-style="italic" style:font-style-asian="italic" style:font-style-complex="italic"/>
    </style:style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>
      <style:text-properties fo:font-style="italic" style:font-style-asian="italic" style:font-style-complex="italic"/>
    </style:style>
    <style:style style:name="T142_47" style:family="text">
      <style:text-properties fo:font-style="italic" style:font-style-asian="italic" style:font-style-complex="italic"/>
    </style:style>
    <style:style style:name="T142_48" style:family="text">
      <style:text-properties fo:font-style="italic" style:font-style-asian="italic" style:font-style-complex="italic"/>
    </style:style>
    <style:style style:name="T142_49" style:family="text">
      <style:text-properties fo:font-style="italic" style:font-style-asian="italic" style:font-style-complex="italic"/>
    </style:style>
    <style:style style:name="T142_50" style:family="text">
      <style:text-properties fo:font-style="italic" style:font-style-asian="italic" style:font-style-complex="italic"/>
    </style:style>
    <style:style style:name="T142_51" style:family="text">
      <style:text-properties fo:font-style="italic" style:font-style-asian="italic" style:font-style-complex="italic"/>
    </style:style>
    <style:style style:name="T142_52" style:family="text">
      <style:text-properties fo:font-style="italic" style:font-style-asian="italic" style:font-style-complex="italic"/>
    </style:style>
    <style:style style:name="T142_53" style:family="text">
      <style:text-properties fo:font-style="italic" style:font-style-asian="italic" style:font-style-complex="italic"/>
    </style:style>
    <style:style style:name="T142_54" style:family="text">
      <style:text-properties fo:font-style="italic" style:font-style-asian="italic" style:font-style-complex="italic"/>
    </style:style>
    <style:style style:name="T142_55" style:family="text">
      <style:text-properties fo:font-style="italic" style:font-style-asian="italic" style:font-style-complex="italic"/>
    </style:style>
    <style:style style:name="T142_56" style:family="text">
      <style:text-properties fo:font-style="italic" style:font-style-asian="italic" style:font-style-complex="italic"/>
    </style:style>
    <style:style style:name="T142_57" style:family="text">
      <style:text-properties fo:font-style="italic" style:font-style-asian="italic" style:font-style-complex="italic"/>
    </style:style>
    <style:style style:name="T142_58" style:family="text">
      <style:text-properties fo:font-style="italic" style:font-style-asian="italic" style:font-style-complex="italic"/>
    </style:style>
    <style:style style:name="T142_59" style:family="text">
      <style:text-properties fo:font-style="italic" style:font-style-asian="italic" style:font-style-complex="italic"/>
    </style:style>
    <style:style style:name="T142_60" style:family="text">
      <style:text-properties fo:font-style="italic" style:font-style-asian="italic" style:font-style-complex="italic"/>
    </style:style>
    <style:style style:name="T142_61" style:family="text">
      <style:text-properties fo:font-style="italic" style:font-style-asian="italic" style:font-style-complex="italic"/>
    </style:style>
    <style:style style:name="T142_62" style:family="text">
      <style:text-properties fo:font-style="italic" style:font-style-asian="italic" style:font-style-complex="italic"/>
    </style:style>
    <style:style style:name="T142_63" style:family="text"/>
    <style:style style:name="T142_6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 style:parent-style-name="Standard"/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underline-style="solid" style:text-underline-color="font-color"/>
    </style:style>
    <style:style style:name="T147_10" style:family="text">
      <style:text-properties style:text-underline-style="solid" style:text-underline-color="font-color"/>
    </style:style>
    <style:style style:name="T147_11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 style:parent-style-name="Standard"/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>
      <style:text-properties fo:color="#1155cc" style:text-underline-style="solid" style:text-underline-color="font-color"/>
    </style:style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Heading_20_1">
      <style:paragraph-properties fo:break-before="auto" fo:line-height="115%" fo:margin-top="0.847cm" fo:margin-bottom="0.212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cc4125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tyle="italic" style:font-style-asian="italic" style:font-style-complex="italic" fo:color="#b7b7b7"/>
    </style:style>
    <style:style style:name="T167_2" style:family="text">
      <style:text-properties fo:font-style="italic" style:font-style-asian="italic" style:font-style-complex="italic" fo:color="#b7b7b7"/>
    </style:style>
    <style:style style:name="T167_3" style:family="text">
      <style:text-properties fo:font-style="italic" style:font-style-asian="italic" style:font-style-complex="italic" fo:color="#b7b7b7"/>
    </style:style>
    <style:style style:name="T167_4" style:family="text">
      <style:text-properties fo:font-style="italic" style:font-style-asian="italic" style:font-style-complex="italic" fo:color="#b7b7b7"/>
    </style:style>
    <style:style style:name="T167_5" style:family="text">
      <style:text-properties fo:font-style="italic" style:font-style-asian="italic" style:font-style-complex="italic" fo:color="#b7b7b7"/>
    </style:style>
    <style:style style:name="T167_6" style:family="text">
      <style:text-properties fo:font-style="italic" style:font-style-asian="italic" style:font-style-complex="italic" fo:color="#b7b7b7"/>
    </style:style>
    <style:style style:name="T167_7" style:family="text">
      <style:text-properties fo:font-style="italic" style:font-style-asian="italic" style:font-style-complex="italic" fo:color="#b7b7b7"/>
    </style:style>
    <style:style style:name="T167_8" style:family="text">
      <style:text-properties fo:font-style="italic" style:font-style-asian="italic" style:font-style-complex="italic" fo:color="#b7b7b7"/>
    </style:style>
    <style:style style:name="T167_9" style:family="text">
      <style:text-properties fo:font-style="italic" style:font-style-asian="italic" style:font-style-complex="italic" fo:color="#b7b7b7"/>
    </style:style>
    <style:style style:name="T167_10" style:family="text">
      <style:text-properties fo:font-style="italic" style:font-style-asian="italic" style:font-style-complex="italic" fo:color="#b7b7b7"/>
    </style:style>
    <style:style style:name="T167_11" style:family="text">
      <style:text-properties fo:font-style="italic" style:font-style-asian="italic" style:font-style-complex="italic" fo:color="#b7b7b7"/>
    </style:style>
    <style:style style:name="T167_12" style:family="text">
      <style:text-properties fo:font-style="italic" style:font-style-asian="italic" style:font-style-complex="italic" fo:color="#b7b7b7"/>
    </style:style>
    <style:style style:name="T167_13" style:family="text" style:parent-style-name="Standard"/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6" style:family="text"/>
    <style:style style:name="T171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68" style:family="text"/>
    <style:style style:name="T171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0" style:family="text"/>
    <style:style style:name="T171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2" style:family="text"/>
    <style:style style:name="T171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4" style:family="text"/>
    <style:style style:name="T171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6" style:family="text"/>
    <style:style style:name="T171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8" style:family="text"/>
    <style:style style:name="T171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0" style:family="text"/>
    <style:style style:name="T171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2" style:family="text"/>
    <style:style style:name="T171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4" style:family="text"/>
    <style:style style:name="T171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6" style:family="text"/>
    <style:style style:name="T171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8" style:family="text"/>
    <style:style style:name="T171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90" style:family="text"/>
    <style:style style:name="T171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ff0000"/>
    </style:style>
    <style:style style:name="T173_2" style:family="text">
      <style:text-properties fo:color="#ff0000"/>
    </style:style>
    <style:style style:name="T173_3" style:family="text">
      <style:text-properties fo:color="#ff0000"/>
    </style:style>
    <style:style style:name="T173_4" style:family="text">
      <style:text-properties fo:color="#ff0000"/>
    </style:style>
    <style:style style:name="T173_5" style:family="text">
      <style:text-properties fo:color="#ff0000"/>
    </style:style>
    <style:style style:name="T173_6" style:family="text">
      <style:text-properties fo:color="#ff0000"/>
    </style:style>
    <style:style style:name="T173_7" style:family="text">
      <style:text-properties fo:color="#ff0000"/>
    </style:style>
    <style:style style:name="T173_8" style:family="text">
      <style:text-properties fo:color="#ff0000"/>
    </style:style>
    <style:style style:name="T173_9" style:family="text">
      <style:text-properties fo:color="#ff0000"/>
    </style:style>
    <style:style style:name="T173_10" style:family="text">
      <style:text-properties fo:color="#ff0000"/>
    </style:style>
    <style:style style:name="T173_11" style:family="text">
      <style:text-properties fo:color="#ff0000"/>
    </style:style>
    <style:style style:name="T173_12" style:family="text">
      <style:text-properties fo:color="#ff0000"/>
    </style:style>
    <style:style style:name="T173_13" style:family="text">
      <style:text-properties fo:color="#ff0000"/>
    </style:style>
    <style:style style:name="T173_14" style:family="text">
      <style:text-properties fo:color="#ff0000"/>
    </style:style>
    <style:style style:name="T173_15" style:family="text">
      <style:text-properties fo:color="#ff0000"/>
    </style:style>
    <style:style style:name="T173_16" style:family="text">
      <style:text-properties fo:color="#ff0000"/>
    </style:style>
    <style:style style:name="T173_17" style:family="text">
      <style:text-properties fo:color="#ff0000"/>
    </style:style>
    <style:style style:name="T173_18" style:family="text">
      <style:text-properties fo:color="#ff0000"/>
    </style:style>
    <style:style style:name="T173_19" style:family="text">
      <style:text-properties fo:color="#ff0000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color="#444444" fo:font-size="10pt" style:font-size-asian="10pt" style:font-size-complex="10pt"/>
    </style:style>
    <style:style style:name="T175_2" style:family="text">
      <style:text-properties fo:color="#444444" fo:font-size="10pt" style:font-size-asian="10pt" style:font-size-complex="10pt"/>
    </style:style>
    <style:style style:name="T175_3" style:family="text">
      <style:text-properties fo:color="#444444" fo:font-size="10pt" style:font-size-asian="10pt" style:font-size-complex="10pt"/>
    </style:style>
    <style:style style:name="T175_4" style:family="text">
      <style:text-properties fo:color="#444444" fo:font-size="10pt" style:font-size-asian="10pt" style:font-size-complex="10pt"/>
    </style:style>
    <style:style style:name="T175_5" style:family="text">
      <style:text-properties fo:color="#444444" fo:font-size="10pt" style:font-size-asian="10pt" style:font-size-complex="10pt"/>
    </style:style>
    <style:style style:name="T175_6" style:family="text">
      <style:text-properties fo:color="#444444" fo:font-size="10pt" style:font-size-asian="10pt" style:font-size-complex="10pt"/>
    </style:style>
    <style:style style:name="T175_7" style:family="text">
      <style:text-properties fo:color="#444444" fo:font-size="10pt" style:font-size-asian="10pt" style:font-size-complex="10pt"/>
    </style:style>
    <style:style style:name="T175_8" style:family="text">
      <style:text-properties fo:color="#444444" fo:font-size="10pt" style:font-size-asian="10pt" style:font-size-complex="10pt"/>
    </style:style>
    <style:style style:name="T175_9" style:family="text">
      <style:text-properties fo:color="#444444" fo:font-size="10pt" style:font-size-asian="10pt" style:font-size-complex="10pt"/>
    </style:style>
    <style:style style:name="T175_10" style:family="text">
      <style:text-properties fo:color="#444444" fo:font-size="10pt" style:font-size-asian="10pt" style:font-size-complex="10pt"/>
    </style:style>
    <style:style style:name="T175_11" style:family="text">
      <style:text-properties fo:color="#444444" fo:font-size="10pt" style:font-size-asian="10pt" style:font-size-complex="10pt"/>
    </style:style>
    <style:style style:name="T175_12" style:family="text">
      <style:text-properties fo:color="#444444" fo:font-size="10pt" style:font-size-asian="10pt" style:font-size-complex="10pt"/>
    </style:style>
    <style:style style:name="T175_13" style:family="text">
      <style:text-properties fo:color="#444444" fo:font-size="10pt" style:font-size-asian="10pt" style:font-size-complex="10pt"/>
    </style:style>
    <style:style style:name="T175_14" style:family="text">
      <style:text-properties fo:color="#444444" fo:font-size="10pt" style:font-size-asian="10pt" style:font-size-complex="10pt"/>
    </style:style>
    <style:style style:name="T175_15" style:family="text">
      <style:text-properties fo:color="#444444" fo:font-size="10pt" style:font-size-asian="10pt" style:font-size-complex="10pt"/>
    </style:style>
    <style:style style:name="T175_16" style:family="text">
      <style:text-properties fo:color="#444444" fo:font-size="10pt" style:font-size-asian="10pt" style:font-size-complex="10pt"/>
    </style:style>
    <style:style style:name="T175_17" style:family="text">
      <style:text-properties fo:color="#444444" fo:font-size="10pt" style:font-size-asian="10pt" style:font-size-complex="10pt"/>
    </style:style>
    <style:style style:name="T175_18" style:family="text">
      <style:text-properties fo:color="#444444" fo:font-size="10pt" style:font-size-asian="10pt" style:font-size-complex="10pt"/>
    </style:style>
    <style:style style:name="T175_19" style:family="text">
      <style:text-properties fo:color="#444444" fo:font-size="10pt" style:font-size-asian="10pt" style:font-size-complex="10pt"/>
    </style:style>
    <style:style style:name="T175_20" style:family="text">
      <style:text-properties fo:color="#444444" fo:font-size="10pt" style:font-size-asian="10pt" style:font-size-complex="10pt"/>
    </style:style>
    <style:style style:name="T175_21" style:family="text">
      <style:text-properties fo:color="#444444" fo:font-size="10pt" style:font-size-asian="10pt" style:font-size-complex="10pt"/>
    </style:style>
    <style:style style:name="T175_22" style:family="text">
      <style:text-properties fo:color="#444444" fo:font-size="10pt" style:font-size-asian="10pt" style:font-size-complex="10pt"/>
    </style:style>
    <style:style style:name="T175_23" style:family="text">
      <style:text-properties fo:color="#444444" fo:font-size="10pt" style:font-size-asian="10pt" style:font-size-complex="10pt"/>
    </style:style>
    <style:style style:name="T175_24" style:family="text">
      <style:text-properties fo:color="#444444" fo:font-size="10pt" style:font-size-asian="10pt" style:font-size-complex="10pt"/>
    </style:style>
    <style:style style:name="T175_25" style:family="text">
      <style:text-properties fo:color="#444444" fo:font-size="10pt" style:font-size-asian="10pt" style:font-size-complex="10pt"/>
    </style:style>
    <style:style style:name="T175_26" style:family="text">
      <style:text-properties fo:color="#444444" fo:font-size="10pt" style:font-size-asian="10pt" style:font-size-complex="10pt"/>
    </style:style>
    <style:style style:name="T175_27" style:family="text">
      <style:text-properties fo:color="#444444" fo:font-size="10pt" style:font-size-asian="10pt" style:font-size-complex="10pt"/>
    </style:style>
    <style:style style:name="T175_28" style:family="text">
      <style:text-properties fo:color="#444444" fo:font-size="10pt" style:font-size-asian="10pt" style:font-size-complex="10pt"/>
    </style:style>
    <style:style style:name="T175_29" style:family="text">
      <style:text-properties fo:color="#444444" fo:font-size="10pt" style:font-size-asian="10pt" style:font-size-complex="10pt"/>
    </style:style>
    <style:style style:name="T175_30" style:family="text">
      <style:text-properties fo:color="#444444" fo:font-size="10pt" style:font-size-asian="10pt" style:font-size-complex="10pt"/>
    </style:style>
    <style:style style:name="T175_31" style:family="text">
      <style:text-properties fo:color="#444444" fo:font-size="10pt" style:font-size-asian="10pt" style:font-size-complex="10pt"/>
    </style:style>
    <style:style style:name="T175_32" style:family="text">
      <style:text-properties fo:color="#444444" fo:font-size="10pt" style:font-size-asian="10pt" style:font-size-complex="10pt"/>
    </style:style>
    <style:style style:name="T175_33" style:family="text">
      <style:text-properties fo:color="#444444" fo:font-size="10pt" style:font-size-asian="10pt" style:font-size-complex="10pt"/>
    </style:style>
    <style:style style:name="T175_34" style:family="text">
      <style:text-properties fo:color="#444444" fo:font-size="10pt" style:font-size-asian="10pt" style:font-size-complex="10pt"/>
    </style:style>
    <style:style style:name="T175_35" style:family="text">
      <style:text-properties fo:color="#444444" fo:font-size="10pt" style:font-size-asian="10pt" style:font-size-complex="10pt"/>
    </style:style>
    <style:style style:name="T175_36" style:family="text">
      <style:text-properties fo:color="#444444" fo:font-size="10pt" style:font-size-asian="10pt" style:font-size-complex="10pt"/>
    </style:style>
    <style:style style:name="T175_37" style:family="text">
      <style:text-properties fo:color="#444444" fo:font-size="10pt" style:font-size-asian="10pt" style:font-size-complex="10pt"/>
    </style:style>
    <style:style style:name="T175_38" style:family="text">
      <style:text-properties fo:color="#444444" fo:font-size="10pt" style:font-size-asian="10pt" style:font-size-complex="10pt"/>
    </style:style>
    <style:style style:name="T175_39" style:family="text">
      <style:text-properties fo:color="#444444" fo:font-size="10pt" style:font-size-asian="10pt" style:font-size-complex="10pt"/>
    </style:style>
    <style:style style:name="T175_40" style:family="text">
      <style:text-properties fo:color="#444444" fo:font-size="10pt" style:font-size-asian="10pt" style:font-size-complex="10pt"/>
    </style:style>
    <style:style style:name="T175_41" style:family="text">
      <style:text-properties fo:color="#444444" fo:font-size="10pt" style:font-size-asian="10pt" style:font-size-complex="10pt"/>
    </style:style>
    <style:style style:name="T175_42" style:family="text">
      <style:text-properties fo:color="#444444" fo:font-size="10pt" style:font-size-asian="10pt" style:font-size-complex="10pt"/>
    </style:style>
    <style:style style:name="T175_43" style:family="text">
      <style:text-properties fo:color="#444444" fo:font-size="10pt" style:font-size-asian="10pt" style:font-size-complex="10pt"/>
    </style:style>
    <style:style style:name="T175_44" style:family="text">
      <style:text-properties fo:color="#444444" fo:font-size="10pt" style:font-size-asian="10pt" style:font-size-complex="10pt"/>
    </style:style>
    <style:style style:name="T175_45" style:family="text">
      <style:text-properties fo:color="#444444" fo:font-size="10pt" style:font-size-asian="10pt" style:font-size-complex="10pt"/>
    </style:style>
    <style:style style:name="T175_46" style:family="text">
      <style:text-properties fo:color="#444444" fo:font-size="10pt" style:font-size-asian="10pt" style:font-size-complex="10pt"/>
    </style:style>
    <style:style style:name="T175_47" style:family="text">
      <style:text-properties fo:color="#444444" fo:font-size="10pt" style:font-size-asian="10pt" style:font-size-complex="10pt"/>
    </style:style>
    <style:style style:name="T175_48" style:family="text">
      <style:text-properties fo:color="#444444" fo:font-size="10pt" style:font-size-asian="10pt" style:font-size-complex="10pt"/>
    </style:style>
    <style:style style:name="T175_49" style:family="text">
      <style:text-properties fo:color="#444444" fo:font-size="10pt" style:font-size-asian="10pt" style:font-size-complex="10pt"/>
    </style:style>
    <style:style style:name="T175_50" style:family="text">
      <style:text-properties fo:color="#444444" fo:font-size="10pt" style:font-size-asian="10pt" style:font-size-complex="10pt"/>
    </style:style>
    <style:style style:name="T175_51" style:family="text">
      <style:text-properties fo:color="#444444" fo:font-size="10pt" style:font-size-asian="10pt" style:font-size-complex="10pt"/>
    </style:style>
    <style:style style:name="T175_52" style:family="text">
      <style:text-properties fo:color="#444444" fo:font-size="10pt" style:font-size-asian="10pt" style:font-size-complex="10pt"/>
    </style:style>
    <style:style style:name="T175_53" style:family="text">
      <style:text-properties fo:color="#444444" fo:font-size="10pt" style:font-size-asian="10pt" style:font-size-complex="10pt"/>
    </style:style>
    <style:style style:name="T175_54" style:family="text">
      <style:text-properties fo:color="#444444" fo:font-size="10pt" style:font-size-asian="10pt" style:font-size-complex="10pt"/>
    </style:style>
    <style:style style:name="T175_55" style:family="text">
      <style:text-properties fo:color="#444444" fo:font-size="10pt" style:font-size-asian="10pt" style:font-size-complex="10pt"/>
    </style:style>
    <style:style style:name="T175_56" style:family="text">
      <style:text-properties fo:color="#444444" fo:font-size="10pt" style:font-size-asian="10pt" style:font-size-complex="10pt"/>
    </style:style>
    <style:style style:name="T175_57" style:family="text">
      <style:text-properties fo:color="#444444" fo:font-size="10pt" style:font-size-asian="10pt" style:font-size-complex="10pt"/>
    </style:style>
    <style:style style:name="T175_58" style:family="text">
      <style:text-properties fo:color="#444444" fo:font-size="10pt" style:font-size-asian="10pt" style:font-size-complex="10pt"/>
    </style:style>
    <style:style style:name="T175_59" style:family="text">
      <style:text-properties fo:color="#444444" fo:font-size="10pt" style:font-size-asian="10pt" style:font-size-complex="10pt"/>
    </style:style>
    <style:style style:name="T175_60" style:family="text">
      <style:text-properties fo:color="#444444" fo:font-size="10pt" style:font-size-asian="10pt" style:font-size-complex="10pt"/>
    </style:style>
    <style:style style:name="T175_61" style:family="text">
      <style:text-properties fo:color="#444444" fo:font-size="10pt" style:font-size-asian="10pt" style:font-size-complex="10pt"/>
    </style:style>
    <style:style style:name="T175_62" style:family="text">
      <style:text-properties fo:color="#444444" fo:font-size="10pt" style:font-size-asian="10pt" style:font-size-complex="10pt"/>
    </style:style>
    <style:style style:name="T175_63" style:family="text">
      <style:text-properties fo:color="#444444" fo:font-size="10pt" style:font-size-asian="10pt" style:font-size-complex="10pt"/>
    </style:style>
    <style:style style:name="T175_64" style:family="text">
      <style:text-properties fo:color="#444444" fo:font-size="10pt" style:font-size-asian="10pt" style:font-size-complex="10pt"/>
    </style:style>
    <style:style style:name="T175_65" style:family="text">
      <style:text-properties fo:color="#444444" fo:font-size="10pt" style:font-size-asian="10pt" style:font-size-complex="10pt"/>
    </style:style>
    <style:style style:name="T175_66" style:family="text">
      <style:text-properties fo:color="#444444" fo:font-size="10pt" style:font-size-asian="10pt" style:font-size-complex="10pt"/>
    </style:style>
    <style:style style:name="T175_67" style:family="text">
      <style:text-properties fo:color="#444444" fo:font-size="10pt" style:font-size-asian="10pt" style:font-size-complex="10pt"/>
    </style:style>
    <style:style style:name="T175_68" style:family="text">
      <style:text-properties fo:color="#444444" fo:font-size="10pt" style:font-size-asian="10pt" style:font-size-complex="10pt"/>
    </style:style>
    <style:style style:name="T175_69" style:family="text">
      <style:text-properties fo:color="#444444" fo:font-size="10pt" style:font-size-asian="10pt" style:font-size-complex="10pt"/>
    </style:style>
    <style:style style:name="T175_70" style:family="text">
      <style:text-properties fo:color="#444444" fo:font-size="10pt" style:font-size-asian="10pt" style:font-size-complex="10pt"/>
    </style:style>
    <style:style style:name="T175_71" style:family="text">
      <style:text-properties fo:color="#444444" fo:font-size="10pt" style:font-size-asian="10pt" style:font-size-complex="10pt"/>
    </style:style>
    <style:style style:name="T175_72" style:family="text">
      <style:text-properties fo:color="#444444" fo:font-size="10pt" style:font-size-asian="10pt" style:font-size-complex="10pt"/>
    </style:style>
    <style:style style:name="T175_73" style:family="text">
      <style:text-properties fo:color="#444444" fo:font-size="10pt" style:font-size-asian="10pt" style:font-size-complex="10pt"/>
    </style:style>
    <style:style style:name="T175_74" style:family="text">
      <style:text-properties fo:color="#444444" fo:font-size="10pt" style:font-size-asian="10pt" style:font-size-complex="10pt"/>
    </style:style>
    <style:style style:name="T175_75" style:family="text">
      <style:text-properties fo:color="#444444" fo:font-size="10pt" style:font-size-asian="10pt" style:font-size-complex="10pt"/>
    </style:style>
    <style:style style:name="T175_76" style:family="text">
      <style:text-properties fo:color="#444444" fo:font-size="10pt" style:font-size-asian="10pt" style:font-size-complex="10pt"/>
    </style:style>
    <style:style style:name="T175_77" style:family="text">
      <style:text-properties fo:color="#444444" fo:font-size="10pt" style:font-size-asian="10pt" style:font-size-complex="10pt"/>
    </style:style>
    <style:style style:name="T175_78" style:family="text">
      <style:text-properties fo:color="#444444" fo:font-size="10pt" style:font-size-asian="10pt" style:font-size-complex="10pt"/>
    </style:style>
    <style:style style:name="T175_79" style:family="text">
      <style:text-properties fo:color="#444444" fo:font-size="10pt" style:font-size-asian="10pt" style:font-size-complex="10pt"/>
    </style:style>
    <style:style style:name="T175_80" style:family="text">
      <style:text-properties fo:color="#444444" fo:font-size="10pt" style:font-size-asian="10pt" style:font-size-complex="10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color="#444444" fo:font-size="10pt" style:font-size-asian="10pt" style:font-size-complex="10pt"/>
    </style:style>
    <style:style style:name="T176_2" style:family="text">
      <style:text-properties fo:color="#444444" fo:font-size="10pt" style:font-size-asian="10pt" style:font-size-complex="10pt"/>
    </style:style>
    <style:style style:name="T176_3" style:family="text">
      <style:text-properties fo:color="#444444" fo:font-size="10pt" style:font-size-asian="10pt" style:font-size-complex="10pt"/>
    </style:style>
    <style:style style:name="T176_4" style:family="text">
      <style:text-properties fo:color="#444444" fo:font-size="10pt" style:font-size-asian="10pt" style:font-size-complex="10pt"/>
    </style:style>
    <style:style style:name="T176_5" style:family="text">
      <style:text-properties fo:color="#444444" fo:font-size="10pt" style:font-size-asian="10pt" style:font-size-complex="10pt"/>
    </style:style>
    <style:style style:name="T176_6" style:family="text">
      <style:text-properties fo:color="#444444" fo:font-size="10pt" style:font-size-asian="10pt" style:font-size-complex="10pt"/>
    </style:style>
    <style:style style:name="T176_7" style:family="text">
      <style:text-properties fo:color="#444444" fo:font-size="10pt" style:font-size-asian="10pt" style:font-size-complex="10pt"/>
    </style:style>
    <style:style style:name="T176_8" style:family="text">
      <style:text-properties fo:color="#444444" fo:font-size="10pt" style:font-size-asian="10pt" style:font-size-complex="10pt"/>
    </style:style>
    <style:style style:name="T176_9" style:family="text">
      <style:text-properties fo:color="#444444" fo:font-size="10pt" style:font-size-asian="10pt" style:font-size-complex="10pt"/>
    </style:style>
    <style:style style:name="T176_10" style:family="text">
      <style:text-properties fo:color="#444444" fo:font-size="10pt" style:font-size-asian="10pt" style:font-size-complex="10pt"/>
    </style:style>
    <style:style style:name="T176_11" style:family="text">
      <style:text-properties fo:color="#444444" fo:font-size="10pt" style:font-size-asian="10pt" style:font-size-complex="10pt"/>
    </style:style>
    <style:style style:name="T176_12" style:family="text">
      <style:text-properties fo:color="#444444" fo:font-size="10pt" style:font-size-asian="10pt" style:font-size-complex="10pt"/>
    </style:style>
    <style:style style:name="T176_13" style:family="text">
      <style:text-properties fo:color="#444444" fo:font-size="10pt" style:font-size-asian="10pt" style:font-size-complex="10pt"/>
    </style:style>
    <style:style style:name="T176_14" style:family="text">
      <style:text-properties fo:color="#444444" fo:font-size="10pt" style:font-size-asian="10pt" style:font-size-complex="10pt"/>
    </style:style>
    <style:style style:name="T176_15" style:family="text">
      <style:text-properties fo:color="#444444" fo:font-size="10pt" style:font-size-asian="10pt" style:font-size-complex="10pt"/>
    </style:style>
    <style:style style:name="T176_16" style:family="text">
      <style:text-properties fo:color="#444444" fo:font-size="10pt" style:font-size-asian="10pt" style:font-size-complex="10pt"/>
    </style:style>
    <style:style style:name="T176_17" style:family="text">
      <style:text-properties fo:color="#444444" fo:font-size="10pt" style:font-size-asian="10pt" style:font-size-complex="10pt"/>
    </style:style>
    <style:style style:name="T176_18" style:family="text">
      <style:text-properties fo:color="#444444" fo:font-size="10pt" style:font-size-asian="10pt" style:font-size-complex="10pt"/>
    </style:style>
    <style:style style:name="T176_19" style:family="text">
      <style:text-properties fo:color="#444444" fo:font-size="10pt" style:font-size-asian="10pt" style:font-size-complex="10pt"/>
    </style:style>
    <style:style style:name="T176_20" style:family="text">
      <style:text-properties fo:color="#444444" fo:font-size="10pt" style:font-size-asian="10pt" style:font-size-complex="10pt"/>
    </style:style>
    <style:style style:name="T176_21" style:family="text">
      <style:text-properties fo:color="#444444" fo:font-size="10pt" style:font-size-asian="10pt" style:font-size-complex="10pt"/>
    </style:style>
    <style:style style:name="T176_22" style:family="text">
      <style:text-properties fo:color="#444444" fo:font-size="10pt" style:font-size-asian="10pt" style:font-size-complex="10pt"/>
    </style:style>
    <style:style style:name="T176_23" style:family="text">
      <style:text-properties fo:color="#444444" fo:font-size="10pt" style:font-size-asian="10pt" style:font-size-complex="10pt"/>
    </style:style>
    <style:style style:name="T176_24" style:family="text">
      <style:text-properties fo:color="#444444" fo:font-size="10pt" style:font-size-asian="10pt" style:font-size-complex="10pt"/>
    </style:style>
    <style:style style:name="T176_25" style:family="text">
      <style:text-properties fo:color="#444444" fo:font-size="10pt" style:font-size-asian="10pt" style:font-size-complex="10pt"/>
    </style:style>
    <style:style style:name="T176_26" style:family="text">
      <style:text-properties fo:color="#444444" fo:font-size="10pt" style:font-size-asian="10pt" style:font-size-complex="10pt"/>
    </style:style>
    <style:style style:name="T176_27" style:family="text">
      <style:text-properties fo:color="#444444" fo:font-size="10pt" style:font-size-asian="10pt" style:font-size-complex="10pt"/>
    </style:style>
    <style:style style:name="T176_28" style:family="text">
      <style:text-properties fo:color="#444444" fo:font-size="10pt" style:font-size-asian="10pt" style:font-size-complex="10pt"/>
    </style:style>
    <style:style style:name="T176_29" style:family="text">
      <style:text-properties fo:color="#444444" fo:font-size="10pt" style:font-size-asian="10pt" style:font-size-complex="10pt"/>
    </style:style>
    <style:style style:name="T176_30" style:family="text">
      <style:text-properties fo:color="#444444" fo:font-size="10pt" style:font-size-asian="10pt" style:font-size-complex="10pt"/>
    </style:style>
    <style:style style:name="T176_31" style:family="text">
      <style:text-properties fo:color="#444444" fo:font-size="10pt" style:font-size-asian="10pt" style:font-size-complex="10pt"/>
    </style:style>
    <style:style style:name="T176_32" style:family="text">
      <style:text-properties fo:color="#444444" fo:font-size="10pt" style:font-size-asian="10pt" style:font-size-complex="10pt"/>
    </style:style>
    <style:style style:name="T176_33" style:family="text">
      <style:text-properties fo:color="#444444" fo:font-size="10pt" style:font-size-asian="10pt" style:font-size-complex="10pt"/>
    </style:style>
    <style:style style:name="T176_34" style:family="text">
      <style:text-properties fo:color="#444444" fo:font-size="10pt" style:font-size-asian="10pt" style:font-size-complex="10pt"/>
    </style:style>
    <style:style style:name="T176_35" style:family="text">
      <style:text-properties fo:color="#444444" fo:font-size="10pt" style:font-size-asian="10pt" style:font-size-complex="10pt"/>
    </style:style>
    <style:style style:name="T176_36" style:family="text">
      <style:text-properties fo:color="#444444" fo:font-size="10pt" style:font-size-asian="10pt" style:font-size-complex="10pt"/>
    </style:style>
    <style:style style:name="T176_37" style:family="text">
      <style:text-properties fo:color="#444444" fo:font-size="10pt" style:font-size-asian="10pt" style:font-size-complex="10pt"/>
    </style:style>
    <style:style style:name="T176_38" style:family="text">
      <style:text-properties fo:color="#444444" fo:font-size="10pt" style:font-size-asian="10pt" style:font-size-complex="10pt"/>
    </style:style>
    <style:style style:name="T176_39" style:family="text">
      <style:text-properties fo:color="#444444" fo:font-size="10pt" style:font-size-asian="10pt" style:font-size-complex="10pt"/>
    </style:style>
    <style:style style:name="T176_40" style:family="text">
      <style:text-properties fo:color="#444444" fo:font-size="10pt" style:font-size-asian="10pt" style:font-size-complex="10pt"/>
    </style:style>
    <style:style style:name="T176_41" style:family="text">
      <style:text-properties fo:color="#444444" fo:font-size="10pt" style:font-size-asian="10pt" style:font-size-complex="10pt"/>
    </style:style>
    <style:style style:name="T176_42" style:family="text">
      <style:text-properties fo:color="#444444" fo:font-size="10pt" style:font-size-asian="10pt" style:font-size-complex="10pt"/>
    </style:style>
    <style:style style:name="T176_43" style:family="text">
      <style:text-properties fo:color="#444444" fo:font-size="10pt" style:font-size-asian="10pt" style:font-size-complex="10pt"/>
    </style:style>
    <style:style style:name="T176_44" style:family="text">
      <style:text-properties fo:color="#444444" fo:font-size="10pt" style:font-size-asian="10pt" style:font-size-complex="10pt"/>
    </style:style>
    <style:style style:name="T176_45" style:family="text">
      <style:text-properties fo:color="#444444" fo:font-size="10pt" style:font-size-asian="10pt" style:font-size-complex="10pt"/>
    </style:style>
    <style:style style:name="T176_46" style:family="text">
      <style:text-properties fo:color="#444444" fo:font-size="10pt" style:font-size-asian="10pt" style:font-size-complex="10pt"/>
    </style:style>
    <style:style style:name="T176_47" style:family="text">
      <style:text-properties fo:color="#444444" fo:font-size="10pt" style:font-size-asian="10pt" style:font-size-complex="10pt"/>
    </style:style>
    <style:style style:name="T176_48" style:family="text">
      <style:text-properties fo:color="#444444" fo:font-size="10pt" style:font-size-asian="10pt" style:font-size-complex="10pt"/>
    </style:style>
    <style:style style:name="T176_49" style:family="text">
      <style:text-properties fo:color="#444444" fo:font-size="10pt" style:font-size-asian="10pt" style:font-size-complex="10pt"/>
    </style:style>
    <style:style style:name="T176_50" style:family="text">
      <style:text-properties fo:color="#444444" fo:font-size="10pt" style:font-size-asian="10pt" style:font-size-complex="10pt"/>
    </style:style>
    <style:style style:name="T176_51" style:family="text">
      <style:text-properties fo:color="#444444" fo:font-size="10pt" style:font-size-asian="10pt" style:font-size-complex="10pt"/>
    </style:style>
    <style:style style:name="T176_52" style:family="text">
      <style:text-properties fo:color="#444444" fo:font-size="10pt" style:font-size-asian="10pt" style:font-size-complex="10pt"/>
    </style:style>
    <style:style style:name="T176_53" style:family="text">
      <style:text-properties fo:color="#444444" fo:font-size="10pt" style:font-size-asian="10pt" style:font-size-complex="10pt"/>
    </style:style>
    <style:style style:name="T176_54" style:family="text">
      <style:text-properties fo:color="#444444" fo:font-size="10pt" style:font-size-asian="10pt" style:font-size-complex="10pt"/>
    </style:style>
    <style:style style:name="T176_55" style:family="text">
      <style:text-properties fo:color="#444444" fo:font-size="10pt" style:font-size-asian="10pt" style:font-size-complex="10pt"/>
    </style:style>
    <style:style style:name="T176_56" style:family="text">
      <style:text-properties fo:color="#444444" fo:font-size="10pt" style:font-size-asian="10pt" style:font-size-complex="10pt"/>
    </style:style>
    <style:style style:name="T176_57" style:family="text">
      <style:text-properties fo:color="#444444" fo:font-size="10pt" style:font-size-asian="10pt" style:font-size-complex="10pt"/>
    </style:style>
    <style:style style:name="T176_58" style:family="text">
      <style:text-properties fo:color="#444444" fo:font-size="10pt" style:font-size-asian="10pt" style:font-size-complex="10pt"/>
    </style:style>
    <style:style style:name="T176_59" style:family="text">
      <style:text-properties fo:color="#444444" fo:font-size="10pt" style:font-size-asian="10pt" style:font-size-complex="10pt"/>
    </style:style>
    <style:style style:name="T176_60" style:family="text">
      <style:text-properties fo:color="#444444" fo:font-size="10pt" style:font-size-asian="10pt" style:font-size-complex="10pt"/>
    </style:style>
    <style:style style:name="T176_61" style:family="text">
      <style:text-properties fo:color="#444444" fo:font-size="10pt" style:font-size-asian="10pt" style:font-size-complex="10pt"/>
    </style:style>
    <style:style style:name="T176_62" style:family="text">
      <style:text-properties fo:color="#444444" fo:font-size="10pt" style:font-size-asian="10pt" style:font-size-complex="10pt"/>
    </style:style>
    <style:style style:name="T176_63" style:family="text">
      <style:text-properties fo:color="#444444" fo:font-size="10pt" style:font-size-asian="10pt" style:font-size-complex="10pt"/>
    </style:style>
    <style:style style:name="T176_64" style:family="text">
      <style:text-properties fo:color="#444444" fo:font-size="10pt" style:font-size-asian="10pt" style:font-size-complex="10pt"/>
    </style:style>
    <style:style style:name="T176_65" style:family="text">
      <style:text-properties fo:color="#444444" fo:font-size="10pt" style:font-size-asian="10pt" style:font-size-complex="10pt"/>
    </style:style>
    <style:style style:name="T176_66" style:family="text">
      <style:text-properties fo:color="#444444" fo:font-size="10pt" style:font-size-asian="10pt" style:font-size-complex="10pt"/>
    </style:style>
    <style:style style:name="T176_67" style:family="text">
      <style:text-properties fo:color="#444444" fo:font-size="10pt" style:font-size-asian="10pt" style:font-size-complex="10pt"/>
    </style:style>
    <style:style style:name="T176_68" style:family="text">
      <style:text-properties fo:color="#444444" fo:font-size="10pt" style:font-size-asian="10pt" style:font-size-complex="10pt"/>
    </style:style>
    <style:style style:name="T176_69" style:family="text">
      <style:text-properties fo:color="#444444" fo:font-size="10pt" style:font-size-asian="10pt" style:font-size-complex="10pt"/>
    </style:style>
    <style:style style:name="T176_70" style:family="text">
      <style:text-properties fo:color="#444444" fo:font-size="10pt" style:font-size-asian="10pt" style:font-size-complex="10pt"/>
    </style:style>
    <style:style style:name="T176_71" style:family="text">
      <style:text-properties fo:color="#444444" fo:font-size="10pt" style:font-size-asian="10pt" style:font-size-complex="10pt"/>
    </style:style>
    <style:style style:name="T176_72" style:family="text">
      <style:text-properties fo:color="#444444" fo:font-size="10pt" style:font-size-asian="10pt" style:font-size-complex="10pt"/>
    </style:style>
    <style:style style:name="T176_73" style:family="text">
      <style:text-properties fo:color="#444444" fo:font-size="10pt" style:font-size-asian="10pt" style:font-size-complex="10pt"/>
    </style:style>
    <style:style style:name="T176_74" style:family="text">
      <style:text-properties fo:color="#444444" fo:font-size="10pt" style:font-size-asian="10pt" style:font-size-complex="10pt"/>
    </style:style>
    <style:style style:name="T176_75" style:family="text">
      <style:text-properties fo:color="#444444" fo:font-size="10pt" style:font-size-asian="10pt" style:font-size-complex="10pt"/>
    </style:style>
    <style:style style:name="T176_76" style:family="text">
      <style:text-properties fo:color="#444444" fo:font-size="10pt" style:font-size-asian="10pt" style:font-size-complex="10pt"/>
    </style:style>
    <style:style style:name="T176_77" style:family="text">
      <style:text-properties fo:color="#444444" fo:font-size="10pt" style:font-size-asian="10pt" style:font-size-complex="10pt"/>
    </style:style>
    <style:style style:name="T176_78" style:family="text">
      <style:text-properties fo:color="#444444" fo:font-size="10pt" style:font-size-asian="10pt" style:font-size-complex="10pt"/>
    </style:style>
    <style:style style:name="T176_79" style:family="text">
      <style:text-properties fo:color="#444444" fo:font-size="10pt" style:font-size-asian="10pt" style:font-size-complex="10pt"/>
    </style:style>
    <style:style style:name="T176_80" style:family="text">
      <style:text-properties fo:color="#444444" fo:font-size="10pt" style:font-size-asian="10pt" style:font-size-complex="10pt"/>
    </style:style>
    <style:style style:name="T176_81" style:family="text">
      <style:text-properties fo:color="#444444" fo:font-size="10pt" style:font-size-asian="10pt" style:font-size-complex="10pt"/>
    </style:style>
    <style:style style:name="T176_82" style:family="text">
      <style:text-properties fo:color="#444444" fo:font-size="10pt" style:font-size-asian="10pt" style:font-size-complex="10pt"/>
    </style:style>
    <style:style style:name="T176_83" style:family="text">
      <style:text-properties fo:color="#444444" fo:font-size="10pt" style:font-size-asian="10pt" style:font-size-complex="10pt"/>
    </style:style>
    <style:style style:name="T176_84" style:family="text">
      <style:text-properties fo:color="#444444" fo:font-size="10pt" style:font-size-asian="10pt" style:font-size-complex="10pt"/>
    </style:style>
    <style:style style:name="T176_85" style:family="text">
      <style:text-properties fo:color="#444444" fo:font-size="10pt" style:font-size-asian="10pt" style:font-size-complex="10pt"/>
    </style:style>
    <style:style style:name="T176_86" style:family="text">
      <style:text-properties fo:color="#444444" fo:font-size="10pt" style:font-size-asian="10pt" style:font-size-complex="10pt"/>
    </style:style>
    <style:style style:name="T176_87" style:family="text">
      <style:text-properties fo:color="#444444" fo:font-size="10pt" style:font-size-asian="10pt" style:font-size-complex="10pt"/>
    </style:style>
    <style:style style:name="T176_88" style:family="text">
      <style:text-properties fo:color="#444444" fo:font-size="10pt" style:font-size-asian="10pt" style:font-size-complex="10pt"/>
    </style:style>
    <style:style style:name="T176_89" style:family="text">
      <style:text-properties fo:color="#444444" fo:font-size="10pt" style:font-size-asian="10pt" style:font-size-complex="10pt"/>
    </style:style>
    <style:style style:name="T176_90" style:family="text">
      <style:text-properties fo:color="#444444" fo:font-size="10pt" style:font-size-asian="10pt" style:font-size-complex="10pt"/>
    </style:style>
    <style:style style:name="T176_91" style:family="text">
      <style:text-properties fo:color="#444444" fo:font-size="10pt" style:font-size-asian="10pt" style:font-size-complex="10pt"/>
    </style:style>
    <style:style style:name="T176_92" style:family="text">
      <style:text-properties fo:color="#444444" fo:font-size="10pt" style:font-size-asian="10pt" style:font-size-complex="10pt"/>
    </style:style>
    <style:style style:name="T176_93" style:family="text">
      <style:text-properties fo:color="#444444" fo:font-size="10pt" style:font-size-asian="10pt" style:font-size-complex="10pt"/>
    </style:style>
    <style:style style:name="T176_94" style:family="text">
      <style:text-properties fo:color="#444444" fo:font-size="10pt" style:font-size-asian="10pt" style:font-size-complex="10pt"/>
    </style:style>
    <style:style style:name="T176_95" style:family="text">
      <style:text-properties fo:color="#444444" fo:font-size="10pt" style:font-size-asian="10pt" style:font-size-complex="10pt"/>
    </style:style>
    <style:style style:name="T176_96" style:family="text">
      <style:text-properties fo:color="#444444" fo:font-size="10pt" style:font-size-asian="10pt" style:font-size-complex="10pt"/>
    </style:style>
    <style:style style:name="T176_97" style:family="text">
      <style:text-properties fo:color="#444444" fo:font-size="10pt" style:font-size-asian="10pt" style:font-size-complex="10pt"/>
    </style:style>
    <style:style style:name="T176_98" style:family="text">
      <style:text-properties fo:color="#444444" fo:font-size="10pt" style:font-size-asian="10pt" style:font-size-complex="10pt"/>
    </style:style>
    <style:style style:name="T176_99" style:family="text">
      <style:text-properties fo:color="#444444" fo:font-size="10pt" style:font-size-asian="10pt" style:font-size-complex="10pt"/>
    </style:style>
    <style:style style:name="T176_100" style:family="text">
      <style:text-properties fo:color="#444444" fo:font-size="10pt" style:font-size-asian="10pt" style:font-size-complex="10pt"/>
    </style:style>
    <style:style style:name="T176_101" style:family="text">
      <style:text-properties fo:color="#444444" fo:font-size="10pt" style:font-size-asian="10pt" style:font-size-complex="10pt"/>
    </style:style>
    <style:style style:name="T176_102" style:family="text">
      <style:text-properties fo:color="#444444" fo:font-size="10pt" style:font-size-asian="10pt" style:font-size-complex="10pt"/>
    </style:style>
    <style:style style:name="T176_103" style:family="text">
      <style:text-properties fo:color="#444444" fo:font-size="10pt" style:font-size-asian="10pt" style:font-size-complex="10pt"/>
    </style:style>
    <style:style style:name="T176_104" style:family="text">
      <style:text-properties fo:color="#444444" fo:font-size="10pt" style:font-size-asian="10pt" style:font-size-complex="10pt"/>
    </style:style>
    <style:style style:name="T176_105" style:family="text">
      <style:text-properties fo:color="#444444" fo:font-size="10pt" style:font-size-asian="10pt" style:font-size-complex="10pt"/>
    </style:style>
    <style:style style:name="T176_106" style:family="text">
      <style:text-properties fo:color="#444444" fo:font-size="10pt" style:font-size-asian="10pt" style:font-size-complex="10pt"/>
    </style:style>
    <style:style style:name="T176_107" style:family="text">
      <style:text-properties fo:color="#444444" fo:font-size="10pt" style:font-size-asian="10pt" style:font-size-complex="10pt"/>
    </style:style>
    <style:style style:name="T176_108" style:family="text">
      <style:text-properties fo:color="#444444" fo:font-size="10pt" style:font-size-asian="10pt" style:font-size-complex="10pt"/>
    </style:style>
    <style:style style:name="T176_109" style:family="text">
      <style:text-properties fo:color="#444444" fo:font-size="10pt" style:font-size-asian="10pt" style:font-size-complex="10pt"/>
    </style:style>
    <style:style style:name="T176_110" style:family="text">
      <style:text-properties fo:color="#444444" fo:font-size="10pt" style:font-size-asian="10pt" style:font-size-complex="10pt"/>
    </style:style>
    <style:style style:name="T176_111" style:family="text">
      <style:text-properties fo:color="#444444" fo:font-size="10pt" style:font-size-asian="10pt" style:font-size-complex="10pt"/>
    </style:style>
    <style:style style:name="T176_112" style:family="text">
      <style:text-properties fo:color="#444444" fo:font-size="10pt" style:font-size-asian="10pt" style:font-size-complex="10pt"/>
    </style:style>
    <style:style style:name="T176_113" style:family="text">
      <style:text-properties fo:color="#444444" fo:font-size="10pt" style:font-size-asian="10pt" style:font-size-complex="10pt"/>
    </style:style>
    <style:style style:name="T176_114" style:family="text">
      <style:text-properties fo:color="#444444" fo:font-size="10pt" style:font-size-asian="10pt" style:font-size-complex="10pt"/>
    </style:style>
    <style:style style:name="T176_115" style:family="text">
      <style:text-properties fo:color="#444444" fo:font-size="10pt" style:font-size-asian="10pt" style:font-size-complex="10pt"/>
    </style:style>
    <style:style style:name="T176_116" style:family="text">
      <style:text-properties fo:color="#444444" fo:font-size="10pt" style:font-size-asian="10pt" style:font-size-complex="10pt"/>
    </style:style>
    <style:style style:name="T176_117" style:family="text">
      <style:text-properties fo:color="#444444" fo:font-size="10pt" style:font-size-asian="10pt" style:font-size-complex="10pt"/>
    </style:style>
    <style:style style:name="T176_118" style:family="text">
      <style:text-properties fo:color="#444444" fo:font-size="10pt" style:font-size-asian="10pt" style:font-size-complex="10pt"/>
    </style:style>
    <style:style style:name="T176_119" style:family="text">
      <style:text-properties fo:color="#444444" fo:font-size="10pt" style:font-size-asian="10pt" style:font-size-complex="10pt"/>
    </style:style>
    <style:style style:name="T176_120" style:family="text">
      <style:text-properties fo:color="#444444" fo:font-size="10pt" style:font-size-asian="10pt" style:font-size-complex="10pt"/>
    </style:style>
    <style:style style:name="T176_121" style:family="text">
      <style:text-properties fo:color="#444444" fo:font-size="10pt" style:font-size-asian="10pt" style:font-size-complex="10pt"/>
    </style:style>
    <style:style style:name="T176_122" style:family="text">
      <style:text-properties fo:color="#444444" fo:font-size="10pt" style:font-size-asian="10pt" style:font-size-complex="10pt"/>
    </style:style>
    <style:style style:name="T176_123" style:family="text">
      <style:text-properties fo:color="#444444" fo:font-size="10pt" style:font-size-asian="10pt" style:font-size-complex="10pt"/>
    </style:style>
    <style:style style:name="T176_124" style:family="text">
      <style:text-properties fo:color="#444444" fo:font-size="10pt" style:font-size-asian="10pt" style:font-size-complex="10pt"/>
    </style:style>
    <style:style style:name="T176_125" style:family="text">
      <style:text-properties fo:color="#444444" fo:font-size="10pt" style:font-size-asian="10pt" style:font-size-complex="10pt"/>
    </style:style>
    <style:style style:name="T176_126" style:family="text">
      <style:text-properties fo:color="#444444" fo:font-size="10pt" style:font-size-asian="10pt" style:font-size-complex="10pt"/>
    </style:style>
    <style:style style:name="T176_127" style:family="text">
      <style:text-properties fo:color="#444444" fo:font-size="10pt" style:font-size-asian="10pt" style:font-size-complex="10pt"/>
    </style:style>
    <style:style style:name="T176_128" style:family="text">
      <style:text-properties fo:color="#444444" fo:font-size="10pt" style:font-size-asian="10pt" style:font-size-complex="10pt"/>
    </style:style>
    <style:style style:name="T176_129" style:family="text">
      <style:text-properties fo:color="#444444" fo:font-size="10pt" style:font-size-asian="10pt" style:font-size-complex="10pt"/>
    </style:style>
    <style:style style:name="T176_130" style:family="text">
      <style:text-properties fo:color="#444444" fo:font-size="10pt" style:font-size-asian="10pt" style:font-size-complex="10pt"/>
    </style:style>
    <style:style style:name="T176_131" style:family="text">
      <style:text-properties fo:color="#444444" fo:font-size="10pt" style:font-size-asian="10pt" style:font-size-complex="10pt"/>
    </style:style>
    <style:style style:name="T176_132" style:family="text">
      <style:text-properties fo:color="#444444" fo:font-size="10pt" style:font-size-asian="10pt" style:font-size-complex="10pt"/>
    </style:style>
    <style:style style:name="T176_133" style:family="text">
      <style:text-properties fo:color="#444444" fo:font-size="10pt" style:font-size-asian="10pt" style:font-size-complex="10pt"/>
    </style:style>
    <style:style style:name="T176_134" style:family="text">
      <style:text-properties fo:color="#444444" fo:font-size="10pt" style:font-size-asian="10pt" style:font-size-complex="10pt"/>
    </style:style>
    <style:style style:name="T176_135" style:family="text">
      <style:text-properties fo:color="#444444" fo:font-size="10pt" style:font-size-asian="10pt" style:font-size-complex="10pt"/>
    </style:style>
    <style:style style:name="T176_136" style:family="text">
      <style:text-properties fo:color="#444444" fo:font-size="10pt" style:font-size-asian="10pt" style:font-size-complex="10pt"/>
    </style:style>
    <style:style style:name="T176_137" style:family="text">
      <style:text-properties fo:color="#444444" fo:font-size="10pt" style:font-size-asian="10pt" style:font-size-complex="10pt"/>
    </style:style>
    <style:style style:name="T176_138" style:family="text">
      <style:text-properties fo:color="#444444" fo:font-size="10pt" style:font-size-asian="10pt" style:font-size-complex="10pt"/>
    </style:style>
    <style:style style:name="T176_139" style:family="text">
      <style:text-properties fo:color="#444444" fo:font-size="10pt" style:font-size-asian="10pt" style:font-size-complex="10pt"/>
    </style:style>
    <style:style style:name="T176_140" style:family="text">
      <style:text-properties fo:color="#444444" fo:font-size="10pt" style:font-size-asian="10pt" style:font-size-complex="10pt"/>
    </style:style>
    <style:style style:name="T176_141" style:family="text">
      <style:text-properties fo:color="#444444" fo:font-size="10pt" style:font-size-asian="10pt" style:font-size-complex="10pt"/>
    </style:style>
    <style:style style:name="T176_142" style:family="text">
      <style:text-properties fo:color="#444444" fo:font-size="10pt" style:font-size-asian="10pt" style:font-size-complex="10pt"/>
    </style:style>
    <style:style style:name="T176_143" style:family="text">
      <style:text-properties fo:color="#444444" fo:font-size="10pt" style:font-size-asian="10pt" style:font-size-complex="10pt"/>
    </style:style>
    <style:style style:name="T176_144" style:family="text">
      <style:text-properties fo:color="#444444" fo:font-size="10pt" style:font-size-asian="10pt" style:font-size-complex="10pt"/>
    </style:style>
    <style:style style:name="T176_145" style:family="text">
      <style:text-properties fo:color="#444444" fo:font-size="10pt" style:font-size-asian="10pt" style:font-size-complex="10pt"/>
    </style:style>
    <style:style style:name="T176_146" style:family="text">
      <style:text-properties fo:color="#444444" fo:font-size="10pt" style:font-size-asian="10pt" style:font-size-complex="10pt"/>
    </style:style>
    <style:style style:name="T176_147" style:family="text">
      <style:text-properties fo:color="#444444" fo:font-size="10pt" style:font-size-asian="10pt" style:font-size-complex="10pt"/>
    </style:style>
    <style:style style:name="T176_148" style:family="text">
      <style:text-properties fo:color="#444444" fo:font-size="10pt" style:font-size-asian="10pt" style:font-size-complex="10pt"/>
    </style:style>
    <style:style style:name="T176_149" style:family="text">
      <style:text-properties fo:color="#444444" fo:font-size="10pt" style:font-size-asian="10pt" style:font-size-complex="10pt"/>
    </style:style>
    <style:style style:name="T176_150" style:family="text">
      <style:text-properties fo:color="#444444" fo:font-size="10pt" style:font-size-asian="10pt" style:font-size-complex="10pt"/>
    </style:style>
    <style:style style:name="T176_151" style:family="text">
      <style:text-properties fo:color="#444444" fo:font-size="10pt" style:font-size-asian="10pt" style:font-size-complex="10pt"/>
    </style:style>
    <style:style style:name="T176_152" style:family="text">
      <style:text-properties fo:color="#444444" fo:font-size="10pt" style:font-size-asian="10pt" style:font-size-complex="10pt"/>
    </style:style>
    <style:style style:name="T176_153" style:family="text">
      <style:text-properties fo:color="#444444" fo:font-size="10pt" style:font-size-asian="10pt" style:font-size-complex="10pt"/>
    </style:style>
    <style:style style:name="T176_154" style:family="text">
      <style:text-properties fo:color="#444444" fo:font-size="10pt" style:font-size-asian="10pt" style:font-size-complex="10pt"/>
    </style:style>
    <style:style style:name="T176_155" style:family="text">
      <style:text-properties fo:color="#444444" fo:font-size="10pt" style:font-size-asian="10pt" style:font-size-complex="10pt"/>
    </style:style>
    <style:style style:name="T176_156" style:family="text">
      <style:text-properties fo:color="#444444" fo:font-size="10pt" style:font-size-asian="10pt" style:font-size-complex="10pt"/>
    </style:style>
    <style:style style:name="T176_157" style:family="text">
      <style:text-properties fo:color="#444444" fo:font-size="10pt" style:font-size-asian="10pt" style:font-size-complex="10pt"/>
    </style:style>
    <style:style style:name="T176_158" style:family="text">
      <style:text-properties fo:color="#444444" fo:font-size="10pt" style:font-size-asian="10pt" style:font-size-complex="10pt"/>
    </style:style>
    <style:style style:name="T176_159" style:family="text">
      <style:text-properties fo:color="#444444" fo:font-size="10pt" style:font-size-asian="10pt" style:font-size-complex="10pt"/>
    </style:style>
    <style:style style:name="T176_160" style:family="text">
      <style:text-properties fo:color="#444444" fo:font-size="10pt" style:font-size-asian="10pt" style:font-size-complex="10pt"/>
    </style:style>
    <style:style style:name="T176_161" style:family="text">
      <style:text-properties fo:color="#444444" fo:font-size="10pt" style:font-size-asian="10pt" style:font-size-complex="10pt"/>
    </style:style>
    <style:style style:name="T176_162" style:family="text">
      <style:text-properties fo:color="#444444" fo:font-size="10pt" style:font-size-asian="10pt" style:font-size-complex="10pt"/>
    </style:style>
    <style:style style:name="T176_163" style:family="text">
      <style:text-properties fo:color="#444444" fo:font-size="10pt" style:font-size-asian="10pt" style:font-size-complex="10pt"/>
    </style:style>
    <style:style style:name="T176_164" style:family="text">
      <style:text-properties fo:color="#444444" fo:font-size="10pt" style:font-size-asian="10pt" style:font-size-complex="10pt"/>
    </style:style>
    <style:style style:name="T176_165" style:family="text">
      <style:text-properties fo:color="#444444" fo:font-size="10pt" style:font-size-asian="10pt" style:font-size-complex="10pt"/>
    </style:style>
    <style:style style:name="T176_166" style:family="text">
      <style:text-properties fo:color="#444444" fo:font-size="10pt" style:font-size-asian="10pt" style:font-size-complex="10pt"/>
    </style:style>
    <style:style style:name="T176_167" style:family="text">
      <style:text-properties fo:color="#444444" fo:font-size="10pt" style:font-size-asian="10pt" style:font-size-complex="10pt"/>
    </style:style>
    <style:style style:name="T176_168" style:family="text">
      <style:text-properties fo:color="#444444" fo:font-size="10pt" style:font-size-asian="10pt" style:font-size-complex="10pt"/>
    </style:style>
    <style:style style:name="T176_169" style:family="text">
      <style:text-properties fo:color="#444444" fo:font-size="10pt" style:font-size-asian="10pt" style:font-size-complex="10pt"/>
    </style:style>
    <style:style style:name="T176_170" style:family="text">
      <style:text-properties fo:color="#444444" fo:font-size="10pt" style:font-size-asian="10pt" style:font-size-complex="10pt"/>
    </style:style>
    <style:style style:name="T176_171" style:family="text">
      <style:text-properties fo:color="#444444" fo:font-size="10pt" style:font-size-asian="10pt" style:font-size-complex="10pt"/>
    </style:style>
    <style:style style:name="T176_172" style:family="text">
      <style:text-properties fo:color="#444444" fo:font-size="10pt" style:font-size-asian="10pt" style:font-size-complex="10pt"/>
    </style:style>
    <style:style style:name="T176_173" style:family="text">
      <style:text-properties fo:color="#444444" fo:font-size="10pt" style:font-size-asian="10pt" style:font-size-complex="10pt"/>
    </style:style>
    <style:style style:name="T176_174" style:family="text">
      <style:text-properties fo:color="#444444"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color="#444444" fo:font-size="10pt" style:font-size-asian="10pt" style:font-size-complex="10pt"/>
    </style:style>
    <style:style style:name="T177_2" style:family="text">
      <style:text-properties fo:color="#444444" fo:font-size="10pt" style:font-size-asian="10pt" style:font-size-complex="10pt"/>
    </style:style>
    <style:style style:name="T177_3" style:family="text">
      <style:text-properties fo:color="#444444" fo:font-size="10pt" style:font-size-asian="10pt" style:font-size-complex="10pt"/>
    </style:style>
    <style:style style:name="T177_4" style:family="text">
      <style:text-properties fo:color="#444444" fo:font-size="10pt" style:font-size-asian="10pt" style:font-size-complex="10pt"/>
    </style:style>
    <style:style style:name="T177_5" style:family="text">
      <style:text-properties fo:color="#444444" fo:font-size="10pt" style:font-size-asian="10pt" style:font-size-complex="10pt"/>
    </style:style>
    <style:style style:name="T177_6" style:family="text">
      <style:text-properties fo:color="#444444" fo:font-size="10pt" style:font-size-asian="10pt" style:font-size-complex="10pt"/>
    </style:style>
    <style:style style:name="T177_7" style:family="text">
      <style:text-properties fo:color="#444444" fo:font-size="10pt" style:font-size-asian="10pt" style:font-size-complex="10pt"/>
    </style:style>
    <style:style style:name="T177_8" style:family="text">
      <style:text-properties fo:color="#444444" fo:font-size="10pt" style:font-size-asian="10pt" style:font-size-complex="10pt"/>
    </style:style>
    <style:style style:name="T177_9" style:family="text">
      <style:text-properties fo:color="#444444" fo:font-size="10pt" style:font-size-asian="10pt" style:font-size-complex="10pt"/>
    </style:style>
    <style:style style:name="T177_10" style:family="text">
      <style:text-properties fo:color="#444444" fo:font-size="10pt" style:font-size-asian="10pt" style:font-size-complex="10pt"/>
    </style:style>
    <style:style style:name="T177_11" style:family="text">
      <style:text-properties fo:color="#444444" fo:font-size="10pt" style:font-size-asian="10pt" style:font-size-complex="10pt"/>
    </style:style>
    <style:style style:name="T177_12" style:family="text">
      <style:text-properties fo:color="#444444" fo:font-size="10pt" style:font-size-asian="10pt" style:font-size-complex="10pt"/>
    </style:style>
    <style:style style:name="T177_13" style:family="text">
      <style:text-properties fo:color="#444444" fo:font-size="10pt" style:font-size-asian="10pt" style:font-size-complex="10pt"/>
    </style:style>
    <style:style style:name="T177_14" style:family="text">
      <style:text-properties fo:color="#444444" fo:font-size="10pt" style:font-size-asian="10pt" style:font-size-complex="10pt"/>
    </style:style>
    <style:style style:name="T177_15" style:family="text">
      <style:text-properties fo:color="#444444" fo:font-size="10pt" style:font-size-asian="10pt" style:font-size-complex="10pt"/>
    </style:style>
    <style:style style:name="T177_16" style:family="text">
      <style:text-properties fo:color="#444444" fo:font-size="10pt" style:font-size-asian="10pt" style:font-size-complex="10pt"/>
    </style:style>
    <style:style style:name="T177_17" style:family="text">
      <style:text-properties fo:color="#444444" fo:font-size="10pt" style:font-size-asian="10pt" style:font-size-complex="10pt"/>
    </style:style>
    <style:style style:name="T177_18" style:family="text">
      <style:text-properties fo:color="#444444" fo:font-size="10pt" style:font-size-asian="10pt" style:font-size-complex="10pt"/>
    </style:style>
    <style:style style:name="T177_19" style:family="text">
      <style:text-properties fo:color="#444444" fo:font-size="10pt" style:font-size-asian="10pt" style:font-size-complex="10pt"/>
    </style:style>
    <style:style style:name="T177_20" style:family="text">
      <style:text-properties fo:color="#444444" fo:font-size="10pt" style:font-size-asian="10pt" style:font-size-complex="10pt"/>
    </style:style>
    <style:style style:name="T177_21" style:family="text">
      <style:text-properties fo:color="#444444" fo:font-size="10pt" style:font-size-asian="10pt" style:font-size-complex="10pt"/>
    </style:style>
    <style:style style:name="T177_22" style:family="text">
      <style:text-properties fo:color="#444444" fo:font-size="10pt" style:font-size-asian="10pt" style:font-size-complex="10pt"/>
    </style:style>
    <style:style style:name="T177_23" style:family="text">
      <style:text-properties fo:color="#444444" fo:font-size="10pt" style:font-size-asian="10pt" style:font-size-complex="10pt"/>
    </style:style>
    <style:style style:name="T177_24" style:family="text">
      <style:text-properties fo:color="#444444" fo:font-size="10pt" style:font-size-asian="10pt" style:font-size-complex="10pt"/>
    </style:style>
    <style:style style:name="T177_25" style:family="text">
      <style:text-properties fo:color="#444444" fo:font-size="10pt" style:font-size-asian="10pt" style:font-size-complex="10pt"/>
    </style:style>
    <style:style style:name="T177_26" style:family="text">
      <style:text-properties fo:color="#444444" fo:font-size="10pt" style:font-size-asian="10pt" style:font-size-complex="10pt"/>
    </style:style>
    <style:style style:name="T177_27" style:family="text">
      <style:text-properties fo:color="#444444" fo:font-size="10pt" style:font-size-asian="10pt" style:font-size-complex="10pt"/>
    </style:style>
    <style:style style:name="T177_28" style:family="text">
      <style:text-properties fo:color="#444444" fo:font-size="10pt" style:font-size-asian="10pt" style:font-size-complex="10pt"/>
    </style:style>
    <style:style style:name="T177_29" style:family="text">
      <style:text-properties fo:color="#444444" fo:font-size="10pt" style:font-size-asian="10pt" style:font-size-complex="10pt"/>
    </style:style>
    <style:style style:name="T177_30" style:family="text">
      <style:text-properties fo:color="#444444" fo:font-size="10pt" style:font-size-asian="10pt" style:font-size-complex="10pt"/>
    </style:style>
    <style:style style:name="T177_31" style:family="text">
      <style:text-properties fo:color="#444444" fo:font-size="10pt" style:font-size-asian="10pt" style:font-size-complex="10pt"/>
    </style:style>
    <style:style style:name="T177_32" style:family="text">
      <style:text-properties fo:color="#444444" fo:font-size="10pt" style:font-size-asian="10pt" style:font-size-complex="10pt"/>
    </style:style>
    <style:style style:name="T177_33" style:family="text">
      <style:text-properties fo:color="#444444" fo:font-size="10pt" style:font-size-asian="10pt" style:font-size-complex="10pt"/>
    </style:style>
    <style:style style:name="T177_34" style:family="text">
      <style:text-properties fo:color="#444444" fo:font-size="10pt" style:font-size-asian="10pt" style:font-size-complex="10pt"/>
    </style:style>
    <style:style style:name="T177_35" style:family="text">
      <style:text-properties fo:color="#444444" fo:font-size="10pt" style:font-size-asian="10pt" style:font-size-complex="10pt"/>
    </style:style>
    <style:style style:name="T177_36" style:family="text">
      <style:text-properties fo:color="#444444" fo:font-size="10pt" style:font-size-asian="10pt" style:font-size-complex="10pt"/>
    </style:style>
    <style:style style:name="T177_37" style:family="text">
      <style:text-properties fo:color="#444444" fo:font-size="10pt" style:font-size-asian="10pt" style:font-size-complex="10pt"/>
    </style:style>
    <style:style style:name="T177_38" style:family="text">
      <style:text-properties fo:color="#444444" fo:font-size="10pt" style:font-size-asian="10pt" style:font-size-complex="10pt"/>
    </style:style>
    <style:style style:name="T177_39" style:family="text">
      <style:text-properties fo:color="#444444" fo:font-size="10pt" style:font-size-asian="10pt" style:font-size-complex="10pt"/>
    </style:style>
    <style:style style:name="T177_40" style:family="text">
      <style:text-properties fo:color="#444444" fo:font-size="10pt" style:font-size-asian="10pt" style:font-size-complex="10pt"/>
    </style:style>
    <style:style style:name="T177_41" style:family="text">
      <style:text-properties fo:color="#444444" fo:font-size="10pt" style:font-size-asian="10pt" style:font-size-complex="10pt"/>
    </style:style>
    <style:style style:name="T177_42" style:family="text">
      <style:text-properties fo:color="#444444" fo:font-size="10pt" style:font-size-asian="10pt" style:font-size-complex="10pt"/>
    </style:style>
    <style:style style:name="T177_43" style:family="text">
      <style:text-properties fo:color="#444444" fo:font-size="10pt" style:font-size-asian="10pt" style:font-size-complex="10pt"/>
    </style:style>
    <style:style style:name="T177_44" style:family="text">
      <style:text-properties fo:color="#444444" fo:font-size="10pt" style:font-size-asian="10pt" style:font-size-complex="10pt"/>
    </style:style>
    <style:style style:name="T177_45" style:family="text">
      <style:text-properties fo:color="#444444" fo:font-size="10pt" style:font-size-asian="10pt" style:font-size-complex="10pt"/>
    </style:style>
    <style:style style:name="T177_46" style:family="text">
      <style:text-properties fo:color="#444444" fo:font-size="10pt" style:font-size-asian="10pt" style:font-size-complex="10pt"/>
    </style:style>
    <style:style style:name="T177_47" style:family="text">
      <style:text-properties fo:color="#444444" fo:font-size="10pt" style:font-size-asian="10pt" style:font-size-complex="10pt"/>
    </style:style>
    <style:style style:name="T177_48" style:family="text">
      <style:text-properties fo:color="#444444" fo:font-size="10pt" style:font-size-asian="10pt" style:font-size-complex="10pt"/>
    </style:style>
    <style:style style:name="T177_49" style:family="text">
      <style:text-properties fo:color="#444444" fo:font-size="10pt" style:font-size-asian="10pt" style:font-size-complex="10pt"/>
    </style:style>
    <style:style style:name="T177_50" style:family="text">
      <style:text-properties fo:color="#444444" fo:font-size="10pt" style:font-size-asian="10pt" style:font-size-complex="10pt"/>
    </style:style>
    <style:style style:name="T177_51" style:family="text">
      <style:text-properties fo:color="#444444" fo:font-size="10pt" style:font-size-asian="10pt" style:font-size-complex="10pt"/>
    </style:style>
    <style:style style:name="T177_52" style:family="text">
      <style:text-properties fo:color="#444444" fo:font-size="10pt" style:font-size-asian="10pt" style:font-size-complex="10pt"/>
    </style:style>
    <style:style style:name="T177_53" style:family="text">
      <style:text-properties fo:color="#444444" fo:font-size="10pt" style:font-size-asian="10pt" style:font-size-complex="10pt"/>
    </style:style>
    <style:style style:name="T177_54" style:family="text">
      <style:text-properties fo:color="#444444" fo:font-size="10pt" style:font-size-asian="10pt" style:font-size-complex="10pt"/>
    </style:style>
    <style:style style:name="T177_55" style:family="text">
      <style:text-properties fo:color="#444444" fo:font-size="10pt" style:font-size-asian="10pt" style:font-size-complex="10pt"/>
    </style:style>
    <style:style style:name="T177_56" style:family="text">
      <style:text-properties fo:color="#444444" fo:font-size="10pt" style:font-size-asian="10pt" style:font-size-complex="10pt"/>
    </style:style>
    <style:style style:name="T177_57" style:family="text">
      <style:text-properties fo:color="#444444" fo:font-size="10pt" style:font-size-asian="10pt" style:font-size-complex="10pt"/>
    </style:style>
    <style:style style:name="T177_58" style:family="text">
      <style:text-properties fo:color="#444444" fo:font-size="10pt" style:font-size-asian="10pt" style:font-size-complex="10pt"/>
    </style:style>
    <style:style style:name="T177_59" style:family="text">
      <style:text-properties fo:color="#444444" fo:font-size="10pt" style:font-size-asian="10pt" style:font-size-complex="10pt"/>
    </style:style>
    <style:style style:name="T177_60" style:family="text">
      <style:text-properties fo:color="#444444" fo:font-size="10pt" style:font-size-asian="10pt" style:font-size-complex="10pt"/>
    </style:style>
    <style:style style:name="T177_61" style:family="text">
      <style:text-properties fo:color="#444444" fo:font-size="10pt" style:font-size-asian="10pt" style:font-size-complex="10pt"/>
    </style:style>
    <style:style style:name="T177_62" style:family="text">
      <style:text-properties fo:color="#444444" fo:font-size="10pt" style:font-size-asian="10pt" style:font-size-complex="10pt"/>
    </style:style>
    <style:style style:name="T177_63" style:family="text">
      <style:text-properties fo:color="#444444" fo:font-size="10pt" style:font-size-asian="10pt" style:font-size-complex="10pt"/>
    </style:style>
    <style:style style:name="T177_64" style:family="text">
      <style:text-properties fo:color="#444444" fo:font-size="10pt" style:font-size-asian="10pt" style:font-size-complex="10pt"/>
    </style:style>
    <style:style style:name="T177_65" style:family="text">
      <style:text-properties fo:color="#444444" fo:font-size="10pt" style:font-size-asian="10pt" style:font-size-complex="10pt"/>
    </style:style>
    <style:style style:name="T177_66" style:family="text">
      <style:text-properties fo:color="#444444" fo:font-size="10pt" style:font-size-asian="10pt" style:font-size-complex="10pt"/>
    </style:style>
    <style:style style:name="T177_67" style:family="text">
      <style:text-properties fo:color="#444444" fo:font-size="10pt" style:font-size-asian="10pt" style:font-size-complex="10pt"/>
    </style:style>
    <style:style style:name="T177_68" style:family="text">
      <style:text-properties fo:color="#444444" fo:font-size="10pt" style:font-size-asian="10pt" style:font-size-complex="10pt"/>
    </style:style>
    <style:style style:name="T177_69" style:family="text">
      <style:text-properties fo:color="#444444" fo:font-size="10pt" style:font-size-asian="10pt" style:font-size-complex="10pt"/>
    </style:style>
    <style:style style:name="T177_70" style:family="text">
      <style:text-properties fo:color="#444444" fo:font-size="10pt" style:font-size-asian="10pt" style:font-size-complex="10pt"/>
    </style:style>
    <style:style style:name="T177_71" style:family="text">
      <style:text-properties fo:color="#444444" fo:font-size="10pt" style:font-size-asian="10pt" style:font-size-complex="10pt"/>
    </style:style>
    <style:style style:name="T177_72" style:family="text">
      <style:text-properties fo:color="#444444" fo:font-size="10pt" style:font-size-asian="10pt" style:font-size-complex="10pt"/>
    </style:style>
    <style:style style:name="T177_73" style:family="text">
      <style:text-properties fo:color="#444444" fo:font-size="10pt" style:font-size-asian="10pt" style:font-size-complex="10pt"/>
    </style:style>
    <style:style style:name="T177_74" style:family="text">
      <style:text-properties fo:color="#444444" fo:font-size="10pt" style:font-size-asian="10pt" style:font-size-complex="10pt"/>
    </style:style>
    <style:style style:name="T177_75" style:family="text">
      <style:text-properties fo:color="#444444" fo:font-size="10pt" style:font-size-asian="10pt" style:font-size-complex="10pt"/>
    </style:style>
    <style:style style:name="T177_76" style:family="text">
      <style:text-properties fo:color="#444444" fo:font-size="10pt" style:font-size-asian="10pt" style:font-size-complex="10pt"/>
    </style:style>
    <style:style style:name="T177_77" style:family="text">
      <style:text-properties fo:color="#444444" fo:font-size="10pt" style:font-size-asian="10pt" style:font-size-complex="10pt"/>
    </style:style>
    <style:style style:name="T177_78" style:family="text">
      <style:text-properties fo:color="#444444" fo:font-size="10pt" style:font-size-asian="10pt" style:font-size-complex="10pt"/>
    </style:style>
    <style:style style:name="T177_79" style:family="text">
      <style:text-properties fo:color="#444444" fo:font-size="10pt" style:font-size-asian="10pt" style:font-size-complex="10pt"/>
    </style:style>
    <style:style style:name="T177_80" style:family="text">
      <style:text-properties fo:color="#444444" fo:font-size="10pt" style:font-size-asian="10pt" style:font-size-complex="10pt"/>
    </style:style>
    <style:style style:name="T177_81" style:family="text">
      <style:text-properties fo:color="#444444" fo:font-size="10pt" style:font-size-asian="10pt" style:font-size-complex="10pt"/>
    </style:style>
    <style:style style:name="T177_82" style:family="text">
      <style:text-properties fo:color="#444444" fo:font-size="10pt" style:font-size-asian="10pt" style:font-size-complex="10pt"/>
    </style:style>
    <style:style style:name="T177_83" style:family="text">
      <style:text-properties fo:color="#444444" fo:font-size="10pt" style:font-size-asian="10pt" style:font-size-complex="10pt"/>
    </style:style>
    <style:style style:name="T177_84" style:family="text">
      <style:text-properties fo:color="#444444" fo:font-size="10pt" style:font-size-asian="10pt" style:font-size-complex="10pt"/>
    </style:style>
    <style:style style:name="T177_85" style:family="text">
      <style:text-properties fo:color="#444444" fo:font-size="10pt" style:font-size-asian="10pt" style:font-size-complex="10pt"/>
    </style:style>
    <style:style style:name="T177_86" style:family="text">
      <style:text-properties fo:color="#444444" fo:font-size="10pt" style:font-size-asian="10pt" style:font-size-complex="10pt"/>
    </style:style>
    <style:style style:name="T177_87" style:family="text">
      <style:text-properties fo:color="#444444" fo:font-size="10pt" style:font-size-asian="10pt" style:font-size-complex="10pt"/>
    </style:style>
    <style:style style:name="T177_88" style:family="text">
      <style:text-properties fo:color="#444444" fo:font-size="10pt" style:font-size-asian="10pt" style:font-size-complex="10pt"/>
    </style:style>
    <style:style style:name="T177_89" style:family="text">
      <style:text-properties fo:color="#444444" fo:font-size="10pt" style:font-size-asian="10pt" style:font-size-complex="10pt"/>
    </style:style>
    <style:style style:name="T177_90" style:family="text">
      <style:text-properties fo:color="#444444" fo:font-size="10pt" style:font-size-asian="10pt" style:font-size-complex="10pt"/>
    </style:style>
    <style:style style:name="T177_91" style:family="text">
      <style:text-properties fo:color="#444444" fo:font-size="10pt" style:font-size-asian="10pt" style:font-size-complex="10pt"/>
    </style:style>
    <style:style style:name="T177_92" style:family="text">
      <style:text-properties fo:color="#444444" fo:font-size="10pt" style:font-size-asian="10pt" style:font-size-complex="10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color="#444444" fo:font-size="10pt" style:font-size-asian="10pt" style:font-size-complex="10pt"/>
    </style:style>
    <style:style style:name="T178_2" style:family="text">
      <style:text-properties fo:color="#444444" fo:font-size="10pt" style:font-size-asian="10pt" style:font-size-complex="10pt"/>
    </style:style>
    <style:style style:name="T178_3" style:family="text">
      <style:text-properties fo:color="#444444" fo:font-size="10pt" style:font-size-asian="10pt" style:font-size-complex="10pt"/>
    </style:style>
    <style:style style:name="T178_4" style:family="text">
      <style:text-properties fo:color="#444444" fo:font-size="10pt" style:font-size-asian="10pt" style:font-size-complex="10pt"/>
    </style:style>
    <style:style style:name="T178_5" style:family="text">
      <style:text-properties fo:color="#444444" fo:font-size="10pt" style:font-size-asian="10pt" style:font-size-complex="10pt"/>
    </style:style>
    <style:style style:name="T178_6" style:family="text">
      <style:text-properties fo:color="#444444" fo:font-size="10pt" style:font-size-asian="10pt" style:font-size-complex="10pt"/>
    </style:style>
    <style:style style:name="T178_7" style:family="text">
      <style:text-properties fo:color="#444444" fo:font-size="10pt" style:font-size-asian="10pt" style:font-size-complex="10pt"/>
    </style:style>
    <style:style style:name="T178_8" style:family="text">
      <style:text-properties fo:color="#444444" fo:font-size="10pt" style:font-size-asian="10pt" style:font-size-complex="10pt"/>
    </style:style>
    <style:style style:name="T178_9" style:family="text">
      <style:text-properties fo:color="#444444" fo:font-size="10pt" style:font-size-asian="10pt" style:font-size-complex="10pt"/>
    </style:style>
    <style:style style:name="T178_10" style:family="text">
      <style:text-properties fo:color="#444444" fo:font-size="10pt" style:font-size-asian="10pt" style:font-size-complex="10pt"/>
    </style:style>
    <style:style style:name="T178_11" style:family="text">
      <style:text-properties fo:color="#444444" fo:font-size="10pt" style:font-size-asian="10pt" style:font-size-complex="10pt"/>
    </style:style>
    <style:style style:name="T178_12" style:family="text">
      <style:text-properties fo:color="#444444" fo:font-size="10pt" style:font-size-asian="10pt" style:font-size-complex="10pt"/>
    </style:style>
    <style:style style:name="T178_13" style:family="text">
      <style:text-properties fo:color="#444444" fo:font-size="10pt" style:font-size-asian="10pt" style:font-size-complex="10pt"/>
    </style:style>
    <style:style style:name="T178_14" style:family="text">
      <style:text-properties fo:color="#444444" fo:font-size="10pt" style:font-size-asian="10pt" style:font-size-complex="10pt"/>
    </style:style>
    <style:style style:name="T178_15" style:family="text">
      <style:text-properties fo:color="#444444" fo:font-size="10pt" style:font-size-asian="10pt" style:font-size-complex="10pt"/>
    </style:style>
    <style:style style:name="T178_16" style:family="text">
      <style:text-properties fo:color="#444444" fo:font-size="10pt" style:font-size-asian="10pt" style:font-size-complex="10pt"/>
    </style:style>
    <style:style style:name="T178_17" style:family="text">
      <style:text-properties fo:color="#444444" fo:font-size="10pt" style:font-size-asian="10pt" style:font-size-complex="10pt"/>
    </style:style>
    <style:style style:name="T178_18" style:family="text">
      <style:text-properties fo:color="#444444" fo:font-size="10pt" style:font-size-asian="10pt" style:font-size-complex="10pt"/>
    </style:style>
    <style:style style:name="T178_19" style:family="text">
      <style:text-properties fo:color="#444444" fo:font-size="10pt" style:font-size-asian="10pt" style:font-size-complex="10pt"/>
    </style:style>
    <style:style style:name="T178_20" style:family="text">
      <style:text-properties fo:color="#444444" fo:font-size="10pt" style:font-size-asian="10pt" style:font-size-complex="10pt"/>
    </style:style>
    <style:style style:name="T178_21" style:family="text">
      <style:text-properties fo:color="#444444" fo:font-size="10pt" style:font-size-asian="10pt" style:font-size-complex="10pt"/>
    </style:style>
    <style:style style:name="T178_22" style:family="text">
      <style:text-properties fo:color="#444444" fo:font-size="10pt" style:font-size-asian="10pt" style:font-size-complex="10pt"/>
    </style:style>
    <style:style style:name="T178_23" style:family="text">
      <style:text-properties fo:color="#444444" fo:font-size="10pt" style:font-size-asian="10pt" style:font-size-complex="10pt"/>
    </style:style>
    <style:style style:name="T178_24" style:family="text">
      <style:text-properties fo:color="#444444" fo:font-size="10pt" style:font-size-asian="10pt" style:font-size-complex="10pt"/>
    </style:style>
    <style:style style:name="T178_25" style:family="text">
      <style:text-properties fo:color="#444444" fo:font-size="10pt" style:font-size-asian="10pt" style:font-size-complex="10pt"/>
    </style:style>
    <style:style style:name="T178_26" style:family="text">
      <style:text-properties fo:color="#444444" fo:font-size="10pt" style:font-size-asian="10pt" style:font-size-complex="10pt"/>
    </style:style>
    <style:style style:name="T178_27" style:family="text">
      <style:text-properties fo:color="#444444" fo:font-size="10pt" style:font-size-asian="10pt" style:font-size-complex="10pt"/>
    </style:style>
    <style:style style:name="T178_28" style:family="text">
      <style:text-properties fo:color="#444444" fo:font-size="10pt" style:font-size-asian="10pt" style:font-size-complex="10pt"/>
    </style:style>
    <style:style style:name="T178_29" style:family="text">
      <style:text-properties fo:color="#444444" fo:font-size="10pt" style:font-size-asian="10pt" style:font-size-complex="10pt"/>
    </style:style>
    <style:style style:name="T178_30" style:family="text">
      <style:text-properties fo:color="#444444" fo:font-size="10pt" style:font-size-asian="10pt" style:font-size-complex="10pt"/>
    </style:style>
    <style:style style:name="T178_31" style:family="text">
      <style:text-properties fo:color="#444444" fo:font-size="10pt" style:font-size-asian="10pt" style:font-size-complex="10pt"/>
    </style:style>
    <style:style style:name="T178_32" style:family="text">
      <style:text-properties fo:color="#444444" fo:font-size="10pt" style:font-size-asian="10pt" style:font-size-complex="10pt"/>
    </style:style>
    <style:style style:name="T178_33" style:family="text">
      <style:text-properties fo:color="#444444" fo:font-size="10pt" style:font-size-asian="10pt" style:font-size-complex="10pt"/>
    </style:style>
    <style:style style:name="T178_34" style:family="text">
      <style:text-properties fo:color="#444444" fo:font-size="10pt" style:font-size-asian="10pt" style:font-size-complex="10pt"/>
    </style:style>
    <style:style style:name="T178_35" style:family="text">
      <style:text-properties fo:color="#444444" fo:font-size="10pt" style:font-size-asian="10pt" style:font-size-complex="10pt"/>
    </style:style>
    <style:style style:name="T178_36" style:family="text">
      <style:text-properties fo:color="#444444" fo:font-size="10pt" style:font-size-asian="10pt" style:font-size-complex="10pt"/>
    </style:style>
    <style:style style:name="T178_37" style:family="text">
      <style:text-properties fo:color="#444444" fo:font-size="10pt" style:font-size-asian="10pt" style:font-size-complex="10pt"/>
    </style:style>
    <style:style style:name="T178_38" style:family="text">
      <style:text-properties fo:color="#444444" fo:font-size="10pt" style:font-size-asian="10pt" style:font-size-complex="10pt"/>
    </style:style>
    <style:style style:name="T178_39" style:family="text">
      <style:text-properties fo:color="#444444" fo:font-size="10pt" style:font-size-asian="10pt" style:font-size-complex="10pt"/>
    </style:style>
    <style:style style:name="T178_40" style:family="text">
      <style:text-properties fo:color="#444444" fo:font-size="10pt" style:font-size-asian="10pt" style:font-size-complex="10pt"/>
    </style:style>
    <style:style style:name="T178_41" style:family="text">
      <style:text-properties fo:color="#444444" fo:font-size="10pt" style:font-size-asian="10pt" style:font-size-complex="10pt"/>
    </style:style>
    <style:style style:name="T178_42" style:family="text">
      <style:text-properties fo:color="#444444" fo:font-size="10pt" style:font-size-asian="10pt" style:font-size-complex="10pt"/>
    </style:style>
    <style:style style:name="T178_43" style:family="text">
      <style:text-properties fo:color="#444444" fo:font-size="10pt" style:font-size-asian="10pt" style:font-size-complex="10pt"/>
    </style:style>
    <style:style style:name="T178_44" style:family="text">
      <style:text-properties fo:color="#444444" fo:font-size="10pt" style:font-size-asian="10pt" style:font-size-complex="10pt"/>
    </style:style>
    <style:style style:name="T178_45" style:family="text">
      <style:text-properties fo:color="#444444" fo:font-size="10pt" style:font-size-asian="10pt" style:font-size-complex="10pt"/>
    </style:style>
    <style:style style:name="T178_46" style:family="text">
      <style:text-properties fo:color="#444444" fo:font-size="10pt" style:font-size-asian="10pt" style:font-size-complex="10pt"/>
    </style:style>
    <style:style style:name="T178_47" style:family="text">
      <style:text-properties fo:color="#444444" fo:font-size="10pt" style:font-size-asian="10pt" style:font-size-complex="10pt"/>
    </style:style>
    <style:style style:name="T178_48" style:family="text">
      <style:text-properties fo:color="#444444" fo:font-size="10pt" style:font-size-asian="10pt" style:font-size-complex="10pt"/>
    </style:style>
    <style:style style:name="T178_49" style:family="text">
      <style:text-properties fo:color="#444444" fo:font-size="10pt" style:font-size-asian="10pt" style:font-size-complex="10pt"/>
    </style:style>
    <style:style style:name="T178_50" style:family="text">
      <style:text-properties fo:color="#444444" fo:font-size="10pt" style:font-size-asian="10pt" style:font-size-complex="10pt"/>
    </style:style>
    <style:style style:name="T178_51" style:family="text">
      <style:text-properties fo:color="#444444" fo:font-size="10pt" style:font-size-asian="10pt" style:font-size-complex="10pt"/>
    </style:style>
    <style:style style:name="T178_52" style:family="text">
      <style:text-properties fo:color="#444444" fo:font-size="10pt" style:font-size-asian="10pt" style:font-size-complex="10pt"/>
    </style:style>
    <style:style style:name="T178_53" style:family="text">
      <style:text-properties fo:color="#444444" fo:font-size="10pt" style:font-size-asian="10pt" style:font-size-complex="10pt"/>
    </style:style>
    <style:style style:name="T178_54" style:family="text">
      <style:text-properties fo:color="#444444" fo:font-size="10pt" style:font-size-asian="10pt" style:font-size-complex="10pt"/>
    </style:style>
    <style:style style:name="T178_55" style:family="text">
      <style:text-properties fo:color="#444444" fo:font-size="10pt" style:font-size-asian="10pt" style:font-size-complex="10pt"/>
    </style:style>
    <style:style style:name="T178_56" style:family="text">
      <style:text-properties fo:color="#444444" fo:font-size="10pt" style:font-size-asian="10pt" style:font-size-complex="10pt"/>
    </style:style>
    <style:style style:name="T178_57" style:family="text">
      <style:text-properties fo:color="#444444" fo:font-size="10pt" style:font-size-asian="10pt" style:font-size-complex="10pt"/>
    </style:style>
    <style:style style:name="T178_58" style:family="text">
      <style:text-properties fo:color="#444444" fo:font-size="10pt" style:font-size-asian="10pt" style:font-size-complex="10pt"/>
    </style:style>
    <style:style style:name="T178_59" style:family="text">
      <style:text-properties fo:color="#444444" fo:font-size="10pt" style:font-size-asian="10pt" style:font-size-complex="10pt"/>
    </style:style>
    <style:style style:name="T178_60" style:family="text">
      <style:text-properties fo:color="#444444" fo:font-size="10pt" style:font-size-asian="10pt" style:font-size-complex="10pt"/>
    </style:style>
    <style:style style:name="T178_61" style:family="text">
      <style:text-properties fo:color="#444444" fo:font-size="10pt" style:font-size-asian="10pt" style:font-size-complex="10pt"/>
    </style:style>
    <style:style style:name="T178_62" style:family="text">
      <style:text-properties fo:color="#444444" fo:font-size="10pt" style:font-size-asian="10pt" style:font-size-complex="10pt"/>
    </style:style>
    <style:style style:name="T178_63" style:family="text">
      <style:text-properties fo:color="#444444" fo:font-size="10pt" style:font-size-asian="10pt" style:font-size-complex="10pt"/>
    </style:style>
    <style:style style:name="T178_64" style:family="text">
      <style:text-properties fo:color="#444444" fo:font-size="10pt" style:font-size-asian="10pt" style:font-size-complex="10pt"/>
    </style:style>
    <style:style style:name="T178_65" style:family="text">
      <style:text-properties fo:color="#444444" fo:font-size="10pt" style:font-size-asian="10pt" style:font-size-complex="10pt"/>
    </style:style>
    <style:style style:name="T178_66" style:family="text">
      <style:text-properties fo:color="#444444" fo:font-size="10pt" style:font-size-asian="10pt" style:font-size-complex="10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color="#444444" fo:font-size="10pt" style:font-size-asian="10pt" style:font-size-complex="10pt"/>
    </style:style>
    <style:style style:name="T179_2" style:family="text">
      <style:text-properties fo:color="#444444" fo:font-size="10pt" style:font-size-asian="10pt" style:font-size-complex="10pt"/>
    </style:style>
    <style:style style:name="T179_3" style:family="text">
      <style:text-properties fo:color="#444444" fo:font-size="10pt" style:font-size-asian="10pt" style:font-size-complex="10pt"/>
    </style:style>
    <style:style style:name="T179_4" style:family="text">
      <style:text-properties fo:color="#444444" fo:font-size="10pt" style:font-size-asian="10pt" style:font-size-complex="10pt"/>
    </style:style>
    <style:style style:name="T179_5" style:family="text">
      <style:text-properties fo:color="#444444" fo:font-size="10pt" style:font-size-asian="10pt" style:font-size-complex="10pt"/>
    </style:style>
    <style:style style:name="T179_6" style:family="text">
      <style:text-properties fo:color="#444444" fo:font-size="10pt" style:font-size-asian="10pt" style:font-size-complex="10pt"/>
    </style:style>
    <style:style style:name="T179_7" style:family="text">
      <style:text-properties fo:color="#444444" fo:font-size="10pt" style:font-size-asian="10pt" style:font-size-complex="10pt"/>
    </style:style>
    <style:style style:name="T179_8" style:family="text">
      <style:text-properties fo:color="#444444" fo:font-size="10pt" style:font-size-asian="10pt" style:font-size-complex="10pt"/>
    </style:style>
    <style:style style:name="T179_9" style:family="text">
      <style:text-properties fo:color="#444444" fo:font-size="10pt" style:font-size-asian="10pt" style:font-size-complex="10pt"/>
    </style:style>
    <style:style style:name="T179_10" style:family="text">
      <style:text-properties fo:color="#444444" fo:font-size="10pt" style:font-size-asian="10pt" style:font-size-complex="10pt"/>
    </style:style>
    <style:style style:name="T179_11" style:family="text">
      <style:text-properties fo:color="#444444" fo:font-size="10pt" style:font-size-asian="10pt" style:font-size-complex="10pt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 style:parent-style-name="Standard"/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color="#444444" fo:font-size="10pt" style:font-size-asian="10pt" style:font-size-complex="10pt"/>
    </style:style>
    <style:style style:name="T190_2" style:family="text">
      <style:text-properties fo:color="#444444" fo:font-size="10pt" style:font-size-asian="10pt" style:font-size-complex="10pt"/>
    </style:style>
    <style:style style:name="T190_3" style:family="text">
      <style:text-properties fo:color="#444444" fo:font-size="10pt" style:font-size-asian="10pt" style:font-size-complex="10pt"/>
    </style:style>
    <style:style style:name="T190_4" style:family="text">
      <style:text-properties fo:color="#444444" fo:font-size="10pt" style:font-size-asian="10pt" style:font-size-complex="10pt"/>
    </style:style>
    <style:style style:name="T190_5" style:family="text">
      <style:text-properties fo:color="#444444" fo:font-size="10pt" style:font-size-asian="10pt" style:font-size-complex="10pt"/>
    </style:style>
    <style:style style:name="T190_6" style:family="text">
      <style:text-properties fo:color="#444444" fo:font-size="10pt" style:font-size-asian="10pt" style:font-size-complex="10pt"/>
    </style:style>
    <style:style style:name="T190_7" style:family="text">
      <style:text-properties fo:color="#444444" fo:font-size="10pt" style:font-size-asian="10pt" style:font-size-complex="10pt"/>
    </style:style>
    <style:style style:name="T190_8" style:family="text">
      <style:text-properties fo:color="#444444" fo:font-size="10pt" style:font-size-asian="10pt" style:font-size-complex="10pt"/>
    </style:style>
    <style:style style:name="T190_9" style:family="text">
      <style:text-properties fo:color="#444444" fo:font-size="10pt" style:font-size-asian="10pt" style:font-size-complex="10pt"/>
    </style:style>
    <style:style style:name="T190_10" style:family="text">
      <style:text-properties fo:color="#444444" fo:font-size="10pt" style:font-size-asian="10pt" style:font-size-complex="10pt"/>
    </style:style>
    <style:style style:name="T190_11" style:family="text">
      <style:text-properties fo:color="#444444" fo:font-size="10pt" style:font-size-asian="10pt" style:font-size-complex="10pt"/>
    </style:style>
    <style:style style:name="T190_12" style:family="text">
      <style:text-properties fo:color="#444444" fo:font-size="10pt" style:font-size-asian="10pt" style:font-size-complex="10pt"/>
    </style:style>
    <style:style style:name="T190_13" style:family="text">
      <style:text-properties fo:color="#444444" fo:font-size="10pt" style:font-size-asian="10pt" style:font-size-complex="10pt"/>
    </style:style>
    <style:style style:name="T190_14" style:family="text">
      <style:text-properties fo:color="#444444" fo:font-size="10pt" style:font-size-asian="10pt" style:font-size-complex="10pt"/>
    </style:style>
    <style:style style:name="T190_15" style:family="text">
      <style:text-properties fo:color="#444444" fo:font-size="10pt" style:font-size-asian="10pt" style:font-size-complex="10pt"/>
    </style:style>
    <style:style style:name="T190_16" style:family="text">
      <style:text-properties fo:color="#444444" fo:font-size="10pt" style:font-size-asian="10pt" style:font-size-complex="10pt"/>
    </style:style>
    <style:style style:name="T190_17" style:family="text">
      <style:text-properties fo:color="#444444" fo:font-size="10pt" style:font-size-asian="10pt" style:font-size-complex="10pt"/>
    </style:style>
    <style:style style:name="T190_18" style:family="text">
      <style:text-properties fo:color="#444444" fo:font-size="10pt" style:font-size-asian="10pt" style:font-size-complex="10pt"/>
    </style:style>
    <style:style style:name="T190_19" style:family="text">
      <style:text-properties fo:color="#444444" fo:font-size="10pt" style:font-size-asian="10pt" style:font-size-complex="10pt"/>
    </style:style>
    <style:style style:name="T190_20" style:family="text">
      <style:text-properties fo:color="#444444" fo:font-size="10pt" style:font-size-asian="10pt" style:font-size-complex="10pt"/>
    </style:style>
    <style:style style:name="T190_21" style:family="text">
      <style:text-properties fo:color="#444444" fo:font-size="10pt" style:font-size-asian="10pt" style:font-size-complex="10pt"/>
    </style:style>
    <style:style style:name="T190_22" style:family="text">
      <style:text-properties fo:color="#444444" fo:font-size="10pt" style:font-size-asian="10pt" style:font-size-complex="10pt"/>
    </style:style>
    <style:style style:name="T190_23" style:family="text">
      <style:text-properties fo:color="#444444" fo:font-size="10pt" style:font-size-asian="10pt" style:font-size-complex="10pt"/>
    </style:style>
    <style:style style:name="T190_24" style:family="text">
      <style:text-properties fo:color="#444444" fo:font-size="10pt" style:font-size-asian="10pt" style:font-size-complex="10pt"/>
    </style:style>
    <style:style style:name="T190_25" style:family="text">
      <style:text-properties fo:color="#444444" fo:font-size="10pt" style:font-size-asian="10pt" style:font-size-complex="10pt"/>
    </style:style>
    <style:style style:name="T190_26" style:family="text">
      <style:text-properties fo:color="#444444" fo:font-size="10pt" style:font-size-asian="10pt" style:font-size-complex="10pt"/>
    </style:style>
    <style:style style:name="T190_27" style:family="text">
      <style:text-properties fo:color="#444444" fo:font-size="10pt" style:font-size-asian="10pt" style:font-size-complex="10pt"/>
    </style:style>
    <style:style style:name="T190_28" style:family="text">
      <style:text-properties fo:color="#444444" fo:font-size="10pt" style:font-size-asian="10pt" style:font-size-complex="10pt"/>
    </style:style>
    <style:style style:name="T190_29" style:family="text">
      <style:text-properties fo:color="#444444" fo:font-size="10pt" style:font-size-asian="10pt" style:font-size-complex="10pt"/>
    </style:style>
    <style:style style:name="T190_30" style:family="text">
      <style:text-properties fo:color="#444444" fo:font-size="10pt" style:font-size-asian="10pt" style:font-size-complex="10pt"/>
    </style:style>
    <style:style style:name="T190_31" style:family="text">
      <style:text-properties fo:color="#444444" fo:font-size="10pt" style:font-size-asian="10pt" style:font-size-complex="10pt"/>
    </style:style>
    <style:style style:name="T190_32" style:family="text">
      <style:text-properties fo:color="#444444" fo:font-size="10pt" style:font-size-asian="10pt" style:font-size-complex="10pt"/>
    </style:style>
    <style:style style:name="T190_33" style:family="text">
      <style:text-properties fo:color="#444444" fo:font-size="10pt" style:font-size-asian="10pt" style:font-size-complex="10pt"/>
    </style:style>
    <style:style style:name="T190_34" style:family="text">
      <style:text-properties fo:color="#444444" fo:font-size="10pt" style:font-size-asian="10pt" style:font-size-complex="10pt"/>
    </style:style>
    <style:style style:name="T190_35" style:family="text">
      <style:text-properties fo:color="#444444" fo:font-size="10pt" style:font-size-asian="10pt" style:font-size-complex="10pt"/>
    </style:style>
    <style:style style:name="T190_36" style:family="text">
      <style:text-properties fo:color="#444444" fo:font-size="10pt" style:font-size-asian="10pt" style:font-size-complex="10pt"/>
    </style:style>
    <style:style style:name="T190_37" style:family="text">
      <style:text-properties fo:color="#444444" fo:font-size="10pt" style:font-size-asian="10pt" style:font-size-complex="10pt"/>
    </style:style>
    <style:style style:name="T190_38" style:family="text">
      <style:text-properties fo:color="#444444" fo:font-size="10pt" style:font-size-asian="10pt" style:font-size-complex="10pt"/>
    </style:style>
    <style:style style:name="T190_39" style:family="text">
      <style:text-properties fo:color="#444444" fo:font-size="10pt" style:font-size-asian="10pt" style:font-size-complex="10pt"/>
    </style:style>
    <style:style style:name="T190_40" style:family="text">
      <style:text-properties fo:color="#444444" fo:font-size="10pt" style:font-size-asian="10pt" style:font-size-complex="10pt"/>
    </style:style>
    <style:style style:name="T190_41" style:family="text">
      <style:text-properties fo:color="#444444" fo:font-size="10pt" style:font-size-asian="10pt" style:font-size-complex="10pt"/>
    </style:style>
    <style:style style:name="T190_42" style:family="text">
      <style:text-properties fo:color="#444444" fo:font-size="10pt" style:font-size-asian="10pt" style:font-size-complex="10pt"/>
    </style:style>
    <style:style style:name="T190_43" style:family="text">
      <style:text-properties fo:color="#444444" fo:font-size="10pt" style:font-size-asian="10pt" style:font-size-complex="10pt"/>
    </style:style>
    <style:style style:name="T190_44" style:family="text">
      <style:text-properties fo:color="#444444" fo:font-size="10pt" style:font-size-asian="10pt" style:font-size-complex="10pt"/>
    </style:style>
    <style:style style:name="T190_45" style:family="text">
      <style:text-properties fo:color="#444444" fo:font-size="10pt" style:font-size-asian="10pt" style:font-size-complex="10pt"/>
    </style:style>
    <style:style style:name="T190_46" style:family="text">
      <style:text-properties fo:color="#444444" fo:font-size="10pt" style:font-size-asian="10pt" style:font-size-complex="10pt"/>
    </style:style>
    <style:style style:name="T190_47" style:family="text">
      <style:text-properties fo:color="#444444" fo:font-size="10pt" style:font-size-asian="10pt" style:font-size-complex="10pt"/>
    </style:style>
    <style:style style:name="T190_48" style:family="text">
      <style:text-properties fo:color="#444444" fo:font-size="10pt" style:font-size-asian="10pt" style:font-size-complex="10pt"/>
    </style:style>
    <style:style style:name="T190_49" style:family="text">
      <style:text-properties fo:color="#444444" fo:font-size="10pt" style:font-size-asian="10pt" style:font-size-complex="10pt"/>
    </style:style>
    <style:style style:name="T190_50" style:family="text">
      <style:text-properties fo:color="#444444" fo:font-size="10pt" style:font-size-asian="10pt" style:font-size-complex="10pt"/>
    </style:style>
    <style:style style:name="T190_51" style:family="text">
      <style:text-properties fo:color="#444444" fo:font-size="10pt" style:font-size-asian="10pt" style:font-size-complex="10pt"/>
    </style:style>
    <style:style style:name="T190_52" style:family="text">
      <style:text-properties fo:color="#444444" fo:font-size="10pt" style:font-size-asian="10pt" style:font-size-complex="10pt"/>
    </style:style>
    <style:style style:name="T190_53" style:family="text">
      <style:text-properties fo:color="#444444" fo:font-size="10pt" style:font-size-asian="10pt" style:font-size-complex="10pt"/>
    </style:style>
    <style:style style:name="T190_54" style:family="text">
      <style:text-properties fo:color="#444444" fo:font-size="10pt" style:font-size-asian="10pt" style:font-size-complex="10pt"/>
    </style:style>
    <style:style style:name="T190_55" style:family="text">
      <style:text-properties fo:color="#444444" fo:font-size="10pt" style:font-size-asian="10pt" style:font-size-complex="10pt"/>
    </style:style>
    <style:style style:name="T190_56" style:family="text">
      <style:text-properties fo:color="#444444" fo:font-size="10pt" style:font-size-asian="10pt" style:font-size-complex="10pt"/>
    </style:style>
    <style:style style:name="T190_57" style:family="text">
      <style:text-properties fo:color="#444444" fo:font-size="10pt" style:font-size-asian="10pt" style:font-size-complex="10pt"/>
    </style:style>
    <style:style style:name="T190_58" style:family="text">
      <style:text-properties fo:color="#444444" fo:font-size="10pt" style:font-size-asian="10pt" style:font-size-complex="10pt"/>
    </style:style>
    <style:style style:name="T190_59" style:family="text">
      <style:text-properties fo:color="#444444" fo:font-size="10pt" style:font-size-asian="10pt" style:font-size-complex="10pt"/>
    </style:style>
    <style:style style:name="T190_60" style:family="text">
      <style:text-properties fo:color="#444444" fo:font-size="10pt" style:font-size-asian="10pt" style:font-size-complex="10pt"/>
    </style:style>
    <style:style style:name="T190_61" style:family="text">
      <style:text-properties fo:color="#444444" fo:font-size="10pt" style:font-size-asian="10pt" style:font-size-complex="10pt"/>
    </style:style>
    <style:style style:name="T190_62" style:family="text">
      <style:text-properties fo:color="#444444" fo:font-size="10pt" style:font-size-asian="10pt" style:font-size-complex="10pt"/>
    </style:style>
    <style:style style:name="T190_63" style:family="text">
      <style:text-properties fo:color="#444444" fo:font-size="10pt" style:font-size-asian="10pt" style:font-size-complex="10pt"/>
    </style:style>
    <style:style style:name="T190_64" style:family="text">
      <style:text-properties fo:color="#444444" fo:font-size="10pt" style:font-size-asian="10pt" style:font-size-complex="10pt"/>
    </style:style>
    <style:style style:name="T190_65" style:family="text">
      <style:text-properties fo:color="#444444" fo:font-size="10pt" style:font-size-asian="10pt" style:font-size-complex="10pt"/>
    </style:style>
    <style:style style:name="T190_66" style:family="text">
      <style:text-properties fo:color="#444444" fo:font-size="10pt" style:font-size-asian="10pt" style:font-size-complex="10pt"/>
    </style:style>
    <style:style style:name="T190_67" style:family="text">
      <style:text-properties fo:color="#444444" fo:font-size="10pt" style:font-size-asian="10pt" style:font-size-complex="10pt"/>
    </style:style>
    <style:style style:name="T190_68" style:family="text">
      <style:text-properties fo:color="#444444" fo:font-size="10pt" style:font-size-asian="10pt" style:font-size-complex="10pt"/>
    </style:style>
    <style:style style:name="T190_69" style:family="text">
      <style:text-properties fo:color="#444444" fo:font-size="10pt" style:font-size-asian="10pt" style:font-size-complex="10pt"/>
    </style:style>
    <style:style style:name="T190_70" style:family="text">
      <style:text-properties fo:color="#444444" fo:font-size="10pt" style:font-size-asian="10pt" style:font-size-complex="10pt"/>
    </style:style>
    <style:style style:name="T190_71" style:family="text">
      <style:text-properties fo:color="#444444" fo:font-size="10pt" style:font-size-asian="10pt" style:font-size-complex="10pt"/>
    </style:style>
    <style:style style:name="T190_72" style:family="text">
      <style:text-properties fo:color="#444444" fo:font-size="10pt" style:font-size-asian="10pt" style:font-size-complex="10pt"/>
    </style:style>
    <style:style style:name="T190_73" style:family="text">
      <style:text-properties fo:color="#444444" fo:font-size="10pt" style:font-size-asian="10pt" style:font-size-complex="10pt"/>
    </style:style>
    <style:style style:name="T190_74" style:family="text">
      <style:text-properties fo:color="#444444" fo:font-size="10pt" style:font-size-asian="10pt" style:font-size-complex="10pt"/>
    </style:style>
    <style:style style:name="T190_75" style:family="text">
      <style:text-properties fo:color="#444444" fo:font-size="10pt" style:font-size-asian="10pt" style:font-size-complex="10pt"/>
    </style:style>
    <style:style style:name="T190_76" style:family="text">
      <style:text-properties fo:color="#444444" fo:font-size="10pt" style:font-size-asian="10pt" style:font-size-complex="10pt"/>
    </style:style>
    <style:style style:name="T190_77" style:family="text">
      <style:text-properties fo:color="#444444" fo:font-size="10pt" style:font-size-asian="10pt" style:font-size-complex="10pt"/>
    </style:style>
    <style:style style:name="T190_78" style:family="text">
      <style:text-properties fo:color="#444444" fo:font-size="10pt" style:font-size-asian="10pt" style:font-size-complex="10pt"/>
    </style:style>
    <style:style style:name="T190_79" style:family="text">
      <style:text-properties fo:color="#444444" fo:font-size="10pt" style:font-size-asian="10pt" style:font-size-complex="10pt"/>
    </style:style>
    <style:style style:name="T190_80" style:family="text">
      <style:text-properties fo:color="#444444" fo:font-size="10pt" style:font-size-asian="10pt" style:font-size-complex="10pt"/>
    </style:style>
    <style:style style:name="T190_81" style:family="text">
      <style:text-properties fo:color="#444444" fo:font-size="10pt" style:font-size-asian="10pt" style:font-size-complex="10pt"/>
    </style:style>
    <style:style style:name="T190_82" style:family="text">
      <style:text-properties fo:color="#444444" fo:font-size="10pt" style:font-size-asian="10pt" style:font-size-complex="10pt"/>
    </style:style>
    <style:style style:name="T190_83" style:family="text">
      <style:text-properties fo:color="#444444" fo:font-size="10pt" style:font-size-asian="10pt" style:font-size-complex="10pt"/>
    </style:style>
    <style:style style:name="T190_84" style:family="text">
      <style:text-properties fo:color="#444444" fo:font-size="10pt" style:font-size-asian="10pt" style:font-size-complex="10pt"/>
    </style:style>
    <style:style style:name="T190_85" style:family="text">
      <style:text-properties fo:color="#444444" fo:font-size="10pt" style:font-size-asian="10pt" style:font-size-complex="10pt"/>
    </style:style>
    <style:style style:name="T190_86" style:family="text">
      <style:text-properties fo:color="#444444" fo:font-size="10pt" style:font-size-asian="10pt" style:font-size-complex="10pt"/>
    </style:style>
    <style:style style:name="T190_87" style:family="text">
      <style:text-properties fo:color="#444444" fo:font-size="10pt" style:font-size-asian="10pt" style:font-size-complex="10pt"/>
    </style:style>
    <style:style style:name="T190_88" style:family="text">
      <style:text-properties fo:color="#444444" fo:font-size="10pt" style:font-size-asian="10pt" style:font-size-complex="10pt"/>
    </style:style>
    <style:style style:name="T190_89" style:family="text">
      <style:text-properties fo:color="#444444" fo:font-size="10pt" style:font-size-asian="10pt" style:font-size-complex="10pt"/>
    </style:style>
    <style:style style:name="T190_90" style:family="text">
      <style:text-properties fo:color="#444444" fo:font-size="10pt" style:font-size-asian="10pt" style:font-size-complex="10pt"/>
    </style:style>
    <style:style style:name="T190_91" style:family="text">
      <style:text-properties fo:color="#444444" fo:font-size="10pt" style:font-size-asian="10pt" style:font-size-complex="10pt"/>
    </style:style>
    <style:style style:name="T190_92" style:family="text">
      <style:text-properties fo:color="#444444" fo:font-size="10pt" style:font-size-asian="10pt" style:font-size-complex="10pt"/>
    </style:style>
    <style:style style:name="T190_93" style:family="text">
      <style:text-properties fo:color="#444444" fo:font-size="10pt" style:font-size-asian="10pt" style:font-size-complex="10pt"/>
    </style:style>
    <style:style style:name="T190_94" style:family="text">
      <style:text-properties fo:color="#444444" fo:font-size="10pt" style:font-size-asian="10pt" style:font-size-complex="10pt"/>
    </style:style>
    <style:style style:name="T190_95" style:family="text">
      <style:text-properties fo:color="#444444" fo:font-size="10pt" style:font-size-asian="10pt" style:font-size-complex="10pt"/>
    </style:style>
    <style:style style:name="T190_96" style:family="text">
      <style:text-properties fo:color="#444444" fo:font-size="10pt" style:font-size-asian="10pt" style:font-size-complex="10pt"/>
    </style:style>
    <style:style style:name="T190_97" style:family="text">
      <style:text-properties fo:color="#444444" fo:font-size="10pt" style:font-size-asian="10pt" style:font-size-complex="10pt"/>
    </style:style>
    <style:style style:name="T190_98" style:family="text">
      <style:text-properties fo:color="#444444" fo:font-size="10pt" style:font-size-asian="10pt" style:font-size-complex="10pt"/>
    </style:style>
    <style:style style:name="T190_99" style:family="text">
      <style:text-properties fo:color="#444444" fo:font-size="10pt" style:font-size-asian="10pt" style:font-size-complex="10pt"/>
    </style:style>
    <style:style style:name="T190_100" style:family="text">
      <style:text-properties fo:color="#444444" fo:font-size="10pt" style:font-size-asian="10pt" style:font-size-complex="10pt"/>
    </style:style>
    <style:style style:name="T190_101" style:family="text">
      <style:text-properties fo:color="#444444" fo:font-size="10pt" style:font-size-asian="10pt" style:font-size-complex="10pt"/>
    </style:style>
    <style:style style:name="T190_102" style:family="text">
      <style:text-properties fo:color="#444444" fo:font-size="10pt" style:font-size-asian="10pt" style:font-size-complex="10pt"/>
    </style:style>
    <style:style style:name="T190_103" style:family="text">
      <style:text-properties fo:color="#444444" fo:font-size="10pt" style:font-size-asian="10pt" style:font-size-complex="10pt"/>
    </style:style>
    <style:style style:name="T190_104" style:family="text">
      <style:text-properties fo:color="#444444" fo:font-size="10pt" style:font-size-asian="10pt" style:font-size-complex="10pt"/>
    </style:style>
    <style:style style:name="T190_105" style:family="text">
      <style:text-properties fo:color="#444444" fo:font-size="10pt" style:font-size-asian="10pt" style:font-size-complex="10pt"/>
    </style:style>
    <style:style style:name="T190_106" style:family="text">
      <style:text-properties fo:color="#444444" fo:font-size="10pt" style:font-size-asian="10pt" style:font-size-complex="10pt"/>
    </style:style>
    <style:style style:name="T190_107" style:family="text">
      <style:text-properties fo:color="#444444" fo:font-size="10pt" style:font-size-asian="10pt" style:font-size-complex="10pt"/>
    </style:style>
    <style:style style:name="T190_108" style:family="text">
      <style:text-properties fo:color="#444444" fo:font-size="10pt" style:font-size-asian="10pt" style:font-size-complex="10pt"/>
    </style:style>
    <style:style style:name="T190_109" style:family="text">
      <style:text-properties fo:color="#444444" fo:font-size="10pt" style:font-size-asian="10pt" style:font-size-complex="10pt"/>
    </style:style>
    <style:style style:name="T190_110" style:family="text">
      <style:text-properties fo:color="#444444" fo:font-size="10pt" style:font-size-asian="10pt" style:font-size-complex="10pt"/>
    </style:style>
    <style:style style:name="T190_111" style:family="text">
      <style:text-properties fo:color="#444444" fo:font-size="10pt" style:font-size-asian="10pt" style:font-size-complex="10pt"/>
    </style:style>
    <style:style style:name="T190_112" style:family="text">
      <style:text-properties fo:color="#444444" fo:font-size="10pt" style:font-size-asian="10pt" style:font-size-complex="10pt"/>
    </style:style>
    <style:style style:name="T190_113" style:family="text">
      <style:text-properties fo:color="#444444" fo:font-size="10pt" style:font-size-asian="10pt" style:font-size-complex="10pt"/>
    </style:style>
    <style:style style:name="T190_114" style:family="text">
      <style:text-properties fo:color="#444444" fo:font-size="10pt" style:font-size-asian="10pt" style:font-size-complex="10pt"/>
    </style:style>
    <style:style style:name="T190_115" style:family="text">
      <style:text-properties fo:color="#444444" fo:font-size="10pt" style:font-size-asian="10pt" style:font-size-complex="10pt"/>
    </style:style>
    <style:style style:name="T190_116" style:family="text">
      <style:text-properties fo:color="#444444" fo:font-size="10pt" style:font-size-asian="10pt" style:font-size-complex="10pt"/>
    </style:style>
    <style:style style:name="T190_117" style:family="text">
      <style:text-properties fo:color="#444444" fo:font-size="10pt" style:font-size-asian="10pt" style:font-size-complex="10pt"/>
    </style:style>
    <style:style style:name="T190_118" style:family="text">
      <style:text-properties fo:color="#444444" fo:font-size="10pt" style:font-size-asian="10pt" style:font-size-complex="10pt"/>
    </style:style>
    <style:style style:name="T190_119" style:family="text">
      <style:text-properties fo:color="#444444" fo:font-size="10pt" style:font-size-asian="10pt" style:font-size-complex="10pt"/>
    </style:style>
    <style:style style:name="T190_120" style:family="text">
      <style:text-properties fo:color="#444444" fo:font-size="10pt" style:font-size-asian="10pt" style:font-size-complex="10pt"/>
    </style:style>
    <style:style style:name="T190_121" style:family="text">
      <style:text-properties fo:color="#444444" fo:font-size="10pt" style:font-size-asian="10pt" style:font-size-complex="10pt"/>
    </style:style>
    <style:style style:name="T190_122" style:family="text">
      <style:text-properties fo:color="#444444" fo:font-size="10pt" style:font-size-asian="10pt" style:font-size-complex="10pt"/>
    </style:style>
    <style:style style:name="T190_123" style:family="text">
      <style:text-properties fo:color="#444444" fo:font-size="10pt" style:font-size-asian="10pt" style:font-size-complex="10pt"/>
    </style:style>
    <style:style style:name="T190_124" style:family="text">
      <style:text-properties fo:color="#444444" fo:font-size="10pt" style:font-size-asian="10pt" style:font-size-complex="10pt"/>
    </style:style>
    <style:style style:name="T190_125" style:family="text">
      <style:text-properties fo:color="#444444" fo:font-size="10pt" style:font-size-asian="10pt" style:font-size-complex="10pt"/>
    </style:style>
    <style:style style:name="T190_126" style:family="text">
      <style:text-properties fo:color="#444444" fo:font-size="10pt" style:font-size-asian="10pt" style:font-size-complex="10pt"/>
    </style:style>
    <style:style style:name="T190_127" style:family="text">
      <style:text-properties fo:color="#444444" fo:font-size="10pt" style:font-size-asian="10pt" style:font-size-complex="10pt"/>
    </style:style>
    <style:style style:name="T190_128" style:family="text">
      <style:text-properties fo:color="#444444" fo:font-size="10pt" style:font-size-asian="10pt" style:font-size-complex="10pt"/>
    </style:style>
    <style:style style:name="T190_129" style:family="text">
      <style:text-properties fo:color="#444444" fo:font-size="10pt" style:font-size-asian="10pt" style:font-size-complex="10pt"/>
    </style:style>
    <style:style style:name="T190_130" style:family="text">
      <style:text-properties fo:color="#444444" fo:font-size="10pt" style:font-size-asian="10pt" style:font-size-complex="10pt"/>
    </style:style>
    <style:style style:name="T190_131" style:family="text">
      <style:text-properties fo:color="#444444" fo:font-size="10pt" style:font-size-asian="10pt" style:font-size-complex="10pt"/>
    </style:style>
    <style:style style:name="T190_132" style:family="text">
      <style:text-properties fo:color="#444444" fo:font-size="10pt" style:font-size-asian="10pt" style:font-size-complex="10pt"/>
    </style:style>
    <style:style style:name="T190_133" style:family="text">
      <style:text-properties fo:color="#444444" fo:font-size="10pt" style:font-size-asian="10pt" style:font-size-complex="10pt"/>
    </style:style>
    <style:style style:name="T190_134" style:family="text">
      <style:text-properties fo:color="#444444" fo:font-size="10pt" style:font-size-asian="10pt" style:font-size-complex="10pt"/>
    </style:style>
    <style:style style:name="T190_135" style:family="text">
      <style:text-properties fo:color="#444444" fo:font-size="10pt" style:font-size-asian="10pt" style:font-size-complex="10pt"/>
    </style:style>
    <style:style style:name="T190_136" style:family="text">
      <style:text-properties fo:color="#444444" fo:font-size="10pt" style:font-size-asian="10pt" style:font-size-complex="10pt"/>
    </style:style>
    <style:style style:name="T190_137" style:family="text">
      <style:text-properties fo:color="#444444" fo:font-size="10pt" style:font-size-asian="10pt" style:font-size-complex="10pt"/>
    </style:style>
    <style:style style:name="T190_138" style:family="text">
      <style:text-properties fo:color="#444444" fo:font-size="10pt" style:font-size-asian="10pt" style:font-size-complex="10pt"/>
    </style:style>
    <style:style style:name="T190_139" style:family="text">
      <style:text-properties fo:color="#444444" fo:font-size="10pt" style:font-size-asian="10pt" style:font-size-complex="10pt"/>
    </style:style>
    <style:style style:name="T190_140" style:family="text">
      <style:text-properties fo:color="#444444" fo:font-size="10pt" style:font-size-asian="10pt" style:font-size-complex="10pt"/>
    </style:style>
    <style:style style:name="T190_141" style:family="text">
      <style:text-properties fo:color="#444444" fo:font-size="10pt" style:font-size-asian="10pt" style:font-size-complex="10pt"/>
    </style:style>
    <style:style style:name="T190_142" style:family="text">
      <style:text-properties fo:color="#444444" fo:font-size="10pt" style:font-size-asian="10pt" style:font-size-complex="10pt"/>
    </style:style>
    <style:style style:name="T190_143" style:family="text">
      <style:text-properties fo:color="#444444" fo:font-size="10pt" style:font-size-asian="10pt" style:font-size-complex="10pt"/>
    </style:style>
    <style:style style:name="T190_144" style:family="text">
      <style:text-properties fo:color="#444444" fo:font-size="10pt" style:font-size-asian="10pt" style:font-size-complex="10pt"/>
    </style:style>
    <style:style style:name="T190_145" style:family="text">
      <style:text-properties fo:color="#444444" fo:font-size="10pt" style:font-size-asian="10pt" style:font-size-complex="10pt"/>
    </style:style>
    <style:style style:name="T190_146" style:family="text">
      <style:text-properties fo:color="#444444" fo:font-size="10pt" style:font-size-asian="10pt" style:font-size-complex="10pt"/>
    </style:style>
    <style:style style:name="T190_147" style:family="text">
      <style:text-properties fo:color="#444444" fo:font-size="10pt" style:font-size-asian="10pt" style:font-size-complex="10pt"/>
    </style:style>
    <style:style style:name="T190_148" style:family="text">
      <style:text-properties fo:color="#444444" fo:font-size="10pt" style:font-size-asian="10pt" style:font-size-complex="10pt"/>
    </style:style>
    <style:style style:name="T190_149" style:family="text">
      <style:text-properties fo:color="#444444" fo:font-size="10pt" style:font-size-asian="10pt" style:font-size-complex="10pt"/>
    </style:style>
    <style:style style:name="T190_150" style:family="text">
      <style:text-properties fo:color="#444444" fo:font-size="10pt" style:font-size-asian="10pt" style:font-size-complex="10pt"/>
    </style:style>
    <style:style style:name="T190_151" style:family="text">
      <style:text-properties fo:color="#444444" fo:font-size="10pt" style:font-size-asian="10pt" style:font-size-complex="10pt"/>
    </style:style>
    <style:style style:name="T190_152" style:family="text">
      <style:text-properties fo:color="#444444" fo:font-size="10pt" style:font-size-asian="10pt" style:font-size-complex="10pt"/>
    </style:style>
    <style:style style:name="T190_153" style:family="text">
      <style:text-properties fo:color="#444444" fo:font-size="10pt" style:font-size-asian="10pt" style:font-size-complex="10pt"/>
    </style:style>
    <style:style style:name="T190_154" style:family="text">
      <style:text-properties fo:color="#444444" fo:font-size="10pt" style:font-size-asian="10pt" style:font-size-complex="10pt"/>
    </style:style>
    <style:style style:name="T190_155" style:family="text">
      <style:text-properties fo:color="#444444" fo:font-size="10pt" style:font-size-asian="10pt" style:font-size-complex="10pt"/>
    </style:style>
    <style:style style:name="T190_156" style:family="text">
      <style:text-properties fo:color="#444444" fo:font-size="10pt" style:font-size-asian="10pt" style:font-size-complex="10pt"/>
    </style:style>
    <style:style style:name="T190_157" style:family="text">
      <style:text-properties fo:color="#444444" fo:font-size="10pt" style:font-size-asian="10pt" style:font-size-complex="10pt"/>
    </style:style>
    <style:style style:name="T190_158" style:family="text">
      <style:text-properties fo:color="#444444" fo:font-size="10pt" style:font-size-asian="10pt" style:font-size-complex="10pt"/>
    </style:style>
    <style:style style:name="T190_159" style:family="text">
      <style:text-properties fo:color="#444444" fo:font-size="10pt" style:font-size-asian="10pt" style:font-size-complex="10pt"/>
    </style:style>
    <style:style style:name="T190_160" style:family="text">
      <style:text-properties fo:color="#444444" fo:font-size="10pt" style:font-size-asian="10pt" style:font-size-complex="10pt"/>
    </style:style>
    <style:style style:name="T190_161" style:family="text">
      <style:text-properties fo:color="#444444" fo:font-size="10pt" style:font-size-asian="10pt" style:font-size-complex="10pt"/>
    </style:style>
    <style:style style:name="T190_162" style:family="text">
      <style:text-properties fo:color="#444444" fo:font-size="10pt" style:font-size-asian="10pt" style:font-size-complex="10pt"/>
    </style:style>
    <style:style style:name="T190_163" style:family="text">
      <style:text-properties fo:color="#444444" fo:font-size="10pt" style:font-size-asian="10pt" style:font-size-complex="10pt"/>
    </style:style>
    <style:style style:name="T190_164" style:family="text">
      <style:text-properties fo:color="#444444" fo:font-size="10pt" style:font-size-asian="10pt" style:font-size-complex="10pt"/>
    </style:style>
    <style:style style:name="T190_165" style:family="text">
      <style:text-properties fo:color="#444444" fo:font-size="10pt" style:font-size-asian="10pt" style:font-size-complex="10pt"/>
    </style:style>
    <style:style style:name="T190_166" style:family="text">
      <style:text-properties fo:color="#444444" fo:font-size="10pt" style:font-size-asian="10pt" style:font-size-complex="10pt"/>
    </style:style>
    <style:style style:name="T190_167" style:family="text">
      <style:text-properties fo:color="#444444" fo:font-size="10pt" style:font-size-asian="10pt" style:font-size-complex="10pt"/>
    </style:style>
    <style:style style:name="T190_168" style:family="text">
      <style:text-properties fo:color="#444444" fo:font-size="10pt" style:font-size-asian="10pt" style:font-size-complex="10pt"/>
    </style:style>
    <style:style style:name="T190_169" style:family="text">
      <style:text-properties fo:color="#444444" fo:font-size="10pt" style:font-size-asian="10pt" style:font-size-complex="10pt"/>
    </style:style>
    <style:style style:name="T190_170" style:family="text">
      <style:text-properties fo:color="#444444" fo:font-size="10pt" style:font-size-asian="10pt" style:font-size-complex="10pt"/>
    </style:style>
    <style:style style:name="T190_171" style:family="text">
      <style:text-properties fo:color="#444444" fo:font-size="10pt" style:font-size-asian="10pt" style:font-size-complex="10pt"/>
    </style:style>
    <style:style style:name="T190_172" style:family="text">
      <style:text-properties fo:color="#444444" fo:font-size="10pt" style:font-size-asian="10pt" style:font-size-complex="10pt"/>
    </style:style>
    <style:style style:name="T190_173" style:family="text">
      <style:text-properties fo:color="#444444" fo:font-size="10pt" style:font-size-asian="10pt" style:font-size-complex="10pt"/>
    </style:style>
    <style:style style:name="T190_174" style:family="text">
      <style:text-properties fo:color="#444444" fo:font-size="10pt" style:font-size-asian="10pt" style:font-size-complex="10pt"/>
    </style:style>
    <style:style style:name="T190_175" style:family="text">
      <style:text-properties fo:color="#444444" fo:font-size="10pt" style:font-size-asian="10pt" style:font-size-complex="10pt"/>
    </style:style>
    <style:style style:name="T190_176" style:family="text">
      <style:text-properties fo:color="#444444" fo:font-size="10pt" style:font-size-asian="10pt" style:font-size-complex="10pt"/>
    </style:style>
    <style:style style:name="T190_177" style:family="text">
      <style:text-properties fo:color="#444444" fo:font-size="10pt" style:font-size-asian="10pt" style:font-size-complex="10pt"/>
    </style:style>
    <style:style style:name="T190_178" style:family="text">
      <style:text-properties fo:color="#444444" fo:font-size="10pt" style:font-size-asian="10pt" style:font-size-complex="10pt"/>
    </style:style>
    <style:style style:name="T190_179" style:family="text">
      <style:text-properties fo:color="#444444" fo:font-size="10pt" style:font-size-asian="10pt" style:font-size-complex="10pt"/>
    </style:style>
    <style:style style:name="T190_180" style:family="text">
      <style:text-properties fo:color="#444444" fo:font-size="10pt" style:font-size-asian="10pt" style:font-size-complex="10pt"/>
    </style:style>
    <style:style style:name="T190_181" style:family="text">
      <style:text-properties fo:color="#444444" fo:font-size="10pt" style:font-size-asian="10pt" style:font-size-complex="10pt"/>
    </style:style>
    <style:style style:name="T190_182" style:family="text">
      <style:text-properties fo:color="#444444" fo:font-size="10pt" style:font-size-asian="10pt" style:font-size-complex="10pt"/>
    </style:style>
    <style:style style:name="T190_183" style:family="text">
      <style:text-properties fo:color="#444444" fo:font-size="10pt" style:font-size-asian="10pt" style:font-size-complex="10pt"/>
    </style:style>
    <style:style style:name="T190_184" style:family="text">
      <style:text-properties fo:color="#444444" fo:font-size="10pt" style:font-size-asian="10pt" style:font-size-complex="10pt"/>
    </style:style>
    <style:style style:name="T190_185" style:family="text">
      <style:text-properties fo:color="#444444" fo:font-size="10pt" style:font-size-asian="10pt" style:font-size-complex="10pt"/>
    </style:style>
    <style:style style:name="T190_186" style:family="text">
      <style:text-properties fo:color="#444444" fo:font-size="10pt" style:font-size-asian="10pt" style:font-size-complex="10pt"/>
    </style:style>
    <style:style style:name="T190_187" style:family="text">
      <style:text-properties fo:color="#444444" fo:font-size="10pt" style:font-size-asian="10pt" style:font-size-complex="10pt"/>
    </style:style>
    <style:style style:name="T190_188" style:family="text">
      <style:text-properties fo:color="#444444" fo:font-size="10pt" style:font-size-asian="10pt" style:font-size-complex="10pt"/>
    </style:style>
    <style:style style:name="T190_189" style:family="text">
      <style:text-properties fo:color="#444444" fo:font-size="10pt" style:font-size-asian="10pt" style:font-size-complex="10pt"/>
    </style:style>
    <style:style style:name="T190_190" style:family="text">
      <style:text-properties fo:color="#444444" fo:font-size="10pt" style:font-size-asian="10pt" style:font-size-complex="10pt"/>
    </style:style>
    <style:style style:name="T190_191" style:family="text">
      <style:text-properties fo:color="#444444" fo:font-size="10pt" style:font-size-asian="10pt" style:font-size-complex="10pt"/>
    </style:style>
    <style:style style:name="T190_192" style:family="text">
      <style:text-properties fo:color="#444444" fo:font-size="10pt" style:font-size-asian="10pt" style:font-size-complex="10pt"/>
    </style:style>
    <style:style style:name="T190_193" style:family="text">
      <style:text-properties fo:color="#444444" fo:font-size="10pt" style:font-size-asian="10pt" style:font-size-complex="10pt"/>
    </style:style>
    <style:style style:name="T190_194" style:family="text">
      <style:text-properties fo:color="#444444" fo:font-size="10pt" style:font-size-asian="10pt" style:font-size-complex="10pt"/>
    </style:style>
    <style:style style:name="T190_195" style:family="text">
      <style:text-properties fo:color="#444444" fo:font-size="10pt" style:font-size-asian="10pt" style:font-size-complex="10pt"/>
    </style:style>
    <style:style style:name="T190_196" style:family="text">
      <style:text-properties fo:color="#444444" fo:font-size="10pt" style:font-size-asian="10pt" style:font-size-complex="10pt"/>
    </style:style>
    <style:style style:name="T190_197" style:family="text">
      <style:text-properties fo:color="#444444" fo:font-size="10pt" style:font-size-asian="10pt" style:font-size-complex="10pt"/>
    </style:style>
    <style:style style:name="T190_198" style:family="text">
      <style:text-properties fo:color="#444444" fo:font-size="10pt" style:font-size-asian="10pt" style:font-size-complex="10pt"/>
    </style:style>
    <style:style style:name="T190_199" style:family="text">
      <style:text-properties fo:color="#444444" fo:font-size="10pt" style:font-size-asian="10pt" style:font-size-complex="10pt"/>
    </style:style>
    <style:style style:name="T190_200" style:family="text">
      <style:text-properties fo:color="#444444" fo:font-size="10pt" style:font-size-asian="10pt" style:font-size-complex="10pt"/>
    </style:style>
    <style:style style:name="T190_201" style:family="text">
      <style:text-properties fo:color="#444444" fo:font-size="10pt" style:font-size-asian="10pt" style:font-size-complex="10pt"/>
    </style:style>
    <style:style style:name="T190_202" style:family="text">
      <style:text-properties fo:color="#444444" fo:font-size="10pt" style:font-size-asian="10pt" style:font-size-complex="10pt"/>
    </style:style>
    <style:style style:name="T190_203" style:family="text">
      <style:text-properties fo:color="#444444" fo:font-size="10pt" style:font-size-asian="10pt" style:font-size-complex="10pt"/>
    </style:style>
    <style:style style:name="T190_204" style:family="text">
      <style:text-properties fo:color="#444444" fo:font-size="10pt" style:font-size-asian="10pt" style:font-size-complex="10pt"/>
    </style:style>
    <style:style style:name="T190_205" style:family="text">
      <style:text-properties fo:color="#444444" fo:font-size="10pt" style:font-size-asian="10pt" style:font-size-complex="10pt"/>
    </style:style>
    <style:style style:name="T190_206" style:family="text">
      <style:text-properties fo:color="#444444" fo:font-size="10pt" style:font-size-asian="10pt" style:font-size-complex="10pt"/>
    </style:style>
    <style:style style:name="T190_207" style:family="text">
      <style:text-properties fo:color="#444444" fo:font-size="10pt" style:font-size-asian="10pt" style:font-size-complex="10pt"/>
    </style:style>
    <style:style style:name="T190_208" style:family="text">
      <style:text-properties fo:color="#444444" fo:font-size="10pt" style:font-size-asian="10pt" style:font-size-complex="10pt"/>
    </style:style>
    <style:style style:name="T190_209" style:family="text">
      <style:text-properties fo:color="#444444" fo:font-size="10pt" style:font-size-asian="10pt" style:font-size-complex="10pt"/>
    </style:style>
    <style:style style:name="T190_210" style:family="text">
      <style:text-properties fo:color="#444444" fo:font-size="10pt" style:font-size-asian="10pt" style:font-size-complex="10pt"/>
    </style:style>
    <style:style style:name="T190_211" style:family="text">
      <style:text-properties fo:color="#444444" fo:font-size="10pt" style:font-size-asian="10pt" style:font-size-complex="10pt"/>
    </style:style>
    <style:style style:name="T190_212" style:family="text">
      <style:text-properties fo:color="#444444" fo:font-size="10pt" style:font-size-asian="10pt" style:font-size-complex="10pt"/>
    </style:style>
    <style:style style:name="T190_213" style:family="text">
      <style:text-properties fo:color="#444444" fo:font-size="10pt" style:font-size-asian="10pt" style:font-size-complex="10pt"/>
    </style:style>
    <style:style style:name="T190_214" style:family="text">
      <style:text-properties fo:color="#444444" fo:font-size="10pt" style:font-size-asian="10pt" style:font-size-complex="10pt"/>
    </style:style>
    <style:style style:name="T190_215" style:family="text">
      <style:text-properties fo:color="#444444" fo:font-size="10pt" style:font-size-asian="10pt" style:font-size-complex="10pt"/>
    </style:style>
    <style:style style:name="T190_216" style:family="text">
      <style:text-properties fo:color="#444444" fo:font-size="10pt" style:font-size-asian="10pt" style:font-size-complex="10pt"/>
    </style:style>
    <style:style style:name="T190_217" style:family="text">
      <style:text-properties fo:color="#444444" fo:font-size="10pt" style:font-size-asian="10pt" style:font-size-complex="10pt"/>
    </style:style>
    <style:style style:name="T190_218" style:family="text">
      <style:text-properties fo:color="#444444" fo:font-size="10pt" style:font-size-asian="10pt" style:font-size-complex="10pt"/>
    </style:style>
    <style:style style:name="T190_219" style:family="text">
      <style:text-properties fo:color="#444444" fo:font-size="10pt" style:font-size-asian="10pt" style:font-size-complex="10pt"/>
    </style:style>
    <style:style style:name="T190_220" style:family="text">
      <style:text-properties fo:color="#444444" fo:font-size="10pt" style:font-size-asian="10pt" style:font-size-complex="10pt"/>
    </style:style>
    <style:style style:name="T190_221" style:family="text">
      <style:text-properties fo:color="#444444" fo:font-size="10pt" style:font-size-asian="10pt" style:font-size-complex="10pt"/>
    </style:style>
    <style:style style:name="T190_222" style:family="text">
      <style:text-properties fo:color="#444444" fo:font-size="10pt" style:font-size-asian="10pt" style:font-size-complex="10pt"/>
    </style:style>
    <style:style style:name="T190_223" style:family="text">
      <style:text-properties fo:color="#444444" fo:font-size="10pt" style:font-size-asian="10pt" style:font-size-complex="10pt"/>
    </style:style>
    <style:style style:name="T190_224" style:family="text">
      <style:text-properties fo:color="#444444" fo:font-size="10pt" style:font-size-asian="10pt" style:font-size-complex="10pt"/>
    </style:style>
    <style:style style:name="T190_225" style:family="text">
      <style:text-properties fo:color="#444444" fo:font-size="10pt" style:font-size-asian="10pt" style:font-size-complex="10pt"/>
    </style:style>
    <style:style style:name="T190_226" style:family="text">
      <style:text-properties fo:color="#444444" fo:font-size="10pt" style:font-size-asian="10pt" style:font-size-complex="10pt"/>
    </style:style>
    <style:style style:name="T190_227" style:family="text">
      <style:text-properties fo:color="#444444" fo:font-size="10pt" style:font-size-asian="10pt" style:font-size-complex="10pt"/>
    </style:style>
    <style:style style:name="T190_228" style:family="text">
      <style:text-properties fo:color="#444444" fo:font-size="10pt" style:font-size-asian="10pt" style:font-size-complex="10pt"/>
    </style:style>
    <style:style style:name="T190_229" style:family="text">
      <style:text-properties fo:color="#444444" fo:font-size="10pt" style:font-size-asian="10pt" style:font-size-complex="10pt"/>
    </style:style>
    <style:style style:name="T190_230" style:family="text">
      <style:text-properties fo:color="#444444" fo:font-size="10pt" style:font-size-asian="10pt" style:font-size-complex="10pt"/>
    </style:style>
    <style:style style:name="T190_231" style:family="text">
      <style:text-properties fo:color="#444444" fo:font-size="10pt" style:font-size-asian="10pt" style:font-size-complex="10pt"/>
    </style:style>
    <style:style style:name="T190_232" style:family="text">
      <style:text-properties fo:color="#444444" fo:font-size="10pt" style:font-size-asian="10pt" style:font-size-complex="10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color="#444444" fo:font-size="10pt" style:font-size-asian="10pt" style:font-size-complex="10pt"/>
    </style:style>
    <style:style style:name="T191_2" style:family="text">
      <style:text-properties fo:color="#444444" fo:font-size="10pt" style:font-size-asian="10pt" style:font-size-complex="10pt"/>
    </style:style>
    <style:style style:name="T191_3" style:family="text">
      <style:text-properties fo:color="#444444" fo:font-size="10pt" style:font-size-asian="10pt" style:font-size-complex="10pt"/>
    </style:style>
    <style:style style:name="T191_4" style:family="text">
      <style:text-properties fo:color="#444444" fo:font-size="10pt" style:font-size-asian="10pt" style:font-size-complex="10pt"/>
    </style:style>
    <style:style style:name="T191_5" style:family="text">
      <style:text-properties fo:color="#444444" fo:font-size="10pt" style:font-size-asian="10pt" style:font-size-complex="10pt"/>
    </style:style>
    <style:style style:name="T191_6" style:family="text">
      <style:text-properties fo:color="#444444" fo:font-size="10pt" style:font-size-asian="10pt" style:font-size-complex="10pt"/>
    </style:style>
    <style:style style:name="T191_7" style:family="text">
      <style:text-properties fo:color="#444444" fo:font-size="10pt" style:font-size-asian="10pt" style:font-size-complex="10pt"/>
    </style:style>
    <style:style style:name="T191_8" style:family="text">
      <style:text-properties fo:color="#444444" fo:font-size="10pt" style:font-size-asian="10pt" style:font-size-complex="10pt"/>
    </style:style>
    <style:style style:name="T191_9" style:family="text">
      <style:text-properties fo:color="#444444" fo:font-size="10pt" style:font-size-asian="10pt" style:font-size-complex="10pt"/>
    </style:style>
    <style:style style:name="T191_10" style:family="text">
      <style:text-properties fo:color="#444444" fo:font-size="10pt" style:font-size-asian="10pt" style:font-size-complex="10pt"/>
    </style:style>
    <style:style style:name="T191_11" style:family="text">
      <style:text-properties fo:color="#444444" fo:font-size="10pt" style:font-size-asian="10pt" style:font-size-complex="10pt"/>
    </style:style>
    <style:style style:name="T191_12" style:family="text">
      <style:text-properties fo:color="#444444" fo:font-size="10pt" style:font-size-asian="10pt" style:font-size-complex="10pt"/>
    </style:style>
    <style:style style:name="T191_13" style:family="text">
      <style:text-properties fo:color="#444444" fo:font-size="10pt" style:font-size-asian="10pt" style:font-size-complex="10pt"/>
    </style:style>
    <style:style style:name="T191_14" style:family="text">
      <style:text-properties fo:color="#444444" fo:font-size="10pt" style:font-size-asian="10pt" style:font-size-complex="10pt"/>
    </style:style>
    <style:style style:name="T191_15" style:family="text">
      <style:text-properties fo:color="#444444" fo:font-size="10pt" style:font-size-asian="10pt" style:font-size-complex="10pt"/>
    </style:style>
    <style:style style:name="T191_16" style:family="text">
      <style:text-properties fo:color="#444444" fo:font-size="10pt" style:font-size-asian="10pt" style:font-size-complex="10pt"/>
    </style:style>
    <style:style style:name="T191_17" style:family="text">
      <style:text-properties fo:color="#444444" fo:font-size="10pt" style:font-size-asian="10pt" style:font-size-complex="10pt"/>
    </style:style>
    <style:style style:name="T191_18" style:family="text">
      <style:text-properties fo:color="#444444" fo:font-size="10pt" style:font-size-asian="10pt" style:font-size-complex="10pt"/>
    </style:style>
    <style:style style:name="T191_19" style:family="text">
      <style:text-properties fo:color="#444444" fo:font-size="10pt" style:font-size-asian="10pt" style:font-size-complex="10pt"/>
    </style:style>
    <style:style style:name="T191_20" style:family="text">
      <style:text-properties fo:color="#444444" fo:font-size="10pt" style:font-size-asian="10pt" style:font-size-complex="10pt"/>
    </style:style>
    <style:style style:name="T191_21" style:family="text">
      <style:text-properties fo:color="#444444" fo:font-size="10pt" style:font-size-asian="10pt" style:font-size-complex="10pt"/>
    </style:style>
    <style:style style:name="T191_22" style:family="text">
      <style:text-properties fo:color="#444444" fo:font-size="10pt" style:font-size-asian="10pt" style:font-size-complex="10pt"/>
    </style:style>
    <style:style style:name="T191_23" style:family="text">
      <style:text-properties fo:color="#444444" fo:font-size="10pt" style:font-size-asian="10pt" style:font-size-complex="10pt"/>
    </style:style>
    <style:style style:name="T191_24" style:family="text">
      <style:text-properties fo:color="#444444" fo:font-size="10pt" style:font-size-asian="10pt" style:font-size-complex="10pt"/>
    </style:style>
    <style:style style:name="T191_25" style:family="text">
      <style:text-properties fo:color="#444444" fo:font-size="10pt" style:font-size-asian="10pt" style:font-size-complex="10pt"/>
    </style:style>
    <style:style style:name="T191_26" style:family="text">
      <style:text-properties fo:color="#444444" fo:font-size="10pt" style:font-size-asian="10pt" style:font-size-complex="10pt"/>
    </style:style>
    <style:style style:name="T191_27" style:family="text">
      <style:text-properties fo:color="#444444" fo:font-size="10pt" style:font-size-asian="10pt" style:font-size-complex="10pt"/>
    </style:style>
    <style:style style:name="T191_28" style:family="text">
      <style:text-properties fo:color="#444444" fo:font-size="10pt" style:font-size-asian="10pt" style:font-size-complex="10pt"/>
    </style:style>
    <style:style style:name="T191_29" style:family="text">
      <style:text-properties fo:color="#444444" fo:font-size="10pt" style:font-size-asian="10pt" style:font-size-complex="10pt"/>
    </style:style>
    <style:style style:name="T191_30" style:family="text">
      <style:text-properties fo:color="#444444" fo:font-size="10pt" style:font-size-asian="10pt" style:font-size-complex="10pt"/>
    </style:style>
    <style:style style:name="T191_31" style:family="text">
      <style:text-properties fo:color="#444444" fo:font-size="10pt" style:font-size-asian="10pt" style:font-size-complex="10pt"/>
    </style:style>
    <style:style style:name="T191_32" style:family="text">
      <style:text-properties fo:color="#444444" fo:font-size="10pt" style:font-size-asian="10pt" style:font-size-complex="10pt"/>
    </style:style>
    <style:style style:name="T191_33" style:family="text">
      <style:text-properties fo:color="#444444" fo:font-size="10pt" style:font-size-asian="10pt" style:font-size-complex="10pt"/>
    </style:style>
    <style:style style:name="T191_34" style:family="text">
      <style:text-properties fo:color="#444444" fo:font-size="10pt" style:font-size-asian="10pt" style:font-size-complex="10pt"/>
    </style:style>
    <style:style style:name="T191_35" style:family="text">
      <style:text-properties fo:color="#444444" fo:font-size="10pt" style:font-size-asian="10pt" style:font-size-complex="10pt"/>
    </style:style>
    <style:style style:name="T191_36" style:family="text">
      <style:text-properties fo:color="#444444" fo:font-size="10pt" style:font-size-asian="10pt" style:font-size-complex="10pt"/>
    </style:style>
    <style:style style:name="T191_37" style:family="text">
      <style:text-properties fo:color="#444444" fo:font-size="10pt" style:font-size-asian="10pt" style:font-size-complex="10pt"/>
    </style:style>
    <style:style style:name="T191_38" style:family="text">
      <style:text-properties fo:color="#444444" fo:font-size="10pt" style:font-size-asian="10pt" style:font-size-complex="10pt"/>
    </style:style>
    <style:style style:name="T191_39" style:family="text">
      <style:text-properties fo:color="#444444" fo:font-size="10pt" style:font-size-asian="10pt" style:font-size-complex="10pt"/>
    </style:style>
    <style:style style:name="T191_40" style:family="text">
      <style:text-properties fo:color="#444444" fo:font-size="10pt" style:font-size-asian="10pt" style:font-size-complex="10pt"/>
    </style:style>
    <style:style style:name="T191_41" style:family="text">
      <style:text-properties fo:color="#444444" fo:font-size="10pt" style:font-size-asian="10pt" style:font-size-complex="10pt"/>
    </style:style>
    <style:style style:name="T191_42" style:family="text">
      <style:text-properties fo:color="#444444" fo:font-size="10pt" style:font-size-asian="10pt" style:font-size-complex="10pt"/>
    </style:style>
    <style:style style:name="T191_43" style:family="text">
      <style:text-properties fo:color="#444444" fo:font-size="10pt" style:font-size-asian="10pt" style:font-size-complex="10pt"/>
    </style:style>
    <style:style style:name="T191_44" style:family="text">
      <style:text-properties fo:color="#444444" fo:font-size="10pt" style:font-size-asian="10pt" style:font-size-complex="10pt"/>
    </style:style>
    <style:style style:name="T191_45" style:family="text">
      <style:text-properties fo:color="#444444" fo:font-size="10pt" style:font-size-asian="10pt" style:font-size-complex="10pt"/>
    </style:style>
    <style:style style:name="T191_46" style:family="text">
      <style:text-properties fo:color="#444444" fo:font-size="10pt" style:font-size-asian="10pt" style:font-size-complex="10pt"/>
    </style:style>
    <style:style style:name="T191_47" style:family="text">
      <style:text-properties fo:color="#444444" fo:font-size="10pt" style:font-size-asian="10pt" style:font-size-complex="10pt"/>
    </style:style>
    <style:style style:name="T191_48" style:family="text">
      <style:text-properties fo:color="#444444" fo:font-size="10pt" style:font-size-asian="10pt" style:font-size-complex="10pt"/>
    </style:style>
    <style:style style:name="T191_49" style:family="text">
      <style:text-properties fo:color="#444444" fo:font-size="10pt" style:font-size-asian="10pt" style:font-size-complex="10pt"/>
    </style:style>
    <style:style style:name="T191_50" style:family="text">
      <style:text-properties fo:color="#444444" fo:font-size="10pt" style:font-size-asian="10pt" style:font-size-complex="10pt"/>
    </style:style>
    <style:style style:name="T191_51" style:family="text">
      <style:text-properties fo:color="#444444" fo:font-size="10pt" style:font-size-asian="10pt" style:font-size-complex="10pt"/>
    </style:style>
    <style:style style:name="T191_52" style:family="text">
      <style:text-properties fo:color="#444444" fo:font-size="10pt" style:font-size-asian="10pt" style:font-size-complex="10pt"/>
    </style:style>
    <style:style style:name="T191_53" style:family="text">
      <style:text-properties fo:color="#444444" fo:font-size="10pt" style:font-size-asian="10pt" style:font-size-complex="10pt"/>
    </style:style>
    <style:style style:name="T191_54" style:family="text">
      <style:text-properties fo:color="#444444" fo:font-size="10pt" style:font-size-asian="10pt" style:font-size-complex="10pt"/>
    </style:style>
    <style:style style:name="T191_55" style:family="text">
      <style:text-properties fo:color="#444444" fo:font-size="10pt" style:font-size-asian="10pt" style:font-size-complex="10pt"/>
    </style:style>
    <style:style style:name="T191_56" style:family="text">
      <style:text-properties fo:color="#444444" fo:font-size="10pt" style:font-size-asian="10pt" style:font-size-complex="10pt"/>
    </style:style>
    <style:style style:name="T191_57" style:family="text">
      <style:text-properties fo:color="#444444" fo:font-size="10pt" style:font-size-asian="10pt" style:font-size-complex="10pt"/>
    </style:style>
    <style:style style:name="T191_58" style:family="text">
      <style:text-properties fo:color="#444444" fo:font-size="10pt" style:font-size-asian="10pt" style:font-size-complex="10pt"/>
    </style:style>
    <style:style style:name="T191_59" style:family="text">
      <style:text-properties fo:color="#444444" fo:font-size="10pt" style:font-size-asian="10pt" style:font-size-complex="10pt"/>
    </style:style>
    <style:style style:name="T191_60" style:family="text">
      <style:text-properties fo:color="#444444" fo:font-size="10pt" style:font-size-asian="10pt" style:font-size-complex="10pt"/>
    </style:style>
    <style:style style:name="T191_61" style:family="text">
      <style:text-properties fo:color="#444444" fo:font-size="10pt" style:font-size-asian="10pt" style:font-size-complex="10pt"/>
    </style:style>
    <style:style style:name="T191_62" style:family="text">
      <style:text-properties fo:color="#444444" fo:font-size="10pt" style:font-size-asian="10pt" style:font-size-complex="10pt"/>
    </style:style>
    <style:style style:name="T191_63" style:family="text">
      <style:text-properties fo:color="#444444" fo:font-size="10pt" style:font-size-asian="10pt" style:font-size-complex="10pt"/>
    </style:style>
    <style:style style:name="T191_64" style:family="text">
      <style:text-properties fo:color="#444444" fo:font-size="10pt" style:font-size-asian="10pt" style:font-size-complex="10pt"/>
    </style:style>
    <style:style style:name="T191_65" style:family="text">
      <style:text-properties fo:color="#444444" fo:font-size="10pt" style:font-size-asian="10pt" style:font-size-complex="10pt"/>
    </style:style>
    <style:style style:name="T191_66" style:family="text">
      <style:text-properties fo:color="#444444" fo:font-size="10pt" style:font-size-asian="10pt" style:font-size-complex="10pt"/>
    </style:style>
    <style:style style:name="T191_67" style:family="text">
      <style:text-properties fo:color="#444444" fo:font-size="10pt" style:font-size-asian="10pt" style:font-size-complex="10pt"/>
    </style:style>
    <style:style style:name="T191_68" style:family="text">
      <style:text-properties fo:color="#444444" fo:font-size="10pt" style:font-size-asian="10pt" style:font-size-complex="10pt"/>
    </style:style>
    <style:style style:name="T191_69" style:family="text">
      <style:text-properties fo:color="#444444" fo:font-size="10pt" style:font-size-asian="10pt" style:font-size-complex="10pt"/>
    </style:style>
    <style:style style:name="T191_70" style:family="text">
      <style:text-properties fo:color="#444444" fo:font-size="10pt" style:font-size-asian="10pt" style:font-size-complex="10pt"/>
    </style:style>
    <style:style style:name="T191_71" style:family="text">
      <style:text-properties fo:color="#444444" fo:font-size="10pt" style:font-size-asian="10pt" style:font-size-complex="10pt"/>
    </style:style>
    <style:style style:name="T191_72" style:family="text">
      <style:text-properties fo:color="#444444" fo:font-size="10pt" style:font-size-asian="10pt" style:font-size-complex="10pt"/>
    </style:style>
    <style:style style:name="T191_73" style:family="text">
      <style:text-properties fo:color="#444444" fo:font-size="10pt" style:font-size-asian="10pt" style:font-size-complex="10pt"/>
    </style:style>
    <style:style style:name="T191_74" style:family="text">
      <style:text-properties fo:color="#444444" fo:font-size="10pt" style:font-size-asian="10pt" style:font-size-complex="10pt"/>
    </style:style>
    <style:style style:name="T191_75" style:family="text">
      <style:text-properties fo:color="#444444" fo:font-size="10pt" style:font-size-asian="10pt" style:font-size-complex="10pt"/>
    </style:style>
    <style:style style:name="T191_76" style:family="text">
      <style:text-properties fo:color="#444444" fo:font-size="10pt" style:font-size-asian="10pt" style:font-size-complex="10pt"/>
    </style:style>
    <style:style style:name="T191_77" style:family="text">
      <style:text-properties fo:color="#444444" fo:font-size="10pt" style:font-size-asian="10pt" style:font-size-complex="10pt"/>
    </style:style>
    <style:style style:name="T191_78" style:family="text">
      <style:text-properties fo:color="#444444" fo:font-size="10pt" style:font-size-asian="10pt" style:font-size-complex="10pt"/>
    </style:style>
    <style:style style:name="T191_79" style:family="text">
      <style:text-properties fo:color="#444444" fo:font-size="10pt" style:font-size-asian="10pt" style:font-size-complex="10pt"/>
    </style:style>
    <style:style style:name="T191_80" style:family="text">
      <style:text-properties fo:color="#444444" fo:font-size="10pt" style:font-size-asian="10pt" style:font-size-complex="10pt"/>
    </style:style>
    <style:style style:name="T191_81" style:family="text">
      <style:text-properties fo:color="#444444" fo:font-size="10pt" style:font-size-asian="10pt" style:font-size-complex="10pt"/>
    </style:style>
    <style:style style:name="T191_82" style:family="text">
      <style:text-properties fo:color="#444444" fo:font-size="10pt" style:font-size-asian="10pt" style:font-size-complex="10pt"/>
    </style:style>
    <style:style style:name="T191_83" style:family="text">
      <style:text-properties fo:color="#444444" fo:font-size="10pt" style:font-size-asian="10pt" style:font-size-complex="10pt"/>
    </style:style>
    <style:style style:name="T191_84" style:family="text">
      <style:text-properties fo:color="#444444" fo:font-size="10pt" style:font-size-asian="10pt" style:font-size-complex="10pt"/>
    </style:style>
    <style:style style:name="T191_85" style:family="text">
      <style:text-properties fo:color="#444444" fo:font-size="10pt" style:font-size-asian="10pt" style:font-size-complex="10pt"/>
    </style:style>
    <style:style style:name="T191_86" style:family="text">
      <style:text-properties fo:color="#444444" fo:font-size="10pt" style:font-size-asian="10pt" style:font-size-complex="10pt"/>
    </style:style>
    <style:style style:name="T191_87" style:family="text">
      <style:text-properties fo:color="#444444" fo:font-size="10pt" style:font-size-asian="10pt" style:font-size-complex="10pt"/>
    </style:style>
    <style:style style:name="T191_88" style:family="text">
      <style:text-properties fo:color="#444444" fo:font-size="10pt" style:font-size-asian="10pt" style:font-size-complex="10pt"/>
    </style:style>
    <style:style style:name="T191_89" style:family="text">
      <style:text-properties fo:color="#444444" fo:font-size="10pt" style:font-size-asian="10pt" style:font-size-complex="10pt"/>
    </style:style>
    <style:style style:name="T191_90" style:family="text">
      <style:text-properties fo:color="#444444" fo:font-size="10pt" style:font-size-asian="10pt" style:font-size-complex="10pt"/>
    </style:style>
    <style:style style:name="T191_91" style:family="text">
      <style:text-properties fo:color="#444444" fo:font-size="10pt" style:font-size-asian="10pt" style:font-size-complex="10pt"/>
    </style:style>
    <style:style style:name="T191_92" style:family="text">
      <style:text-properties fo:color="#444444" fo:font-size="10pt" style:font-size-asian="10pt" style:font-size-complex="10pt"/>
    </style:style>
    <style:style style:name="T191_93" style:family="text">
      <style:text-properties fo:color="#444444" fo:font-size="10pt" style:font-size-asian="10pt" style:font-size-complex="10pt"/>
    </style:style>
    <style:style style:name="T191_94" style:family="text">
      <style:text-properties fo:color="#444444" fo:font-size="10pt" style:font-size-asian="10pt" style:font-size-complex="10pt"/>
    </style:style>
    <style:style style:name="T191_95" style:family="text">
      <style:text-properties fo:color="#444444" fo:font-size="10pt" style:font-size-asian="10pt" style:font-size-complex="10pt"/>
    </style:style>
    <style:style style:name="T191_96" style:family="text">
      <style:text-properties fo:color="#444444" fo:font-size="10pt" style:font-size-asian="10pt" style:font-size-complex="10pt"/>
    </style:style>
    <style:style style:name="T191_97" style:family="text">
      <style:text-properties fo:color="#444444" fo:font-size="10pt" style:font-size-asian="10pt" style:font-size-complex="10pt"/>
    </style:style>
    <style:style style:name="T191_98" style:family="text">
      <style:text-properties fo:color="#444444" fo:font-size="10pt" style:font-size-asian="10pt" style:font-size-complex="10pt"/>
    </style:style>
    <style:style style:name="T191_99" style:family="text">
      <style:text-properties fo:color="#444444" fo:font-size="10pt" style:font-size-asian="10pt" style:font-size-complex="10pt"/>
    </style:style>
    <style:style style:name="T191_100" style:family="text">
      <style:text-properties fo:color="#444444" fo:font-size="10pt" style:font-size-asian="10pt" style:font-size-complex="10pt"/>
    </style:style>
    <style:style style:name="T191_101" style:family="text">
      <style:text-properties fo:color="#444444" fo:font-size="10pt" style:font-size-asian="10pt" style:font-size-complex="10pt"/>
    </style:style>
    <style:style style:name="T191_102" style:family="text">
      <style:text-properties fo:color="#444444" fo:font-size="10pt" style:font-size-asian="10pt" style:font-size-complex="10pt"/>
    </style:style>
    <style:style style:name="T191_103" style:family="text">
      <style:text-properties fo:color="#444444" fo:font-size="10pt" style:font-size-asian="10pt" style:font-size-complex="10pt"/>
    </style:style>
    <style:style style:name="T191_104" style:family="text">
      <style:text-properties fo:color="#444444" fo:font-size="10pt" style:font-size-asian="10pt" style:font-size-complex="10pt"/>
    </style:style>
    <style:style style:name="T191_105" style:family="text">
      <style:text-properties fo:color="#444444" fo:font-size="10pt" style:font-size-asian="10pt" style:font-size-complex="10pt"/>
    </style:style>
    <style:style style:name="T191_106" style:family="text">
      <style:text-properties fo:color="#444444" fo:font-size="10pt" style:font-size-asian="10pt" style:font-size-complex="10pt"/>
    </style:style>
    <style:style style:name="T191_107" style:family="text">
      <style:text-properties fo:color="#444444" fo:font-size="10pt" style:font-size-asian="10pt" style:font-size-complex="10pt"/>
    </style:style>
    <style:style style:name="T191_108" style:family="text">
      <style:text-properties fo:color="#444444" fo:font-size="10pt" style:font-size-asian="10pt" style:font-size-complex="10pt"/>
    </style:style>
    <style:style style:name="T191_109" style:family="text">
      <style:text-properties fo:color="#444444" fo:font-size="10pt" style:font-size-asian="10pt" style:font-size-complex="10pt"/>
    </style:style>
    <style:style style:name="T191_110" style:family="text">
      <style:text-properties fo:color="#444444" fo:font-size="10pt" style:font-size-asian="10pt" style:font-size-complex="10pt"/>
    </style:style>
    <style:style style:name="T191_111" style:family="text">
      <style:text-properties fo:color="#444444" fo:font-size="10pt" style:font-size-asian="10pt" style:font-size-complex="10pt"/>
    </style:style>
    <style:style style:name="T191_112" style:family="text">
      <style:text-properties fo:color="#444444" fo:font-size="10pt" style:font-size-asian="10pt" style:font-size-complex="10pt"/>
    </style:style>
    <style:style style:name="T191_113" style:family="text">
      <style:text-properties fo:color="#444444" fo:font-size="10pt" style:font-size-asian="10pt" style:font-size-complex="10pt"/>
    </style:style>
    <style:style style:name="T191_114" style:family="text">
      <style:text-properties fo:color="#444444" fo:font-size="10pt" style:font-size-asian="10pt" style:font-size-complex="10pt"/>
    </style:style>
    <style:style style:name="T191_115" style:family="text">
      <style:text-properties fo:color="#444444" fo:font-size="10pt" style:font-size-asian="10pt" style:font-size-complex="10pt"/>
    </style:style>
    <style:style style:name="T191_116" style:family="text">
      <style:text-properties fo:color="#444444" fo:font-size="10pt" style:font-size-asian="10pt" style:font-size-complex="10pt"/>
    </style:style>
    <style:style style:name="T191_117" style:family="text">
      <style:text-properties fo:color="#444444" fo:font-size="10pt" style:font-size-asian="10pt" style:font-size-complex="10pt"/>
    </style:style>
    <style:style style:name="T191_118" style:family="text">
      <style:text-properties fo:color="#444444" fo:font-size="10pt" style:font-size-asian="10pt" style:font-size-complex="10pt"/>
    </style:style>
    <style:style style:name="T191_119" style:family="text">
      <style:text-properties fo:color="#444444" fo:font-size="10pt" style:font-size-asian="10pt" style:font-size-complex="10pt"/>
    </style:style>
    <style:style style:name="T191_120" style:family="text">
      <style:text-properties fo:color="#444444" fo:font-size="10pt" style:font-size-asian="10pt" style:font-size-complex="10pt"/>
    </style:style>
    <style:style style:name="T191_121" style:family="text">
      <style:text-properties fo:color="#444444" fo:font-size="10pt" style:font-size-asian="10pt" style:font-size-complex="10pt"/>
    </style:style>
    <style:style style:name="T191_122" style:family="text">
      <style:text-properties fo:color="#444444" fo:font-size="10pt" style:font-size-asian="10pt" style:font-size-complex="10pt"/>
    </style:style>
    <style:style style:name="T191_123" style:family="text">
      <style:text-properties fo:color="#444444" fo:font-size="10pt" style:font-size-asian="10pt" style:font-size-complex="10pt"/>
    </style:style>
    <style:style style:name="T191_124" style:family="text">
      <style:text-properties fo:color="#444444" fo:font-size="10pt" style:font-size-asian="10pt" style:font-size-complex="10pt"/>
    </style:style>
    <style:style style:name="T191_125" style:family="text">
      <style:text-properties fo:color="#444444" fo:font-size="10pt" style:font-size-asian="10pt" style:font-size-complex="10pt"/>
    </style:style>
    <style:style style:name="T191_126" style:family="text">
      <style:text-properties fo:color="#444444" fo:font-size="10pt" style:font-size-asian="10pt" style:font-size-complex="10pt"/>
    </style:style>
    <style:style style:name="T191_127" style:family="text">
      <style:text-properties fo:color="#444444" fo:font-size="10pt" style:font-size-asian="10pt" style:font-size-complex="10pt"/>
    </style:style>
    <style:style style:name="T191_128" style:family="text">
      <style:text-properties fo:color="#444444" fo:font-size="10pt" style:font-size-asian="10pt" style:font-size-complex="10pt"/>
    </style:style>
    <style:style style:name="T191_129" style:family="text">
      <style:text-properties fo:color="#444444" fo:font-size="10pt" style:font-size-asian="10pt" style:font-size-complex="10pt"/>
    </style:style>
    <style:style style:name="T191_130" style:family="text">
      <style:text-properties fo:color="#444444" fo:font-size="10pt" style:font-size-asian="10pt" style:font-size-complex="10pt"/>
    </style:style>
    <style:style style:name="T191_131" style:family="text">
      <style:text-properties fo:color="#444444" fo:font-size="10pt" style:font-size-asian="10pt" style:font-size-complex="10pt"/>
    </style:style>
    <style:style style:name="T191_132" style:family="text">
      <style:text-properties fo:color="#444444" fo:font-size="10pt" style:font-size-asian="10pt" style:font-size-complex="10pt"/>
    </style:style>
    <style:style style:name="T191_133" style:family="text">
      <style:text-properties fo:color="#444444" fo:font-size="10pt" style:font-size-asian="10pt" style:font-size-complex="10pt"/>
    </style:style>
    <style:style style:name="T191_134" style:family="text">
      <style:text-properties fo:color="#444444" fo:font-size="10pt" style:font-size-asian="10pt" style:font-size-complex="10pt"/>
    </style:style>
    <style:style style:name="T191_135" style:family="text">
      <style:text-properties fo:color="#444444" fo:font-size="10pt" style:font-size-asian="10pt" style:font-size-complex="10pt"/>
    </style:style>
    <style:style style:name="T191_136" style:family="text">
      <style:text-properties fo:color="#444444" fo:font-size="10pt" style:font-size-asian="10pt" style:font-size-complex="10pt"/>
    </style:style>
    <style:style style:name="T191_137" style:family="text">
      <style:text-properties fo:color="#444444" fo:font-size="10pt" style:font-size-asian="10pt" style:font-size-complex="10pt"/>
    </style:style>
    <style:style style:name="T191_138" style:family="text">
      <style:text-properties fo:color="#444444" fo:font-size="10pt" style:font-size-asian="10pt" style:font-size-complex="10pt"/>
    </style:style>
    <style:style style:name="T191_139" style:family="text">
      <style:text-properties fo:color="#444444" fo:font-size="10pt" style:font-size-asian="10pt" style:font-size-complex="10pt"/>
    </style:style>
    <style:style style:name="T191_140" style:family="text">
      <style:text-properties fo:color="#444444" fo:font-size="10pt" style:font-size-asian="10pt" style:font-size-complex="10pt"/>
    </style:style>
    <style:style style:name="T191_141" style:family="text">
      <style:text-properties fo:color="#444444" fo:font-size="10pt" style:font-size-asian="10pt" style:font-size-complex="10pt"/>
    </style:style>
    <style:style style:name="T191_142" style:family="text">
      <style:text-properties fo:color="#444444" fo:font-size="10pt" style:font-size-asian="10pt" style:font-size-complex="10pt"/>
    </style:style>
    <style:style style:name="T191_143" style:family="text">
      <style:text-properties fo:color="#444444" fo:font-size="10pt" style:font-size-asian="10pt" style:font-size-complex="10pt"/>
    </style:style>
    <style:style style:name="T191_144" style:family="text">
      <style:text-properties fo:color="#444444" fo:font-size="10pt" style:font-size-asian="10pt" style:font-size-complex="10pt"/>
    </style:style>
    <style:style style:name="T191_145" style:family="text">
      <style:text-properties fo:color="#444444" fo:font-size="10pt" style:font-size-asian="10pt" style:font-size-complex="10pt"/>
    </style:style>
    <style:style style:name="T191_146" style:family="text">
      <style:text-properties fo:color="#444444" fo:font-size="10pt" style:font-size-asian="10pt" style:font-size-complex="10pt"/>
    </style:style>
    <style:style style:name="T191_147" style:family="text">
      <style:text-properties fo:color="#444444" fo:font-size="10pt" style:font-size-asian="10pt" style:font-size-complex="10pt"/>
    </style:style>
    <style:style style:name="T191_148" style:family="text">
      <style:text-properties fo:color="#444444" fo:font-size="10pt" style:font-size-asian="10pt" style:font-size-complex="10pt"/>
    </style:style>
    <style:style style:name="T191_149" style:family="text">
      <style:text-properties fo:color="#444444" fo:font-size="10pt" style:font-size-asian="10pt" style:font-size-complex="10pt"/>
    </style:style>
    <style:style style:name="T191_150" style:family="text">
      <style:text-properties fo:color="#444444" fo:font-size="10pt" style:font-size-asian="10pt" style:font-size-complex="10pt"/>
    </style:style>
    <style:style style:name="T191_151" style:family="text">
      <style:text-properties fo:color="#444444" fo:font-size="10pt" style:font-size-asian="10pt" style:font-size-complex="10pt"/>
    </style:style>
    <style:style style:name="T191_152" style:family="text">
      <style:text-properties fo:color="#444444" fo:font-size="10pt" style:font-size-asian="10pt" style:font-size-complex="10pt"/>
    </style:style>
    <style:style style:name="T191_153" style:family="text">
      <style:text-properties fo:color="#444444" fo:font-size="10pt" style:font-size-asian="10pt" style:font-size-complex="10pt"/>
    </style:style>
    <style:style style:name="T191_154" style:family="text">
      <style:text-properties fo:color="#444444" fo:font-size="10pt" style:font-size-asian="10pt" style:font-size-complex="10pt"/>
    </style:style>
    <style:style style:name="T191_155" style:family="text">
      <style:text-properties fo:color="#444444" fo:font-size="10pt" style:font-size-asian="10pt" style:font-size-complex="10pt"/>
    </style:style>
    <style:style style:name="T191_156" style:family="text">
      <style:text-properties fo:color="#444444" fo:font-size="10pt" style:font-size-asian="10pt" style:font-size-complex="10pt"/>
    </style:style>
    <style:style style:name="T191_157" style:family="text">
      <style:text-properties fo:color="#444444" fo:font-size="10pt" style:font-size-asian="10pt" style:font-size-complex="10pt"/>
    </style:style>
    <style:style style:name="T191_158" style:family="text">
      <style:text-properties fo:color="#444444" fo:font-size="10pt" style:font-size-asian="10pt" style:font-size-complex="10pt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fo:color="#444444" fo:font-size="10pt" style:font-size-asian="10pt" style:font-size-complex="10pt"/>
    </style:style>
    <style:style style:name="T192_2" style:family="text">
      <style:text-properties fo:color="#444444" fo:font-size="10pt" style:font-size-asian="10pt" style:font-size-complex="10pt"/>
    </style:style>
    <style:style style:name="T192_3" style:family="text">
      <style:text-properties fo:color="#444444" fo:font-size="10pt" style:font-size-asian="10pt" style:font-size-complex="10pt"/>
    </style:style>
    <style:style style:name="T192_4" style:family="text">
      <style:text-properties fo:color="#444444" fo:font-size="10pt" style:font-size-asian="10pt" style:font-size-complex="10pt"/>
    </style:style>
    <style:style style:name="T192_5" style:family="text">
      <style:text-properties fo:color="#444444" fo:font-size="10pt" style:font-size-asian="10pt" style:font-size-complex="10pt"/>
    </style:style>
    <style:style style:name="T192_6" style:family="text">
      <style:text-properties fo:color="#444444" fo:font-size="10pt" style:font-size-asian="10pt" style:font-size-complex="10pt"/>
    </style:style>
    <style:style style:name="T192_7" style:family="text">
      <style:text-properties fo:color="#444444" fo:font-size="10pt" style:font-size-asian="10pt" style:font-size-complex="10pt"/>
    </style:style>
    <style:style style:name="T192_8" style:family="text">
      <style:text-properties fo:color="#444444" fo:font-size="10pt" style:font-size-asian="10pt" style:font-size-complex="10pt"/>
    </style:style>
    <style:style style:name="T192_9" style:family="text">
      <style:text-properties fo:color="#444444" fo:font-size="10pt" style:font-size-asian="10pt" style:font-size-complex="10pt"/>
    </style:style>
    <style:style style:name="T192_10" style:family="text">
      <style:text-properties fo:color="#444444" fo:font-size="10pt" style:font-size-asian="10pt" style:font-size-complex="10pt"/>
    </style:style>
    <style:style style:name="T192_11" style:family="text">
      <style:text-properties fo:color="#444444" fo:font-size="10pt" style:font-size-asian="10pt" style:font-size-complex="10pt"/>
    </style:style>
    <style:style style:name="T192_12" style:family="text">
      <style:text-properties fo:color="#444444" fo:font-size="10pt" style:font-size-asian="10pt" style:font-size-complex="10pt"/>
    </style:style>
    <style:style style:name="T192_13" style:family="text">
      <style:text-properties fo:color="#444444" fo:font-size="10pt" style:font-size-asian="10pt" style:font-size-complex="10pt"/>
    </style:style>
    <style:style style:name="T192_14" style:family="text">
      <style:text-properties fo:color="#444444" fo:font-size="10pt" style:font-size-asian="10pt" style:font-size-complex="10pt"/>
    </style:style>
    <style:style style:name="T192_15" style:family="text">
      <style:text-properties fo:color="#444444" fo:font-size="10pt" style:font-size-asian="10pt" style:font-size-complex="10pt"/>
    </style:style>
    <style:style style:name="T192_16" style:family="text">
      <style:text-properties fo:color="#444444" fo:font-size="10pt" style:font-size-asian="10pt" style:font-size-complex="10pt"/>
    </style:style>
    <style:style style:name="T192_17" style:family="text">
      <style:text-properties fo:color="#444444" fo:font-size="10pt" style:font-size-asian="10pt" style:font-size-complex="10pt"/>
    </style:style>
    <style:style style:name="T192_18" style:family="text">
      <style:text-properties fo:color="#444444" fo:font-size="10pt" style:font-size-asian="10pt" style:font-size-complex="10pt"/>
    </style:style>
    <style:style style:name="T192_19" style:family="text">
      <style:text-properties fo:color="#444444" fo:font-size="10pt" style:font-size-asian="10pt" style:font-size-complex="10pt"/>
    </style:style>
    <style:style style:name="T192_20" style:family="text">
      <style:text-properties fo:color="#444444" fo:font-size="10pt" style:font-size-asian="10pt" style:font-size-complex="10pt"/>
    </style:style>
    <style:style style:name="T192_21" style:family="text">
      <style:text-properties fo:color="#444444" fo:font-size="10pt" style:font-size-asian="10pt" style:font-size-complex="10pt"/>
    </style:style>
    <style:style style:name="T192_22" style:family="text">
      <style:text-properties fo:color="#444444" fo:font-size="10pt" style:font-size-asian="10pt" style:font-size-complex="10pt"/>
    </style:style>
    <style:style style:name="T192_23" style:family="text">
      <style:text-properties fo:color="#444444" fo:font-size="10pt" style:font-size-asian="10pt" style:font-size-complex="10pt"/>
    </style:style>
    <style:style style:name="T192_24" style:family="text">
      <style:text-properties fo:color="#444444" fo:font-size="10pt" style:font-size-asian="10pt" style:font-size-complex="10pt"/>
    </style:style>
    <style:style style:name="T192_25" style:family="text">
      <style:text-properties fo:color="#444444" fo:font-size="10pt" style:font-size-asian="10pt" style:font-size-complex="10pt"/>
    </style:style>
    <style:style style:name="T192_26" style:family="text">
      <style:text-properties fo:color="#444444" fo:font-size="10pt" style:font-size-asian="10pt" style:font-size-complex="10pt"/>
    </style:style>
    <style:style style:name="T192_27" style:family="text">
      <style:text-properties fo:color="#444444" fo:font-size="10pt" style:font-size-asian="10pt" style:font-size-complex="10pt"/>
    </style:style>
    <style:style style:name="T192_28" style:family="text">
      <style:text-properties fo:color="#444444" fo:font-size="10pt" style:font-size-asian="10pt" style:font-size-complex="10pt"/>
    </style:style>
    <style:style style:name="T192_29" style:family="text">
      <style:text-properties fo:color="#444444" fo:font-size="10pt" style:font-size-asian="10pt" style:font-size-complex="10pt"/>
    </style:style>
    <style:style style:name="T192_30" style:family="text">
      <style:text-properties fo:color="#444444" fo:font-size="10pt" style:font-size-asian="10pt" style:font-size-complex="10pt"/>
    </style:style>
    <style:style style:name="T192_31" style:family="text">
      <style:text-properties fo:color="#444444" fo:font-size="10pt" style:font-size-asian="10pt" style:font-size-complex="10pt"/>
    </style:style>
    <style:style style:name="T192_32" style:family="text">
      <style:text-properties fo:color="#444444" fo:font-size="10pt" style:font-size-asian="10pt" style:font-size-complex="10pt"/>
    </style:style>
    <style:style style:name="T192_33" style:family="text">
      <style:text-properties fo:color="#444444" fo:font-size="10pt" style:font-size-asian="10pt" style:font-size-complex="10pt"/>
    </style:style>
    <style:style style:name="T192_34" style:family="text">
      <style:text-properties fo:color="#444444" fo:font-size="10pt" style:font-size-asian="10pt" style:font-size-complex="10pt"/>
    </style:style>
    <style:style style:name="T192_35" style:family="text">
      <style:text-properties fo:color="#444444" fo:font-size="10pt" style:font-size-asian="10pt" style:font-size-complex="10pt"/>
    </style:style>
    <style:style style:name="T192_36" style:family="text">
      <style:text-properties fo:color="#444444" fo:font-size="10pt" style:font-size-asian="10pt" style:font-size-complex="10pt"/>
    </style:style>
    <style:style style:name="T192_37" style:family="text">
      <style:text-properties fo:color="#444444" fo:font-size="10pt" style:font-size-asian="10pt" style:font-size-complex="10pt"/>
    </style:style>
    <style:style style:name="T192_38" style:family="text">
      <style:text-properties fo:color="#444444" fo:font-size="10pt" style:font-size-asian="10pt" style:font-size-complex="10pt"/>
    </style:style>
    <style:style style:name="T192_39" style:family="text">
      <style:text-properties fo:color="#444444" fo:font-size="10pt" style:font-size-asian="10pt" style:font-size-complex="10pt"/>
    </style:style>
    <style:style style:name="T192_40" style:family="text">
      <style:text-properties fo:color="#444444" fo:font-size="10pt" style:font-size-asian="10pt" style:font-size-complex="10pt"/>
    </style:style>
    <style:style style:name="T192_41" style:family="text">
      <style:text-properties fo:color="#444444" fo:font-size="10pt" style:font-size-asian="10pt" style:font-size-complex="10pt"/>
    </style:style>
    <style:style style:name="T192_42" style:family="text">
      <style:text-properties fo:color="#444444" fo:font-size="10pt" style:font-size-asian="10pt" style:font-size-complex="10pt"/>
    </style:style>
    <style:style style:name="T192_43" style:family="text">
      <style:text-properties fo:color="#444444" fo:font-size="10pt" style:font-size-asian="10pt" style:font-size-complex="10pt"/>
    </style:style>
    <style:style style:name="T192_44" style:family="text">
      <style:text-properties fo:color="#444444" fo:font-size="10pt" style:font-size-asian="10pt" style:font-size-complex="10pt"/>
    </style:style>
    <style:style style:name="T192_45" style:family="text">
      <style:text-properties fo:color="#444444" fo:font-size="10pt" style:font-size-asian="10pt" style:font-size-complex="10pt"/>
    </style:style>
    <style:style style:name="T192_46" style:family="text">
      <style:text-properties fo:color="#444444" fo:font-size="10pt" style:font-size-asian="10pt" style:font-size-complex="10pt"/>
    </style:style>
    <style:style style:name="T192_47" style:family="text">
      <style:text-properties fo:color="#444444" fo:font-size="10pt" style:font-size-asian="10pt" style:font-size-complex="10pt"/>
    </style:style>
    <style:style style:name="T192_48" style:family="text">
      <style:text-properties fo:color="#444444" fo:font-size="10pt" style:font-size-asian="10pt" style:font-size-complex="10pt"/>
    </style:style>
    <style:style style:name="T192_49" style:family="text">
      <style:text-properties fo:color="#444444" fo:font-size="10pt" style:font-size-asian="10pt" style:font-size-complex="10pt"/>
    </style:style>
    <style:style style:name="T192_50" style:family="text">
      <style:text-properties fo:color="#444444" fo:font-size="10pt" style:font-size-asian="10pt" style:font-size-complex="10pt"/>
    </style:style>
    <style:style style:name="T192_51" style:family="text">
      <style:text-properties fo:color="#444444" fo:font-size="10pt" style:font-size-asian="10pt" style:font-size-complex="10pt"/>
    </style:style>
    <style:style style:name="T192_52" style:family="text">
      <style:text-properties fo:color="#444444" fo:font-size="10pt" style:font-size-asian="10pt" style:font-size-complex="10pt"/>
    </style:style>
    <style:style style:name="T192_53" style:family="text">
      <style:text-properties fo:color="#444444" fo:font-size="10pt" style:font-size-asian="10pt" style:font-size-complex="10pt"/>
    </style:style>
    <style:style style:name="T192_54" style:family="text">
      <style:text-properties fo:color="#444444" fo:font-size="10pt" style:font-size-asian="10pt" style:font-size-complex="10pt"/>
    </style:style>
    <style:style style:name="T192_55" style:family="text">
      <style:text-properties fo:color="#444444" fo:font-size="10pt" style:font-size-asian="10pt" style:font-size-complex="10pt"/>
    </style:style>
    <style:style style:name="T192_56" style:family="text">
      <style:text-properties fo:color="#444444" fo:font-size="10pt" style:font-size-asian="10pt" style:font-size-complex="10pt"/>
    </style:style>
    <style:style style:name="T192_57" style:family="text">
      <style:text-properties fo:color="#444444" fo:font-size="10pt" style:font-size-asian="10pt" style:font-size-complex="10pt"/>
    </style:style>
    <style:style style:name="T192_58" style:family="text">
      <style:text-properties fo:color="#444444" fo:font-size="10pt" style:font-size-asian="10pt" style:font-size-complex="10pt"/>
    </style:style>
    <style:style style:name="T192_59" style:family="text">
      <style:text-properties fo:color="#444444" fo:font-size="10pt" style:font-size-asian="10pt" style:font-size-complex="10pt"/>
    </style:style>
    <style:style style:name="T192_60" style:family="text">
      <style:text-properties fo:color="#444444" fo:font-size="10pt" style:font-size-asian="10pt" style:font-size-complex="10pt"/>
    </style:style>
    <style:style style:name="T192_61" style:family="text">
      <style:text-properties fo:color="#444444" fo:font-size="10pt" style:font-size-asian="10pt" style:font-size-complex="10pt"/>
    </style:style>
    <style:style style:name="T192_62" style:family="text">
      <style:text-properties fo:color="#444444" fo:font-size="10pt" style:font-size-asian="10pt" style:font-size-complex="10pt"/>
    </style:style>
    <style:style style:name="T192_63" style:family="text">
      <style:text-properties fo:color="#444444" fo:font-size="10pt" style:font-size-asian="10pt" style:font-size-complex="10pt"/>
    </style:style>
    <style:style style:name="T192_64" style:family="text">
      <style:text-properties fo:color="#444444" fo:font-size="10pt" style:font-size-asian="10pt" style:font-size-complex="10pt"/>
    </style:style>
    <style:style style:name="T192_65" style:family="text">
      <style:text-properties fo:color="#444444" fo:font-size="10pt" style:font-size-asian="10pt" style:font-size-complex="10pt"/>
    </style:style>
    <style:style style:name="T192_66" style:family="text">
      <style:text-properties fo:color="#444444" fo:font-size="10pt" style:font-size-asian="10pt" style:font-size-complex="10pt"/>
    </style:style>
    <style:style style:name="T192_67" style:family="text">
      <style:text-properties fo:color="#444444" fo:font-size="10pt" style:font-size-asian="10pt" style:font-size-complex="10pt"/>
    </style:style>
    <style:style style:name="T192_68" style:family="text">
      <style:text-properties fo:color="#444444" fo:font-size="10pt" style:font-size-asian="10pt" style:font-size-complex="10pt"/>
    </style:style>
    <style:style style:name="T192_69" style:family="text">
      <style:text-properties fo:color="#444444" fo:font-size="10pt" style:font-size-asian="10pt" style:font-size-complex="10pt"/>
    </style:style>
    <style:style style:name="T192_70" style:family="text">
      <style:text-properties fo:color="#444444" fo:font-size="10pt" style:font-size-asian="10pt" style:font-size-complex="10pt"/>
    </style:style>
    <style:style style:name="T192_71" style:family="text">
      <style:text-properties fo:color="#444444" fo:font-size="10pt" style:font-size-asian="10pt" style:font-size-complex="10pt"/>
    </style:style>
    <style:style style:name="T192_72" style:family="text">
      <style:text-properties fo:color="#444444" fo:font-size="10pt" style:font-size-asian="10pt" style:font-size-complex="10pt"/>
    </style:style>
    <style:style style:name="T192_73" style:family="text">
      <style:text-properties fo:color="#444444" fo:font-size="10pt" style:font-size-asian="10pt" style:font-size-complex="10pt"/>
    </style:style>
    <style:style style:name="T192_74" style:family="text">
      <style:text-properties fo:color="#444444" fo:font-size="10pt" style:font-size-asian="10pt" style:font-size-complex="10pt"/>
    </style:style>
    <style:style style:name="T192_75" style:family="text">
      <style:text-properties fo:color="#444444" fo:font-size="10pt" style:font-size-asian="10pt" style:font-size-complex="10pt"/>
    </style:style>
    <style:style style:name="T192_76" style:family="text">
      <style:text-properties fo:color="#444444" fo:font-size="10pt" style:font-size-asian="10pt" style:font-size-complex="10pt"/>
    </style:style>
    <style:style style:name="T192_77" style:family="text">
      <style:text-properties fo:color="#444444" fo:font-size="10pt" style:font-size-asian="10pt" style:font-size-complex="10pt"/>
    </style:style>
    <style:style style:name="T192_78" style:family="text">
      <style:text-properties fo:color="#444444" fo:font-size="10pt" style:font-size-asian="10pt" style:font-size-complex="10pt"/>
    </style:style>
    <style:style style:name="T192_79" style:family="text">
      <style:text-properties fo:color="#444444" fo:font-size="10pt" style:font-size-asian="10pt" style:font-size-complex="10pt"/>
    </style:style>
    <style:style style:name="T192_80" style:family="text">
      <style:text-properties fo:color="#444444" fo:font-size="10pt" style:font-size-asian="10pt" style:font-size-complex="10pt"/>
    </style:style>
    <style:style style:name="T192_81" style:family="text">
      <style:text-properties fo:color="#444444" fo:font-size="10pt" style:font-size-asian="10pt" style:font-size-complex="10pt"/>
    </style:style>
    <style:style style:name="T192_82" style:family="text">
      <style:text-properties fo:color="#444444" fo:font-size="10pt" style:font-size-asian="10pt" style:font-size-complex="10pt"/>
    </style:style>
    <style:style style:name="T192_83" style:family="text">
      <style:text-properties fo:color="#444444" fo:font-size="10pt" style:font-size-asian="10pt" style:font-size-complex="10pt"/>
    </style:style>
    <style:style style:name="T192_84" style:family="text">
      <style:text-properties fo:color="#444444" fo:font-size="10pt" style:font-size-asian="10pt" style:font-size-complex="10pt"/>
    </style:style>
    <style:style style:name="T192_85" style:family="text">
      <style:text-properties fo:color="#444444" fo:font-size="10pt" style:font-size-asian="10pt" style:font-size-complex="10pt"/>
    </style:style>
    <style:style style:name="T192_86" style:family="text">
      <style:text-properties fo:color="#444444" fo:font-size="10pt" style:font-size-asian="10pt" style:font-size-complex="10pt"/>
    </style:style>
    <style:style style:name="T192_87" style:family="text">
      <style:text-properties fo:color="#444444" fo:font-size="10pt" style:font-size-asian="10pt" style:font-size-complex="10pt"/>
    </style:style>
    <style:style style:name="T192_88" style:family="text">
      <style:text-properties fo:color="#444444" fo:font-size="10pt" style:font-size-asian="10pt" style:font-size-complex="10pt"/>
    </style:style>
    <style:style style:name="T192_89" style:family="text">
      <style:text-properties fo:color="#444444" fo:font-size="10pt" style:font-size-asian="10pt" style:font-size-complex="10pt"/>
    </style:style>
    <style:style style:name="T192_90" style:family="text">
      <style:text-properties fo:color="#444444" fo:font-size="10pt" style:font-size-asian="10pt" style:font-size-complex="10pt"/>
    </style:style>
    <style:style style:name="T192_91" style:family="text">
      <style:text-properties fo:color="#444444" fo:font-size="10pt" style:font-size-asian="10pt" style:font-size-complex="10pt"/>
    </style:style>
    <style:style style:name="T192_92" style:family="text">
      <style:text-properties fo:color="#444444" fo:font-size="10pt" style:font-size-asian="10pt" style:font-size-complex="10pt"/>
    </style:style>
    <style:style style:name="T192_93" style:family="text">
      <style:text-properties fo:color="#444444" fo:font-size="10pt" style:font-size-asian="10pt" style:font-size-complex="10pt"/>
    </style:style>
    <style:style style:name="T192_94" style:family="text">
      <style:text-properties fo:color="#444444" fo:font-size="10pt" style:font-size-asian="10pt" style:font-size-complex="10pt"/>
    </style:style>
    <style:style style:name="T192_95" style:family="text">
      <style:text-properties fo:color="#444444" fo:font-size="10pt" style:font-size-asian="10pt" style:font-size-complex="10pt"/>
    </style:style>
    <style:style style:name="T192_96" style:family="text">
      <style:text-properties fo:color="#444444" fo:font-size="10pt" style:font-size-asian="10pt" style:font-size-complex="10pt"/>
    </style:style>
    <style:style style:name="T192_97" style:family="text">
      <style:text-properties fo:color="#444444" fo:font-size="10pt" style:font-size-asian="10pt" style:font-size-complex="10pt"/>
    </style:style>
    <style:style style:name="T192_98" style:family="text">
      <style:text-properties fo:color="#444444" fo:font-size="10pt" style:font-size-asian="10pt" style:font-size-complex="10pt"/>
    </style:style>
    <style:style style:name="T192_99" style:family="text">
      <style:text-properties fo:color="#444444" fo:font-size="10pt" style:font-size-asian="10pt" style:font-size-complex="10pt"/>
    </style:style>
    <style:style style:name="T192_100" style:family="text">
      <style:text-properties fo:color="#444444" fo:font-size="10pt" style:font-size-asian="10pt" style:font-size-complex="10pt"/>
    </style:style>
    <style:style style:name="T192_101" style:family="text">
      <style:text-properties fo:color="#444444" fo:font-size="10pt" style:font-size-asian="10pt" style:font-size-complex="10pt"/>
    </style:style>
    <style:style style:name="T192_102" style:family="text">
      <style:text-properties fo:color="#444444" fo:font-size="10pt" style:font-size-asian="10pt" style:font-size-complex="10pt"/>
    </style:style>
    <style:style style:name="T192_103" style:family="text">
      <style:text-properties fo:color="#444444" fo:font-size="10pt" style:font-size-asian="10pt" style:font-size-complex="10pt"/>
    </style:style>
    <style:style style:name="T192_104" style:family="text">
      <style:text-properties fo:color="#444444" fo:font-size="10pt" style:font-size-asian="10pt" style:font-size-complex="10pt"/>
    </style:style>
    <style:style style:name="T192_105" style:family="text">
      <style:text-properties fo:color="#444444" fo:font-size="10pt" style:font-size-asian="10pt" style:font-size-complex="10pt"/>
    </style:style>
    <style:style style:name="T192_106" style:family="text">
      <style:text-properties fo:color="#444444" fo:font-size="10pt" style:font-size-asian="10pt" style:font-size-complex="10pt"/>
    </style:style>
    <style:style style:name="T192_107" style:family="text">
      <style:text-properties fo:color="#444444" fo:font-size="10pt" style:font-size-asian="10pt" style:font-size-complex="10pt"/>
    </style:style>
    <style:style style:name="T192_108" style:family="text">
      <style:text-properties fo:color="#444444" fo:font-size="10pt" style:font-size-asian="10pt" style:font-size-complex="10pt"/>
    </style:style>
    <style:style style:name="T192_109" style:family="text">
      <style:text-properties fo:color="#444444" fo:font-size="10pt" style:font-size-asian="10pt" style:font-size-complex="10pt"/>
    </style:style>
    <style:style style:name="T192_110" style:family="text">
      <style:text-properties fo:color="#444444" fo:font-size="10pt" style:font-size-asian="10pt" style:font-size-complex="10pt"/>
    </style:style>
    <style:style style:name="T192_111" style:family="text">
      <style:text-properties fo:color="#444444" fo:font-size="10pt" style:font-size-asian="10pt" style:font-size-complex="10pt"/>
    </style:style>
    <style:style style:name="T192_112" style:family="text">
      <style:text-properties fo:color="#444444" fo:font-size="10pt" style:font-size-asian="10pt" style:font-size-complex="10pt"/>
    </style:style>
    <style:style style:name="T192_113" style:family="text">
      <style:text-properties fo:color="#444444" fo:font-size="10pt" style:font-size-asian="10pt" style:font-size-complex="10pt"/>
    </style:style>
    <style:style style:name="T192_114" style:family="text">
      <style:text-properties fo:color="#444444" fo:font-size="10pt" style:font-size-asian="10pt" style:font-size-complex="10pt"/>
    </style:style>
    <style:style style:name="T192_115" style:family="text">
      <style:text-properties fo:color="#444444" fo:font-size="10pt" style:font-size-asian="10pt" style:font-size-complex="10pt"/>
    </style:style>
    <style:style style:name="T192_116" style:family="text">
      <style:text-properties fo:color="#444444" fo:font-size="10pt" style:font-size-asian="10pt" style:font-size-complex="10pt"/>
    </style:style>
    <style:style style:name="T192_117" style:family="text">
      <style:text-properties fo:color="#444444" fo:font-size="10pt" style:font-size-asian="10pt" style:font-size-complex="10pt"/>
    </style:style>
    <style:style style:name="T192_118" style:family="text">
      <style:text-properties fo:color="#444444" fo:font-size="10pt" style:font-size-asian="10pt" style:font-size-complex="10pt"/>
    </style:style>
    <style:style style:name="T192_119" style:family="text">
      <style:text-properties fo:color="#444444" fo:font-size="10pt" style:font-size-asian="10pt" style:font-size-complex="10pt"/>
    </style:style>
    <style:style style:name="T192_120" style:family="text">
      <style:text-properties fo:color="#444444" fo:font-size="10pt" style:font-size-asian="10pt" style:font-size-complex="10pt"/>
    </style:style>
    <style:style style:name="T192_121" style:family="text">
      <style:text-properties fo:color="#444444" fo:font-size="10pt" style:font-size-asian="10pt" style:font-size-complex="10pt"/>
    </style:style>
    <style:style style:name="T192_122" style:family="text">
      <style:text-properties fo:color="#444444" fo:font-size="10pt" style:font-size-asian="10pt" style:font-size-complex="10pt"/>
    </style:style>
    <style:style style:name="T192_123" style:family="text">
      <style:text-properties fo:color="#444444" fo:font-size="10pt" style:font-size-asian="10pt" style:font-size-complex="10pt"/>
    </style:style>
    <style:style style:name="T192_124" style:family="text">
      <style:text-properties fo:color="#444444" fo:font-size="10pt" style:font-size-asian="10pt" style:font-size-complex="10pt"/>
    </style:style>
    <style:style style:name="T192_125" style:family="text">
      <style:text-properties fo:color="#444444" fo:font-size="10pt" style:font-size-asian="10pt" style:font-size-complex="10pt"/>
    </style:style>
    <style:style style:name="T192_126" style:family="text">
      <style:text-properties fo:color="#444444" fo:font-size="10pt" style:font-size-asian="10pt" style:font-size-complex="10pt"/>
    </style:style>
    <style:style style:name="T192_127" style:family="text">
      <style:text-properties fo:color="#444444" fo:font-size="10pt" style:font-size-asian="10pt" style:font-size-complex="10pt"/>
    </style:style>
    <style:style style:name="T192_128" style:family="text">
      <style:text-properties fo:color="#444444" fo:font-size="10pt" style:font-size-asian="10pt" style:font-size-complex="10pt"/>
    </style:style>
    <style:style style:name="T192_129" style:family="text">
      <style:text-properties fo:color="#444444" fo:font-size="10pt" style:font-size-asian="10pt" style:font-size-complex="10pt"/>
    </style:style>
    <style:style style:name="T192_130" style:family="text">
      <style:text-properties fo:color="#444444" fo:font-size="10pt" style:font-size-asian="10pt" style:font-size-complex="10pt"/>
    </style:style>
    <style:style style:name="T192_131" style:family="text">
      <style:text-properties fo:color="#444444" fo:font-size="10pt" style:font-size-asian="10pt" style:font-size-complex="10pt"/>
    </style:style>
    <style:style style:name="T192_132" style:family="text">
      <style:text-properties fo:color="#444444" fo:font-size="10pt" style:font-size-asian="10pt" style:font-size-complex="10pt"/>
    </style:style>
    <style:style style:name="T192_133" style:family="text">
      <style:text-properties fo:color="#444444" fo:font-size="10pt" style:font-size-asian="10pt" style:font-size-complex="10pt"/>
    </style:style>
    <style:style style:name="T192_134" style:family="text">
      <style:text-properties fo:color="#444444" fo:font-size="10pt" style:font-size-asian="10pt" style:font-size-complex="10pt"/>
    </style:style>
    <style:style style:name="T192_135" style:family="text">
      <style:text-properties fo:color="#444444" fo:font-size="10pt" style:font-size-asian="10pt" style:font-size-complex="10pt"/>
    </style:style>
    <style:style style:name="T192_136" style:family="text">
      <style:text-properties fo:color="#444444" fo:font-size="10pt" style:font-size-asian="10pt" style:font-size-complex="10pt"/>
    </style:style>
    <style:style style:name="T192_137" style:family="text">
      <style:text-properties fo:color="#444444" fo:font-size="10pt" style:font-size-asian="10pt" style:font-size-complex="10pt"/>
    </style:style>
    <style:style style:name="T192_138" style:family="text">
      <style:text-properties fo:color="#444444" fo:font-size="10pt" style:font-size-asian="10pt" style:font-size-complex="10pt"/>
    </style:style>
    <style:style style:name="T192_139" style:family="text">
      <style:text-properties fo:color="#444444" fo:font-size="10pt" style:font-size-asian="10pt" style:font-size-complex="10pt"/>
    </style:style>
    <style:style style:name="T192_140" style:family="text">
      <style:text-properties fo:color="#444444" fo:font-size="10pt" style:font-size-asian="10pt" style:font-size-complex="10pt"/>
    </style:style>
    <style:style style:name="T192_141" style:family="text">
      <style:text-properties fo:color="#444444" fo:font-size="10pt" style:font-size-asian="10pt" style:font-size-complex="10pt"/>
    </style:style>
    <style:style style:name="T192_142" style:family="text">
      <style:text-properties fo:color="#444444" fo:font-size="10pt" style:font-size-asian="10pt" style:font-size-complex="10pt"/>
    </style:style>
    <style:style style:name="T192_143" style:family="text">
      <style:text-properties fo:color="#444444" fo:font-size="10pt" style:font-size-asian="10pt" style:font-size-complex="10pt"/>
    </style:style>
    <style:style style:name="T192_144" style:family="text">
      <style:text-properties fo:color="#444444" fo:font-size="10pt" style:font-size-asian="10pt" style:font-size-complex="10pt"/>
    </style:style>
    <style:style style:name="T192_145" style:family="text">
      <style:text-properties fo:color="#444444" fo:font-size="10pt" style:font-size-asian="10pt" style:font-size-complex="10pt"/>
    </style:style>
    <style:style style:name="T192_146" style:family="text">
      <style:text-properties fo:color="#444444" fo:font-size="10pt" style:font-size-asian="10pt" style:font-size-complex="10pt"/>
    </style:style>
    <style:style style:name="T192_147" style:family="text">
      <style:text-properties fo:color="#444444" fo:font-size="10pt" style:font-size-asian="10pt" style:font-size-complex="10pt"/>
    </style:style>
    <style:style style:name="T192_148" style:family="text">
      <style:text-properties fo:color="#444444" fo:font-size="10pt" style:font-size-asian="10pt" style:font-size-complex="10pt"/>
    </style:style>
    <style:style style:name="T192_149" style:family="text">
      <style:text-properties fo:color="#444444" fo:font-size="10pt" style:font-size-asian="10pt" style:font-size-complex="10pt"/>
    </style:style>
    <style:style style:name="T192_150" style:family="text">
      <style:text-properties fo:color="#444444" fo:font-size="10pt" style:font-size-asian="10pt" style:font-size-complex="10pt"/>
    </style:style>
    <style:style style:name="T192_151" style:family="text">
      <style:text-properties fo:color="#444444" fo:font-size="10pt" style:font-size-asian="10pt" style:font-size-complex="10pt"/>
    </style:style>
    <style:style style:name="T192_152" style:family="text">
      <style:text-properties fo:color="#444444" fo:font-size="10pt" style:font-size-asian="10pt" style:font-size-complex="10pt"/>
    </style:style>
    <style:style style:name="T192_153" style:family="text">
      <style:text-properties fo:color="#444444" fo:font-size="10pt" style:font-size-asian="10pt" style:font-size-complex="10pt"/>
    </style:style>
    <style:style style:name="T192_154" style:family="text">
      <style:text-properties fo:color="#444444" fo:font-size="10pt" style:font-size-asian="10pt" style:font-size-complex="10pt"/>
    </style:style>
    <style:style style:name="T192_155" style:family="text">
      <style:text-properties fo:color="#444444" fo:font-size="10pt" style:font-size-asian="10pt" style:font-size-complex="10pt"/>
    </style:style>
    <style:style style:name="T192_156" style:family="text">
      <style:text-properties fo:color="#444444" fo:font-size="10pt" style:font-size-asian="10pt" style:font-size-complex="10pt"/>
    </style:style>
    <style:style style:name="T192_157" style:family="text">
      <style:text-properties fo:color="#444444" fo:font-size="10pt" style:font-size-asian="10pt" style:font-size-complex="10pt"/>
    </style:style>
    <style:style style:name="T192_158" style:family="text">
      <style:text-properties fo:color="#444444" fo:font-size="10pt" style:font-size-asian="10pt" style:font-size-complex="10pt"/>
    </style:style>
    <style:style style:name="T192_159" style:family="text">
      <style:text-properties fo:color="#444444" fo:font-size="10pt" style:font-size-asian="10pt" style:font-size-complex="10pt"/>
    </style:style>
    <style:style style:name="T192_160" style:family="text">
      <style:text-properties fo:color="#444444" fo:font-size="10pt" style:font-size-asian="10pt" style:font-size-complex="10pt"/>
    </style:style>
    <style:style style:name="T192_161" style:family="text">
      <style:text-properties fo:color="#444444" fo:font-size="10pt" style:font-size-asian="10pt" style:font-size-complex="10pt"/>
    </style:style>
    <style:style style:name="T192_162" style:family="text">
      <style:text-properties fo:color="#444444" fo:font-size="10pt" style:font-size-asian="10pt" style:font-size-complex="10pt"/>
    </style:style>
    <style:style style:name="T192_163" style:family="text">
      <style:text-properties fo:color="#444444" fo:font-size="10pt" style:font-size-asian="10pt" style:font-size-complex="10pt"/>
    </style:style>
    <style:style style:name="T192_164" style:family="text">
      <style:text-properties fo:color="#444444" fo:font-size="10pt" style:font-size-asian="10pt" style:font-size-complex="10pt"/>
    </style:style>
    <style:style style:name="T192_165" style:family="text">
      <style:text-properties fo:color="#444444" fo:font-size="10pt" style:font-size-asian="10pt" style:font-size-complex="10pt"/>
    </style:style>
    <style:style style:name="T192_166" style:family="text">
      <style:text-properties fo:color="#444444" fo:font-size="10pt" style:font-size-asian="10pt" style:font-size-complex="10pt"/>
    </style:style>
    <style:style style:name="T192_167" style:family="text">
      <style:text-properties fo:color="#444444" fo:font-size="10pt" style:font-size-asian="10pt" style:font-size-complex="10pt"/>
    </style:style>
    <style:style style:name="T192_168" style:family="text">
      <style:text-properties fo:color="#444444" fo:font-size="10pt" style:font-size-asian="10pt" style:font-size-complex="10pt"/>
    </style:style>
    <style:style style:name="T192_169" style:family="text">
      <style:text-properties fo:color="#444444" fo:font-size="10pt" style:font-size-asian="10pt" style:font-size-complex="10pt"/>
    </style:style>
    <style:style style:name="T192_170" style:family="text">
      <style:text-properties fo:color="#444444" fo:font-size="10pt" style:font-size-asian="10pt" style:font-size-complex="10pt"/>
    </style:style>
    <style:style style:name="T192_171" style:family="text">
      <style:text-properties fo:color="#444444" fo:font-size="10pt" style:font-size-asian="10pt" style:font-size-complex="10pt"/>
    </style:style>
    <style:style style:name="T192_172" style:family="text">
      <style:text-properties fo:color="#444444" fo:font-size="10pt" style:font-size-asian="10pt" style:font-size-complex="10pt"/>
    </style:style>
    <style:style style:name="T192_173" style:family="text">
      <style:text-properties fo:color="#444444" fo:font-size="10pt" style:font-size-asian="10pt" style:font-size-complex="10pt"/>
    </style:style>
    <style:style style:name="T192_174" style:family="text">
      <style:text-properties fo:color="#444444" fo:font-size="10pt" style:font-size-asian="10pt" style:font-size-complex="10pt"/>
    </style:style>
    <style:style style:name="T192_175" style:family="text">
      <style:text-properties fo:color="#444444" fo:font-size="10pt" style:font-size-asian="10pt" style:font-size-complex="10pt"/>
    </style:style>
    <style:style style:name="T192_176" style:family="text">
      <style:text-properties fo:color="#444444" fo:font-size="10pt" style:font-size-asian="10pt" style:font-size-complex="10pt"/>
    </style:style>
    <style:style style:name="T192_177" style:family="text">
      <style:text-properties fo:color="#444444" fo:font-size="10pt" style:font-size-asian="10pt" style:font-size-complex="10pt"/>
    </style:style>
    <style:style style:name="T192_178" style:family="text">
      <style:text-properties fo:color="#444444" fo:font-size="10pt" style:font-size-asian="10pt" style:font-size-complex="10pt"/>
    </style:style>
    <style:style style:name="T192_179" style:family="text">
      <style:text-properties fo:color="#444444" fo:font-size="10pt" style:font-size-asian="10pt" style:font-size-complex="10pt"/>
    </style:style>
    <style:style style:name="T192_180" style:family="text">
      <style:text-properties fo:color="#444444" fo:font-size="10pt" style:font-size-asian="10pt" style:font-size-complex="10pt"/>
    </style:style>
    <style:style style:name="T192_181" style:family="text">
      <style:text-properties fo:color="#444444" fo:font-size="10pt" style:font-size-asian="10pt" style:font-size-complex="10pt"/>
    </style:style>
    <style:style style:name="T192_182" style:family="text">
      <style:text-properties fo:color="#444444" fo:font-size="10pt" style:font-size-asian="10pt" style:font-size-complex="10pt"/>
    </style:style>
    <style:style style:name="T192_183" style:family="text">
      <style:text-properties fo:color="#444444" fo:font-size="10pt" style:font-size-asian="10pt" style:font-size-complex="10pt"/>
    </style:style>
    <style:style style:name="T192_184" style:family="text">
      <style:text-properties fo:color="#444444" fo:font-size="10pt" style:font-size-asian="10pt" style:font-size-complex="10pt"/>
    </style:style>
    <style:style style:name="T192_185" style:family="text">
      <style:text-properties fo:color="#444444" fo:font-size="10pt" style:font-size-asian="10pt" style:font-size-complex="10pt"/>
    </style:style>
    <style:style style:name="T192_186" style:family="text">
      <style:text-properties fo:color="#444444" fo:font-size="10pt" style:font-size-asian="10pt" style:font-size-complex="10pt"/>
    </style:style>
    <style:style style:name="T192_187" style:family="text">
      <style:text-properties fo:color="#444444" fo:font-size="10pt" style:font-size-asian="10pt" style:font-size-complex="10pt"/>
    </style:style>
    <style:style style:name="T192_188" style:family="text">
      <style:text-properties fo:color="#444444" fo:font-size="10pt" style:font-size-asian="10pt" style:font-size-complex="10pt"/>
    </style:style>
    <style:style style:name="T192_189" style:family="text">
      <style:text-properties fo:color="#444444" fo:font-size="10pt" style:font-size-asian="10pt" style:font-size-complex="10pt"/>
    </style:style>
    <style:style style:name="T192_190" style:family="text">
      <style:text-properties fo:color="#444444" fo:font-size="10pt" style:font-size-asian="10pt" style:font-size-complex="10pt"/>
    </style:style>
    <style:style style:name="T192_191" style:family="text">
      <style:text-properties fo:color="#444444" fo:font-size="10pt" style:font-size-asian="10pt" style:font-size-complex="10pt"/>
    </style:style>
    <style:style style:name="T192_192" style:family="text">
      <style:text-properties fo:color="#444444" fo:font-size="10pt" style:font-size-asian="10pt" style:font-size-complex="10pt"/>
    </style:style>
    <style:style style:name="T192_193" style:family="text">
      <style:text-properties fo:color="#444444" fo:font-size="10pt" style:font-size-asian="10pt" style:font-size-complex="10pt"/>
    </style:style>
    <style:style style:name="T192_194" style:family="text">
      <style:text-properties fo:color="#444444" fo:font-size="10pt" style:font-size-asian="10pt" style:font-size-complex="10pt"/>
    </style:style>
    <style:style style:name="T192_195" style:family="text">
      <style:text-properties fo:color="#444444" fo:font-size="10pt" style:font-size-asian="10pt" style:font-size-complex="10pt"/>
    </style:style>
    <style:style style:name="T192_196" style:family="text">
      <style:text-properties fo:color="#444444" fo:font-size="10pt" style:font-size-asian="10pt" style:font-size-complex="10pt"/>
    </style:style>
    <style:style style:name="T192_197" style:family="text">
      <style:text-properties fo:color="#444444" fo:font-size="10pt" style:font-size-asian="10pt" style:font-size-complex="10pt"/>
    </style:style>
    <style:style style:name="T192_198" style:family="text">
      <style:text-properties fo:color="#444444" fo:font-size="10pt" style:font-size-asian="10pt" style:font-size-complex="10pt"/>
    </style:style>
    <style:style style:name="T192_199" style:family="text">
      <style:text-properties fo:color="#444444" fo:font-size="10pt" style:font-size-asian="10pt" style:font-size-complex="10pt"/>
    </style:style>
    <style:style style:name="T192_200" style:family="text">
      <style:text-properties fo:color="#444444" fo:font-size="10pt" style:font-size-asian="10pt" style:font-size-complex="10pt"/>
    </style:style>
    <style:style style:name="T192_201" style:family="text">
      <style:text-properties fo:color="#444444" fo:font-size="10pt" style:font-size-asian="10pt" style:font-size-complex="10pt"/>
    </style:style>
    <style:style style:name="T192_202" style:family="text">
      <style:text-properties fo:color="#444444" fo:font-size="10pt" style:font-size-asian="10pt" style:font-size-complex="10pt"/>
    </style:style>
    <style:style style:name="T192_203" style:family="text">
      <style:text-properties fo:color="#444444" fo:font-size="10pt" style:font-size-asian="10pt" style:font-size-complex="10pt"/>
    </style:style>
    <style:style style:name="T192_204" style:family="text">
      <style:text-properties fo:color="#444444" fo:font-size="10pt" style:font-size-asian="10pt" style:font-size-complex="10pt"/>
    </style:style>
    <style:style style:name="T192_205" style:family="text">
      <style:text-properties fo:color="#444444" fo:font-size="10pt" style:font-size-asian="10pt" style:font-size-complex="10pt"/>
    </style:style>
    <style:style style:name="T192_206" style:family="text">
      <style:text-properties fo:color="#444444" fo:font-size="10pt" style:font-size-asian="10pt" style:font-size-complex="10pt"/>
    </style:style>
    <style:style style:name="T192_207" style:family="text">
      <style:text-properties fo:color="#444444" fo:font-size="10pt" style:font-size-asian="10pt" style:font-size-complex="10pt"/>
    </style:style>
    <style:style style:name="T192_208" style:family="text">
      <style:text-properties fo:color="#444444" fo:font-size="10pt" style:font-size-asian="10pt" style:font-size-complex="10pt"/>
    </style:style>
    <style:style style:name="T192_209" style:family="text">
      <style:text-properties fo:color="#444444" fo:font-size="10pt" style:font-size-asian="10pt" style:font-size-complex="10pt"/>
    </style:style>
    <style:style style:name="T192_210" style:family="text">
      <style:text-properties fo:color="#444444" fo:font-size="10pt" style:font-size-asian="10pt" style:font-size-complex="10pt"/>
    </style:style>
    <style:style style:name="T192_211" style:family="text">
      <style:text-properties fo:color="#444444" fo:font-size="10pt" style:font-size-asian="10pt" style:font-size-complex="10pt"/>
    </style:style>
    <style:style style:name="T192_212" style:family="text">
      <style:text-properties fo:color="#444444" fo:font-size="10pt" style:font-size-asian="10pt" style:font-size-complex="10pt"/>
    </style:style>
    <style:style style:name="T192_213" style:family="text">
      <style:text-properties fo:color="#444444" fo:font-size="10pt" style:font-size-asian="10pt" style:font-size-complex="10pt"/>
    </style:style>
    <style:style style:name="T192_214" style:family="text">
      <style:text-properties fo:color="#444444" fo:font-size="10pt" style:font-size-asian="10pt" style:font-size-complex="10pt"/>
    </style:style>
    <style:style style:name="T192_215" style:family="text">
      <style:text-properties fo:color="#444444" fo:font-size="10pt" style:font-size-asian="10pt" style:font-size-complex="10pt"/>
    </style:style>
    <style:style style:name="T192_216" style:family="text">
      <style:text-properties fo:color="#444444" fo:font-size="10pt" style:font-size-asian="10pt" style:font-size-complex="10pt"/>
    </style:style>
    <style:style style:name="T192_217" style:family="text">
      <style:text-properties fo:color="#444444" fo:font-size="10pt" style:font-size-asian="10pt" style:font-size-complex="10pt"/>
    </style:style>
    <style:style style:name="T192_218" style:family="text">
      <style:text-properties fo:color="#444444" fo:font-size="10pt" style:font-size-asian="10pt" style:font-size-complex="10pt"/>
    </style:style>
    <style:style style:name="T192_219" style:family="text">
      <style:text-properties fo:color="#444444" fo:font-size="10pt" style:font-size-asian="10pt" style:font-size-complex="10pt"/>
    </style:style>
    <style:style style:name="T192_220" style:family="text">
      <style:text-properties fo:color="#444444" fo:font-size="10pt" style:font-size-asian="10pt" style:font-size-complex="10pt"/>
    </style:style>
    <style:style style:name="T192_221" style:family="text">
      <style:text-properties fo:color="#444444" fo:font-size="10pt" style:font-size-asian="10pt" style:font-size-complex="10pt"/>
    </style:style>
    <style:style style:name="T192_222" style:family="text">
      <style:text-properties fo:color="#444444" fo:font-size="10pt" style:font-size-asian="10pt" style:font-size-complex="10pt"/>
    </style:style>
    <style:style style:name="T192_223" style:family="text">
      <style:text-properties fo:color="#444444" fo:font-size="10pt" style:font-size-asian="10pt" style:font-size-complex="10pt"/>
    </style:style>
    <style:style style:name="T192_224" style:family="text">
      <style:text-properties fo:color="#444444" fo:font-size="10pt" style:font-size-asian="10pt" style:font-size-complex="10pt"/>
    </style:style>
    <style:style style:name="T192_225" style:family="text">
      <style:text-properties fo:color="#444444" fo:font-size="10pt" style:font-size-asian="10pt" style:font-size-complex="10pt"/>
    </style:style>
    <style:style style:name="T192_226" style:family="text">
      <style:text-properties fo:color="#444444" fo:font-size="10pt" style:font-size-asian="10pt" style:font-size-complex="10pt"/>
    </style:style>
    <style:style style:name="T192_227" style:family="text">
      <style:text-properties fo:color="#444444" fo:font-size="10pt" style:font-size-asian="10pt" style:font-size-complex="10pt"/>
    </style:style>
    <style:style style:name="T192_228" style:family="text">
      <style:text-properties fo:color="#444444" fo:font-size="10pt" style:font-size-asian="10pt" style:font-size-complex="10pt"/>
    </style:style>
    <style:style style:name="T192_229" style:family="text">
      <style:text-properties fo:color="#444444" fo:font-size="10pt" style:font-size-asian="10pt" style:font-size-complex="10pt"/>
    </style:style>
    <style:style style:name="T192_230" style:family="text">
      <style:text-properties fo:color="#444444" fo:font-size="10pt" style:font-size-asian="10pt" style:font-size-complex="10pt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color="#444444" fo:font-size="10pt" style:font-size-asian="10pt" style:font-size-complex="10pt"/>
    </style:style>
    <style:style style:name="T193_2" style:family="text">
      <style:text-properties fo:color="#444444" fo:font-size="10pt" style:font-size-asian="10pt" style:font-size-complex="10pt"/>
    </style:style>
    <style:style style:name="T193_3" style:family="text">
      <style:text-properties fo:color="#444444" fo:font-size="10pt" style:font-size-asian="10pt" style:font-size-complex="10pt"/>
    </style:style>
    <style:style style:name="T193_4" style:family="text">
      <style:text-properties fo:color="#444444" fo:font-size="10pt" style:font-size-asian="10pt" style:font-size-complex="10pt"/>
    </style:style>
    <style:style style:name="T193_5" style:family="text">
      <style:text-properties fo:color="#444444" fo:font-size="10pt" style:font-size-asian="10pt" style:font-size-complex="10pt"/>
    </style:style>
    <style:style style:name="T193_6" style:family="text">
      <style:text-properties fo:color="#444444" fo:font-size="10pt" style:font-size-asian="10pt" style:font-size-complex="10pt"/>
    </style:style>
    <style:style style:name="T193_7" style:family="text">
      <style:text-properties fo:color="#444444" fo:font-size="10pt" style:font-size-asian="10pt" style:font-size-complex="10pt"/>
    </style:style>
    <style:style style:name="T193_8" style:family="text">
      <style:text-properties fo:color="#444444" fo:font-size="10pt" style:font-size-asian="10pt" style:font-size-complex="10pt"/>
    </style:style>
    <style:style style:name="T193_9" style:family="text">
      <style:text-properties fo:color="#444444" fo:font-size="10pt" style:font-size-asian="10pt" style:font-size-complex="10pt"/>
    </style:style>
    <style:style style:name="T193_10" style:family="text">
      <style:text-properties fo:color="#444444" fo:font-size="10pt" style:font-size-asian="10pt" style:font-size-complex="10pt"/>
    </style:style>
    <style:style style:name="T193_11" style:family="text">
      <style:text-properties fo:color="#444444" fo:font-size="10pt" style:font-size-asian="10pt" style:font-size-complex="10pt"/>
    </style:style>
    <style:style style:name="T193_12" style:family="text">
      <style:text-properties fo:color="#444444" fo:font-size="10pt" style:font-size-asian="10pt" style:font-size-complex="10pt"/>
    </style:style>
    <style:style style:name="T193_13" style:family="text">
      <style:text-properties fo:color="#444444" fo:font-size="10pt" style:font-size-asian="10pt" style:font-size-complex="10pt"/>
    </style:style>
    <style:style style:name="T193_14" style:family="text">
      <style:text-properties fo:color="#444444" fo:font-size="10pt" style:font-size-asian="10pt" style:font-size-complex="10pt"/>
    </style:style>
    <style:style style:name="T193_15" style:family="text">
      <style:text-properties fo:color="#444444" fo:font-size="10pt" style:font-size-asian="10pt" style:font-size-complex="10pt"/>
    </style:style>
    <style:style style:name="T193_16" style:family="text">
      <style:text-properties fo:color="#444444" fo:font-size="10pt" style:font-size-asian="10pt" style:font-size-complex="10pt"/>
    </style:style>
    <style:style style:name="T193_17" style:family="text">
      <style:text-properties fo:color="#444444" fo:font-size="10pt" style:font-size-asian="10pt" style:font-size-complex="10pt"/>
    </style:style>
    <style:style style:name="T193_18" style:family="text">
      <style:text-properties fo:color="#444444" fo:font-size="10pt" style:font-size-asian="10pt" style:font-size-complex="10pt"/>
    </style:style>
    <style:style style:name="T193_19" style:family="text">
      <style:text-properties fo:color="#444444" fo:font-size="10pt" style:font-size-asian="10pt" style:font-size-complex="10pt"/>
    </style:style>
    <style:style style:name="T193_20" style:family="text">
      <style:text-properties fo:color="#444444" fo:font-size="10pt" style:font-size-asian="10pt" style:font-size-complex="10pt"/>
    </style:style>
    <style:style style:name="T193_21" style:family="text">
      <style:text-properties fo:color="#444444" fo:font-size="10pt" style:font-size-asian="10pt" style:font-size-complex="10pt"/>
    </style:style>
    <style:style style:name="T193_22" style:family="text">
      <style:text-properties fo:color="#444444" fo:font-size="10pt" style:font-size-asian="10pt" style:font-size-complex="10pt"/>
    </style:style>
    <style:style style:name="T193_23" style:family="text">
      <style:text-properties fo:color="#444444" fo:font-size="10pt" style:font-size-asian="10pt" style:font-size-complex="10pt"/>
    </style:style>
    <style:style style:name="T193_24" style:family="text">
      <style:text-properties fo:color="#444444" fo:font-size="10pt" style:font-size-asian="10pt" style:font-size-complex="10pt"/>
    </style:style>
    <style:style style:name="T193_25" style:family="text">
      <style:text-properties fo:color="#444444" fo:font-size="10pt" style:font-size-asian="10pt" style:font-size-complex="10pt"/>
    </style:style>
    <style:style style:name="T193_26" style:family="text">
      <style:text-properties fo:color="#444444" fo:font-size="10pt" style:font-size-asian="10pt" style:font-size-complex="10pt"/>
    </style:style>
    <style:style style:name="T193_27" style:family="text">
      <style:text-properties fo:color="#444444" fo:font-size="10pt" style:font-size-asian="10pt" style:font-size-complex="10pt"/>
    </style:style>
    <style:style style:name="T193_28" style:family="text">
      <style:text-properties fo:color="#444444" fo:font-size="10pt" style:font-size-asian="10pt" style:font-size-complex="10pt"/>
    </style:style>
    <style:style style:name="T193_29" style:family="text">
      <style:text-properties fo:color="#444444" fo:font-size="10pt" style:font-size-asian="10pt" style:font-size-complex="10pt"/>
    </style:style>
    <style:style style:name="T193_30" style:family="text">
      <style:text-properties fo:color="#444444" fo:font-size="10pt" style:font-size-asian="10pt" style:font-size-complex="10pt"/>
    </style:style>
    <style:style style:name="T193_31" style:family="text">
      <style:text-properties fo:color="#444444" fo:font-size="10pt" style:font-size-asian="10pt" style:font-size-complex="10pt"/>
    </style:style>
    <style:style style:name="T193_32" style:family="text">
      <style:text-properties fo:color="#444444" fo:font-size="10pt" style:font-size-asian="10pt" style:font-size-complex="10pt"/>
    </style:style>
    <style:style style:name="T193_33" style:family="text">
      <style:text-properties fo:color="#444444" fo:font-size="10pt" style:font-size-asian="10pt" style:font-size-complex="10pt"/>
    </style:style>
    <style:style style:name="T193_34" style:family="text">
      <style:text-properties fo:color="#444444" fo:font-size="10pt" style:font-size-asian="10pt" style:font-size-complex="10pt"/>
    </style:style>
    <style:style style:name="T193_35" style:family="text">
      <style:text-properties fo:color="#444444" fo:font-size="10pt" style:font-size-asian="10pt" style:font-size-complex="10pt"/>
    </style:style>
    <style:style style:name="T193_36" style:family="text">
      <style:text-properties fo:color="#444444" fo:font-size="10pt" style:font-size-asian="10pt" style:font-size-complex="10pt"/>
    </style:style>
    <style:style style:name="T193_37" style:family="text">
      <style:text-properties fo:color="#444444" fo:font-size="10pt" style:font-size-asian="10pt" style:font-size-complex="10pt"/>
    </style:style>
    <style:style style:name="T193_38" style:family="text">
      <style:text-properties fo:color="#444444" fo:font-size="10pt" style:font-size-asian="10pt" style:font-size-complex="10pt"/>
    </style:style>
    <style:style style:name="T193_39" style:family="text">
      <style:text-properties fo:color="#444444" fo:font-size="10pt" style:font-size-asian="10pt" style:font-size-complex="10pt"/>
    </style:style>
    <style:style style:name="T193_40" style:family="text">
      <style:text-properties fo:color="#444444" fo:font-size="10pt" style:font-size-asian="10pt" style:font-size-complex="10pt"/>
    </style:style>
    <style:style style:name="T193_41" style:family="text">
      <style:text-properties fo:color="#444444" fo:font-size="10pt" style:font-size-asian="10pt" style:font-size-complex="10pt"/>
    </style:style>
    <style:style style:name="T193_42" style:family="text">
      <style:text-properties fo:color="#444444" fo:font-size="10pt" style:font-size-asian="10pt" style:font-size-complex="10pt"/>
    </style:style>
    <style:style style:name="T193_43" style:family="text">
      <style:text-properties fo:color="#444444" fo:font-size="10pt" style:font-size-asian="10pt" style:font-size-complex="10pt"/>
    </style:style>
    <style:style style:name="T193_44" style:family="text">
      <style:text-properties fo:color="#444444" fo:font-size="10pt" style:font-size-asian="10pt" style:font-size-complex="10pt"/>
    </style:style>
    <style:style style:name="T193_45" style:family="text">
      <style:text-properties fo:color="#444444" fo:font-size="10pt" style:font-size-asian="10pt" style:font-size-complex="10pt"/>
    </style:style>
    <style:style style:name="T193_46" style:family="text">
      <style:text-properties fo:color="#444444" fo:font-size="10pt" style:font-size-asian="10pt" style:font-size-complex="10pt"/>
    </style:style>
    <style:style style:name="T193_47" style:family="text">
      <style:text-properties fo:color="#444444" fo:font-size="10pt" style:font-size-asian="10pt" style:font-size-complex="10pt"/>
    </style:style>
    <style:style style:name="T193_48" style:family="text">
      <style:text-properties fo:color="#444444" fo:font-size="10pt" style:font-size-asian="10pt" style:font-size-complex="10pt"/>
    </style:style>
    <style:style style:name="T193_49" style:family="text">
      <style:text-properties fo:color="#444444" fo:font-size="10pt" style:font-size-asian="10pt" style:font-size-complex="10pt"/>
    </style:style>
    <style:style style:name="T193_50" style:family="text">
      <style:text-properties fo:color="#444444" fo:font-size="10pt" style:font-size-asian="10pt" style:font-size-complex="10pt"/>
    </style:style>
    <style:style style:name="T193_51" style:family="text">
      <style:text-properties fo:color="#444444" fo:font-size="10pt" style:font-size-asian="10pt" style:font-size-complex="10pt"/>
    </style:style>
    <style:style style:name="T193_52" style:family="text">
      <style:text-properties fo:color="#444444" fo:font-size="10pt" style:font-size-asian="10pt" style:font-size-complex="10pt"/>
    </style:style>
    <style:style style:name="T193_53" style:family="text">
      <style:text-properties fo:color="#444444" fo:font-size="10pt" style:font-size-asian="10pt" style:font-size-complex="10pt"/>
    </style:style>
    <style:style style:name="T193_54" style:family="text">
      <style:text-properties fo:color="#444444" fo:font-size="10pt" style:font-size-asian="10pt" style:font-size-complex="10pt"/>
    </style:style>
    <style:style style:name="T193_55" style:family="text">
      <style:text-properties fo:color="#444444" fo:font-size="10pt" style:font-size-asian="10pt" style:font-size-complex="10pt"/>
    </style:style>
    <style:style style:name="T193_56" style:family="text">
      <style:text-properties fo:color="#444444" fo:font-size="10pt" style:font-size-asian="10pt" style:font-size-complex="10pt"/>
    </style:style>
    <style:style style:name="T193_57" style:family="text">
      <style:text-properties fo:color="#444444" fo:font-size="10pt" style:font-size-asian="10pt" style:font-size-complex="10pt"/>
    </style:style>
    <style:style style:name="T193_58" style:family="text">
      <style:text-properties fo:color="#444444" fo:font-size="10pt" style:font-size-asian="10pt" style:font-size-complex="10pt"/>
    </style:style>
    <style:style style:name="T193_59" style:family="text">
      <style:text-properties fo:color="#444444" fo:font-size="10pt" style:font-size-asian="10pt" style:font-size-complex="10pt"/>
    </style:style>
    <style:style style:name="T193_60" style:family="text">
      <style:text-properties fo:color="#444444" fo:font-size="10pt" style:font-size-asian="10pt" style:font-size-complex="10pt"/>
    </style:style>
    <style:style style:name="T193_61" style:family="text">
      <style:text-properties fo:color="#444444" fo:font-size="10pt" style:font-size-asian="10pt" style:font-size-complex="10pt"/>
    </style:style>
    <style:style style:name="T193_62" style:family="text">
      <style:text-properties fo:color="#444444" fo:font-size="10pt" style:font-size-asian="10pt" style:font-size-complex="10pt"/>
    </style:style>
    <style:style style:name="T193_63" style:family="text">
      <style:text-properties fo:color="#444444" fo:font-size="10pt" style:font-size-asian="10pt" style:font-size-complex="10pt"/>
    </style:style>
    <style:style style:name="T193_64" style:family="text">
      <style:text-properties fo:color="#444444" fo:font-size="10pt" style:font-size-asian="10pt" style:font-size-complex="10pt"/>
    </style:style>
    <style:style style:name="T193_65" style:family="text">
      <style:text-properties fo:color="#444444" fo:font-size="10pt" style:font-size-asian="10pt" style:font-size-complex="10pt"/>
    </style:style>
    <style:style style:name="T193_66" style:family="text">
      <style:text-properties fo:color="#444444" fo:font-size="10pt" style:font-size-asian="10pt" style:font-size-complex="10pt"/>
    </style:style>
    <style:style style:name="T193_67" style:family="text">
      <style:text-properties fo:color="#444444" fo:font-size="10pt" style:font-size-asian="10pt" style:font-size-complex="10pt"/>
    </style:style>
    <style:style style:name="T193_68" style:family="text">
      <style:text-properties fo:color="#444444" fo:font-size="10pt" style:font-size-asian="10pt" style:font-size-complex="10pt"/>
    </style:style>
    <style:style style:name="T193_69" style:family="text">
      <style:text-properties fo:color="#444444" fo:font-size="10pt" style:font-size-asian="10pt" style:font-size-complex="10pt"/>
    </style:style>
    <style:style style:name="T193_70" style:family="text">
      <style:text-properties fo:color="#444444" fo:font-size="10pt" style:font-size-asian="10pt" style:font-size-complex="10pt"/>
    </style:style>
    <style:style style:name="T193_71" style:family="text">
      <style:text-properties fo:color="#444444" fo:font-size="10pt" style:font-size-asian="10pt" style:font-size-complex="10pt"/>
    </style:style>
    <style:style style:name="T193_72" style:family="text">
      <style:text-properties fo:color="#444444" fo:font-size="10pt" style:font-size-asian="10pt" style:font-size-complex="10pt"/>
    </style:style>
    <style:style style:name="T193_73" style:family="text">
      <style:text-properties fo:color="#444444" fo:font-size="10pt" style:font-size-asian="10pt" style:font-size-complex="10pt"/>
    </style:style>
    <style:style style:name="T193_74" style:family="text">
      <style:text-properties fo:color="#444444" fo:font-size="10pt" style:font-size-asian="10pt" style:font-size-complex="10pt"/>
    </style:style>
    <style:style style:name="T193_75" style:family="text">
      <style:text-properties fo:color="#444444" fo:font-size="10pt" style:font-size-asian="10pt" style:font-size-complex="10pt"/>
    </style:style>
    <style:style style:name="T193_76" style:family="text">
      <style:text-properties fo:color="#444444" fo:font-size="10pt" style:font-size-asian="10pt" style:font-size-complex="10pt"/>
    </style:style>
    <style:style style:name="T193_77" style:family="text">
      <style:text-properties fo:color="#444444" fo:font-size="10pt" style:font-size-asian="10pt" style:font-size-complex="10pt"/>
    </style:style>
    <style:style style:name="T193_78" style:family="text">
      <style:text-properties fo:color="#444444" fo:font-size="10pt" style:font-size-asian="10pt" style:font-size-complex="10pt"/>
    </style:style>
    <style:style style:name="T193_79" style:family="text">
      <style:text-properties fo:color="#444444" fo:font-size="10pt" style:font-size-asian="10pt" style:font-size-complex="10pt"/>
    </style:style>
    <style:style style:name="T193_80" style:family="text">
      <style:text-properties fo:color="#444444" fo:font-size="10pt" style:font-size-asian="10pt" style:font-size-complex="10pt"/>
    </style:style>
    <style:style style:name="T193_81" style:family="text">
      <style:text-properties fo:color="#444444" fo:font-size="10pt" style:font-size-asian="10pt" style:font-size-complex="10pt"/>
    </style:style>
    <style:style style:name="T193_82" style:family="text">
      <style:text-properties fo:color="#444444" fo:font-size="10pt" style:font-size-asian="10pt" style:font-size-complex="10pt"/>
    </style:style>
    <style:style style:name="T193_83" style:family="text">
      <style:text-properties fo:color="#444444" fo:font-size="10pt" style:font-size-asian="10pt" style:font-size-complex="10pt"/>
    </style:style>
    <style:style style:name="T193_84" style:family="text">
      <style:text-properties fo:color="#444444" fo:font-size="10pt" style:font-size-asian="10pt" style:font-size-complex="10pt"/>
    </style:style>
    <style:style style:name="T193_85" style:family="text">
      <style:text-properties fo:color="#444444" fo:font-size="10pt" style:font-size-asian="10pt" style:font-size-complex="10pt"/>
    </style:style>
    <style:style style:name="T193_86" style:family="text">
      <style:text-properties fo:color="#444444" fo:font-size="10pt" style:font-size-asian="10pt" style:font-size-complex="10pt"/>
    </style:style>
    <style:style style:name="T193_87" style:family="text">
      <style:text-properties fo:color="#444444" fo:font-size="10pt" style:font-size-asian="10pt" style:font-size-complex="10pt"/>
    </style:style>
    <style:style style:name="T193_88" style:family="text">
      <style:text-properties fo:color="#444444" fo:font-size="10pt" style:font-size-asian="10pt" style:font-size-complex="10pt"/>
    </style:style>
    <style:style style:name="T193_89" style:family="text">
      <style:text-properties fo:color="#444444" fo:font-size="10pt" style:font-size-asian="10pt" style:font-size-complex="10pt"/>
    </style:style>
    <style:style style:name="T193_90" style:family="text">
      <style:text-properties fo:color="#444444" fo:font-size="10pt" style:font-size-asian="10pt" style:font-size-complex="10pt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fo:color="#444444" fo:font-size="10pt" style:font-size-asian="10pt" style:font-size-complex="10pt"/>
    </style:style>
    <style:style style:name="T194_2" style:family="text">
      <style:text-properties fo:color="#444444" fo:font-size="10pt" style:font-size-asian="10pt" style:font-size-complex="10pt"/>
    </style:style>
    <style:style style:name="T194_3" style:family="text">
      <style:text-properties fo:color="#444444" fo:font-size="10pt" style:font-size-asian="10pt" style:font-size-complex="10pt"/>
    </style:style>
    <style:style style:name="T194_4" style:family="text">
      <style:text-properties fo:color="#444444" fo:font-size="10pt" style:font-size-asian="10pt" style:font-size-complex="10pt"/>
    </style:style>
    <style:style style:name="T194_5" style:family="text">
      <style:text-properties fo:color="#444444" fo:font-size="10pt" style:font-size-asian="10pt" style:font-size-complex="10pt"/>
    </style:style>
    <style:style style:name="T194_6" style:family="text">
      <style:text-properties fo:color="#444444" fo:font-size="10pt" style:font-size-asian="10pt" style:font-size-complex="10pt"/>
    </style:style>
    <style:style style:name="T194_7" style:family="text">
      <style:text-properties fo:color="#444444" fo:font-size="10pt" style:font-size-asian="10pt" style:font-size-complex="10pt"/>
    </style:style>
    <style:style style:name="T194_8" style:family="text">
      <style:text-properties fo:color="#444444" fo:font-size="10pt" style:font-size-asian="10pt" style:font-size-complex="10pt"/>
    </style:style>
    <style:style style:name="T194_9" style:family="text">
      <style:text-properties fo:color="#444444" fo:font-size="10pt" style:font-size-asian="10pt" style:font-size-complex="10pt"/>
    </style:style>
    <style:style style:name="T194_10" style:family="text">
      <style:text-properties fo:color="#444444" fo:font-size="10pt" style:font-size-asian="10pt" style:font-size-complex="10pt"/>
    </style:style>
    <style:style style:name="T194_11" style:family="text">
      <style:text-properties fo:color="#444444" fo:font-size="10pt" style:font-size-asian="10pt" style:font-size-complex="10pt"/>
    </style:style>
    <style:style style:name="T194_12" style:family="text">
      <style:text-properties fo:color="#444444" fo:font-size="10pt" style:font-size-asian="10pt" style:font-size-complex="10pt"/>
    </style:style>
    <style:style style:name="T194_13" style:family="text">
      <style:text-properties fo:color="#444444" fo:font-size="10pt" style:font-size-asian="10pt" style:font-size-complex="10pt"/>
    </style:style>
    <style:style style:name="T194_14" style:family="text">
      <style:text-properties fo:color="#444444" fo:font-size="10pt" style:font-size-asian="10pt" style:font-size-complex="10pt"/>
    </style:style>
    <style:style style:name="T194_15" style:family="text">
      <style:text-properties fo:color="#444444" fo:font-size="10pt" style:font-size-asian="10pt" style:font-size-complex="10pt"/>
    </style:style>
    <style:style style:name="T194_16" style:family="text">
      <style:text-properties fo:color="#444444" fo:font-size="10pt" style:font-size-asian="10pt" style:font-size-complex="10pt"/>
    </style:style>
    <style:style style:name="T194_17" style:family="text">
      <style:text-properties fo:color="#444444" fo:font-size="10pt" style:font-size-asian="10pt" style:font-size-complex="10pt"/>
    </style:style>
    <style:style style:name="T194_18" style:family="text">
      <style:text-properties fo:color="#444444" fo:font-size="10pt" style:font-size-asian="10pt" style:font-size-complex="10pt"/>
    </style:style>
    <style:style style:name="T194_19" style:family="text">
      <style:text-properties fo:color="#444444" fo:font-size="10pt" style:font-size-asian="10pt" style:font-size-complex="10pt"/>
    </style:style>
    <style:style style:name="T194_20" style:family="text">
      <style:text-properties fo:color="#444444" fo:font-size="10pt" style:font-size-asian="10pt" style:font-size-complex="10pt"/>
    </style:style>
    <style:style style:name="T194_21" style:family="text">
      <style:text-properties fo:color="#444444" fo:font-size="10pt" style:font-size-asian="10pt" style:font-size-complex="10pt"/>
    </style:style>
    <style:style style:name="T194_22" style:family="text">
      <style:text-properties fo:color="#444444" fo:font-size="10pt" style:font-size-asian="10pt" style:font-size-complex="10pt"/>
    </style:style>
    <style:style style:name="T194_23" style:family="text">
      <style:text-properties fo:color="#444444" fo:font-size="10pt" style:font-size-asian="10pt" style:font-size-complex="10pt"/>
    </style:style>
    <style:style style:name="T194_24" style:family="text">
      <style:text-properties fo:color="#444444" fo:font-size="10pt" style:font-size-asian="10pt" style:font-size-complex="10pt"/>
    </style:style>
    <style:style style:name="T194_25" style:family="text">
      <style:text-properties fo:color="#444444" fo:font-size="10pt" style:font-size-asian="10pt" style:font-size-complex="10pt"/>
    </style:style>
    <style:style style:name="T194_26" style:family="text">
      <style:text-properties fo:color="#444444" fo:font-size="10pt" style:font-size-asian="10pt" style:font-size-complex="10pt"/>
    </style:style>
    <style:style style:name="T194_27" style:family="text">
      <style:text-properties fo:color="#444444" fo:font-size="10pt" style:font-size-asian="10pt" style:font-size-complex="10pt"/>
    </style:style>
    <style:style style:name="T194_28" style:family="text">
      <style:text-properties fo:color="#444444" fo:font-size="10pt" style:font-size-asian="10pt" style:font-size-complex="10pt"/>
    </style:style>
    <style:style style:name="T194_29" style:family="text">
      <style:text-properties fo:color="#444444" fo:font-size="10pt" style:font-size-asian="10pt" style:font-size-complex="10pt"/>
    </style:style>
    <style:style style:name="T194_30" style:family="text">
      <style:text-properties fo:color="#444444" fo:font-size="10pt" style:font-size-asian="10pt" style:font-size-complex="10pt"/>
    </style:style>
    <style:style style:name="T194_31" style:family="text">
      <style:text-properties fo:color="#444444" fo:font-size="10pt" style:font-size-asian="10pt" style:font-size-complex="10pt"/>
    </style:style>
    <style:style style:name="T194_32" style:family="text">
      <style:text-properties fo:color="#444444" fo:font-size="10pt" style:font-size-asian="10pt" style:font-size-complex="10pt"/>
    </style:style>
    <style:style style:name="T194_33" style:family="text">
      <style:text-properties fo:color="#444444" fo:font-size="10pt" style:font-size-asian="10pt" style:font-size-complex="10pt"/>
    </style:style>
    <style:style style:name="T194_34" style:family="text">
      <style:text-properties fo:color="#444444" fo:font-size="10pt" style:font-size-asian="10pt" style:font-size-complex="10pt"/>
    </style:style>
    <style:style style:name="T194_35" style:family="text">
      <style:text-properties fo:color="#444444" fo:font-size="10pt" style:font-size-asian="10pt" style:font-size-complex="10pt"/>
    </style:style>
    <style:style style:name="T194_36" style:family="text">
      <style:text-properties fo:color="#444444" fo:font-size="10pt" style:font-size-asian="10pt" style:font-size-complex="10pt"/>
    </style:style>
    <style:style style:name="T194_37" style:family="text">
      <style:text-properties fo:color="#444444" fo:font-size="10pt" style:font-size-asian="10pt" style:font-size-complex="10pt"/>
    </style:style>
    <style:style style:name="T194_38" style:family="text">
      <style:text-properties fo:color="#444444" fo:font-size="10pt" style:font-size-asian="10pt" style:font-size-complex="10pt"/>
    </style:style>
    <style:style style:name="T194_39" style:family="text">
      <style:text-properties fo:color="#444444" fo:font-size="10pt" style:font-size-asian="10pt" style:font-size-complex="10pt"/>
    </style:style>
    <style:style style:name="T194_40" style:family="text">
      <style:text-properties fo:color="#444444" fo:font-size="10pt" style:font-size-asian="10pt" style:font-size-complex="10pt"/>
    </style:style>
    <style:style style:name="T194_41" style:family="text">
      <style:text-properties fo:color="#444444" fo:font-size="10pt" style:font-size-asian="10pt" style:font-size-complex="10pt"/>
    </style:style>
    <style:style style:name="T194_42" style:family="text">
      <style:text-properties fo:color="#444444" fo:font-size="10pt" style:font-size-asian="10pt" style:font-size-complex="10pt"/>
    </style:style>
    <style:style style:name="T194_43" style:family="text">
      <style:text-properties fo:color="#444444" fo:font-size="10pt" style:font-size-asian="10pt" style:font-size-complex="10pt"/>
    </style:style>
    <style:style style:name="T194_44" style:family="text">
      <style:text-properties fo:color="#444444" fo:font-size="10pt" style:font-size-asian="10pt" style:font-size-complex="10pt"/>
    </style:style>
    <style:style style:name="T194_45" style:family="text">
      <style:text-properties fo:color="#444444" fo:font-size="10pt" style:font-size-asian="10pt" style:font-size-complex="10pt"/>
    </style:style>
    <style:style style:name="T194_46" style:family="text">
      <style:text-properties fo:color="#444444" fo:font-size="10pt" style:font-size-asian="10pt" style:font-size-complex="10pt"/>
    </style:style>
    <style:style style:name="T194_47" style:family="text">
      <style:text-properties fo:color="#444444" fo:font-size="10pt" style:font-size-asian="10pt" style:font-size-complex="10pt"/>
    </style:style>
    <style:style style:name="T194_48" style:family="text">
      <style:text-properties fo:color="#444444" fo:font-size="10pt" style:font-size-asian="10pt" style:font-size-complex="10pt"/>
    </style:style>
    <style:style style:name="T194_49" style:family="text">
      <style:text-properties fo:color="#444444" fo:font-size="10pt" style:font-size-asian="10pt" style:font-size-complex="10pt"/>
    </style:style>
    <style:style style:name="T194_50" style:family="text">
      <style:text-properties fo:color="#444444" fo:font-size="10pt" style:font-size-asian="10pt" style:font-size-complex="10pt"/>
    </style:style>
    <style:style style:name="T194_51" style:family="text">
      <style:text-properties fo:color="#444444" fo:font-size="10pt" style:font-size-asian="10pt" style:font-size-complex="10pt"/>
    </style:style>
    <style:style style:name="T194_52" style:family="text">
      <style:text-properties fo:color="#444444" fo:font-size="10pt" style:font-size-asian="10pt" style:font-size-complex="10pt"/>
    </style:style>
    <style:style style:name="T194_53" style:family="text">
      <style:text-properties fo:color="#444444" fo:font-size="10pt" style:font-size-asian="10pt" style:font-size-complex="10pt"/>
    </style:style>
    <style:style style:name="T194_54" style:family="text">
      <style:text-properties fo:color="#444444" fo:font-size="10pt" style:font-size-asian="10pt" style:font-size-complex="10pt"/>
    </style:style>
    <style:style style:name="T194_55" style:family="text">
      <style:text-properties fo:color="#444444" fo:font-size="10pt" style:font-size-asian="10pt" style:font-size-complex="10pt"/>
    </style:style>
    <style:style style:name="T194_56" style:family="text">
      <style:text-properties fo:color="#444444" fo:font-size="10pt" style:font-size-asian="10pt" style:font-size-complex="10pt"/>
    </style:style>
    <style:style style:name="T194_57" style:family="text">
      <style:text-properties fo:color="#444444" fo:font-size="10pt" style:font-size-asian="10pt" style:font-size-complex="10pt"/>
    </style:style>
    <style:style style:name="T194_58" style:family="text">
      <style:text-properties fo:color="#444444" fo:font-size="10pt" style:font-size-asian="10pt" style:font-size-complex="10pt"/>
    </style:style>
    <style:style style:name="T194_59" style:family="text">
      <style:text-properties fo:color="#444444" fo:font-size="10pt" style:font-size-asian="10pt" style:font-size-complex="10pt"/>
    </style:style>
    <style:style style:name="T194_60" style:family="text">
      <style:text-properties fo:color="#444444" fo:font-size="10pt" style:font-size-asian="10pt" style:font-size-complex="10pt"/>
    </style:style>
    <style:style style:name="T194_61" style:family="text">
      <style:text-properties fo:color="#444444" fo:font-size="10pt" style:font-size-asian="10pt" style:font-size-complex="10pt"/>
    </style:style>
    <style:style style:name="T194_62" style:family="text">
      <style:text-properties fo:color="#444444" fo:font-size="10pt" style:font-size-asian="10pt" style:font-size-complex="10pt"/>
    </style:style>
    <style:style style:name="T194_63" style:family="text">
      <style:text-properties fo:color="#444444" fo:font-size="10pt" style:font-size-asian="10pt" style:font-size-complex="10pt"/>
    </style:style>
    <style:style style:name="T194_64" style:family="text">
      <style:text-properties fo:color="#444444"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1">
      <style:paragraph-properties fo:break-before="page" fo:line-height="115%" style:writing-mode="lr-tb"/>
    </style:style>
    <style:style style:name="P197" style:family="paragraph" style:parent-style-name="Heading_20_1">
      <style:paragraph-properties fo:break-before="page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background-color="#ffffff" fo:color="#222222" fo:font-size="12pt" style:font-size-asian="12pt" style:font-size-complex="12pt"/>
    </style:style>
    <style:style style:name="T198_2" style:family="text">
      <style:text-properties fo:background-color="#ffffff" fo:color="#222222" fo:font-size="12pt" style:font-size-asian="12pt" style:font-size-complex="12pt"/>
    </style:style>
    <style:style style:name="T198_3" style:family="text">
      <style:text-properties fo:background-color="#ffffff" fo:color="#222222" fo:font-size="12pt" style:font-size-asian="12pt" style:font-size-complex="12pt"/>
    </style:style>
    <style:style style:name="T198_4" style:family="text">
      <style:text-properties fo:background-color="#ffffff" fo:color="#222222" fo:font-size="12pt" style:font-size-asian="12pt" style:font-size-complex="12pt"/>
    </style:style>
    <style:style style:name="T198_5" style:family="text">
      <style:text-properties fo:background-color="#ffffff" fo:color="#222222" fo:font-size="12pt" style:font-size-asian="12pt" style:font-size-complex="12pt"/>
    </style:style>
    <style:style style:name="T198_6" style:family="text">
      <style:text-properties fo:background-color="#ffffff" fo:color="#222222" fo:font-size="12pt" style:font-size-asian="12pt" style:font-size-complex="12pt"/>
    </style:style>
    <style:style style:name="T198_7" style:family="text">
      <style:text-properties fo:background-color="#ffffff" fo:color="#222222" fo:font-size="12pt" style:font-size-asian="12pt" style:font-size-complex="12pt"/>
    </style:style>
    <style:style style:name="T198_8" style:family="text">
      <style:text-properties fo:background-color="#ffffff" fo:color="#222222" fo:font-size="12pt" style:font-size-asian="12pt" style:font-size-complex="12pt"/>
    </style:style>
    <style:style style:name="T198_9" style:family="text">
      <style:text-properties fo:background-color="#ffffff" fo:color="#222222" fo:font-size="12pt" style:font-size-asian="12pt" style:font-size-complex="12pt"/>
    </style:style>
    <style:style style:name="T198_10" style:family="text">
      <style:text-properties fo:background-color="#ffffff" fo:color="#222222" fo:font-size="12pt" style:font-size-asian="12pt" style:font-size-complex="12pt"/>
    </style:style>
    <style:style style:name="T198_11" style:family="text">
      <style:text-properties fo:background-color="#ffffff" fo:color="#222222" fo:font-size="12pt" style:font-size-asian="12pt" style:font-size-complex="12pt"/>
    </style:style>
    <style:style style:name="T198_12" style:family="text">
      <style:text-properties fo:background-color="#ffffff" fo:color="#222222" fo:font-size="12pt" style:font-size-asian="12pt" style:font-size-complex="12pt"/>
    </style:style>
    <style:style style:name="T198_13" style:family="text">
      <style:text-properties fo:background-color="#ffffff" fo:color="#222222" fo:font-size="12pt" style:font-size-asian="12pt" style:font-size-complex="12pt"/>
    </style:style>
    <style:style style:name="T198_14" style:family="text">
      <style:text-properties fo:background-color="#ffffff" fo:color="#222222" fo:font-size="12pt" style:font-size-asian="12pt" style:font-size-complex="12pt"/>
    </style:style>
    <style:style style:name="T198_15" style:family="text">
      <style:text-properties fo:background-color="#ffffff" fo:color="#222222" fo:font-size="12pt" style:font-size-asian="12pt" style:font-size-complex="12pt"/>
    </style:style>
    <style:style style:name="T198_16" style:family="text">
      <style:text-properties fo:background-color="#ffffff" fo:color="#222222" fo:font-size="12pt" style:font-size-asian="12pt" style:font-size-complex="12pt"/>
    </style:style>
    <style:style style:name="T198_17" style:family="text">
      <style:text-properties fo:background-color="#ffffff" fo:color="#222222" fo:font-size="12pt" style:font-size-asian="12pt" style:font-size-complex="12pt"/>
    </style:style>
    <style:style style:name="P19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0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background-color="#ffffff" fo:color="#222222" fo:font-size="12pt" style:font-size-asian="12pt" style:font-size-complex="12pt"/>
    </style:style>
    <style:style style:name="T201_2" style:family="text">
      <style:text-properties fo:background-color="#ffffff" fo:color="#222222" fo:font-size="12pt" style:font-size-asian="12pt" style:font-size-complex="12pt"/>
    </style:style>
    <style:style style:name="T201_3" style:family="text">
      <style:text-properties fo:background-color="#ffffff" fo:color="#222222" fo:font-size="12pt" style:font-size-asian="12pt" style:font-size-complex="12pt"/>
    </style:style>
    <style:style style:name="T201_4" style:family="text">
      <style:text-properties fo:background-color="#ffffff" fo:color="#222222" fo:font-size="12pt" style:font-size-asian="12pt" style:font-size-complex="12pt"/>
    </style:style>
    <style:style style:name="T201_5" style:family="text">
      <style:text-properties fo:background-color="#ffffff" fo:color="#222222" fo:font-size="12pt" style:font-size-asian="12pt" style:font-size-complex="12pt"/>
    </style:style>
    <style:style style:name="T201_6" style:family="text">
      <style:text-properties fo:background-color="#ffffff" fo:color="#222222" fo:font-size="12pt" style:font-size-asian="12pt" style:font-size-complex="12pt"/>
    </style:style>
    <style:style style:name="T201_7" style:family="text">
      <style:text-properties fo:background-color="#ffffff" fo:color="#222222" fo:font-size="12pt" style:font-size-asian="12pt" style:font-size-complex="12pt"/>
    </style:style>
    <style:style style:name="T201_8" style:family="text">
      <style:text-properties fo:background-color="#ffffff" fo:color="#222222" fo:font-size="12pt" style:font-size-asian="12pt" style:font-size-complex="12pt"/>
    </style:style>
    <style:style style:name="T201_9" style:family="text">
      <style:text-properties fo:background-color="#ffffff" fo:color="#222222" fo:font-size="12pt" style:font-size-asian="12pt" style:font-size-complex="12pt"/>
    </style:style>
    <style:style style:name="T201_10" style:family="text">
      <style:text-properties fo:background-color="#ffffff" fo:color="#222222" fo:font-size="12pt" style:font-size-asian="12pt" style:font-size-complex="12pt"/>
    </style:style>
    <style:style style:name="T201_11" style:family="text">
      <style:text-properties fo:background-color="#ffffff" fo:color="#222222" fo:font-size="12pt" style:font-size-asian="12pt" style:font-size-complex="12pt"/>
    </style:style>
    <style:style style:name="T201_12" style:family="text">
      <style:text-properties fo:background-color="#ffffff" fo:color="#222222" fo:font-size="12pt" style:font-size-asian="12pt" style:font-size-complex="12pt"/>
    </style:style>
    <style:style style:name="T201_13" style:family="text">
      <style:text-properties fo:background-color="#ffffff" fo:color="#222222" fo:font-size="12pt" style:font-size-asian="12pt" style:font-size-complex="12pt"/>
    </style:style>
    <style:style style:name="T201_14" style:family="text">
      <style:text-properties fo:background-color="#ffffff" fo:color="#222222" fo:font-size="12pt" style:font-size-asian="12pt" style:font-size-complex="12pt"/>
    </style:style>
    <style:style style:name="T201_15" style:family="text">
      <style:text-properties fo:background-color="#ffffff" fo:color="#222222" fo:font-size="12pt" style:font-size-asian="12pt" style:font-size-complex="12pt"/>
    </style:style>
    <style:style style:name="T201_16" style:family="text">
      <style:text-properties fo:background-color="#ffffff" fo:color="#222222" fo:font-size="12pt" style:font-size-asian="12pt" style:font-size-complex="12pt"/>
    </style:style>
    <style:style style:name="T201_17" style:family="text">
      <style:text-properties fo:background-color="#ffffff" fo:color="#222222" fo:font-size="12pt" style:font-size-asian="12pt" style:font-size-complex="12pt"/>
    </style:style>
    <style:style style:name="T201_18" style:family="text">
      <style:text-properties fo:background-color="#ffffff" fo:color="#222222" fo:font-size="12pt" style:font-size-asian="12pt" style:font-size-complex="12pt"/>
    </style:style>
    <style:style style:name="T201_19" style:family="text">
      <style:text-properties fo:background-color="#ffffff" fo:color="#222222" fo:font-size="12pt" style:font-size-asian="12pt" style:font-size-complex="12pt"/>
    </style:style>
    <style:style style:name="T201_20" style:family="text">
      <style:text-properties fo:background-color="#ffffff" fo:color="#222222" fo:font-size="12pt" style:font-size-asian="12pt" style:font-size-complex="12pt"/>
    </style:style>
    <style:style style:name="T201_21" style:family="text">
      <style:text-properties fo:background-color="#ffffff" fo:color="#222222" fo:font-size="12pt" style:font-size-asian="12pt" style:font-size-complex="12pt"/>
    </style:style>
    <style:style style:name="T201_22" style:family="text">
      <style:text-properties fo:background-color="#ffffff" fo:color="#222222" fo:font-size="12pt" style:font-size-asian="12pt" style:font-size-complex="12pt"/>
    </style:style>
    <style:style style:name="T201_23" style:family="text">
      <style:text-properties fo:background-color="#ffffff" fo:color="#222222" fo:font-size="12pt" style:font-size-asian="12pt" style:font-size-complex="12pt"/>
    </style:style>
    <style:style style:name="T201_24" style:family="text">
      <style:text-properties fo:background-color="#ffffff" fo:color="#222222" fo:font-size="12pt" style:font-size-asian="12pt" style:font-size-complex="12pt"/>
    </style:style>
    <style:style style:name="T201_25" style:family="text">
      <style:text-properties fo:background-color="#ffffff" fo:color="#222222" fo:font-size="12pt" style:font-size-asian="12pt" style:font-size-complex="12pt"/>
    </style:style>
    <style:style style:name="T201_26" style:family="text">
      <style:text-properties fo:background-color="#ffffff" fo:color="#222222" fo:font-size="12pt" style:font-size-asian="12pt" style:font-size-complex="12pt"/>
    </style:style>
    <style:style style:name="T201_27" style:family="text">
      <style:text-properties fo:background-color="#ffffff" fo:color="#222222" fo:font-size="12pt" style:font-size-asian="12pt" style:font-size-complex="12pt"/>
    </style:style>
    <style:style style:name="T201_28" style:family="text">
      <style:text-properties fo:background-color="#ffffff" fo:color="#222222" fo:font-size="12pt" style:font-size-asian="12pt" style:font-size-complex="12pt"/>
    </style:style>
    <style:style style:name="T201_29" style:family="text">
      <style:text-properties fo:background-color="#ffffff" fo:color="#222222" fo:font-size="12pt" style:font-size-asian="12pt" style:font-size-complex="12pt"/>
    </style:style>
    <style:style style:name="T201_30" style:family="text">
      <style:text-properties fo:background-color="#ffffff" fo:color="#222222" fo:font-size="12pt" style:font-size-asian="12pt" style:font-size-complex="12pt"/>
    </style:style>
    <style:style style:name="T201_31" style:family="text">
      <style:text-properties fo:background-color="#ffffff" fo:color="#222222" fo:font-size="12pt" style:font-size-asian="12pt" style:font-size-complex="12pt"/>
    </style:style>
    <style:style style:name="T201_32" style:family="text">
      <style:text-properties fo:background-color="#ffffff" fo:color="#222222" fo:font-size="12pt" style:font-size-asian="12pt" style:font-size-complex="12pt"/>
    </style:style>
    <style:style style:name="T201_33" style:family="text">
      <style:text-properties fo:background-color="#ffffff" fo:color="#222222" fo:font-size="12pt" style:font-size-asian="12pt" style:font-size-complex="12pt"/>
    </style:style>
    <style:style style:name="T201_34" style:family="text">
      <style:text-properties fo:background-color="#ffffff" fo:color="#222222" fo:font-size="12pt" style:font-size-asian="12pt" style:font-size-complex="12pt"/>
    </style:style>
    <style:style style:name="T201_35" style:family="text">
      <style:text-properties fo:background-color="#ffffff" fo:color="#222222" fo:font-size="12pt" style:font-size-asian="12pt" style:font-size-complex="12pt"/>
    </style:style>
    <style:style style:name="T201_36" style:family="text">
      <style:text-properties fo:background-color="#ffffff" fo:color="#222222" fo:font-size="12pt" style:font-size-asian="12pt" style:font-size-complex="12pt"/>
    </style:style>
    <style:style style:name="T201_37" style:family="text">
      <style:text-properties fo:background-color="#ffffff" fo:color="#222222" fo:font-size="12pt" style:font-size-asian="12pt" style:font-size-complex="12pt"/>
    </style:style>
    <style:style style:name="T201_38" style:family="text">
      <style:text-properties fo:background-color="#ffffff" fo:color="#222222" fo:font-size="12pt" style:font-size-asian="12pt" style:font-size-complex="12pt"/>
    </style:style>
    <style:style style:name="T201_39" style:family="text">
      <style:text-properties fo:background-color="#ffffff" fo:color="#222222" fo:font-size="12pt" style:font-size-asian="12pt" style:font-size-complex="12pt"/>
    </style:style>
    <style:style style:name="T201_40" style:family="text">
      <style:text-properties fo:background-color="#ffffff" fo:color="#222222" fo:font-size="12pt" style:font-size-asian="12pt" style:font-size-complex="12pt"/>
    </style:style>
    <style:style style:name="T201_41" style:family="text">
      <style:text-properties fo:background-color="#ffffff" fo:color="#222222" fo:font-size="12pt" style:font-size-asian="12pt" style:font-size-complex="12pt"/>
    </style:style>
    <style:style style:name="T201_42" style:family="text">
      <style:text-properties fo:background-color="#ffffff" fo:color="#222222" fo:font-size="12pt" style:font-size-asian="12pt" style:font-size-complex="12pt"/>
    </style:style>
    <style:style style:name="T201_43" style:family="text">
      <style:text-properties fo:background-color="#ffffff" fo:color="#222222" fo:font-size="12pt" style:font-size-asian="12pt" style:font-size-complex="12pt"/>
    </style:style>
    <style:style style:name="T201_44" style:family="text">
      <style:text-properties fo:background-color="#ffffff" fo:color="#222222" fo:font-size="12pt" style:font-size-asian="12pt" style:font-size-complex="12pt"/>
    </style:style>
    <style:style style:name="T201_45" style:family="text">
      <style:text-properties fo:background-color="#ffffff" fo:color="#222222" fo:font-size="12pt" style:font-size-asian="12pt" style:font-size-complex="12pt"/>
    </style:style>
    <style:style style:name="T201_46" style:family="text">
      <style:text-properties fo:background-color="#ffffff" fo:color="#222222" fo:font-size="12pt" style:font-size-asian="12pt" style:font-size-complex="12pt"/>
    </style:style>
    <style:style style:name="T201_47" style:family="text">
      <style:text-properties fo:background-color="#ffffff" fo:color="#222222" fo:font-size="12pt" style:font-size-asian="12pt" style:font-size-complex="12pt"/>
    </style:style>
    <style:style style:name="T201_48" style:family="text">
      <style:text-properties fo:background-color="#ffffff" fo:color="#222222" fo:font-size="12pt" style:font-size-asian="12pt" style:font-size-complex="12pt"/>
    </style:style>
    <style:style style:name="T201_49" style:family="text">
      <style:text-properties fo:background-color="#ffffff" fo:color="#222222" fo:font-size="12pt" style:font-size-asian="12pt" style:font-size-complex="12pt"/>
    </style:style>
    <style:style style:name="T201_50" style:family="text">
      <style:text-properties fo:background-color="#ffffff" fo:color="#222222" fo:font-size="12pt" style:font-size-asian="12pt" style:font-size-complex="12pt"/>
    </style:style>
    <style:style style:name="T201_51" style:family="text">
      <style:text-properties fo:background-color="#ffffff" fo:color="#222222" fo:font-size="12pt" style:font-size-asian="12pt" style:font-size-complex="12pt"/>
    </style:style>
    <style:style style:name="T201_52" style:family="text">
      <style:text-properties fo:background-color="#ffffff" fo:color="#222222" fo:font-size="12pt" style:font-size-asian="12pt" style:font-size-complex="12pt"/>
    </style:style>
    <style:style style:name="T201_53" style:family="text">
      <style:text-properties fo:background-color="#ffffff" fo:color="#222222" fo:font-size="12pt" style:font-size-asian="12pt" style:font-size-complex="12pt"/>
    </style:style>
    <style:style style:name="T201_54" style:family="text">
      <style:text-properties fo:background-color="#ffffff" fo:color="#222222" fo:font-size="12pt" style:font-size-asian="12pt" style:font-size-complex="12pt"/>
    </style:style>
    <style:style style:name="T201_55" style:family="text">
      <style:text-properties fo:background-color="#ffffff" fo:color="#222222" fo:font-size="12pt" style:font-size-asian="12pt" style:font-size-complex="12pt"/>
    </style:style>
    <style:style style:name="T201_56" style:family="text">
      <style:text-properties fo:background-color="#ffffff" fo:color="#222222" fo:font-size="12pt" style:font-size-asian="12pt" style:font-size-complex="12pt"/>
    </style:style>
    <style:style style:name="T201_57" style:family="text">
      <style:text-properties fo:background-color="#ffffff" fo:color="#222222" fo:font-size="12pt" style:font-size-asian="12pt" style:font-size-complex="12pt"/>
    </style:style>
    <style:style style:name="T201_58" style:family="text">
      <style:text-properties fo:background-color="#ffffff" fo:color="#222222" fo:font-size="12pt" style:font-size-asian="12pt" style:font-size-complex="12pt"/>
    </style:style>
    <style:style style:name="T201_59" style:family="text">
      <style:text-properties fo:background-color="#ffffff" fo:color="#222222" fo:font-size="12pt" style:font-size-asian="12pt" style:font-size-complex="12pt"/>
    </style:style>
    <style:style style:name="T201_60" style:family="text">
      <style:text-properties fo:background-color="#ffffff" fo:color="#222222" fo:font-size="12pt" style:font-size-asian="12pt" style:font-size-complex="12pt"/>
    </style:style>
    <style:style style:name="T201_61" style:family="text">
      <style:text-properties fo:background-color="#ffffff" fo:color="#222222" fo:font-size="12pt" style:font-size-asian="12pt" style:font-size-complex="12pt"/>
    </style:style>
    <style:style style:name="T201_62" style:family="text">
      <style:text-properties fo:background-color="#ffffff" fo:color="#222222" fo:font-size="12pt" style:font-size-asian="12pt" style:font-size-complex="12pt"/>
    </style:style>
    <style:style style:name="T201_63" style:family="text">
      <style:text-properties fo:background-color="#ffffff" fo:color="#222222" fo:font-size="12pt" style:font-size-asian="12pt" style:font-size-complex="12pt"/>
    </style:style>
    <style:style style:name="T201_64" style:family="text">
      <style:text-properties fo:background-color="#ffffff" fo:color="#222222" fo:font-size="12pt" style:font-size-asian="12pt" style:font-size-complex="12pt"/>
    </style:style>
    <style:style style:name="P20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3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background-color="#ffffff" fo:color="#222222" fo:font-size="12pt" style:font-size-asian="12pt" style:font-size-complex="12pt"/>
    </style:style>
    <style:style style:name="T204_2" style:family="text">
      <style:text-properties fo:background-color="#ffffff" fo:color="#222222" fo:font-size="12pt" style:font-size-asian="12pt" style:font-size-complex="12pt"/>
    </style:style>
    <style:style style:name="T204_3" style:family="text">
      <style:text-properties fo:background-color="#ffffff" fo:color="#222222" fo:font-size="12pt" style:font-size-asian="12pt" style:font-size-complex="12pt"/>
    </style:style>
    <style:style style:name="T204_4" style:family="text">
      <style:text-properties fo:background-color="#ffffff" fo:color="#222222" fo:font-size="12pt" style:font-size-asian="12pt" style:font-size-complex="12pt"/>
    </style:style>
    <style:style style:name="T204_5" style:family="text">
      <style:text-properties fo:background-color="#ffffff" fo:color="#222222" fo:font-size="12pt" style:font-size-asian="12pt" style:font-size-complex="12pt"/>
    </style:style>
    <style:style style:name="T204_6" style:family="text">
      <style:text-properties fo:background-color="#ffffff" fo:color="#222222" fo:font-size="12pt" style:font-size-asian="12pt" style:font-size-complex="12pt"/>
    </style:style>
    <style:style style:name="T204_7" style:family="text">
      <style:text-properties fo:background-color="#ffffff" fo:color="#222222" fo:font-size="12pt" style:font-size-asian="12pt" style:font-size-complex="12pt"/>
    </style:style>
    <style:style style:name="T204_8" style:family="text">
      <style:text-properties fo:background-color="#ffffff" fo:color="#222222" fo:font-size="12pt" style:font-size-asian="12pt" style:font-size-complex="12pt"/>
    </style:style>
    <style:style style:name="T204_9" style:family="text">
      <style:text-properties fo:background-color="#ffffff" fo:color="#222222" fo:font-size="12pt" style:font-size-asian="12pt" style:font-size-complex="12pt"/>
    </style:style>
    <style:style style:name="T204_10" style:family="text">
      <style:text-properties fo:background-color="#ffffff" fo:color="#222222" fo:font-size="12pt" style:font-size-asian="12pt" style:font-size-complex="12pt"/>
    </style:style>
    <style:style style:name="T204_11" style:family="text">
      <style:text-properties fo:background-color="#ffffff" fo:color="#222222" fo:font-size="12pt" style:font-size-asian="12pt" style:font-size-complex="12pt"/>
    </style:style>
    <style:style style:name="T204_12" style:family="text">
      <style:text-properties fo:background-color="#ffffff" fo:color="#222222" fo:font-size="12pt" style:font-size-asian="12pt" style:font-size-complex="12pt"/>
    </style:style>
    <style:style style:name="T204_13" style:family="text">
      <style:text-properties fo:background-color="#ffffff" fo:color="#222222" fo:font-size="12pt" style:font-size-asian="12pt" style:font-size-complex="12pt"/>
    </style:style>
    <style:style style:name="T204_14" style:family="text">
      <style:text-properties fo:background-color="#ffffff" fo:color="#222222" fo:font-size="12pt" style:font-size-asian="12pt" style:font-size-complex="12pt"/>
    </style:style>
    <style:style style:name="T204_15" style:family="text">
      <style:text-properties fo:background-color="#ffffff" fo:color="#222222" fo:font-size="12pt" style:font-size-asian="12pt" style:font-size-complex="12pt"/>
    </style:style>
    <style:style style:name="T204_16" style:family="text">
      <style:text-properties fo:background-color="#ffffff" fo:color="#222222" fo:font-size="12pt" style:font-size-asian="12pt" style:font-size-complex="12pt"/>
    </style:style>
    <style:style style:name="T204_17" style:family="text">
      <style:text-properties fo:background-color="#ffffff" fo:color="#222222" fo:font-size="12pt" style:font-size-asian="12pt" style:font-size-complex="12pt"/>
    </style:style>
    <style:style style:name="T204_18" style:family="text">
      <style:text-properties fo:background-color="#ffffff" fo:color="#222222" fo:font-size="12pt" style:font-size-asian="12pt" style:font-size-complex="12pt"/>
    </style:style>
    <style:style style:name="T204_19" style:family="text">
      <style:text-properties fo:background-color="#ffffff" fo:color="#222222" fo:font-size="12pt" style:font-size-asian="12pt" style:font-size-complex="12pt"/>
    </style:style>
    <style:style style:name="T204_20" style:family="text">
      <style:text-properties fo:background-color="#ffffff" fo:color="#222222" fo:font-size="12pt" style:font-size-asian="12pt" style:font-size-complex="12pt"/>
    </style:style>
    <style:style style:name="T204_21" style:family="text">
      <style:text-properties fo:background-color="#ffffff" fo:color="#222222" fo:font-size="12pt" style:font-size-asian="12pt" style:font-size-complex="12pt"/>
    </style:style>
    <style:style style:name="T204_22" style:family="text">
      <style:text-properties fo:background-color="#ffffff" fo:color="#222222" fo:font-size="12pt" style:font-size-asian="12pt" style:font-size-complex="12pt"/>
    </style:style>
    <style:style style:name="T204_23" style:family="text">
      <style:text-properties fo:background-color="#ffffff" fo:color="#222222" fo:font-size="12pt" style:font-size-asian="12pt" style:font-size-complex="12pt"/>
    </style:style>
    <style:style style:name="T204_24" style:family="text">
      <style:text-properties fo:background-color="#ffffff" fo:color="#222222" fo:font-size="12pt" style:font-size-asian="12pt" style:font-size-complex="12pt"/>
    </style:style>
    <style:style style:name="T204_25" style:family="text">
      <style:text-properties fo:background-color="#ffffff" fo:color="#222222" fo:font-size="12pt" style:font-size-asian="12pt" style:font-size-complex="12pt"/>
    </style:style>
    <style:style style:name="T204_26" style:family="text">
      <style:text-properties fo:background-color="#ffffff" fo:color="#222222" fo:font-size="12pt" style:font-size-asian="12pt" style:font-size-complex="12pt"/>
    </style:style>
    <style:style style:name="T204_27" style:family="text">
      <style:text-properties fo:background-color="#ffffff" fo:color="#222222"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6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background-color="#ffffff" fo:color="#222222" fo:font-size="12pt" style:font-size-asian="12pt" style:font-size-complex="12pt"/>
    </style:style>
    <style:style style:name="T207_2" style:family="text">
      <style:text-properties fo:background-color="#ffffff" fo:color="#222222" fo:font-size="12pt" style:font-size-asian="12pt" style:font-size-complex="12pt"/>
    </style:style>
    <style:style style:name="T207_3" style:family="text">
      <style:text-properties fo:background-color="#ffffff" fo:color="#222222" fo:font-size="12pt" style:font-size-asian="12pt" style:font-size-complex="12pt"/>
    </style:style>
    <style:style style:name="T207_4" style:family="text">
      <style:text-properties fo:background-color="#ffffff" fo:color="#222222" fo:font-size="12pt" style:font-size-asian="12pt" style:font-size-complex="12pt"/>
    </style:style>
    <style:style style:name="T207_5" style:family="text">
      <style:text-properties fo:background-color="#ffffff" fo:color="#222222" fo:font-size="12pt" style:font-size-asian="12pt" style:font-size-complex="12pt"/>
    </style:style>
    <style:style style:name="T207_6" style:family="text">
      <style:text-properties fo:background-color="#ffffff" fo:color="#222222" fo:font-size="12pt" style:font-size-asian="12pt" style:font-size-complex="12pt"/>
    </style:style>
    <style:style style:name="T207_7" style:family="text">
      <style:text-properties fo:background-color="#ffffff" fo:color="#222222" fo:font-size="12pt" style:font-size-asian="12pt" style:font-size-complex="12pt"/>
    </style:style>
    <style:style style:name="T207_8" style:family="text">
      <style:text-properties fo:background-color="#ffffff" fo:color="#222222" fo:font-size="12pt" style:font-size-asian="12pt" style:font-size-complex="12pt"/>
    </style:style>
    <style:style style:name="T207_9" style:family="text">
      <style:text-properties fo:background-color="#ffffff" fo:color="#222222" fo:font-size="12pt" style:font-size-asian="12pt" style:font-size-complex="12pt"/>
    </style:style>
    <style:style style:name="T207_10" style:family="text">
      <style:text-properties fo:background-color="#ffffff" fo:color="#222222" fo:font-size="12pt" style:font-size-asian="12pt" style:font-size-complex="12pt"/>
    </style:style>
    <style:style style:name="T207_11" style:family="text">
      <style:text-properties fo:background-color="#ffffff" fo:color="#222222" fo:font-size="12pt" style:font-size-asian="12pt" style:font-size-complex="12pt"/>
    </style:style>
    <style:style style:name="T207_12" style:family="text">
      <style:text-properties fo:background-color="#ffffff" fo:color="#222222" fo:font-size="12pt" style:font-size-asian="12pt" style:font-size-complex="12pt"/>
    </style:style>
    <style:style style:name="T207_13" style:family="text">
      <style:text-properties fo:background-color="#ffffff" fo:color="#222222" fo:font-size="12pt" style:font-size-asian="12pt" style:font-size-complex="12pt"/>
    </style:style>
    <style:style style:name="T207_14" style:family="text">
      <style:text-properties fo:background-color="#ffffff" fo:color="#222222" fo:font-size="12pt" style:font-size-asian="12pt" style:font-size-complex="12pt"/>
    </style:style>
    <style:style style:name="T207_15" style:family="text">
      <style:text-properties fo:background-color="#ffffff" fo:color="#222222" fo:font-size="12pt" style:font-size-asian="12pt" style:font-size-complex="12pt"/>
    </style:style>
    <style:style style:name="T207_16" style:family="text">
      <style:text-properties fo:background-color="#ffffff" fo:color="#222222" fo:font-size="12pt" style:font-size-asian="12pt" style:font-size-complex="12pt"/>
    </style:style>
    <style:style style:name="T207_17" style:family="text">
      <style:text-properties fo:background-color="#ffffff" fo:color="#222222" fo:font-size="12pt" style:font-size-asian="12pt" style:font-size-complex="12pt"/>
    </style:style>
    <style:style style:name="T207_18" style:family="text">
      <style:text-properties fo:background-color="#ffffff" fo:color="#222222" fo:font-size="12pt" style:font-size-asian="12pt" style:font-size-complex="12pt"/>
    </style:style>
    <style:style style:name="T207_19" style:family="text">
      <style:text-properties fo:background-color="#ffffff" fo:color="#222222" fo:font-size="12pt" style:font-size-asian="12pt" style:font-size-complex="12pt"/>
    </style:style>
    <style:style style:name="T207_20" style:family="text">
      <style:text-properties fo:background-color="#ffffff" fo:color="#222222" fo:font-size="12pt" style:font-size-asian="12pt" style:font-size-complex="12pt"/>
    </style:style>
    <style:style style:name="T207_21" style:family="text">
      <style:text-properties fo:background-color="#ffffff" fo:color="#222222" fo:font-size="12pt" style:font-size-asian="12pt" style:font-size-complex="12pt"/>
    </style:style>
    <style:style style:name="T207_22" style:family="text">
      <style:text-properties fo:background-color="#ffffff" fo:color="#222222" fo:font-size="12pt" style:font-size-asian="12pt" style:font-size-complex="12pt"/>
    </style:style>
    <style:style style:name="T207_23" style:family="text">
      <style:text-properties fo:background-color="#ffffff" fo:color="#222222" fo:font-size="12pt" style:font-size-asian="12pt" style:font-size-complex="12pt"/>
    </style:style>
    <style:style style:name="T207_24" style:family="text">
      <style:text-properties fo:background-color="#ffffff" fo:color="#222222" fo:font-size="12pt" style:font-size-asian="12pt" style:font-size-complex="12pt"/>
    </style:style>
    <style:style style:name="T207_25" style:family="text">
      <style:text-properties fo:background-color="#ffffff" fo:color="#222222" fo:font-size="12pt" style:font-size-asian="12pt" style:font-size-complex="12pt"/>
    </style:style>
    <style:style style:name="T207_26" style:family="text">
      <style:text-properties fo:background-color="#ffffff" fo:color="#222222" fo:font-size="12pt" style:font-size-asian="12pt" style:font-size-complex="12pt"/>
    </style:style>
    <style:style style:name="T207_27" style:family="text">
      <style:text-properties fo:background-color="#ffffff" fo:color="#222222" fo:font-size="12pt" style:font-size-asian="12pt" style:font-size-complex="12pt"/>
    </style:style>
    <style:style style:name="T207_28" style:family="text">
      <style:text-properties fo:background-color="#ffffff" fo:color="#222222" fo:font-size="12pt" style:font-size-asian="12pt" style:font-size-complex="12pt"/>
    </style:style>
    <style:style style:name="T207_29" style:family="text">
      <style:text-properties fo:background-color="#ffffff" fo:color="#222222" fo:font-size="12pt" style:font-size-asian="12pt" style:font-size-complex="12pt"/>
    </style:style>
    <style:style style:name="T207_30" style:family="text">
      <style:text-properties fo:background-color="#ffffff" fo:color="#222222" fo:font-size="12pt" style:font-size-asian="12pt" style:font-size-complex="12pt"/>
    </style:style>
    <style:style style:name="T207_31" style:family="text">
      <style:text-properties fo:background-color="#ffffff" fo:color="#222222" fo:font-size="12pt" style:font-size-asian="12pt" style:font-size-complex="12pt"/>
    </style:style>
    <style:style style:name="T207_32" style:family="text">
      <style:text-properties fo:background-color="#ffffff" fo:color="#222222" fo:font-size="12pt" style:font-size-asian="12pt" style:font-size-complex="12pt"/>
    </style:style>
    <style:style style:name="T207_33" style:family="text">
      <style:text-properties fo:background-color="#ffffff" fo:color="#222222" fo:font-size="12pt" style:font-size-asian="12pt" style:font-size-complex="12pt"/>
    </style:style>
    <style:style style:name="T207_34" style:family="text">
      <style:text-properties fo:background-color="#ffffff" fo:color="#222222" fo:font-size="12pt" style:font-size-asian="12pt" style:font-size-complex="12pt"/>
    </style:style>
    <style:style style:name="T207_35" style:family="text">
      <style:text-properties fo:background-color="#ffffff" fo:color="#222222" fo:font-size="12pt" style:font-size-asian="12pt" style:font-size-complex="12pt"/>
    </style:style>
    <style:style style:name="T207_36" style:family="text">
      <style:text-properties fo:background-color="#ffffff" fo:color="#222222" fo:font-size="12pt" style:font-size-asian="12pt" style:font-size-complex="12pt"/>
    </style:style>
    <style:style style:name="T207_37" style:family="text">
      <style:text-properties fo:background-color="#ffffff" fo:color="#222222" fo:font-size="12pt" style:font-size-asian="12pt" style:font-size-complex="12pt"/>
    </style:style>
    <style:style style:name="T207_38" style:family="text">
      <style:text-properties fo:background-color="#ffffff" fo:color="#222222" fo:font-size="12pt" style:font-size-asian="12pt" style:font-size-complex="12pt"/>
    </style:style>
    <style:style style:name="T207_39" style:family="text">
      <style:text-properties fo:background-color="#ffffff" fo:color="#222222" fo:font-size="12pt" style:font-size-asian="12pt" style:font-size-complex="12pt"/>
    </style:style>
    <style:style style:name="T207_40" style:family="text">
      <style:text-properties fo:background-color="#ffffff" fo:color="#222222" fo:font-size="12pt" style:font-size-asian="12pt" style:font-size-complex="12pt"/>
    </style:style>
    <style:style style:name="T207_41" style:family="text">
      <style:text-properties fo:background-color="#ffffff" fo:color="#222222" fo:font-size="12pt" style:font-size-asian="12pt" style:font-size-complex="12pt"/>
    </style:style>
    <style:style style:name="T207_42" style:family="text">
      <style:text-properties fo:background-color="#ffffff" fo:color="#222222" fo:font-size="12pt" style:font-size-asian="12pt" style:font-size-complex="12pt"/>
    </style:style>
    <style:style style:name="T207_43" style:family="text">
      <style:text-properties fo:background-color="#ffffff" fo:color="#222222" fo:font-size="12pt" style:font-size-asian="12pt" style:font-size-complex="12pt"/>
    </style:style>
    <style:style style:name="T207_44" style:family="text">
      <style:text-properties fo:background-color="#ffffff" fo:color="#222222" fo:font-size="12pt" style:font-size-asian="12pt" style:font-size-complex="12pt"/>
    </style:style>
    <style:style style:name="T207_45" style:family="text">
      <style:text-properties fo:background-color="#ffffff" fo:color="#222222" fo:font-size="12pt" style:font-size-asian="12pt" style:font-size-complex="12pt"/>
    </style:style>
    <style:style style:name="T207_46" style:family="text">
      <style:text-properties fo:background-color="#ffffff" fo:color="#222222" fo:font-size="12pt" style:font-size-asian="12pt" style:font-size-complex="12pt"/>
    </style:style>
    <style:style style:name="T207_47" style:family="text">
      <style:text-properties fo:background-color="#ffffff" fo:color="#222222" fo:font-size="12pt" style:font-size-asian="12pt" style:font-size-complex="12pt"/>
    </style:style>
    <style:style style:name="T207_48" style:family="text">
      <style:text-properties fo:background-color="#ffffff" fo:color="#222222" fo:font-size="12pt" style:font-size-asian="12pt" style:font-size-complex="12pt"/>
    </style:style>
    <style:style style:name="T207_49" style:family="text">
      <style:text-properties fo:background-color="#ffffff" fo:color="#222222" fo:font-size="12pt" style:font-size-asian="12pt" style:font-size-complex="12pt"/>
    </style:style>
    <style:style style:name="T207_50" style:family="text">
      <style:text-properties fo:background-color="#ffffff" fo:color="#222222" fo:font-size="12pt" style:font-size-asian="12pt" style:font-size-complex="12pt"/>
    </style:style>
    <style:style style:name="T207_51" style:family="text">
      <style:text-properties fo:background-color="#ffffff" fo:color="#222222" fo:font-size="12pt" style:font-size-asian="12pt" style:font-size-complex="12pt"/>
    </style:style>
    <style:style style:name="T207_52" style:family="text">
      <style:text-properties fo:background-color="#ffffff" fo:color="#222222" fo:font-size="12pt" style:font-size-asian="12pt" style:font-size-complex="12pt"/>
    </style:style>
    <style:style style:name="T207_53" style:family="text">
      <style:text-properties fo:background-color="#ffffff" fo:color="#222222" fo:font-size="12pt" style:font-size-asian="12pt" style:font-size-complex="12pt"/>
    </style:style>
    <style:style style:name="T207_54" style:family="text">
      <style:text-properties fo:background-color="#ffffff" fo:color="#222222"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 fo:color="#222222" fo:font-size="12pt" style:font-size-asian="12pt" style:font-size-complex="12pt"/>
    </style:style>
    <style:style style:name="T209_2" style:family="text">
      <style:text-properties fo:background-color="#ffffff" fo:color="#222222" fo:font-size="12pt" style:font-size-asian="12pt" style:font-size-complex="12pt"/>
    </style:style>
    <style:style style:name="T209_3" style:family="text">
      <style:text-properties fo:background-color="#ffffff" fo:color="#222222" fo:font-size="12pt" style:font-size-asian="12pt" style:font-size-complex="12pt"/>
    </style:style>
    <style:style style:name="T209_4" style:family="text">
      <style:text-properties fo:background-color="#ffffff" fo:color="#222222" fo:font-size="12pt" style:font-size-asian="12pt" style:font-size-complex="12pt"/>
    </style:style>
    <style:style style:name="T209_5" style:family="text">
      <style:text-properties fo:background-color="#ffffff" fo:color="#222222" fo:font-size="12pt" style:font-size-asian="12pt" style:font-size-complex="12pt"/>
    </style:style>
    <style:style style:name="T209_6" style:family="text">
      <style:text-properties fo:background-color="#ffffff" fo:color="#222222" fo:font-size="12pt" style:font-size-asian="12pt" style:font-size-complex="12pt"/>
    </style:style>
    <style:style style:name="T209_7" style:family="text">
      <style:text-properties fo:background-color="#ffffff" fo:color="#222222" fo:font-size="12pt" style:font-size-asian="12pt" style:font-size-complex="12pt"/>
    </style:style>
    <style:style style:name="T209_8" style:family="text">
      <style:text-properties fo:background-color="#ffffff" fo:color="#222222" fo:font-size="12pt" style:font-size-asian="12pt" style:font-size-complex="12pt"/>
    </style:style>
    <style:style style:name="T209_9" style:family="text">
      <style:text-properties fo:background-color="#ffffff" fo:color="#222222" fo:font-size="12pt" style:font-size-asian="12pt" style:font-size-complex="12pt"/>
    </style:style>
    <style:style style:name="T209_10" style:family="text">
      <style:text-properties fo:background-color="#ffffff" fo:color="#222222" fo:font-size="12pt" style:font-size-asian="12pt" style:font-size-complex="12pt"/>
    </style:style>
    <style:style style:name="T209_11" style:family="text">
      <style:text-properties fo:background-color="#ffffff" fo:color="#222222" fo:font-size="12pt" style:font-size-asian="12pt" style:font-size-complex="12pt"/>
    </style:style>
    <style:style style:name="T209_12" style:family="text">
      <style:text-properties fo:background-color="#ffffff" fo:color="#222222" fo:font-size="12pt" style:font-size-asian="12pt" style:font-size-complex="12pt"/>
    </style:style>
    <style:style style:name="T209_13" style:family="text">
      <style:text-properties fo:background-color="#ffffff" fo:color="#222222" fo:font-size="12pt" style:font-size-asian="12pt" style:font-size-complex="12pt"/>
    </style:style>
    <style:style style:name="T209_14" style:family="text">
      <style:text-properties fo:background-color="#ffffff" fo:color="#222222" fo:font-size="12pt" style:font-size-asian="12pt" style:font-size-complex="12pt"/>
    </style:style>
    <style:style style:name="T209_15" style:family="text">
      <style:text-properties fo:background-color="#ffffff" fo:color="#222222" fo:font-size="12pt" style:font-size-asian="12pt" style:font-size-complex="12pt"/>
    </style:style>
    <style:style style:name="T209_16" style:family="text">
      <style:text-properties fo:background-color="#ffffff" fo:color="#222222" fo:font-size="12pt" style:font-size-asian="12pt" style:font-size-complex="12pt"/>
    </style:style>
    <style:style style:name="T209_17" style:family="text">
      <style:text-properties fo:background-color="#ffffff" fo:color="#222222" fo:font-size="12pt" style:font-size-asian="12pt" style:font-size-complex="12pt"/>
    </style:style>
    <style:style style:name="T209_18" style:family="text">
      <style:text-properties fo:background-color="#ffffff" fo:color="#222222" fo:font-size="12pt" style:font-size-asian="12pt" style:font-size-complex="12pt"/>
    </style:style>
    <style:style style:name="T209_19" style:family="text">
      <style:text-properties fo:background-color="#ffffff" fo:color="#222222" fo:font-size="12pt" style:font-size-asian="12pt" style:font-size-complex="12pt"/>
    </style:style>
    <style:style style:name="T209_20" style:family="text">
      <style:text-properties fo:background-color="#ffffff" fo:color="#222222" fo:font-size="12pt" style:font-size-asian="12pt" style:font-size-complex="12pt"/>
    </style:style>
    <style:style style:name="T209_21" style:family="text">
      <style:text-properties fo:background-color="#ffffff" fo:color="#222222" fo:font-size="12pt" style:font-size-asian="12pt" style:font-size-complex="12pt"/>
    </style:style>
    <style:style style:name="T209_22" style:family="text">
      <style:text-properties fo:background-color="#ffffff" fo:color="#222222" fo:font-size="12pt" style:font-size-asian="12pt" style:font-size-complex="12pt"/>
    </style:style>
    <style:style style:name="T209_23" style:family="text">
      <style:text-properties fo:background-color="#ffffff" fo:color="#222222" fo:font-size="12pt" style:font-size-asian="12pt" style:font-size-complex="12pt"/>
    </style:style>
    <style:style style:name="T209_24" style:family="text">
      <style:text-properties fo:background-color="#ffffff" fo:color="#222222" fo:font-size="12pt" style:font-size-asian="12pt" style:font-size-complex="12pt"/>
    </style:style>
    <style:style style:name="T209_25" style:family="text">
      <style:text-properties fo:background-color="#ffffff" fo:color="#222222" fo:font-size="12pt" style:font-size-asian="12pt" style:font-size-complex="12pt"/>
    </style:style>
    <style:style style:name="T209_26" style:family="text">
      <style:text-properties fo:background-color="#ffffff" fo:color="#222222" fo:font-size="12pt" style:font-size-asian="12pt" style:font-size-complex="12pt"/>
    </style:style>
    <style:style style:name="T209_27" style:family="text">
      <style:text-properties fo:background-color="#ffffff" fo:color="#222222" fo:font-size="12pt" style:font-size-asian="12pt" style:font-size-complex="12pt"/>
    </style:style>
    <style:style style:name="T209_28" style:family="text">
      <style:text-properties fo:background-color="#ffffff" fo:color="#222222" fo:font-size="12pt" style:font-size-asian="12pt" style:font-size-complex="12pt"/>
    </style:style>
    <style:style style:name="T209_29" style:family="text">
      <style:text-properties fo:background-color="#ffffff" fo:color="#222222" fo:font-size="12pt" style:font-size-asian="12pt" style:font-size-complex="12pt"/>
    </style:style>
    <style:style style:name="T209_30" style:family="text">
      <style:text-properties fo:background-color="#ffffff" fo:color="#222222" fo:font-size="12pt" style:font-size-asian="12pt" style:font-size-complex="12pt"/>
    </style:style>
    <style:style style:name="T209_31" style:family="text">
      <style:text-properties fo:background-color="#ffffff" fo:color="#222222" fo:font-size="12pt" style:font-size-asian="12pt" style:font-size-complex="12pt"/>
    </style:style>
    <style:style style:name="T209_32" style:family="text">
      <style:text-properties fo:background-color="#ffffff" fo:color="#222222" fo:font-size="12pt" style:font-size-asian="12pt" style:font-size-complex="12pt"/>
    </style:style>
    <style:style style:name="T209_33" style:family="text">
      <style:text-properties fo:background-color="#ffffff" fo:color="#222222" fo:font-size="12pt" style:font-size-asian="12pt" style:font-size-complex="12pt"/>
    </style:style>
    <style:style style:name="T209_34" style:family="text">
      <style:text-properties fo:background-color="#ffffff" fo:color="#222222" fo:font-size="12pt" style:font-size-asian="12pt" style:font-size-complex="12pt"/>
    </style:style>
    <style:style style:name="T209_35" style:family="text">
      <style:text-properties fo:background-color="#ffffff" fo:color="#222222" fo:font-size="12pt" style:font-size-asian="12pt" style:font-size-complex="12pt"/>
    </style:style>
    <style:style style:name="T209_36" style:family="text">
      <style:text-properties fo:background-color="#ffffff" fo:color="#222222" fo:font-size="12pt" style:font-size-asian="12pt" style:font-size-complex="12pt"/>
    </style:style>
    <style:style style:name="T209_37" style:family="text">
      <style:text-properties fo:background-color="#ffffff" fo:color="#222222" fo:font-size="12pt" style:font-size-asian="12pt" style:font-size-complex="12pt"/>
    </style:style>
    <style:style style:name="T209_38" style:family="text">
      <style:text-properties fo:background-color="#ffffff" fo:color="#222222" fo:font-size="12pt" style:font-size-asian="12pt" style:font-size-complex="12pt"/>
    </style:style>
    <style:style style:name="T209_39" style:family="text">
      <style:text-properties fo:background-color="#ffffff" fo:color="#222222" fo:font-size="12pt" style:font-size-asian="12pt" style:font-size-complex="12pt"/>
    </style:style>
    <style:style style:name="T209_40" style:family="text">
      <style:text-properties fo:background-color="#ffffff" fo:color="#222222" fo:font-size="12pt" style:font-size-asian="12pt" style:font-size-complex="12pt"/>
    </style:style>
    <style:style style:name="T209_41" style:family="text">
      <style:text-properties fo:background-color="#ffffff" fo:color="#222222" fo:font-size="12pt" style:font-size-asian="12pt" style:font-size-complex="12pt"/>
    </style:style>
    <style:style style:name="T209_42" style:family="text">
      <style:text-properties fo:background-color="#ffffff" fo:color="#222222" fo:font-size="12pt" style:font-size-asian="12pt" style:font-size-complex="12pt"/>
    </style:style>
    <style:style style:name="T209_43" style:family="text">
      <style:text-properties fo:background-color="#ffffff" fo:color="#222222" fo:font-size="12pt" style:font-size-asian="12pt" style:font-size-complex="12pt"/>
    </style:style>
    <style:style style:name="T209_44" style:family="text">
      <style:text-properties fo:background-color="#ffffff" fo:color="#222222" fo:font-size="12pt" style:font-size-asian="12pt" style:font-size-complex="12pt"/>
    </style:style>
    <style:style style:name="T209_45" style:family="text">
      <style:text-properties fo:background-color="#ffffff" fo:color="#222222" fo:font-size="12pt" style:font-size-asian="12pt" style:font-size-complex="12pt"/>
    </style:style>
    <style:style style:name="T209_46" style:family="text">
      <style:text-properties fo:background-color="#ffffff" fo:color="#222222" fo:font-size="12pt" style:font-size-asian="12pt" style:font-size-complex="12pt"/>
    </style:style>
    <style:style style:name="T209_47" style:family="text">
      <style:text-properties fo:background-color="#ffffff" fo:color="#222222" fo:font-size="12pt" style:font-size-asian="12pt" style:font-size-complex="12pt"/>
    </style:style>
    <style:style style:name="T209_48" style:family="text">
      <style:text-properties fo:background-color="#ffffff" fo:color="#222222" fo:font-size="12pt" style:font-size-asian="12pt" style:font-size-complex="12pt"/>
    </style:style>
    <style:style style:name="T209_49" style:family="text">
      <style:text-properties fo:background-color="#ffffff" fo:color="#222222" fo:font-size="12pt" style:font-size-asian="12pt" style:font-size-complex="12pt"/>
    </style:style>
    <style:style style:name="T209_50" style:family="text">
      <style:text-properties fo:background-color="#ffffff" fo:color="#222222" fo:font-size="12pt" style:font-size-asian="12pt" style:font-size-complex="12pt"/>
    </style:style>
    <style:style style:name="T209_51" style:family="text">
      <style:text-properties fo:background-color="#ffffff" fo:color="#222222" fo:font-size="12pt" style:font-size-asian="12pt" style:font-size-complex="12pt"/>
    </style:style>
    <style:style style:name="T209_52" style:family="text">
      <style:text-properties fo:background-color="#ffffff" fo:color="#222222" fo:font-size="12pt" style:font-size-asian="12pt" style:font-size-complex="12pt"/>
    </style:style>
    <style:style style:name="T209_53" style:family="text">
      <style:text-properties fo:background-color="#ffffff" fo:color="#222222" fo:font-size="12pt" style:font-size-asian="12pt" style:font-size-complex="12pt"/>
    </style:style>
    <style:style style:name="T209_54" style:family="text">
      <style:text-properties fo:background-color="#ffffff" fo:color="#222222" fo:font-size="12pt" style:font-size-asian="12pt" style:font-size-complex="12pt"/>
    </style:style>
    <style:style style:name="T209_55" style:family="text">
      <style:text-properties fo:background-color="#ffffff" fo:color="#222222" fo:font-size="12pt" style:font-size-asian="12pt" style:font-size-complex="12pt"/>
    </style:style>
    <style:style style:name="T209_56" style:family="text">
      <style:text-properties fo:background-color="#ffffff" fo:color="#222222" fo:font-size="12pt" style:font-size-asian="12pt" style:font-size-complex="12pt"/>
    </style:style>
    <style:style style:name="T209_57" style:family="text">
      <style:text-properties fo:background-color="#ffffff" fo:color="#222222" fo:font-size="12pt" style:font-size-asian="12pt" style:font-size-complex="12pt"/>
    </style:style>
    <style:style style:name="T209_58" style:family="text">
      <style:text-properties fo:background-color="#ffffff" fo:color="#222222"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 fo:color="#222222" fo:font-size="12pt" style:font-size-asian="12pt" style:font-size-complex="12pt"/>
    </style:style>
    <style:style style:name="T211_2" style:family="text">
      <style:text-properties fo:background-color="#ffffff" fo:color="#222222" fo:font-size="12pt" style:font-size-asian="12pt" style:font-size-complex="12pt"/>
    </style:style>
    <style:style style:name="T211_3" style:family="text">
      <style:text-properties fo:background-color="#ffffff" fo:color="#222222" fo:font-size="12pt" style:font-size-asian="12pt" style:font-size-complex="12pt"/>
    </style:style>
    <style:style style:name="T211_4" style:family="text">
      <style:text-properties fo:background-color="#ffffff" fo:color="#222222" fo:font-size="12pt" style:font-size-asian="12pt" style:font-size-complex="12pt"/>
    </style:style>
    <style:style style:name="T211_5" style:family="text">
      <style:text-properties fo:background-color="#ffffff" fo:color="#222222" fo:font-size="12pt" style:font-size-asian="12pt" style:font-size-complex="12pt"/>
    </style:style>
    <style:style style:name="T211_6" style:family="text">
      <style:text-properties fo:background-color="#ffffff" fo:color="#222222" fo:font-size="12pt" style:font-size-asian="12pt" style:font-size-complex="12pt"/>
    </style:style>
    <style:style style:name="T211_7" style:family="text">
      <style:text-properties fo:background-color="#ffffff" fo:color="#222222" fo:font-size="12pt" style:font-size-asian="12pt" style:font-size-complex="12pt"/>
    </style:style>
    <style:style style:name="T211_8" style:family="text">
      <style:text-properties fo:background-color="#ffffff" fo:color="#222222" fo:font-size="12pt" style:font-size-asian="12pt" style:font-size-complex="12pt"/>
    </style:style>
    <style:style style:name="T211_9" style:family="text">
      <style:text-properties fo:background-color="#ffffff" fo:color="#222222" fo:font-size="12pt" style:font-size-asian="12pt" style:font-size-complex="12pt"/>
    </style:style>
    <style:style style:name="T211_10" style:family="text">
      <style:text-properties fo:background-color="#ffffff" fo:color="#222222" fo:font-size="12pt" style:font-size-asian="12pt" style:font-size-complex="12pt"/>
    </style:style>
    <style:style style:name="T211_11" style:family="text">
      <style:text-properties fo:background-color="#ffffff" fo:color="#222222" fo:font-size="12pt" style:font-size-asian="12pt" style:font-size-complex="12pt"/>
    </style:style>
    <style:style style:name="T211_12" style:family="text">
      <style:text-properties fo:background-color="#ffffff" fo:color="#222222" fo:font-size="12pt" style:font-size-asian="12pt" style:font-size-complex="12pt"/>
    </style:style>
    <style:style style:name="T211_13" style:family="text">
      <style:text-properties fo:background-color="#ffffff" fo:color="#222222" fo:font-size="12pt" style:font-size-asian="12pt" style:font-size-complex="12pt"/>
    </style:style>
    <style:style style:name="T211_14" style:family="text">
      <style:text-properties fo:background-color="#ffffff" fo:color="#222222" fo:font-size="12pt" style:font-size-asian="12pt" style:font-size-complex="12pt"/>
    </style:style>
    <style:style style:name="T211_15" style:family="text">
      <style:text-properties fo:background-color="#ffffff" fo:color="#222222" fo:font-size="12pt" style:font-size-asian="12pt" style:font-size-complex="12pt"/>
    </style:style>
    <style:style style:name="T211_16" style:family="text">
      <style:text-properties fo:background-color="#ffffff" fo:color="#222222" fo:font-size="12pt" style:font-size-asian="12pt" style:font-size-complex="12pt"/>
    </style:style>
    <style:style style:name="T211_17" style:family="text">
      <style:text-properties fo:background-color="#ffffff" fo:color="#222222" fo:font-size="12pt" style:font-size-asian="12pt" style:font-size-complex="12pt"/>
    </style:style>
    <style:style style:name="T211_18" style:family="text">
      <style:text-properties fo:background-color="#ffffff" fo:color="#222222" fo:font-size="12pt" style:font-size-asian="12pt" style:font-size-complex="12pt"/>
    </style:style>
    <style:style style:name="T211_19" style:family="text">
      <style:text-properties fo:background-color="#ffffff" fo:color="#222222" fo:font-size="12pt" style:font-size-asian="12pt" style:font-size-complex="12pt"/>
    </style:style>
    <style:style style:name="T211_20" style:family="text">
      <style:text-properties fo:background-color="#ffffff" fo:color="#222222" fo:font-size="12pt" style:font-size-asian="12pt" style:font-size-complex="12pt"/>
    </style:style>
    <style:style style:name="T211_21" style:family="text">
      <style:text-properties fo:background-color="#ffffff" fo:color="#222222" fo:font-size="12pt" style:font-size-asian="12pt" style:font-size-complex="12pt"/>
    </style:style>
    <style:style style:name="T211_22" style:family="text">
      <style:text-properties fo:background-color="#ffffff" fo:color="#222222" fo:font-size="12pt" style:font-size-asian="12pt" style:font-size-complex="12pt"/>
    </style:style>
    <style:style style:name="T211_23" style:family="text">
      <style:text-properties fo:background-color="#ffffff" fo:color="#222222" fo:font-size="12pt" style:font-size-asian="12pt" style:font-size-complex="12pt"/>
    </style:style>
    <style:style style:name="T211_24" style:family="text">
      <style:text-properties fo:background-color="#ffffff" fo:color="#222222" fo:font-size="12pt" style:font-size-asian="12pt" style:font-size-complex="12pt"/>
    </style:style>
    <style:style style:name="T211_25" style:family="text">
      <style:text-properties fo:background-color="#ffffff" fo:color="#222222" fo:font-size="12pt" style:font-size-asian="12pt" style:font-size-complex="12pt"/>
    </style:style>
    <style:style style:name="T211_26" style:family="text">
      <style:text-properties fo:background-color="#ffffff" fo:color="#222222" fo:font-size="12pt" style:font-size-asian="12pt" style:font-size-complex="12pt"/>
    </style:style>
    <style:style style:name="T211_27" style:family="text">
      <style:text-properties fo:background-color="#ffffff" fo:color="#222222" fo:font-size="12pt" style:font-size-asian="12pt" style:font-size-complex="12pt"/>
    </style:style>
    <style:style style:name="T211_28" style:family="text">
      <style:text-properties fo:background-color="#ffffff" fo:color="#222222" fo:font-size="12pt" style:font-size-asian="12pt" style:font-size-complex="12pt"/>
    </style:style>
    <style:style style:name="T211_29" style:family="text">
      <style:text-properties fo:background-color="#ffffff" fo:color="#222222" fo:font-size="12pt" style:font-size-asian="12pt" style:font-size-complex="12pt"/>
    </style:style>
    <style:style style:name="T211_30" style:family="text">
      <style:text-properties fo:background-color="#ffffff" fo:color="#222222" fo:font-size="12pt" style:font-size-asian="12pt" style:font-size-complex="12pt"/>
    </style:style>
    <style:style style:name="P21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background-color="#ffffff" fo:color="#222222" fo:font-size="12pt" style:font-size-asian="12pt" style:font-size-complex="12pt"/>
    </style:style>
    <style:style style:name="T215_2" style:family="text">
      <style:text-properties fo:background-color="#ffffff" fo:color="#222222" fo:font-size="12pt" style:font-size-asian="12pt" style:font-size-complex="12pt"/>
    </style:style>
    <style:style style:name="T215_3" style:family="text">
      <style:text-properties fo:background-color="#ffffff" fo:color="#222222" fo:font-size="12pt" style:font-size-asian="12pt" style:font-size-complex="12pt"/>
    </style:style>
    <style:style style:name="T215_4" style:family="text">
      <style:text-properties fo:background-color="#ffffff" fo:color="#222222" fo:font-size="12pt" style:font-size-asian="12pt" style:font-size-complex="12pt"/>
    </style:style>
    <style:style style:name="T215_5" style:family="text">
      <style:text-properties fo:background-color="#ffffff" fo:color="#222222" fo:font-size="12pt" style:font-size-asian="12pt" style:font-size-complex="12pt"/>
    </style:style>
    <style:style style:name="T215_6" style:family="text">
      <style:text-properties fo:background-color="#ffffff" fo:color="#222222" fo:font-size="12pt" style:font-size-asian="12pt" style:font-size-complex="12pt"/>
    </style:style>
    <style:style style:name="T215_7" style:family="text">
      <style:text-properties fo:background-color="#ffffff" fo:color="#222222" fo:font-size="12pt" style:font-size-asian="12pt" style:font-size-complex="12pt"/>
    </style:style>
    <style:style style:name="T215_8" style:family="text">
      <style:text-properties fo:background-color="#ffffff" fo:color="#222222" fo:font-size="12pt" style:font-size-asian="12pt" style:font-size-complex="12pt"/>
    </style:style>
    <style:style style:name="T215_9" style:family="text">
      <style:text-properties fo:background-color="#ffffff" fo:color="#222222" fo:font-size="12pt" style:font-size-asian="12pt" style:font-size-complex="12pt"/>
    </style:style>
    <style:style style:name="T215_10" style:family="text">
      <style:text-properties fo:background-color="#ffffff" fo:color="#222222" fo:font-size="12pt" style:font-size-asian="12pt" style:font-size-complex="12pt"/>
    </style:style>
    <style:style style:name="T215_11" style:family="text">
      <style:text-properties fo:background-color="#ffffff" fo:color="#222222" fo:font-size="12pt" style:font-size-asian="12pt" style:font-size-complex="12pt"/>
    </style:style>
    <style:style style:name="T215_12" style:family="text">
      <style:text-properties fo:background-color="#ffffff" fo:color="#222222" fo:font-size="12pt" style:font-size-asian="12pt" style:font-size-complex="12pt"/>
    </style:style>
    <style:style style:name="T215_13" style:family="text">
      <style:text-properties fo:background-color="#ffffff" fo:color="#222222" fo:font-size="12pt" style:font-size-asian="12pt" style:font-size-complex="12pt"/>
    </style:style>
    <style:style style:name="T215_14" style:family="text">
      <style:text-properties fo:background-color="#ffffff" fo:color="#222222" fo:font-size="12pt" style:font-size-asian="12pt" style:font-size-complex="12pt"/>
    </style:style>
    <style:style style:name="T215_15" style:family="text">
      <style:text-properties fo:background-color="#ffffff" fo:color="#222222" fo:font-size="12pt" style:font-size-asian="12pt" style:font-size-complex="12pt"/>
    </style:style>
    <style:style style:name="T215_16" style:family="text">
      <style:text-properties fo:background-color="#ffffff" fo:color="#222222" fo:font-size="12pt" style:font-size-asian="12pt" style:font-size-complex="12pt"/>
    </style:style>
    <style:style style:name="T215_17" style:family="text">
      <style:text-properties fo:background-color="#ffffff" fo:color="#222222" fo:font-size="12pt" style:font-size-asian="12pt" style:font-size-complex="12pt"/>
    </style:style>
    <style:style style:name="T215_18" style:family="text">
      <style:text-properties fo:background-color="#ffffff" fo:color="#222222" fo:font-size="12pt" style:font-size-asian="12pt" style:font-size-complex="12pt"/>
    </style:style>
    <style:style style:name="T215_19" style:family="text">
      <style:text-properties fo:background-color="#ffffff" fo:color="#222222" fo:font-size="12pt" style:font-size-asian="12pt" style:font-size-complex="12pt"/>
    </style:style>
    <style:style style:name="T215_20" style:family="text">
      <style:text-properties fo:background-color="#ffffff" fo:color="#222222" fo:font-size="12pt" style:font-size-asian="12pt" style:font-size-complex="12pt"/>
    </style:style>
    <style:style style:name="T215_21" style:family="text">
      <style:text-properties fo:background-color="#ffffff" fo:color="#222222" fo:font-size="12pt" style:font-size-asian="12pt" style:font-size-complex="12pt"/>
    </style:style>
    <style:style style:name="T215_22" style:family="text">
      <style:text-properties fo:background-color="#ffffff" fo:color="#222222" fo:font-size="12pt" style:font-size-asian="12pt" style:font-size-complex="12pt"/>
    </style:style>
    <style:style style:name="T215_23" style:family="text">
      <style:text-properties fo:background-color="#ffffff" fo:color="#222222" fo:font-size="12pt" style:font-size-asian="12pt" style:font-size-complex="12pt"/>
    </style:style>
    <style:style style:name="T215_24" style:family="text">
      <style:text-properties fo:background-color="#ffffff" fo:color="#222222" fo:font-size="12pt" style:font-size-asian="12pt" style:font-size-complex="12pt"/>
    </style:style>
    <style:style style:name="T215_25" style:family="text">
      <style:text-properties fo:background-color="#ffffff" fo:color="#222222" fo:font-size="12pt" style:font-size-asian="12pt" style:font-size-complex="12pt"/>
    </style:style>
    <style:style style:name="T215_26" style:family="text">
      <style:text-properties fo:background-color="#ffffff" fo:color="#222222" fo:font-size="12pt" style:font-size-asian="12pt" style:font-size-complex="12pt"/>
    </style:style>
    <style:style style:name="T215_27" style:family="text">
      <style:text-properties fo:background-color="#ffffff" fo:color="#222222" fo:font-size="12pt" style:font-size-asian="12pt" style:font-size-complex="12pt"/>
    </style:style>
    <style:style style:name="T215_28" style:family="text">
      <style:text-properties fo:background-color="#ffffff" fo:color="#222222" fo:font-size="12pt" style:font-size-asian="12pt" style:font-size-complex="12pt"/>
    </style:style>
    <style:style style:name="T215_29" style:family="text">
      <style:text-properties fo:background-color="#ffffff" fo:color="#222222" fo:font-size="12pt" style:font-size-asian="12pt" style:font-size-complex="12pt"/>
    </style:style>
    <style:style style:name="T215_30" style:family="text">
      <style:text-properties fo:background-color="#ffffff" fo:color="#222222" fo:font-size="12pt" style:font-size-asian="12pt" style:font-size-complex="12pt"/>
    </style:style>
    <style:style style:name="T215_31" style:family="text">
      <style:text-properties fo:background-color="#ffffff" fo:color="#222222" fo:font-size="12pt" style:font-size-asian="12pt" style:font-size-complex="12pt"/>
    </style:style>
    <style:style style:name="T215_32" style:family="text">
      <style:text-properties fo:background-color="#ffffff" fo:color="#222222" fo:font-size="12pt" style:font-size-asian="12pt" style:font-size-complex="12pt"/>
    </style:style>
    <style:style style:name="T215_33" style:family="text">
      <style:text-properties fo:background-color="#ffffff" fo:color="#222222" fo:font-size="12pt" style:font-size-asian="12pt" style:font-size-complex="12pt"/>
    </style:style>
    <style:style style:name="T215_34" style:family="text">
      <style:text-properties fo:background-color="#ffffff" fo:color="#222222" fo:font-size="12pt" style:font-size-asian="12pt" style:font-size-complex="12pt"/>
    </style:style>
    <style:style style:name="T215_35" style:family="text">
      <style:text-properties fo:background-color="#ffffff" fo:color="#222222" fo:font-size="12pt" style:font-size-asian="12pt" style:font-size-complex="12pt"/>
    </style:style>
    <style:style style:name="T215_36" style:family="text">
      <style:text-properties fo:background-color="#ffffff" fo:color="#222222" fo:font-size="12pt" style:font-size-asian="12pt" style:font-size-complex="12pt"/>
    </style:style>
    <style:style style:name="T215_37" style:family="text">
      <style:text-properties fo:background-color="#ffffff" fo:color="#222222" fo:font-size="12pt" style:font-size-asian="12pt" style:font-size-complex="12pt"/>
    </style:style>
    <style:style style:name="T215_38" style:family="text">
      <style:text-properties fo:background-color="#ffffff" fo:color="#222222" fo:font-size="12pt" style:font-size-asian="12pt" style:font-size-complex="12pt"/>
    </style:style>
    <style:style style:name="T215_39" style:family="text">
      <style:text-properties fo:background-color="#ffffff" fo:color="#222222" fo:font-size="12pt" style:font-size-asian="12pt" style:font-size-complex="12pt"/>
    </style:style>
    <style:style style:name="T215_40" style:family="text">
      <style:text-properties fo:background-color="#ffffff" fo:color="#222222" fo:font-size="12pt" style:font-size-asian="12pt" style:font-size-complex="12pt"/>
    </style:style>
    <style:style style:name="T215_41" style:family="text">
      <style:text-properties fo:background-color="#ffffff" fo:color="#222222" fo:font-size="12pt" style:font-size-asian="12pt" style:font-size-complex="12pt"/>
    </style:style>
    <style:style style:name="T215_42" style:family="text">
      <style:text-properties fo:background-color="#ffffff" fo:color="#222222" fo:font-size="12pt" style:font-size-asian="12pt" style:font-size-complex="12pt"/>
    </style:style>
    <style:style style:name="T215_43" style:family="text">
      <style:text-properties fo:background-color="#ffffff" fo:color="#222222" fo:font-size="12pt" style:font-size-asian="12pt" style:font-size-complex="12pt"/>
    </style:style>
    <style:style style:name="T215_44" style:family="text">
      <style:text-properties fo:background-color="#ffffff" fo:color="#222222" fo:font-size="12pt" style:font-size-asian="12pt" style:font-size-complex="12pt"/>
    </style:style>
    <style:style style:name="T215_45" style:family="text">
      <style:text-properties fo:background-color="#ffffff" fo:color="#222222" fo:font-size="12pt" style:font-size-asian="12pt" style:font-size-complex="12pt"/>
    </style:style>
    <style:style style:name="T215_46" style:family="text">
      <style:text-properties fo:background-color="#ffffff" fo:color="#222222" fo:font-size="12pt" style:font-size-asian="12pt" style:font-size-complex="12pt"/>
    </style:style>
    <style:style style:name="T215_47" style:family="text">
      <style:text-properties fo:background-color="#ffffff" fo:color="#222222" fo:font-size="12pt" style:font-size-asian="12pt" style:font-size-complex="12pt"/>
    </style:style>
    <style:style style:name="T215_48" style:family="text">
      <style:text-properties fo:background-color="#ffffff" fo:color="#222222" fo:font-size="12pt" style:font-size-asian="12pt" style:font-size-complex="12pt"/>
    </style:style>
    <style:style style:name="T215_49" style:family="text">
      <style:text-properties fo:background-color="#ffffff" fo:color="#222222" fo:font-size="12pt" style:font-size-asian="12pt" style:font-size-complex="12pt"/>
    </style:style>
    <style:style style:name="T215_50" style:family="text">
      <style:text-properties fo:background-color="#ffffff" fo:color="#222222" fo:font-size="12pt" style:font-size-asian="12pt" style:font-size-complex="12pt"/>
    </style:style>
    <style:style style:name="T215_51" style:family="text">
      <style:text-properties fo:background-color="#ffffff" fo:color="#222222" fo:font-size="12pt" style:font-size-asian="12pt" style:font-size-complex="12pt"/>
    </style:style>
    <style:style style:name="T215_52" style:family="text">
      <style:text-properties fo:background-color="#ffffff" fo:color="#222222" fo:font-size="12pt" style:font-size-asian="12pt" style:font-size-complex="12pt"/>
    </style:style>
    <style:style style:name="T215_53" style:family="text">
      <style:text-properties fo:background-color="#ffffff" fo:color="#222222" fo:font-size="12pt" style:font-size-asian="12pt" style:font-size-complex="12pt"/>
    </style:style>
    <style:style style:name="T215_54" style:family="text">
      <style:text-properties fo:background-color="#ffffff" fo:color="#222222" fo:font-size="12pt" style:font-size-asian="12pt" style:font-size-complex="12pt"/>
    </style:style>
    <style:style style:name="T215_55" style:family="text">
      <style:text-properties fo:background-color="#ffffff" fo:color="#222222" fo:font-size="12pt" style:font-size-asian="12pt" style:font-size-complex="12pt"/>
    </style:style>
    <style:style style:name="T215_56" style:family="text">
      <style:text-properties fo:background-color="#ffffff" fo:color="#222222" fo:font-size="12pt" style:font-size-asian="12pt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background-color="#ffffff" fo:color="#222222" fo:font-size="12pt" style:font-size-asian="12pt" style:font-size-complex="12pt"/>
    </style:style>
    <style:style style:name="T216_2" style:family="text">
      <style:text-properties fo:background-color="#ffffff" fo:color="#222222" fo:font-size="12pt" style:font-size-asian="12pt" style:font-size-complex="12pt"/>
    </style:style>
    <style:style style:name="T216_3" style:family="text">
      <style:text-properties fo:background-color="#ffffff" fo:color="#222222" fo:font-size="12pt" style:font-size-asian="12pt" style:font-size-complex="12pt"/>
    </style:style>
    <style:style style:name="T216_4" style:family="text">
      <style:text-properties fo:background-color="#ffffff" fo:color="#222222" fo:font-size="12pt" style:font-size-asian="12pt" style:font-size-complex="12pt"/>
    </style:style>
    <style:style style:name="T216_5" style:family="text">
      <style:text-properties fo:background-color="#ffffff" fo:color="#222222" fo:font-size="12pt" style:font-size-asian="12pt" style:font-size-complex="12pt"/>
    </style:style>
    <style:style style:name="T216_6" style:family="text">
      <style:text-properties fo:background-color="#ffffff" fo:color="#222222" fo:font-size="12pt" style:font-size-asian="12pt" style:font-size-complex="12pt"/>
    </style:style>
    <style:style style:name="T216_7" style:family="text">
      <style:text-properties fo:background-color="#ffffff" fo:color="#222222" fo:font-size="12pt" style:font-size-asian="12pt" style:font-size-complex="12pt"/>
    </style:style>
    <style:style style:name="T216_8" style:family="text">
      <style:text-properties fo:background-color="#ffffff" fo:color="#222222" fo:font-size="12pt" style:font-size-asian="12pt" style:font-size-complex="12pt"/>
    </style:style>
    <style:style style:name="T216_9" style:family="text">
      <style:text-properties fo:background-color="#ffffff" fo:color="#222222" fo:font-size="12pt" style:font-size-asian="12pt" style:font-size-complex="12pt"/>
    </style:style>
    <style:style style:name="T216_10" style:family="text">
      <style:text-properties fo:background-color="#ffffff" fo:color="#222222" fo:font-size="12pt" style:font-size-asian="12pt" style:font-size-complex="12pt"/>
    </style:style>
    <style:style style:name="T216_11" style:family="text">
      <style:text-properties fo:background-color="#ffffff" fo:color="#222222" fo:font-size="12pt" style:font-size-asian="12pt" style:font-size-complex="12pt"/>
    </style:style>
    <style:style style:name="T216_12" style:family="text">
      <style:text-properties fo:background-color="#ffffff" fo:color="#222222" fo:font-size="12pt" style:font-size-asian="12pt" style:font-size-complex="12pt"/>
    </style:style>
    <style:style style:name="T216_13" style:family="text">
      <style:text-properties fo:background-color="#ffffff" fo:color="#222222" fo:font-size="12pt" style:font-size-asian="12pt" style:font-size-complex="12pt"/>
    </style:style>
    <style:style style:name="T216_14" style:family="text">
      <style:text-properties fo:background-color="#ffffff" fo:color="#222222" fo:font-size="12pt" style:font-size-asian="12pt" style:font-size-complex="12pt"/>
    </style:style>
    <style:style style:name="T216_15" style:family="text">
      <style:text-properties fo:background-color="#ffffff" fo:color="#222222" fo:font-size="12pt" style:font-size-asian="12pt" style:font-size-complex="12pt"/>
    </style:style>
    <style:style style:name="T216_16" style:family="text">
      <style:text-properties fo:background-color="#ffffff" fo:color="#222222" fo:font-size="12pt" style:font-size-asian="12pt" style:font-size-complex="12pt"/>
    </style:style>
    <style:style style:name="T216_17" style:family="text">
      <style:text-properties fo:background-color="#ffffff" fo:color="#222222" fo:font-size="12pt" style:font-size-asian="12pt" style:font-size-complex="12pt"/>
    </style:style>
    <style:style style:name="T216_18" style:family="text">
      <style:text-properties fo:background-color="#ffffff" fo:color="#222222" fo:font-size="12pt" style:font-size-asian="12pt" style:font-size-complex="12pt"/>
    </style:style>
    <style:style style:name="T216_19" style:family="text">
      <style:text-properties fo:background-color="#ffffff" fo:color="#222222" fo:font-size="12pt" style:font-size-asian="12pt" style:font-size-complex="12pt"/>
    </style:style>
    <style:style style:name="T216_20" style:family="text">
      <style:text-properties fo:background-color="#ffffff" fo:color="#222222" fo:font-size="12pt" style:font-size-asian="12pt" style:font-size-complex="12pt"/>
    </style:style>
    <style:style style:name="T216_21" style:family="text">
      <style:text-properties fo:background-color="#ffffff" fo:color="#222222" fo:font-size="12pt" style:font-size-asian="12pt" style:font-size-complex="12pt"/>
    </style:style>
    <style:style style:name="T216_22" style:family="text">
      <style:text-properties fo:background-color="#ffffff" fo:color="#222222" fo:font-size="12pt" style:font-size-asian="12pt" style:font-size-complex="12pt"/>
    </style:style>
    <style:style style:name="T216_23" style:family="text">
      <style:text-properties fo:background-color="#ffffff" fo:color="#222222" fo:font-size="12pt" style:font-size-asian="12pt" style:font-size-complex="12pt"/>
    </style:style>
    <style:style style:name="T216_24" style:family="text">
      <style:text-properties fo:background-color="#ffffff" fo:color="#222222" fo:font-size="12pt" style:font-size-asian="12pt" style:font-size-complex="12pt"/>
    </style:style>
    <style:style style:name="T216_25" style:family="text">
      <style:text-properties fo:background-color="#ffffff" fo:color="#222222" fo:font-size="12pt" style:font-size-asian="12pt" style:font-size-complex="12pt"/>
    </style:style>
    <style:style style:name="T216_26" style:family="text">
      <style:text-properties fo:background-color="#ffffff" fo:color="#222222" fo:font-size="12pt" style:font-size-asian="12pt" style:font-size-complex="12pt"/>
    </style:style>
    <style:style style:name="T216_27" style:family="text">
      <style:text-properties fo:background-color="#ffffff" fo:color="#222222" fo:font-size="12pt" style:font-size-asian="12pt" style:font-size-complex="12pt"/>
    </style:style>
    <style:style style:name="T216_28" style:family="text">
      <style:text-properties fo:background-color="#ffffff" fo:color="#222222" fo:font-size="12pt" style:font-size-asian="12pt" style:font-size-complex="12pt"/>
    </style:style>
    <style:style style:name="T216_29" style:family="text">
      <style:text-properties fo:background-color="#ffffff" fo:color="#222222" fo:font-size="12pt" style:font-size-asian="12pt" style:font-size-complex="12pt"/>
    </style:style>
    <style:style style:name="T216_30" style:family="text">
      <style:text-properties fo:background-color="#ffffff" fo:color="#222222" fo:font-size="12pt" style:font-size-asian="12pt" style:font-size-complex="12pt"/>
    </style:style>
    <style:style style:name="T216_31" style:family="text">
      <style:text-properties fo:background-color="#ffffff" fo:color="#222222" fo:font-size="12pt" style:font-size-asian="12pt" style:font-size-complex="12pt"/>
    </style:style>
    <style:style style:name="T216_32" style:family="text">
      <style:text-properties fo:background-color="#ffffff" fo:color="#222222" fo:font-size="12pt" style:font-size-asian="12pt" style:font-size-complex="12pt"/>
    </style:style>
    <style:style style:name="T216_33" style:family="text">
      <style:text-properties fo:background-color="#ffffff" fo:color="#222222" fo:font-size="12pt" style:font-size-asian="12pt" style:font-size-complex="12pt"/>
    </style:style>
    <style:style style:name="T216_34" style:family="text">
      <style:text-properties fo:background-color="#ffffff" fo:color="#222222" fo:font-size="12pt" style:font-size-asian="12pt" style:font-size-complex="12pt"/>
    </style:style>
    <style:style style:name="T216_35" style:family="text">
      <style:text-properties fo:background-color="#ffffff" fo:color="#222222" fo:font-size="12pt" style:font-size-asian="12pt" style:font-size-complex="12pt"/>
    </style:style>
    <style:style style:name="T216_36" style:family="text">
      <style:text-properties fo:background-color="#ffffff" fo:color="#222222" fo:font-size="12pt" style:font-size-asian="12pt" style:font-size-complex="12pt"/>
    </style:style>
    <style:style style:name="T216_37" style:family="text">
      <style:text-properties fo:background-color="#ffffff" fo:color="#222222" fo:font-size="12pt" style:font-size-asian="12pt" style:font-size-complex="12pt"/>
    </style:style>
    <style:style style:name="T216_38" style:family="text">
      <style:text-properties fo:background-color="#ffffff" fo:color="#222222" fo:font-size="12pt" style:font-size-asian="12pt" style:font-size-complex="12pt"/>
    </style:style>
    <style:style style:name="T216_39" style:family="text">
      <style:text-properties fo:background-color="#ffffff" fo:color="#222222" fo:font-size="12pt" style:font-size-asian="12pt" style:font-size-complex="12pt"/>
    </style:style>
    <style:style style:name="T216_40" style:family="text">
      <style:text-properties fo:background-color="#ffffff" fo:color="#222222" fo:font-size="12pt" style:font-size-asian="12pt" style:font-size-complex="12pt"/>
    </style:style>
    <style:style style:name="T216_41" style:family="text">
      <style:text-properties fo:background-color="#ffffff" fo:color="#222222" fo:font-size="12pt" style:font-size-asian="12pt" style:font-size-complex="12pt"/>
    </style:style>
    <style:style style:name="T216_42" style:family="text">
      <style:text-properties fo:background-color="#ffffff" fo:color="#222222" fo:font-size="12pt" style:font-size-asian="12pt" style:font-size-complex="12pt"/>
    </style:style>
    <style:style style:name="T216_43" style:family="text">
      <style:text-properties fo:background-color="#ffffff" fo:color="#222222" fo:font-size="12pt" style:font-size-asian="12pt" style:font-size-complex="12pt"/>
    </style:style>
    <style:style style:name="T216_44" style:family="text">
      <style:text-properties fo:background-color="#ffffff" fo:color="#222222" fo:font-size="12pt" style:font-size-asian="12pt" style:font-size-complex="12pt"/>
    </style:style>
    <style:style style:name="T216_45" style:family="text">
      <style:text-properties fo:background-color="#ffffff" fo:color="#222222" fo:font-size="12pt" style:font-size-asian="12pt" style:font-size-complex="12pt"/>
    </style:style>
    <style:style style:name="T216_46" style:family="text">
      <style:text-properties fo:background-color="#ffffff" fo:color="#222222" fo:font-size="12pt" style:font-size-asian="12pt" style:font-size-complex="12pt"/>
    </style:style>
    <style:style style:name="T216_47" style:family="text">
      <style:text-properties fo:background-color="#ffffff" fo:color="#222222" fo:font-size="12pt" style:font-size-asian="12pt" style:font-size-complex="12pt"/>
    </style:style>
    <style:style style:name="T216_48" style:family="text">
      <style:text-properties fo:background-color="#ffffff" fo:color="#222222" fo:font-size="12pt" style:font-size-asian="12pt" style:font-size-complex="12pt"/>
    </style:style>
    <style:style style:name="T216_49" style:family="text">
      <style:text-properties fo:background-color="#ffffff" fo:color="#222222" fo:font-size="12pt" style:font-size-asian="12pt" style:font-size-complex="12pt"/>
    </style:style>
    <style:style style:name="T216_50" style:family="text">
      <style:text-properties fo:background-color="#ffffff" fo:color="#222222" fo:font-size="12pt" style:font-size-asian="12pt" style:font-size-complex="12pt"/>
    </style:style>
    <style:style style:name="T216_51" style:family="text">
      <style:text-properties fo:background-color="#ffffff" fo:color="#222222" fo:font-size="12pt" style:font-size-asian="12pt" style:font-size-complex="12pt"/>
    </style:style>
    <style:style style:name="T216_52" style:family="text">
      <style:text-properties fo:background-color="#ffffff" fo:color="#222222" fo:font-size="12pt" style:font-size-asian="12pt" style:font-size-complex="12pt"/>
    </style:style>
    <style:style style:name="T216_53" style:family="text">
      <style:text-properties fo:background-color="#ffffff" fo:color="#222222" fo:font-size="12pt" style:font-size-asian="12pt" style:font-size-complex="12pt"/>
    </style:style>
    <style:style style:name="T216_54" style:family="text">
      <style:text-properties fo:background-color="#ffffff" fo:color="#222222" fo:font-size="12pt" style:font-size-asian="12pt" style:font-size-complex="12pt"/>
    </style:style>
    <style:style style:name="T216_55" style:family="text">
      <style:text-properties fo:background-color="#ffffff" fo:color="#222222" fo:font-size="12pt" style:font-size-asian="12pt" style:font-size-complex="12pt"/>
    </style:style>
    <style:style style:name="T216_56" style:family="text">
      <style:text-properties fo:background-color="#ffffff" fo:color="#222222" fo:font-size="12pt" style:font-size-asian="12pt" style:font-size-complex="12pt"/>
    </style:style>
    <style:style style:name="T216_57" style:family="text">
      <style:text-properties fo:background-color="#ffffff" fo:color="#222222" fo:font-size="12pt" style:font-size-asian="12pt" style:font-size-complex="12pt"/>
    </style:style>
    <style:style style:name="T216_58" style:family="text">
      <style:text-properties fo:background-color="#ffffff" fo:color="#222222" fo:font-size="12pt" style:font-size-asian="12pt" style:font-size-complex="12pt"/>
    </style:style>
    <style:style style:name="T216_59" style:family="text">
      <style:text-properties fo:background-color="#ffffff" fo:color="#222222" fo:font-size="12pt" style:font-size-asian="12pt" style:font-size-complex="12pt"/>
    </style:style>
    <style:style style:name="T216_60" style:family="text">
      <style:text-properties fo:background-color="#ffffff" fo:color="#222222" fo:font-size="12pt" style:font-size-asian="12pt" style:font-size-complex="12pt"/>
    </style:style>
    <style:style style:name="T216_61" style:family="text">
      <style:text-properties fo:background-color="#ffffff" fo:color="#222222" fo:font-size="12pt" style:font-size-asian="12pt" style:font-size-complex="12pt"/>
    </style:style>
    <style:style style:name="T216_62" style:family="text">
      <style:text-properties fo:background-color="#ffffff" fo:color="#222222" fo:font-size="12pt" style:font-size-asian="12pt" style:font-size-complex="12pt"/>
    </style:style>
    <style:style style:name="T216_63" style:family="text">
      <style:text-properties fo:background-color="#ffffff" fo:color="#222222" fo:font-size="12pt" style:font-size-asian="12pt" style:font-size-complex="12pt"/>
    </style:style>
    <style:style style:name="T216_64" style:family="text">
      <style:text-properties fo:background-color="#ffffff" fo:color="#222222" fo:font-size="12pt" style:font-size-asian="12pt" style:font-size-complex="12pt"/>
    </style:style>
    <style:style style:name="T216_65" style:family="text">
      <style:text-properties fo:background-color="#ffffff" fo:color="#222222" fo:font-size="12pt" style:font-size-asian="12pt" style:font-size-complex="12pt"/>
    </style:style>
    <style:style style:name="T216_66" style:family="text">
      <style:text-properties fo:background-color="#ffffff" fo:color="#222222" fo:font-size="12pt" style:font-size-asian="12pt" style:font-size-complex="12pt"/>
    </style:style>
    <style:style style:name="T216_67" style:family="text">
      <style:text-properties fo:background-color="#ffffff" fo:color="#222222" fo:font-size="12pt" style:font-size-asian="12pt" style:font-size-complex="12pt"/>
    </style:style>
    <style:style style:name="T216_68" style:family="text">
      <style:text-properties fo:background-color="#ffffff" fo:color="#222222" fo:font-size="12pt" style:font-size-asian="12pt" style:font-size-complex="12pt"/>
    </style:style>
    <style:style style:name="T216_69" style:family="text">
      <style:text-properties fo:background-color="#ffffff" fo:color="#222222" fo:font-size="12pt" style:font-size-asian="12pt" style:font-size-complex="12pt"/>
    </style:style>
    <style:style style:name="T216_70" style:family="text">
      <style:text-properties fo:background-color="#ffffff" fo:color="#222222" fo:font-size="12pt" style:font-size-asian="12pt" style:font-size-complex="12pt"/>
    </style:style>
    <style:style style:name="T216_71" style:family="text">
      <style:text-properties fo:background-color="#ffffff" fo:color="#222222" fo:font-size="12pt" style:font-size-asian="12pt" style:font-size-complex="12pt"/>
    </style:style>
    <style:style style:name="T216_72" style:family="text">
      <style:text-properties fo:background-color="#ffffff" fo:color="#222222" fo:font-size="12pt" style:font-size-asian="12pt" style:font-size-complex="12pt"/>
    </style:style>
    <style:style style:name="T216_73" style:family="text">
      <style:text-properties fo:background-color="#ffffff" fo:color="#222222" fo:font-size="12pt" style:font-size-asian="12pt" style:font-size-complex="12pt"/>
    </style:style>
    <style:style style:name="T216_74" style:family="text">
      <style:text-properties fo:background-color="#ffffff" fo:color="#222222" fo:font-size="12pt" style:font-size-asian="12pt" style:font-size-complex="12pt"/>
    </style:style>
    <style:style style:name="T216_75" style:family="text">
      <style:text-properties fo:background-color="#ffffff" fo:color="#222222" fo:font-size="12pt" style:font-size-asian="12pt" style:font-size-complex="12pt"/>
    </style:style>
    <style:style style:name="T216_76" style:family="text">
      <style:text-properties fo:background-color="#ffffff" fo:color="#222222" fo:font-size="12pt" style:font-size-asian="12pt" style:font-size-complex="12pt"/>
    </style:style>
    <style:style style:name="P21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background-color="#ffffff" fo:color="#222222" fo:font-size="12pt" style:font-size-asian="12pt" style:font-size-complex="12pt"/>
    </style:style>
    <style:style style:name="T222_2" style:family="text">
      <style:text-properties fo:background-color="#ffffff" fo:color="#222222" fo:font-size="12pt" style:font-size-asian="12pt" style:font-size-complex="12pt"/>
    </style:style>
    <style:style style:name="T222_3" style:family="text">
      <style:text-properties fo:background-color="#ffffff" fo:color="#222222" fo:font-size="12pt" style:font-size-asian="12pt" style:font-size-complex="12pt"/>
    </style:style>
    <style:style style:name="T222_4" style:family="text">
      <style:text-properties fo:background-color="#ffffff" fo:color="#222222" fo:font-size="12pt" style:font-size-asian="12pt" style:font-size-complex="12pt"/>
    </style:style>
    <style:style style:name="T222_5" style:family="text">
      <style:text-properties fo:background-color="#ffffff" fo:color="#222222" fo:font-size="12pt" style:font-size-asian="12pt" style:font-size-complex="12pt"/>
    </style:style>
    <style:style style:name="T222_6" style:family="text">
      <style:text-properties fo:background-color="#ffffff" fo:color="#222222" fo:font-size="12pt" style:font-size-asian="12pt" style:font-size-complex="12pt"/>
    </style:style>
    <style:style style:name="T222_7" style:family="text">
      <style:text-properties fo:background-color="#ffffff" fo:color="#222222" fo:font-size="12pt" style:font-size-asian="12pt" style:font-size-complex="12pt"/>
    </style:style>
    <style:style style:name="T222_8" style:family="text">
      <style:text-properties fo:background-color="#ffffff" fo:color="#222222" fo:font-size="12pt" style:font-size-asian="12pt" style:font-size-complex="12pt"/>
    </style:style>
    <style:style style:name="T222_9" style:family="text">
      <style:text-properties fo:background-color="#ffffff" fo:color="#222222" fo:font-size="12pt" style:font-size-asian="12pt" style:font-size-complex="12pt"/>
    </style:style>
    <style:style style:name="T222_10" style:family="text">
      <style:text-properties fo:background-color="#ffffff" fo:color="#222222" fo:font-size="12pt" style:font-size-asian="12pt" style:font-size-complex="12pt"/>
    </style:style>
    <style:style style:name="T222_11" style:family="text">
      <style:text-properties fo:background-color="#ffffff" fo:color="#222222" fo:font-size="12pt" style:font-size-asian="12pt" style:font-size-complex="12pt"/>
    </style:style>
    <style:style style:name="T222_12" style:family="text">
      <style:text-properties fo:background-color="#ffffff" fo:color="#222222" fo:font-size="12pt" style:font-size-asian="12pt" style:font-size-complex="12pt"/>
    </style:style>
    <style:style style:name="T222_13" style:family="text">
      <style:text-properties fo:background-color="#ffffff" fo:color="#222222" fo:font-size="12pt" style:font-size-asian="12pt" style:font-size-complex="12pt"/>
    </style:style>
    <style:style style:name="T222_14" style:family="text">
      <style:text-properties fo:background-color="#ffffff" fo:color="#222222" fo:font-size="12pt" style:font-size-asian="12pt" style:font-size-complex="12pt"/>
    </style:style>
    <style:style style:name="T222_15" style:family="text">
      <style:text-properties fo:background-color="#ffffff" fo:color="#222222" fo:font-size="12pt" style:font-size-asian="12pt" style:font-size-complex="12pt"/>
    </style:style>
    <style:style style:name="T222_16" style:family="text">
      <style:text-properties fo:background-color="#ffffff" fo:color="#222222" fo:font-size="12pt" style:font-size-asian="12pt" style:font-size-complex="12pt"/>
    </style:style>
    <style:style style:name="T222_17" style:family="text">
      <style:text-properties fo:background-color="#ffffff" fo:color="#222222" fo:font-size="12pt" style:font-size-asian="12pt" style:font-size-complex="12pt"/>
    </style:style>
    <style:style style:name="T222_18" style:family="text">
      <style:text-properties fo:background-color="#ffffff" fo:color="#222222" fo:font-size="12pt" style:font-size-asian="12pt" style:font-size-complex="12pt"/>
    </style:style>
    <style:style style:name="T222_19" style:family="text">
      <style:text-properties fo:background-color="#ffffff" fo:color="#222222" fo:font-size="12pt" style:font-size-asian="12pt" style:font-size-complex="12pt"/>
    </style:style>
    <style:style style:name="T222_20" style:family="text">
      <style:text-properties fo:background-color="#ffffff" fo:color="#222222" fo:font-size="12pt" style:font-size-asian="12pt" style:font-size-complex="12pt"/>
    </style:style>
    <style:style style:name="T222_21" style:family="text">
      <style:text-properties fo:background-color="#ffffff" fo:color="#222222" fo:font-size="12pt" style:font-size-asian="12pt" style:font-size-complex="12pt"/>
    </style:style>
    <style:style style:name="T222_22" style:family="text">
      <style:text-properties fo:background-color="#ffffff" fo:color="#222222" fo:font-size="12pt" style:font-size-asian="12pt" style:font-size-complex="12pt"/>
    </style:style>
    <style:style style:name="T222_23" style:family="text">
      <style:text-properties fo:background-color="#ffffff" fo:color="#222222" fo:font-size="12pt" style:font-size-asian="12pt" style:font-size-complex="12pt"/>
    </style:style>
    <style:style style:name="T222_24" style:family="text">
      <style:text-properties fo:background-color="#ffffff" fo:color="#222222" fo:font-size="12pt" style:font-size-asian="12pt" style:font-size-complex="12pt"/>
    </style:style>
    <style:style style:name="T222_25" style:family="text">
      <style:text-properties fo:background-color="#ffffff" fo:color="#222222" fo:font-size="12pt" style:font-size-asian="12pt" style:font-size-complex="12pt"/>
    </style:style>
    <style:style style:name="T222_26" style:family="text">
      <style:text-properties fo:background-color="#ffffff" fo:color="#222222" fo:font-size="12pt" style:font-size-asian="12pt" style:font-size-complex="12pt"/>
    </style:style>
    <style:style style:name="T222_27" style:family="text">
      <style:text-properties fo:background-color="#ffffff" fo:color="#222222" fo:font-size="12pt" style:font-size-asian="12pt" style:font-size-complex="12pt"/>
    </style:style>
    <style:style style:name="T222_28" style:family="text">
      <style:text-properties fo:background-color="#ffffff" fo:color="#222222" fo:font-size="12pt" style:font-size-asian="12pt" style:font-size-complex="12pt"/>
    </style:style>
    <style:style style:name="T222_29" style:family="text">
      <style:text-properties fo:background-color="#ffffff" fo:color="#222222" fo:font-size="12pt" style:font-size-asian="12pt" style:font-size-complex="12pt"/>
    </style:style>
    <style:style style:name="T222_30" style:family="text">
      <style:text-properties fo:background-color="#ffffff" fo:color="#222222" fo:font-size="12pt" style:font-size-asian="12pt" style:font-size-complex="12pt"/>
    </style:style>
    <style:style style:name="T222_31" style:family="text">
      <style:text-properties fo:background-color="#ffffff" fo:color="#222222" fo:font-size="12pt" style:font-size-asian="12pt" style:font-size-complex="12pt"/>
    </style:style>
    <style:style style:name="T222_32" style:family="text">
      <style:text-properties fo:background-color="#ffffff" fo:color="#222222" fo:font-size="12pt" style:font-size-asian="12pt" style:font-size-complex="12pt"/>
    </style:style>
    <style:style style:name="T222_33" style:family="text">
      <style:text-properties fo:background-color="#ffffff" fo:color="#222222" fo:font-size="12pt" style:font-size-asian="12pt" style:font-size-complex="12pt"/>
    </style:style>
    <style:style style:name="T222_34" style:family="text">
      <style:text-properties fo:background-color="#ffffff" fo:color="#222222" fo:font-size="12pt" style:font-size-asian="12pt" style:font-size-complex="12pt"/>
    </style:style>
    <style:style style:name="T222_35" style:family="text">
      <style:text-properties fo:background-color="#ffffff" fo:color="#222222" fo:font-size="12pt" style:font-size-asian="12pt" style:font-size-complex="12pt"/>
    </style:style>
    <style:style style:name="T222_36" style:family="text">
      <style:text-properties fo:background-color="#ffffff" fo:color="#222222" fo:font-size="12pt" style:font-size-asian="12pt" style:font-size-complex="12pt"/>
    </style:style>
    <style:style style:name="T222_37" style:family="text">
      <style:text-properties fo:background-color="#ffffff" fo:color="#222222" fo:font-size="12pt" style:font-size-asian="12pt" style:font-size-complex="12pt"/>
    </style:style>
    <style:style style:name="T222_38" style:family="text">
      <style:text-properties fo:background-color="#ffffff" fo:color="#222222" fo:font-size="12pt" style:font-size-asian="12pt" style:font-size-complex="12pt"/>
    </style:style>
    <style:style style:name="T222_39" style:family="text">
      <style:text-properties fo:background-color="#ffffff" fo:color="#222222" fo:font-size="12pt" style:font-size-asian="12pt" style:font-size-complex="12pt"/>
    </style:style>
    <style:style style:name="T222_40" style:family="text">
      <style:text-properties fo:background-color="#ffffff" fo:color="#222222" fo:font-size="12pt" style:font-size-asian="12pt" style:font-size-complex="12pt"/>
    </style:style>
    <style:style style:name="T222_41" style:family="text">
      <style:text-properties fo:background-color="#ffffff" fo:color="#222222" fo:font-size="12pt" style:font-size-asian="12pt" style:font-size-complex="12pt"/>
    </style:style>
    <style:style style:name="T222_42" style:family="text">
      <style:text-properties fo:background-color="#ffffff" fo:color="#222222" fo:font-size="12pt" style:font-size-asian="12pt" style:font-size-complex="12pt"/>
    </style:style>
    <style:style style:name="T222_43" style:family="text">
      <style:text-properties fo:background-color="#ffffff" fo:color="#222222" fo:font-size="12pt" style:font-size-asian="12pt" style:font-size-complex="12pt"/>
    </style:style>
    <style:style style:name="T222_44" style:family="text">
      <style:text-properties fo:background-color="#ffffff" fo:color="#222222" fo:font-size="12pt" style:font-size-asian="12pt" style:font-size-complex="12pt"/>
    </style:style>
    <style:style style:name="T222_45" style:family="text">
      <style:text-properties fo:background-color="#ffffff" fo:color="#222222" fo:font-size="12pt" style:font-size-asian="12pt" style:font-size-complex="12pt"/>
    </style:style>
    <style:style style:name="T222_46" style:family="text">
      <style:text-properties fo:background-color="#ffffff" fo:color="#222222" fo:font-size="12pt" style:font-size-asian="12pt" style:font-size-complex="12pt"/>
    </style:style>
    <style:style style:name="T222_47" style:family="text">
      <style:text-properties fo:background-color="#ffffff" fo:color="#222222" fo:font-size="12pt" style:font-size-asian="12pt" style:font-size-complex="12pt"/>
    </style:style>
    <style:style style:name="T222_48" style:family="text">
      <style:text-properties fo:background-color="#ffffff" fo:color="#222222" fo:font-size="12pt" style:font-size-asian="12pt" style:font-size-complex="12pt"/>
    </style:style>
    <style:style style:name="T222_49" style:family="text">
      <style:text-properties fo:background-color="#ffffff" fo:color="#222222" fo:font-size="12pt" style:font-size-asian="12pt" style:font-size-complex="12pt"/>
    </style:style>
    <style:style style:name="T222_50" style:family="text">
      <style:text-properties fo:background-color="#ffffff" fo:color="#222222" fo:font-size="12pt" style:font-size-asian="12pt" style:font-size-complex="12pt"/>
    </style:style>
    <style:style style:name="T222_51" style:family="text">
      <style:text-properties fo:background-color="#ffffff" fo:color="#222222" fo:font-size="12pt" style:font-size-asian="12pt" style:font-size-complex="12pt"/>
    </style:style>
    <style:style style:name="T222_52" style:family="text">
      <style:text-properties fo:background-color="#ffffff" fo:color="#222222" fo:font-size="12pt" style:font-size-asian="12pt" style:font-size-complex="12pt"/>
    </style:style>
    <style:style style:name="T222_53" style:family="text">
      <style:text-properties fo:background-color="#ffffff" fo:color="#222222" fo:font-size="12pt" style:font-size-asian="12pt" style:font-size-complex="12pt"/>
    </style:style>
    <style:style style:name="T222_54" style:family="text">
      <style:text-properties fo:background-color="#ffffff" fo:color="#222222" fo:font-size="12pt" style:font-size-asian="12pt" style:font-size-complex="12pt"/>
    </style:style>
    <style:style style:name="T222_55" style:family="text">
      <style:text-properties fo:background-color="#ffffff" fo:color="#222222" fo:font-size="12pt" style:font-size-asian="12pt" style:font-size-complex="12pt"/>
    </style:style>
    <style:style style:name="T222_56" style:family="text">
      <style:text-properties fo:background-color="#ffffff" fo:color="#222222" fo:font-size="12pt" style:font-size-asian="12pt" style:font-size-complex="12pt"/>
    </style:style>
    <style:style style:name="T222_57" style:family="text">
      <style:text-properties fo:background-color="#ffffff" fo:color="#222222" fo:font-size="12pt" style:font-size-asian="12pt" style:font-size-complex="12pt"/>
    </style:style>
    <style:style style:name="T222_58" style:family="text">
      <style:text-properties fo:background-color="#ffffff" fo:color="#222222" fo:font-size="12pt" style:font-size-asian="12pt" style:font-size-complex="12pt"/>
    </style:style>
    <style:style style:name="T222_59" style:family="text">
      <style:text-properties fo:background-color="#ffffff" fo:color="#222222" fo:font-size="12pt" style:font-size-asian="12pt" style:font-size-complex="12pt"/>
    </style:style>
    <style:style style:name="T222_60" style:family="text">
      <style:text-properties fo:background-color="#ffffff" fo:color="#222222" fo:font-size="12pt" style:font-size-asian="12pt" style:font-size-complex="12pt"/>
    </style:style>
    <style:style style:name="T222_61" style:family="text">
      <style:text-properties fo:background-color="#ffffff" fo:color="#222222" fo:font-size="12pt" style:font-size-asian="12pt" style:font-size-complex="12pt"/>
    </style:style>
    <style:style style:name="T222_62" style:family="text">
      <style:text-properties fo:background-color="#ffffff" fo:color="#222222" fo:font-size="12pt" style:font-size-asian="12pt" style:font-size-complex="12pt"/>
    </style:style>
    <style:style style:name="T222_63" style:family="text">
      <style:text-properties fo:background-color="#ffffff" fo:color="#222222" fo:font-size="12pt" style:font-size-asian="12pt" style:font-size-complex="12pt"/>
    </style:style>
    <style:style style:name="T222_64" style:family="text">
      <style:text-properties fo:background-color="#ffffff" fo:color="#222222" fo:font-size="12pt" style:font-size-asian="12pt" style:font-size-complex="12pt"/>
    </style:style>
    <style:style style:name="T222_65" style:family="text">
      <style:text-properties fo:background-color="#ffffff" fo:color="#222222" fo:font-size="12pt" style:font-size-asian="12pt" style:font-size-complex="12pt"/>
    </style:style>
    <style:style style:name="T222_66" style:family="text">
      <style:text-properties fo:background-color="#ffffff" fo:color="#222222" fo:font-size="12pt" style:font-size-asian="12pt" style:font-size-complex="12pt"/>
    </style:style>
    <style:style style:name="T222_67" style:family="text">
      <style:text-properties fo:background-color="#ffffff" fo:color="#222222" fo:font-size="12pt" style:font-size-asian="12pt" style:font-size-complex="12pt"/>
    </style:style>
    <style:style style:name="T222_68" style:family="text">
      <style:text-properties fo:background-color="#ffffff" fo:color="#222222" fo:font-size="12pt" style:font-size-asian="12pt" style:font-size-complex="12pt"/>
    </style:style>
    <style:style style:name="T222_69" style:family="text">
      <style:text-properties fo:background-color="#ffffff" fo:color="#222222" fo:font-size="12pt" style:font-size-asian="12pt" style:font-size-complex="12pt"/>
    </style:style>
    <style:style style:name="T222_70" style:family="text">
      <style:text-properties fo:background-color="#ffffff" fo:color="#222222" fo:font-size="12pt" style:font-size-asian="12pt" style:font-size-complex="12pt"/>
    </style:style>
    <style:style style:name="T222_71" style:family="text">
      <style:text-properties fo:background-color="#ffffff" fo:color="#222222" fo:font-size="12pt" style:font-size-asian="12pt" style:font-size-complex="12pt"/>
    </style:style>
    <style:style style:name="T222_72" style:family="text">
      <style:text-properties fo:background-color="#ffffff" fo:color="#222222" fo:font-size="12pt" style:font-size-asian="12pt" style:font-size-complex="12pt"/>
    </style:style>
    <style:style style:name="T222_73" style:family="text">
      <style:text-properties fo:background-color="#ffffff" fo:color="#222222" fo:font-size="12pt" style:font-size-asian="12pt" style:font-size-complex="12pt"/>
    </style:style>
    <style:style style:name="T222_74" style:family="text">
      <style:text-properties fo:background-color="#ffffff" fo:color="#222222" fo:font-size="12pt" style:font-size-asian="12pt" style:font-size-complex="12pt"/>
    </style:style>
    <style:style style:name="T222_75" style:family="text">
      <style:text-properties fo:background-color="#ffffff" fo:color="#222222" fo:font-size="12pt" style:font-size-asian="12pt" style:font-size-complex="12pt"/>
    </style:style>
    <style:style style:name="T222_76" style:family="text">
      <style:text-properties fo:background-color="#ffffff" fo:color="#222222" fo:font-size="12pt" style:font-size-asian="12pt" style:font-size-complex="12pt"/>
    </style:style>
    <style:style style:name="T222_77" style:family="text">
      <style:text-properties fo:background-color="#ffffff" fo:color="#222222" fo:font-size="12pt" style:font-size-asian="12pt" style:font-size-complex="12pt"/>
    </style:style>
    <style:style style:name="T222_78" style:family="text">
      <style:text-properties fo:background-color="#ffffff" fo:color="#222222" fo:font-size="12pt" style:font-size-asian="12pt" style:font-size-complex="12pt"/>
    </style:style>
    <style:style style:name="T222_79" style:family="text">
      <style:text-properties fo:background-color="#ffffff" fo:color="#222222" fo:font-size="12pt" style:font-size-asian="12pt" style:font-size-complex="12pt"/>
    </style:style>
    <style:style style:name="T222_80" style:family="text">
      <style:text-properties fo:background-color="#ffffff" fo:color="#222222" fo:font-size="12pt" style:font-size-asian="12pt" style:font-size-complex="12pt"/>
    </style:style>
    <style:style style:name="T222_81" style:family="text">
      <style:text-properties fo:background-color="#ffffff" fo:color="#222222" fo:font-size="12pt" style:font-size-asian="12pt" style:font-size-complex="12pt"/>
    </style:style>
    <style:style style:name="T222_82" style:family="text">
      <style:text-properties fo:background-color="#ffffff" fo:color="#222222" fo:font-size="12pt" style:font-size-asian="12pt" style:font-size-complex="12pt"/>
    </style:style>
    <style:style style:name="T222_83" style:family="text">
      <style:text-properties fo:background-color="#ffffff" fo:color="#222222" fo:font-size="12pt" style:font-size-asian="12pt" style:font-size-complex="12pt"/>
    </style:style>
    <style:style style:name="T222_84" style:family="text">
      <style:text-properties fo:background-color="#ffffff" fo:color="#222222" fo:font-size="12pt" style:font-size-asian="12pt" style:font-size-complex="12pt"/>
    </style:style>
    <style:style style:name="T222_85" style:family="text">
      <style:text-properties fo:background-color="#ffffff" fo:color="#222222" fo:font-size="12pt" style:font-size-asian="12pt" style:font-size-complex="12pt"/>
    </style:style>
    <style:style style:name="T222_86" style:family="text">
      <style:text-properties fo:background-color="#ffffff" fo:color="#222222" fo:font-size="12pt" style:font-size-asian="12pt" style:font-size-complex="12pt"/>
    </style:style>
    <style:style style:name="T222_87" style:family="text">
      <style:text-properties fo:background-color="#ffffff" fo:color="#222222" fo:font-size="12pt" style:font-size-asian="12pt" style:font-size-complex="12pt"/>
    </style:style>
    <style:style style:name="T222_88" style:family="text">
      <style:text-properties fo:background-color="#ffffff" fo:color="#222222" fo:font-size="12pt" style:font-size-asian="12pt" style:font-size-complex="12pt"/>
    </style:style>
    <style:style style:name="T222_89" style:family="text">
      <style:text-properties fo:background-color="#ffffff" fo:color="#222222" fo:font-size="12pt" style:font-size-asian="12pt" style:font-size-complex="12pt"/>
    </style:style>
    <style:style style:name="T222_90" style:family="text">
      <style:text-properties fo:background-color="#ffffff" fo:color="#222222" fo:font-size="12pt" style:font-size-asian="12pt" style:font-size-complex="12pt"/>
    </style:style>
    <style:style style:name="T222_91" style:family="text">
      <style:text-properties fo:background-color="#ffffff" fo:color="#222222" fo:font-size="12pt" style:font-size-asian="12pt" style:font-size-complex="12pt"/>
    </style:style>
    <style:style style:name="T222_92" style:family="text">
      <style:text-properties fo:background-color="#ffffff" fo:color="#222222" fo:font-size="12pt" style:font-size-asian="12pt" style:font-size-complex="12pt"/>
    </style:style>
    <style:style style:name="T222_93" style:family="text">
      <style:text-properties fo:background-color="#ffffff" fo:color="#222222" fo:font-size="12pt" style:font-size-asian="12pt" style:font-size-complex="12pt"/>
    </style:style>
    <style:style style:name="T222_94" style:family="text">
      <style:text-properties fo:background-color="#ffffff" fo:color="#222222" fo:font-size="12pt" style:font-size-asian="12pt" style:font-size-complex="12pt"/>
    </style:style>
    <style:style style:name="T222_95" style:family="text">
      <style:text-properties fo:background-color="#ffffff" fo:color="#222222" fo:font-size="12pt" style:font-size-asian="12pt" style:font-size-complex="12pt"/>
    </style:style>
    <style:style style:name="T222_96" style:family="text">
      <style:text-properties fo:background-color="#ffffff" fo:color="#222222" fo:font-size="12pt" style:font-size-asian="12pt" style:font-size-complex="12pt"/>
    </style:style>
    <style:style style:name="T222_97" style:family="text">
      <style:text-properties fo:background-color="#ffffff" fo:color="#222222" fo:font-size="12pt" style:font-size-asian="12pt" style:font-size-complex="12pt"/>
    </style:style>
    <style:style style:name="T222_98" style:family="text">
      <style:text-properties fo:background-color="#ffffff" fo:color="#222222" fo:font-size="12pt" style:font-size-asian="12pt" style:font-size-complex="12pt"/>
    </style:style>
    <style:style style:name="T222_99" style:family="text">
      <style:text-properties fo:background-color="#ffffff" fo:color="#222222" fo:font-size="12pt" style:font-size-asian="12pt" style:font-size-complex="12pt"/>
    </style:style>
    <style:style style:name="T222_100" style:family="text">
      <style:text-properties fo:background-color="#ffffff" fo:color="#222222" fo:font-size="12pt" style:font-size-asian="12pt" style:font-size-complex="12pt"/>
    </style:style>
    <style:style style:name="T222_101" style:family="text">
      <style:text-properties fo:background-color="#ffffff" fo:color="#222222" fo:font-size="12pt" style:font-size-asian="12pt" style:font-size-complex="12pt"/>
    </style:style>
    <style:style style:name="T222_102" style:family="text">
      <style:text-properties fo:background-color="#ffffff" fo:color="#222222" fo:font-size="12pt" style:font-size-asian="12pt" style:font-size-complex="12pt"/>
    </style:style>
    <style:style style:name="T222_103" style:family="text">
      <style:text-properties fo:background-color="#ffffff" fo:color="#222222" fo:font-size="12pt" style:font-size-asian="12pt" style:font-size-complex="12pt"/>
    </style:style>
    <style:style style:name="T222_104" style:family="text">
      <style:text-properties fo:background-color="#ffffff" fo:color="#222222" fo:font-size="12pt" style:font-size-asian="12pt" style:font-size-complex="12pt"/>
    </style:style>
    <style:style style:name="T222_105" style:family="text">
      <style:text-properties fo:background-color="#ffffff" fo:color="#222222" fo:font-size="12pt" style:font-size-asian="12pt" style:font-size-complex="12pt"/>
    </style:style>
    <style:style style:name="T222_106" style:family="text">
      <style:text-properties fo:background-color="#ffffff" fo:color="#222222" fo:font-size="12pt" style:font-size-asian="12pt" style:font-size-complex="12pt"/>
    </style:style>
    <style:style style:name="T222_107" style:family="text">
      <style:text-properties fo:background-color="#ffffff" fo:color="#222222" fo:font-size="12pt" style:font-size-asian="12pt" style:font-size-complex="12pt"/>
    </style:style>
    <style:style style:name="T222_108" style:family="text">
      <style:text-properties fo:background-color="#ffffff" fo:color="#222222" fo:font-size="12pt" style:font-size-asian="12pt" style:font-size-complex="12pt"/>
    </style:style>
    <style:style style:name="T222_109" style:family="text">
      <style:text-properties fo:background-color="#ffffff" fo:color="#222222" fo:font-size="12pt" style:font-size-asian="12pt" style:font-size-complex="12pt"/>
    </style:style>
    <style:style style:name="T222_110" style:family="text">
      <style:text-properties fo:background-color="#ffffff" fo:color="#222222" fo:font-size="12pt" style:font-size-asian="12pt" style:font-size-complex="12pt"/>
    </style:style>
    <style:style style:name="T222_111" style:family="text">
      <style:text-properties fo:background-color="#ffffff" fo:color="#222222" fo:font-size="12pt" style:font-size-asian="12pt" style:font-size-complex="12pt"/>
    </style:style>
    <style:style style:name="T222_112" style:family="text">
      <style:text-properties fo:background-color="#ffffff" fo:color="#222222" fo:font-size="12pt" style:font-size-asian="12pt" style:font-size-complex="12pt"/>
    </style:style>
    <style:style style:name="T222_113" style:family="text">
      <style:text-properties fo:background-color="#ffffff" fo:color="#222222" fo:font-size="12pt" style:font-size-asian="12pt" style:font-size-complex="12pt"/>
    </style:style>
    <style:style style:name="T222_114" style:family="text">
      <style:text-properties fo:background-color="#ffffff" fo:color="#222222" fo:font-size="12pt" style:font-size-asian="12pt" style:font-size-complex="12pt"/>
    </style:style>
    <style:style style:name="T222_115" style:family="text">
      <style:text-properties fo:background-color="#ffffff" fo:color="#222222" fo:font-size="12pt" style:font-size-asian="12pt" style:font-size-complex="12pt"/>
    </style:style>
    <style:style style:name="T222_116" style:family="text">
      <style:text-properties fo:background-color="#ffffff" fo:color="#222222" fo:font-size="12pt" style:font-size-asian="12pt" style:font-size-complex="12pt"/>
    </style:style>
    <style:style style:name="T222_117" style:family="text">
      <style:text-properties fo:background-color="#ffffff" fo:color="#222222" fo:font-size="12pt" style:font-size-asian="12pt" style:font-size-complex="12pt"/>
    </style:style>
    <style:style style:name="T222_118" style:family="text">
      <style:text-properties fo:background-color="#ffffff" fo:color="#222222" fo:font-size="12pt" style:font-size-asian="12pt" style:font-size-complex="12pt"/>
    </style:style>
    <style:style style:name="T222_119" style:family="text">
      <style:text-properties fo:background-color="#ffffff" fo:color="#222222" fo:font-size="12pt" style:font-size-asian="12pt" style:font-size-complex="12pt"/>
    </style:style>
    <style:style style:name="T222_120" style:family="text">
      <style:text-properties fo:background-color="#ffffff" fo:color="#222222" fo:font-size="12pt" style:font-size-asian="12pt" style:font-size-complex="12pt"/>
    </style:style>
    <style:style style:name="P22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4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4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background-color="#ffffff" fo:color="#222222" fo:font-size="12pt" style:font-size-asian="12pt" style:font-size-complex="12pt"/>
    </style:style>
    <style:style style:name="T225_2" style:family="text">
      <style:text-properties fo:background-color="#ffffff" fo:color="#222222" fo:font-size="12pt" style:font-size-asian="12pt" style:font-size-complex="12pt"/>
    </style:style>
    <style:style style:name="T225_3" style:family="text">
      <style:text-properties fo:background-color="#ffffff" fo:color="#222222" fo:font-size="12pt" style:font-size-asian="12pt" style:font-size-complex="12pt"/>
    </style:style>
    <style:style style:name="T225_4" style:family="text">
      <style:text-properties fo:background-color="#ffffff" fo:color="#222222" fo:font-size="12pt" style:font-size-asian="12pt" style:font-size-complex="12pt"/>
    </style:style>
    <style:style style:name="T225_5" style:family="text">
      <style:text-properties fo:background-color="#ffffff" fo:color="#222222" fo:font-size="12pt" style:font-size-asian="12pt" style:font-size-complex="12pt"/>
    </style:style>
    <style:style style:name="T225_6" style:family="text">
      <style:text-properties fo:background-color="#ffffff" fo:color="#222222" fo:font-size="12pt" style:font-size-asian="12pt" style:font-size-complex="12pt"/>
    </style:style>
    <style:style style:name="T225_7" style:family="text">
      <style:text-properties fo:background-color="#ffffff" fo:color="#222222" fo:font-size="12pt" style:font-size-asian="12pt" style:font-size-complex="12pt"/>
    </style:style>
    <style:style style:name="T225_8" style:family="text">
      <style:text-properties fo:background-color="#ffffff" fo:color="#222222" fo:font-size="12pt" style:font-size-asian="12pt" style:font-size-complex="12pt"/>
    </style:style>
    <style:style style:name="T225_9" style:family="text">
      <style:text-properties fo:background-color="#ffffff" fo:color="#222222" fo:font-size="12pt" style:font-size-asian="12pt" style:font-size-complex="12pt"/>
    </style:style>
    <style:style style:name="T225_10" style:family="text">
      <style:text-properties fo:background-color="#ffffff" fo:color="#222222" fo:font-size="12pt" style:font-size-asian="12pt" style:font-size-complex="12pt"/>
    </style:style>
    <style:style style:name="T225_11" style:family="text">
      <style:text-properties fo:background-color="#ffffff" fo:color="#222222" fo:font-size="12pt" style:font-size-asian="12pt" style:font-size-complex="12pt"/>
    </style:style>
    <style:style style:name="T225_12" style:family="text">
      <style:text-properties fo:background-color="#ffffff" fo:color="#222222" fo:font-size="12pt" style:font-size-asian="12pt" style:font-size-complex="12pt"/>
    </style:style>
    <style:style style:name="T225_13" style:family="text">
      <style:text-properties fo:background-color="#ffffff" fo:color="#222222" fo:font-size="12pt" style:font-size-asian="12pt" style:font-size-complex="12pt"/>
    </style:style>
    <style:style style:name="T225_14" style:family="text">
      <style:text-properties fo:background-color="#ffffff" fo:color="#222222"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background-color="#ffffff" fo:color="#222222" fo:font-size="12pt" style:font-size-asian="12pt" style:font-size-complex="12pt"/>
    </style:style>
    <style:style style:name="T226_2" style:family="text">
      <style:text-properties fo:background-color="#ffffff" fo:color="#222222" fo:font-size="12pt" style:font-size-asian="12pt" style:font-size-complex="12pt"/>
    </style:style>
    <style:style style:name="T226_3" style:family="text">
      <style:text-properties fo:background-color="#ffffff" fo:color="#222222" fo:font-size="12pt" style:font-size-asian="12pt" style:font-size-complex="12pt"/>
    </style:style>
    <style:style style:name="T226_4" style:family="text">
      <style:text-properties fo:background-color="#ffffff" fo:color="#222222" fo:font-size="12pt" style:font-size-asian="12pt" style:font-size-complex="12pt"/>
    </style:style>
    <style:style style:name="T226_5" style:family="text">
      <style:text-properties fo:background-color="#ffffff" fo:color="#222222" fo:font-size="12pt" style:font-size-asian="12pt" style:font-size-complex="12pt"/>
    </style:style>
    <style:style style:name="T226_6" style:family="text">
      <style:text-properties fo:background-color="#ffffff" fo:color="#222222" fo:font-size="12pt" style:font-size-asian="12pt" style:font-size-complex="12pt"/>
    </style:style>
    <style:style style:name="T226_7" style:family="text">
      <style:text-properties fo:background-color="#ffffff" fo:color="#222222" fo:font-size="12pt" style:font-size-asian="12pt" style:font-size-complex="12pt"/>
    </style:style>
    <style:style style:name="T226_8" style:family="text">
      <style:text-properties fo:background-color="#ffffff" fo:color="#222222" fo:font-size="12pt" style:font-size-asian="12pt" style:font-size-complex="12pt"/>
    </style:style>
    <style:style style:name="T226_9" style:family="text">
      <style:text-properties fo:background-color="#ffffff" fo:color="#222222" fo:font-size="12pt" style:font-size-asian="12pt" style:font-size-complex="12pt"/>
    </style:style>
    <style:style style:name="T226_10" style:family="text">
      <style:text-properties fo:background-color="#ffffff" fo:color="#222222" fo:font-size="12pt" style:font-size-asian="12pt" style:font-size-complex="12pt"/>
    </style:style>
    <style:style style:name="T226_11" style:family="text">
      <style:text-properties fo:background-color="#ffffff" fo:color="#222222" fo:font-size="12pt" style:font-size-asian="12pt" style:font-size-complex="12pt"/>
    </style:style>
    <style:style style:name="T226_12" style:family="text">
      <style:text-properties fo:background-color="#ffffff" fo:color="#222222" fo:font-size="12pt" style:font-size-asian="12pt" style:font-size-complex="12pt"/>
    </style:style>
    <style:style style:name="T226_13" style:family="text">
      <style:text-properties fo:background-color="#ffffff" fo:color="#222222" fo:font-size="12pt" style:font-size-asian="12pt" style:font-size-complex="12pt"/>
    </style:style>
    <style:style style:name="T226_14" style:family="text">
      <style:text-properties fo:background-color="#ffffff" fo:color="#222222" fo:font-size="12pt" style:font-size-asian="12pt" style:font-size-complex="12pt"/>
    </style:style>
    <style:style style:name="T226_15" style:family="text">
      <style:text-properties fo:background-color="#ffffff" fo:color="#222222" fo:font-size="12pt" style:font-size-asian="12pt" style:font-size-complex="12pt"/>
    </style:style>
    <style:style style:name="T226_16" style:family="text">
      <style:text-properties fo:background-color="#ffffff" fo:color="#222222" fo:font-size="12pt" style:font-size-asian="12pt" style:font-size-complex="12pt"/>
    </style:style>
    <style:style style:name="T226_17" style:family="text">
      <style:text-properties fo:background-color="#ffffff" fo:color="#222222" fo:font-size="12pt" style:font-size-asian="12pt" style:font-size-complex="12pt"/>
    </style:style>
    <style:style style:name="T226_18" style:family="text">
      <style:text-properties fo:background-color="#ffffff" fo:color="#222222" fo:font-size="12pt" style:font-size-asian="12pt" style:font-size-complex="12pt"/>
    </style:style>
    <style:style style:name="T226_19" style:family="text">
      <style:text-properties fo:background-color="#ffffff" fo:color="#222222" fo:font-size="12pt" style:font-size-asian="12pt" style:font-size-complex="12pt"/>
    </style:style>
    <style:style style:name="T226_20" style:family="text">
      <style:text-properties fo:background-color="#ffffff" fo:color="#222222" fo:font-size="12pt" style:font-size-asian="12pt" style:font-size-complex="12pt"/>
    </style:style>
    <style:style style:name="T226_21" style:family="text">
      <style:text-properties fo:background-color="#ffffff" fo:color="#222222" fo:font-size="12pt" style:font-size-asian="12pt" style:font-size-complex="12pt"/>
    </style:style>
    <style:style style:name="T226_22" style:family="text">
      <style:text-properties fo:background-color="#ffffff" fo:color="#222222" fo:font-size="12pt" style:font-size-asian="12pt" style:font-size-complex="12pt"/>
    </style:style>
    <style:style style:name="T226_23" style:family="text">
      <style:text-properties fo:background-color="#ffffff" fo:color="#222222" fo:font-size="12pt" style:font-size-asian="12pt" style:font-size-complex="12pt"/>
    </style:style>
    <style:style style:name="T226_24" style:family="text">
      <style:text-properties fo:background-color="#ffffff" fo:color="#222222" fo:font-size="12pt" style:font-size-asian="12pt" style:font-size-complex="12pt"/>
    </style:style>
    <style:style style:name="T226_25" style:family="text">
      <style:text-properties fo:background-color="#ffffff" fo:color="#222222" fo:font-size="12pt" style:font-size-asian="12pt" style:font-size-complex="12pt"/>
    </style:style>
    <style:style style:name="T226_26" style:family="text">
      <style:text-properties fo:background-color="#ffffff" fo:color="#222222" fo:font-size="12pt" style:font-size-asian="12pt" style:font-size-complex="12pt"/>
    </style:style>
    <style:style style:name="T226_27" style:family="text">
      <style:text-properties fo:background-color="#ffffff" fo:color="#222222" fo:font-size="12pt" style:font-size-asian="12pt" style:font-size-complex="12pt"/>
    </style:style>
    <style:style style:name="T226_28" style:family="text">
      <style:text-properties fo:background-color="#ffffff" fo:color="#222222" fo:font-size="12pt" style:font-size-asian="12pt" style:font-size-complex="12pt"/>
    </style:style>
    <style:style style:name="T226_29" style:family="text">
      <style:text-properties fo:background-color="#ffffff" fo:color="#222222" fo:font-size="12pt" style:font-size-asian="12pt" style:font-size-complex="12pt"/>
    </style:style>
    <style:style style:name="T226_30" style:family="text">
      <style:text-properties fo:background-color="#ffffff" fo:color="#222222" fo:font-size="12pt" style:font-size-asian="12pt" style:font-size-complex="12pt"/>
    </style:style>
    <style:style style:name="T226_31" style:family="text">
      <style:text-properties fo:background-color="#ffffff" fo:color="#222222" fo:font-size="12pt" style:font-size-asian="12pt" style:font-size-complex="12pt"/>
    </style:style>
    <style:style style:name="T226_32" style:family="text">
      <style:text-properties fo:background-color="#ffffff" fo:color="#222222" fo:font-size="12pt" style:font-size-asian="12pt" style:font-size-complex="12pt"/>
    </style:style>
    <style:style style:name="T226_33" style:family="text">
      <style:text-properties fo:background-color="#ffffff" fo:color="#222222" fo:font-size="12pt" style:font-size-asian="12pt" style:font-size-complex="12pt"/>
    </style:style>
    <style:style style:name="T226_34" style:family="text">
      <style:text-properties fo:background-color="#ffffff" fo:color="#222222" fo:font-size="12pt" style:font-size-asian="12pt" style:font-size-complex="12pt"/>
    </style:style>
    <style:style style:name="T226_35" style:family="text">
      <style:text-properties fo:background-color="#ffffff" fo:color="#222222" fo:font-size="12pt" style:font-size-asian="12pt" style:font-size-complex="12pt"/>
    </style:style>
    <style:style style:name="T226_36" style:family="text">
      <style:text-properties fo:background-color="#ffffff" fo:color="#222222" fo:font-size="12pt" style:font-size-asian="12pt" style:font-size-complex="12pt"/>
    </style:style>
    <style:style style:name="T226_37" style:family="text">
      <style:text-properties fo:background-color="#ffffff" fo:color="#222222" fo:font-size="12pt" style:font-size-asian="12pt" style:font-size-complex="12pt"/>
    </style:style>
    <style:style style:name="T226_38" style:family="text">
      <style:text-properties fo:background-color="#ffffff" fo:color="#222222" fo:font-size="12pt" style:font-size-asian="12pt" style:font-size-complex="12pt"/>
    </style:style>
    <style:style style:name="T226_39" style:family="text">
      <style:text-properties fo:background-color="#ffffff" fo:color="#222222" fo:font-size="12pt" style:font-size-asian="12pt" style:font-size-complex="12pt"/>
    </style:style>
    <style:style style:name="T226_40" style:family="text">
      <style:text-properties fo:background-color="#ffffff" fo:color="#222222" fo:font-size="12pt" style:font-size-asian="12pt" style:font-size-complex="12pt"/>
    </style:style>
    <style:style style:name="T226_41" style:family="text">
      <style:text-properties fo:background-color="#ffffff" fo:color="#222222" fo:font-size="12pt" style:font-size-asian="12pt" style:font-size-complex="12pt"/>
    </style:style>
    <style:style style:name="T226_42" style:family="text">
      <style:text-properties fo:background-color="#ffffff" fo:color="#222222" fo:font-size="12pt" style:font-size-asian="12pt" style:font-size-complex="12pt"/>
    </style:style>
    <style:style style:name="T226_43" style:family="text">
      <style:text-properties fo:background-color="#ffffff" fo:color="#222222" fo:font-size="12pt" style:font-size-asian="12pt" style:font-size-complex="12pt"/>
    </style:style>
    <style:style style:name="T226_44" style:family="text">
      <style:text-properties fo:background-color="#ffffff" fo:color="#222222" fo:font-size="12pt" style:font-size-asian="12pt" style:font-size-complex="12pt"/>
    </style:style>
    <style:style style:name="T226_45" style:family="text">
      <style:text-properties fo:background-color="#ffffff" fo:color="#222222" fo:font-size="12pt" style:font-size-asian="12pt" style:font-size-complex="12pt"/>
    </style:style>
    <style:style style:name="T226_46" style:family="text">
      <style:text-properties fo:background-color="#ffffff" fo:color="#222222" fo:font-size="12pt" style:font-size-asian="12pt" style:font-size-complex="12pt"/>
    </style:style>
    <style:style style:name="T226_47" style:family="text">
      <style:text-properties fo:background-color="#ffffff" fo:color="#222222" fo:font-size="12pt" style:font-size-asian="12pt" style:font-size-complex="12pt"/>
    </style:style>
    <style:style style:name="T226_48" style:family="text">
      <style:text-properties fo:background-color="#ffffff" fo:color="#222222" fo:font-size="12pt" style:font-size-asian="12pt" style:font-size-complex="12pt"/>
    </style:style>
    <style:style style:name="T226_49" style:family="text">
      <style:text-properties fo:background-color="#ffffff" fo:color="#222222" fo:font-size="12pt" style:font-size-asian="12pt" style:font-size-complex="12pt"/>
    </style:style>
    <style:style style:name="T226_50" style:family="text">
      <style:text-properties fo:background-color="#ffffff" fo:color="#222222" fo:font-size="12pt" style:font-size-asian="12pt" style:font-size-complex="12pt"/>
    </style:style>
    <style:style style:name="T226_51" style:family="text">
      <style:text-properties fo:background-color="#ffffff" fo:color="#222222" fo:font-size="12pt" style:font-size-asian="12pt" style:font-size-complex="12pt"/>
    </style:style>
    <style:style style:name="T226_52" style:family="text">
      <style:text-properties fo:background-color="#ffffff" fo:color="#222222" fo:font-size="12pt" style:font-size-asian="12pt" style:font-size-complex="12pt"/>
    </style:style>
    <style:style style:name="T226_53" style:family="text">
      <style:text-properties fo:background-color="#ffffff" fo:color="#222222" fo:font-size="12pt" style:font-size-asian="12pt" style:font-size-complex="12pt"/>
    </style:style>
    <style:style style:name="T226_54" style:family="text">
      <style:text-properties fo:background-color="#ffffff" fo:color="#222222" fo:font-size="12pt" style:font-size-asian="12pt" style:font-size-complex="12pt"/>
    </style:style>
    <style:style style:name="T226_55" style:family="text">
      <style:text-properties fo:background-color="#ffffff" fo:color="#222222" fo:font-size="12pt" style:font-size-asian="12pt" style:font-size-complex="12pt"/>
    </style:style>
    <style:style style:name="T226_56" style:family="text">
      <style:text-properties fo:background-color="#ffffff" fo:color="#222222" fo:font-size="12pt" style:font-size-asian="12pt" style:font-size-complex="12pt"/>
    </style:style>
    <style:style style:name="T226_57" style:family="text">
      <style:text-properties fo:background-color="#ffffff" fo:color="#222222" fo:font-size="12pt" style:font-size-asian="12pt" style:font-size-complex="12pt"/>
    </style:style>
    <style:style style:name="T226_58" style:family="text">
      <style:text-properties fo:background-color="#ffffff" fo:color="#222222" fo:font-size="12pt" style:font-size-asian="12pt" style:font-size-complex="12pt"/>
    </style:style>
    <style:style style:name="T226_59" style:family="text">
      <style:text-properties fo:background-color="#ffffff" fo:color="#222222" fo:font-size="12pt" style:font-size-asian="12pt" style:font-size-complex="12pt"/>
    </style:style>
    <style:style style:name="T226_60" style:family="text">
      <style:text-properties fo:background-color="#ffffff" fo:color="#222222" fo:font-size="12pt" style:font-size-asian="12pt" style:font-size-complex="12pt"/>
    </style:style>
    <style:style style:name="T226_61" style:family="text">
      <style:text-properties fo:background-color="#ffffff" fo:color="#222222" fo:font-size="12pt" style:font-size-asian="12pt" style:font-size-complex="12pt"/>
    </style:style>
    <style:style style:name="T226_62" style:family="text">
      <style:text-properties fo:background-color="#ffffff" fo:color="#222222" fo:font-size="12pt" style:font-size-asian="12pt" style:font-size-complex="12pt"/>
    </style:style>
    <style:style style:name="T226_63" style:family="text">
      <style:text-properties fo:background-color="#ffffff" fo:color="#222222" fo:font-size="12pt" style:font-size-asian="12pt" style:font-size-complex="12pt"/>
    </style:style>
    <style:style style:name="T226_64" style:family="text">
      <style:text-properties fo:background-color="#ffffff" fo:color="#222222" fo:font-size="12pt" style:font-size-asian="12pt" style:font-size-complex="12pt"/>
    </style:style>
    <style:style style:name="T226_65" style:family="text">
      <style:text-properties fo:background-color="#ffffff" fo:color="#222222" fo:font-size="12pt" style:font-size-asian="12pt" style:font-size-complex="12pt"/>
    </style:style>
    <style:style style:name="T226_66" style:family="text">
      <style:text-properties fo:background-color="#ffffff" fo:color="#222222" fo:font-size="12pt" style:font-size-asian="12pt" style:font-size-complex="12pt"/>
    </style:style>
    <style:style style:name="T226_67" style:family="text">
      <style:text-properties fo:background-color="#ffffff" fo:color="#222222" fo:font-size="12pt" style:font-size-asian="12pt" style:font-size-complex="12pt"/>
    </style:style>
    <style:style style:name="T226_68" style:family="text">
      <style:text-properties fo:background-color="#ffffff" fo:color="#222222" fo:font-size="12pt" style:font-size-asian="12pt" style:font-size-complex="12pt"/>
    </style:style>
    <style:style style:name="T226_69" style:family="text">
      <style:text-properties fo:background-color="#ffffff" fo:color="#222222" fo:font-size="12pt" style:font-size-asian="12pt" style:font-size-complex="12pt"/>
    </style:style>
    <style:style style:name="T226_70" style:family="text">
      <style:text-properties fo:background-color="#ffffff" fo:color="#222222" fo:font-size="12pt" style:font-size-asian="12pt" style:font-size-complex="12pt"/>
    </style:style>
    <style:style style:name="T226_71" style:family="text">
      <style:text-properties fo:background-color="#ffffff" fo:color="#222222" fo:font-size="12pt" style:font-size-asian="12pt" style:font-size-complex="12pt"/>
    </style:style>
    <style:style style:name="T226_72" style:family="text">
      <style:text-properties fo:background-color="#ffffff" fo:color="#222222" fo:font-size="12pt" style:font-size-asian="12pt" style:font-size-complex="12pt"/>
    </style:style>
    <style:style style:name="T226_73" style:family="text">
      <style:text-properties fo:background-color="#ffffff" fo:color="#222222" fo:font-size="12pt" style:font-size-asian="12pt" style:font-size-complex="12pt"/>
    </style:style>
    <style:style style:name="T226_74" style:family="text">
      <style:text-properties fo:background-color="#ffffff" fo:color="#222222" fo:font-size="12pt" style:font-size-asian="12pt" style:font-size-complex="12pt"/>
    </style:style>
    <style:style style:name="T226_75" style:family="text">
      <style:text-properties fo:background-color="#ffffff" fo:color="#222222" fo:font-size="12pt" style:font-size-asian="12pt" style:font-size-complex="12pt"/>
    </style:style>
    <style:style style:name="T226_76" style:family="text">
      <style:text-properties fo:background-color="#ffffff" fo:color="#222222" fo:font-size="12pt" style:font-size-asian="12pt" style:font-size-complex="12pt"/>
    </style:style>
    <style:style style:name="T226_77" style:family="text">
      <style:text-properties fo:background-color="#ffffff" fo:color="#222222" fo:font-size="12pt" style:font-size-asian="12pt" style:font-size-complex="12pt"/>
    </style:style>
    <style:style style:name="T226_78" style:family="text">
      <style:text-properties fo:background-color="#ffffff" fo:color="#222222" fo:font-size="12pt" style:font-size-asian="12pt" style:font-size-complex="12pt"/>
    </style:style>
    <style:style style:name="T226_79" style:family="text">
      <style:text-properties fo:background-color="#ffffff" fo:color="#222222" fo:font-size="12pt" style:font-size-asian="12pt" style:font-size-complex="12pt"/>
    </style:style>
    <style:style style:name="T226_80" style:family="text">
      <style:text-properties fo:background-color="#ffffff" fo:color="#222222" fo:font-size="12pt" style:font-size-asian="12pt" style:font-size-complex="12pt"/>
    </style:style>
    <style:style style:name="T226_81" style:family="text">
      <style:text-properties fo:background-color="#ffffff" fo:color="#222222" fo:font-size="12pt" style:font-size-asian="12pt" style:font-size-complex="12pt"/>
    </style:style>
    <style:style style:name="T226_82" style:family="text">
      <style:text-properties fo:background-color="#ffffff" fo:color="#222222" fo:font-size="12pt" style:font-size-asian="12pt" style:font-size-complex="12pt"/>
    </style:style>
    <style:style style:name="T226_83" style:family="text">
      <style:text-properties fo:background-color="#ffffff" fo:color="#222222" fo:font-size="12pt" style:font-size-asian="12pt" style:font-size-complex="12pt"/>
    </style:style>
    <style:style style:name="T226_84" style:family="text">
      <style:text-properties fo:background-color="#ffffff" fo:color="#222222" fo:font-size="12pt" style:font-size-asian="12pt" style:font-size-complex="12pt"/>
    </style:style>
    <style:style style:name="T226_85" style:family="text">
      <style:text-properties fo:background-color="#ffffff" fo:color="#222222" fo:font-size="12pt" style:font-size-asian="12pt" style:font-size-complex="12pt"/>
    </style:style>
    <style:style style:name="T226_86" style:family="text">
      <style:text-properties fo:background-color="#ffffff" fo:color="#222222" fo:font-size="12pt" style:font-size-asian="12pt" style:font-size-complex="12pt"/>
    </style:style>
    <style:style style:name="T226_87" style:family="text">
      <style:text-properties fo:background-color="#ffffff" fo:color="#222222" fo:font-size="12pt" style:font-size-asian="12pt" style:font-size-complex="12pt"/>
    </style:style>
    <style:style style:name="T226_88" style:family="text">
      <style:text-properties fo:background-color="#ffffff" fo:color="#222222" fo:font-size="12pt" style:font-size-asian="12pt" style:font-size-complex="12pt"/>
    </style:style>
    <style:style style:name="T226_89" style:family="text">
      <style:text-properties fo:background-color="#ffffff" fo:color="#222222" fo:font-size="12pt" style:font-size-asian="12pt" style:font-size-complex="12pt"/>
    </style:style>
    <style:style style:name="T226_90" style:family="text">
      <style:text-properties fo:background-color="#ffffff" fo:color="#222222" fo:font-size="12pt" style:font-size-asian="12pt" style:font-size-complex="12pt"/>
    </style:style>
    <style:style style:name="T226_91" style:family="text">
      <style:text-properties fo:background-color="#ffffff" fo:color="#222222" fo:font-size="12pt" style:font-size-asian="12pt" style:font-size-complex="12pt"/>
    </style:style>
    <style:style style:name="T226_92" style:family="text">
      <style:text-properties fo:background-color="#ffffff" fo:color="#222222" fo:font-size="12pt" style:font-size-asian="12pt" style:font-size-complex="12pt"/>
    </style:style>
    <style:style style:name="T226_93" style:family="text">
      <style:text-properties fo:background-color="#ffffff" fo:color="#222222" fo:font-size="12pt" style:font-size-asian="12pt" style:font-size-complex="12pt"/>
    </style:style>
    <style:style style:name="T226_94" style:family="text">
      <style:text-properties fo:background-color="#ffffff" fo:color="#222222" fo:font-size="12pt" style:font-size-asian="12pt" style:font-size-complex="12pt"/>
    </style:style>
    <style:style style:name="T226_95" style:family="text">
      <style:text-properties fo:background-color="#ffffff" fo:color="#222222" fo:font-size="12pt" style:font-size-asian="12pt" style:font-size-complex="12pt"/>
    </style:style>
    <style:style style:name="T226_96" style:family="text">
      <style:text-properties fo:background-color="#ffffff" fo:color="#222222" fo:font-size="12pt" style:font-size-asian="12pt" style:font-size-complex="12pt"/>
    </style:style>
    <style:style style:name="T226_97" style:family="text">
      <style:text-properties fo:background-color="#ffffff" fo:color="#222222" fo:font-size="12pt" style:font-size-asian="12pt" style:font-size-complex="12pt"/>
    </style:style>
    <style:style style:name="T226_98" style:family="text">
      <style:text-properties fo:background-color="#ffffff" fo:color="#222222" fo:font-size="12pt" style:font-size-asian="12pt" style:font-size-complex="12pt"/>
    </style:style>
    <style:style style:name="T226_99" style:family="text">
      <style:text-properties fo:background-color="#ffffff" fo:color="#222222" fo:font-size="12pt" style:font-size-asian="12pt" style:font-size-complex="12pt"/>
    </style:style>
    <style:style style:name="T226_100" style:family="text">
      <style:text-properties fo:background-color="#ffffff" fo:color="#222222" fo:font-size="12pt" style:font-size-asian="12pt" style:font-size-complex="12pt"/>
    </style:style>
    <style:style style:name="T226_101" style:family="text">
      <style:text-properties fo:background-color="#ffffff" fo:color="#222222" fo:font-size="12pt" style:font-size-asian="12pt" style:font-size-complex="12pt"/>
    </style:style>
    <style:style style:name="T226_102" style:family="text">
      <style:text-properties fo:background-color="#ffffff" fo:color="#222222" fo:font-size="12pt" style:font-size-asian="12pt" style:font-size-complex="12pt"/>
    </style:style>
    <style:style style:name="T226_103" style:family="text">
      <style:text-properties fo:background-color="#ffffff" fo:color="#222222" fo:font-size="12pt" style:font-size-asian="12pt" style:font-size-complex="12pt"/>
    </style:style>
    <style:style style:name="T226_104" style:family="text">
      <style:text-properties fo:background-color="#ffffff" fo:color="#222222" fo:font-size="12pt" style:font-size-asian="12pt" style:font-size-complex="12pt"/>
    </style:style>
    <style:style style:name="T226_105" style:family="text">
      <style:text-properties fo:background-color="#ffffff" fo:color="#222222" fo:font-size="12pt" style:font-size-asian="12pt" style:font-size-complex="12pt"/>
    </style:style>
    <style:style style:name="T226_106" style:family="text">
      <style:text-properties fo:background-color="#ffffff" fo:color="#222222"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background-color="#ffffff" fo:color="#222222" fo:font-size="12pt" style:font-size-asian="12pt" style:font-size-complex="12pt"/>
    </style:style>
    <style:style style:name="T228_2" style:family="text">
      <style:text-properties fo:background-color="#ffffff" fo:color="#222222" fo:font-size="12pt" style:font-size-asian="12pt" style:font-size-complex="12pt"/>
    </style:style>
    <style:style style:name="T228_3" style:family="text">
      <style:text-properties fo:background-color="#ffffff" fo:color="#222222" fo:font-size="12pt" style:font-size-asian="12pt" style:font-size-complex="12pt"/>
    </style:style>
    <style:style style:name="T228_4" style:family="text">
      <style:text-properties fo:background-color="#ffffff" fo:color="#222222" fo:font-size="12pt" style:font-size-asian="12pt" style:font-size-complex="12pt"/>
    </style:style>
    <style:style style:name="T228_5" style:family="text">
      <style:text-properties fo:background-color="#ffffff" fo:color="#222222" fo:font-size="12pt" style:font-size-asian="12pt" style:font-size-complex="12pt"/>
    </style:style>
    <style:style style:name="T228_6" style:family="text">
      <style:text-properties fo:background-color="#ffffff" fo:color="#222222" fo:font-size="12pt" style:font-size-asian="12pt" style:font-size-complex="12pt"/>
    </style:style>
    <style:style style:name="T228_7" style:family="text">
      <style:text-properties fo:background-color="#ffffff" fo:color="#222222" fo:font-size="12pt" style:font-size-asian="12pt" style:font-size-complex="12pt"/>
    </style:style>
    <style:style style:name="T228_8" style:family="text">
      <style:text-properties fo:background-color="#ffffff" fo:color="#222222" fo:font-size="12pt" style:font-size-asian="12pt" style:font-size-complex="12pt"/>
    </style:style>
    <style:style style:name="T228_9" style:family="text">
      <style:text-properties fo:background-color="#ffffff" fo:color="#222222" fo:font-size="12pt" style:font-size-asian="12pt" style:font-size-complex="12pt"/>
    </style:style>
    <style:style style:name="T228_10" style:family="text">
      <style:text-properties fo:background-color="#ffffff" fo:color="#222222" fo:font-size="12pt" style:font-size-asian="12pt" style:font-size-complex="12pt"/>
    </style:style>
    <style:style style:name="T228_11" style:family="text">
      <style:text-properties fo:background-color="#ffffff" fo:color="#222222" fo:font-size="12pt" style:font-size-asian="12pt" style:font-size-complex="12pt"/>
    </style:style>
    <style:style style:name="T228_12" style:family="text">
      <style:text-properties fo:background-color="#ffffff" fo:color="#222222" fo:font-size="12pt" style:font-size-asian="12pt" style:font-size-complex="12pt"/>
    </style:style>
    <style:style style:name="T228_13" style:family="text">
      <style:text-properties fo:background-color="#ffffff" fo:color="#222222" fo:font-size="12pt" style:font-size-asian="12pt" style:font-size-complex="12pt"/>
    </style:style>
    <style:style style:name="T228_14" style:family="text">
      <style:text-properties fo:background-color="#ffffff" fo:color="#222222" fo:font-size="12pt" style:font-size-asian="12pt" style:font-size-complex="12pt"/>
    </style:style>
    <style:style style:name="T228_15" style:family="text">
      <style:text-properties fo:background-color="#ffffff" fo:color="#222222" fo:font-size="12pt" style:font-size-asian="12pt" style:font-size-complex="12pt"/>
    </style:style>
    <style:style style:name="T228_16" style:family="text">
      <style:text-properties fo:background-color="#ffffff" fo:color="#222222" fo:font-size="12pt" style:font-size-asian="12pt" style:font-size-complex="12pt"/>
    </style:style>
    <style:style style:name="T228_17" style:family="text">
      <style:text-properties fo:background-color="#ffffff" fo:color="#222222" fo:font-size="12pt" style:font-size-asian="12pt" style:font-size-complex="12pt"/>
    </style:style>
    <style:style style:name="T228_18" style:family="text">
      <style:text-properties fo:background-color="#ffffff" fo:color="#222222" fo:font-size="12pt" style:font-size-asian="12pt" style:font-size-complex="12pt"/>
    </style:style>
    <style:style style:name="T228_19" style:family="text">
      <style:text-properties fo:background-color="#ffffff" fo:color="#222222" fo:font-size="12pt" style:font-size-asian="12pt" style:font-size-complex="12pt"/>
    </style:style>
    <style:style style:name="T228_20" style:family="text">
      <style:text-properties fo:background-color="#ffffff" fo:color="#222222" fo:font-size="12pt" style:font-size-asian="12pt" style:font-size-complex="12pt"/>
    </style:style>
    <style:style style:name="T228_21" style:family="text">
      <style:text-properties fo:background-color="#ffffff" fo:color="#222222" fo:font-size="12pt" style:font-size-asian="12pt" style:font-size-complex="12pt"/>
    </style:style>
    <style:style style:name="T228_22" style:family="text">
      <style:text-properties fo:background-color="#ffffff" fo:color="#222222" fo:font-size="12pt" style:font-size-asian="12pt" style:font-size-complex="12pt"/>
    </style:style>
    <style:style style:name="T228_23" style:family="text">
      <style:text-properties fo:background-color="#ffffff" fo:color="#222222" fo:font-size="12pt" style:font-size-asian="12pt" style:font-size-complex="12pt"/>
    </style:style>
    <style:style style:name="T228_24" style:family="text">
      <style:text-properties fo:background-color="#ffffff" fo:color="#222222" fo:font-size="12pt" style:font-size-asian="12pt" style:font-size-complex="12pt"/>
    </style:style>
    <style:style style:name="T228_25" style:family="text">
      <style:text-properties fo:background-color="#ffffff" fo:color="#222222" fo:font-size="12pt" style:font-size-asian="12pt" style:font-size-complex="12pt"/>
    </style:style>
    <style:style style:name="T228_26" style:family="text">
      <style:text-properties fo:background-color="#ffffff" fo:color="#222222" fo:font-size="12pt" style:font-size-asian="12pt" style:font-size-complex="12pt"/>
    </style:style>
    <style:style style:name="T228_27" style:family="text">
      <style:text-properties fo:background-color="#ffffff" fo:color="#222222" fo:font-size="12pt" style:font-size-asian="12pt" style:font-size-complex="12pt"/>
    </style:style>
    <style:style style:name="T228_28" style:family="text">
      <style:text-properties fo:background-color="#ffffff" fo:color="#222222" fo:font-size="12pt" style:font-size-asian="12pt" style:font-size-complex="12pt"/>
    </style:style>
    <style:style style:name="T228_29" style:family="text">
      <style:text-properties fo:background-color="#ffffff" fo:color="#222222" fo:font-size="12pt" style:font-size-asian="12pt" style:font-size-complex="12pt"/>
    </style:style>
    <style:style style:name="T228_30" style:family="text">
      <style:text-properties fo:background-color="#ffffff" fo:color="#222222" fo:font-size="12pt" style:font-size-asian="12pt" style:font-size-complex="12pt"/>
    </style:style>
    <style:style style:name="T228_31" style:family="text">
      <style:text-properties fo:background-color="#ffffff" fo:color="#222222" fo:font-size="12pt" style:font-size-asian="12pt" style:font-size-complex="12pt"/>
    </style:style>
    <style:style style:name="T228_32" style:family="text">
      <style:text-properties fo:background-color="#ffffff" fo:color="#222222" fo:font-size="12pt" style:font-size-asian="12pt" style:font-size-complex="12pt"/>
    </style:style>
    <style:style style:name="T228_33" style:family="text">
      <style:text-properties fo:background-color="#ffffff" fo:color="#222222" fo:font-size="12pt" style:font-size-asian="12pt" style:font-size-complex="12pt"/>
    </style:style>
    <style:style style:name="T228_34" style:family="text">
      <style:text-properties fo:background-color="#ffffff" fo:color="#222222" fo:font-size="12pt" style:font-size-asian="12pt" style:font-size-complex="12pt"/>
    </style:style>
    <style:style style:name="T228_35" style:family="text">
      <style:text-properties fo:background-color="#ffffff" fo:color="#222222" fo:font-size="12pt" style:font-size-asian="12pt" style:font-size-complex="12pt"/>
    </style:style>
    <style:style style:name="T228_36" style:family="text">
      <style:text-properties fo:background-color="#ffffff" fo:color="#222222" fo:font-size="12pt" style:font-size-asian="12pt" style:font-size-complex="12pt"/>
    </style:style>
    <style:style style:name="T228_37" style:family="text">
      <style:text-properties fo:background-color="#ffffff" fo:color="#222222" fo:font-size="12pt" style:font-size-asian="12pt" style:font-size-complex="12pt"/>
    </style:style>
    <style:style style:name="T228_38" style:family="text">
      <style:text-properties fo:background-color="#ffffff" fo:color="#222222" fo:font-size="12pt" style:font-size-asian="12pt" style:font-size-complex="12pt"/>
    </style:style>
    <style:style style:name="T228_39" style:family="text">
      <style:text-properties fo:background-color="#ffffff" fo:color="#222222" fo:font-size="12pt" style:font-size-asian="12pt" style:font-size-complex="12pt"/>
    </style:style>
    <style:style style:name="T228_40" style:family="text">
      <style:text-properties fo:background-color="#ffffff" fo:color="#222222" fo:font-size="12pt" style:font-size-asian="12pt" style:font-size-complex="12pt"/>
    </style:style>
    <style:style style:name="T228_41" style:family="text">
      <style:text-properties fo:background-color="#ffffff" fo:color="#222222" fo:font-size="12pt" style:font-size-asian="12pt" style:font-size-complex="12pt"/>
    </style:style>
    <style:style style:name="T228_42" style:family="text">
      <style:text-properties fo:background-color="#ffffff" fo:color="#222222" fo:font-size="12pt" style:font-size-asian="12pt" style:font-size-complex="12pt"/>
    </style:style>
    <style:style style:name="P22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background-color="#ffffff" fo:color="#222222" fo:font-size="12pt" style:font-size-asian="12pt" style:font-size-complex="12pt"/>
    </style:style>
    <style:style style:name="T230_2" style:family="text">
      <style:text-properties fo:background-color="#ffffff" fo:color="#222222" fo:font-size="12pt" style:font-size-asian="12pt" style:font-size-complex="12pt"/>
    </style:style>
    <style:style style:name="T230_3" style:family="text">
      <style:text-properties fo:background-color="#ffffff" fo:color="#222222" fo:font-size="12pt" style:font-size-asian="12pt" style:font-size-complex="12pt"/>
    </style:style>
    <style:style style:name="T230_4" style:family="text">
      <style:text-properties fo:background-color="#ffffff" fo:color="#222222" fo:font-size="12pt" style:font-size-asian="12pt" style:font-size-complex="12pt"/>
    </style:style>
    <style:style style:name="T230_5" style:family="text">
      <style:text-properties fo:background-color="#ffffff" fo:color="#222222" fo:font-size="12pt" style:font-size-asian="12pt" style:font-size-complex="12pt"/>
    </style:style>
    <style:style style:name="T230_6" style:family="text">
      <style:text-properties fo:background-color="#ffffff" fo:color="#222222" fo:font-size="12pt" style:font-size-asian="12pt" style:font-size-complex="12pt"/>
    </style:style>
    <style:style style:name="T230_7" style:family="text">
      <style:text-properties fo:background-color="#ffffff" fo:color="#222222" fo:font-size="12pt" style:font-size-asian="12pt" style:font-size-complex="12pt"/>
    </style:style>
    <style:style style:name="T230_8" style:family="text">
      <style:text-properties fo:background-color="#ffffff" fo:color="#222222" fo:font-size="12pt" style:font-size-asian="12pt" style:font-size-complex="12pt"/>
    </style:style>
    <style:style style:name="T230_9" style:family="text">
      <style:text-properties fo:background-color="#ffffff" fo:color="#222222" fo:font-size="12pt" style:font-size-asian="12pt" style:font-size-complex="12pt"/>
    </style:style>
    <style:style style:name="T230_10" style:family="text">
      <style:text-properties fo:background-color="#ffffff" fo:color="#222222" fo:font-size="12pt" style:font-size-asian="12pt" style:font-size-complex="12pt"/>
    </style:style>
    <style:style style:name="T230_11" style:family="text">
      <style:text-properties fo:background-color="#ffffff" fo:color="#222222" fo:font-size="12pt" style:font-size-asian="12pt" style:font-size-complex="12pt"/>
    </style:style>
    <style:style style:name="T230_12" style:family="text">
      <style:text-properties fo:background-color="#ffffff" fo:color="#222222" fo:font-size="12pt" style:font-size-asian="12pt" style:font-size-complex="12pt"/>
    </style:style>
    <style:style style:name="T230_13" style:family="text">
      <style:text-properties fo:background-color="#ffffff" fo:color="#222222" fo:font-size="12pt" style:font-size-asian="12pt" style:font-size-complex="12pt"/>
    </style:style>
    <style:style style:name="T230_14" style:family="text">
      <style:text-properties fo:background-color="#ffffff" fo:color="#222222" fo:font-size="12pt" style:font-size-asian="12pt" style:font-size-complex="12pt"/>
    </style:style>
    <style:style style:name="T230_15" style:family="text">
      <style:text-properties fo:background-color="#ffffff" fo:color="#222222" fo:font-size="12pt" style:font-size-asian="12pt" style:font-size-complex="12pt"/>
    </style:style>
    <style:style style:name="T230_16" style:family="text">
      <style:text-properties fo:background-color="#ffffff" fo:color="#222222" fo:font-size="12pt" style:font-size-asian="12pt" style:font-size-complex="12pt"/>
    </style:style>
    <style:style style:name="T230_17" style:family="text">
      <style:text-properties fo:background-color="#ffffff" fo:color="#222222" fo:font-size="12pt" style:font-size-asian="12pt" style:font-size-complex="12pt"/>
    </style:style>
    <style:style style:name="T230_18" style:family="text">
      <style:text-properties fo:background-color="#ffffff" fo:color="#222222" fo:font-size="12pt" style:font-size-asian="12pt" style:font-size-complex="12pt"/>
    </style:style>
    <style:style style:name="T230_19" style:family="text">
      <style:text-properties fo:background-color="#ffffff" fo:color="#222222" fo:font-size="12pt" style:font-size-asian="12pt" style:font-size-complex="12pt"/>
    </style:style>
    <style:style style:name="T230_20" style:family="text">
      <style:text-properties fo:background-color="#ffffff" fo:color="#222222" fo:font-size="12pt" style:font-size-asian="12pt" style:font-size-complex="12pt"/>
    </style:style>
    <style:style style:name="T230_21" style:family="text">
      <style:text-properties fo:background-color="#ffffff" fo:color="#222222" fo:font-size="12pt" style:font-size-asian="12pt" style:font-size-complex="12pt"/>
    </style:style>
    <style:style style:name="T230_22" style:family="text">
      <style:text-properties fo:background-color="#ffffff" fo:color="#222222" fo:font-size="12pt" style:font-size-asian="12pt" style:font-size-complex="12pt"/>
    </style:style>
    <style:style style:name="T230_23" style:family="text">
      <style:text-properties fo:background-color="#ffffff" fo:color="#222222" fo:font-size="12pt" style:font-size-asian="12pt" style:font-size-complex="12pt"/>
    </style:style>
    <style:style style:name="T230_24" style:family="text">
      <style:text-properties fo:background-color="#ffffff" fo:color="#222222" fo:font-size="12pt" style:font-size-asian="12pt" style:font-size-complex="12pt"/>
    </style:style>
    <style:style style:name="T230_25" style:family="text">
      <style:text-properties fo:background-color="#ffffff" fo:color="#222222" fo:font-size="12pt" style:font-size-asian="12pt" style:font-size-complex="12pt"/>
    </style:style>
    <style:style style:name="T230_26" style:family="text">
      <style:text-properties fo:background-color="#ffffff" fo:color="#222222" fo:font-size="12pt" style:font-size-asian="12pt" style:font-size-complex="12pt"/>
    </style:style>
    <style:style style:name="T230_27" style:family="text">
      <style:text-properties fo:background-color="#ffffff" fo:color="#222222" fo:font-size="12pt" style:font-size-asian="12pt" style:font-size-complex="12pt"/>
    </style:style>
    <style:style style:name="T230_28" style:family="text">
      <style:text-properties fo:background-color="#ffffff" fo:color="#222222" fo:font-size="12pt" style:font-size-asian="12pt" style:font-size-complex="12pt"/>
    </style:style>
    <style:style style:name="T230_29" style:family="text">
      <style:text-properties fo:background-color="#ffffff" fo:color="#222222" fo:font-size="12pt" style:font-size-asian="12pt" style:font-size-complex="12pt"/>
    </style:style>
    <style:style style:name="T230_30" style:family="text">
      <style:text-properties fo:background-color="#ffffff" fo:color="#222222" fo:font-size="12pt" style:font-size-asian="12pt" style:font-size-complex="12pt"/>
    </style:style>
    <style:style style:name="T230_31" style:family="text">
      <style:text-properties fo:background-color="#ffffff" fo:color="#222222" fo:font-size="12pt" style:font-size-asian="12pt" style:font-size-complex="12pt"/>
    </style:style>
    <style:style style:name="T230_32" style:family="text">
      <style:text-properties fo:background-color="#ffffff" fo:color="#222222" fo:font-size="12pt" style:font-size-asian="12pt" style:font-size-complex="12pt"/>
    </style:style>
    <style:style style:name="T230_33" style:family="text">
      <style:text-properties fo:background-color="#ffffff" fo:color="#222222" fo:font-size="12pt" style:font-size-asian="12pt" style:font-size-complex="12pt"/>
    </style:style>
    <style:style style:name="T230_34" style:family="text">
      <style:text-properties fo:background-color="#ffffff" fo:color="#222222" fo:font-size="12pt" style:font-size-asian="12pt" style:font-size-complex="12pt"/>
    </style:style>
    <style:style style:name="T230_35" style:family="text">
      <style:text-properties fo:background-color="#ffffff" fo:color="#222222" fo:font-size="12pt" style:font-size-asian="12pt" style:font-size-complex="12pt"/>
    </style:style>
    <style:style style:name="T230_36" style:family="text">
      <style:text-properties fo:background-color="#ffffff" fo:color="#222222" fo:font-size="12pt" style:font-size-asian="12pt" style:font-size-complex="12pt"/>
    </style:style>
    <style:style style:name="T230_37" style:family="text">
      <style:text-properties fo:background-color="#ffffff" fo:color="#222222" fo:font-size="12pt" style:font-size-asian="12pt" style:font-size-complex="12pt"/>
    </style:style>
    <style:style style:name="T230_38" style:family="text">
      <style:text-properties fo:background-color="#ffffff" fo:color="#222222" fo:font-size="12pt" style:font-size-asian="12pt" style:font-size-complex="12pt"/>
    </style:style>
    <style:style style:name="T230_39" style:family="text">
      <style:text-properties fo:background-color="#ffffff" fo:color="#222222" fo:font-size="12pt" style:font-size-asian="12pt" style:font-size-complex="12pt"/>
    </style:style>
    <style:style style:name="T230_40" style:family="text">
      <style:text-properties fo:background-color="#ffffff" fo:color="#222222" fo:font-size="12pt" style:font-size-asian="12pt" style:font-size-complex="12pt"/>
    </style:style>
    <style:style style:name="T230_41" style:family="text">
      <style:text-properties fo:background-color="#ffffff" fo:color="#222222" fo:font-size="12pt" style:font-size-asian="12pt" style:font-size-complex="12pt"/>
    </style:style>
    <style:style style:name="T230_42" style:family="text">
      <style:text-properties fo:background-color="#ffffff" fo:color="#222222" fo:font-size="12pt" style:font-size-asian="12pt" style:font-size-complex="12pt"/>
    </style:style>
    <style:style style:name="T230_43" style:family="text">
      <style:text-properties fo:background-color="#ffffff" fo:color="#222222" fo:font-size="12pt" style:font-size-asian="12pt" style:font-size-complex="12pt"/>
    </style:style>
    <style:style style:name="T230_44" style:family="text">
      <style:text-properties fo:background-color="#ffffff" fo:color="#222222" fo:font-size="12pt" style:font-size-asian="12pt" style:font-size-complex="12pt"/>
    </style:style>
    <style:style style:name="T230_45" style:family="text">
      <style:text-properties fo:background-color="#ffffff" fo:color="#222222" fo:font-size="12pt" style:font-size-asian="12pt" style:font-size-complex="12pt"/>
    </style:style>
    <style:style style:name="T230_46" style:family="text">
      <style:text-properties fo:background-color="#ffffff" fo:color="#222222" fo:font-size="12pt" style:font-size-asian="12pt" style:font-size-complex="12pt"/>
    </style:style>
    <style:style style:name="T230_47" style:family="text">
      <style:text-properties fo:background-color="#ffffff" fo:color="#222222" fo:font-size="12pt" style:font-size-asian="12pt" style:font-size-complex="12pt"/>
    </style:style>
    <style:style style:name="T230_48" style:family="text">
      <style:text-properties fo:background-color="#ffffff" fo:color="#222222" fo:font-size="12pt" style:font-size-asian="12pt" style:font-size-complex="12pt"/>
    </style:style>
    <style:style style:name="T230_49" style:family="text">
      <style:text-properties fo:background-color="#ffffff" fo:color="#222222" fo:font-size="12pt" style:font-size-asian="12pt" style:font-size-complex="12pt"/>
    </style:style>
    <style:style style:name="T230_50" style:family="text">
      <style:text-properties fo:background-color="#ffffff" fo:color="#222222" fo:font-size="12pt" style:font-size-asian="12pt" style:font-size-complex="12pt"/>
    </style:style>
    <style:style style:name="T230_51" style:family="text">
      <style:text-properties fo:background-color="#ffffff" fo:color="#222222" fo:font-size="12pt" style:font-size-asian="12pt" style:font-size-complex="12pt"/>
    </style:style>
    <style:style style:name="T230_52" style:family="text">
      <style:text-properties fo:background-color="#ffffff" fo:color="#222222" fo:font-size="12pt" style:font-size-asian="12pt" style:font-size-complex="12pt"/>
    </style:style>
    <style:style style:name="T230_53" style:family="text">
      <style:text-properties fo:background-color="#ffffff" fo:color="#222222" fo:font-size="12pt" style:font-size-asian="12pt" style:font-size-complex="12pt"/>
    </style:style>
    <style:style style:name="T230_54" style:family="text">
      <style:text-properties fo:background-color="#ffffff" fo:color="#222222"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2pt" style:font-size-asian="12pt" style:font-size-complex="12pt"/>
    </style:style>
    <style:style style:name="T232_2" style:family="text">
      <style:text-properties fo:background-color="#ffffff" fo:color="#222222" fo:font-size="12pt" style:font-size-asian="12pt" style:font-size-complex="12pt"/>
    </style:style>
    <style:style style:name="T232_3" style:family="text">
      <style:text-properties fo:background-color="#ffffff" fo:color="#222222" fo:font-size="12pt" style:font-size-asian="12pt" style:font-size-complex="12pt"/>
    </style:style>
    <style:style style:name="T232_4" style:family="text">
      <style:text-properties fo:background-color="#ffffff" fo:color="#222222" fo:font-size="12pt" style:font-size-asian="12pt" style:font-size-complex="12pt"/>
    </style:style>
    <style:style style:name="T232_5" style:family="text">
      <style:text-properties fo:background-color="#ffffff" fo:color="#222222" fo:font-size="12pt" style:font-size-asian="12pt" style:font-size-complex="12pt"/>
    </style:style>
    <style:style style:name="T232_6" style:family="text">
      <style:text-properties fo:background-color="#ffffff" fo:color="#222222" fo:font-size="12pt" style:font-size-asian="12pt" style:font-size-complex="12pt"/>
    </style:style>
    <style:style style:name="T232_7" style:family="text">
      <style:text-properties fo:background-color="#ffffff" fo:color="#222222" fo:font-size="12pt" style:font-size-asian="12pt" style:font-size-complex="12pt"/>
    </style:style>
    <style:style style:name="T232_8" style:family="text">
      <style:text-properties fo:background-color="#ffffff" fo:color="#222222" fo:font-size="12pt" style:font-size-asian="12pt" style:font-size-complex="12pt"/>
    </style:style>
    <style:style style:name="T232_9" style:family="text">
      <style:text-properties fo:background-color="#ffffff" fo:color="#222222" fo:font-size="12pt" style:font-size-asian="12pt" style:font-size-complex="12pt"/>
    </style:style>
    <style:style style:name="T232_10" style:family="text">
      <style:text-properties fo:background-color="#ffffff" fo:color="#222222" fo:font-size="12pt" style:font-size-asian="12pt" style:font-size-complex="12pt"/>
    </style:style>
    <style:style style:name="T232_11" style:family="text">
      <style:text-properties fo:background-color="#ffffff" fo:color="#222222" fo:font-size="12pt" style:font-size-asian="12pt" style:font-size-complex="12pt"/>
    </style:style>
    <style:style style:name="T232_12" style:family="text">
      <style:text-properties fo:background-color="#ffffff" fo:color="#222222" fo:font-size="12pt" style:font-size-asian="12pt" style:font-size-complex="12pt"/>
    </style:style>
    <style:style style:name="T232_13" style:family="text">
      <style:text-properties fo:background-color="#ffffff" fo:color="#222222" fo:font-size="12pt" style:font-size-asian="12pt" style:font-size-complex="12pt"/>
    </style:style>
    <style:style style:name="T232_14" style:family="text">
      <style:text-properties fo:background-color="#ffffff" fo:color="#222222" fo:font-size="12pt" style:font-size-asian="12pt" style:font-size-complex="12pt"/>
    </style:style>
    <style:style style:name="T232_15" style:family="text">
      <style:text-properties fo:background-color="#ffffff" fo:color="#222222" fo:font-size="12pt" style:font-size-asian="12pt" style:font-size-complex="12pt"/>
    </style:style>
    <style:style style:name="T232_16" style:family="text">
      <style:text-properties fo:background-color="#ffffff" fo:color="#222222" fo:font-size="12pt" style:font-size-asian="12pt" style:font-size-complex="12pt"/>
    </style:style>
    <style:style style:name="T232_17" style:family="text">
      <style:text-properties fo:background-color="#ffffff" fo:color="#222222" fo:font-size="12pt" style:font-size-asian="12pt" style:font-size-complex="12pt"/>
    </style:style>
    <style:style style:name="T232_18" style:family="text">
      <style:text-properties fo:background-color="#ffffff" fo:color="#222222" fo:font-size="12pt" style:font-size-asian="12pt" style:font-size-complex="12pt"/>
    </style:style>
    <style:style style:name="T232_19" style:family="text">
      <style:text-properties fo:background-color="#ffffff" fo:color="#222222" fo:font-size="12pt" style:font-size-asian="12pt" style:font-size-complex="12pt"/>
    </style:style>
    <style:style style:name="T232_20" style:family="text">
      <style:text-properties fo:background-color="#ffffff" fo:color="#222222" fo:font-size="12pt" style:font-size-asian="12pt" style:font-size-complex="12pt"/>
    </style:style>
    <style:style style:name="T232_21" style:family="text">
      <style:text-properties fo:background-color="#ffffff" fo:color="#222222" fo:font-size="12pt" style:font-size-asian="12pt" style:font-size-complex="12pt"/>
    </style:style>
    <style:style style:name="T232_22" style:family="text">
      <style:text-properties fo:background-color="#ffffff" fo:color="#222222" fo:font-size="12pt" style:font-size-asian="12pt" style:font-size-complex="12pt"/>
    </style:style>
    <style:style style:name="T232_23" style:family="text">
      <style:text-properties fo:background-color="#ffffff" fo:color="#222222" fo:font-size="12pt" style:font-size-asian="12pt" style:font-size-complex="12pt"/>
    </style:style>
    <style:style style:name="T232_24" style:family="text">
      <style:text-properties fo:background-color="#ffffff" fo:color="#222222" fo:font-size="12pt" style:font-size-asian="12pt" style:font-size-complex="12pt"/>
    </style:style>
    <style:style style:name="T232_25" style:family="text">
      <style:text-properties fo:background-color="#ffffff" fo:color="#222222" fo:font-size="12pt" style:font-size-asian="12pt" style:font-size-complex="12pt"/>
    </style:style>
    <style:style style:name="T232_26" style:family="text">
      <style:text-properties fo:background-color="#ffffff" fo:color="#222222" fo:font-size="12pt" style:font-size-asian="12pt" style:font-size-complex="12pt"/>
    </style:style>
    <style:style style:name="T232_27" style:family="text">
      <style:text-properties fo:background-color="#ffffff" fo:color="#222222" fo:font-size="12pt" style:font-size-asian="12pt" style:font-size-complex="12pt"/>
    </style:style>
    <style:style style:name="T232_28" style:family="text">
      <style:text-properties fo:background-color="#ffffff" fo:color="#222222" fo:font-size="12pt" style:font-size-asian="12pt" style:font-size-complex="12pt"/>
    </style:style>
    <style:style style:name="T232_29" style:family="text">
      <style:text-properties fo:background-color="#ffffff" fo:color="#222222" fo:font-size="12pt" style:font-size-asian="12pt" style:font-size-complex="12pt"/>
    </style:style>
    <style:style style:name="T232_30" style:family="text">
      <style:text-properties fo:background-color="#ffffff" fo:color="#222222" fo:font-size="12pt" style:font-size-asian="12pt" style:font-size-complex="12pt"/>
    </style:style>
    <style:style style:name="T232_31" style:family="text">
      <style:text-properties fo:background-color="#ffffff" fo:color="#222222" fo:font-size="12pt" style:font-size-asian="12pt" style:font-size-complex="12pt"/>
    </style:style>
    <style:style style:name="T232_32" style:family="text">
      <style:text-properties fo:background-color="#ffffff" fo:color="#222222" fo:font-size="12pt" style:font-size-asian="12pt" style:font-size-complex="12pt"/>
    </style:style>
    <style:style style:name="T232_33" style:family="text">
      <style:text-properties fo:background-color="#ffffff" fo:color="#222222" fo:font-size="12pt" style:font-size-asian="12pt" style:font-size-complex="12pt"/>
    </style:style>
    <style:style style:name="T232_34" style:family="text">
      <style:text-properties fo:background-color="#ffffff" fo:color="#222222" fo:font-size="12pt" style:font-size-asian="12pt" style:font-size-complex="12pt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4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4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background-color="#ffffff" fo:color="#222222" fo:font-size="12pt" style:font-size-asian="12pt" style:font-size-complex="12pt"/>
    </style:style>
    <style:style style:name="T235_2" style:family="text">
      <style:text-properties fo:background-color="#ffffff" fo:color="#222222" fo:font-size="12pt" style:font-size-asian="12pt" style:font-size-complex="12pt"/>
    </style:style>
    <style:style style:name="T235_3" style:family="text">
      <style:text-properties fo:background-color="#ffffff" fo:color="#222222" fo:font-size="12pt" style:font-size-asian="12pt" style:font-size-complex="12pt"/>
    </style:style>
    <style:style style:name="T235_4" style:family="text">
      <style:text-properties fo:background-color="#ffffff" fo:color="#222222" fo:font-size="12pt" style:font-size-asian="12pt" style:font-size-complex="12pt"/>
    </style:style>
    <style:style style:name="T235_5" style:family="text">
      <style:text-properties fo:background-color="#ffffff" fo:color="#222222" fo:font-size="12pt" style:font-size-asian="12pt" style:font-size-complex="12pt"/>
    </style:style>
    <style:style style:name="T235_6" style:family="text">
      <style:text-properties fo:background-color="#ffffff" fo:color="#222222" fo:font-size="12pt" style:font-size-asian="12pt" style:font-size-complex="12pt"/>
    </style:style>
    <style:style style:name="T235_7" style:family="text">
      <style:text-properties fo:background-color="#ffffff" fo:color="#222222" fo:font-size="12pt" style:font-size-asian="12pt" style:font-size-complex="12pt"/>
    </style:style>
    <style:style style:name="T235_8" style:family="text">
      <style:text-properties fo:background-color="#ffffff" fo:color="#222222" fo:font-size="12pt" style:font-size-asian="12pt" style:font-size-complex="12pt"/>
    </style:style>
    <style:style style:name="T235_9" style:family="text">
      <style:text-properties fo:background-color="#ffffff" fo:color="#222222" fo:font-size="12pt" style:font-size-asian="12pt" style:font-size-complex="12pt"/>
    </style:style>
    <style:style style:name="T235_10" style:family="text">
      <style:text-properties fo:background-color="#ffffff" fo:color="#222222" fo:font-size="12pt" style:font-size-asian="12pt" style:font-size-complex="12pt"/>
    </style:style>
    <style:style style:name="T235_11" style:family="text">
      <style:text-properties fo:background-color="#ffffff" fo:color="#222222" fo:font-size="12pt" style:font-size-asian="12pt" style:font-size-complex="12pt"/>
    </style:style>
    <style:style style:name="T235_12" style:family="text">
      <style:text-properties fo:background-color="#ffffff" fo:color="#222222" fo:font-size="12pt" style:font-size-asian="12pt" style:font-size-complex="12pt"/>
    </style:style>
    <style:style style:name="T235_13" style:family="text">
      <style:text-properties fo:background-color="#ffffff" fo:color="#222222" fo:font-size="12pt" style:font-size-asian="12pt" style:font-size-complex="12pt"/>
    </style:style>
    <style:style style:name="T235_14" style:family="text">
      <style:text-properties fo:background-color="#ffffff" fo:color="#222222" fo:font-size="12pt" style:font-size-asian="12pt" style:font-size-complex="12pt"/>
    </style:style>
    <style:style style:name="T235_15" style:family="text">
      <style:text-properties fo:background-color="#ffffff" fo:color="#222222" fo:font-size="12pt" style:font-size-asian="12pt" style:font-size-complex="12pt"/>
    </style:style>
    <style:style style:name="T235_16" style:family="text">
      <style:text-properties fo:background-color="#ffffff" fo:color="#222222" fo:font-size="12pt" style:font-size-asian="12pt" style:font-size-complex="12pt"/>
    </style:style>
    <style:style style:name="T235_17" style:family="text">
      <style:text-properties fo:background-color="#ffffff" fo:color="#222222" fo:font-size="12pt" style:font-size-asian="12pt" style:font-size-complex="12pt"/>
    </style:style>
    <style:style style:name="T235_18" style:family="text">
      <style:text-properties fo:background-color="#ffffff" fo:color="#222222" fo:font-size="12pt" style:font-size-asian="12pt" style:font-size-complex="12pt"/>
    </style:style>
    <style:style style:name="T235_19" style:family="text">
      <style:text-properties fo:background-color="#ffffff" fo:color="#222222" fo:font-size="12pt" style:font-size-asian="12pt" style:font-size-complex="12pt"/>
    </style:style>
    <style:style style:name="T235_20" style:family="text">
      <style:text-properties fo:background-color="#ffffff" fo:color="#222222" fo:font-size="12pt" style:font-size-asian="12pt" style:font-size-complex="12pt"/>
    </style:style>
    <style:style style:name="T235_21" style:family="text">
      <style:text-properties fo:background-color="#ffffff" fo:color="#222222" fo:font-size="12pt" style:font-size-asian="12pt" style:font-size-complex="12pt"/>
    </style:style>
    <style:style style:name="T235_22" style:family="text">
      <style:text-properties fo:background-color="#ffffff" fo:color="#222222" fo:font-size="12pt" style:font-size-asian="12pt" style:font-size-complex="12pt"/>
    </style:style>
    <style:style style:name="T235_23" style:family="text">
      <style:text-properties fo:background-color="#ffffff" fo:color="#222222" fo:font-size="12pt" style:font-size-asian="12pt" style:font-size-complex="12pt"/>
    </style:style>
    <style:style style:name="T235_24" style:family="text">
      <style:text-properties fo:background-color="#ffffff" fo:color="#222222" fo:font-size="12pt" style:font-size-asian="12pt" style:font-size-complex="12pt"/>
    </style:style>
    <style:style style:name="T235_25" style:family="text">
      <style:text-properties fo:background-color="#ffffff" fo:color="#222222" fo:font-size="12pt" style:font-size-asian="12pt" style:font-size-complex="12pt"/>
    </style:style>
    <style:style style:name="T235_26" style:family="text">
      <style:text-properties fo:background-color="#ffffff" fo:color="#222222" fo:font-size="12pt" style:font-size-asian="12pt" style:font-size-complex="12pt"/>
    </style:style>
    <style:style style:name="T235_27" style:family="text">
      <style:text-properties fo:background-color="#ffffff" fo:color="#222222" fo:font-size="12pt" style:font-size-asian="12pt" style:font-size-complex="12pt"/>
    </style:style>
    <style:style style:name="T235_28" style:family="text">
      <style:text-properties fo:background-color="#ffffff" fo:color="#222222" fo:font-size="12pt" style:font-size-asian="12pt" style:font-size-complex="12pt"/>
    </style:style>
    <style:style style:name="T235_29" style:family="text">
      <style:text-properties fo:background-color="#ffffff" fo:color="#222222" fo:font-size="12pt" style:font-size-asian="12pt" style:font-size-complex="12pt"/>
    </style:style>
    <style:style style:name="T235_30" style:family="text">
      <style:text-properties fo:background-color="#ffffff" fo:color="#222222" fo:font-size="12pt" style:font-size-asian="12pt" style:font-size-complex="12pt"/>
    </style:style>
    <style:style style:name="T235_31" style:family="text">
      <style:text-properties fo:background-color="#ffffff" fo:color="#222222" fo:font-size="12pt" style:font-size-asian="12pt" style:font-size-complex="12pt"/>
    </style:style>
    <style:style style:name="T235_32" style:family="text">
      <style:text-properties fo:background-color="#ffffff" fo:color="#222222" fo:font-size="12pt" style:font-size-asian="12pt" style:font-size-complex="12pt"/>
    </style:style>
    <style:style style:name="T235_33" style:family="text">
      <style:text-properties fo:background-color="#ffffff" fo:color="#222222" fo:font-size="12pt" style:font-size-asian="12pt" style:font-size-complex="12pt"/>
    </style:style>
    <style:style style:name="T235_34" style:family="text">
      <style:text-properties fo:background-color="#ffffff" fo:color="#222222" fo:font-size="12pt" style:font-size-asian="12pt" style:font-size-complex="12pt"/>
    </style:style>
    <style:style style:name="T235_35" style:family="text">
      <style:text-properties fo:background-color="#ffffff" fo:color="#222222" fo:font-size="12pt" style:font-size-asian="12pt" style:font-size-complex="12pt"/>
    </style:style>
    <style:style style:name="T235_36" style:family="text">
      <style:text-properties fo:background-color="#ffffff" fo:color="#222222" fo:font-size="12pt" style:font-size-asian="12pt" style:font-size-complex="12pt"/>
    </style:style>
    <style:style style:name="T235_37" style:family="text">
      <style:text-properties fo:background-color="#ffffff" fo:color="#222222" fo:font-size="12pt" style:font-size-asian="12pt" style:font-size-complex="12pt"/>
    </style:style>
    <style:style style:name="T235_38" style:family="text">
      <style:text-properties fo:background-color="#ffffff" fo:color="#222222" fo:font-size="12pt" style:font-size-asian="12pt" style:font-size-complex="12pt"/>
    </style:style>
    <style:style style:name="T235_39" style:family="text">
      <style:text-properties fo:background-color="#ffffff" fo:color="#222222" fo:font-size="12pt" style:font-size-asian="12pt" style:font-size-complex="12pt"/>
    </style:style>
    <style:style style:name="T235_40" style:family="text">
      <style:text-properties fo:background-color="#ffffff" fo:color="#222222" fo:font-size="12pt" style:font-size-asian="12pt" style:font-size-complex="12pt"/>
    </style:style>
    <style:style style:name="T235_41" style:family="text">
      <style:text-properties fo:background-color="#ffffff" fo:color="#222222" fo:font-size="12pt" style:font-size-asian="12pt" style:font-size-complex="12pt"/>
    </style:style>
    <style:style style:name="T235_42" style:family="text">
      <style:text-properties fo:background-color="#ffffff" fo:color="#222222" fo:font-size="12pt" style:font-size-asian="12pt" style:font-size-complex="12pt"/>
    </style:style>
    <style:style style:name="T235_43" style:family="text">
      <style:text-properties fo:background-color="#ffffff" fo:color="#222222" fo:font-size="12pt" style:font-size-asian="12pt" style:font-size-complex="12pt"/>
    </style:style>
    <style:style style:name="T235_44" style:family="text">
      <style:text-properties fo:background-color="#ffffff" fo:color="#222222" fo:font-size="12pt" style:font-size-asian="12pt" style:font-size-complex="12pt"/>
    </style:style>
    <style:style style:name="T235_45" style:family="text">
      <style:text-properties fo:background-color="#ffffff" fo:color="#222222" fo:font-size="12pt" style:font-size-asian="12pt" style:font-size-complex="12pt"/>
    </style:style>
    <style:style style:name="T235_46" style:family="text">
      <style:text-properties fo:background-color="#ffffff" fo:color="#222222" fo:font-size="12pt" style:font-size-asian="12pt" style:font-size-complex="12pt"/>
    </style:style>
    <style:style style:name="T235_47" style:family="text">
      <style:text-properties fo:background-color="#ffffff" fo:color="#222222" fo:font-size="12pt" style:font-size-asian="12pt" style:font-size-complex="12pt"/>
    </style:style>
    <style:style style:name="T235_48" style:family="text">
      <style:text-properties fo:background-color="#ffffff" fo:color="#222222"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background-color="#ffffff" fo:color="#222222" fo:font-size="12pt" style:font-size-asian="12pt" style:font-size-complex="12pt"/>
    </style:style>
    <style:style style:name="T236_2" style:family="text">
      <style:text-properties fo:background-color="#ffffff" fo:color="#222222" fo:font-size="12pt" style:font-size-asian="12pt" style:font-size-complex="12pt"/>
    </style:style>
    <style:style style:name="T236_3" style:family="text">
      <style:text-properties fo:background-color="#ffffff" fo:color="#222222" fo:font-size="12pt" style:font-size-asian="12pt" style:font-size-complex="12pt"/>
    </style:style>
    <style:style style:name="T236_4" style:family="text">
      <style:text-properties fo:background-color="#ffffff" fo:color="#222222" fo:font-size="12pt" style:font-size-asian="12pt" style:font-size-complex="12pt"/>
    </style:style>
    <style:style style:name="T236_5" style:family="text">
      <style:text-properties fo:background-color="#ffffff" fo:color="#222222" fo:font-size="12pt" style:font-size-asian="12pt" style:font-size-complex="12pt"/>
    </style:style>
    <style:style style:name="T236_6" style:family="text">
      <style:text-properties fo:background-color="#ffffff" fo:color="#222222" fo:font-size="12pt" style:font-size-asian="12pt" style:font-size-complex="12pt"/>
    </style:style>
    <style:style style:name="T236_7" style:family="text">
      <style:text-properties fo:background-color="#ffffff" fo:color="#222222" fo:font-size="12pt" style:font-size-asian="12pt" style:font-size-complex="12pt"/>
    </style:style>
    <style:style style:name="T236_8" style:family="text">
      <style:text-properties fo:background-color="#ffffff" fo:color="#222222" fo:font-size="12pt" style:font-size-asian="12pt" style:font-size-complex="12pt"/>
    </style:style>
    <style:style style:name="T236_9" style:family="text">
      <style:text-properties fo:background-color="#ffffff" fo:color="#222222" fo:font-size="12pt" style:font-size-asian="12pt" style:font-size-complex="12pt"/>
    </style:style>
    <style:style style:name="T236_10" style:family="text">
      <style:text-properties fo:background-color="#ffffff" fo:color="#222222" fo:font-size="12pt" style:font-size-asian="12pt" style:font-size-complex="12pt"/>
    </style:style>
    <style:style style:name="T236_11" style:family="text">
      <style:text-properties fo:background-color="#ffffff" fo:color="#222222" fo:font-size="12pt" style:font-size-asian="12pt" style:font-size-complex="12pt"/>
    </style:style>
    <style:style style:name="T236_12" style:family="text">
      <style:text-properties fo:background-color="#ffffff" fo:color="#222222" fo:font-size="12pt" style:font-size-asian="12pt" style:font-size-complex="12pt"/>
    </style:style>
    <style:style style:name="T236_13" style:family="text">
      <style:text-properties fo:background-color="#ffffff" fo:color="#222222" fo:font-size="12pt" style:font-size-asian="12pt" style:font-size-complex="12pt"/>
    </style:style>
    <style:style style:name="T236_14" style:family="text">
      <style:text-properties fo:background-color="#ffffff" fo:color="#222222" fo:font-size="12pt" style:font-size-asian="12pt" style:font-size-complex="12pt"/>
    </style:style>
    <style:style style:name="T236_15" style:family="text">
      <style:text-properties fo:background-color="#ffffff" fo:color="#222222" fo:font-size="12pt" style:font-size-asian="12pt" style:font-size-complex="12pt"/>
    </style:style>
    <style:style style:name="T236_16" style:family="text">
      <style:text-properties fo:background-color="#ffffff" fo:color="#222222" fo:font-size="12pt" style:font-size-asian="12pt" style:font-size-complex="12pt"/>
    </style:style>
    <style:style style:name="T236_17" style:family="text">
      <style:text-properties fo:background-color="#ffffff" fo:color="#222222" fo:font-size="12pt" style:font-size-asian="12pt" style:font-size-complex="12pt"/>
    </style:style>
    <style:style style:name="T236_18" style:family="text">
      <style:text-properties fo:background-color="#ffffff" fo:color="#222222" fo:font-size="12pt" style:font-size-asian="12pt" style:font-size-complex="12pt"/>
    </style:style>
    <style:style style:name="T236_19" style:family="text">
      <style:text-properties fo:background-color="#ffffff" fo:color="#222222" fo:font-size="12pt" style:font-size-asian="12pt" style:font-size-complex="12pt"/>
    </style:style>
    <style:style style:name="T236_20" style:family="text">
      <style:text-properties fo:background-color="#ffffff" fo:color="#222222" fo:font-size="12pt" style:font-size-asian="12pt" style:font-size-complex="12pt"/>
    </style:style>
    <style:style style:name="T236_21" style:family="text">
      <style:text-properties fo:background-color="#ffffff" fo:color="#222222" fo:font-size="12pt" style:font-size-asian="12pt" style:font-size-complex="12pt"/>
    </style:style>
    <style:style style:name="T236_22" style:family="text">
      <style:text-properties fo:background-color="#ffffff" fo:color="#222222" fo:font-size="12pt" style:font-size-asian="12pt" style:font-size-complex="12pt"/>
    </style:style>
    <style:style style:name="T236_23" style:family="text">
      <style:text-properties fo:background-color="#ffffff" fo:color="#222222" fo:font-size="12pt" style:font-size-asian="12pt" style:font-size-complex="12pt"/>
    </style:style>
    <style:style style:name="T236_24" style:family="text">
      <style:text-properties fo:background-color="#ffffff" fo:color="#222222" fo:font-size="12pt" style:font-size-asian="12pt" style:font-size-complex="12pt"/>
    </style:style>
    <style:style style:name="T236_25" style:family="text">
      <style:text-properties fo:background-color="#ffffff" fo:color="#222222" fo:font-size="12pt" style:font-size-asian="12pt" style:font-size-complex="12pt"/>
    </style:style>
    <style:style style:name="T236_26" style:family="text">
      <style:text-properties fo:background-color="#ffffff" fo:color="#222222" fo:font-size="12pt" style:font-size-asian="12pt" style:font-size-complex="12pt"/>
    </style:style>
    <style:style style:name="T236_27" style:family="text">
      <style:text-properties fo:background-color="#ffffff" fo:color="#222222" fo:font-size="12pt" style:font-size-asian="12pt" style:font-size-complex="12pt"/>
    </style:style>
    <style:style style:name="T236_28" style:family="text">
      <style:text-properties fo:background-color="#ffffff" fo:color="#222222" fo:font-size="12pt" style:font-size-asian="12pt" style:font-size-complex="12pt"/>
    </style:style>
    <style:style style:name="T236_29" style:family="text">
      <style:text-properties fo:background-color="#ffffff" fo:color="#222222" fo:font-size="12pt" style:font-size-asian="12pt" style:font-size-complex="12pt"/>
    </style:style>
    <style:style style:name="T236_30" style:family="text">
      <style:text-properties fo:background-color="#ffffff" fo:color="#222222" fo:font-size="12pt" style:font-size-asian="12pt" style:font-size-complex="12pt"/>
    </style:style>
    <style:style style:name="T236_31" style:family="text">
      <style:text-properties fo:background-color="#ffffff" fo:color="#222222" fo:font-size="12pt" style:font-size-asian="12pt" style:font-size-complex="12pt"/>
    </style:style>
    <style:style style:name="T236_32" style:family="text">
      <style:text-properties fo:background-color="#ffffff" fo:color="#222222" fo:font-size="12pt" style:font-size-asian="12pt" style:font-size-complex="12pt"/>
    </style:style>
    <style:style style:name="T236_33" style:family="text">
      <style:text-properties fo:background-color="#ffffff" fo:color="#222222" fo:font-size="12pt" style:font-size-asian="12pt" style:font-size-complex="12pt"/>
    </style:style>
    <style:style style:name="T236_34" style:family="text">
      <style:text-properties fo:background-color="#ffffff" fo:color="#222222" fo:font-size="12pt" style:font-size-asian="12pt" style:font-size-complex="12pt"/>
    </style:style>
    <style:style style:name="T236_35" style:family="text">
      <style:text-properties fo:background-color="#ffffff" fo:color="#222222" fo:font-size="12pt" style:font-size-asian="12pt" style:font-size-complex="12pt"/>
    </style:style>
    <style:style style:name="T236_36" style:family="text">
      <style:text-properties fo:background-color="#ffffff" fo:color="#222222" fo:font-size="12pt" style:font-size-asian="12pt" style:font-size-complex="12pt"/>
    </style:style>
    <style:style style:name="T236_37" style:family="text">
      <style:text-properties fo:background-color="#ffffff" fo:color="#222222" fo:font-size="12pt" style:font-size-asian="12pt" style:font-size-complex="12pt"/>
    </style:style>
    <style:style style:name="T236_38" style:family="text">
      <style:text-properties fo:background-color="#ffffff" fo:color="#222222" fo:font-size="12pt" style:font-size-asian="12pt" style:font-size-complex="12pt"/>
    </style:style>
    <style:style style:name="T236_39" style:family="text">
      <style:text-properties fo:background-color="#ffffff" fo:color="#222222" fo:font-size="12pt" style:font-size-asian="12pt" style:font-size-complex="12pt"/>
    </style:style>
    <style:style style:name="T236_40" style:family="text">
      <style:text-properties fo:background-color="#ffffff" fo:color="#222222" fo:font-size="12pt" style:font-size-asian="12pt" style:font-size-complex="12pt"/>
    </style:style>
    <style:style style:name="T236_41" style:family="text">
      <style:text-properties fo:background-color="#ffffff" fo:color="#222222" fo:font-size="12pt" style:font-size-asian="12pt" style:font-size-complex="12pt"/>
    </style:style>
    <style:style style:name="T236_42" style:family="text">
      <style:text-properties fo:background-color="#ffffff" fo:color="#222222" fo:font-size="12pt" style:font-size-asian="12pt" style:font-size-complex="12pt"/>
    </style:style>
    <style:style style:name="T236_43" style:family="text">
      <style:text-properties fo:background-color="#ffffff" fo:color="#222222" fo:font-size="12pt" style:font-size-asian="12pt" style:font-size-complex="12pt"/>
    </style:style>
    <style:style style:name="T236_44" style:family="text">
      <style:text-properties fo:background-color="#ffffff" fo:color="#222222" fo:font-size="12pt" style:font-size-asian="12pt" style:font-size-complex="12pt"/>
    </style:style>
    <style:style style:name="T236_45" style:family="text">
      <style:text-properties fo:background-color="#ffffff" fo:color="#222222" fo:font-size="12pt" style:font-size-asian="12pt" style:font-size-complex="12pt"/>
    </style:style>
    <style:style style:name="T236_46" style:family="text">
      <style:text-properties fo:background-color="#ffffff" fo:color="#222222" fo:font-size="12pt" style:font-size-asian="12pt" style:font-size-complex="12pt"/>
    </style:style>
    <style:style style:name="T236_47" style:family="text">
      <style:text-properties fo:background-color="#ffffff" fo:color="#222222" fo:font-size="12pt" style:font-size-asian="12pt" style:font-size-complex="12pt"/>
    </style:style>
    <style:style style:name="T236_48" style:family="text">
      <style:text-properties fo:background-color="#ffffff" fo:color="#222222" fo:font-size="12pt" style:font-size-asian="12pt" style:font-size-complex="12pt"/>
    </style:style>
    <style:style style:name="T236_49" style:family="text">
      <style:text-properties fo:background-color="#ffffff" fo:color="#222222" fo:font-size="12pt" style:font-size-asian="12pt" style:font-size-complex="12pt"/>
    </style:style>
    <style:style style:name="T236_50" style:family="text">
      <style:text-properties fo:background-color="#ffffff" fo:color="#222222" fo:font-size="12pt" style:font-size-asian="12pt" style:font-size-complex="12pt"/>
    </style:style>
    <style:style style:name="T236_51" style:family="text">
      <style:text-properties fo:background-color="#ffffff" fo:color="#222222" fo:font-size="12pt" style:font-size-asian="12pt" style:font-size-complex="12pt"/>
    </style:style>
    <style:style style:name="T236_52" style:family="text">
      <style:text-properties fo:background-color="#ffffff" fo:color="#222222"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Netention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anti</text:span><text:span text:style-name="T19_8">-</text:span><text:span text:style-name="T19_9">everything</text:span><text:span text:style-name="T19_10">.<text:s text:c="2"/></text:span><text:span text:style-name="T19_11">You</text:span><text:span text:style-name="T19_12"><text:s/></text:span><text:span text:style-name="T19_13">own</text:span><text:span text:style-name="T19_14"><text:s/></text:span><text:span text:style-name="T19_15">it</text:span><text:span text:style-name="T19_16"><text:s/>--<text:s/></text:span><text:span text:style-name="T19_17">not</text:span><text:span text:style-name="T19_18"><text:s/></text:span><text:span text:style-name="T19_19">them</text:span><text:span text:style-name="T19_20">.<text:s text:c="2"/></text:span><text:span text:style-name="T19_21">Since</text:span><text:span text:style-name="T19_22"><text:s/></text:span><text:span text:style-name="T19_23">it</text:span><text:span text:style-name="T19_24">’</text:span><text:span text:style-name="T19_25">s</text:span><text:span text:style-name="T19_26"><text:s/></text:span><text:span text:style-name="T19_27">open</text:span><text:span text:style-name="T19_28">-</text:span><text:span text:style-name="T19_29">source</text:span><text:span text:style-name="T19_30"><text:s/></text:span><text:span text:style-name="T19_31">you</text:span><text:span text:style-name="T19_32"><text:s/></text:span><text:span text:style-name="T19_33">can</text:span><text:span text:style-name="T19_34"><text:s/></text:span><text:span text:style-name="T19_35">spread</text:span><text:span text:style-name="T19_36"><text:s/></text:span><text:span text:style-name="T19_37">it</text:span><text:span text:style-name="T19_38"><text:s/></text:span><text:span text:style-name="T19_39">everywhere</text:span><text:span text:style-name="T19_40"><text:s/></text:span><text:span text:style-name="T19_41">you</text:span><text:span text:style-name="T19_42"><text:s/></text:span><text:span text:style-name="T19_43">want</text:span><text:span text:style-name="T19_44">.<text:s text:c="2"/></text:span><text:span text:style-name="T19_45">It</text:span><text:span text:style-name="T19_46">’</text:span><text:span text:style-name="T19_47">s</text:span><text:span text:style-name="T19_48"><text:s/></text:span><text:span text:style-name="T19_49">the</text:span><text:span text:style-name="T19_50"><text:s/></text:span><text:span text:style-name="T19_51">obvious</text:span><text:span text:style-name="T19_52"><text:s/></text:span><text:span text:style-name="T19_53">antithesis</text:span><text:span text:style-name="T19_54"><text:s/></text:span><text:span text:style-name="T19_55">to</text:span><text:span text:style-name="T19_56"><text:s/></text:span><text:span text:style-name="T19_57">corporate</text:span><text:span text:style-name="T19_58"><text:s/></text:span><text:span text:style-name="T19_59">monopoly</text:span><text:span text:style-name="T19_60">.<text:s text:c="2"/></text:span><text:span text:style-name="T19_61">Please</text:span><text:span text:style-name="T19_62"><text:s/></text:span><text:span text:style-name="T19_63">realize</text:span><text:span text:style-name="T19_64"><text:s/></text:span><text:span text:style-name="T19_65">that</text:span><text:span text:style-name="T19_66"><text:s/></text:span><text:span text:style-name="T19_67">now</text:span><text:span text:style-name="T19_68"><text:s/></text:span><text:span text:style-name="T19_69">you</text:span><text:span text:style-name="T19_70"><text:s/></text:span><text:span text:style-name="T19_71">control</text:span><text:span text:style-name="T19_72"><text:s/></text:span><text:span text:style-name="T19_73">and</text:span><text:span text:style-name="T19_74"><text:s/></text:span><text:span text:style-name="T19_75">own</text:span><text:span text:style-name="T19_76"><text:s/></text:span><text:span text:style-name="T19_77">the</text:span><text:span text:style-name="T19_78"><text:s/></text:span><text:span text:style-name="T19_79">internet</text:span><text:span text:style-name="T19_80">.<text:s text:c="2"/></text:span><text:span text:style-name="T19_81">EXPERIMENTAL</text:span></text:p>
      <text:p text:style-name="P20"/>
      <text:p text:style-name="P21"><text:span text:style-name="T21_1">It</text:span><text:span text:style-name="T21_2"><text:s/></text:span><text:span text:style-name="T21_3">is</text:span><text:span text:style-name="T21_4"><text:s/></text:span><text:span text:style-name="T21_5">collective</text:span><text:span text:style-name="T21_6">,<text:s/></text:span><text:span text:style-name="T21_7">discernible</text:span><text:span text:style-name="T21_8">,<text:s/></text:span><text:span text:style-name="T21_9">and</text:span><text:span text:style-name="T21_10"><text:s/></text:span><text:span text:style-name="T21_11">intuitive</text:span><text:span text:style-name="T21_12">.</text:span></text:p>
      <text:p text:style-name="P22"/>
      <text:p text:style-name="P23"><text:span text:style-name="T23_1">Detail</text:span><text:span text:style-name="T23_2"><text:s/>-<text:s/></text:span><text:span text:style-name="T23_3">Link</text:span><text:span text:style-name="T23_4"><text:s/>-<text:s/></text:span><text:span text:style-name="T23_5">Network</text:span><text:span text:style-name="T23_6"><text:s/>-<text:s/></text:span><text:span text:style-name="T23_7">User</text:span><text:span text:style-name="T23_8"><text:s/></text:span><text:span text:style-name="T23_9">Interfaces</text:span></text:p>
      <text:p text:style-name="P24"/>
      <text:p text:style-name="P25"><text:span text:style-name="T25_1">Netention</text:span><text:span text:style-name="T25_2"><text:s/></text:span><text:span text:style-name="T25_3">realizes</text:span><text:span text:style-name="T25_4"><text:s/></text:span><text:span text:style-name="T25_5">one</text:span><text:span text:style-name="T25_6">’</text:span><text:span text:style-name="T25_7">s</text:span><text:span text:style-name="T25_8"><text:s/></text:span><text:span text:style-name="T25_9">goals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ir</text:span><text:span text:style-name="T25_16"><text:s/></text:span><text:span text:style-name="T25_17">desires</text:span><text:span text:style-name="T25_18"><text:s/></text:span><text:span text:style-name="T25_19">and</text:span><text:span text:style-name="T25_20"><text:s/></text:span><text:span text:style-name="T25_21">translates</text:span><text:span text:style-name="T25_22"><text:s/></text:span><text:span text:style-name="T25_23">them</text:span><text:span text:style-name="T25_24"><text:s/></text:span><text:span text:style-name="T25_25">into</text:span><text:span text:style-name="T25_26"><text:s/></text:span><text:span text:style-name="T25_27">tangible</text:span><text:span text:style-name="T25_28"><text:s/></text:span><text:span text:style-name="T25_29">outcomes</text:span><text:span text:style-name="T25_30"><text:s/></text:span><text:span text:style-name="T25_31">in</text:span><text:span text:style-name="T25_32"><text:s/></text:span><text:span text:style-name="T25_33">one</text:span><text:span text:style-name="T25_34">’</text:span><text:span text:style-name="T25_35">s</text:span><text:span text:style-name="T25_36"><text:s/></text:span><text:span text:style-name="T25_37">own</text:span><text:span text:style-name="T25_38"><text:s/></text:span><text:span text:style-name="T25_39">network</text:span><text:span text:style-name="T25_40">.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predictive</text:span><text:span text:style-name="T27_6"><text:s/></text:span><text:span text:style-name="T27_7">and</text:span><text:span text:style-name="T27_8"><text:s/></text:span><text:span text:style-name="T27_9">intuitive</text:span><text:span text:style-name="T27_10">.</text:span></text:p>
      <text:h text:style-name="P28" text:outline-level="10"><text:span text:style-name="T28_1">The</text:span><text:span text:style-name="T28_2"><text:s/></text:span><text:span text:style-name="T28_3">portrayal</text:span><text:span text:style-name="T28_4"><text:s/></text:span><text:span text:style-name="T28_5">of</text:span><text:span text:style-name="T28_6"><text:s/></text:span><text:span text:style-name="T28_7">one</text:span><text:span text:style-name="T28_8">'</text:span><text:span text:style-name="T28_9">s</text:span><text:span text:style-name="T28_10"><text:s/></text:span><text:span text:style-name="T28_11">life</text:span><text:span text:style-name="T28_12"><text:s/></text:span><text:span text:style-name="T28_13">as</text:span><text:span text:style-name="T28_14"><text:s/></text:span><text:span text:style-name="T28_15">an</text:span><text:span text:style-name="T28_16"><text:s/></text:span><text:span text:style-name="T28_17">open</text:span><text:span text:style-name="T28_18">-</text:span><text:span text:style-name="T28_19">ended</text:span><text:span text:style-name="T28_20">,<text:s/></text:span><text:span text:style-name="T28_21">revisable</text:span><text:span text:style-name="T28_22"><text:s/></text:span><text:span text:style-name="T28_23">story</text:span><text:span text:style-name="T28_24">,<text:s/></text:span><text:span text:style-name="T28_25">interwoven</text:span><text:span text:style-name="T28_26"><text:s/></text:span><text:span text:style-name="T28_27">with</text:span><text:span text:style-name="T28_28"><text:s/></text:span><text:span text:style-name="T28_29">people</text:span><text:span text:style-name="T28_30"><text:s/></text:span><text:span text:style-name="T28_31">that</text:span><text:span text:style-name="T28_32"><text:s/></text:span><text:span text:style-name="T28_33">they</text:span><text:span text:style-name="T28_34"><text:s/></text:span><text:span text:style-name="T28_35">know</text:span><text:span text:style-name="T28_36">,<text:s/></text:span><text:span text:style-name="T28_37">and</text:span><text:span text:style-name="T28_38"><text:s/></text:span><text:span text:style-name="T28_39">the</text:span><text:span text:style-name="T28_40"><text:s/></text:span><text:span text:style-name="T28_41">people</text:span><text:span text:style-name="T28_42"><text:s/></text:span><text:span text:style-name="T28_43">that</text:span><text:span text:style-name="T28_44"><text:s/></text:span><text:span text:style-name="T28_45">they</text:span><text:span text:style-name="T28_46"><text:s/></text:span><text:span text:style-name="T28_47">haven</text:span><text:span text:style-name="T28_48">'</text:span><text:span text:style-name="T28_49">t</text:span><text:span text:style-name="T28_50"><text:s/></text:span><text:span text:style-name="T28_51">met</text:span><text:span text:style-name="T28_52"><text:s/>…<text:s/></text:span><text:span text:style-name="T28_53">yet</text:span><text:span text:style-name="T28_54">.</text:span></text:h>
      <text:p text:style-name="P29"><text:span text:style-name="T29_1">Social</text:span><text:span text:style-name="T29_2"><text:s/></text:span><text:span text:style-name="T29_3">spheres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mutually</text:span><text:span text:style-name="T29_10"><text:s/></text:span><text:span text:style-name="T29_11">exclusive</text:span><text:span text:style-name="T29_12">.</text:span></text:p>
      <text:p text:style-name="P30"/>
      <text:p text:style-name="P31"><text:span text:style-name="T31_1">Social</text:span><text:span text:style-name="T31_2"><text:s/></text:span><text:span text:style-name="T31_3">media</text:span><text:span text:style-name="T31_4"><text:s/></text:span><text:span text:style-name="T31_5">allows</text:span><text:span text:style-name="T31_6"><text:s/></text:span><text:span text:style-name="T31_7">for</text:span><text:span text:style-name="T31_8"><text:s/></text:span><text:span text:style-name="T31_9">immediate</text:span><text:span text:style-name="T31_10"><text:s/></text:span><text:span text:style-name="T31_11">action</text:span><text:span text:style-name="T31_12">,<text:s/></text:span><text:span text:style-name="T31_13">thus</text:span><text:span text:style-name="T31_14"><text:s/></text:span><text:span text:style-name="T31_15">augmenting</text:span><text:span text:style-name="T31_16"><text:s/></text:span><text:span text:style-name="T31_17">risk</text:span><text:span text:style-name="T31_18">.</text:span></text:p>
      <text:p text:style-name="P32"/>
      <text:p text:style-name="P33"><text:span text:style-name="T33_1">Intuition</text:span><text:span text:style-name="T33_2"><text:s/></text:span><text:span text:style-name="T33_3">is</text:span><text:span text:style-name="T33_4"><text:s/></text:span><text:span text:style-name="T33_5">fragments</text:span><text:span text:style-name="T33_6"><text:s/></text:span><text:span text:style-name="T33_7">of</text:span><text:span text:style-name="T33_8">﻿<text:s/></text:span><text:span text:style-name="T33_9">unprocessed</text:span><text:span text:style-name="T33_10"><text:s/></text:span><text:span text:style-name="T33_11">data</text:span><text:span text:style-name="T33_12"><text:s/></text:span><text:span text:style-name="T33_13">your</text:span><text:span text:style-name="T33_14"><text:s/></text:span><text:span text:style-name="T33_15">brain</text:span><text:span text:style-name="T33_16"><text:s/></text:span><text:span text:style-name="T33_17">calculates</text:span><text:span text:style-name="T33_18">.</text:span></text:p>
      <text:p text:style-name="P34"/>
      <text:p text:style-name="P35"/>
      <text:p text:style-name="P36"><text:span text:style-name="T36_1">Netention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tool</text:span><text:span text:style-name="T36_8"><text:s/></text:span><text:span text:style-name="T36_9">for</text:span><text:span text:style-name="T36_10"><text:s/></text:span><text:span text:style-name="T36_11">describing</text:span><text:span text:style-name="T36_12"><text:s/></text:span><text:span text:style-name="T36_13">one</text:span><text:span text:style-name="T36_14">'</text:span><text:span text:style-name="T36_15">s</text:span><text:span text:style-name="T36_16"><text:s/></text:span><text:span text:style-name="T36_17">current</text:span><text:span text:style-name="T36_18"><text:s/></text:span><text:span text:style-name="T36_19">life</text:span><text:span text:style-name="T36_20"><text:s/></text:span><text:span text:style-name="T36_21">situation</text:span><text:span text:style-name="T36_22"><text:s/>(“</text:span><text:span text:style-name="T36_23">is</text:span><text:span text:style-name="T36_24">”),<text:s/></text:span><text:span text:style-name="T36_25">and</text:span><text:span text:style-name="T36_26"><text:s/></text:span><text:span text:style-name="T36_27">potential</text:span><text:span text:style-name="T36_28"><text:s/></text:span><text:span text:style-name="T36_29">future</text:span><text:span text:style-name="T36_30"><text:s/></text:span><text:span text:style-name="T36_31">situations</text:span><text:span text:style-name="T36_32"><text:s/>(“</text:span><text:span text:style-name="T36_33">will</text:span><text:span text:style-name="T36_34"><text:s/></text:span><text:span text:style-name="T36_35">be</text:span><text:span text:style-name="T36_36">”)<text:s text:c="2"/>–<text:s/></text:span><text:span text:style-name="T36_37">as</text:span><text:span text:style-name="T36_38"><text:s/></text:span><text:span text:style-name="T36_39">linked</text:span><text:span text:style-name="T36_40"><text:s/></text:span><text:span text:style-name="T36_41">data</text:span><text:span text:style-name="T36_42"><text:s/></text:span><text:span text:style-name="T36_43">objects</text:span><text:span text:style-name="T36_44">.<text:s/></text:span><text:span text:style-name="T36_45">A</text:span><text:span text:style-name="T36_46"><text:s/></text:span><text:span text:style-name="T36_47">semantic</text:span><text:span text:style-name="T36_48"><text:s/></text:span><text:span text:style-name="T36_49">description</text:span><text:span text:style-name="T36_50"><text:s/></text:span><text:span text:style-name="T36_51">of</text:span><text:span text:style-name="T36_52"><text:s/></text:span><text:span text:style-name="T36_53">a</text:span><text:span text:style-name="T36_54"><text:s/></text:span><text:span text:style-name="T36_55">human</text:span><text:span text:style-name="T36_56"><text:s/></text:span><text:span text:style-name="T36_57">life</text:span><text:span text:style-name="T36_58"><text:s/></text:span><text:span text:style-name="T36_59">can</text:span><text:span text:style-name="T36_60"><text:s/></text:span><text:span text:style-name="T36_61">be</text:span><text:span text:style-name="T36_62"><text:s/></text:span><text:span text:style-name="T36_63">considered</text:span><text:span text:style-name="T36_64"><text:s/></text:span><text:span text:style-name="T36_65">to</text:span><text:span text:style-name="T36_66"><text:s/></text:span><text:span text:style-name="T36_67">consist</text:span><text:span text:style-name="T36_68"><text:s/></text:span><text:span text:style-name="T36_69">of</text:span><text:span text:style-name="T36_70"><text:s/></text:span><text:span text:style-name="T36_71">a</text:span><text:span text:style-name="T36_72"><text:s/></text:span><text:span text:style-name="T36_73">set</text:span><text:span text:style-name="T36_74"><text:s/></text:span><text:span text:style-name="T36_75">of</text:span><text:span text:style-name="T36_76"><text:s/></text:span><text:span text:style-name="T36_77">declarations</text:span><text:span text:style-name="T36_78"><text:s/></text:span><text:span text:style-name="T36_79">representing</text:span><text:span text:style-name="T36_80"><text:s/></text:span><text:span text:style-name="T36_81">aspects</text:span><text:span text:style-name="T36_82"><text:s/></text:span><text:span text:style-name="T36_83">about</text:span><text:span text:style-name="T36_84"><text:s/></text:span><text:span text:style-name="T36_85">which</text:span><text:span text:style-name="T36_86"><text:s/></text:span><text:span text:style-name="T36_87">one</text:span><text:span text:style-name="T36_88"><text:s/></text:span><text:span text:style-name="T36_89">is</text:span><text:span text:style-name="T36_90"><text:s/></text:span><text:span text:style-name="T36_91">concerned</text:span><text:span text:style-name="T36_92"><text:s/></text:span><text:span text:style-name="T36_93">or</text:span><text:span text:style-name="T36_94"><text:s/></text:span><text:span text:style-name="T36_95">interested</text:span><text:span text:style-name="T36_96">.<text:s text:c="2"/></text:span><text:span text:style-name="T36_97">Link</text:span><text:span text:style-name="T36_98"><text:s/></text:span><text:span text:style-name="T36_99">the</text:span><text:span text:style-name="T36_100"><text:s/></text:span><text:span text:style-name="T36_101">current</text:span><text:span text:style-name="T36_102"><text:s/></text:span><text:span text:style-name="T36_103">and</text:span><text:span text:style-name="T36_104"><text:s/></text:span><text:span text:style-name="T36_105">desired</text:span><text:span text:style-name="T36_106"><text:s/></text:span><text:span text:style-name="T36_107">states</text:span><text:span text:style-name="T36_108"><text:s/></text:span><text:span text:style-name="T36_109">of</text:span><text:span text:style-name="T36_110"><text:s/></text:span><text:span text:style-name="T36_111">real</text:span><text:span text:style-name="T36_112"><text:s/></text:span><text:span text:style-name="T36_113">and</text:span><text:span text:style-name="T36_114"><text:s/></text:span><text:span text:style-name="T36_115">imaginary</text:span><text:span text:style-name="T36_116"><text:s/></text:span><text:span text:style-name="T36_117">concepts</text:span><text:span text:style-name="T36_118"><text:s/>-<text:s/></text:span><text:span text:style-name="T36_119">including</text:span><text:span text:style-name="T36_120"><text:s/></text:span><text:span text:style-name="T36_121">people</text:span><text:span text:style-name="T36_122">,<text:s/></text:span><text:span text:style-name="T36_123">environments</text:span><text:span text:style-name="T36_124">,<text:s/></text:span><text:span text:style-name="T36_125">objects</text:span><text:span text:style-name="T36_126">,<text:s/></text:span><text:span text:style-name="T36_127">processes</text:span><text:span text:style-name="T36_128">,<text:s/></text:span><text:span text:style-name="T36_129">knowledge</text:span><text:span text:style-name="T36_130">,<text:s/></text:span><text:span text:style-name="T36_131">or</text:span><text:span text:style-name="T36_132"><text:s/></text:span><text:span text:style-name="T36_133">time</text:span><text:span text:style-name="T36_134">.</text:span></text:p>
      <text:p text:style-name="P37"/>
      <text:p text:style-name="P38"><text:span text:style-name="T38_1">A</text:span><text:span text:style-name="T38_2"><text:s/></text:span><text:span text:style-name="T38_3">Network</text:span><text:span text:style-name="T38_4"><text:s/></text:span><text:span text:style-name="T38_5">is</text:span><text:span text:style-name="T38_6"><text:s/></text:span><text:span text:style-name="T38_7">a</text:span><text:span text:style-name="T38_8"><text:s/></text:span><text:span text:style-name="T38_9">community</text:span><text:span text:style-name="T38_10">-</text:span><text:span text:style-name="T38_11">managed</text:span><text:span text:style-name="T38_12"><text:s/></text:span><text:span text:style-name="T38_13">web</text:span><text:span text:style-name="T38_14"><text:s/></text:span><text:span text:style-name="T38_15">service</text:span><text:span text:style-name="T38_16"><text:s/></text:span><text:span text:style-name="T38_17">to</text:span><text:span text:style-name="T38_18"><text:s/></text:span><text:span text:style-name="T38_19">which</text:span><text:span text:style-name="T38_20"><text:s/></text:span><text:span text:style-name="T38_21">clients</text:span><text:span text:style-name="T38_22"><text:s/></text:span><text:span text:style-name="T38_23">connect</text:span><text:span text:style-name="T38_24">.<text:s text:c="2"/></text:span><text:span text:style-name="T38_25">Servers</text:span><text:span text:style-name="T38_26"><text:s/></text:span><text:span text:style-name="T38_27">communicate</text:span><text:span text:style-name="T38_28"><text:s/></text:span><text:span text:style-name="T38_29">with</text:span><text:span text:style-name="T38_30"><text:s/></text:span><text:span text:style-name="T38_31">other</text:span><text:span text:style-name="T38_32"><text:s/></text:span><text:span text:style-name="T38_33">servers</text:span><text:span text:style-name="T38_34"><text:s/></text:span><text:span text:style-name="T38_35">in</text:span><text:span text:style-name="T38_36"><text:s/></text:span><text:span text:style-name="T38_37">a</text:span><text:span text:style-name="T38_38"><text:s/></text:span><text:span text:style-name="T38_39">P</text:span><text:span text:style-name="T38_40">2</text:span><text:span text:style-name="T38_41">P</text:span><text:span text:style-name="T38_42"><text:s/></text:span><text:span text:style-name="T38_43">network</text:span><text:span text:style-name="T38_44">.</text:span></text:p>
      <text:p text:style-name="P39"/>
      <text:p text:style-name="P40"><text:span text:style-name="T40_1">Netention</text:span><text:span text:style-name="T40_2"><text:s/></text:span><text:span text:style-name="T40_3">aims</text:span><text:span text:style-name="T40_4"><text:s/></text:span><text:span text:style-name="T40_5">to</text:span><text:span text:style-name="T40_6"><text:s/></text:span><text:span text:style-name="T40_7">solve</text:span><text:span text:style-name="T40_8">,<text:s/></text:span><text:span text:style-name="T40_9">in</text:span><text:span text:style-name="T40_10"><text:s/></text:span><text:span text:style-name="T40_11">general</text:span><text:span text:style-name="T40_12">,<text:s/></text:span><text:span text:style-name="T40_13">all</text:span><text:span text:style-name="T40_14"><text:s/></text:span><text:span text:style-name="T40_15">resource</text:span><text:span text:style-name="T40_16"><text:s/></text:span><text:span text:style-name="T40_17">management</text:span><text:span text:style-name="T40_18"><text:s/></text:span><text:span text:style-name="T40_19">and</text:span><text:span text:style-name="T40_20"><text:s/></text:span><text:span text:style-name="T40_21">planning</text:span><text:span text:style-name="T40_22"><text:s/></text:span><text:span text:style-name="T40_23">issues</text:span><text:span text:style-name="T40_24"><text:s/></text:span><text:span text:style-name="T40_25">that</text:span><text:span text:style-name="T40_26"><text:s/></text:span><text:span text:style-name="T40_27">occur</text:span><text:span text:style-name="T40_28"><text:s/></text:span><text:span text:style-name="T40_29">among</text:span><text:span text:style-name="T40_30"><text:s/></text:span><text:span text:style-name="T40_31">communities</text:span><text:span text:style-name="T40_32"><text:s/></text:span><text:span text:style-name="T40_33">of</text:span><text:span text:style-name="T40_34"><text:s/></text:span><text:span text:style-name="T40_35">participants</text:span><text:span text:style-name="T40_36">.<text:s text:c="2"/></text:span><text:span text:style-name="T40_37">A</text:span><text:span text:style-name="T40_38"><text:s/></text:span><text:span text:style-name="T40_39">complete</text:span><text:span text:style-name="T40_40"><text:s/></text:span><text:span text:style-name="T40_41">system</text:span><text:span text:style-name="T40_42"><text:s/></text:span><text:span text:style-name="T40_43">could</text:span><text:span text:style-name="T40_44"><text:s/></text:span><text:span text:style-name="T40_45">conceivably</text:span><text:span text:style-name="T40_46"><text:s/></text:span><text:span text:style-name="T40_47">eliminate</text:span><text:span text:style-name="T40_48"><text:s/></text:span><text:span text:style-name="T40_49">the</text:span><text:span text:style-name="T40_50"><text:s/></text:span><text:span text:style-name="T40_51">balkanization</text:span><text:span text:style-name="T40_52"><text:s/></text:span><text:span text:style-name="T40_53">of</text:span><text:span text:style-name="T40_54"><text:s/></text:span><text:span text:style-name="T40_55">various</text:span><text:span text:style-name="T40_56"><text:s/></text:span><text:span text:style-name="T40_57">separate</text:span><text:span text:style-name="T40_58"><text:s/></text:span><text:span text:style-name="T40_59">online</text:span><text:span text:style-name="T40_60"><text:s/></text:span><text:span text:style-name="T40_61">services</text:span><text:span text:style-name="T40_62"><text:s/></text:span><text:span text:style-name="T40_63">that</text:span><text:span text:style-name="T40_64"><text:s/></text:span><text:span text:style-name="T40_65">presently</text:span><text:span text:style-name="T40_66"><text:s/></text:span><text:span text:style-name="T40_67">serve</text:span><text:span text:style-name="T40_68"><text:s/></text:span><text:span text:style-name="T40_69">relatively</text:span><text:span text:style-name="T40_70"><text:s/></text:span><text:span text:style-name="T40_71">narrow</text:span><text:span text:style-name="T40_72"><text:s/></text:span><text:span text:style-name="T40_73">subsets</text:span><text:span text:style-name="T40_74"><text:s/></text:span><text:span text:style-name="T40_75">of</text:span><text:span text:style-name="T40_76"><text:s/></text:span><text:span text:style-name="T40_77">the</text:span><text:span text:style-name="T40_78"><text:s/></text:span><text:span text:style-name="T40_79">more</text:span><text:span text:style-name="T40_80"><text:s/></text:span><text:span text:style-name="T40_81">general</text:span><text:span text:style-name="T40_82"><text:s/></text:span><text:span text:style-name="T40_83">problem</text:span><text:span text:style-name="T40_84">.</text:span></text:p>
      <text:p text:style-name="P41"/>
      <text:p text:style-name="P42"><text:span text:style-name="T42_1">The</text:span><text:span text:style-name="T42_2"><text:s/></text:span><text:span text:style-name="T42_3">term</text:span><text:span text:style-name="T42_4"><text:s/></text:span><text:span text:style-name="T42_5">Netention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ortmanteau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words</text:span><text:span text:style-name="T42_18"><text:s/></text:span><text:span text:style-name="T42_19">Network</text:span><text:span text:style-name="T42_20">,<text:s/></text:span><text:span text:style-name="T42_21">and</text:span><text:span text:style-name="T42_22"><text:s/></text:span><text:span text:style-name="T42_23">Attention</text:span><text:span text:style-name="T42_24"><text:s/></text:span><text:span text:style-name="T42_25">or</text:span><text:span text:style-name="T42_26"><text:s/></text:span><text:span text:style-name="T42_27">Intention</text:span><text:span text:style-name="T42_28">.<text:s text:c="2"/></text:span><text:span text:style-name="T42_29">It</text:span><text:span text:style-name="T42_30"><text:s/></text:span><text:span text:style-name="T42_31">refers</text:span><text:span text:style-name="T42_32"><text:s/></text:span><text:span text:style-name="T42_33">to</text:span><text:span text:style-name="T42_34"><text:s/></text:span><text:span text:style-name="T42_35">a</text:span><text:span text:style-name="T42_36"><text:s/></text:span><text:span text:style-name="T42_37">community</text:span><text:span text:style-name="T42_38">'</text:span><text:span text:style-name="T42_39">s</text:span><text:span text:style-name="T42_40"><text:s/></text:span><text:span text:style-name="T42_41">collective</text:span><text:span text:style-name="T42_42"><text:s/></text:span><text:span text:style-name="T42_43">abilities</text:span><text:span text:style-name="T42_44">.</text:span></text:p>
      <text:p text:style-name="P43"><text:span text:style-name="T43_1">Don</text:span><text:span text:style-name="T43_2">'</text:span><text:span text:style-name="T43_3">t</text:span><text:span text:style-name="T43_4"><text:s/>“</text:span><text:span text:style-name="T43_5">search</text:span><text:span text:style-name="T43_6">”<text:s/>-<text:s/></text:span><text:span text:style-name="T43_7">describe</text:span><text:span text:style-name="T43_8"><text:s/></text:span><text:span text:style-name="T43_9">what</text:span><text:span text:style-name="T43_10"><text:s/></text:span><text:span text:style-name="T43_11">you</text:span><text:span text:style-name="T43_12"><text:s/></text:span><text:span text:style-name="T43_13">want</text:span><text:span text:style-name="T43_14">.<text:s/></text:span><text:span text:style-name="T43_15">Edit</text:span><text:span text:style-name="T43_16"><text:s/></text:span><text:span text:style-name="T43_17">it</text:span><text:span text:style-name="T43_18"><text:s/></text:span><text:span text:style-name="T43_19">at</text:span><text:span text:style-name="T43_20"><text:s/></text:span><text:span text:style-name="T43_21">any</text:span><text:span text:style-name="T43_22"><text:s/></text:span><text:span text:style-name="T43_23">time</text:span><text:span text:style-name="T43_24"><text:s/></text:span><text:span text:style-name="T43_25">to</text:span><text:span text:style-name="T43_26"><text:s/></text:span><text:span text:style-name="T43_27">adjust</text:span><text:span text:style-name="T43_28"><text:s/></text:span><text:span text:style-name="T43_29">or</text:span><text:span text:style-name="T43_30"><text:s/></text:span><text:span text:style-name="T43_31">improve</text:span><text:span text:style-name="T43_32"><text:s/></text:span><text:span text:style-name="T43_33">the</text:span><text:span text:style-name="T43_34"><text:s/></text:span><text:span text:style-name="T43_35">description</text:span><text:span text:style-name="T43_36">.</text:span></text:p>
      <text:p text:style-name="P44"/>
      <text:p text:style-name="P45"><text:span text:style-name="T45_1">Similar</text:span><text:span text:style-name="T45_2"><text:s/></text:span><text:span text:style-name="T45_3">to</text:span><text:span text:style-name="T45_4"><text:s/></text:span><text:span text:style-name="T45_5">genetic</text:span><text:span text:style-name="T45_6"><text:s/></text:span><text:span text:style-name="T45_7">evolution</text:span><text:span text:style-name="T45_8">,<text:s/></text:span><text:span text:style-name="T45_9">memetic</text:span><text:span text:style-name="T45_10"><text:s/></text:span><text:span text:style-name="T45_11">evolution</text:span><text:span text:style-name="T45_12"><text:s/></text:span><text:span text:style-name="T45_13">occurrs</text:span><text:span text:style-name="T45_14"><text:s/></text:span><text:span text:style-name="T45_15">inside</text:span><text:span text:style-name="T45_16"><text:s/></text:span><text:span text:style-name="T45_17">and</text:span><text:span text:style-name="T45_18"><text:s/></text:span><text:span text:style-name="T45_19">between</text:span><text:span text:style-name="T45_20"><text:s/></text:span><text:span text:style-name="T45_21">nervous</text:span><text:span text:style-name="T45_22"><text:s/></text:span><text:span text:style-name="T45_23">systems</text:span><text:span text:style-name="T45_24">.<text:s text:c="2"/></text:span><text:span text:style-name="T45_25">Netention</text:span><text:span text:style-name="T45_26"><text:s/></text:span><text:span text:style-name="T45_27">cuts</text:span><text:span text:style-name="T45_28"><text:s/></text:span><text:span text:style-name="T45_29">across</text:span><text:span text:style-name="T45_30"><text:s/></text:span><text:span text:style-name="T45_31">many</text:span><text:span text:style-name="T45_32"><text:s/></text:span><text:span text:style-name="T45_33">diverse</text:span><text:span text:style-name="T45_34"><text:s/></text:span><text:span text:style-name="T45_35">domain</text:span><text:span text:style-name="T45_36"><text:s/></text:span><text:span text:style-name="T45_37">models</text:span><text:span text:style-name="T45_38">,<text:s/></text:span><text:span text:style-name="T45_39">facilitating</text:span><text:span text:style-name="T45_40"><text:s/></text:span><text:span text:style-name="T45_41">rapid</text:span><text:span text:style-name="T45_42"><text:s/></text:span><text:span text:style-name="T45_43">memetic</text:span><text:span text:style-name="T45_44"><text:s/></text:span><text:span text:style-name="T45_45">evolution</text:span><text:span text:style-name="T45_46"><text:s/>-<text:s/></text:span><text:span text:style-name="T45_47">like</text:span><text:span text:style-name="T45_48"><text:s/></text:span><text:span text:style-name="T45_49">an</text:span><text:span text:style-name="T45_50"><text:s/></text:span><text:span text:style-name="T45_51">information</text:span><text:span text:style-name="T45_52"><text:s/></text:span><text:span text:style-name="T45_53">phase</text:span><text:span text:style-name="T45_54"><text:s/></text:span><text:span text:style-name="T45_55">change</text:span><text:span text:style-name="T45_56"><text:s/></text:span><text:span text:style-name="T45_57">from</text:span><text:span text:style-name="T45_58"><text:s/></text:span><text:span text:style-name="T45_59">solid</text:span><text:span text:style-name="T45_60"><text:s/></text:span><text:span text:style-name="T45_61">to</text:span><text:span text:style-name="T45_62"><text:s/></text:span><text:span text:style-name="T45_63">liquid</text:span><text:span text:style-name="T45_64">.</text:span></text:p>
      <text:p text:style-name="P46"/>
      <text:p text:style-name="P47"/>
      <text:h text:style-name="P48" text:outline-level="10"><text:span text:style-name="T48_1">Semantic</text:span><text:span text:style-name="T48_2"><text:s/></text:span><text:span text:style-name="T48_3">Thought</text:span></text:h>
      <text:p text:style-name="P49"><text:span text:style-name="T49_1">Netention</text:span><text:span text:style-name="T49_2"><text:s/></text:span><text:span text:style-name="T49_3">works</text:span><text:span text:style-name="T49_4"><text:s/></text:span><text:span text:style-name="T49_5">at</text:span><text:span text:style-name="T49_6"><text:s/></text:span><text:span text:style-name="T49_7">the</text:span><text:span text:style-name="T49_8"><text:s/></text:span><text:span text:style-name="T49_9">basic</text:span><text:span text:style-name="T49_10"><text:s/></text:span><text:span text:style-name="T49_11">thought</text:span><text:span text:style-name="T49_12"><text:s/></text:span><text:span text:style-name="T49_13">level</text:span><text:span text:style-name="T49_14">,<text:s/></text:span><text:span text:style-name="T49_15">to</text:span><text:span text:style-name="T49_16"><text:s/></text:span><text:span text:style-name="T49_17">elicit</text:span><text:span text:style-name="T49_18"><text:s/></text:span><text:span text:style-name="T49_19">descriptions</text:span><text:span text:style-name="T49_20"><text:s/></text:span><text:span text:style-name="T49_21">of</text:span><text:span text:style-name="T49_22"><text:s/>"</text:span><text:span text:style-name="T49_23">something</text:span><text:span text:style-name="T49_24">"<text:s/></text:span><text:span text:style-name="T49_25">that</text:span><text:span text:style-name="T49_26"><text:s/></text:span><text:span text:style-name="T49_27">you</text:span><text:span text:style-name="T49_28">'</text:span><text:span text:style-name="T49_29">re</text:span><text:span text:style-name="T49_30"><text:s/></text:span><text:span text:style-name="T49_31">thinking</text:span><text:span text:style-name="T49_32"><text:s/></text:span><text:span text:style-name="T49_33">about</text:span><text:span text:style-name="T49_34">.<text:s text:c="2"/></text:span><text:span text:style-name="T49_35">Whether</text:span><text:span text:style-name="T49_36"><text:s/></text:span><text:span text:style-name="T49_37">it</text:span><text:span text:style-name="T49_38"><text:s/></text:span><text:span text:style-name="T49_39">describes</text:span><text:span text:style-name="T49_40"><text:s/></text:span><text:span text:style-name="T49_41">a</text:span><text:span text:style-name="T49_42"><text:s/></text:span><text:span text:style-name="T49_43">dream</text:span><text:span text:style-name="T49_44"><text:s/>(</text:span><text:span text:style-name="T49_45">something</text:span><text:span text:style-name="T49_46"><text:s/></text:span><text:span text:style-name="T49_47">that</text:span><text:span text:style-name="T49_48"><text:s/></text:span><text:span text:style-name="T49_49">you</text:span><text:span text:style-name="T49_50"><text:s/></text:span><text:span text:style-name="T49_51">would</text:span><text:span text:style-name="T49_52"><text:s/></text:span><text:span text:style-name="T49_53">like</text:span><text:span text:style-name="T49_54"><text:s/></text:span><text:span text:style-name="T49_55">to</text:span><text:span text:style-name="T49_56"><text:s/></text:span><text:span text:style-name="T49_57">happen</text:span><text:span text:style-name="T49_58">),<text:s/></text:span><text:span text:style-name="T49_59">an</text:span><text:span text:style-name="T49_60"><text:s/></text:span><text:span text:style-name="T49_61">object</text:span><text:span text:style-name="T49_62">,<text:s/></text:span><text:span text:style-name="T49_63">or</text:span><text:span text:style-name="T49_64"><text:s/></text:span><text:span text:style-name="T49_65">hypothetical</text:span><text:span text:style-name="T49_66"><text:s/></text:span><text:span text:style-name="T49_67">object</text:span><text:span text:style-name="T49_68"><text:s/>-<text:s/></text:span><text:span text:style-name="T49_69">it</text:span><text:span text:style-name="T49_70"><text:s/></text:span><text:span text:style-name="T49_71">can</text:span><text:span text:style-name="T49_72"><text:s/></text:span><text:span text:style-name="T49_73">be</text:span><text:span text:style-name="T49_74"><text:s/></text:span><text:span text:style-name="T49_75">fully</text:span><text:span text:style-name="T49_76"><text:s/></text:span><text:span text:style-name="T49_77">described</text:span><text:span text:style-name="T49_78"><text:s/></text:span><text:span text:style-name="T49_79">and</text:span><text:span text:style-name="T49_80"><text:s/></text:span><text:span text:style-name="T49_81">re</text:span><text:span text:style-name="T49_82">-</text:span><text:span text:style-name="T49_83">described</text:span><text:span text:style-name="T49_84">.<text:s text:c="2"/></text:span></text:p>
      <text:p text:style-name="P50"/>
      <text:p text:style-name="P51"><text:span text:style-name="T51_1">A</text:span><text:span text:style-name="T51_2"><text:s/></text:span><text:span text:style-name="T51_3">hypothetical</text:span><text:span text:style-name="T51_4"><text:s/>(</text:span><text:span text:style-name="T51_5">desired</text:span><text:span text:style-name="T51_6">)<text:s/></text:span><text:span text:style-name="T51_7">object</text:span><text:span text:style-name="T51_8"><text:s/></text:span><text:span text:style-name="T51_9">can</text:span><text:span text:style-name="T51_10"><text:s/></text:span><text:span text:style-name="T51_11">become</text:span><text:span text:style-name="T51_12"><text:s/></text:span><text:span text:style-name="T51_13">an</text:span><text:span text:style-name="T51_14"><text:s/></text:span><text:span text:style-name="T51_15">actual</text:span><text:span text:style-name="T51_16"><text:s/></text:span><text:span text:style-name="T51_17">object</text:span><text:span text:style-name="T51_18">,<text:s/></text:span><text:span text:style-name="T51_19">or</text:span><text:span text:style-name="T51_20"><text:s/></text:span><text:span text:style-name="T51_21">an</text:span><text:span text:style-name="T51_22"><text:s/></text:span><text:span text:style-name="T51_23">abstract</text:span><text:span text:style-name="T51_24"><text:s/></text:span><text:span text:style-name="T51_25">concept</text:span><text:span text:style-name="T51_26"><text:s/></text:span><text:span text:style-name="T51_27">can</text:span><text:span text:style-name="T51_28"><text:s/></text:span><text:span text:style-name="T51_29">become</text:span><text:span text:style-name="T51_30"><text:s/></text:span><text:span text:style-name="T51_31">an</text:span><text:span text:style-name="T51_32"><text:s/></text:span><text:span text:style-name="T51_33">actual</text:span><text:span text:style-name="T51_34"><text:s/></text:span><text:span text:style-name="T51_35">future</text:span><text:span text:style-name="T51_36"><text:s/></text:span><text:span text:style-name="T51_37">event</text:span><text:span text:style-name="T51_38">,<text:s/></text:span><text:span text:style-name="T51_39">etc</text:span><text:span text:style-name="T51_40">.<text:s text:c="2"/></text:span><text:span text:style-name="T51_41">Fluid</text:span><text:span text:style-name="T51_42"><text:s/></text:span><text:span text:style-name="T51_43">and</text:span><text:span text:style-name="T51_44"><text:s/></text:span><text:span text:style-name="T51_45">flexible</text:span><text:span text:style-name="T51_46">.<text:s text:c="2"/></text:span><text:span text:style-name="T51_47">The</text:span><text:span text:style-name="T51_48"><text:s/></text:span><text:span text:style-name="T51_49">system</text:span><text:span text:style-name="T51_50"><text:s/></text:span><text:span text:style-name="T51_51">can</text:span><text:span text:style-name="T51_52"><text:s/></text:span><text:span text:style-name="T51_53">then</text:span><text:span text:style-name="T51_54"><text:s/></text:span><text:span text:style-name="T51_55">connect</text:span><text:span text:style-name="T51_56"><text:s/></text:span><text:span text:style-name="T51_57">your</text:span><text:span text:style-name="T51_58"><text:s/></text:span><text:span text:style-name="T51_59">descriptions</text:span><text:span text:style-name="T51_60"><text:s/></text:span><text:span text:style-name="T51_61">to</text:span><text:span text:style-name="T51_62"><text:s/></text:span><text:span text:style-name="T51_63">others</text:span><text:span text:style-name="T51_64"><text:s/>-<text:s/></text:span><text:span text:style-name="T51_65">these</text:span><text:span text:style-name="T51_66"><text:s/></text:span><text:span text:style-name="T51_67">are</text:span><text:span text:style-name="T51_68"><text:s/></text:span><text:span text:style-name="T51_69">analogous</text:span><text:span text:style-name="T51_70"><text:s/></text:span><text:span text:style-name="T51_71">to</text:span><text:span text:style-name="T51_72"><text:s/></text:span><text:span text:style-name="T51_73">hyperlinks</text:span><text:span text:style-name="T51_74">.<text:s text:c="2"/></text:span><text:span text:style-name="T51_75">Links</text:span><text:span text:style-name="T51_76"><text:s/></text:span><text:span text:style-name="T51_77">are</text:span><text:span text:style-name="T51_78"><text:s/></text:span><text:span text:style-name="T51_79">useful</text:span><text:span text:style-name="T51_80"><text:s/></text:span><text:span text:style-name="T51_81">because</text:span><text:span text:style-name="T51_82"><text:s/></text:span><text:span text:style-name="T51_83">they</text:span><text:span text:style-name="T51_84"><text:s/></text:span><text:span text:style-name="T51_85">suggest</text:span><text:span text:style-name="T51_86"><text:s/></text:span><text:span text:style-name="T51_87">ways</text:span><text:span text:style-name="T51_88"><text:s/></text:span><text:span text:style-name="T51_89">to</text:span><text:span text:style-name="T51_90"><text:s/></text:span><text:span text:style-name="T51_91">achieve</text:span><text:span text:style-name="T51_92"><text:s/></text:span><text:span text:style-name="T51_93">the</text:span><text:span text:style-name="T51_94"><text:s/></text:span><text:span text:style-name="T51_95">implied</text:span><text:span text:style-name="T51_96"><text:s/></text:span><text:span text:style-name="T51_97">desired</text:span><text:span text:style-name="T51_98"><text:s/></text:span><text:span text:style-name="T51_99">state</text:span><text:span text:style-name="T51_100"><text:s/></text:span><text:span text:style-name="T51_101">of</text:span><text:span text:style-name="T51_102"><text:s/></text:span><text:span text:style-name="T51_103">something</text:span><text:span text:style-name="T51_104"><text:s/>-<text:s/></text:span><text:span text:style-name="T51_105">whether</text:span><text:span text:style-name="T51_106"><text:s/></text:span><text:span text:style-name="T51_107">you</text:span><text:span text:style-name="T51_108"><text:s/></text:span><text:span text:style-name="T51_109">want</text:span><text:span text:style-name="T51_110"><text:s/></text:span><text:span text:style-name="T51_111">to</text:span><text:span text:style-name="T51_112"><text:s/></text:span><text:span text:style-name="T51_113">sell</text:span><text:span text:style-name="T51_114"><text:s/></text:span><text:span text:style-name="T51_115">something</text:span><text:span text:style-name="T51_116">,<text:s/></text:span><text:span text:style-name="T51_117">whether</text:span><text:span text:style-name="T51_118"><text:s/></text:span><text:span text:style-name="T51_119">you</text:span><text:span text:style-name="T51_120"><text:s/></text:span><text:span text:style-name="T51_121">want</text:span><text:span text:style-name="T51_122"><text:s/></text:span><text:span text:style-name="T51_123">to</text:span><text:span text:style-name="T51_124"><text:s/></text:span><text:span text:style-name="T51_125">participate</text:span><text:span text:style-name="T51_126"><text:s/></text:span><text:span text:style-name="T51_127">in</text:span><text:span text:style-name="T51_128"><text:s/></text:span><text:span text:style-name="T51_129">something</text:span><text:span text:style-name="T51_130">,<text:s/></text:span><text:span text:style-name="T51_131">whether</text:span><text:span text:style-name="T51_132"><text:s/></text:span><text:span text:style-name="T51_133">you</text:span><text:span text:style-name="T51_134"><text:s/></text:span><text:span text:style-name="T51_135">want</text:span><text:span text:style-name="T51_136"><text:s/></text:span><text:span text:style-name="T51_137">others</text:span><text:span text:style-name="T51_138"><text:s/></text:span><text:span text:style-name="T51_139">to</text:span><text:span text:style-name="T51_140"><text:s/></text:span><text:span text:style-name="T51_141">participate</text:span><text:span text:style-name="T51_142"><text:s/></text:span><text:span text:style-name="T51_143">in</text:span><text:span text:style-name="T51_144"><text:s/></text:span><text:span text:style-name="T51_145">something</text:span><text:span text:style-name="T51_146">,<text:s/></text:span><text:span text:style-name="T51_147">whether</text:span><text:span text:style-name="T51_148"><text:s/></text:span><text:span text:style-name="T51_149">you</text:span><text:span text:style-name="T51_150"><text:s/></text:span><text:span text:style-name="T51_151">want</text:span><text:span text:style-name="T51_152"><text:s/></text:span><text:span text:style-name="T51_153">someone</text:span><text:span text:style-name="T51_154"><text:s/></text:span><text:span text:style-name="T51_155">to</text:span><text:span text:style-name="T51_156"><text:s/></text:span><text:span text:style-name="T51_157">donate</text:span><text:span text:style-name="T51_158"><text:s/></text:span><text:span text:style-name="T51_159">something</text:span><text:span text:style-name="T51_160"><text:s/></text:span><text:span text:style-name="T51_161">to</text:span><text:span text:style-name="T51_162"><text:s/></text:span><text:span text:style-name="T51_163">you</text:span><text:span text:style-name="T51_164"><text:s/></text:span><text:span text:style-name="T51_165">for</text:span><text:span text:style-name="T51_166"><text:s/></text:span><text:span text:style-name="T51_167">free</text:span><text:span text:style-name="T51_168">,<text:s/></text:span><text:span text:style-name="T51_169">etc</text:span><text:span text:style-name="T51_170">...<text:s text:c="2"/></text:span></text:p>
      <text:h text:style-name="P52" text:outline-level="10"><text:span text:style-name="T52_1">Semantic</text:span><text:span text:style-name="T52_2"><text:s/></text:span><text:span text:style-name="T52_3">Storytelling</text:span></text:h>
      <text:p text:style-name="P53"><text:span text:style-name="T53_1">Netention</text:span><text:span text:style-name="T53_2"><text:s/></text:span><text:span text:style-name="T53_3">is</text:span><text:span text:style-name="T53_4"><text:s/></text:span><text:span text:style-name="T53_5">a</text:span><text:span text:style-name="T53_6"><text:s/></text:span><text:span text:style-name="T53_7">system</text:span><text:span text:style-name="T53_8"><text:s/></text:span><text:span text:style-name="T53_9">for</text:span><text:span text:style-name="T53_10"><text:s/></text:span><text:span text:style-name="T53_11">describing</text:span><text:span text:style-name="T53_12"><text:s/></text:span><text:span text:style-name="T53_13">objects</text:span><text:span text:style-name="T53_14">,<text:s/></text:span><text:span text:style-name="T53_15">thoughts</text:span><text:span text:style-name="T53_16">,<text:s/></text:span><text:span text:style-name="T53_17">places</text:span><text:span text:style-name="T53_18">,<text:s/></text:span><text:span text:style-name="T53_19">concepts</text:span><text:span text:style-name="T53_20">,<text:s/></text:span><text:span text:style-name="T53_21">times</text:span><text:span text:style-name="T53_22">,<text:s/></text:span><text:span text:style-name="T53_23">etc</text:span><text:span text:style-name="T53_24">...<text:s/></text:span><text:span text:style-name="T53_25">Create</text:span><text:span text:style-name="T53_26"><text:s/></text:span><text:span text:style-name="T53_27">descriptions</text:span><text:span text:style-name="T53_28"><text:s/></text:span><text:span text:style-name="T53_29">of</text:span><text:span text:style-name="T53_30"><text:s/></text:span><text:span text:style-name="T53_31">reality</text:span><text:span text:style-name="T53_32"><text:s/></text:span><text:span text:style-name="T53_33">that</text:span><text:span text:style-name="T53_34"><text:s/></text:span><text:span text:style-name="T53_35">consist</text:span><text:span text:style-name="T53_36"><text:s/></text:span><text:span text:style-name="T53_37">of</text:span><text:span text:style-name="T53_38"><text:s/></text:span><text:span text:style-name="T53_39">data</text:span><text:span text:style-name="T53_40"><text:s/></text:span><text:span text:style-name="T53_41">about</text:span><text:span text:style-name="T53_42"><text:s/></text:span><text:span text:style-name="T53_43">the</text:span><text:span text:style-name="T53_44"><text:s/></text:span><text:span text:style-name="T53_45">state</text:span><text:span text:style-name="T53_46"><text:s/></text:span><text:span text:style-name="T53_47">in</text:span><text:span text:style-name="T53_48"><text:s/></text:span><text:span text:style-name="T53_49">which</text:span><text:span text:style-name="T53_50"><text:s/></text:span><text:span text:style-name="T53_51">something</text:span><text:span text:style-name="T53_52"><text:s/></text:span><text:span text:style-name="T53_53">presently</text:span><text:span text:style-name="T53_54"><text:s/>“</text:span><text:span text:style-name="T53_55">is</text:span><text:span text:style-name="T53_56">”,<text:s/></text:span><text:span text:style-name="T53_57">AND</text:span><text:span text:style-name="T53_58"><text:s/></text:span><text:span text:style-name="T53_59">statements</text:span><text:span text:style-name="T53_60"><text:s/></text:span><text:span text:style-name="T53_61">about</text:span><text:span text:style-name="T53_62"><text:s/></text:span><text:span text:style-name="T53_63">your</text:span><text:span text:style-name="T53_64"><text:s/></text:span><text:span text:style-name="T53_65">desired</text:span><text:span text:style-name="T53_66"><text:s/></text:span><text:span text:style-name="T53_67">or</text:span><text:span text:style-name="T53_68"><text:s/></text:span><text:span text:style-name="T53_69">anticipated</text:span><text:span text:style-name="T53_70"><text:s/></text:span><text:span text:style-name="T53_71">state</text:span><text:span text:style-name="T53_72"><text:s/></text:span><text:span text:style-name="T53_73">in</text:span><text:span text:style-name="T53_74"><text:s/></text:span><text:span text:style-name="T53_75">which</text:span><text:span text:style-name="T53_76"><text:s/></text:span><text:span text:style-name="T53_77">it</text:span><text:span text:style-name="T53_78"><text:s/>“</text:span><text:span text:style-name="T53_79">will</text:span><text:span text:style-name="T53_80"><text:s/></text:span><text:span text:style-name="T53_81">be</text:span><text:span text:style-name="T53_82">”<text:s/>-<text:s/></text:span><text:span text:style-name="T53_83">how</text:span><text:span text:style-name="T53_84"><text:s/></text:span><text:span text:style-name="T53_85">you</text:span><text:span text:style-name="T53_86"><text:s/></text:span><text:span text:style-name="T53_87">would</text:span><text:span text:style-name="T53_88"><text:s/></text:span><text:span text:style-name="T53_89">like</text:span><text:span text:style-name="T53_90"><text:s/></text:span><text:span text:style-name="T53_91">it</text:span><text:span text:style-name="T53_92"><text:s/></text:span><text:span text:style-name="T53_93">to</text:span><text:span text:style-name="T53_94"><text:s/></text:span><text:span text:style-name="T53_95">become</text:span><text:span text:style-name="T53_96"><text:s/>-<text:s/></text:span><text:span text:style-name="T53_97">usually</text:span><text:span text:style-name="T53_98"><text:s/></text:span><text:span text:style-name="T53_99">involving</text:span><text:span text:style-name="T53_100"><text:s/></text:span><text:span text:style-name="T53_101">ranges</text:span><text:span text:style-name="T53_102"><text:s/></text:span><text:span text:style-name="T53_103">of</text:span><text:span text:style-name="T53_104"><text:s/></text:span><text:span text:style-name="T53_105">acceptable</text:span><text:span text:style-name="T53_106"><text:s/></text:span><text:span text:style-name="T53_107">indeterminate</text:span><text:span text:style-name="T53_108"><text:s/></text:span><text:span text:style-name="T53_109">values</text:span><text:span text:style-name="T53_110">.</text:span></text:p>
      <text:h text:style-name="P54" text:outline-level="10"><text:span text:style-name="T54_1">Linking</text:span><text:span text:style-name="T54_2"><text:s/></text:span><text:span text:style-name="T54_3">our</text:span><text:span text:style-name="T54_4"><text:s/></text:span><text:span text:style-name="T54_5">Stories</text:span></text:h>
      <text:p text:style-name="P55"><text:span text:style-name="T55_1">Using</text:span><text:span text:style-name="T55_2"><text:s/></text:span><text:span text:style-name="T55_3">these</text:span><text:span text:style-name="T55_4"><text:s/></text:span><text:span text:style-name="T55_5">two</text:span><text:span text:style-name="T55_6"><text:s/></text:span><text:span text:style-name="T55_7">kinds</text:span><text:span text:style-name="T55_8"><text:s/></text:span><text:span text:style-name="T55_9">of</text:span><text:span text:style-name="T55_10"><text:s/></text:span><text:span text:style-name="T55_11">statements</text:span><text:span text:style-name="T55_12">,<text:s/></text:span><text:span text:style-name="T55_13">the</text:span><text:span text:style-name="T55_14"><text:s/></text:span><text:span text:style-name="T55_15">system</text:span><text:span text:style-name="T55_16"><text:s/></text:span><text:span text:style-name="T55_17">can</text:span><text:span text:style-name="T55_18"><text:s/></text:span><text:span text:style-name="T55_19">link</text:span><text:span text:style-name="T55_20"><text:s/></text:span><text:span text:style-name="T55_21">any</text:span><text:span text:style-name="T55_22"><text:s/></text:span><text:span text:style-name="T55_23">set</text:span><text:span text:style-name="T55_24"><text:s/></text:span><text:span text:style-name="T55_25">of</text:span><text:span text:style-name="T55_26"><text:s/></text:span><text:span text:style-name="T55_27">objects</text:span><text:span text:style-name="T55_28"><text:s/></text:span><text:span text:style-name="T55_29">according</text:span><text:span text:style-name="T55_30"><text:s/></text:span><text:span text:style-name="T55_31">to</text:span><text:span text:style-name="T55_32"><text:s/></text:span><text:span text:style-name="T55_33">a</text:span><text:span text:style-name="T55_34"><text:s/></text:span><text:span text:style-name="T55_35">presence</text:span><text:span text:style-name="T55_36"><text:s/></text:span><text:span text:style-name="T55_37">of</text:span><text:span text:style-name="T55_38"><text:s/></text:span><text:span text:style-name="T55_39">mutually</text:span><text:span text:style-name="T55_40"><text:s/></text:span><text:span text:style-name="T55_41">satisfying</text:span><text:span text:style-name="T55_42"><text:s/></text:span><text:span text:style-name="T55_43">statements</text:span><text:span text:style-name="T55_44">,<text:s/></text:span><text:span text:style-name="T55_45">like</text:span><text:span text:style-name="T55_46"><text:s/></text:span><text:span text:style-name="T55_47">a</text:span><text:span text:style-name="T55_48"><text:s/></text:span><text:span text:style-name="T55_49">lock</text:span><text:span text:style-name="T55_50">-</text:span><text:span text:style-name="T55_51">and</text:span><text:span text:style-name="T55_52">-</text:span><text:span text:style-name="T55_53">key</text:span><text:span text:style-name="T55_54">,<text:s/></text:span><text:span text:style-name="T55_55">or</text:span><text:span text:style-name="T55_56"><text:s/></text:span><text:span text:style-name="T55_57">receptor</text:span><text:span text:style-name="T55_58"><text:s/></text:span><text:span text:style-name="T55_59">site</text:span><text:span text:style-name="T55_60"><text:s/></text:span><text:span text:style-name="T55_61">on</text:span><text:span text:style-name="T55_62"><text:s/></text:span><text:span text:style-name="T55_63">a</text:span><text:span text:style-name="T55_64"><text:s/></text:span><text:span text:style-name="T55_65">cell</text:span><text:span text:style-name="T55_66">.<text:s text:c="2"/></text:span><text:span text:style-name="T55_67">It</text:span><text:span text:style-name="T55_68"><text:s/></text:span><text:span text:style-name="T55_69">can</text:span><text:span text:style-name="T55_70"><text:s/></text:span><text:span text:style-name="T55_71">then</text:span><text:span text:style-name="T55_72"><text:s/></text:span><text:span text:style-name="T55_73">suggest</text:span><text:span text:style-name="T55_74"><text:s/></text:span><text:span text:style-name="T55_75">links</text:span><text:span text:style-name="T55_76"><text:s/>(</text:span><text:span text:style-name="T55_77">representing</text:span><text:span text:style-name="T55_78"><text:s/></text:span><text:span text:style-name="T55_79">possibilities</text:span><text:span text:style-name="T55_80"><text:s/></text:span><text:span text:style-name="T55_81">such</text:span><text:span text:style-name="T55_82"><text:s/></text:span><text:span text:style-name="T55_83">as</text:span><text:span text:style-name="T55_84"><text:s/></text:span><text:span text:style-name="T55_85">transactions</text:span><text:span text:style-name="T55_86"><text:s/></text:span><text:span text:style-name="T55_87">or</text:span><text:span text:style-name="T55_88"><text:s/></text:span><text:span text:style-name="T55_89">assignments</text:span><text:span text:style-name="T55_90">),<text:s/></text:span><text:span text:style-name="T55_91">ranked</text:span><text:span text:style-name="T55_92"><text:s/></text:span><text:span text:style-name="T55_93">according</text:span><text:span text:style-name="T55_94"><text:s/></text:span><text:span text:style-name="T55_95">to</text:span><text:span text:style-name="T55_96"><text:s/></text:span><text:span text:style-name="T55_97">the</text:span><text:span text:style-name="T55_98"><text:s/></text:span><text:span text:style-name="T55_99">strength</text:span><text:span text:style-name="T55_100"><text:s/></text:span><text:span text:style-name="T55_101">of</text:span><text:span text:style-name="T55_102"><text:s/></text:span><text:span text:style-name="T55_103">their</text:span><text:span text:style-name="T55_104"><text:s/></text:span><text:span text:style-name="T55_105">correlation</text:span><text:span text:style-name="T55_106">.</text:span></text:p>
      <text:p text:style-name="P56"/>
      <text:p text:style-name="P57"><text:span text:style-name="T57_1">A</text:span><text:span text:style-name="T57_2"><text:s/></text:span><text:span text:style-name="T57_3">general</text:span><text:span text:style-name="T57_4">-</text:span><text:span text:style-name="T57_5">purpose</text:span><text:span text:style-name="T57_6"><text:s/></text:span><text:span text:style-name="T57_7">semantic</text:span><text:span text:style-name="T57_8">-</text:span><text:span text:style-name="T57_9">network</text:span><text:span text:style-name="T57_10"><text:s/></text:span><text:span text:style-name="T57_11">computer</text:span><text:span text:style-name="T57_12"><text:s/></text:span><text:span text:style-name="T57_13">system</text:span><text:span text:style-name="T57_14"><text:s/></text:span><text:span text:style-name="T57_15">simulates</text:span><text:span text:style-name="T57_16"><text:s/>“</text:span><text:span text:style-name="T57_17">described</text:span><text:span text:style-name="T57_18"><text:s/></text:span><text:span text:style-name="T57_19">experience</text:span><text:span text:style-name="T57_20">”<text:s/></text:span><text:span text:style-name="T57_21">and</text:span><text:span text:style-name="T57_22"><text:s/></text:span><text:span text:style-name="T57_23">discovers</text:span><text:span text:style-name="T57_24"><text:s/>“</text:span><text:span text:style-name="T57_25">possible</text:span><text:span text:style-name="T57_26"><text:s/></text:span><text:span text:style-name="T57_27">experiences</text:span><text:span text:style-name="T57_28">”<text:s/></text:span><text:span text:style-name="T57_29">to</text:span><text:span text:style-name="T57_30"><text:s/></text:span><text:span text:style-name="T57_31">function</text:span><text:span text:style-name="T57_32"><text:s/></text:span><text:span text:style-name="T57_33">as</text:span><text:span text:style-name="T57_34"><text:s/></text:span><text:span text:style-name="T57_35">a</text:span><text:span text:style-name="T57_36"><text:s/></text:span><text:span text:style-name="T57_37">tool</text:span><text:span text:style-name="T57_38"><text:s/></text:span><text:span text:style-name="T57_39">for</text:span><text:span text:style-name="T57_40"><text:s/></text:span><text:span text:style-name="T57_41">analyzing</text:span><text:span text:style-name="T57_42"><text:s/></text:span><text:span text:style-name="T57_43">and</text:span><text:span text:style-name="T57_44"><text:s/></text:span><text:span text:style-name="T57_45">optimizing</text:span><text:span text:style-name="T57_46"><text:s/></text:span><text:span text:style-name="T57_47">certain</text:span><text:span text:style-name="T57_48"><text:s/></text:span><text:span text:style-name="T57_49">qualities</text:span><text:span text:style-name="T57_50"><text:s/></text:span><text:span text:style-name="T57_51">of</text:span><text:span text:style-name="T57_52"><text:s/></text:span><text:span text:style-name="T57_53">one</text:span><text:span text:style-name="T57_54">'</text:span><text:span text:style-name="T57_55">s</text:span><text:span text:style-name="T57_56"><text:s/></text:span><text:span text:style-name="T57_57">existence</text:span><text:span text:style-name="T57_58">.</text:span></text:p>
      <text:p text:style-name="P58"/>
      <text:p text:style-name="P59"><text:span text:style-name="T59_1">A</text:span><text:span text:style-name="T59_2"><text:s/></text:span><text:span text:style-name="T59_3">semantic</text:span><text:span text:style-name="T59_4"><text:s/></text:span><text:span text:style-name="T59_5">concept</text:span><text:span text:style-name="T59_6"><text:s/></text:span><text:span text:style-name="T59_7">represents</text:span><text:span text:style-name="T59_8"><text:s/></text:span><text:span text:style-name="T59_9">each</text:span><text:span text:style-name="T59_10"><text:s/></text:span><text:span text:style-name="T59_11">agent</text:span><text:span text:style-name="T59_12"><text:s/>(</text:span><text:span text:style-name="T59_13">ex</text:span><text:span text:style-name="T59_14">:<text:s/></text:span><text:span text:style-name="T59_15">a</text:span><text:span text:style-name="T59_16"><text:s/></text:span><text:span text:style-name="T59_17">human</text:span><text:span text:style-name="T59_18">)<text:s/></text:span><text:span text:style-name="T59_19">participating</text:span><text:span text:style-name="T59_20"><text:s/></text:span><text:span text:style-name="T59_21">in</text:span><text:span text:style-name="T59_22"><text:s/></text:span><text:span text:style-name="T59_23">interaction</text:span><text:span text:style-name="T59_24"><text:s/></text:span><text:span text:style-name="T59_25">processes</text:span><text:span text:style-name="T59_26"><text:s/></text:span><text:span text:style-name="T59_27">that</text:span><text:span text:style-name="T59_28"><text:s/></text:span><text:span text:style-name="T59_29">constitute</text:span><text:span text:style-name="T59_30"><text:s/></text:span><text:span text:style-name="T59_31">awareness</text:span><text:span text:style-name="T59_32"><text:s/></text:span><text:span text:style-name="T59_33">of</text:span><text:span text:style-name="T59_34"><text:s/></text:span><text:span text:style-name="T59_35">and</text:span><text:span text:style-name="T59_36"><text:s/></text:span><text:span text:style-name="T59_37">potential</text:span><text:span text:style-name="T59_38"><text:s/></text:span><text:span text:style-name="T59_39">to</text:span><text:span text:style-name="T59_40"><text:s/></text:span><text:span text:style-name="T59_41">operate</text:span><text:span text:style-name="T59_42"><text:s/></text:span><text:span text:style-name="T59_43">upon</text:span><text:span text:style-name="T59_44"><text:s/></text:span><text:span text:style-name="T59_45">arbitrary</text:span><text:span text:style-name="T59_46"><text:s/></text:span><text:span text:style-name="T59_47">subsets</text:span><text:span text:style-name="T59_48"><text:s/></text:span><text:span text:style-name="T59_49">of</text:span><text:span text:style-name="T59_50"><text:s/></text:span><text:span text:style-name="T59_51">simulation</text:span><text:span text:style-name="T59_52"><text:s/></text:span><text:span text:style-name="T59_53">content</text:span><text:span text:style-name="T59_54">.<text:s/></text:span><text:span text:style-name="T59_55">Choice</text:span><text:span text:style-name="T59_56"><text:s/></text:span><text:span text:style-name="T59_57">and</text:span><text:span text:style-name="T59_58"><text:s/></text:span><text:span text:style-name="T59_59">configuration</text:span><text:span text:style-name="T59_60"><text:s/></text:span><text:span text:style-name="T59_61">of</text:span><text:span text:style-name="T59_62"><text:s/></text:span><text:span text:style-name="T59_63">interaction</text:span><text:span text:style-name="T59_64"><text:s/></text:span><text:span text:style-name="T59_65">modalities</text:span><text:span text:style-name="T59_66"><text:s/></text:span><text:span text:style-name="T59_67">may</text:span><text:span text:style-name="T59_68"><text:s/></text:span><text:span text:style-name="T59_69">be</text:span><text:span text:style-name="T59_70"><text:s/></text:span><text:span text:style-name="T59_71">customized</text:span><text:span text:style-name="T59_72"><text:s/></text:span><text:span text:style-name="T59_73">according</text:span><text:span text:style-name="T59_74"><text:s/></text:span><text:span text:style-name="T59_75">to</text:span><text:span text:style-name="T59_76"><text:s/></text:span><text:span text:style-name="T59_77">a</text:span><text:span text:style-name="T59_78"><text:s/></text:span><text:span text:style-name="T59_79">particular</text:span><text:span text:style-name="T59_80"><text:s/></text:span><text:span text:style-name="T59_81">situation</text:span><text:span text:style-name="T59_82"><text:s/></text:span><text:span text:style-name="T59_83">or</text:span><text:span text:style-name="T59_84"><text:s/></text:span><text:span text:style-name="T59_85">adjusted</text:span><text:span text:style-name="T59_86"><text:s/></text:span><text:span text:style-name="T59_87">to</text:span><text:span text:style-name="T59_88"><text:s/></text:span><text:span text:style-name="T59_89">compensate</text:span><text:span text:style-name="T59_90"><text:s/></text:span><text:span text:style-name="T59_91">for</text:span><text:span text:style-name="T59_92"><text:s/></text:span><text:span text:style-name="T59_93">sensory</text:span><text:span text:style-name="T59_94">,<text:s/></text:span><text:span text:style-name="T59_95">kinesthetic</text:span><text:span text:style-name="T59_96">,<text:s/></text:span><text:span text:style-name="T59_97">or</text:span><text:span text:style-name="T59_98"><text:s/></text:span><text:span text:style-name="T59_99">cognitive</text:span><text:span text:style-name="T59_100"><text:s/></text:span><text:span text:style-name="T59_101">disabilities</text:span><text:span text:style-name="T59_102">.</text:span></text:p>
      <text:p text:style-name="P60"/>
      <text:p text:style-name="P61"><text:span text:style-name="T61_1">Psycho</text:span><text:span text:style-name="T61_2">-</text:span><text:span text:style-name="T61_3">supportive</text:span><text:span text:style-name="T61_4"><text:s/></text:span><text:span text:style-name="T61_5">and</text:span><text:span text:style-name="T61_6"><text:s/></text:span><text:span text:style-name="T61_7">psycho</text:span><text:span text:style-name="T61_8">-</text:span><text:span text:style-name="T61_9">therapeutic</text:span><text:span text:style-name="T61_10"><text:s/></text:span><text:span text:style-name="T61_11">processes</text:span><text:span text:style-name="T61_12"><text:s/></text:span><text:span text:style-name="T61_13">react</text:span><text:span text:style-name="T61_14"><text:s/></text:span><text:span text:style-name="T61_15">to</text:span><text:span text:style-name="T61_16"><text:s/></text:span><text:span text:style-name="T61_17">changing</text:span><text:span text:style-name="T61_18"><text:s/></text:span><text:span text:style-name="T61_19">recognized</text:span><text:span text:style-name="T61_20"><text:s/></text:span><text:span text:style-name="T61_21">patterns</text:span><text:span text:style-name="T61_22"><text:s/></text:span><text:span text:style-name="T61_23">in</text:span><text:span text:style-name="T61_24"><text:s/></text:span><text:span text:style-name="T61_25">data</text:span><text:span text:style-name="T61_26"><text:s/></text:span><text:span text:style-name="T61_27">associated</text:span><text:span text:style-name="T61_28"><text:s/></text:span><text:span text:style-name="T61_29">with</text:span><text:span text:style-name="T61_30"><text:s/></text:span><text:span text:style-name="T61_31">simulated</text:span><text:span text:style-name="T61_32"><text:s/></text:span><text:span text:style-name="T61_33">agents</text:span></text:p>
      <text:list text:style-name="LS1" xml:id="list0">
        <text:list-item>
          <text:p text:style-name="P62"><text:span text:style-name="T62_1">providing</text:span><text:span text:style-name="T62_2"><text:s/></text:span><text:span text:style-name="T62_3">contextual</text:span><text:span text:style-name="T62_4"><text:s/></text:span><text:span text:style-name="T62_5">advice</text:span><text:span text:style-name="T62_6"><text:s/>(</text:span><text:span text:style-name="T62_7">ex</text:span><text:span text:style-name="T62_8">:<text:s/></text:span><text:span text:style-name="T62_9">relevant</text:span><text:span text:style-name="T62_10"><text:s/></text:span><text:span text:style-name="T62_11">information</text:span><text:span text:style-name="T62_12">)</text:span></text:p>
        </text:list-item>
        <text:list-item>
          <text:p text:style-name="P63"><text:span text:style-name="T63_1">offering</text:span><text:span text:style-name="T63_2"><text:s/></text:span><text:span text:style-name="T63_3">to</text:span><text:span text:style-name="T63_4"><text:s/></text:span><text:span text:style-name="T63_5">act</text:span><text:span text:style-name="T63_6"><text:s/>(</text:span><text:span text:style-name="T63_7">ex</text:span><text:span text:style-name="T63_8">:<text:s/></text:span><text:span text:style-name="T63_9">manage</text:span><text:span text:style-name="T63_10"><text:s/></text:span><text:span text:style-name="T63_11">another</text:span><text:span text:style-name="T63_12"><text:s/></text:span><text:span text:style-name="T63_13">process</text:span><text:span text:style-name="T63_14">)</text:span></text:p>
        </text:list-item>
        <text:list-item>
          <text:p text:style-name="P64"><text:span text:style-name="T64_1">requesting</text:span><text:span text:style-name="T64_2"><text:s/></text:span><text:span text:style-name="T64_3">information</text:span><text:span text:style-name="T64_4"><text:s/></text:span><text:span text:style-name="T64_5">from</text:span><text:span text:style-name="T64_6"><text:s/></text:span><text:span text:style-name="T64_7">humans</text:span><text:span text:style-name="T64_8"><text:s/></text:span><text:span text:style-name="T64_9">and</text:span><text:span text:style-name="T64_10"><text:s/></text:span><text:span text:style-name="T64_11">computer</text:span><text:span text:style-name="T64_12"><text:s/></text:span><text:span text:style-name="T64_13">systems</text:span></text:p>
        </text:list-item>
      </text:list>
      <text:p text:style-name="P65"/>
      <text:p text:style-name="P66"><text:span text:style-name="T66_1">Although</text:span><text:span text:style-name="T66_2"><text:s/></text:span><text:span text:style-name="T66_3">the</text:span><text:span text:style-name="T66_4"><text:s/></text:span><text:span text:style-name="T66_5">system</text:span><text:span text:style-name="T66_6"><text:s/></text:span><text:span text:style-name="T66_7">may</text:span><text:span text:style-name="T66_8"><text:s/></text:span><text:span text:style-name="T66_9">seem</text:span><text:span text:style-name="T66_10"><text:s/></text:span><text:span text:style-name="T66_11">to</text:span><text:span text:style-name="T66_12"><text:s/></text:span><text:span text:style-name="T66_13">be</text:span><text:span text:style-name="T66_14"><text:s/></text:span><text:span text:style-name="T66_15">an</text:span><text:span text:style-name="T66_16"><text:s/>“</text:span><text:span text:style-name="T66_17">artificial</text:span><text:span text:style-name="T66_18"><text:s/></text:span><text:span text:style-name="T66_19">intelligence</text:span><text:span text:style-name="T66_20">”<text:s/></text:span><text:span text:style-name="T66_21">application</text:span><text:span text:style-name="T66_22">,<text:s/></text:span><text:span text:style-name="T66_23">it</text:span><text:span text:style-name="T66_24"><text:s/></text:span><text:span text:style-name="T66_25">would</text:span><text:span text:style-name="T66_26"><text:s/></text:span><text:span text:style-name="T66_27">be</text:span><text:span text:style-name="T66_28"><text:s/></text:span><text:span text:style-name="T66_29">more</text:span><text:span text:style-name="T66_30"><text:s/></text:span><text:span text:style-name="T66_31">accurate</text:span><text:span text:style-name="T66_32"><text:s/></text:span><text:span text:style-name="T66_33">to</text:span><text:span text:style-name="T66_34"><text:s/></text:span><text:span text:style-name="T66_35">define</text:span><text:span text:style-name="T66_36"><text:s/></text:span><text:span text:style-name="T66_37">it</text:span><text:span text:style-name="T66_38"><text:s/></text:span><text:span text:style-name="T66_39">as</text:span><text:span text:style-name="T66_40"><text:s/></text:span><text:span text:style-name="T66_41">a</text:span><text:span text:style-name="T66_42"><text:s/></text:span><text:span text:style-name="T66_43">tool</text:span><text:span text:style-name="T66_44"><text:s/></text:span><text:span text:style-name="T66_45">that</text:span><text:span text:style-name="T66_46"><text:s/></text:span><text:span text:style-name="T66_47">exhibits</text:span><text:span text:style-name="T66_48"><text:s/>“</text:span><text:span text:style-name="T66_49">automatic</text:span><text:span text:style-name="T66_50"><text:s/></text:span><text:span text:style-name="T66_51">intelligence</text:span><text:span text:style-name="T66_52">.”<text:s text:c="2"/></text:span><text:span text:style-name="T66_53">Automatic</text:span><text:span text:style-name="T66_54"><text:s/></text:span><text:span text:style-name="T66_55">intelligence</text:span><text:span text:style-name="T66_56"><text:s/></text:span><text:span text:style-name="T66_57">software</text:span><text:span text:style-name="T66_58"><text:s/></text:span><text:span text:style-name="T66_59">guarantees</text:span><text:span text:style-name="T66_60"><text:s/></text:span><text:span text:style-name="T66_61">that</text:span><text:span text:style-name="T66_62"><text:s/></text:span><text:span text:style-name="T66_63">humans</text:span><text:span text:style-name="T66_64"><text:s/></text:span><text:span text:style-name="T66_65">that</text:span><text:span text:style-name="T66_66"><text:s/></text:span><text:span text:style-name="T66_67">operate</text:span><text:span text:style-name="T66_68"><text:s/></text:span><text:span text:style-name="T66_69">it</text:span><text:span text:style-name="T66_70"><text:s/></text:span><text:span text:style-name="T66_71">will</text:span><text:span text:style-name="T66_72"><text:s/></text:span><text:span text:style-name="T66_73">remain</text:span><text:span text:style-name="T66_74"><text:s/></text:span><text:span text:style-name="T66_75">in</text:span><text:span text:style-name="T66_76"><text:s/></text:span><text:span text:style-name="T66_77">complete</text:span><text:span text:style-name="T66_78"><text:s/></text:span><text:span text:style-name="T66_79">control</text:span><text:span text:style-name="T66_80">.<text:s text:c="2"/></text:span><text:span text:style-name="T66_81">This</text:span><text:span text:style-name="T66_82"><text:s/></text:span><text:span text:style-name="T66_83">is</text:span><text:span text:style-name="T66_84"><text:s/></text:span><text:span text:style-name="T66_85">possible</text:span><text:span text:style-name="T66_86"><text:s/></text:span><text:span text:style-name="T66_87">because</text:span><text:span text:style-name="T66_88"><text:s/></text:span><text:span text:style-name="T66_89">all</text:span><text:span text:style-name="T66_90"><text:s/></text:span><text:span text:style-name="T66_91">state</text:span><text:span text:style-name="T66_92"><text:s/></text:span><text:span text:style-name="T66_93">changes</text:span><text:span text:style-name="T66_94"><text:s/></text:span><text:span text:style-name="T66_95">result</text:span><text:span text:style-name="T66_96"><text:s/></text:span><text:span text:style-name="T66_97">from</text:span><text:span text:style-name="T66_98"><text:s/></text:span><text:span text:style-name="T66_99">logically</text:span><text:span text:style-name="T66_100"><text:s/></text:span><text:span text:style-name="T66_101">deduced</text:span><text:span text:style-name="T66_102"><text:s/></text:span><text:span text:style-name="T66_103">conclusions</text:span><text:span text:style-name="T66_104"><text:s/></text:span><text:span text:style-name="T66_105">about</text:span><text:span text:style-name="T66_106"><text:s/></text:span><text:span text:style-name="T66_107">the</text:span><text:span text:style-name="T66_108"><text:s/></text:span><text:span text:style-name="T66_109">changing</text:span><text:span text:style-name="T66_110"><text:s/></text:span><text:span text:style-name="T66_111">conditions</text:span><text:span text:style-name="T66_112"><text:s/></text:span><text:span text:style-name="T66_113">in</text:span><text:span text:style-name="T66_114"><text:s/></text:span><text:span text:style-name="T66_115">the</text:span><text:span text:style-name="T66_116"><text:s/></text:span><text:span text:style-name="T66_117">contents</text:span><text:span text:style-name="T66_118"><text:s/></text:span><text:span text:style-name="T66_119">of</text:span><text:span text:style-name="T66_120"><text:s/></text:span><text:span text:style-name="T66_121">its</text:span><text:span text:style-name="T66_122"><text:s/></text:span><text:span text:style-name="T66_123">attentions</text:span><text:span text:style-name="T66_124"><text:s/>(</text:span><text:span text:style-name="T66_125">such</text:span><text:span text:style-name="T66_126"><text:s/></text:span><text:span text:style-name="T66_127">as</text:span><text:span text:style-name="T66_128"><text:s/></text:span><text:span text:style-name="T66_129">computer</text:span><text:span text:style-name="T66_130"><text:s/></text:span><text:span text:style-name="T66_131">devices</text:span><text:span text:style-name="T66_132"><text:s/></text:span><text:span text:style-name="T66_133">like</text:span><text:span text:style-name="T66_134"><text:s/></text:span><text:span text:style-name="T66_135">keyboards</text:span><text:span text:style-name="T66_136"><text:s/></text:span><text:span text:style-name="T66_137">and</text:span><text:span text:style-name="T66_138"><text:s/></text:span><text:span text:style-name="T66_139">mice</text:span><text:span text:style-name="T66_140">).</text:span></text:p>
      <text:p text:style-name="P67"/>
      <text:list text:style-name="LS2" xml:id="list3">
        <text:list-item>
          <text:p text:style-name="P68"><text:span text:style-name="T68_1">a</text:span><text:span text:style-name="T68_2"><text:s/></text:span><text:span text:style-name="T68_3">human</text:span><text:span text:style-name="T68_4">'</text:span><text:span text:style-name="T68_5">s</text:span><text:span text:style-name="T68_6"><text:s/></text:span><text:span text:style-name="T68_7">observed</text:span><text:span text:style-name="T68_8"><text:s/></text:span><text:span text:style-name="T68_9">past</text:span><text:span text:style-name="T68_10"><text:s/></text:span><text:span text:style-name="T68_11">and</text:span><text:span text:style-name="T68_12"><text:s/></text:span><text:span text:style-name="T68_13">present</text:span><text:span text:style-name="T68_14"><text:s/></text:span><text:span text:style-name="T68_15">qualities</text:span><text:span text:style-name="T68_16"><text:s/>(</text:span><text:span text:style-name="T68_17">measurements</text:span><text:span text:style-name="T68_18"><text:s/></text:span><text:span text:style-name="T68_19">or</text:span><text:span text:style-name="T68_20"><text:s/></text:span><text:span text:style-name="T68_21">annotations</text:span><text:span text:style-name="T68_22">)</text:span></text:p>
        </text:list-item>
        <text:list-item>
          <text:p text:style-name="P69"><text:span text:style-name="T69_1">a</text:span><text:span text:style-name="T69_2"><text:s/></text:span><text:span text:style-name="T69_3">human</text:span><text:span text:style-name="T69_4">'</text:span><text:span text:style-name="T69_5">s</text:span><text:span text:style-name="T69_6"><text:s/></text:span><text:span text:style-name="T69_7">potential</text:span><text:span text:style-name="T69_8"><text:s/></text:span><text:span text:style-name="T69_9">future</text:span><text:span text:style-name="T69_10"><text:s/></text:span><text:span text:style-name="T69_11">qualities</text:span><text:span text:style-name="T69_12"><text:s/></text:span><text:span text:style-name="T69_13">and</text:span><text:span text:style-name="T69_14"><text:s/></text:span><text:span text:style-name="T69_15">opportunities</text:span></text:p>
        </text:list-item>
        <text:list-item>
          <text:p text:style-name="P70"><text:span text:style-name="T70_1">any</text:span><text:span text:style-name="T70_2"><text:s/></text:span><text:span text:style-name="T70_3">quality</text:span><text:span text:style-name="T70_4"><text:s/></text:span><text:span text:style-name="T70_5">about</text:span><text:span text:style-name="T70_6"><text:s/></text:span><text:span text:style-name="T70_7">any</text:span><text:span text:style-name="T70_8"><text:s/></text:span><text:span text:style-name="T70_9">subject</text:span><text:span text:style-name="T70_10">=</text:span><text:span text:style-name="T70_11">object</text:span><text:span text:style-name="T70_12">,<text:s/></text:span><text:span text:style-name="T70_13">including</text:span><text:span text:style-name="T70_14"><text:s/></text:span><text:span text:style-name="T70_15">a</text:span><text:span text:style-name="T70_16"><text:s/></text:span><text:span text:style-name="T70_17">list</text:span><text:span text:style-name="T70_18"><text:s/></text:span><text:span text:style-name="T70_19">of</text:span><text:span text:style-name="T70_20"><text:s/></text:span><text:span text:style-name="T70_21">qualities</text:span><text:span text:style-name="T70_22"><text:s/></text:span><text:span text:style-name="T70_23">that</text:span><text:span text:style-name="T70_24"><text:s/></text:span><text:span text:style-name="T70_25">one</text:span><text:span text:style-name="T70_26"><text:s/></text:span><text:span text:style-name="T70_27">may</text:span><text:span text:style-name="T70_28"><text:s/></text:span><text:span text:style-name="T70_29">potentially</text:span><text:span text:style-name="T70_30"><text:s/></text:span><text:span text:style-name="T70_31">define</text:span><text:span text:style-name="T70_32"><text:s/></text:span><text:span text:style-name="T70_33">next</text:span></text:p>
        </text:list-item>
        <text:list-item>
          <text:p text:style-name="P71"><text:span text:style-name="T71_1">variable</text:span><text:span text:style-name="T71_2">-</text:span><text:span text:style-name="T71_3">strength</text:span><text:span text:style-name="T71_4"><text:s/></text:span><text:span text:style-name="T71_5">associations</text:span><text:span text:style-name="T71_6"><text:s/></text:span><text:span text:style-name="T71_7">between</text:span><text:span text:style-name="T71_8"><text:s/></text:span><text:span text:style-name="T71_9">concepts</text:span><text:span text:style-name="T71_10">,<text:s/></text:span><text:span text:style-name="T71_11">mirroring</text:span><text:span text:style-name="T71_12"><text:s/></text:span><text:span text:style-name="T71_13">mental</text:span><text:span text:style-name="T71_14"><text:s/></text:span><text:span text:style-name="T71_15">associative</text:span><text:span text:style-name="T71_16"><text:s/></text:span><text:span text:style-name="T71_17">memory</text:span></text:p>
        </text:list-item>
      </text:list>
      <text:p text:style-name="P72"/>
      <text:p text:style-name="P73"><text:span text:style-name="T73_1">An</text:span><text:span text:style-name="T73_2"><text:s/></text:span><text:span text:style-name="T73_3">instance</text:span><text:span text:style-name="T73_4"><text:s/></text:span><text:span text:style-name="T73_5">of</text:span><text:span text:style-name="T73_6"><text:s/></text:span><text:span text:style-name="T73_7">the</text:span><text:span text:style-name="T73_8"><text:s/></text:span><text:span text:style-name="T73_9">software</text:span><text:span text:style-name="T73_10"><text:s/></text:span><text:span text:style-name="T73_11">starts</text:span><text:span text:style-name="T73_12"><text:s/></text:span><text:span text:style-name="T73_13">in</text:span><text:span text:style-name="T73_14"><text:s/></text:span><text:span text:style-name="T73_15">an</text:span><text:span text:style-name="T73_16"><text:s/></text:span><text:span text:style-name="T73_17">essentially</text:span><text:span text:style-name="T73_18"><text:s/></text:span><text:span text:style-name="T73_19">blank</text:span><text:span text:style-name="T73_20"><text:s/></text:span><text:span text:style-name="T73_21">state</text:span><text:span text:style-name="T73_22"><text:s/></text:span><text:span text:style-name="T73_23">populated</text:span><text:span text:style-name="T73_24"><text:s/></text:span><text:span text:style-name="T73_25">with</text:span><text:span text:style-name="T73_26"><text:s/></text:span><text:span text:style-name="T73_27">a</text:span><text:span text:style-name="T73_28"><text:s/></text:span><text:span text:style-name="T73_29">default</text:span><text:span text:style-name="T73_30"><text:s/></text:span><text:span text:style-name="T73_31">schema</text:span><text:span text:style-name="T73_32"><text:s/></text:span><text:span text:style-name="T73_33">that</text:span><text:span text:style-name="T73_34"><text:s/></text:span><text:span text:style-name="T73_35">attempts</text:span><text:span text:style-name="T73_36"><text:s/></text:span><text:span text:style-name="T73_37">to</text:span><text:span text:style-name="T73_38"><text:s/></text:span><text:span text:style-name="T73_39">span</text:span><text:span text:style-name="T73_40"><text:s/></text:span><text:span text:style-name="T73_41">the</text:span><text:span text:style-name="T73_42"><text:s/></text:span><text:span text:style-name="T73_43">known</text:span><text:span text:style-name="T73_44"><text:s/></text:span><text:span text:style-name="T73_45">human</text:span><text:span text:style-name="T73_46"><text:s/></text:span><text:span text:style-name="T73_47">experience</text:span><text:span text:style-name="T73_48">.</text:span></text:p>
      <text:list text:style-name="LS3" xml:id="list7">
        <text:list-item>
          <text:p text:style-name="P74"><text:span text:style-name="T74_1">Categories</text:span><text:span text:style-name="T74_2">,<text:s/></text:span><text:span text:style-name="T74_3">Labels</text:span><text:span text:style-name="T74_4">,<text:s/></text:span><text:span text:style-name="T74_5">Tags</text:span></text:p>
        </text:list-item>
        <text:list-item>
          <text:p text:style-name="P75"><text:span text:style-name="T75_1">Icons</text:span></text:p>
        </text:list-item>
        <text:list-item>
          <text:p text:style-name="P76"><text:span text:style-name="T76_1">Qualities</text:span></text:p>
        </text:list-item>
        <text:list-item>
          <text:p text:style-name="P77"><text:span text:style-name="T77_1">judgments</text:span></text:p>
        </text:list-item>
        <text:list-item>
          <text:p text:style-name="P78"><text:span text:style-name="T78_1">emotions</text:span></text:p>
        </text:list-item>
        <text:list-item>
          <text:p text:style-name="P79"><text:span text:style-name="T79_1">behaviors</text:span></text:p>
        </text:list-item>
        <text:list-item>
          <text:p text:style-name="P80"><text:span text:style-name="T80_1">activities</text:span></text:p>
        </text:list-item>
        <text:list-item>
          <text:p text:style-name="P81"><text:span text:style-name="T81_1">goals</text:span></text:p>
        </text:list-item>
        <text:list-item>
          <text:p text:style-name="P82"><text:span text:style-name="T82_1">containers</text:span><text:span text:style-name="T82_2"><text:s/></text:span><text:span text:style-name="T82_3">of</text:span><text:span text:style-name="T82_4"><text:s/></text:span><text:span text:style-name="T82_5">unknown</text:span><text:span text:style-name="T82_6"><text:s/></text:span><text:span text:style-name="T82_7">information</text:span><text:span text:style-name="T82_8"><text:s/></text:span><text:span text:style-name="T82_9">that</text:span><text:span text:style-name="T82_10"><text:s/></text:span><text:span text:style-name="T82_11">may</text:span><text:span text:style-name="T82_12"><text:s/></text:span><text:span text:style-name="T82_13">be</text:span><text:span text:style-name="T82_14"><text:s/></text:span><text:span text:style-name="T82_15">helpful</text:span><text:span text:style-name="T82_16"><text:s/></text:span><text:span text:style-name="T82_17">or</text:span><text:span text:style-name="T82_18"><text:s/></text:span><text:span text:style-name="T82_19">necessary</text:span><text:span text:style-name="T82_20"><text:s/></text:span><text:span text:style-name="T82_21">to</text:span><text:span text:style-name="T82_22"><text:s/></text:span><text:span text:style-name="T82_23">specify</text:span><text:span text:style-name="T82_24"><text:s/></text:span><text:span text:style-name="T82_25">or</text:span><text:span text:style-name="T82_26"><text:s/></text:span><text:span text:style-name="T82_27">determine</text:span><text:span text:style-name="T82_28">)</text:span></text:p>
        </text:list-item>
      </text:list>
      <text:p text:style-name="P83"/>
      <text:p text:style-name="P84"><text:span text:style-name="T84_1">One</text:span><text:span text:style-name="T84_2"><text:s/></text:span><text:span text:style-name="T84_3">goal</text:span><text:span text:style-name="T84_4">,<text:s/></text:span><text:span text:style-name="T84_5">useful</text:span><text:span text:style-name="T84_6"><text:s/></text:span><text:span text:style-name="T84_7">for</text:span><text:span text:style-name="T84_8"><text:s/></text:span><text:span text:style-name="T84_9">beginners</text:span><text:span text:style-name="T84_10">,<text:s/></text:span><text:span text:style-name="T84_11">is</text:span><text:span text:style-name="T84_12"><text:s/>“</text:span><text:span text:style-name="T84_13">to</text:span><text:span text:style-name="T84_14"><text:s/></text:span><text:span text:style-name="T84_15">learn</text:span><text:span text:style-name="T84_16"><text:s/></text:span><text:span text:style-name="T84_17">how</text:span><text:span text:style-name="T84_18"><text:s/></text:span><text:span text:style-name="T84_19">to</text:span><text:span text:style-name="T84_20"><text:s/></text:span><text:span text:style-name="T84_21">operate</text:span><text:span text:style-name="T84_22"><text:s/>[</text:span><text:span text:style-name="T84_23">the</text:span><text:span text:style-name="T84_24"><text:s/></text:span><text:span text:style-name="T84_25">system</text:span><text:span text:style-name="T84_26">]”.<text:s text:c="2"/></text:span><text:span text:style-name="T84_27">Humans</text:span><text:span text:style-name="T84_28"><text:s/></text:span><text:span text:style-name="T84_29">and</text:span><text:span text:style-name="T84_30"><text:s/></text:span><text:span text:style-name="T84_31">the</text:span><text:span text:style-name="T84_32"><text:s/></text:span><text:span text:style-name="T84_33">software</text:span><text:span text:style-name="T84_34"><text:s/></text:span><text:span text:style-name="T84_35">acclimate</text:span><text:span text:style-name="T84_36"><text:s/></text:span><text:span text:style-name="T84_37">to</text:span><text:span text:style-name="T84_38"><text:s/></text:span><text:span text:style-name="T84_39">each</text:span><text:span text:style-name="T84_40"><text:s/></text:span><text:span text:style-name="T84_41">other</text:span><text:span text:style-name="T84_42"><text:s/></text:span><text:span text:style-name="T84_43">in</text:span><text:span text:style-name="T84_44"><text:s/></text:span><text:span text:style-name="T84_45">various</text:span><text:span text:style-name="T84_46"><text:s/></text:span><text:span text:style-name="T84_47">measurable</text:span><text:span text:style-name="T84_48"><text:s/></text:span><text:span text:style-name="T84_49">ways</text:span><text:span text:style-name="T84_50">:</text:span></text:p>
      <text:list text:style-name="LS4" xml:id="list16">
        <text:list-item>
          <text:p text:style-name="P85"><text:span text:style-name="T85_1">amount</text:span><text:span text:style-name="T85_2"><text:s/></text:span><text:span text:style-name="T85_3">and</text:span><text:span text:style-name="T85_4"><text:s/></text:span><text:span text:style-name="T85_5">types</text:span><text:span text:style-name="T85_6"><text:s/></text:span><text:span text:style-name="T85_7">of</text:span><text:span text:style-name="T85_8"><text:s/></text:span><text:span text:style-name="T85_9">data</text:span><text:span text:style-name="T85_10"><text:s/></text:span><text:span text:style-name="T85_11">communicated</text:span><text:span text:style-name="T85_12">:<text:s/></text:span><text:span text:style-name="T85_13">human</text:span><text:span text:style-name="T85_14">-&gt;</text:span><text:span text:style-name="T85_15">software</text:span><text:span text:style-name="T85_16">,<text:s/></text:span><text:span text:style-name="T85_17">software</text:span><text:span text:style-name="T85_18">-&gt;</text:span><text:span text:style-name="T85_19">human</text:span></text:p>
        </text:list-item>
        <text:list-item>
          <text:p text:style-name="P86"><text:span text:style-name="T86_1">activity</text:span><text:span text:style-name="T86_2"><text:s/></text:span><text:span text:style-name="T86_3">frequencies</text:span><text:span text:style-name="T86_4"><text:s/></text:span><text:span text:style-name="T86_5">and</text:span><text:span text:style-name="T86_6"><text:s/></text:span><text:span text:style-name="T86_7">time</text:span><text:span text:style-name="T86_8">-</text:span><text:span text:style-name="T86_9">spans</text:span></text:p>
        </text:list-item>
        <text:list-item>
          <text:p text:style-name="P87"><text:span text:style-name="T87_1">mistake</text:span><text:span text:style-name="T87_2"><text:s/></text:span><text:span text:style-name="T87_3">frequencies</text:span><text:span text:style-name="T87_4"><text:s/>(</text:span><text:span text:style-name="T87_5">as</text:span><text:span text:style-name="T87_6"><text:s/></text:span><text:span text:style-name="T87_7">indicated</text:span><text:span text:style-name="T87_8"><text:s/></text:span><text:span text:style-name="T87_9">by</text:span><text:span text:style-name="T87_10"><text:s/>'</text:span><text:span text:style-name="T87_11">undo</text:span><text:span text:style-name="T87_12">'</text:span><text:span text:style-name="T87_13">s</text:span><text:span text:style-name="T87_14">)</text:span></text:p>
        </text:list-item>
        <text:list-item>
          <text:p text:style-name="P88"><text:span text:style-name="T88_1">coverage</text:span><text:span text:style-name="T88_2"><text:s/></text:span><text:span text:style-name="T88_3">of</text:span><text:span text:style-name="T88_4"><text:s/></text:span><text:span text:style-name="T88_5">employed</text:span><text:span text:style-name="T88_6"><text:s/></text:span><text:span text:style-name="T88_7">features</text:span><text:span text:style-name="T88_8"><text:s/>(</text:span><text:span text:style-name="T88_9">knows</text:span><text:span text:style-name="T88_10"><text:s/></text:span><text:span text:style-name="T88_11">which</text:span><text:span text:style-name="T88_12"><text:s/></text:span><text:span text:style-name="T88_13">features</text:span><text:span text:style-name="T88_14"><text:s/></text:span><text:span text:style-name="T88_15">have</text:span><text:span text:style-name="T88_16"><text:s/></text:span><text:span text:style-name="T88_17">been</text:span><text:span text:style-name="T88_18"><text:s/></text:span><text:span text:style-name="T88_19">unexplored</text:span><text:span text:style-name="T88_20">,<text:s/></text:span><text:span text:style-name="T88_21">and</text:span><text:span text:style-name="T88_22"><text:s/></text:span><text:span text:style-name="T88_23">can</text:span><text:span text:style-name="T88_24"><text:s/></text:span><text:span text:style-name="T88_25">remind</text:span><text:span text:style-name="T88_26"><text:s/></text:span><text:span text:style-name="T88_27">the</text:span><text:span text:style-name="T88_28"><text:s/></text:span><text:span text:style-name="T88_29">operator</text:span><text:span text:style-name="T88_30"><text:s/></text:span><text:span text:style-name="T88_31">of</text:span><text:span text:style-name="T88_32"><text:s/></text:span><text:span text:style-name="T88_33">their</text:span><text:span text:style-name="T88_34"><text:s/></text:span><text:span text:style-name="T88_35">existence</text:span><text:span text:style-name="T88_36">)</text:span></text:p>
        </text:list-item>
      </text:list>
      <text:p text:style-name="P89"/>
      <text:p text:style-name="P90"><text:span text:style-name="T90_1">Preferences</text:span><text:span text:style-name="T90_2"><text:s/></text:span><text:span text:style-name="T90_3">include</text:span><text:span text:style-name="T90_4">:</text:span></text:p>
      <text:list text:style-name="LS5" xml:id="list20">
        <text:list-item>
          <text:p text:style-name="P91"><text:span text:style-name="T91_1">“</text:span><text:span text:style-name="T91_2">access</text:span><text:span text:style-name="T91_3"><text:s/></text:span><text:span text:style-name="T91_4">patterns</text:span><text:span text:style-name="T91_5">”</text:span></text:p>
        </text:list-item>
        <text:list-item>
          <text:p text:style-name="P92"><text:span text:style-name="T92_1">..</text:span></text:p>
        </text:list-item>
      </text:list>
      <text:p text:style-name="P93"/>
      <text:p text:style-name="P94"><text:span text:style-name="T94_1">All</text:span><text:span text:style-name="T94_2"><text:s/></text:span><text:span text:style-name="T94_3">concepts</text:span><text:span text:style-name="T94_4"><text:s/></text:span><text:span text:style-name="T94_5">are</text:span><text:span text:style-name="T94_6"><text:s/></text:span><text:span text:style-name="T94_7">linked</text:span><text:span text:style-name="T94_8"><text:s/></text:span><text:span text:style-name="T94_9">to</text:span><text:span text:style-name="T94_10"><text:s/></text:span><text:span text:style-name="T94_11">all</text:span><text:span text:style-name="T94_12"><text:s/></text:span><text:span text:style-name="T94_13">other</text:span><text:span text:style-name="T94_14"><text:s/></text:span><text:span text:style-name="T94_15">concepts</text:span><text:span text:style-name="T94_16"><text:s/>(</text:span><text:span text:style-name="T94_17">in</text:span><text:span text:style-name="T94_18"><text:s/></text:span><text:span text:style-name="T94_19">at</text:span><text:span text:style-name="T94_20"><text:s/></text:span><text:span text:style-name="T94_21">least</text:span><text:span text:style-name="T94_22"><text:s/></text:span><text:span text:style-name="T94_23">one</text:span><text:span text:style-name="T94_24">,<text:s/></text:span><text:span text:style-name="T94_25">but</text:span><text:span text:style-name="T94_26"><text:s/></text:span><text:span text:style-name="T94_27">often</text:span><text:span text:style-name="T94_28">,<text:s/></text:span><text:span text:style-name="T94_29">several</text:span><text:span text:style-name="T94_30"><text:s/></text:span><text:span text:style-name="T94_31">ways</text:span><text:span text:style-name="T94_32"><text:s/></text:span><text:span text:style-name="T94_33">of</text:span><text:span text:style-name="T94_34"><text:s/></text:span><text:span text:style-name="T94_35">fluctuating</text:span><text:span text:style-name="T94_36"><text:s/></text:span><text:span text:style-name="T94_37">intensity</text:span><text:span text:style-name="T94_38">).<text:s text:c="2"/></text:span><text:span text:style-name="T94_39">For</text:span><text:span text:style-name="T94_40"><text:s/></text:span><text:span text:style-name="T94_41">example</text:span><text:span text:style-name="T94_42">,<text:s/></text:span><text:span text:style-name="T94_43">any</text:span><text:span text:style-name="T94_44"><text:s/></text:span><text:span text:style-name="T94_45">visible</text:span><text:span text:style-name="T94_46"><text:s/></text:span><text:span text:style-name="T94_47">word</text:span><text:span text:style-name="T94_48"><text:s/></text:span><text:span text:style-name="T94_49">may</text:span><text:span text:style-name="T94_50"><text:s/></text:span><text:span text:style-name="T94_51">links</text:span><text:span text:style-name="T94_52"><text:s/></text:span><text:span text:style-name="T94_53">to</text:span><text:span text:style-name="T94_54"><text:s/></text:span><text:span text:style-name="T94_55">its</text:span><text:span text:style-name="T94_56"><text:s/></text:span><text:span text:style-name="T94_57">definition</text:span><text:span text:style-name="T94_58">,<text:s/></text:span><text:span text:style-name="T94_59">synonyms</text:span><text:span text:style-name="T94_60">,<text:s/></text:span><text:span text:style-name="T94_61">and</text:span><text:span text:style-name="T94_62"><text:s/></text:span><text:span text:style-name="T94_63">related</text:span><text:span text:style-name="T94_64"><text:s/></text:span><text:span text:style-name="T94_65">concepts</text:span><text:span text:style-name="T94_66"><text:s/>–<text:s/></text:span><text:span text:style-name="T94_67">accommodating</text:span><text:span text:style-name="T94_68"><text:s/></text:span><text:span text:style-name="T94_69">arbitrary</text:span><text:span text:style-name="T94_70"><text:s/></text:span><text:span text:style-name="T94_71">dialect</text:span><text:span text:style-name="T94_72">,<text:s/></text:span><text:span text:style-name="T94_73">vernacular</text:span><text:span text:style-name="T94_74">,<text:s/></text:span><text:span text:style-name="T94_75">and</text:span><text:span text:style-name="T94_76"><text:s/></text:span><text:span text:style-name="T94_77">colloquial</text:span><text:span text:style-name="T94_78"><text:s/></text:span><text:span text:style-name="T94_79">language</text:span><text:span text:style-name="T94_80">.<text:s text:c="2"/></text:span><text:span text:style-name="T94_81">In</text:span><text:span text:style-name="T94_82"><text:s/></text:span><text:span text:style-name="T94_83">essence</text:span><text:span text:style-name="T94_84">,<text:s/></text:span><text:span text:style-name="T94_85">one</text:span><text:span text:style-name="T94_86"><text:s/></text:span><text:span text:style-name="T94_87">passively</text:span><text:span text:style-name="T94_88"><text:s/></text:span><text:span text:style-name="T94_89">and</text:span><text:span text:style-name="T94_90"><text:s/></text:span><text:span text:style-name="T94_91">actively</text:span><text:span text:style-name="T94_92"><text:s/></text:span><text:span text:style-name="T94_93">evolves</text:span><text:span text:style-name="T94_94"><text:s/></text:span><text:span text:style-name="T94_95">an</text:span><text:span text:style-name="T94_96"><text:s/></text:span><text:span text:style-name="T94_97">arbitrarily</text:span><text:span text:style-name="T94_98"><text:s/></text:span><text:span text:style-name="T94_99">complex</text:span><text:span text:style-name="T94_100"><text:s/>“</text:span><text:span text:style-name="T94_101">dynamic</text:span><text:span text:style-name="T94_102"><text:s/></text:span><text:span text:style-name="T94_103">ontology</text:span><text:span text:style-name="T94_104">”<text:s/></text:span><text:span text:style-name="T94_105">of</text:span><text:span text:style-name="T94_106"><text:s/></text:span><text:span text:style-name="T94_107">their</text:span><text:span text:style-name="T94_108"><text:s/></text:span><text:span text:style-name="T94_109">experience</text:span><text:span text:style-name="T94_110"><text:s/></text:span><text:span text:style-name="T94_111">and</text:span><text:span text:style-name="T94_112"><text:s/></text:span><text:span text:style-name="T94_113">potential</text:span><text:span text:style-name="T94_114"><text:s/></text:span><text:span text:style-name="T94_115">experiences</text:span><text:span text:style-name="T94_116">.</text:span></text:p>
      <text:p text:style-name="P95"/>
      <text:p text:style-name="P96"><text:span text:style-name="T96_1">This</text:span><text:span text:style-name="T96_2"><text:s/></text:span><text:span text:style-name="T96_3">supports</text:span><text:span text:style-name="T96_4"><text:s/></text:span><text:span text:style-name="T96_5">descriptions</text:span><text:span text:style-name="T96_6"><text:s/></text:span><text:span text:style-name="T96_7">about</text:span><text:span text:style-name="T96_8"><text:s/></text:span><text:span text:style-name="T96_9">any</text:span><text:span text:style-name="T96_10"><text:s/></text:span><text:span text:style-name="T96_11">particular</text:span><text:span text:style-name="T96_12"><text:s/></text:span><text:span text:style-name="T96_13">or</text:span><text:span text:style-name="T96_14"><text:s/></text:span><text:span text:style-name="T96_15">combination</text:span><text:span text:style-name="T96_16"><text:s/></text:span><text:span text:style-name="T96_17">of</text:span><text:span text:style-name="T96_18"><text:s/></text:span><text:span text:style-name="T96_19">fields</text:span><text:span text:style-name="T96_20"><text:s/></text:span><text:span text:style-name="T96_21">or</text:span><text:span text:style-name="T96_22"><text:s/></text:span><text:span text:style-name="T96_23">systems</text:span><text:span text:style-name="T96_24">,<text:s/></text:span><text:span text:style-name="T96_25">such</text:span><text:span text:style-name="T96_26"><text:s/></text:span><text:span text:style-name="T96_27">as</text:span><text:span text:style-name="T96_28"><text:s/></text:span><text:span text:style-name="T96_29">medicine</text:span><text:span text:style-name="T96_30">.</text:span></text:p>
      <text:p text:style-name="P97"/>
      <text:h text:style-name="P98" text:outline-level="10"><text:span text:style-name="T98_1">Managing</text:span><text:span text:style-name="T98_2"><text:s/></text:span><text:span text:style-name="T98_3">Reality</text:span></text:h>
      <text:p text:style-name="P99"><text:span text:style-name="T99_1">Because</text:span><text:span text:style-name="T99_2"><text:s/></text:span><text:span text:style-name="T99_3">the</text:span><text:span text:style-name="T99_4"><text:s/></text:span><text:span text:style-name="T99_5">system</text:span><text:span text:style-name="T99_6"><text:s/></text:span><text:span text:style-name="T99_7">maintains</text:span><text:span text:style-name="T99_8"><text:s/></text:span><text:span text:style-name="T99_9">a</text:span><text:span text:style-name="T99_10"><text:s/></text:span><text:span text:style-name="T99_11">neutral</text:span><text:span text:style-name="T99_12"><text:s/>3</text:span><text:span text:style-name="T99_13">rd</text:span><text:span text:style-name="T99_14">-</text:span><text:span text:style-name="T99_15">person</text:span><text:span text:style-name="T99_16"><text:s/></text:span><text:span text:style-name="T99_17">model</text:span><text:span text:style-name="T99_18"><text:s/></text:span><text:span text:style-name="T99_19">of</text:span><text:span text:style-name="T99_20"><text:s/></text:span><text:span text:style-name="T99_21">its</text:span><text:span text:style-name="T99_22"><text:s/></text:span><text:span text:style-name="T99_23">operator</text:span><text:span text:style-name="T99_24">’</text:span><text:span text:style-name="T99_25">s</text:span><text:span text:style-name="T99_26"><text:s/></text:span><text:span text:style-name="T99_27">experience</text:span><text:span text:style-name="T99_28">,<text:s/></text:span><text:span text:style-name="T99_29">one</text:span><text:span text:style-name="T99_30"><text:s/></text:span><text:span text:style-name="T99_31">can</text:span><text:span text:style-name="T99_32"><text:s/></text:span><text:span text:style-name="T99_33">subjectively</text:span><text:span text:style-name="T99_34"><text:s/></text:span><text:span text:style-name="T99_35">model</text:span><text:span text:style-name="T99_36"><text:s/></text:span><text:span text:style-name="T99_37">qualitative</text:span><text:span text:style-name="T99_38"><text:s/></text:span><text:span text:style-name="T99_39">and</text:span><text:span text:style-name="T99_40"><text:s/></text:span><text:span text:style-name="T99_41">quantitative</text:span><text:span text:style-name="T99_42"><text:s/></text:span><text:span text:style-name="T99_43">details</text:span><text:span text:style-name="T99_44"><text:s/></text:span><text:span text:style-name="T99_45">about</text:span><text:span text:style-name="T99_46"><text:s/></text:span><text:span text:style-name="T99_47">anything</text:span><text:span text:style-name="T99_48">,<text:s/></text:span><text:span text:style-name="T99_49">including</text:span><text:span text:style-name="T99_50"><text:s/></text:span><text:span text:style-name="T99_51">other</text:span><text:span text:style-name="T99_52"><text:s/></text:span><text:span text:style-name="T99_53">people</text:span><text:span text:style-name="T99_54"><text:s/>–<text:s/></text:span><text:span text:style-name="T99_55">the</text:span><text:span text:style-name="T99_56"><text:s/></text:span><text:span text:style-name="T99_57">same</text:span><text:span text:style-name="T99_58"><text:s/></text:span><text:span text:style-name="T99_59">system</text:span><text:span text:style-name="T99_60"><text:s/></text:span><text:span text:style-name="T99_61">can</text:span><text:span text:style-name="T99_62"><text:s/></text:span><text:span text:style-name="T99_63">care</text:span><text:span text:style-name="T99_64"><text:s/></text:span><text:span text:style-name="T99_65">for</text:span><text:span text:style-name="T99_66"><text:s/></text:span><text:span text:style-name="T99_67">friends</text:span><text:span text:style-name="T99_68">,<text:s/></text:span><text:span text:style-name="T99_69">track</text:span><text:span text:style-name="T99_70"><text:s/></text:span><text:span text:style-name="T99_71">enemies</text:span><text:span text:style-name="T99_72">,<text:s/></text:span><text:span text:style-name="T99_73">and</text:span><text:span text:style-name="T99_74"><text:s/></text:span><text:span text:style-name="T99_75">maintain</text:span><text:span text:style-name="T99_76"><text:s/></text:span><text:span text:style-name="T99_77">a</text:span><text:span text:style-name="T99_78"><text:s/></text:span><text:span text:style-name="T99_79">corporation</text:span><text:span text:style-name="T99_80">.</text:span></text:p>
      <text:p text:style-name="P100"/>
      <text:h text:style-name="P101" text:outline-level="10"><text:span text:style-name="T101_1">Optimizing</text:span><text:span text:style-name="T101_2"><text:s/></text:span><text:span text:style-name="T101_3">the</text:span><text:span text:style-name="T101_4"><text:s/></text:span><text:span text:style-name="T101_5">Health</text:span><text:span text:style-name="T101_6"><text:s/></text:span><text:span text:style-name="T101_7">of</text:span><text:span text:style-name="T101_8"><text:s/></text:span><text:span text:style-name="T101_9">a</text:span><text:span text:style-name="T101_10"><text:s/></text:span><text:span text:style-name="T101_11">Society</text:span><text:span text:style-name="T101_12"><text:s/></text:span><text:span text:style-name="T101_13">or</text:span><text:span text:style-name="T101_14"><text:s/></text:span><text:span text:style-name="T101_15">Organization</text:span></text:h>
      <text:p text:style-name="P102"><text:span text:style-name="T102_1">A</text:span><text:span text:style-name="T102_2"><text:s/></text:span><text:span text:style-name="T102_3">model</text:span><text:span text:style-name="T102_4"><text:s/></text:span><text:span text:style-name="T102_5">of</text:span><text:span text:style-name="T102_6"><text:s/></text:span><text:span text:style-name="T102_7">a</text:span><text:span text:style-name="T102_8"><text:s/></text:span><text:span text:style-name="T102_9">society</text:span><text:span text:style-name="T102_10"><text:s/></text:span><text:span text:style-name="T102_11">or</text:span><text:span text:style-name="T102_12"><text:s/></text:span><text:span text:style-name="T102_13">organization</text:span><text:span text:style-name="T102_14"><text:s/></text:span><text:span text:style-name="T102_15">emerges</text:span><text:span text:style-name="T102_16"><text:s/></text:span><text:span text:style-name="T102_17">spontaneously</text:span><text:span text:style-name="T102_18"><text:s/></text:span><text:span text:style-name="T102_19">and</text:span><text:span text:style-name="T102_20"><text:s/></text:span><text:span text:style-name="T102_21">naturally</text:span><text:span text:style-name="T102_22"><text:s/></text:span><text:span text:style-name="T102_23">when</text:span><text:span text:style-name="T102_24"><text:s/></text:span><text:span text:style-name="T102_25">its</text:span><text:span text:style-name="T102_26"><text:s/></text:span><text:span text:style-name="T102_27">participants</text:span><text:span text:style-name="T102_28"><text:s/></text:span><text:span text:style-name="T102_29">publicly</text:span><text:span text:style-name="T102_30"><text:s/></text:span><text:span text:style-name="T102_31">refer</text:span><text:span text:style-name="T102_32"><text:s/></text:span><text:span text:style-name="T102_33">to</text:span><text:span text:style-name="T102_34"><text:s/></text:span><text:span text:style-name="T102_35">the</text:span><text:span text:style-name="T102_36"><text:s/></text:span><text:span text:style-name="T102_37">same</text:span><text:span text:style-name="T102_38"><text:s/></text:span><text:span text:style-name="T102_39">concept</text:span><text:span text:style-name="T102_40">.<text:s text:c="2"/>(</text:span><text:span text:style-name="T102_41">For</text:span><text:span text:style-name="T102_42"><text:s/></text:span><text:span text:style-name="T102_43">example</text:span><text:span text:style-name="T102_44">,<text:s/></text:span><text:span text:style-name="T102_45">one</text:span><text:span text:style-name="T102_46"><text:s/></text:span><text:span text:style-name="T102_47">may</text:span><text:span text:style-name="T102_48"><text:s/></text:span><text:span text:style-name="T102_49">state</text:span><text:span text:style-name="T102_50"><text:s/></text:span><text:span text:style-name="T102_51">that</text:span><text:span text:style-name="T102_52"><text:s/></text:span><text:span text:style-name="T102_53">one</text:span><text:span text:style-name="T102_54">’</text:span><text:span text:style-name="T102_55">s</text:span><text:span text:style-name="T102_56"><text:s/></text:span><text:span text:style-name="T102_57">role</text:span><text:span text:style-name="T102_58"><text:s/></text:span><text:span text:style-name="T102_59">in</text:span><text:span text:style-name="T102_60"><text:s/></text:span><text:span text:style-name="T102_61">an</text:span><text:span text:style-name="T102_62"><text:s/></text:span><text:span text:style-name="T102_63">organization</text:span><text:span text:style-name="T102_64"><text:s/></text:span><text:span text:style-name="T102_65">by</text:span><text:span text:style-name="T102_66"><text:s/></text:span><text:span text:style-name="T102_67">associating</text:span><text:span text:style-name="T102_68"><text:s/></text:span><text:span text:style-name="T102_69">the</text:span><text:span text:style-name="T102_70"><text:s/></text:span><text:span text:style-name="T102_71">concept</text:span><text:span text:style-name="T102_72"><text:s/></text:span><text:span text:style-name="T102_73">of</text:span><text:span text:style-name="T102_74"><text:s/></text:span><text:span text:style-name="T102_75">themselves</text:span><text:span text:style-name="T102_76"><text:s/></text:span><text:span text:style-name="T102_77">with</text:span><text:span text:style-name="T102_78"><text:s/></text:span><text:span text:style-name="T102_79">the</text:span><text:span text:style-name="T102_80"><text:s/></text:span><text:span text:style-name="T102_81">concept</text:span><text:span text:style-name="T102_82"><text:s/></text:span><text:span text:style-name="T102_83">of</text:span><text:span text:style-name="T102_84"><text:s/></text:span><text:span text:style-name="T102_85">the</text:span><text:span text:style-name="T102_86"><text:s/></text:span><text:span text:style-name="T102_87">organization</text:span><text:span text:style-name="T102_88">.)</text:span></text:p>
      <text:p text:style-name="P103"/>
      <text:p text:style-name="P104"><text:span text:style-name="T104_1">One</text:span><text:span text:style-name="T104_2">’</text:span><text:span text:style-name="T104_3">s</text:span><text:span text:style-name="T104_4"><text:s/></text:span><text:span text:style-name="T104_5">privacy</text:span><text:span text:style-name="T104_6"><text:s/></text:span><text:span text:style-name="T104_7">is</text:span><text:span text:style-name="T104_8"><text:s/></text:span><text:span text:style-name="T104_9">maintained</text:span><text:span text:style-name="T104_10"><text:s/></text:span><text:span text:style-name="T104_11">by</text:span><text:span text:style-name="T104_12"><text:s/></text:span><text:span text:style-name="T104_13">requiring</text:span><text:span text:style-name="T104_14"><text:s/></text:span><text:span text:style-name="T104_15">explicit</text:span><text:span text:style-name="T104_16"><text:s/></text:span><text:span text:style-name="T104_17">permission</text:span><text:span text:style-name="T104_18"><text:s/></text:span><text:span text:style-name="T104_19">to</text:span><text:span text:style-name="T104_20"><text:s/></text:span><text:span text:style-name="T104_21">share</text:span><text:span text:style-name="T104_22"><text:s/></text:span><text:span text:style-name="T104_23">information</text:span><text:span text:style-name="T104_24">,<text:s/></text:span><text:span text:style-name="T104_25">such</text:span><text:span text:style-name="T104_26"><text:s/></text:span><text:span text:style-name="T104_27">as</text:span><text:span text:style-name="T104_28"><text:s/></text:span><text:span text:style-name="T104_29">personal</text:span><text:span text:style-name="T104_30">.</text:span></text:p>
      <text:p text:style-name="P105"><text:span text:style-name="T105_1">Netention</text:span><text:span text:style-name="T105_2"><text:s/></text:span><text:span text:style-name="T105_3">aggregates</text:span><text:span text:style-name="T105_4"><text:s/></text:span><text:span text:style-name="T105_5">knowledge</text:span><text:span text:style-name="T105_6"><text:s/></text:span><text:span text:style-name="T105_7">on</text:span><text:span text:style-name="T105_8"><text:s/></text:span><text:span text:style-name="T105_9">a</text:span><text:span text:style-name="T105_10"><text:s/></text:span><text:span text:style-name="T105_11">global</text:span><text:span text:style-name="T105_12"><text:s/></text:span><text:span text:style-name="T105_13">scale</text:span><text:span text:style-name="T105_14"><text:s/></text:span><text:span text:style-name="T105_15">useful</text:span><text:span text:style-name="T105_16"><text:s/></text:span><text:span text:style-name="T105_17">for</text:span><text:span text:style-name="T105_18"><text:s/></text:span><text:span text:style-name="T105_19">itself</text:span><text:span text:style-name="T105_20"><text:s/></text:span><text:span text:style-name="T105_21">and</text:span><text:span text:style-name="T105_22"><text:s/></text:span><text:span text:style-name="T105_23">all</text:span><text:span text:style-name="T105_24"><text:s/></text:span><text:span text:style-name="T105_25">humanity</text:span><text:span text:style-name="T105_26"><text:s/></text:span><text:span text:style-name="T105_27">to</text:span><text:span text:style-name="T105_28"><text:s/></text:span><text:span text:style-name="T105_29">increase</text:span><text:span text:style-name="T105_30"><text:s/></text:span><text:span text:style-name="T105_31">quality</text:span><text:span text:style-name="T105_32"><text:s/></text:span><text:span text:style-name="T105_33">of</text:span><text:span text:style-name="T105_34"><text:s/></text:span><text:span text:style-name="T105_35">life</text:span><text:span text:style-name="T105_36">,<text:s/></text:span><text:span text:style-name="T105_37">reduce</text:span><text:span text:style-name="T105_38"><text:s/></text:span><text:span text:style-name="T105_39">institutional</text:span><text:span text:style-name="T105_40"><text:s/></text:span><text:span text:style-name="T105_41">recidivism</text:span><text:span text:style-name="T105_42">,<text:s/></text:span><text:span text:style-name="T105_43">maximize</text:span><text:span text:style-name="T105_44"><text:s/></text:span><text:span text:style-name="T105_45">efficacy</text:span><text:span text:style-name="T105_46">,<text:s/></text:span><text:span text:style-name="T105_47">and</text:span><text:span text:style-name="T105_48"><text:s/></text:span><text:span text:style-name="T105_49">minimize</text:span><text:span text:style-name="T105_50"><text:s/></text:span><text:span text:style-name="T105_51">human</text:span><text:span text:style-name="T105_52"><text:s/></text:span><text:span text:style-name="T105_53">error</text:span><text:span text:style-name="T105_54">.</text:span></text:p>
      <text:p text:style-name="P106"/>
      <text:h text:style-name="P107" text:outline-level="10"><text:bookmark-start text:name="h.yjpdue1jgpsp"/><text:bookmark-end text:name="h.yjpdue1jgpsp"/><text:span text:style-name="T107_1">Super</text:span><text:span text:style-name="T107_2">-</text:span><text:span text:style-name="T107_3">Learning</text:span><text:span text:style-name="T107_4"><text:s/></text:span><text:span text:style-name="T107_5">Tool</text:span></text:h>
      <text:p text:style-name="P108"/>
      <text:list text:style-name="LS6" xml:id="list22">
        <text:list-item>
          <text:p text:style-name="P109"><text:span text:style-name="T109_1">Memory</text:span><text:span text:style-name="T109_2"><text:s/></text:span><text:span text:style-name="T109_3">Re</text:span><text:span text:style-name="T109_4">-</text:span><text:span text:style-name="T109_5">Inforcement</text:span></text:p>
        </text:list-item>
      </text:list>
      <text:p text:style-name="P110"/>
      <text:list text:style-name="LS7" xml:id="list23">
        <text:list-item>
          <text:p text:style-name="P111"><text:span text:style-name="T111_1">see</text:span><text:span text:style-name="T111_2">:<text:s/></text:span><text:span text:style-name="T111_3">SuperMemo</text:span></text:p>
        </text:list-item>
      </text:list>
      <text:p text:style-name="P112"/>
      <text:list text:style-name="LS8" xml:id="list24">
        <text:list-item>
          <text:p text:style-name="P113"><text:span text:style-name="T113_1">Thought</text:span><text:span text:style-name="T113_2"><text:s/></text:span><text:span text:style-name="T113_3">Amplification</text:span><text:span text:style-name="T113_4">,<text:s/></text:span><text:span text:style-name="T113_5">Magnification</text:span><text:span text:style-name="T113_6">,<text:s/></text:span><text:span text:style-name="T113_7">Telescoping</text:span><text:span text:style-name="T113_8">,<text:s/></text:span><text:span text:style-name="T113_9">and</text:span><text:span text:style-name="T113_10"><text:s/></text:span><text:span text:style-name="T113_11">Growth</text:span><text:span text:style-name="T113_12"><text:s/>(</text:span><text:span text:style-name="T113_13">branching</text:span><text:span text:style-name="T113_14"><text:s/>/<text:s/></text:span><text:span text:style-name="T113_15">interconnecting</text:span><text:span text:style-name="T113_16">)</text:span></text:p>
        </text:list-item>
        <text:list-item>
          <text:p text:style-name="P114"><text:span text:style-name="T114_1">Exploration</text:span><text:span text:style-name="T114_2">:<text:s/></text:span><text:span text:style-name="T114_3">Noisy</text:span><text:span text:style-name="T114_4"><text:s/>/<text:s/></text:span><text:span text:style-name="T114_5">Random</text:span><text:span text:style-name="T114_6"><text:s/></text:span><text:span text:style-name="T114_7">Associations</text:span><text:span text:style-name="T114_8"><text:s/></text:span><text:span text:style-name="T114_9">and</text:span><text:span text:style-name="T114_10"><text:s/></text:span><text:span text:style-name="T114_11">Combinations</text:span></text:p>
        </text:list-item>
        <text:list-item>
          <text:p text:style-name="P115"><text:span text:style-name="T115_1">Association</text:span><text:span text:style-name="T115_2"><text:s/></text:span><text:span text:style-name="T115_3">Navigation</text:span></text:p>
        </text:list-item>
        <text:list-item>
          <text:p text:style-name="P116"><text:span text:style-name="T116_1">Deep</text:span><text:span text:style-name="T116_2"><text:s/></text:span><text:span text:style-name="T116_3">Inter</text:span><text:span text:style-name="T116_4">-</text:span><text:span text:style-name="T116_5">Connection</text:span><text:span text:style-name="T116_6"><text:s/></text:span><text:span text:style-name="T116_7">with</text:span><text:span text:style-name="T116_8"><text:s/></text:span><text:span text:style-name="T116_9">Other</text:span><text:span text:style-name="T116_10"><text:s/></text:span><text:span text:style-name="T116_11">Minds</text:span><text:span text:style-name="T116_12"><text:s/></text:span><text:span text:style-name="T116_13">and</text:span><text:span text:style-name="T116_14"><text:s/></text:span><text:span text:style-name="T116_15">Data</text:span><text:span text:style-name="T116_16">-</text:span><text:span text:style-name="T116_17">sources</text:span></text:p>
        </text:list-item>
        <text:list-item>
          <text:p text:style-name="P117"><text:span text:style-name="T117_1">Full</text:span><text:span text:style-name="T117_2">-</text:span><text:span text:style-name="T117_3">Spectrum</text:span><text:span text:style-name="T117_4"><text:s/></text:span><text:span text:style-name="T117_5">Sensory</text:span><text:span text:style-name="T117_6"><text:s/></text:span><text:span text:style-name="T117_7">Modalities</text:span><text:span text:style-name="T117_8">:<text:s/></text:span><text:span text:style-name="T117_9">Textual</text:span><text:span text:style-name="T117_10"><text:s/>/<text:s/></text:span><text:span text:style-name="T117_11">Audio</text:span><text:span text:style-name="T117_12"><text:s/>/<text:s/></text:span><text:span text:style-name="T117_13">Visual</text:span><text:span text:style-name="T117_14"><text:s/></text:span><text:span text:style-name="T117_15">Multimedia</text:span><text:span text:style-name="T117_16"><text:s/></text:span><text:span text:style-name="T117_17">Blends</text:span></text:p>
        </text:list-item>
        <text:list-item>
          <text:p text:style-name="P118"><text:span text:style-name="T118_1">Thought</text:span><text:span text:style-name="T118_2"><text:s/></text:span><text:span text:style-name="T118_3">Elicitation</text:span><text:span text:style-name="T118_4"><text:s/>(</text:span><text:span text:style-name="T118_5">digitize</text:span><text:span text:style-name="T118_6"><text:s/></text:span><text:span text:style-name="T118_7">the</text:span><text:span text:style-name="T118_8"><text:s/></text:span><text:span text:style-name="T118_9">conscious</text:span><text:span text:style-name="T118_10"><text:s/></text:span><text:span text:style-name="T118_11">and</text:span><text:span text:style-name="T118_12"><text:s/></text:span><text:span text:style-name="T118_13">unconscious</text:span><text:span text:style-name="T118_14"><text:s/></text:span><text:span text:style-name="T118_15">mind</text:span><text:span text:style-name="T118_16">)</text:span></text:p>
        </text:list-item>
        <text:list-item>
          <text:p text:style-name="P119"><text:span text:style-name="T119_1">Direct</text:span><text:span text:style-name="T119_2"><text:s/></text:span><text:span text:style-name="T119_3">Brainwave</text:span><text:span text:style-name="T119_4"><text:s/></text:span><text:span text:style-name="T119_5">Control</text:span><text:span text:style-name="T119_6"><text:s/>(</text:span><text:span text:style-name="T119_7">tuning</text:span><text:span text:style-name="T119_8">)<text:s/></text:span><text:span text:style-name="T119_9">through</text:span><text:span text:style-name="T119_10"><text:s/>"</text:span><text:span text:style-name="T119_11">unused</text:span><text:span text:style-name="T119_12">"<text:s/></text:span><text:span text:style-name="T119_13">sections</text:span><text:span text:style-name="T119_14"><text:s/></text:span><text:span text:style-name="T119_15">of</text:span><text:span text:style-name="T119_16"><text:s/></text:span><text:span text:style-name="T119_17">sensory</text:span><text:span text:style-name="T119_18"><text:s/></text:span><text:span text:style-name="T119_19">modalities</text:span><text:span text:style-name="T119_20"><text:s/>(</text:span><text:span text:style-name="T119_21">blank</text:span><text:span text:style-name="T119_22"><text:s/></text:span><text:span text:style-name="T119_23">screen</text:span><text:span text:style-name="T119_24"><text:s/></text:span><text:span text:style-name="T119_25">space</text:span><text:span text:style-name="T119_26">,<text:s/></text:span><text:span text:style-name="T119_27">silence</text:span><text:span text:style-name="T119_28">)</text:span></text:p>
        </text:list-item>
        <text:list-item>
          <text:p text:style-name="P120"><text:span text:style-name="T120_1">Instant</text:span><text:span text:style-name="T120_2"><text:s/>/<text:s/></text:span><text:span text:style-name="T120_3">ergonomic</text:span><text:span text:style-name="T120_4"><text:s/></text:span><text:span text:style-name="T120_5">feedback</text:span><text:span text:style-name="T120_6"><text:s/>/<text:s/></text:span><text:span text:style-name="T120_7">controls</text:span></text:p>
        </text:list-item>
        <text:list-item>
          <text:p text:style-name="P121"><text:span text:style-name="T121_1">Session</text:span><text:span text:style-name="T121_2"><text:s/></text:span><text:span text:style-name="T121_3">Scheduling</text:span><text:span text:style-name="T121_4"><text:s/>(</text:span><text:span text:style-name="T121_5">start</text:span><text:span text:style-name="T121_6">,<text:s/></text:span><text:span text:style-name="T121_7">stop</text:span><text:span text:style-name="T121_8">;<text:s/></text:span><text:span text:style-name="T121_9">low</text:span><text:span text:style-name="T121_10">-</text:span><text:span text:style-name="T121_11">frequency</text:span><text:span text:style-name="T121_12"><text:s/></text:span><text:span text:style-name="T121_13">controls</text:span><text:span text:style-name="T121_14">)</text:span></text:p>
        </text:list-item>
      </text:list>
      <text:p text:style-name="P122"/>
      <text:p text:style-name="P123"/>
      <text:h text:style-name="P124" text:outline-level="10"><text:bookmark-start text:name="h.njk00ojamuru"/><text:bookmark-end text:name="h.njk00ojamuru"/><text:span text:style-name="T124_1">Maps</text:span></text:h>
      <text:p text:style-name="P125"><text:span text:style-name="T125_1">Written</text:span><text:span text:style-name="T125_2"><text:s/></text:span><text:span text:style-name="T125_3">by</text:span><text:span text:style-name="T125_4"><text:s/></text:span><text:span text:style-name="T125_5">InvoluteConduit</text:span></text:p>
      <text:p text:style-name="P126"/>
      <text:p text:style-name="P127"><text:span text:style-name="T127_1">"</text:span><text:span text:style-name="T127_2">French</text:span><text:span text:style-name="T127_3"><text:s/></text:span><text:span text:style-name="T127_4">cartographic</text:span><text:span text:style-name="T127_5"><text:s/></text:span><text:span text:style-name="T127_6">practices</text:span><text:span text:style-name="T127_7"><text:s/></text:span><text:span text:style-name="T127_8">were</text:span><text:span text:style-name="T127_9"><text:s/></text:span><text:span text:style-name="T127_10">aimed</text:span><text:span text:style-name="T127_11"><text:s/></text:span><text:span text:style-name="T127_12">at</text:span><text:span text:style-name="T127_13"><text:s/></text:span><text:span text:style-name="T127_14">displacing</text:span><text:span text:style-name="T127_15"><text:s/></text:span><text:span text:style-name="T127_16">the</text:span><text:span text:style-name="T127_17"><text:s/></text:span><text:span text:style-name="T127_18">spaces</text:span><text:span text:style-name="T127_19"><text:s/></text:span><text:span text:style-name="T127_20">of</text:span><text:span text:style-name="T127_21"><text:s/></text:span><text:span text:style-name="T127_22">aristocratic</text:span><text:span text:style-name="T127_23"><text:s/></text:span><text:span text:style-name="T127_24">privilege</text:span><text:span text:style-name="T127_25"><text:s/></text:span><text:span text:style-name="T127_26">with</text:span><text:span text:style-name="T127_27"><text:s/></text:span><text:span text:style-name="T127_28">a</text:span><text:span text:style-name="T127_29"><text:s/></text:span><text:span text:style-name="T127_30">uniform</text:span><text:span text:style-name="T127_31"><text:s/></text:span><text:span text:style-name="T127_32">space</text:span><text:span text:style-name="T127_33"><text:s/></text:span><text:span text:style-name="T127_34">in</text:span><text:span text:style-name="T127_35"><text:s/></text:span><text:span text:style-name="T127_36">keeping</text:span><text:span text:style-name="T127_37"><text:s/></text:span><text:span text:style-name="T127_38">with</text:span><text:span text:style-name="T127_39"><text:s/></text:span><text:span text:style-name="T127_40">a</text:span><text:span text:style-name="T127_41"><text:s/></text:span><text:span text:style-name="T127_42">republican</text:span><text:span text:style-name="T127_43"><text:line-break/></text:span><text:span text:style-name="T127_44">ideal</text:span><text:span text:style-name="T127_45">:<text:s/>‘</text:span><text:span text:style-name="T127_46">the</text:span><text:span text:style-name="T127_47"><text:s/></text:span><text:span text:style-name="T127_48">uniform</text:span><text:span text:style-name="T127_49"><text:s/></text:span><text:span text:style-name="T127_50">application</text:span><text:span text:style-name="T127_51"><text:s/></text:span><text:span text:style-name="T127_52">of</text:span><text:span text:style-name="T127_53"><text:s/></text:span><text:span text:style-name="T127_54">law</text:span><text:span text:style-name="T127_55"><text:s/></text:span><text:span text:style-name="T127_56">and</text:span><text:span text:style-name="T127_57"><text:s/></text:span><text:span text:style-name="T127_58">administration</text:span><text:span text:style-name="T127_59">’.<text:s/></text:span><text:span text:style-name="T127_60">"-<text:s/></text:span><text:span text:style-name="T127_61">Michael</text:span><text:span text:style-name="T127_62"><text:s/></text:span><text:span text:style-name="T127_63">J</text:span><text:span text:style-name="T127_64">.<text:s/></text:span><text:span text:style-name="T127_65">Shapiro</text:span><text:span text:style-name="T127_66">,<text:s/></text:span><text:span text:style-name="T127_67">Methods</text:span><text:span text:style-name="T127_68"><text:s/></text:span><text:span text:style-name="T127_69">and</text:span><text:span text:style-name="T127_70"><text:s/></text:span><text:span text:style-name="T127_71">Nations</text:span><text:span text:style-name="T127_72">:<text:s/></text:span><text:span text:style-name="T127_73">Cultural</text:span><text:span text:style-name="T127_74"><text:s/></text:span><text:span text:style-name="T127_75">Governance</text:span><text:span text:style-name="T127_76"><text:s/></text:span><text:span text:style-name="T127_77">and</text:span><text:span text:style-name="T127_78"><text:s/></text:span><text:span text:style-name="T127_79">the</text:span><text:span text:style-name="T127_80"><text:s/></text:span><text:span text:style-name="T127_81">Indigenous</text:span><text:span text:style-name="T127_82"><text:s/></text:span><text:span text:style-name="T127_83">Subject</text:span><text:span text:style-name="T127_84">.<text:s/></text:span><text:span text:style-name="T127_85">Routledge</text:span><text:span text:style-name="T127_86"><text:s/>2004.<text:line-break/><text:line-break/>"</text:span><text:span text:style-name="T127_87">The</text:span><text:span text:style-name="T127_88"><text:s/></text:span><text:span text:style-name="T127_89">map</text:span><text:span text:style-name="T127_90"><text:s/></text:span><text:span text:style-name="T127_91">literally</text:span><text:span text:style-name="T127_92"><text:s/></text:span><text:span text:style-name="T127_93">re</text:span><text:span text:style-name="T127_94">-</text:span><text:span text:style-name="T127_95">dimensioned</text:span><text:span text:style-name="T127_96"><text:s/></text:span><text:span text:style-name="T127_97">them</text:span><text:span text:style-name="T127_98">.<text:s/></text:span><text:span text:style-name="T127_99">From</text:span><text:span text:style-name="T127_100"><text:s/></text:span><text:span text:style-name="T127_101">the</text:span><text:span text:style-name="T127_102"><text:s/></text:span><text:span text:style-name="T127_103">hierarchical</text:span><text:span text:style-name="T127_104"><text:s/></text:span><text:span text:style-name="T127_105">vector</text:span><text:span text:style-name="T127_106"><text:s/></text:span><text:span text:style-name="T127_107">of</text:span><text:span text:style-name="T127_108"><text:s/></text:span><text:span text:style-name="T127_109">their</text:span><text:span text:style-name="T127_110"><text:s/></text:span><text:span text:style-name="T127_111">relation</text:span><text:span text:style-name="T127_112"><text:s/></text:span><text:span text:style-name="T127_113">to</text:span><text:span text:style-name="T127_114"><text:s/></text:span><text:span text:style-name="T127_115">the</text:span><text:span text:style-name="T127_116"><text:s/></text:span><text:span text:style-name="T127_117">capital</text:span><text:span text:style-name="T127_118">,<text:s/></text:span><text:span text:style-name="T127_119">to</text:span><text:span text:style-name="T127_120"><text:s/></text:span><text:span text:style-name="T127_121">a</text:span><text:span text:style-name="T127_122"><text:s/></text:span><text:span text:style-name="T127_123">surface</text:span><text:span text:style-name="T127_124"><text:s/></text:span><text:span text:style-name="T127_125">that</text:span><text:span text:style-name="T127_126"><text:s/></text:span><text:span text:style-name="T127_127">emanated</text:span><text:span text:style-name="T127_128"><text:s/></text:span><text:span text:style-name="T127_129">from</text:span><text:span text:style-name="T127_130"><text:s/></text:span><text:span text:style-name="T127_131">their</text:span><text:span text:style-name="T127_132"><text:s/></text:span><text:span text:style-name="T127_133">real</text:span><text:span text:style-name="T127_134"><text:line-break/></text:span><text:span text:style-name="T127_135">world</text:span><text:span text:style-name="T127_136">"<text:s/>-<text:s/></text:span><text:span text:style-name="T127_137">David</text:span><text:span text:style-name="T127_138"><text:s/></text:span><text:span text:style-name="T127_139">de</text:span><text:span text:style-name="T127_140"><text:s/></text:span><text:span text:style-name="T127_141">Ugarte</text:span><text:span text:style-name="T127_142">,<text:s/></text:span><text:span text:style-name="T127_143">Nations</text:span><text:span text:style-name="T127_144"><text:s/></text:span><text:span text:style-name="T127_145">to</text:span><text:span text:style-name="T127_146"><text:s/></text:span><text:span text:style-name="T127_147">Networks</text:span><text:span text:style-name="T127_148">,<text:s/></text:span><text:span text:style-name="T127_149">on</text:span><text:span text:style-name="T127_150"><text:s/></text:span><text:span text:style-name="T127_151">the</text:span><text:span text:style-name="T127_152"><text:s/></text:span><text:span text:style-name="T127_153">effect</text:span><text:span text:style-name="T127_154"><text:s/></text:span><text:span text:style-name="T127_155">of</text:span><text:span text:style-name="T127_156"><text:s/></text:span><text:span text:style-name="T127_157">the</text:span><text:span text:style-name="T127_158"><text:s/></text:span><text:span text:style-name="T127_159">first</text:span><text:span text:style-name="T127_160"><text:s/></text:span><text:span text:style-name="T127_161">maps</text:span><text:span text:style-name="T127_162"><text:s/></text:span><text:span text:style-name="T127_163">on</text:span><text:span text:style-name="T127_164"><text:s/></text:span><text:span text:style-name="T127_165">Creole</text:span><text:span text:style-name="T127_166"><text:s/></text:span><text:span text:style-name="T127_167">communities</text:span><text:span text:style-name="T127_168"><text:s/></text:span><text:span text:style-name="T127_169">p</text:span><text:span text:style-name="T127_170">.18:<text:s/></text:span><text:span text:style-name="T127_171"><text:a xlink:type="simple" xlink:href="http://deugarte.com/gomi/Nations.pdf"><text:span text:style-name="T127_172">http</text:span></text:a></text:span><text:span text:style-name="T127_173"><text:a xlink:type="simple" xlink:href="http://deugarte.com/gomi/Nations.pdf"><text:span text:style-name="T127_174">://</text:span></text:a></text:span><text:span text:style-name="T127_175"><text:a xlink:type="simple" xlink:href="http://deugarte.com/gomi/Nations.pdf"><text:span text:style-name="T127_176">deugarte</text:span></text:a></text:span><text:span text:style-name="T127_177"><text:a xlink:type="simple" xlink:href="http://deugarte.com/gomi/Nations.pdf"><text:span text:style-name="T127_178">.</text:span></text:a></text:span><text:span text:style-name="T127_179"><text:a xlink:type="simple" xlink:href="http://deugarte.com/gomi/Nations.pdf"><text:span text:style-name="T127_180">com</text:span></text:a></text:span><text:span text:style-name="T127_181"><text:a xlink:type="simple" xlink:href="http://deugarte.com/gomi/Nations.pdf"><text:span text:style-name="T127_182">/</text:span></text:a></text:span><text:span text:style-name="T127_183"><text:a xlink:type="simple" xlink:href="http://deugarte.com/gomi/Nations.pdf"><text:span text:style-name="T127_184">gomi</text:span></text:a></text:span><text:span text:style-name="T127_185"><text:a xlink:type="simple" xlink:href="http://deugarte.com/gomi/Nations.pdf"><text:span text:style-name="T127_186">/</text:span></text:a></text:span><text:span text:style-name="T127_187"><text:a xlink:type="simple" xlink:href="http://deugarte.com/gomi/Nations.pdf"><text:span text:style-name="T127_188">Nations</text:span></text:a></text:span><text:span text:style-name="T127_189"><text:a xlink:type="simple" xlink:href="http://deugarte.com/gomi/Nations.pdf"><text:span text:style-name="T127_190">.</text:span></text:a></text:span><text:span text:style-name="T127_191"><text:a xlink:type="simple" xlink:href="http://deugarte.com/gomi/Nations.pdf"><text:span text:style-name="T127_192">pdf</text:span></text:a></text:span></text:p>
      <text:p text:style-name="P128"><text:span text:style-name="T128_1"><text:line-break/></text:span><text:span text:style-name="T128_2">This</text:span><text:span text:style-name="T128_3"><text:s/>'</text:span><text:span text:style-name="T128_4">re</text:span><text:span text:style-name="T128_5">-</text:span><text:span text:style-name="T128_6">dimensioning</text:span><text:span text:style-name="T128_7">'<text:s/></text:span><text:span text:style-name="T128_8">was</text:span><text:span text:style-name="T128_9"><text:s/></text:span><text:span text:style-name="T128_10">also</text:span><text:span text:style-name="T128_11"><text:s/></text:span><text:span text:style-name="T128_12">what</text:span><text:span text:style-name="T128_13"><text:s/></text:span><text:span text:style-name="T128_14">was</text:span><text:span text:style-name="T128_15"><text:s/></text:span><text:span text:style-name="T128_16">affected</text:span><text:span text:style-name="T128_17"><text:s/></text:span><text:span text:style-name="T128_18">by</text:span><text:span text:style-name="T128_19"><text:s/></text:span><text:span text:style-name="T128_20">the</text:span><text:span text:style-name="T128_21"><text:s/></text:span><text:span text:style-name="T128_22">first</text:span><text:span text:style-name="T128_23"><text:s/></text:span><text:span text:style-name="T128_24">nation</text:span><text:span text:style-name="T128_25">-</text:span><text:span text:style-name="T128_26">builders</text:span><text:span text:style-name="T128_27"><text:s/></text:span><text:span text:style-name="T128_28">of</text:span><text:span text:style-name="T128_29"><text:s/></text:span><text:span text:style-name="T128_30">the</text:span><text:span text:style-name="T128_31"><text:s/></text:span><text:span text:style-name="T128_32">Austro</text:span><text:span text:style-name="T128_33">-</text:span><text:span text:style-name="T128_34">Hungarian</text:span><text:span text:style-name="T128_35"><text:s/></text:span><text:span text:style-name="T128_36">feudal</text:span><text:span text:style-name="T128_37"><text:s/></text:span><text:span text:style-name="T128_38">empire</text:span><text:span text:style-name="T128_39"><text:s/></text:span><text:span text:style-name="T128_40">who</text:span><text:span text:style-name="T128_41"><text:s/></text:span><text:span text:style-name="T128_42">drew</text:span><text:span text:style-name="T128_43"><text:s/></text:span><text:span text:style-name="T128_44">up</text:span><text:span text:style-name="T128_45"><text:s/></text:span><text:span text:style-name="T128_46">markations</text:span><text:span text:style-name="T128_47"><text:s/></text:span><text:span text:style-name="T128_48">to</text:span><text:span text:style-name="T128_49"><text:s/></text:span><text:span text:style-name="T128_50">show</text:span><text:span text:style-name="T128_51"><text:s/></text:span><text:span text:style-name="T128_52">specific</text:span><text:span text:style-name="T128_53"><text:s/>'</text:span><text:span text:style-name="T128_54">territories</text:span><text:span text:style-name="T128_55">'<text:s/></text:span><text:span text:style-name="T128_56">where</text:span><text:span text:style-name="T128_57"><text:s/></text:span><text:span text:style-name="T128_58">people</text:span><text:span text:style-name="T128_59"><text:s/></text:span><text:span text:style-name="T128_60">exchanged</text:span><text:span text:style-name="T128_61"><text:s/></text:span><text:span text:style-name="T128_62">with</text:span><text:span text:style-name="T128_63"><text:s/></text:span><text:span text:style-name="T128_64">one</text:span><text:span text:style-name="T128_65"><text:s/></text:span><text:span text:style-name="T128_66">form</text:span><text:span text:style-name="T128_67"><text:s/></text:span><text:span text:style-name="T128_68">of</text:span><text:span text:style-name="T128_69"><text:s/></text:span><text:span text:style-name="T128_70">currency</text:span><text:span text:style-name="T128_71"><text:s/></text:span><text:span text:style-name="T128_72">or</text:span><text:span text:style-name="T128_73"><text:s/></text:span><text:span text:style-name="T128_74">spoke</text:span><text:span text:style-name="T128_75"><text:s/></text:span><text:span text:style-name="T128_76">the</text:span><text:span text:style-name="T128_77"><text:s/></text:span><text:span text:style-name="T128_78">same</text:span><text:span text:style-name="T128_79"><text:s/></text:span><text:span text:style-name="T128_80">language</text:span><text:span text:style-name="T128_81">.<text:s/></text:span><text:span text:style-name="T128_82">This</text:span><text:span text:style-name="T128_83"><text:s/></text:span><text:span text:style-name="T128_84">was</text:span><text:span text:style-name="T128_85"><text:s/></text:span><text:span text:style-name="T128_86">an</text:span><text:span text:style-name="T128_87"><text:s/></text:span><text:span text:style-name="T128_88">effort</text:span><text:span text:style-name="T128_89"><text:s/></text:span><text:span text:style-name="T128_90">to</text:span><text:span text:style-name="T128_91"><text:s/></text:span><text:span text:style-name="T128_92">work</text:span><text:span text:style-name="T128_93"><text:s/></text:span><text:span text:style-name="T128_94">toward</text:span><text:span text:style-name="T128_95"><text:s/></text:span><text:span text:style-name="T128_96">the</text:span><text:span text:style-name="T128_97"><text:s/></text:span><text:span text:style-name="T128_98">earliest</text:span><text:span text:style-name="T128_99"><text:s/></text:span><text:span text:style-name="T128_100">form</text:span><text:span text:style-name="T128_101"><text:s/></text:span><text:span text:style-name="T128_102">of</text:span><text:span text:style-name="T128_103"><text:s/>'</text:span><text:span text:style-name="T128_104">nation</text:span><text:span text:style-name="T128_105"><text:s/></text:span><text:span text:style-name="T128_106">state</text:span><text:span text:style-name="T128_107">'.<text:s/></text:span><text:span text:style-name="T128_108">In</text:span><text:span text:style-name="T128_109"><text:s/></text:span><text:span text:style-name="T128_110">reference</text:span><text:span text:style-name="T128_111"><text:s/></text:span><text:span text:style-name="T128_112">to</text:span><text:span text:style-name="T128_113"><text:s/></text:span><text:span text:style-name="T128_114">this</text:span><text:span text:style-name="T128_115"><text:s/></text:span><text:span text:style-name="T128_116">Winichakul</text:span><text:span text:style-name="T128_117"><text:s/></text:span><text:span text:style-name="T128_118">wrote</text:span><text:span text:style-name="T128_119">:<text:line-break/></text:span></text:p>
      <text:p text:style-name="P129"><text:span text:style-name="T129_1">"</text:span><text:span text:style-name="T129_2">The</text:span><text:span text:style-name="T129_3"><text:s/></text:span><text:span text:style-name="T129_4">map</text:span><text:span text:style-name="T129_5"><text:s/></text:span><text:span text:style-name="T129_6">anticipated</text:span><text:span text:style-name="T129_7"><text:s/></text:span><text:span text:style-name="T129_8">spatial</text:span><text:span text:style-name="T129_9"><text:s/></text:span><text:span text:style-name="T129_10">reality</text:span><text:span text:style-name="T129_11">,<text:s/></text:span><text:span text:style-name="T129_12">not</text:span><text:span text:style-name="T129_13"><text:s/></text:span><text:span text:style-name="T129_14">the</text:span><text:span text:style-name="T129_15"><text:s/></text:span><text:span text:style-name="T129_16">other</text:span><text:span text:style-name="T129_17"><text:s/></text:span><text:span text:style-name="T129_18">way</text:span><text:span text:style-name="T129_19"><text:s/></text:span><text:span text:style-name="T129_20">round</text:span><text:span text:style-name="T129_21">.<text:s/></text:span><text:span text:style-name="T129_22">In</text:span><text:span text:style-name="T129_23"><text:s/></text:span><text:span text:style-name="T129_24">other</text:span><text:span text:style-name="T129_25"><text:s/></text:span><text:span text:style-name="T129_26">words</text:span><text:span text:style-name="T129_27">,<text:s/></text:span><text:span text:style-name="T129_28">a</text:span><text:span text:style-name="T129_29"><text:s/></text:span><text:span text:style-name="T129_30">map</text:span><text:span text:style-name="T129_31"><text:s/></text:span><text:span text:style-name="T129_32">was</text:span><text:span text:style-name="T129_33"><text:s/></text:span><text:span text:style-name="T129_34">a</text:span><text:span text:style-name="T129_35"><text:s/></text:span><text:span text:style-name="T129_36">model</text:span><text:span text:style-name="T129_37"><text:s/></text:span><text:span text:style-name="T129_38">for</text:span><text:span text:style-name="T129_39"><text:s/></text:span><text:span text:style-name="T129_40">what</text:span><text:span text:style-name="T129_41"><text:s/></text:span><text:span text:style-name="T129_42">it</text:span><text:span text:style-name="T129_43"><text:s/></text:span><text:span text:style-name="T129_44">was</text:span><text:span text:style-name="T129_45"><text:s/></text:span><text:span text:style-name="T129_46">meant</text:span><text:span text:style-name="T129_47"><text:s/></text:span><text:span text:style-name="T129_48">to</text:span><text:span text:style-name="T129_49"><text:s/></text:span><text:span text:style-name="T129_50">represent</text:span><text:span text:style-name="T129_51">,<text:s/></text:span><text:span text:style-name="T129_52">instead</text:span><text:span text:style-name="T129_53"><text:line-break/></text:span><text:span text:style-name="T129_54">of</text:span><text:span text:style-name="T129_55"><text:s/></text:span><text:span text:style-name="T129_56">a</text:span><text:span text:style-name="T129_57"><text:s/></text:span><text:span text:style-name="T129_58">model</text:span><text:span text:style-name="T129_59"><text:s/></text:span><text:span text:style-name="T129_60">of</text:span><text:span text:style-name="T129_61"><text:s/></text:span><text:span text:style-name="T129_62">what</text:span><text:span text:style-name="T129_63"><text:s/></text:span><text:span text:style-name="T129_64">was</text:span><text:span text:style-name="T129_65"><text:s/></text:span><text:span text:style-name="T129_66">represented</text:span><text:span text:style-name="T129_67">."<text:s/></text:span><text:span text:style-name="T129_68">Siam</text:span><text:span text:style-name="T129_69"><text:s/></text:span><text:span text:style-name="T129_70">mapped</text:span><text:span text:style-name="T129_71">,<text:s/></text:span><text:span text:style-name="T129_72">Ph</text:span><text:span text:style-name="T129_73">.</text:span><text:span text:style-name="T129_74">D</text:span><text:span text:style-name="T129_75">.<text:s/></text:span><text:span text:style-name="T129_76">thesis</text:span><text:span text:style-name="T129_77"><text:s/></text:span><text:span text:style-name="T129_78">by</text:span><text:span text:style-name="T129_79"><text:s/></text:span><text:span text:style-name="T129_80">Thongchai</text:span><text:span text:style-name="T129_81"><text:s/></text:span><text:span text:style-name="T129_82">Winichakul</text:span><text:span text:style-name="T129_83"><text:s/>(</text:span><text:span text:style-name="T129_84">University</text:span><text:span text:style-name="T129_85"><text:s/></text:span><text:span text:style-name="T129_86">of</text:span><text:span text:style-name="T129_87"><text:s/></text:span><text:span text:style-name="T129_88">Sidney</text:span><text:span text:style-name="T129_89">,<text:s/>1988),<text:s/></text:span><text:span text:style-name="T129_90">quoted</text:span><text:span text:style-name="T129_91"><text:s/></text:span><text:span text:style-name="T129_92">by</text:span><text:span text:style-name="T129_93"><text:s/></text:span><text:span text:style-name="T129_94">Anderson</text:span><text:span text:style-name="T129_95"><text:s/></text:span><text:span text:style-name="T129_96">in</text:span><text:span text:style-name="T129_97"><text:s/></text:span><text:span text:style-name="T129_98">Imagined</text:span><text:span text:style-name="T129_99"><text:s/></text:span><text:span text:style-name="T129_100">Communities</text:span></text:p>
      <text:p text:style-name="P130"><text:span text:style-name="T130_1"><text:line-break/></text:span><text:span text:style-name="T130_2">This</text:span><text:span text:style-name="T130_3"><text:s/></text:span><text:span text:style-name="T130_4">is</text:span><text:span text:style-name="T130_5"><text:s/></text:span><text:span text:style-name="T130_6">why</text:span><text:span text:style-name="T130_7"><text:s/></text:span><text:span text:style-name="T130_8">Netention</text:span><text:span text:style-name="T130_9"><text:s/></text:span><text:span text:style-name="T130_10">can</text:span><text:span text:style-name="T130_11"><text:s/></text:span><text:span text:style-name="T130_12">be</text:span><text:span text:style-name="T130_13"><text:s/></text:span><text:span text:style-name="T130_14">pivotal</text:span><text:span text:style-name="T130_15"><text:s/></text:span><text:span text:style-name="T130_16">in</text:span><text:span text:style-name="T130_17"><text:s/></text:span><text:span text:style-name="T130_18">the</text:span><text:span text:style-name="T130_19"><text:s/></text:span><text:span text:style-name="T130_20">worlds</text:span><text:span text:style-name="T130_21"><text:s/></text:span><text:span text:style-name="T130_22">development</text:span><text:span text:style-name="T130_23">,<text:s/></text:span><text:span text:style-name="T130_24">for</text:span><text:span text:style-name="T130_25"><text:s/></text:span><text:span text:style-name="T130_26">the</text:span><text:span text:style-name="T130_27"><text:s/></text:span><text:span text:style-name="T130_28">first</text:span><text:span text:style-name="T130_29"><text:s/></text:span><text:span text:style-name="T130_30">time</text:span><text:span text:style-name="T130_31"><text:s/></text:span><text:span text:style-name="T130_32">in</text:span><text:span text:style-name="T130_33"><text:s/></text:span><text:span text:style-name="T130_34">human</text:span><text:span text:style-name="T130_35"><text:s/></text:span><text:span text:style-name="T130_36">history</text:span><text:span text:style-name="T130_37"><text:s/></text:span><text:span text:style-name="T130_38">this</text:span><text:span text:style-name="T130_39"><text:s/></text:span><text:span text:style-name="T130_40">situation</text:span><text:span text:style-name="T130_41"><text:s/></text:span><text:span text:style-name="T130_42">can</text:span><text:span text:style-name="T130_43"><text:s/></text:span><text:span text:style-name="T130_44">invert</text:span><text:span text:style-name="T130_45"><text:s/></text:span><text:span text:style-name="T130_46">itself</text:span><text:span text:style-name="T130_47"><text:s/></text:span><text:span text:style-name="T130_48">in</text:span><text:span text:style-name="T130_49"><text:s/></text:span><text:span text:style-name="T130_50">that</text:span><text:span text:style-name="T130_51"><text:s/></text:span><text:span text:style-name="T130_52">people</text:span><text:span text:style-name="T130_53"><text:s/></text:span><text:span text:style-name="T130_54">can</text:span><text:span text:style-name="T130_55"><text:s/></text:span><text:span text:style-name="T130_56">now</text:span><text:span text:style-name="T130_57"><text:s/></text:span><text:span text:style-name="T130_58">create</text:span><text:span text:style-name="T130_59"><text:s/></text:span><text:span text:style-name="T130_60">a</text:span><text:span text:style-name="T130_61"><text:s/></text:span><text:span text:style-name="T130_62">map</text:span><text:span text:style-name="T130_63"><text:s/></text:span><text:span text:style-name="T130_64">in</text:span><text:span text:style-name="T130_65"><text:s/></text:span><text:span text:style-name="T130_66">the</text:span><text:span text:style-name="T130_67"><text:s/></text:span><text:span text:style-name="T130_68">present</text:span><text:span text:style-name="T130_69"><text:s/></text:span><text:span text:style-name="T130_70">that</text:span><text:span text:style-name="T130_71"><text:s/></text:span><text:span text:style-name="T130_72">refers</text:span><text:span text:style-name="T130_73"><text:s/></text:span><text:span text:style-name="T130_74">to</text:span><text:span text:style-name="T130_75"><text:s/></text:span><text:span text:style-name="T130_76">the</text:span><text:span text:style-name="T130_77"><text:s/></text:span><text:span text:style-name="T130_78">physical</text:span><text:span text:style-name="T130_79">-</text:span><text:span text:style-name="T130_80">actual</text:span><text:span text:style-name="T130_81"><text:s/></text:span><text:span text:style-name="T130_82">and</text:span><text:span text:style-name="T130_83"><text:s/></text:span><text:span text:style-name="T130_84">which</text:span><text:span text:style-name="T130_85"><text:s/></text:span><text:span text:style-name="T130_86">also</text:span><text:span text:style-name="T130_87"><text:s/></text:span><text:span text:style-name="T130_88">has</text:span><text:span text:style-name="T130_89"><text:s/></text:span><text:span text:style-name="T130_90">the</text:span><text:span text:style-name="T130_91"><text:s/></text:span><text:span text:style-name="T130_92">ability</text:span><text:span text:style-name="T130_93"><text:s/></text:span><text:span text:style-name="T130_94">to</text:span><text:span text:style-name="T130_95"><text:s/></text:span><text:span text:style-name="T130_96">refer</text:span><text:span text:style-name="T130_97"><text:s/></text:span><text:span text:style-name="T130_98">both</text:span><text:span text:style-name="T130_99"><text:s/></text:span><text:span text:style-name="T130_100">to</text:span><text:span text:style-name="T130_101"><text:s/></text:span><text:span text:style-name="T130_102">present</text:span><text:span text:style-name="T130_103"><text:s/></text:span><text:span text:style-name="T130_104">emotional</text:span><text:span text:style-name="T130_105"><text:s/></text:span><text:span text:style-name="T130_106">states</text:span><text:span text:style-name="T130_107"><text:s/></text:span><text:span text:style-name="T130_108">and</text:span><text:span text:style-name="T130_109"><text:s/></text:span><text:span text:style-name="T130_110">potential</text:span><text:span text:style-name="T130_111"><text:s/></text:span><text:span text:style-name="T130_112">realities</text:span><text:span text:style-name="T130_113"><text:s/></text:span><text:span text:style-name="T130_114">which</text:span><text:span text:style-name="T130_115"><text:s/></text:span><text:span text:style-name="T130_116">can</text:span><text:span text:style-name="T130_117">,<text:s/></text:span><text:span text:style-name="T130_118">through</text:span><text:span text:style-name="T130_119"><text:s/></text:span><text:span text:style-name="T130_120">interpersonal</text:span><text:span text:style-name="T130_121"><text:s/></text:span><text:span text:style-name="T130_122">alignment</text:span><text:span text:style-name="T130_123"><text:s/></text:span><text:span text:style-name="T130_124">of</text:span><text:span text:style-name="T130_125"><text:s/></text:span><text:span text:style-name="T130_126">will</text:span><text:span text:style-name="T130_127"><text:s/></text:span><text:span text:style-name="T130_128">and</text:span><text:span text:style-name="T130_129"><text:s/></text:span><text:span text:style-name="T130_130">resources</text:span><text:span text:style-name="T130_131">,<text:s/></text:span><text:span text:style-name="T130_132">be</text:span><text:span text:style-name="T130_133"><text:s/></text:span><text:span text:style-name="T130_134">worked</text:span><text:span text:style-name="T130_135"><text:s/></text:span><text:span text:style-name="T130_136">toward</text:span><text:span text:style-name="T130_137"><text:s/></text:span><text:span text:style-name="T130_138">consciously</text:span><text:span text:style-name="T130_139"><text:s/></text:span><text:span text:style-name="T130_140">by</text:span><text:span text:style-name="T130_141"><text:s/></text:span><text:span text:style-name="T130_142">consensus</text:span><text:span text:style-name="T130_143">-</text:span><text:span text:style-name="T130_144">groups</text:span><text:span text:style-name="T130_145">.<text:s/></text:span><text:span text:style-name="T130_146">Netention</text:span><text:span text:style-name="T130_147"><text:s/></text:span><text:span text:style-name="T130_148">is</text:span><text:span text:style-name="T130_149"><text:s/></text:span><text:span text:style-name="T130_150">a</text:span><text:span text:style-name="T130_151"><text:s/></text:span><text:span text:style-name="T130_152">way</text:span><text:span text:style-name="T130_153"><text:s/></text:span><text:span text:style-name="T130_154">toward</text:span><text:span text:style-name="T130_155"><text:s/></text:span><text:span text:style-name="T130_156">the</text:span><text:span text:style-name="T130_157"><text:s/></text:span><text:span text:style-name="T130_158">redistribution</text:span><text:span text:style-name="T130_159"><text:s/></text:span><text:span text:style-name="T130_160">of</text:span><text:span text:style-name="T130_161"><text:s/></text:span><text:span text:style-name="T130_162">power</text:span><text:span text:style-name="T130_163"><text:s/></text:span><text:span text:style-name="T130_164">from</text:span><text:span text:style-name="T130_165"><text:s/></text:span><text:span text:style-name="T130_166">the</text:span><text:span text:style-name="T130_167"><text:s/></text:span><text:span text:style-name="T130_168">current</text:span><text:span text:style-name="T130_169"><text:s/></text:span><text:span text:style-name="T130_170">model</text:span><text:span text:style-name="T130_171">.<text:line-break/><text:line-break/></text:span><text:span text:style-name="T130_172">A</text:span><text:span text:style-name="T130_173"><text:s/></text:span><text:span text:style-name="T130_174">tool</text:span><text:span text:style-name="T130_175"><text:s/></text:span><text:span text:style-name="T130_176">is</text:span><text:span text:style-name="T130_177"><text:s/></text:span><text:span text:style-name="T130_178">something</text:span><text:span text:style-name="T130_179"><text:s/></text:span><text:span text:style-name="T130_180">that</text:span><text:span text:style-name="T130_181">,<text:s/></text:span><text:span text:style-name="T130_182">essentially</text:span><text:span text:style-name="T130_183">,<text:s/></text:span><text:span text:style-name="T130_184">makes</text:span><text:span text:style-name="T130_185"><text:s/></text:span><text:span text:style-name="T130_186">a</text:span><text:span text:style-name="T130_187"><text:s/></text:span><text:span text:style-name="T130_188">task</text:span><text:span text:style-name="T130_189"><text:s/></text:span><text:span text:style-name="T130_190">easier</text:span><text:span text:style-name="T130_191"><text:s/></text:span><text:span text:style-name="T130_192">than</text:span><text:span text:style-name="T130_193"><text:s/></text:span><text:span text:style-name="T130_194">without</text:span><text:span text:style-name="T130_195"><text:s/></text:span><text:span text:style-name="T130_196">it</text:span><text:span text:style-name="T130_197">.</text:span></text:p>
      <text:p text:style-name="P131"><text:span text:style-name="T131_1"><text:line-break/></text:span><text:span text:style-name="T131_2">A</text:span><text:span text:style-name="T131_3"><text:s/></text:span><text:span text:style-name="T131_4">map</text:span><text:span text:style-name="T131_5"><text:s/></text:span><text:span text:style-name="T131_6">is</text:span><text:span text:style-name="T131_7"><text:s/></text:span><text:span text:style-name="T131_8">a</text:span><text:span text:style-name="T131_9"><text:s/></text:span><text:span text:style-name="T131_10">locational</text:span><text:span text:style-name="T131_11"><text:s/>/<text:s/></text:span><text:span text:style-name="T131_12">directional</text:span><text:span text:style-name="T131_13"><text:s/>/<text:s/></text:span><text:span text:style-name="T131_14">representational</text:span><text:span text:style-name="T131_15"><text:s/></text:span><text:span text:style-name="T131_16">tool</text:span><text:span text:style-name="T131_17">,<text:s/></text:span><text:span text:style-name="T131_18">and</text:span><text:span text:style-name="T131_19"><text:s/></text:span><text:span text:style-name="T131_20">a</text:span><text:span text:style-name="T131_21"><text:s/></text:span><text:span text:style-name="T131_22">very</text:span><text:span text:style-name="T131_23"><text:s/></text:span><text:span text:style-name="T131_24">important</text:span><text:span text:style-name="T131_25"><text:s/></text:span><text:span text:style-name="T131_26">one</text:span><text:span text:style-name="T131_27">.<text:s/></text:span><text:span text:style-name="T131_28">It</text:span><text:span text:style-name="T131_29"><text:s/></text:span><text:span text:style-name="T131_30">is</text:span><text:span text:style-name="T131_31"><text:s/></text:span><text:span text:style-name="T131_32">subsequent</text:span><text:span text:style-name="T131_33"><text:s/></text:span><text:span text:style-name="T131_34">to</text:span><text:span text:style-name="T131_35"><text:s/></text:span><text:span text:style-name="T131_36">a</text:span><text:span text:style-name="T131_37"><text:s/></text:span><text:span text:style-name="T131_38">sense</text:span><text:span text:style-name="T131_39"><text:s/></text:span><text:span text:style-name="T131_40">of</text:span><text:span text:style-name="T131_41"><text:s/></text:span><text:span text:style-name="T131_42">direction</text:span><text:span text:style-name="T131_43"><text:s/></text:span><text:span text:style-name="T131_44">i</text:span><text:span text:style-name="T131_45">.</text:span><text:span text:style-name="T131_46">e</text:span><text:span text:style-name="T131_47">.<text:s/></text:span><text:span text:style-name="T131_48">in</text:span><text:span text:style-name="T131_49"><text:s/></text:span><text:span text:style-name="T131_50">which</text:span><text:span text:style-name="T131_51"><text:s/></text:span><text:span text:style-name="T131_52">direction</text:span><text:span text:style-name="T131_53"><text:s/></text:span><text:span text:style-name="T131_54">one</text:span><text:span text:style-name="T131_55"><text:s/></text:span><text:span text:style-name="T131_56">is</text:span><text:span text:style-name="T131_57"><text:s/></text:span><text:span text:style-name="T131_58">facing</text:span><text:span text:style-name="T131_59">,<text:s/></text:span><text:span text:style-name="T131_60">and</text:span><text:span text:style-name="T131_61"><text:s/></text:span><text:span text:style-name="T131_62">depends</text:span><text:span text:style-name="T131_63"><text:s/></text:span><text:span text:style-name="T131_64">on</text:span><text:span text:style-name="T131_65"><text:s/></text:span><text:span text:style-name="T131_66">one</text:span><text:span text:style-name="T131_67">'</text:span><text:span text:style-name="T131_68">s</text:span><text:span text:style-name="T131_69"><text:s/></text:span><text:span text:style-name="T131_70">knowing</text:span><text:span text:style-name="T131_71"><text:s/></text:span><text:span text:style-name="T131_72">where</text:span><text:span text:style-name="T131_73"><text:s/></text:span><text:span text:style-name="T131_74">one</text:span><text:span text:style-name="T131_75"><text:s/></text:span><text:span text:style-name="T131_76">is</text:span><text:span text:style-name="T131_77">.<text:s/></text:span><text:span text:style-name="T131_78">In</text:span><text:span text:style-name="T131_79"><text:s/></text:span><text:span text:style-name="T131_80">certain</text:span><text:span text:style-name="T131_81"><text:s/></text:span><text:span text:style-name="T131_82">Indonesian</text:span><text:span text:style-name="T131_83"><text:s/></text:span><text:span text:style-name="T131_84">cultures</text:span><text:span text:style-name="T131_85"><text:s/></text:span><text:span text:style-name="T131_86">this</text:span><text:span text:style-name="T131_87"><text:s/></text:span><text:span text:style-name="T131_88">directional</text:span><text:span text:style-name="T131_89"><text:s/></text:span><text:span text:style-name="T131_90">sense</text:span><text:span text:style-name="T131_91"><text:s/></text:span><text:span text:style-name="T131_92">is</text:span><text:span text:style-name="T131_93"><text:s/></text:span><text:span text:style-name="T131_94">honed</text:span><text:span text:style-name="T131_95"><text:s/></text:span><text:span text:style-name="T131_96">through</text:span><text:span text:style-name="T131_97"><text:s/></text:span><text:span text:style-name="T131_98">the</text:span><text:span text:style-name="T131_99"><text:s/></text:span><text:span text:style-name="T131_100">development</text:span><text:span text:style-name="T131_101"><text:s/></text:span><text:span text:style-name="T131_102">of</text:span><text:span text:style-name="T131_103"><text:s/></text:span><text:span text:style-name="T131_104">language</text:span><text:span text:style-name="T131_105">.<text:s/></text:span><text:span text:style-name="T131_106">In</text:span><text:span text:style-name="T131_107"><text:s/></text:span><text:span text:style-name="T131_108">one</text:span><text:span text:style-name="T131_109"><text:s/></text:span><text:span text:style-name="T131_110">particular</text:span><text:span text:style-name="T131_111"><text:s/></text:span><text:span text:style-name="T131_112">culture</text:span><text:span text:style-name="T131_113"><text:s/></text:span><text:span text:style-name="T131_114">of</text:span><text:span text:style-name="T131_115"><text:s/></text:span><text:span text:style-name="T131_116">the</text:span><text:span text:style-name="T131_117"><text:s/></text:span><text:span text:style-name="T131_118">Indonesian</text:span><text:span text:style-name="T131_119"><text:s/></text:span><text:span text:style-name="T131_120">islands</text:span><text:span text:style-name="T131_121"><text:s/></text:span><text:span text:style-name="T131_122">the</text:span><text:span text:style-name="T131_123"><text:s/></text:span><text:span text:style-name="T131_124">common</text:span><text:span text:style-name="T131_125"><text:s/></text:span><text:span text:style-name="T131_126">greeting</text:span><text:span text:style-name="T131_127"><text:s/></text:span><text:span text:style-name="T131_128">is</text:span><text:span text:style-name="T131_129"><text:s/>"</text:span><text:span text:style-name="T131_130">Where</text:span><text:span text:style-name="T131_131"><text:s/></text:span><text:span text:style-name="T131_132">are</text:span><text:span text:style-name="T131_133"><text:s/></text:span><text:span text:style-name="T131_134">you</text:span><text:span text:style-name="T131_135"><text:s/></text:span><text:span text:style-name="T131_136">headed</text:span><text:span text:style-name="T131_137">?"<text:s/></text:span><text:span text:style-name="T131_138">or</text:span><text:span text:style-name="T131_139">,<text:s/></text:span><text:span text:style-name="T131_140">literally</text:span><text:span text:style-name="T131_141"><text:s/></text:span><text:span text:style-name="T131_142">understood</text:span><text:span text:style-name="T131_143">,"</text:span><text:span text:style-name="T131_144">What</text:span><text:span text:style-name="T131_145"><text:s/></text:span><text:span text:style-name="T131_146">direction</text:span><text:span text:style-name="T131_147"><text:s/></text:span><text:span text:style-name="T131_148">are</text:span><text:span text:style-name="T131_149"><text:s/></text:span><text:span text:style-name="T131_150">you</text:span><text:span text:style-name="T131_151"><text:s/></text:span><text:span text:style-name="T131_152">going</text:span><text:span text:style-name="T131_153">?",<text:s/></text:span><text:span text:style-name="T131_154">the</text:span><text:span text:style-name="T131_155"><text:s/></text:span><text:span text:style-name="T131_156">expected</text:span><text:span text:style-name="T131_157"><text:s/></text:span><text:span text:style-name="T131_158">answer</text:span><text:span text:style-name="T131_159"><text:s/></text:span><text:span text:style-name="T131_160">is</text:span><text:span text:style-name="T131_161"><text:s/></text:span><text:span text:style-name="T131_162">directional</text:span><text:span text:style-name="T131_163"><text:s/></text:span><text:span text:style-name="T131_164">and</text:span><text:span text:style-name="T131_165"><text:s/></text:span><text:span text:style-name="T131_166">if</text:span><text:span text:style-name="T131_167"><text:s/></text:span><text:span text:style-name="T131_168">you</text:span><text:span text:style-name="T131_169"><text:s/></text:span><text:span text:style-name="T131_170">could</text:span><text:span text:style-name="T131_171"><text:s/></text:span><text:span text:style-name="T131_172">not</text:span><text:span text:style-name="T131_173"><text:s/></text:span><text:span text:style-name="T131_174">answer</text:span><text:span text:style-name="T131_175"><text:s/></text:span><text:span text:style-name="T131_176">that</text:span><text:span text:style-name="T131_177"><text:s/></text:span><text:span text:style-name="T131_178">would</text:span><text:span text:style-name="T131_179"><text:s/></text:span><text:span text:style-name="T131_180">be</text:span><text:span text:style-name="T131_181"><text:s/></text:span><text:span text:style-name="T131_182">the</text:span><text:span text:style-name="T131_183"><text:s/></text:span><text:span text:style-name="T131_184">end</text:span><text:span text:style-name="T131_185"><text:s/></text:span><text:span text:style-name="T131_186">of</text:span><text:span text:style-name="T131_187"><text:s/></text:span><text:span text:style-name="T131_188">the</text:span><text:span text:style-name="T131_189"><text:s/></text:span><text:span text:style-name="T131_190">conversation</text:span><text:span text:style-name="T131_191">.<text:s/></text:span><text:span text:style-name="T131_192">This</text:span><text:span text:style-name="T131_193"><text:s/></text:span><text:span text:style-name="T131_194">is</text:span><text:span text:style-name="T131_195"><text:s/></text:span><text:span text:style-name="T131_196">a</text:span><text:span text:style-name="T131_197"><text:s/></text:span><text:span text:style-name="T131_198">way</text:span><text:span text:style-name="T131_199"><text:s/></text:span><text:span text:style-name="T131_200">to</text:span><text:span text:style-name="T131_201"><text:s/></text:span><text:span text:style-name="T131_202">define</text:span><text:span text:style-name="T131_203"><text:s/></text:span><text:span text:style-name="T131_204">the</text:span><text:span text:style-name="T131_205"><text:s/></text:span><text:span text:style-name="T131_206">difference</text:span><text:span text:style-name="T131_207"><text:s/></text:span><text:span text:style-name="T131_208">between</text:span><text:span text:style-name="T131_209"><text:s/></text:span><text:span text:style-name="T131_210">a</text:span><text:span text:style-name="T131_211"><text:s/></text:span><text:span text:style-name="T131_212">child</text:span><text:span text:style-name="T131_213"><text:s/></text:span><text:span text:style-name="T131_214">and</text:span><text:span text:style-name="T131_215"><text:s/></text:span><text:span text:style-name="T131_216">someone</text:span><text:span text:style-name="T131_217"><text:s/></text:span><text:span text:style-name="T131_218">who</text:span><text:span text:style-name="T131_219"><text:s/></text:span><text:span text:style-name="T131_220">had</text:span><text:span text:style-name="T131_221">,<text:s/></text:span><text:span text:style-name="T131_222">at</text:span><text:span text:style-name="T131_223"><text:s/></text:span><text:span text:style-name="T131_224">least</text:span><text:span text:style-name="T131_225">,<text:s/></text:span><text:span text:style-name="T131_226">reached</text:span><text:span text:style-name="T131_227"><text:s/></text:span><text:span text:style-name="T131_228">adulthood</text:span><text:span text:style-name="T131_229">-<text:s/></text:span><text:span text:style-name="T131_230">in</text:span><text:span text:style-name="T131_231"><text:s/></text:span><text:span text:style-name="T131_232">that</text:span><text:span text:style-name="T131_233"><text:s/></text:span><text:span text:style-name="T131_234">an</text:span><text:span text:style-name="T131_235"><text:s/></text:span><text:span text:style-name="T131_236">adult</text:span><text:span text:style-name="T131_237"><text:s/></text:span><text:span text:style-name="T131_238">is</text:span><text:span text:style-name="T131_239"><text:s/></text:span><text:span text:style-name="T131_240">one</text:span><text:span text:style-name="T131_241"><text:s/></text:span><text:span text:style-name="T131_242">who</text:span><text:span text:style-name="T131_243"><text:s/></text:span><text:span text:style-name="T131_244">has</text:span><text:span text:style-name="T131_245"><text:s/></text:span><text:span text:style-name="T131_246">achieved</text:span><text:span text:style-name="T131_247"><text:s/></text:span><text:span text:style-name="T131_248">individuation</text:span><text:span text:style-name="T131_249">,<text:s/></text:span><text:span text:style-name="T131_250">one</text:span><text:span text:style-name="T131_251"><text:s/></text:span><text:span text:style-name="T131_252">who</text:span><text:span text:style-name="T131_253"><text:s/></text:span><text:span text:style-name="T131_254">knows</text:span><text:span text:style-name="T131_255"><text:s/></text:span><text:span text:style-name="T131_256">where</text:span><text:span text:style-name="T131_257"><text:s/></text:span><text:span text:style-name="T131_258">one</text:span><text:span text:style-name="T131_259"><text:s/></text:span><text:span text:style-name="T131_260">is</text:span><text:span text:style-name="T131_261">,<text:s/></text:span><text:span text:style-name="T131_262">and</text:span><text:span text:style-name="T131_263"><text:s/></text:span><text:span text:style-name="T131_264">where</text:span><text:span text:style-name="T131_265"><text:s/></text:span><text:span text:style-name="T131_266">one</text:span><text:span text:style-name="T131_267"><text:s/></text:span><text:span text:style-name="T131_268">is</text:span><text:span text:style-name="T131_269"><text:s/></text:span><text:span text:style-name="T131_270">going</text:span><text:span text:style-name="T131_271">,<text:s/></text:span><text:span text:style-name="T131_272">as</text:span><text:span text:style-name="T131_273"><text:s/></text:span><text:span text:style-name="T131_274">a</text:span><text:span text:style-name="T131_275"><text:s/></text:span><text:span text:style-name="T131_276">willing</text:span><text:span text:style-name="T131_277"><text:s/></text:span><text:span text:style-name="T131_278">and</text:span><text:span text:style-name="T131_279"><text:s/></text:span><text:span text:style-name="T131_280">capable</text:span><text:span text:style-name="T131_281"><text:s/></text:span><text:span text:style-name="T131_282">individuated</text:span><text:span text:style-name="T131_283"><text:s/></text:span><text:span text:style-name="T131_284">entity</text:span><text:span text:style-name="T131_285">.<text:line-break/><text:line-break/></text:span><text:span text:style-name="T131_286">In</text:span><text:span text:style-name="T131_287"><text:s/></text:span><text:span text:style-name="T131_288">tests</text:span><text:span text:style-name="T131_289"><text:s/></text:span><text:span text:style-name="T131_290">where</text:span><text:span text:style-name="T131_291"><text:s/></text:span><text:span text:style-name="T131_292">researchers</text:span><text:span text:style-name="T131_293"><text:s/></text:span><text:span text:style-name="T131_294">took</text:span><text:span text:style-name="T131_295"><text:s/></text:span><text:span text:style-name="T131_296">ten</text:span><text:span text:style-name="T131_297"><text:s/></text:span><text:span text:style-name="T131_298">photographs</text:span><text:span text:style-name="T131_299"><text:s/></text:span><text:span text:style-name="T131_300">of</text:span><text:span text:style-name="T131_301"><text:s/></text:span><text:span text:style-name="T131_302">an</text:span><text:span text:style-name="T131_303"><text:s/></text:span><text:span text:style-name="T131_304">obvious</text:span><text:span text:style-name="T131_305"><text:s/></text:span><text:span text:style-name="T131_306">sequence</text:span><text:span text:style-name="T131_307"><text:s/></text:span><text:span text:style-name="T131_308">and</text:span><text:span text:style-name="T131_309"><text:s/></text:span><text:span text:style-name="T131_310">jumbled</text:span><text:span text:style-name="T131_311"><text:s/></text:span><text:span text:style-name="T131_312">them</text:span><text:span text:style-name="T131_313">,<text:s/></text:span><text:span text:style-name="T131_314">different</text:span><text:span text:style-name="T131_315"><text:s/></text:span><text:span text:style-name="T131_316">cultures</text:span><text:span text:style-name="T131_317"><text:s/></text:span><text:span text:style-name="T131_318">arranged</text:span><text:span text:style-name="T131_319"><text:s/></text:span><text:span text:style-name="T131_320">them</text:span><text:span text:style-name="T131_321"><text:s/></text:span><text:span text:style-name="T131_322">in</text:span><text:span text:style-name="T131_323"><text:s/></text:span><text:span text:style-name="T131_324">different</text:span><text:span text:style-name="T131_325"><text:s/></text:span><text:span text:style-name="T131_326">ways</text:span><text:span text:style-name="T131_327">,<text:s/></text:span><text:span text:style-name="T131_328">europeans</text:span><text:span text:style-name="T131_329"><text:s/></text:span><text:span text:style-name="T131_330">from</text:span><text:span text:style-name="T131_331"><text:s/></text:span><text:span text:style-name="T131_332">left</text:span><text:span text:style-name="T131_333"><text:s/></text:span><text:span text:style-name="T131_334">to</text:span><text:span text:style-name="T131_335"><text:s/></text:span><text:span text:style-name="T131_336">right</text:span><text:span text:style-name="T131_337">,<text:s text:c="2"/></text:span><text:span text:style-name="T131_338">chinese</text:span><text:span text:style-name="T131_339"><text:s/></text:span><text:span text:style-name="T131_340">from</text:span><text:span text:style-name="T131_341"><text:s/></text:span><text:span text:style-name="T131_342">right</text:span><text:span text:style-name="T131_343"><text:s/></text:span><text:span text:style-name="T131_344">to</text:span><text:span text:style-name="T131_345"><text:s/></text:span><text:span text:style-name="T131_346">left</text:span><text:span text:style-name="T131_347">.<text:s/></text:span><text:span text:style-name="T131_348">People</text:span><text:span text:style-name="T131_349"><text:s/></text:span><text:span text:style-name="T131_350">from</text:span><text:span text:style-name="T131_351"><text:s/></text:span><text:span text:style-name="T131_352">this</text:span><text:span text:style-name="T131_353"><text:s/></text:span><text:span text:style-name="T131_354">particular</text:span><text:span text:style-name="T131_355"><text:s/></text:span><text:span text:style-name="T131_356">Indonesian</text:span><text:span text:style-name="T131_357"><text:s/></text:span><text:span text:style-name="T131_358">culture</text:span><text:span text:style-name="T131_359"><text:s/></text:span><text:span text:style-name="T131_360">arranged</text:span><text:span text:style-name="T131_361"><text:s/></text:span><text:span text:style-name="T131_362">them</text:span><text:span text:style-name="T131_363"><text:s/></text:span><text:span text:style-name="T131_364">in</text:span><text:span text:style-name="T131_365"><text:s/></text:span><text:span text:style-name="T131_366">different</text:span><text:span text:style-name="T131_367"><text:s/></text:span><text:span text:style-name="T131_368">directions</text:span><text:span text:style-name="T131_369"><text:s/></text:span><text:span text:style-name="T131_370">depending</text:span><text:span text:style-name="T131_371"><text:s/></text:span><text:span text:style-name="T131_372">on</text:span><text:span text:style-name="T131_373"><text:s/></text:span><text:span text:style-name="T131_374">the</text:span><text:span text:style-name="T131_375"><text:s/></text:span><text:span text:style-name="T131_376">direction</text:span><text:span text:style-name="T131_377"><text:s/></text:span><text:span text:style-name="T131_378">they</text:span><text:span text:style-name="T131_379"><text:s/></text:span><text:span text:style-name="T131_380">were</text:span><text:span text:style-name="T131_381"><text:s/></text:span><text:span text:style-name="T131_382">facing</text:span><text:span text:style-name="T131_383"><text:s/></text:span><text:span text:style-name="T131_384">at</text:span><text:span text:style-name="T131_385"><text:s/></text:span><text:span text:style-name="T131_386">the</text:span><text:span text:style-name="T131_387"><text:s/></text:span><text:span text:style-name="T131_388">time</text:span><text:span text:style-name="T131_389">...</text:span><text:span text:style-name="T131_390">if</text:span><text:span text:style-name="T131_391"><text:s/></text:span><text:span text:style-name="T131_392">facing</text:span><text:span text:style-name="T131_393"><text:s/></text:span><text:span text:style-name="T131_394">east</text:span><text:span text:style-name="T131_395">:<text:s/></text:span><text:span text:style-name="T131_396">the</text:span><text:span text:style-name="T131_397"><text:s/></text:span><text:span text:style-name="T131_398">cards</text:span><text:span text:style-name="T131_399"><text:s/></text:span><text:span text:style-name="T131_400">were</text:span><text:span text:style-name="T131_401"><text:s/></text:span><text:span text:style-name="T131_402">arranged</text:span><text:span text:style-name="T131_403"><text:s/></text:span><text:span text:style-name="T131_404">from</text:span><text:span text:style-name="T131_405"><text:s/></text:span><text:span text:style-name="T131_406">outer</text:span><text:span text:style-name="T131_407">-</text:span><text:span text:style-name="T131_408">front</text:span><text:span text:style-name="T131_409"><text:s/></text:span><text:span text:style-name="T131_410">coming</text:span><text:span text:style-name="T131_411"><text:s/></text:span><text:span text:style-name="T131_412">towards</text:span><text:span text:style-name="T131_413"><text:s/></text:span><text:span text:style-name="T131_414">them</text:span><text:span text:style-name="T131_415">,<text:s/></text:span><text:span text:style-name="T131_416">if</text:span><text:span text:style-name="T131_417"><text:s/></text:span><text:span text:style-name="T131_418">facing</text:span><text:span text:style-name="T131_419"><text:s/></text:span><text:span text:style-name="T131_420">west</text:span><text:span text:style-name="T131_421">:<text:s/></text:span><text:span text:style-name="T131_422">from</text:span><text:span text:style-name="T131_423"><text:s/></text:span><text:span text:style-name="T131_424">close</text:span><text:span text:style-name="T131_425"><text:s/></text:span><text:span text:style-name="T131_426">progressing</text:span><text:span text:style-name="T131_427"><text:s/></text:span><text:span text:style-name="T131_428">away</text:span><text:span text:style-name="T131_429"><text:s/></text:span><text:span text:style-name="T131_430">from</text:span><text:span text:style-name="T131_431"><text:s/></text:span><text:span text:style-name="T131_432">them</text:span><text:span text:style-name="T131_433">,<text:s/></text:span><text:span text:style-name="T131_434">when</text:span><text:span text:style-name="T131_435"><text:s/></text:span><text:span text:style-name="T131_436">facing</text:span><text:span text:style-name="T131_437"><text:s/></text:span><text:span text:style-name="T131_438">north</text:span><text:span text:style-name="T131_439">:<text:s/></text:span><text:span text:style-name="T131_440">from</text:span><text:span text:style-name="T131_441"><text:s/></text:span><text:span text:style-name="T131_442">right</text:span><text:span text:style-name="T131_443"><text:s/></text:span><text:span text:style-name="T131_444">to</text:span><text:span text:style-name="T131_445"><text:s/></text:span><text:span text:style-name="T131_446">left</text:span><text:span text:style-name="T131_447">,<text:s/></text:span><text:span text:style-name="T131_448">and</text:span><text:span text:style-name="T131_449"><text:s/></text:span><text:span text:style-name="T131_450">when</text:span><text:span text:style-name="T131_451"><text:s/></text:span><text:span text:style-name="T131_452">facing</text:span><text:span text:style-name="T131_453"><text:s/></text:span><text:span text:style-name="T131_454">south</text:span><text:span text:style-name="T131_455">:<text:s/></text:span><text:span text:style-name="T131_456">from</text:span><text:span text:style-name="T131_457"><text:s/></text:span><text:span text:style-name="T131_458">left</text:span><text:span text:style-name="T131_459"><text:s/></text:span><text:span text:style-name="T131_460">to</text:span><text:span text:style-name="T131_461"><text:s/></text:span><text:span text:style-name="T131_462">right</text:span><text:span text:style-name="T131_463">.<text:s/></text:span></text:p>
      <text:p text:style-name="P132"><text:span text:style-name="T132_1"><text:line-break/></text:span><text:span text:style-name="T132_2">The</text:span><text:span text:style-name="T132_3"><text:s/></text:span><text:span text:style-name="T132_4">fact</text:span><text:span text:style-name="T132_5"><text:s/></text:span><text:span text:style-name="T132_6">of</text:span><text:span text:style-name="T132_7"><text:s/></text:span><text:span text:style-name="T132_8">the</text:span><text:span text:style-name="T132_9"><text:s/></text:span><text:span text:style-name="T132_10">hinge</text:span><text:span text:style-name="T132_11"><text:s/></text:span><text:span text:style-name="T132_12">being</text:span><text:span text:style-name="T132_13"><text:s/></text:span><text:span text:style-name="T132_14">upon</text:span><text:span text:style-name="T132_15"><text:s/></text:span><text:span text:style-name="T132_16">language</text:span><text:span text:style-name="T132_17"><text:s/></text:span><text:span text:style-name="T132_18">in</text:span><text:span text:style-name="T132_19"><text:s/></text:span><text:span text:style-name="T132_20">this</text:span><text:span text:style-name="T132_21"><text:s/></text:span><text:span text:style-name="T132_22">example</text:span><text:span text:style-name="T132_23"><text:s/></text:span><text:span text:style-name="T132_24">is</text:span><text:span text:style-name="T132_25"><text:s/></text:span><text:span text:style-name="T132_26">very</text:span><text:span text:style-name="T132_27"><text:s/></text:span><text:span text:style-name="T132_28">telling</text:span><text:span text:style-name="T132_29"><text:s/></text:span><text:span text:style-name="T132_30">of</text:span><text:span text:style-name="T132_31"><text:s/></text:span><text:span text:style-name="T132_32">what</text:span><text:span text:style-name="T132_33"><text:s/></text:span><text:span text:style-name="T132_34">happened</text:span><text:span text:style-name="T132_35"><text:s/></text:span><text:span text:style-name="T132_36">in</text:span><text:span text:style-name="T132_37"><text:s/></text:span><text:span text:style-name="T132_38">the</text:span><text:span text:style-name="T132_39"><text:s/></text:span><text:span text:style-name="T132_40">other</text:span><text:span text:style-name="T132_41"><text:s/></text:span><text:span text:style-name="T132_42">two</text:span><text:span text:style-name="T132_43"><text:s/></text:span><text:span text:style-name="T132_44">cases</text:span><text:span text:style-name="T132_45">,<text:s/></text:span><text:span text:style-name="T132_46">namely</text:span><text:span text:style-name="T132_47"><text:s/></text:span><text:span text:style-name="T132_48">the</text:span><text:span text:style-name="T132_49"><text:s/></text:span><text:span text:style-name="T132_50">european</text:span><text:span text:style-name="T132_51"><text:s/></text:span><text:span text:style-name="T132_52">and</text:span><text:span text:style-name="T132_53"><text:s/></text:span><text:span text:style-name="T132_54">the</text:span><text:span text:style-name="T132_55"><text:s/></text:span><text:span text:style-name="T132_56">chinese</text:span><text:span text:style-name="T132_57"><text:s/></text:span><text:span text:style-name="T132_58">cultures</text:span><text:span text:style-name="T132_59">.<text:s/></text:span><text:span text:style-name="T132_60">All</text:span><text:span text:style-name="T132_61"><text:s/></text:span><text:span text:style-name="T132_62">of</text:span><text:span text:style-name="T132_63"><text:s/></text:span><text:span text:style-name="T132_64">these</text:span><text:span text:style-name="T132_65"><text:s/></text:span><text:span text:style-name="T132_66">situations</text:span><text:span text:style-name="T132_67"><text:s/></text:span><text:span text:style-name="T132_68">depend</text:span><text:span text:style-name="T132_69"><text:s/></text:span><text:span text:style-name="T132_70">upon</text:span><text:span text:style-name="T132_71"><text:s/></text:span><text:span text:style-name="T132_72">language</text:span><text:span text:style-name="T132_73">,<text:s/></text:span><text:span text:style-name="T132_74">but</text:span><text:span text:style-name="T132_75"><text:s/></text:span><text:span text:style-name="T132_76">the</text:span><text:span text:style-name="T132_77"><text:s/></text:span><text:span text:style-name="T132_78">difference</text:span><text:span text:style-name="T132_79"><text:s/></text:span><text:span text:style-name="T132_80">is</text:span><text:span text:style-name="T132_81"><text:s/></text:span><text:span text:style-name="T132_82">that</text:span><text:span text:style-name="T132_83"><text:s/></text:span><text:span text:style-name="T132_84">the</text:span><text:span text:style-name="T132_85"><text:s/></text:span><text:span text:style-name="T132_86">Indonesian</text:span><text:span text:style-name="T132_87"><text:s/></text:span><text:span text:style-name="T132_88">islanders</text:span><text:span text:style-name="T132_89"><text:s/></text:span><text:span text:style-name="T132_90">were</text:span><text:span text:style-name="T132_91"><text:s/></text:span><text:span text:style-name="T132_92">an</text:span><text:span text:style-name="T132_93"><text:s/></text:span><text:span text:style-name="T132_94">oral</text:span><text:span text:style-name="T132_95"><text:s/></text:span><text:span text:style-name="T132_96">tradition</text:span><text:span text:style-name="T132_97"><text:s/></text:span><text:span text:style-name="T132_98">as</text:span><text:span text:style-name="T132_99"><text:s/></text:span><text:span text:style-name="T132_100">opposed</text:span><text:span text:style-name="T132_101"><text:s/></text:span><text:span text:style-name="T132_102">to</text:span><text:span text:style-name="T132_103"><text:s/></text:span><text:span text:style-name="T132_104">a</text:span><text:span text:style-name="T132_105"><text:s/></text:span><text:span text:style-name="T132_106">written</text:span><text:span text:style-name="T132_107"><text:s/></text:span><text:span text:style-name="T132_108">language</text:span><text:span text:style-name="T132_109"><text:s/></text:span><text:span text:style-name="T132_110">culture</text:span><text:span text:style-name="T132_111">,<text:s/></text:span><text:span text:style-name="T132_112">and</text:span><text:span text:style-name="T132_113"><text:s/></text:span><text:span text:style-name="T132_114">so</text:span><text:span text:style-name="T132_115"><text:s/></text:span><text:span text:style-name="T132_116">their</text:span><text:span text:style-name="T132_117"><text:s/></text:span><text:span text:style-name="T132_118">directive</text:span><text:span text:style-name="T132_119"><text:s/></text:span><text:span text:style-name="T132_120">sense</text:span><text:span text:style-name="T132_121"><text:s/></text:span><text:span text:style-name="T132_122">was</text:span><text:span text:style-name="T132_123"><text:s/></text:span><text:span text:style-name="T132_124">dependent</text:span><text:span text:style-name="T132_125"><text:s/></text:span><text:span text:style-name="T132_126">on</text:span><text:span text:style-name="T132_127"><text:s/></text:span><text:span text:style-name="T132_128">the</text:span><text:span text:style-name="T132_129"><text:s/></text:span><text:span text:style-name="T132_130">natural</text:span><text:span text:style-name="T132_131"><text:s/></text:span><text:span text:style-name="T132_132">environment</text:span><text:span text:style-name="T132_133">,<text:s/></text:span><text:span text:style-name="T132_134">the</text:span><text:span text:style-name="T132_135"><text:s/></text:span><text:span text:style-name="T132_136">movement</text:span><text:span text:style-name="T132_137"><text:s/></text:span><text:span text:style-name="T132_138">of</text:span><text:span text:style-name="T132_139"><text:s/></text:span><text:span text:style-name="T132_140">the</text:span><text:span text:style-name="T132_141"><text:s/></text:span><text:span text:style-name="T132_142">sun</text:span><text:span text:style-name="T132_143"><text:s/></text:span><text:span text:style-name="T132_144">by</text:span><text:span text:style-name="T132_145"><text:s/></text:span><text:span text:style-name="T132_146">day</text:span><text:span text:style-name="T132_147"><text:s/></text:span><text:span text:style-name="T132_148">in</text:span><text:span text:style-name="T132_149"><text:s/></text:span><text:span text:style-name="T132_150">the</text:span><text:span text:style-name="T132_151"><text:s/></text:span><text:span text:style-name="T132_152">first</text:span><text:span text:style-name="T132_153"><text:s/></text:span><text:span text:style-name="T132_154">two</text:span><text:span text:style-name="T132_155"><text:s/></text:span><text:span text:style-name="T132_156">cases</text:span><text:span text:style-name="T132_157">,<text:s/></text:span><text:span text:style-name="T132_158">and</text:span><text:span text:style-name="T132_159"><text:s/></text:span><text:span text:style-name="T132_160">the</text:span><text:span text:style-name="T132_161"><text:s/></text:span><text:span text:style-name="T132_162">rotation</text:span><text:span text:style-name="T132_163"><text:s/>'</text:span><text:span text:style-name="T132_164">of</text:span><text:span text:style-name="T132_165"><text:s/></text:span><text:span text:style-name="T132_166">the</text:span><text:span text:style-name="T132_167"><text:s/></text:span><text:span text:style-name="T132_168">stars</text:span><text:span text:style-name="T132_169">'<text:s/></text:span><text:span text:style-name="T132_170">by</text:span><text:span text:style-name="T132_171"><text:s/></text:span><text:span text:style-name="T132_172">night</text:span><text:span text:style-name="T132_173"><text:s/></text:span><text:span text:style-name="T132_174">in</text:span><text:span text:style-name="T132_175"><text:s/></text:span><text:span text:style-name="T132_176">the</text:span><text:span text:style-name="T132_177"><text:s/></text:span><text:span text:style-name="T132_178">latter</text:span><text:span text:style-name="T132_179"><text:s/></text:span><text:span text:style-name="T132_180">two</text:span><text:span text:style-name="T132_181"><text:s/></text:span><text:span text:style-name="T132_182">cases</text:span><text:span text:style-name="T132_183">.<text:s/></text:span><text:span text:style-name="T132_184">For</text:span><text:span text:style-name="T132_185"><text:s/></text:span><text:span text:style-name="T132_186">the</text:span><text:span text:style-name="T132_187"><text:s/></text:span><text:span text:style-name="T132_188">europeans</text:span><text:span text:style-name="T132_189"><text:s/></text:span><text:span text:style-name="T132_190">and</text:span><text:span text:style-name="T132_191"><text:s/></text:span><text:span text:style-name="T132_192">the</text:span><text:span text:style-name="T132_193"><text:s/></text:span><text:span text:style-name="T132_194">chinese</text:span><text:span text:style-name="T132_195">,<text:s/></text:span><text:span text:style-name="T132_196">who</text:span><text:span text:style-name="T132_197"><text:s/></text:span><text:span text:style-name="T132_198">had</text:span><text:span text:style-name="T132_199"><text:s/></text:span><text:span text:style-name="T132_200">developed</text:span><text:span text:style-name="T132_201"><text:s/></text:span><text:span text:style-name="T132_202">written</text:span><text:span text:style-name="T132_203"><text:s/></text:span><text:span text:style-name="T132_204">language</text:span><text:span text:style-name="T132_205">,<text:s/></text:span><text:span text:style-name="T132_206">their</text:span><text:span text:style-name="T132_207"><text:s/></text:span><text:span text:style-name="T132_208">directive</text:span><text:span text:style-name="T132_209"><text:s/></text:span><text:span text:style-name="T132_210">sense</text:span><text:span text:style-name="T132_211"><text:s/></text:span><text:span text:style-name="T132_212">became</text:span><text:span text:style-name="T132_213"><text:s/></text:span><text:span text:style-name="T132_214">attuned</text:span><text:span text:style-name="T132_215"><text:s/></text:span><text:span text:style-name="T132_216">to</text:span><text:span text:style-name="T132_217"><text:s/></text:span><text:span text:style-name="T132_218">the</text:span><text:span text:style-name="T132_219"><text:s/></text:span><text:span text:style-name="T132_220">form</text:span><text:span text:style-name="T132_221"><text:s/></text:span><text:span text:style-name="T132_222">in</text:span><text:span text:style-name="T132_223"><text:s/></text:span><text:span text:style-name="T132_224">which</text:span><text:span text:style-name="T132_225"><text:s/></text:span><text:span text:style-name="T132_226">they</text:span><text:span text:style-name="T132_227"><text:s/></text:span><text:span text:style-name="T132_228">wrote</text:span><text:span text:style-name="T132_229"><text:s/></text:span><text:span text:style-name="T132_230">in</text:span><text:span text:style-name="T132_231"><text:s/></text:span><text:span text:style-name="T132_232">both</text:span><text:span text:style-name="T132_233"><text:s/></text:span><text:span text:style-name="T132_234">cases</text:span><text:span text:style-name="T132_235">;<text:s/></text:span><text:span text:style-name="T132_236">for</text:span><text:span text:style-name="T132_237"><text:s/></text:span><text:span text:style-name="T132_238">the</text:span><text:span text:style-name="T132_239"><text:s/></text:span><text:span text:style-name="T132_240">europeans</text:span><text:span text:style-name="T132_241"><text:s/>-<text:s/></text:span><text:span text:style-name="T132_242">from</text:span><text:span text:style-name="T132_243"><text:s/></text:span><text:span text:style-name="T132_244">left</text:span><text:span text:style-name="T132_245"><text:s/></text:span><text:span text:style-name="T132_246">to</text:span><text:span text:style-name="T132_247"><text:s/></text:span><text:span text:style-name="T132_248">right</text:span><text:span text:style-name="T132_249">,<text:s/></text:span><text:span text:style-name="T132_250">and</text:span><text:span text:style-name="T132_251"><text:s/></text:span><text:span text:style-name="T132_252">for</text:span><text:span text:style-name="T132_253"><text:s/></text:span><text:span text:style-name="T132_254">the</text:span><text:span text:style-name="T132_255"><text:s/></text:span><text:span text:style-name="T132_256">chinese</text:span><text:span text:style-name="T132_257"><text:s/>-<text:s/></text:span><text:span text:style-name="T132_258">from</text:span><text:span text:style-name="T132_259"><text:s/></text:span><text:span text:style-name="T132_260">right</text:span><text:span text:style-name="T132_261"><text:s/></text:span><text:span text:style-name="T132_262">to</text:span><text:span text:style-name="T132_263"><text:s/></text:span><text:span text:style-name="T132_264">left</text:span><text:span text:style-name="T132_265">.<text:line-break/><text:line-break/></text:span><text:span text:style-name="T132_266">The</text:span><text:span text:style-name="T132_267"><text:s/></text:span><text:span text:style-name="T132_268">point</text:span><text:span text:style-name="T132_269"><text:s/></text:span><text:span text:style-name="T132_270">is</text:span><text:span text:style-name="T132_271"><text:s/></text:span><text:span text:style-name="T132_272">that</text:span><text:span text:style-name="T132_273"><text:s/></text:span><text:span text:style-name="T132_274">this</text:span><text:span text:style-name="T132_275"><text:s/></text:span><text:span text:style-name="T132_276">use</text:span><text:span text:style-name="T132_277"><text:s/></text:span><text:span text:style-name="T132_278">of</text:span><text:span text:style-name="T132_279"><text:s/></text:span><text:span text:style-name="T132_280">language</text:span><text:span text:style-name="T132_281"><text:s/></text:span><text:span text:style-name="T132_282">by</text:span><text:span text:style-name="T132_283"><text:s/></text:span><text:span text:style-name="T132_284">the</text:span><text:span text:style-name="T132_285"><text:s/></text:span><text:span text:style-name="T132_286">Indonesian</text:span><text:span text:style-name="T132_287"><text:s/></text:span><text:span text:style-name="T132_288">islanders</text:span><text:span text:style-name="T132_289">,<text:s/></text:span><text:span text:style-name="T132_290">as</text:span><text:span text:style-name="T132_291"><text:s/></text:span><text:span text:style-name="T132_292">a</text:span><text:span text:style-name="T132_293"><text:s/></text:span><text:span text:style-name="T132_294">tool</text:span><text:span text:style-name="T132_295"><text:s/></text:span><text:span text:style-name="T132_296">to</text:span><text:span text:style-name="T132_297"><text:s/></text:span><text:span text:style-name="T132_298">convey</text:span><text:span text:style-name="T132_299"><text:s/></text:span><text:span text:style-name="T132_300">and</text:span><text:span text:style-name="T132_301"><text:s/></text:span><text:span text:style-name="T132_302">cultivate</text:span><text:span text:style-name="T132_303"><text:s/></text:span><text:span text:style-name="T132_304">a</text:span><text:span text:style-name="T132_305"><text:s/></text:span><text:span text:style-name="T132_306">deeply</text:span><text:span text:style-name="T132_307"><text:s/></text:span><text:span text:style-name="T132_308">intuitive</text:span><text:span text:style-name="T132_309"><text:s/></text:span><text:span text:style-name="T132_310">awareness</text:span><text:span text:style-name="T132_311">,<text:s/></text:span><text:span text:style-name="T132_312">is</text:span><text:span text:style-name="T132_313"><text:s/></text:span><text:span text:style-name="T132_314">something</text:span><text:span text:style-name="T132_315"><text:s/></text:span><text:span text:style-name="T132_316">that</text:span><text:span text:style-name="T132_317"><text:s/></text:span><text:span text:style-name="T132_318">is</text:span><text:span text:style-name="T132_319"><text:s/></text:span><text:span text:style-name="T132_320">possible</text:span><text:span text:style-name="T132_321"><text:s/></text:span><text:span text:style-name="T132_322">now</text:span><text:span text:style-name="T132_323"><text:s/></text:span><text:span text:style-name="T132_324">in</text:span><text:span text:style-name="T132_325"><text:s/></text:span><text:span text:style-name="T132_326">a</text:span><text:span text:style-name="T132_327"><text:s/></text:span><text:span text:style-name="T132_328">new</text:span><text:span text:style-name="T132_329"><text:s/></text:span><text:span text:style-name="T132_330">form</text:span><text:span text:style-name="T132_331">.<text:s/></text:span><text:span text:style-name="T132_332">This</text:span><text:span text:style-name="T132_333"><text:s/></text:span><text:span text:style-name="T132_334">is</text:span><text:span text:style-name="T132_335"><text:s/></text:span><text:span text:style-name="T132_336">what</text:span><text:span text:style-name="T132_337"><text:s/></text:span><text:span text:style-name="T132_338">Netention</text:span><text:span text:style-name="T132_339"><text:s/></text:span><text:span text:style-name="T132_340">can</text:span><text:span text:style-name="T132_341"><text:s/></text:span><text:span text:style-name="T132_342">offer</text:span><text:span text:style-name="T132_343">,<text:s/></text:span><text:span text:style-name="T132_344">but</text:span><text:span text:style-name="T132_345"><text:s/></text:span><text:span text:style-name="T132_346">in</text:span><text:span text:style-name="T132_347"><text:s/></text:span><text:span text:style-name="T132_348">a</text:span><text:span text:style-name="T132_349"><text:s/></text:span><text:span text:style-name="T132_350">very</text:span><text:span text:style-name="T132_351"><text:s/></text:span><text:span text:style-name="T132_352">different</text:span><text:span text:style-name="T132_353"><text:s/></text:span><text:span text:style-name="T132_354">way</text:span><text:span text:style-name="T132_355">,<text:s/></text:span><text:span text:style-name="T132_356">a</text:span><text:span text:style-name="T132_357"><text:s/></text:span><text:span text:style-name="T132_358">way</text:span><text:span text:style-name="T132_359"><text:s/></text:span><text:span text:style-name="T132_360">which</text:span><text:span text:style-name="T132_361"><text:s/></text:span><text:span text:style-name="T132_362">is</text:span><text:span text:style-name="T132_363"><text:s/></text:span><text:span text:style-name="T132_364">only</text:span><text:span text:style-name="T132_365"><text:s/></text:span><text:span text:style-name="T132_366">possible</text:span><text:span text:style-name="T132_367"><text:s/></text:span><text:span text:style-name="T132_368">given</text:span><text:span text:style-name="T132_369"><text:s/></text:span><text:span text:style-name="T132_370">our</text:span><text:span text:style-name="T132_371"><text:s/></text:span><text:span text:style-name="T132_372">particular</text:span><text:span text:style-name="T132_373"><text:s/></text:span><text:span text:style-name="T132_374">situation</text:span><text:span text:style-name="T132_375"><text:s/></text:span><text:span text:style-name="T132_376">here</text:span><text:span text:style-name="T132_377"><text:s/></text:span><text:span text:style-name="T132_378">in</text:span><text:span text:style-name="T132_379"><text:s/></text:span><text:span text:style-name="T132_380">the</text:span><text:span text:style-name="T132_381"><text:s/></text:span><text:span text:style-name="T132_382">present</text:span><text:span text:style-name="T132_383">.<text:line-break/><text:line-break/></text:span><text:span text:style-name="T132_384">Another</text:span><text:span text:style-name="T132_385"><text:s/></text:span><text:span text:style-name="T132_386">point</text:span><text:span text:style-name="T132_387"><text:s/></text:span><text:span text:style-name="T132_388">here</text:span><text:span text:style-name="T132_389"><text:s/></text:span><text:span text:style-name="T132_390">is</text:span><text:span text:style-name="T132_391"><text:s/></text:span><text:span text:style-name="T132_392">that</text:span><text:span text:style-name="T132_393"><text:s/></text:span><text:span text:style-name="T132_394">a</text:span><text:span text:style-name="T132_395"><text:s/>'</text:span><text:span text:style-name="T132_396">map</text:span><text:span text:style-name="T132_397">'<text:s/></text:span><text:span text:style-name="T132_398">as</text:span><text:span text:style-name="T132_399"><text:s/></text:span><text:span text:style-name="T132_400">most</text:span><text:span text:style-name="T132_401"><text:s/></text:span><text:span text:style-name="T132_402">people</text:span><text:span text:style-name="T132_403"><text:s/></text:span><text:span text:style-name="T132_404">perceive</text:span><text:span text:style-name="T132_405"><text:s/></text:span><text:span text:style-name="T132_406">it</text:span><text:span text:style-name="T132_407">,<text:s/></text:span><text:span text:style-name="T132_408">and</text:span><text:span text:style-name="T132_409"><text:s/></text:span><text:span text:style-name="T132_410">the</text:span><text:span text:style-name="T132_411"><text:s/></text:span><text:span text:style-name="T132_412">deeper</text:span><text:span text:style-name="T132_413"><text:s/></text:span><text:span text:style-name="T132_414">meaning</text:span><text:span text:style-name="T132_415"><text:s/></text:span><text:span text:style-name="T132_416">of</text:span><text:span text:style-name="T132_417"><text:s/></text:span><text:span text:style-name="T132_418">a</text:span><text:span text:style-name="T132_419"><text:s/></text:span><text:span text:style-name="T132_420">map</text:span><text:span text:style-name="T132_421"><text:s/></text:span><text:span text:style-name="T132_422">as</text:span><text:span text:style-name="T132_423"><text:s/></text:span><text:span text:style-name="T132_424">I</text:span><text:span text:style-name="T132_425"><text:s/></text:span><text:span text:style-name="T132_426">am</text:span><text:span text:style-name="T132_427"><text:s/></text:span><text:span text:style-name="T132_428">intending</text:span><text:span text:style-name="T132_429"><text:s/></text:span><text:span text:style-name="T132_430">to</text:span><text:span text:style-name="T132_431"><text:s/></text:span><text:span text:style-name="T132_432">convey</text:span><text:span text:style-name="T132_433">,<text:s/></text:span><text:span text:style-name="T132_434">is</text:span><text:span text:style-name="T132_435"><text:s/></text:span><text:span text:style-name="T132_436">somewhat</text:span><text:span text:style-name="T132_437"><text:s/></text:span><text:span text:style-name="T132_438">similar</text:span><text:span text:style-name="T132_439">,<text:s/></text:span><text:span text:style-name="T132_440">in</text:span><text:span text:style-name="T132_441"><text:s/></text:span><text:span text:style-name="T132_442">its</text:span><text:span text:style-name="T132_443"><text:s/></text:span><text:span text:style-name="T132_444">difference</text:span><text:span text:style-name="T132_445">,<text:s/></text:span><text:span text:style-name="T132_446">to</text:span><text:span text:style-name="T132_447"><text:s/></text:span><text:span text:style-name="T132_448">the</text:span><text:span text:style-name="T132_449"><text:s/></text:span><text:span text:style-name="T132_450">sense</text:span><text:span text:style-name="T132_451"><text:s/></text:span><text:span text:style-name="T132_452">of</text:span><text:span text:style-name="T132_453"><text:s/></text:span><text:span text:style-name="T132_454">direction</text:span><text:span text:style-name="T132_455"><text:s/></text:span><text:span text:style-name="T132_456">of</text:span><text:span text:style-name="T132_457"><text:s/></text:span><text:span text:style-name="T132_458">these</text:span><text:span text:style-name="T132_459"><text:s/></text:span><text:span text:style-name="T132_460">islanders</text:span><text:span text:style-name="T132_461"><text:s/></text:span><text:span text:style-name="T132_462">and</text:span><text:span text:style-name="T132_463"><text:s/></text:span><text:span text:style-name="T132_464">our</text:span><text:span text:style-name="T132_465"><text:s/></text:span><text:span text:style-name="T132_466">sense</text:span><text:span text:style-name="T132_467"><text:s/></text:span><text:span text:style-name="T132_468">of</text:span><text:span text:style-name="T132_469"><text:s/></text:span><text:span text:style-name="T132_470">direction</text:span><text:span text:style-name="T132_471"><text:s/></text:span><text:span text:style-name="T132_472">in</text:span><text:span text:style-name="T132_473"><text:s/></text:span><text:span text:style-name="T132_474">the</text:span><text:span text:style-name="T132_475"><text:s/></text:span><text:span text:style-name="T132_476">west</text:span><text:span text:style-name="T132_477">.<text:s/></text:span><text:span text:style-name="T132_478">We</text:span><text:span text:style-name="T132_479"><text:s/></text:span><text:span text:style-name="T132_480">have</text:span><text:span text:style-name="T132_481"><text:s/></text:span><text:span text:style-name="T132_482">externalised</text:span><text:span text:style-name="T132_483"><text:s/></text:span><text:span text:style-name="T132_484">our</text:span><text:span text:style-name="T132_485"><text:s/></text:span><text:span text:style-name="T132_486">felt</text:span><text:span text:style-name="T132_487"><text:s/></text:span><text:span text:style-name="T132_488">awareness</text:span><text:span text:style-name="T132_489"><text:s/></text:span><text:span text:style-name="T132_490">into</text:span><text:span text:style-name="T132_491"><text:s/></text:span><text:span text:style-name="T132_492">written</text:span><text:span text:style-name="T132_493"><text:s/></text:span><text:span text:style-name="T132_494">and</text:span><text:span text:style-name="T132_495"><text:s/></text:span><text:span text:style-name="T132_496">many</text:span><text:span text:style-name="T132_497"><text:s/></text:span><text:span text:style-name="T132_498">other</text:span><text:span text:style-name="T132_499"><text:s/></text:span><text:span text:style-name="T132_500">forms</text:span><text:span text:style-name="T132_501">.<text:s/></text:span><text:span text:style-name="T132_502">It</text:span><text:span text:style-name="T132_503"><text:s/></text:span><text:span text:style-name="T132_504">is</text:span><text:span text:style-name="T132_505"><text:s/></text:span><text:span text:style-name="T132_506">no</text:span><text:span text:style-name="T132_507"><text:s/></text:span><text:span text:style-name="T132_508">longer</text:span><text:span text:style-name="T132_509"><text:s/></text:span><text:span text:style-name="T132_510">our</text:span><text:span text:style-name="T132_511"><text:s/></text:span><text:span text:style-name="T132_512">own</text:span><text:span text:style-name="T132_513">,<text:s/></text:span><text:span text:style-name="T132_514">it</text:span><text:span text:style-name="T132_515"><text:s/></text:span><text:span text:style-name="T132_516">is</text:span><text:span text:style-name="T132_517"><text:s/></text:span><text:span text:style-name="T132_518">no</text:span><text:span text:style-name="T132_519"><text:s/></text:span><text:span text:style-name="T132_520">longer</text:span><text:span text:style-name="T132_521"><text:s/></text:span><text:span text:style-name="T132_522">a</text:span><text:span text:style-name="T132_523"><text:s/></text:span><text:span text:style-name="T132_524">felt</text:span><text:span text:style-name="T132_525"><text:s/></text:span><text:span text:style-name="T132_526">reality</text:span><text:span text:style-name="T132_527">,<text:s/></text:span><text:span text:style-name="T132_528">unimagined</text:span><text:span text:style-name="T132_529"><text:s/></text:span><text:span text:style-name="T132_530">and</text:span><text:span text:style-name="T132_531"><text:s/></text:span><text:span text:style-name="T132_532">immediately</text:span><text:span text:style-name="T132_533"><text:s/></text:span><text:span text:style-name="T132_534">obvious</text:span><text:span text:style-name="T132_535">,<text:s/></text:span><text:span text:style-name="T132_536">as</text:span><text:span text:style-name="T132_537"><text:s/></text:span><text:span text:style-name="T132_538">it</text:span><text:span text:style-name="T132_539"><text:s/></text:span><text:span text:style-name="T132_540">is</text:span><text:span text:style-name="T132_541"><text:s/></text:span><text:span text:style-name="T132_542">for</text:span><text:span text:style-name="T132_543"><text:s/></text:span><text:span text:style-name="T132_544">the</text:span><text:span text:style-name="T132_545"><text:s/></text:span><text:span text:style-name="T132_546">islanders</text:span><text:span text:style-name="T132_547">.<text:s/></text:span><text:span text:style-name="T132_548">As</text:span><text:span text:style-name="T132_549"><text:s/></text:span><text:span text:style-name="T132_550">a</text:span><text:span text:style-name="T132_551"><text:s/></text:span><text:span text:style-name="T132_552">result</text:span><text:span text:style-name="T132_553"><text:s/></text:span><text:span text:style-name="T132_554">we</text:span><text:span text:style-name="T132_555"><text:s/></text:span><text:span text:style-name="T132_556">need</text:span><text:span text:style-name="T132_557"><text:s/></text:span><text:span text:style-name="T132_558">externalities</text:span><text:span text:style-name="T132_559">,<text:s/></text:span><text:span text:style-name="T132_560">a</text:span><text:span text:style-name="T132_561"><text:s/></text:span><text:span text:style-name="T132_562">compass</text:span><text:span text:style-name="T132_563">,<text:s/></text:span><text:span text:style-name="T132_564">a</text:span><text:span text:style-name="T132_565"><text:s/>'</text:span><text:span text:style-name="T132_566">map</text:span><text:span text:style-name="T132_567">'<text:s/></text:span><text:span text:style-name="T132_568">and</text:span><text:span text:style-name="T132_569"><text:s/></text:span><text:span text:style-name="T132_570">so</text:span><text:span text:style-name="T132_571"><text:s/></text:span><text:span text:style-name="T132_572">on</text:span><text:span text:style-name="T132_573">.<text:s/></text:span><text:span text:style-name="T132_574">But</text:span><text:span text:style-name="T132_575"><text:s/></text:span><text:span text:style-name="T132_576">the</text:span><text:span text:style-name="T132_577"><text:s/>'</text:span><text:span text:style-name="T132_578">map</text:span><text:span text:style-name="T132_579">'<text:s/></text:span><text:span text:style-name="T132_580">I</text:span><text:span text:style-name="T132_581"><text:s/></text:span><text:span text:style-name="T132_582">am</text:span><text:span text:style-name="T132_583"><text:s/></text:span><text:span text:style-name="T132_584">pointing</text:span><text:span text:style-name="T132_585"><text:s/></text:span><text:span text:style-name="T132_586">at</text:span><text:span text:style-name="T132_587"><text:s/></text:span><text:span text:style-name="T132_588">here</text:span><text:span text:style-name="T132_589"><text:s/></text:span><text:span text:style-name="T132_590">has</text:span><text:span text:style-name="T132_591"><text:s/></text:span><text:span text:style-name="T132_592">little</text:span><text:span text:style-name="T132_593"><text:s/></text:span><text:span text:style-name="T132_594">to</text:span><text:span text:style-name="T132_595"><text:s/></text:span><text:span text:style-name="T132_596">do</text:span><text:span text:style-name="T132_597"><text:s/></text:span><text:span text:style-name="T132_598">with</text:span><text:span text:style-name="T132_599"><text:s/></text:span><text:span text:style-name="T132_600">this</text:span><text:span text:style-name="T132_601"><text:s/></text:span><text:span text:style-name="T132_602">physical</text:span><text:span text:style-name="T132_603"><text:s/></text:span><text:span text:style-name="T132_604">object</text:span><text:span text:style-name="T132_605"><text:s/></text:span><text:span text:style-name="T132_606">that</text:span><text:span text:style-name="T132_607"><text:s/></text:span><text:span text:style-name="T132_608">we</text:span><text:span text:style-name="T132_609"><text:s/></text:span><text:span text:style-name="T132_610">generally</text:span><text:span text:style-name="T132_611"><text:s/></text:span><text:span text:style-name="T132_612">understand</text:span><text:span text:style-name="T132_613"><text:s/></text:span><text:span text:style-name="T132_614">it</text:span><text:span text:style-name="T132_615"><text:s/></text:span><text:span text:style-name="T132_616">to</text:span><text:span text:style-name="T132_617"><text:s/></text:span><text:span text:style-name="T132_618">be</text:span><text:span text:style-name="T132_619">.<text:s/></text:span></text:p>
      <text:p text:style-name="P133"/>
      <text:p text:style-name="P134"><text:span text:style-name="T134_1">What</text:span><text:span text:style-name="T134_2"><text:s/></text:span><text:span text:style-name="T134_3">I</text:span><text:span text:style-name="T134_4"><text:s/></text:span><text:span text:style-name="T134_5">am</text:span><text:span text:style-name="T134_6"><text:s/></text:span><text:span text:style-name="T134_7">referring</text:span><text:span text:style-name="T134_8"><text:s/></text:span><text:span text:style-name="T134_9">to</text:span><text:span text:style-name="T134_10"><text:s/></text:span><text:span text:style-name="T134_11">as</text:span><text:span text:style-name="T134_12"><text:s/></text:span><text:span text:style-name="T134_13">a</text:span><text:span text:style-name="T134_14"><text:s/></text:span><text:span text:style-name="T134_15">locational</text:span><text:span text:style-name="T134_16"><text:s/></text:span><text:span text:style-name="T134_17">tool</text:span><text:span text:style-name="T134_18"><text:s/></text:span><text:span text:style-name="T134_19">is</text:span><text:span text:style-name="T134_20"><text:s/></text:span><text:span text:style-name="T134_21">something</text:span><text:span text:style-name="T134_22"><text:s/></text:span><text:span text:style-name="T134_23">with</text:span><text:span text:style-name="T134_24"><text:s/></text:span><text:span text:style-name="T134_25">the</text:span><text:span text:style-name="T134_26"><text:s/></text:span><text:span text:style-name="T134_27">attributes</text:span><text:span text:style-name="T134_28"><text:s/></text:span><text:span text:style-name="T134_29">of</text:span><text:span text:style-name="T134_30"><text:s/></text:span><text:span text:style-name="T134_31">both</text:span><text:span text:style-name="T134_32"><text:s/></text:span><text:span text:style-name="T134_33">tool</text:span><text:span text:style-name="T134_34">,<text:s/></text:span><text:span text:style-name="T134_35">and</text:span><text:span text:style-name="T134_36"><text:s/></text:span><text:span text:style-name="T134_37">map</text:span><text:span text:style-name="T134_38">.<text:s text:c="2"/></text:span><text:span text:style-name="T134_39">In</text:span><text:span text:style-name="T134_40"><text:s/></text:span><text:span text:style-name="T134_41">that</text:span><text:span text:style-name="T134_42"><text:s/></text:span><text:span text:style-name="T134_43">it</text:span><text:span text:style-name="T134_44"><text:s/></text:span><text:span text:style-name="T134_45">is</text:span><text:span text:style-name="T134_46"><text:s/></text:span><text:span text:style-name="T134_47">a</text:span><text:span text:style-name="T134_48"><text:s/></text:span><text:span text:style-name="T134_49">tool</text:span><text:span text:style-name="T134_50"><text:s/></text:span><text:span text:style-name="T134_51">relating</text:span><text:span text:style-name="T134_52"><text:s/></text:span><text:span text:style-name="T134_53">to</text:span><text:span text:style-name="T134_54"><text:s/></text:span><text:span text:style-name="T134_55">location</text:span><text:span text:style-name="T134_56"><text:s/></text:span><text:span text:style-name="T134_57">and</text:span><text:span text:style-name="T134_58"><text:s/></text:span><text:span text:style-name="T134_59">destination</text:span><text:span text:style-name="T134_60">,<text:s/></text:span><text:span text:style-name="T134_61">it</text:span><text:span text:style-name="T134_62"><text:s/></text:span><text:span text:style-name="T134_63">makes</text:span><text:span text:style-name="T134_64"><text:s/></text:span><text:span text:style-name="T134_65">it</text:span><text:span text:style-name="T134_66"><text:s/></text:span><text:span text:style-name="T134_67">easier</text:span><text:span text:style-name="T134_68"><text:s/></text:span><text:span text:style-name="T134_69">to</text:span><text:span text:style-name="T134_70"><text:s/></text:span><text:span text:style-name="T134_71">get</text:span><text:span text:style-name="T134_72"><text:s/></text:span><text:span text:style-name="T134_73">from</text:span><text:span text:style-name="T134_74"><text:s/></text:span><text:span text:style-name="T134_75">one</text:span><text:span text:style-name="T134_76"><text:s/></text:span><text:span text:style-name="T134_77">to</text:span><text:span text:style-name="T134_78"><text:s/></text:span><text:span text:style-name="T134_79">the</text:span><text:span text:style-name="T134_80"><text:s/></text:span><text:span text:style-name="T134_81">other</text:span><text:span text:style-name="T134_82"><text:s/></text:span><text:span text:style-name="T134_83">given</text:span><text:span text:style-name="T134_84"><text:s/></text:span><text:span text:style-name="T134_85">that</text:span><text:span text:style-name="T134_86"><text:s/></text:span><text:span text:style-name="T134_87">both</text:span><text:span text:style-name="T134_88"><text:s/></text:span><text:span text:style-name="T134_89">are</text:span><text:span text:style-name="T134_90"><text:s/></text:span><text:span text:style-name="T134_91">known</text:span><text:span text:style-name="T134_92"><text:s/></text:span><text:span text:style-name="T134_93">and</text:span><text:span text:style-name="T134_94"><text:s/></text:span><text:span text:style-name="T134_95">there</text:span><text:span text:style-name="T134_96"><text:s/></text:span><text:span text:style-name="T134_97">is</text:span><text:span text:style-name="T134_98"><text:s/></text:span><text:span text:style-name="T134_99">some</text:span><text:span text:style-name="T134_100"><text:s/></text:span><text:span text:style-name="T134_101">goal</text:span><text:span text:style-name="T134_102"><text:s/></text:span><text:span text:style-name="T134_103">associated</text:span><text:span text:style-name="T134_104"><text:s/></text:span><text:span text:style-name="T134_105">with</text:span><text:span text:style-name="T134_106"><text:s/></text:span><text:span text:style-name="T134_107">getting</text:span><text:span text:style-name="T134_108"><text:s/></text:span><text:span text:style-name="T134_109">from</text:span><text:span text:style-name="T134_110"><text:s/></text:span><text:span text:style-name="T134_111">one</text:span><text:span text:style-name="T134_112"><text:s/></text:span><text:span text:style-name="T134_113">to</text:span><text:span text:style-name="T134_114"><text:s/></text:span><text:span text:style-name="T134_115">the</text:span><text:span text:style-name="T134_116"><text:s/></text:span><text:span text:style-name="T134_117">other</text:span><text:span text:style-name="T134_118">.<text:s/></text:span><text:span text:style-name="T134_119">But</text:span><text:span text:style-name="T134_120"><text:s/></text:span><text:span text:style-name="T134_121">what</text:span><text:span text:style-name="T134_122"><text:s/></text:span><text:span text:style-name="T134_123">is</text:span><text:span text:style-name="T134_124"><text:s/></text:span><text:span text:style-name="T134_125">this</text:span><text:span text:style-name="T134_126"><text:s/></text:span><text:span text:style-name="T134_127">goal</text:span><text:span text:style-name="T134_128">?<text:s/></text:span><text:span text:style-name="T134_129">Of</text:span><text:span text:style-name="T134_130"><text:s/></text:span><text:span text:style-name="T134_131">course</text:span><text:span text:style-name="T134_132"><text:s/></text:span><text:span text:style-name="T134_133">that</text:span><text:span text:style-name="T134_134"><text:s/></text:span><text:span text:style-name="T134_135">depends</text:span><text:span text:style-name="T134_136"><text:s/></text:span><text:span text:style-name="T134_137">on</text:span><text:span text:style-name="T134_138"><text:s/></text:span><text:span text:style-name="T134_139">the</text:span><text:span text:style-name="T134_140"><text:s/></text:span><text:span text:style-name="T134_141">situation</text:span><text:span text:style-name="T134_142">.<text:s/></text:span><text:span text:style-name="T134_143">Each</text:span><text:span text:style-name="T134_144"><text:s/></text:span><text:span text:style-name="T134_145">situation</text:span><text:span text:style-name="T134_146"><text:s/></text:span><text:span text:style-name="T134_147">involves</text:span><text:span text:style-name="T134_148"><text:s/></text:span><text:span text:style-name="T134_149">intent</text:span><text:span text:style-name="T134_150">,<text:s/></text:span><text:span text:style-name="T134_151">movement</text:span><text:span text:style-name="T134_152">,<text:s/></text:span><text:span text:style-name="T134_153">reasoning</text:span><text:span text:style-name="T134_154">,<text:s/></text:span><text:span text:style-name="T134_155">purpose</text:span><text:span text:style-name="T134_156">,<text:s/></text:span><text:span text:style-name="T134_157">and</text:span><text:span text:style-name="T134_158"><text:s/></text:span><text:span text:style-name="T134_159">so</text:span><text:span text:style-name="T134_160"><text:s/></text:span><text:span text:style-name="T134_161">on</text:span><text:span text:style-name="T134_162">.<text:s/></text:span><text:span text:style-name="T134_163">In</text:span><text:span text:style-name="T134_164"><text:s/></text:span><text:span text:style-name="T134_165">short</text:span><text:span text:style-name="T134_166"><text:s/></text:span><text:span text:style-name="T134_167">a</text:span><text:span text:style-name="T134_168"><text:s/></text:span><text:span text:style-name="T134_169">map</text:span><text:span text:style-name="T134_170"><text:s/></text:span><text:span text:style-name="T134_171">is</text:span><text:span text:style-name="T134_172"><text:s/></text:span><text:span text:style-name="T134_173">not</text:span><text:span text:style-name="T134_174"><text:s/></text:span><text:span text:style-name="T134_175">what</text:span><text:span text:style-name="T134_176"><text:s/></text:span><text:span text:style-name="T134_177">it</text:span><text:span text:style-name="T134_178"><text:s/></text:span><text:span text:style-name="T134_179">is</text:span><text:span text:style-name="T134_180">,<text:s/></text:span><text:span text:style-name="T134_181">but</text:span><text:span text:style-name="T134_182"><text:s/></text:span><text:span text:style-name="T134_183">what</text:span><text:span text:style-name="T134_184"><text:s/></text:span><text:span text:style-name="T134_185">is</text:span><text:span text:style-name="T134_186"><text:s/></text:span><text:span text:style-name="T134_187">does</text:span><text:span text:style-name="T134_188">,<text:s/></text:span><text:span text:style-name="T134_189">and</text:span><text:span text:style-name="T134_190"><text:s/></text:span><text:span text:style-name="T134_191">why</text:span><text:span text:style-name="T134_192"><text:s/></text:span><text:span text:style-name="T134_193">it</text:span><text:span text:style-name="T134_194"><text:s/></text:span><text:span text:style-name="T134_195">does</text:span><text:span text:style-name="T134_196">.<text:s/></text:span><text:span text:style-name="T134_197">What</text:span><text:span text:style-name="T134_198"><text:s/></text:span><text:span text:style-name="T134_199">it</text:span><text:span text:style-name="T134_200"><text:s/></text:span><text:span text:style-name="T134_201">does</text:span><text:span text:style-name="T134_202"><text:s/></text:span><text:span text:style-name="T134_203">refers</text:span><text:span text:style-name="T134_204"><text:s/></text:span><text:span text:style-name="T134_205">to</text:span><text:span text:style-name="T134_206"><text:s/></text:span><text:span text:style-name="T134_207">an</text:span><text:span text:style-name="T134_208"><text:s/></text:span><text:span text:style-name="T134_209">objective</text:span><text:span text:style-name="T134_210"><text:s/></text:span><text:span text:style-name="T134_211">reality</text:span><text:span text:style-name="T134_212">,<text:s/></text:span><text:span text:style-name="T134_213">why</text:span><text:span text:style-name="T134_214"><text:s/></text:span><text:span text:style-name="T134_215">it</text:span><text:span text:style-name="T134_216"><text:s/></text:span><text:span text:style-name="T134_217">does</text:span><text:span text:style-name="T134_218"><text:s/></text:span><text:span text:style-name="T134_219">refers</text:span><text:span text:style-name="T134_220"><text:s/></text:span><text:span text:style-name="T134_221">to</text:span><text:span text:style-name="T134_222"><text:s/></text:span><text:span text:style-name="T134_223">a</text:span><text:span text:style-name="T134_224"><text:s/></text:span><text:span text:style-name="T134_225">subjective</text:span><text:span text:style-name="T134_226"><text:s/></text:span><text:span text:style-name="T134_227">situation</text:span><text:span text:style-name="T134_228">,<text:s/></text:span><text:span text:style-name="T134_229">and</text:span><text:span text:style-name="T134_230"><text:s/></text:span><text:span text:style-name="T134_231">here</text:span><text:span text:style-name="T134_232"><text:s/></text:span><text:span text:style-name="T134_233">the</text:span><text:span text:style-name="T134_234"><text:s/></text:span><text:span text:style-name="T134_235">map</text:span><text:span text:style-name="T134_236"><text:s/></text:span><text:span text:style-name="T134_237">is</text:span><text:span text:style-name="T134_238"><text:s/></text:span><text:span text:style-name="T134_239">the</text:span><text:span text:style-name="T134_240"><text:s/></text:span><text:span text:style-name="T134_241">interface</text:span><text:span text:style-name="T134_242"><text:s/></text:span><text:span text:style-name="T134_243">tool</text:span><text:span text:style-name="T134_244"><text:s/></text:span><text:span text:style-name="T134_245">of</text:span><text:span text:style-name="T134_246"><text:s/></text:span><text:span text:style-name="T134_247">the</text:span><text:span text:style-name="T134_248"><text:s/></text:span><text:span text:style-name="T134_249">two</text:span><text:span text:style-name="T134_250">.<text:line-break/><text:line-break/></text:span><text:span text:style-name="T134_251">Chrissi</text:span><text:span text:style-name="T134_252"><text:s/>(</text:span><text:span text:style-name="T134_253">a</text:span><text:span text:style-name="T134_254"><text:s/></text:span><text:span text:style-name="T134_255">beautiful</text:span><text:span text:style-name="T134_256"><text:s/></text:span><text:span text:style-name="T134_257">soul</text:span><text:span text:style-name="T134_258"><text:s/></text:span><text:span text:style-name="T134_259">I</text:span><text:span text:style-name="T134_260"><text:s/></text:span><text:span text:style-name="T134_261">am</text:span><text:span text:style-name="T134_262"><text:s/></text:span><text:span text:style-name="T134_263">blessed</text:span><text:span text:style-name="T134_264"><text:s/></text:span><text:span text:style-name="T134_265">to</text:span><text:span text:style-name="T134_266"><text:s/></text:span><text:span text:style-name="T134_267">be</text:span><text:span text:style-name="T134_268"><text:s/></text:span><text:span text:style-name="T134_269">with</text:span><text:span text:style-name="T134_270"><text:s/></text:span><text:span text:style-name="T134_271">in</text:span><text:span text:style-name="T134_272"><text:s/></text:span><text:span text:style-name="T134_273">this</text:span><text:span text:style-name="T134_274"><text:s/></text:span><text:span text:style-name="T134_275">life</text:span><text:span text:style-name="T134_276">)<text:s text:c="2"/></text:span><text:span text:style-name="T134_277">just</text:span><text:span text:style-name="T134_278"><text:s/></text:span><text:span text:style-name="T134_279">stated</text:span><text:span text:style-name="T134_280"><text:s/></text:span><text:span text:style-name="T134_281">that</text:span><text:span text:style-name="T134_282"><text:s/></text:span><text:span text:style-name="T134_283">stories</text:span><text:span text:style-name="T134_284"><text:s/></text:span><text:span text:style-name="T134_285">are</text:span><text:span text:style-name="T134_286"><text:s/>'</text:span><text:span text:style-name="T134_287">maps</text:span><text:span text:style-name="T134_288">'<text:s/></text:span><text:span text:style-name="T134_289">of</text:span><text:span text:style-name="T134_290"><text:s/></text:span><text:span text:style-name="T134_291">the</text:span><text:span text:style-name="T134_292"><text:s/></text:span><text:span text:style-name="T134_293">unconscious</text:span><text:span text:style-name="T134_294">...</text:span><text:span text:style-name="T134_295">I</text:span><text:span text:style-name="T134_296"><text:s/></text:span><text:span text:style-name="T134_297">have</text:span><text:span text:style-name="T134_298"><text:s/></text:span><text:span text:style-name="T134_299">had</text:span><text:span text:style-name="T134_300"><text:s/></text:span><text:span text:style-name="T134_301">to</text:span><text:span text:style-name="T134_302"><text:s/></text:span><text:span text:style-name="T134_303">disagree</text:span><text:span text:style-name="T134_304">.<text:s/></text:span><text:span text:style-name="T134_305">I</text:span><text:span text:style-name="T134_306"><text:s/></text:span><text:span text:style-name="T134_307">know</text:span><text:span text:style-name="T134_308"><text:s/></text:span><text:span text:style-name="T134_309">from</text:span><text:span text:style-name="T134_310"><text:s/></text:span><text:span text:style-name="T134_311">my</text:span><text:span text:style-name="T134_312"><text:s/></text:span><text:span text:style-name="T134_313">own</text:span><text:span text:style-name="T134_314"><text:s/></text:span><text:span text:style-name="T134_315">externalities</text:span><text:span text:style-name="T134_316">,<text:s/></text:span><text:span text:style-name="T134_317">by</text:span><text:span text:style-name="T134_318"><text:s/></text:span><text:span text:style-name="T134_319">having</text:span><text:span text:style-name="T134_320"><text:s/></text:span><text:span text:style-name="T134_321">read</text:span><text:span text:style-name="T134_322"><text:s/></text:span><text:span text:style-name="T134_323">Jung</text:span><text:span text:style-name="T134_324"><text:s/></text:span><text:span text:style-name="T134_325">and</text:span><text:span text:style-name="T134_326"><text:s/></text:span><text:span text:style-name="T134_327">looked</text:span><text:span text:style-name="T134_328"><text:s/></text:span><text:span text:style-name="T134_329">at</text:span><text:span text:style-name="T134_330"><text:s/></text:span><text:span text:style-name="T134_331">story</text:span><text:span text:style-name="T134_332"><text:s/></text:span><text:span text:style-name="T134_333">and</text:span><text:span text:style-name="T134_334"><text:s/></text:span><text:span text:style-name="T134_335">fairytale</text:span><text:span text:style-name="T134_336"><text:s/></text:span><text:span text:style-name="T134_337">through</text:span><text:span text:style-name="T134_338"><text:s/></text:span><text:span text:style-name="T134_339">his</text:span><text:span text:style-name="T134_340"><text:s/></text:span><text:span text:style-name="T134_341">lense</text:span><text:span text:style-name="T134_342">,<text:s/></text:span><text:span text:style-name="T134_343">that</text:span><text:span text:style-name="T134_344"><text:s/></text:span><text:span text:style-name="T134_345">these</text:span><text:span text:style-name="T134_346"><text:s/></text:span><text:span text:style-name="T134_347">are</text:span><text:span text:style-name="T134_348"><text:s/>'</text:span><text:span text:style-name="T134_349">like</text:span><text:span text:style-name="T134_350">'<text:s/></text:span><text:span text:style-name="T134_351">a</text:span><text:span text:style-name="T134_352"><text:s/>'</text:span><text:span text:style-name="T134_353">map</text:span><text:span text:style-name="T134_354">'<text:s/></text:span><text:span text:style-name="T134_355">of</text:span><text:span text:style-name="T134_356"><text:s/></text:span><text:span text:style-name="T134_357">the</text:span><text:span text:style-name="T134_358"><text:s/></text:span><text:span text:style-name="T134_359">unconscious</text:span><text:span text:style-name="T134_360">,<text:s/></text:span><text:span text:style-name="T134_361">but</text:span><text:span text:style-name="T134_362"><text:s/></text:span><text:span text:style-name="T134_363">they</text:span><text:span text:style-name="T134_364"><text:s/></text:span><text:span text:style-name="T134_365">are</text:span><text:span text:style-name="T134_366"><text:s/></text:span><text:span text:style-name="T134_367">not</text:span><text:span text:style-name="T134_368"><text:s/></text:span><text:span text:style-name="T134_369">a</text:span><text:span text:style-name="T134_370"><text:s/></text:span><text:span text:style-name="T134_371">map</text:span><text:span text:style-name="T134_372"><text:s/></text:span><text:span text:style-name="T134_373">in</text:span><text:span text:style-name="T134_374"><text:s/></text:span><text:span text:style-name="T134_375">the</text:span><text:span text:style-name="T134_376"><text:s/></text:span><text:span text:style-name="T134_377">same</text:span><text:span text:style-name="T134_378"><text:s/></text:span><text:span text:style-name="T134_379">way</text:span><text:span text:style-name="T134_380"><text:s/></text:span><text:span text:style-name="T134_381">that</text:span><text:span text:style-name="T134_382"><text:s/></text:span><text:span text:style-name="T134_383">stars</text:span><text:span text:style-name="T134_384"><text:s/></text:span><text:span text:style-name="T134_385">in</text:span><text:span text:style-name="T134_386"><text:s/></text:span><text:span text:style-name="T134_387">themselves</text:span><text:span text:style-name="T134_388"><text:s/></text:span><text:span text:style-name="T134_389">are</text:span><text:span text:style-name="T134_390"><text:s/></text:span><text:span text:style-name="T134_391">not</text:span><text:span text:style-name="T134_392"><text:s/></text:span><text:span text:style-name="T134_393">a</text:span><text:span text:style-name="T134_394"><text:s/>'</text:span><text:span text:style-name="T134_395">map</text:span><text:span text:style-name="T134_396"><text:s/></text:span><text:span text:style-name="T134_397">of</text:span><text:span text:style-name="T134_398"><text:s/></text:span><text:span text:style-name="T134_399">the</text:span><text:span text:style-name="T134_400"><text:s/></text:span><text:span text:style-name="T134_401">universe</text:span><text:span text:style-name="T134_402">'<text:s/></text:span><text:span text:style-name="T134_403">and</text:span><text:span text:style-name="T134_404"><text:s/></text:span><text:span text:style-name="T134_405">only</text:span><text:span text:style-name="T134_406"><text:s/></text:span><text:span text:style-name="T134_407">become</text:span><text:span text:style-name="T134_408"><text:s/></text:span><text:span text:style-name="T134_409">a</text:span><text:span text:style-name="T134_410"><text:s/></text:span><text:span text:style-name="T134_411">map</text:span><text:span text:style-name="T134_412"><text:s/></text:span><text:span text:style-name="T134_413">of</text:span><text:span text:style-name="T134_414"><text:s/></text:span><text:span text:style-name="T134_415">the</text:span><text:span text:style-name="T134_416"><text:s/></text:span><text:span text:style-name="T134_417">universe</text:span><text:span text:style-name="T134_418"><text:s/></text:span><text:span text:style-name="T134_419">when</text:span><text:span text:style-name="T134_420"><text:s/></text:span><text:span text:style-name="T134_421">a</text:span><text:span text:style-name="T134_422"><text:s/></text:span><text:span text:style-name="T134_423">physically</text:span><text:span text:style-name="T134_424"><text:s/></text:span><text:span text:style-name="T134_425">located</text:span><text:span text:style-name="T134_426"><text:s/></text:span><text:span text:style-name="T134_427">conscious</text:span><text:span text:style-name="T134_428"><text:s/></text:span><text:span text:style-name="T134_429">individual</text:span><text:span text:style-name="T134_430"><text:s/></text:span><text:span text:style-name="T134_431">is</text:span><text:span text:style-name="T134_432"><text:s/></text:span><text:span text:style-name="T134_433">using</text:span><text:span text:style-name="T134_434"><text:s/></text:span><text:span text:style-name="T134_435">them</text:span><text:span text:style-name="T134_436"><text:s/></text:span><text:span text:style-name="T134_437">as</text:span><text:span text:style-name="T134_438"><text:s/></text:span><text:span text:style-name="T134_439">points</text:span><text:span text:style-name="T134_440"><text:s/></text:span><text:span text:style-name="T134_441">by</text:span><text:span text:style-name="T134_442"><text:s/></text:span><text:span text:style-name="T134_443">which</text:span><text:span text:style-name="T134_444"><text:s/></text:span><text:span text:style-name="T134_445">to</text:span><text:span text:style-name="T134_446"><text:s/></text:span><text:span text:style-name="T134_447">reference</text:span><text:span text:style-name="T134_448"><text:s/></text:span><text:span text:style-name="T134_449">their</text:span><text:span text:style-name="T134_450"><text:s/></text:span><text:span text:style-name="T134_451">position</text:span><text:span text:style-name="T134_452"><text:s/></text:span><text:span text:style-name="T134_453">and</text:span><text:span text:style-name="T134_454">/</text:span><text:span text:style-name="T134_455">or</text:span><text:span text:style-name="T134_456"><text:s/></text:span><text:span text:style-name="T134_457">course</text:span><text:span text:style-name="T134_458"><text:s/></text:span><text:span text:style-name="T134_459">of</text:span><text:span text:style-name="T134_460"><text:s/></text:span><text:span text:style-name="T134_461">action</text:span><text:span text:style-name="T134_462">.<text:s/></text:span><text:span text:style-name="T134_463">And</text:span><text:span text:style-name="T134_464"><text:s/></text:span><text:span text:style-name="T134_465">so</text:span><text:span text:style-name="T134_466"><text:s/></text:span><text:span text:style-name="T134_467">stories</text:span><text:span text:style-name="T134_468"><text:s/></text:span><text:span text:style-name="T134_469">cannot</text:span><text:span text:style-name="T134_470"><text:s/></text:span><text:span text:style-name="T134_471">be</text:span><text:span text:style-name="T134_472"><text:s/></text:span><text:span text:style-name="T134_473">a</text:span><text:span text:style-name="T134_474"><text:s/></text:span><text:span text:style-name="T134_475">map</text:span><text:span text:style-name="T134_476"><text:s/></text:span><text:span text:style-name="T134_477">of</text:span><text:span text:style-name="T134_478"><text:s/></text:span><text:span text:style-name="T134_479">the</text:span><text:span text:style-name="T134_480"><text:s/></text:span><text:span text:style-name="T134_481">unconscious</text:span><text:span text:style-name="T134_482"><text:s/></text:span><text:span text:style-name="T134_483">because</text:span><text:span text:style-name="T134_484"><text:s/></text:span><text:span text:style-name="T134_485">of</text:span><text:span text:style-name="T134_486"><text:s/></text:span><text:span text:style-name="T134_487">the</text:span><text:span text:style-name="T134_488"><text:s/>'</text:span><text:span text:style-name="T134_489">unconscious</text:span><text:span text:style-name="T134_490">'<text:s/></text:span><text:span text:style-name="T134_491">aspect</text:span><text:span text:style-name="T134_492"><text:s/></text:span><text:span text:style-name="T134_493">of</text:span><text:span text:style-name="T134_494"><text:s/></text:span><text:span text:style-name="T134_495">that</text:span><text:span text:style-name="T134_496"><text:s/></text:span><text:span text:style-name="T134_497">conceptual</text:span><text:span text:style-name="T134_498"><text:s/></text:span><text:span text:style-name="T134_499">statement</text:span><text:span text:style-name="T134_500">.<text:s/></text:span><text:span text:style-name="T134_501">A</text:span><text:span text:style-name="T134_502"><text:s/></text:span><text:span text:style-name="T134_503">map</text:span><text:span text:style-name="T134_504"><text:s/></text:span><text:span text:style-name="T134_505">implies</text:span><text:span text:style-name="T134_506"><text:s/></text:span><text:span text:style-name="T134_507">a</text:span><text:span text:style-name="T134_508"><text:s/></text:span><text:span text:style-name="T134_509">conscious</text:span><text:span text:style-name="T134_510"><text:s/></text:span><text:span text:style-name="T134_511">agent</text:span><text:span text:style-name="T134_512"><text:s/></text:span><text:span text:style-name="T134_513">located</text:span><text:span text:style-name="T134_514"><text:s/></text:span><text:span text:style-name="T134_515">in</text:span><text:span text:style-name="T134_516"><text:s/></text:span><text:span text:style-name="T134_517">a</text:span><text:span text:style-name="T134_518"><text:s/></text:span><text:span text:style-name="T134_519">space</text:span><text:span text:style-name="T134_520"><text:s/></text:span><text:span text:style-name="T134_521">and</text:span><text:span text:style-name="T134_522"><text:s/></text:span><text:span text:style-name="T134_523">subject</text:span><text:span text:style-name="T134_524"><text:s/></text:span><text:span text:style-name="T134_525">to</text:span><text:span text:style-name="T134_526"><text:s/></text:span><text:span text:style-name="T134_527">some</text:span><text:span text:style-name="T134_528"><text:s/></text:span><text:span text:style-name="T134_529">change</text:span><text:span text:style-name="T134_530"><text:s/></text:span><text:span text:style-name="T134_531">which</text:span><text:span text:style-name="T134_532"><text:s/></text:span><text:span text:style-name="T134_533">can</text:span><text:span text:style-name="T134_534"><text:s/></text:span><text:span text:style-name="T134_535">be</text:span><text:span text:style-name="T134_536"><text:s/></text:span><text:span text:style-name="T134_537">mitigated</text:span><text:span text:style-name="T134_538"><text:s/></text:span><text:span text:style-name="T134_539">by</text:span><text:span text:style-name="T134_540"><text:s/></text:span><text:span text:style-name="T134_541">their</text:span><text:span text:style-name="T134_542"><text:s/></text:span><text:span text:style-name="T134_543">own</text:span><text:span text:style-name="T134_544"><text:s/></text:span><text:span text:style-name="T134_545">will</text:span><text:span text:style-name="T134_546">.<text:line-break/></text:span></text:p>
      <text:h text:style-name="P135" text:outline-level="10"><text:bookmark-start text:name="h.o9dylznxr6u"/><text:bookmark-end text:name="h.o9dylznxr6u"/><text:bookmark-start text:name="h.mws6ghmtn9oz"/><text:bookmark-end text:name="h.mws6ghmtn9oz"/><text:span text:style-name="T135_1">Crowdsourcing</text:span></text:h>
      <text:p text:style-name="P136"><text:span text:style-name="T136_1">Adapted</text:span><text:span text:style-name="T136_2"><text:s/></text:span><text:span text:style-name="T136_3">from</text:span><text:span text:style-name="T136_4">:<text:s/></text:span><text:span text:style-name="T136_5"><text:a xlink:type="simple" xlink:href="https://deadushahidi.crowdmap.com/page/index/1"><text:span text:style-name="T136_6">https</text:span></text:a></text:span><text:span text:style-name="T136_7"><text:a xlink:type="simple" xlink:href="https://deadushahidi.crowdmap.com/page/index/1"><text:span text:style-name="T136_8">://</text:span></text:a></text:span><text:span text:style-name="T136_9"><text:a xlink:type="simple" xlink:href="https://deadushahidi.crowdmap.com/page/index/1"><text:span text:style-name="T136_10">deadushahidi</text:span></text:a></text:span><text:span text:style-name="T136_11"><text:a xlink:type="simple" xlink:href="https://deadushahidi.crowdmap.com/page/index/1"><text:span text:style-name="T136_12">.</text:span></text:a></text:span><text:span text:style-name="T136_13"><text:a xlink:type="simple" xlink:href="https://deadushahidi.crowdmap.com/page/index/1"><text:span text:style-name="T136_14">crowdmap</text:span></text:a></text:span><text:span text:style-name="T136_15"><text:a xlink:type="simple" xlink:href="https://deadushahidi.crowdmap.com/page/index/1"><text:span text:style-name="T136_16">.</text:span></text:a></text:span><text:span text:style-name="T136_17"><text:a xlink:type="simple" xlink:href="https://deadushahidi.crowdmap.com/page/index/1"><text:span text:style-name="T136_18">com</text:span></text:a></text:span><text:span text:style-name="T136_19"><text:a xlink:type="simple" xlink:href="https://deadushahidi.crowdmap.com/page/index/1"><text:span text:style-name="T136_20">/</text:span></text:a></text:span><text:span text:style-name="T136_21"><text:a xlink:type="simple" xlink:href="https://deadushahidi.crowdmap.com/page/index/1"><text:span text:style-name="T136_22">page</text:span></text:a></text:span><text:span text:style-name="T136_23"><text:a xlink:type="simple" xlink:href="https://deadushahidi.crowdmap.com/page/index/1"><text:span text:style-name="T136_24">/</text:span></text:a></text:span><text:span text:style-name="T136_25"><text:a xlink:type="simple" xlink:href="https://deadushahidi.crowdmap.com/page/index/1"><text:span text:style-name="T136_26">index</text:span></text:a></text:span><text:span text:style-name="T136_27"><text:a xlink:type="simple" xlink:href="https://deadushahidi.crowdmap.com/page/index/1"><text:span text:style-name="T136_28">/1</text:span></text:a></text:span><text:span text:style-name="T136_29"><text:s/></text:span><text:span text:style-name="T136_30">(</text:span><text:span text:style-name="T136_31">removed</text:span><text:span text:style-name="T136_32"><text:s/></text:span><text:span text:style-name="T136_33">references</text:span><text:span text:style-name="T136_34"><text:s/></text:span><text:span text:style-name="T136_35">to</text:span><text:span text:style-name="T136_36"><text:s/></text:span><text:span text:style-name="T136_37">Ushahidi</text:span><text:span text:style-name="T136_38"><text:s/></text:span><text:span text:style-name="T136_39">and</text:span><text:span text:style-name="T136_40"><text:s/></text:span><text:span text:style-name="T136_41">mostly</text:span><text:span text:style-name="T136_42"><text:s/></text:span><text:span text:style-name="T136_43">rewrites</text:span><text:span text:style-name="T136_44"><text:s/></text:span><text:span text:style-name="T136_45">all</text:span><text:span text:style-name="T136_46"><text:s/></text:span><text:span text:style-name="T136_47">the</text:span><text:span text:style-name="T136_48"><text:s/></text:span><text:span text:style-name="T136_49">negative</text:span><text:span text:style-name="T136_50"><text:s/></text:span><text:span text:style-name="T136_51">statements</text:span><text:span text:style-name="T136_52"><text:s/></text:span><text:span text:style-name="T136_53">in</text:span><text:span text:style-name="T136_54"><text:s/></text:span><text:span text:style-name="T136_55">the</text:span><text:span text:style-name="T136_56"><text:s/></text:span><text:span text:style-name="T136_57">positive</text:span><text:span text:style-name="T136_58">)</text:span></text:p>
      <text:p text:style-name="P137"/>
      <text:p text:style-name="P138"><text:span text:style-name="T138_1">Using</text:span><text:span text:style-name="T138_2"><text:s/></text:span><text:span text:style-name="T138_3">crowdsourcing</text:span><text:span text:style-name="T138_4"><text:s/></text:span><text:span text:style-name="T138_5">tools</text:span><text:span text:style-name="T138_6"><text:s/></text:span><text:span text:style-name="T138_7">without</text:span><text:span text:style-name="T138_8"><text:s/></text:span><text:span text:style-name="T138_9">doing</text:span><text:span text:style-name="T138_10"><text:s/></text:span><text:span text:style-name="T138_11">the</text:span><text:span text:style-name="T138_12"><text:s/></text:span><text:span text:style-name="T138_13">strategic</text:span><text:span text:style-name="T138_14"><text:s/></text:span><text:span text:style-name="T138_15">and</text:span><text:span text:style-name="T138_16"><text:s/></text:span><text:span text:style-name="T138_17">programmatic</text:span><text:span text:style-name="T138_18"><text:s/></text:span><text:span text:style-name="T138_19">ground</text:span><text:span text:style-name="T138_20">-</text:span><text:span text:style-name="T138_21">work</text:span><text:span text:style-name="T138_22"><text:s/></text:span><text:span text:style-name="T138_23">is</text:span><text:span text:style-name="T138_24"><text:s/></text:span><text:span text:style-name="T138_25">likely</text:span><text:span text:style-name="T138_26"><text:s/></text:span><text:span text:style-name="T138_27">not</text:span><text:span text:style-name="T138_28"><text:s/></text:span><text:span text:style-name="T138_29">going</text:span><text:span text:style-name="T138_30"><text:s/></text:span><text:span text:style-name="T138_31">to</text:span><text:span text:style-name="T138_32"><text:s/></text:span><text:span text:style-name="T138_33">work</text:span><text:span text:style-name="T138_34"><text:s/></text:span><text:span text:style-name="T138_35">or</text:span><text:span text:style-name="T138_36"><text:s/></text:span><text:span text:style-name="T138_37">change</text:span><text:span text:style-name="T138_38"><text:s/></text:span><text:span text:style-name="T138_39">much</text:span><text:span text:style-name="T138_40"><text:s/></text:span><text:span text:style-name="T138_41">of</text:span><text:span text:style-name="T138_42"><text:s/></text:span><text:span text:style-name="T138_43">anything</text:span><text:span text:style-name="T138_44">.<text:s text:c="2"/></text:span><text:span text:style-name="T138_45"><office:annotation><dc:creator/><text:p text:style-name="P139"><text:span text:style-name="T139_1">Helene</text:span><text:span text:style-name="T139_2"><text:s/></text:span><text:span text:style-name="T139_3">Finidori</text:span><text:span text:style-name="T139_4">:</text:span></text:p><text:p text:style-name="P140"><text:span text:style-name="T140_1">I</text:span><text:span text:style-name="T140_2"><text:s/></text:span><text:span text:style-name="T140_3">love</text:span><text:span text:style-name="T140_4"><text:s/></text:span><text:span text:style-name="T140_5">the</text:span><text:span text:style-name="T140_6"><text:s/></text:span><text:span text:style-name="T140_7">idea</text:span><text:span text:style-name="T140_8"><text:s/></text:span><text:span text:style-name="T140_9">of</text:span><text:span text:style-name="T140_10"><text:s/></text:span><text:span text:style-name="T140_11">data</text:span><text:span text:style-name="T140_12"><text:s/></text:span><text:span text:style-name="T140_13">kept</text:span><text:span text:style-name="T140_14"><text:s/></text:span><text:span text:style-name="T140_15">alive</text:span><text:span text:style-name="T140_16">.<text:s/></text:span><text:span text:style-name="T140_17">Same</text:span><text:span text:style-name="T140_18"><text:s/></text:span><text:span text:style-name="T140_19">for</text:span><text:span text:style-name="T140_20"><text:s/></text:span><text:span text:style-name="T140_21">conversations</text:span><text:span text:style-name="T140_22">...<text:s/></text:span><text:span text:style-name="T140_23">they</text:span><text:span text:style-name="T140_24"><text:s/></text:span><text:span text:style-name="T140_25">should</text:span><text:span text:style-name="T140_26"><text:s/></text:span><text:span text:style-name="T140_27">be</text:span><text:span text:style-name="T140_28"><text:s/></text:span><text:span text:style-name="T140_29">kept</text:span><text:span text:style-name="T140_30"><text:s/></text:span><text:span text:style-name="T140_31">alive</text:span><text:span text:style-name="T140_32"><text:s/></text:span><text:span text:style-name="T140_33">and</text:span><text:span text:style-name="T140_34"><text:s/></text:span><text:span text:style-name="T140_35">accessible</text:span><text:span text:style-name="T140_36">.<text:s/></text:span><text:span text:style-name="T140_37">That</text:span><text:span text:style-name="T140_38">'</text:span><text:span text:style-name="T140_39">s</text:span><text:span text:style-name="T140_40"><text:s/></text:span><text:span text:style-name="T140_41">why</text:span><text:span text:style-name="T140_42"><text:s/></text:span><text:span text:style-name="T140_43">any</text:span><text:span text:style-name="T140_44"><text:s/></text:span><text:span text:style-name="T140_45">mapping</text:span><text:span text:style-name="T140_46">/</text:span><text:span text:style-name="T140_47">resource</text:span><text:span text:style-name="T140_48"><text:s/></text:span><text:span text:style-name="T140_49">maping</text:span><text:span text:style-name="T140_50"><text:s/></text:span><text:span text:style-name="T140_51">project</text:span><text:span text:style-name="T140_52"><text:s/></text:span><text:span text:style-name="T140_53">must</text:span><text:span text:style-name="T140_54"><text:s/></text:span><text:span text:style-name="T140_55">be</text:span><text:span text:style-name="T140_56"><text:s/></text:span><text:span text:style-name="T140_57">coupled</text:span><text:span text:style-name="T140_58"><text:s/></text:span><text:span text:style-name="T140_59">by</text:span><text:span text:style-name="T140_60"><text:s/></text:span><text:span text:style-name="T140_61">a</text:span><text:span text:style-name="T140_62"><text:s/></text:span><text:span text:style-name="T140_63">pull</text:span><text:span text:style-name="T140_64"><text:s/></text:span><text:span text:style-name="T140_65">and</text:span><text:span text:style-name="T140_66"><text:s/></text:span><text:span text:style-name="T140_67">engagement</text:span><text:span text:style-name="T140_68"><text:s/></text:span><text:span text:style-name="T140_69">mechanism</text:span><text:span text:style-name="T140_70">.<text:s/></text:span><text:span text:style-name="T140_71">Look</text:span><text:span text:style-name="T140_72"><text:s/></text:span><text:span text:style-name="T140_73">at</text:span><text:span text:style-name="T140_74"><text:s/></text:span><text:span text:style-name="T140_75">this</text:span><text:span text:style-name="T140_76"><text:s/></text:span><text:span text:style-name="T140_77">video</text:span><text:span text:style-name="T140_78">:<text:s/></text:span><text:span text:style-name="T140_79">http</text:span><text:span text:style-name="T140_80">://</text:span><text:span text:style-name="T140_81">www</text:span><text:span text:style-name="T140_82">.</text:span><text:span text:style-name="T140_83">youtube</text:span><text:span text:style-name="T140_84">.</text:span><text:span text:style-name="T140_85">com</text:span><text:span text:style-name="T140_86">/</text:span><text:span text:style-name="T140_87">watch</text:span><text:span text:style-name="T140_88">?</text:span><text:span text:style-name="T140_89">feature</text:span><text:span text:style-name="T140_90">=</text:span><text:span text:style-name="T140_91">player</text:span><text:span text:style-name="T140_92">_</text:span><text:span text:style-name="T140_93">embedded</text:span><text:span text:style-name="T140_94">&amp;</text:span><text:span text:style-name="T140_95">v</text:span><text:span text:style-name="T140_96">=3</text:span><text:span text:style-name="T140_97">Q</text:span><text:span text:style-name="T140_98">2</text:span><text:span text:style-name="T140_99">YgeKbbt</text:span><text:span text:style-name="T140_100">4</text:span></text:p></office:annotation></text:span><text:span text:style-name="T140_101">One</text:span><text:span text:style-name="T140_102"><text:s/></text:span><text:span text:style-name="T140_103">needs</text:span><text:span text:style-name="T140_104"><text:s/></text:span><text:span text:style-name="T140_105">a</text:span><text:span text:style-name="T140_106"><text:s/></text:span><text:span text:style-name="T140_107">goal</text:span><text:span text:style-name="T140_108"><text:s/></text:span><text:span text:style-name="T140_109">or</text:span><text:span text:style-name="T140_110"><text:s/></text:span><text:span text:style-name="T140_111">strategy</text:span><text:span text:style-name="T140_112"><text:s/></text:span><text:span text:style-name="T140_113">so</text:span><text:span text:style-name="T140_114"><text:s/></text:span><text:span text:style-name="T140_115">that</text:span><text:span text:style-name="T140_116"><text:s/></text:span><text:span text:style-name="T140_117">data</text:span><text:span text:style-name="T140_118"><text:s/></text:span><text:span text:style-name="T140_119">survives</text:span><text:span text:style-name="T140_120">,<text:s/></text:span><text:span text:style-name="T140_121">remains</text:span><text:span text:style-name="T140_122"><text:s/></text:span><text:span text:style-name="T140_123">relevant</text:span><text:span text:style-name="T140_124">,<text:s/></text:span><text:span text:style-name="T140_125">and</text:span><text:span text:style-name="T140_126"><text:s/></text:span><text:span text:style-name="T140_127">possibly</text:span><text:span text:style-name="T140_128"><text:s/></text:span><text:span text:style-name="T140_129">grows</text:span><text:span text:style-name="T140_130"><text:s/></text:span><text:span text:style-name="T140_131">beyond</text:span><text:span text:style-name="T140_132"><text:s/></text:span><text:span text:style-name="T140_133">its</text:span><text:span text:style-name="T140_134"><text:s/></text:span><text:span text:style-name="T140_135">original</text:span><text:span text:style-name="T140_136"><text:s/></text:span><text:span text:style-name="T140_137">purposes</text:span><text:span text:style-name="T140_138">.<text:s text:c="3"/></text:span><text:span text:style-name="T140_139">This</text:span><text:span text:style-name="T140_140"><text:s/></text:span><text:span text:style-name="T140_141">guide</text:span><text:span text:style-name="T140_142"><text:s/></text:span><text:span text:style-name="T140_143">will</text:span><text:span text:style-name="T140_144"><text:s/></text:span><text:span text:style-name="T140_145">help</text:span><text:span text:style-name="T140_146"><text:s/></text:span><text:span text:style-name="T140_147">you</text:span><text:span text:style-name="T140_148"><text:s/></text:span><text:span text:style-name="T140_149">realize</text:span><text:span text:style-name="T140_150"><text:s/></text:span><text:span text:style-name="T140_151">the</text:span><text:span text:style-name="T140_152"><text:s/></text:span><text:span text:style-name="T140_153">why</text:span><text:span text:style-name="T140_154">,<text:s/></text:span><text:span text:style-name="T140_155">what</text:span><text:span text:style-name="T140_156">,<text:s/></text:span><text:span text:style-name="T140_157">who</text:span><text:span text:style-name="T140_158">,<text:s/></text:span><text:span text:style-name="T140_159">and</text:span><text:span text:style-name="T140_160"><text:s/></text:span><text:span text:style-name="T140_161">how</text:span><text:span text:style-name="T140_162"><text:s/></text:span><text:span text:style-name="T140_163">of</text:span><text:span text:style-name="T140_164"><text:s/></text:span><text:span text:style-name="T140_165">the</text:span><text:span text:style-name="T140_166"><text:s/></text:span><text:span text:style-name="T140_167">data</text:span><text:span text:style-name="T140_168"><text:s/></text:span><text:span text:style-name="T140_169">you</text:span><text:span text:style-name="T140_170"><text:s/></text:span><text:span text:style-name="T140_171">are</text:span><text:span text:style-name="T140_172"><text:s/></text:span><text:span text:style-name="T140_173">trying</text:span><text:span text:style-name="T140_174"><text:s/></text:span><text:span text:style-name="T140_175">to</text:span><text:span text:style-name="T140_176"><text:s/></text:span><text:span text:style-name="T140_177">gather</text:span><text:span text:style-name="T140_178"><text:s/></text:span><text:span text:style-name="T140_179">so</text:span><text:span text:style-name="T140_180"><text:s/></text:span><text:span text:style-name="T140_181">that</text:span><text:span text:style-name="T140_182"><text:s/></text:span><text:span text:style-name="T140_183">you</text:span><text:span text:style-name="T140_184"><text:s/></text:span><text:span text:style-name="T140_185">can</text:span><text:span text:style-name="T140_186"><text:s/></text:span><text:span text:style-name="T140_187">effectively</text:span><text:span text:style-name="T140_188"><text:s/></text:span><text:span text:style-name="T140_189">reprogram</text:span><text:span text:style-name="T140_190"><text:s/></text:span><text:span text:style-name="T140_191">reality</text:span><text:span text:style-name="T140_192">.<text:s text:c="2"/></text:span></text:p>
      <text:p text:style-name="P141"/>
      <text:p text:style-name="P142"><text:span text:style-name="T142_1">Connecting</text:span><text:span text:style-name="T142_2"><text:s/></text:span><text:span text:style-name="T142_3">objects</text:span><text:span text:style-name="T142_4"><text:s/></text:span><text:span text:style-name="T142_5">together</text:span><text:span text:style-name="T142_6"><text:s/></text:span><text:span text:style-name="T142_7">is</text:span><text:span text:style-name="T142_8"><text:s/></text:span><text:span text:style-name="T142_9">what</text:span><text:span text:style-name="T142_10"><text:s/></text:span><text:span text:style-name="T142_11">programmers</text:span><text:span text:style-name="T142_12"><text:s/></text:span><text:span text:style-name="T142_13">do</text:span><text:span text:style-name="T142_14">...<text:s/></text:span><text:span text:style-name="T142_15">no</text:span><text:span text:style-name="T142_16"><text:s/></text:span><text:span text:style-name="T142_17">big</text:span><text:span text:style-name="T142_18"><text:s/></text:span><text:span text:style-name="T142_19">deal</text:span><text:span text:style-name="T142_20">.<text:s text:c="2"/></text:span><text:span text:style-name="T142_21">Well</text:span><text:span text:style-name="T142_22"><text:s/></text:span><text:span text:style-name="T142_23">now</text:span><text:span text:style-name="T142_24"><text:s/></text:span><text:span text:style-name="T142_25">this</text:span><text:span text:style-name="T142_26"><text:s/></text:span><text:span text:style-name="T142_27">is</text:span><text:span text:style-name="T142_28"><text:s/></text:span><text:span text:style-name="T142_29">available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user</text:span><text:span text:style-name="T142_36"><text:s/></text:span><text:span text:style-name="T142_37">level</text:span><text:span text:style-name="T142_38"><text:s/></text:span><text:span text:style-name="T142_39">and</text:span><text:span text:style-name="T142_40"><text:s/></text:span><text:span text:style-name="T142_41">the</text:span><text:span text:style-name="T142_42"><text:s/></text:span><text:span text:style-name="T142_43">user</text:span><text:span text:style-name="T142_44"><text:s/></text:span><text:span text:style-name="T142_45">is</text:span><text:span text:style-name="T142_46"><text:s/></text:span><text:span text:style-name="T142_47">the</text:span><text:span text:style-name="T142_48"><text:s/></text:span><text:span text:style-name="T142_49">one</text:span><text:span text:style-name="T142_50"><text:s/></text:span><text:span text:style-name="T142_51">who</text:span><text:span text:style-name="T142_52"><text:s/></text:span><text:span text:style-name="T142_53">creates</text:span><text:span text:style-name="T142_54"><text:s/></text:span><text:span text:style-name="T142_55">and</text:span><text:span text:style-name="T142_56"><text:s/></text:span><text:span text:style-name="T142_57">pulls</text:span><text:span text:style-name="T142_58"><text:s/></text:span><text:span text:style-name="T142_59">the</text:span><text:span text:style-name="T142_60"><text:s/></text:span><text:span text:style-name="T142_61">objects</text:span><text:span text:style-name="T142_62">.<text:s/></text:span><text:span text:style-name="T142_63">--</text:span><text:span text:style-name="T142_64">Matthias</text:span></text:p>
      <text:p text:style-name="P143"><text:span text:style-name="T143_1"><text:line-break/></text:span><text:span text:style-name="T143_2">What</text:span><text:span text:style-name="T143_3"><text:s/></text:span><text:span text:style-name="T143_4">is</text:span><text:span text:style-name="T143_5"><text:s/></text:span><text:span text:style-name="T143_6">effective</text:span><text:span text:style-name="T143_7"><text:s/></text:span><text:span text:style-name="T143_8">crowdsourcing</text:span><text:span text:style-name="T143_9"><text:s/></text:span><text:span text:style-name="T143_10">and</text:span><text:span text:style-name="T143_11"><text:s/></text:span><text:span text:style-name="T143_12">mapping</text:span><text:span text:style-name="T143_13">?<text:line-break/><text:line-break/></text:span><text:span text:style-name="T143_14">Careful</text:span><text:span text:style-name="T143_15"><text:s/></text:span><text:span text:style-name="T143_16">thinking</text:span><text:span text:style-name="T143_17"><text:s/></text:span><text:span text:style-name="T143_18">about</text:span><text:span text:style-name="T143_19"><text:s/></text:span><text:span text:style-name="T143_20">how</text:span><text:span text:style-name="T143_21"><text:s/></text:span><text:span text:style-name="T143_22">crowdsourced</text:span><text:span text:style-name="T143_23"><text:s/></text:span><text:span text:style-name="T143_24">data</text:span><text:span text:style-name="T143_25"><text:s/></text:span><text:span text:style-name="T143_26">will</text:span><text:span text:style-name="T143_27"><text:s/></text:span><text:span text:style-name="T143_28">advance</text:span><text:span text:style-name="T143_29"><text:s/></text:span><text:span text:style-name="T143_30">your</text:span><text:span text:style-name="T143_31"><text:s/></text:span><text:span text:style-name="T143_32">goals</text:span><text:span text:style-name="T143_33"><text:s/></text:span><text:span text:style-name="T143_34">is</text:span><text:span text:style-name="T143_35"><text:s/></text:span><text:span text:style-name="T143_36">essential</text:span><text:span text:style-name="T143_37">.<text:s text:c="2"/></text:span><text:span text:style-name="T143_38">Netention</text:span><text:span text:style-name="T143_39"><text:s/></text:span><text:span text:style-name="T143_40">can</text:span><text:span text:style-name="T143_41"><text:s/></text:span><text:span text:style-name="T143_42">help</text:span><text:span text:style-name="T143_43"><text:s/></text:span><text:span text:style-name="T143_44">clarify</text:span><text:span text:style-name="T143_45"><text:s/></text:span><text:span text:style-name="T143_46">the</text:span><text:span text:style-name="T143_47"><text:s/></text:span><text:span text:style-name="T143_48">answer</text:span><text:span text:style-name="T143_49"><text:s/></text:span><text:span text:style-name="T143_50">to</text:span><text:span text:style-name="T143_51"><text:s/></text:span><text:span text:style-name="T143_52">the</text:span><text:span text:style-name="T143_53"><text:s/></text:span><text:span text:style-name="T143_54">question</text:span><text:span text:style-name="T143_55">:<text:s/>"</text:span><text:span text:style-name="T143_56">Why</text:span><text:span text:style-name="T143_57"><text:s/></text:span><text:span text:style-name="T143_58">will</text:span><text:span text:style-name="T143_59"><text:s/></text:span><text:span text:style-name="T143_60">this</text:span><text:span text:style-name="T143_61"><text:s/></text:span><text:span text:style-name="T143_62">data</text:span><text:span text:style-name="T143_63"><text:s/></text:span><text:span text:style-name="T143_64">lead</text:span><text:span text:style-name="T143_65"><text:s/></text:span><text:span text:style-name="T143_66">to</text:span><text:span text:style-name="T143_67"><text:s/></text:span><text:span text:style-name="T143_68">the</text:span><text:span text:style-name="T143_69"><text:s/></text:span><text:span text:style-name="T143_70">change</text:span><text:span text:style-name="T143_71"><text:s/></text:span><text:span text:style-name="T143_72">I</text:span><text:span text:style-name="T143_73"><text:s/></text:span><text:span text:style-name="T143_74">desire</text:span><text:span text:style-name="T143_75">?"</text:span></text:p>
      <text:p text:style-name="P144"><text:span text:style-name="T144_1"><text:line-break/></text:span><text:span text:style-name="T144_2">Netention</text:span><text:span text:style-name="T144_3"><text:s/></text:span><text:span text:style-name="T144_4">is</text:span><text:span text:style-name="T144_5"><text:s/></text:span><text:span text:style-name="T144_6">only</text:span><text:span text:style-name="T144_7"><text:s/></text:span><text:span text:style-name="T144_8">as</text:span><text:span text:style-name="T144_9"><text:s/></text:span><text:span text:style-name="T144_10">useful</text:span><text:span text:style-name="T144_11"><text:s/></text:span><text:span text:style-name="T144_12">as</text:span><text:span text:style-name="T144_13"><text:s/></text:span><text:span text:style-name="T144_14">the</text:span><text:span text:style-name="T144_15"><text:s/></text:span><text:span text:style-name="T144_16">data</text:span><text:span text:style-name="T144_17"><text:s/></text:span><text:span text:style-name="T144_18">in</text:span><text:span text:style-name="T144_19"><text:s/></text:span><text:span text:style-name="T144_20">it</text:span><text:span text:style-name="T144_21">.<text:s text:c="2"/></text:span><text:span text:style-name="T144_22">Good</text:span><text:span text:style-name="T144_23"><text:s/></text:span><text:span text:style-name="T144_24">data</text:span><text:span text:style-name="T144_25">,<text:s/></text:span><text:span text:style-name="T144_26">clear</text:span><text:span text:style-name="T144_27"><text:s/></text:span><text:span text:style-name="T144_28">categories</text:span><text:span text:style-name="T144_29">,<text:s/></text:span><text:span text:style-name="T144_30">and</text:span><text:span text:style-name="T144_31"><text:s/></text:span><text:span text:style-name="T144_32">continuous</text:span><text:span text:style-name="T144_33"><text:s/></text:span><text:span text:style-name="T144_34">quality</text:span><text:span text:style-name="T144_35"><text:s/></text:span><text:span text:style-name="T144_36">control</text:span><text:span text:style-name="T144_37"><text:s/></text:span><text:span text:style-name="T144_38">will</text:span><text:span text:style-name="T144_39"><text:s/></text:span><text:span text:style-name="T144_40">help</text:span><text:span text:style-name="T144_41"><text:s/></text:span><text:span text:style-name="T144_42">you</text:span><text:span text:style-name="T144_43"><text:s/></text:span><text:span text:style-name="T144_44">achieve</text:span><text:span text:style-name="T144_45"><text:s/></text:span><text:span text:style-name="T144_46">your</text:span><text:span text:style-name="T144_47"><text:s/></text:span><text:span text:style-name="T144_48">goals</text:span><text:span text:style-name="T144_49">.<text:s text:c="2"/></text:span><text:span text:style-name="T144_50">Have</text:span><text:span text:style-name="T144_51"><text:s/></text:span><text:span text:style-name="T144_52">clearly</text:span><text:span text:style-name="T144_53">-</text:span><text:span text:style-name="T144_54">defined</text:span><text:span text:style-name="T144_55"><text:s/></text:span><text:span text:style-name="T144_56">focuses</text:span><text:span text:style-name="T144_57"><text:s/></text:span><text:span text:style-name="T144_58">for</text:span><text:span text:style-name="T144_59"><text:s/></text:span><text:span text:style-name="T144_60">data</text:span><text:span text:style-name="T144_61"><text:s/></text:span><text:span text:style-name="T144_62">collection</text:span><text:span text:style-name="T144_63">.<text:s text:c="2"/></text:span><text:span text:style-name="T144_64">Your</text:span><text:span text:style-name="T144_65"><text:s/></text:span><text:span text:style-name="T144_66">participation</text:span><text:span text:style-name="T144_67"><text:s/></text:span><text:span text:style-name="T144_68">helps</text:span><text:span text:style-name="T144_69"><text:s/></text:span><text:span text:style-name="T144_70">collectively</text:span><text:span text:style-name="T144_71"><text:s/></text:span><text:span text:style-name="T144_72">evolve</text:span><text:span text:style-name="T144_73"><text:s/></text:span><text:span text:style-name="T144_74">a</text:span><text:span text:style-name="T144_75"><text:s/></text:span><text:span text:style-name="T144_76">dynamic</text:span><text:span text:style-name="T144_77"><text:s/></text:span><text:span text:style-name="T144_78">ontology</text:span><text:span text:style-name="T144_79"><text:s/></text:span><text:span text:style-name="T144_80">towards</text:span><text:span text:style-name="T144_81"><text:s/></text:span><text:span text:style-name="T144_82">increasingly</text:span><text:span text:style-name="T144_83"><text:s/></text:span><text:span text:style-name="T144_84">efficient</text:span><text:span text:style-name="T144_85"><text:s/></text:span><text:span text:style-name="T144_86">and</text:span><text:span text:style-name="T144_87"><text:s/></text:span><text:span text:style-name="T144_88">expressive</text:span><text:span text:style-name="T144_89"><text:s/></text:span><text:span text:style-name="T144_90">modes</text:span><text:span text:style-name="T144_91"><text:s/></text:span><text:span text:style-name="T144_92">for</text:span><text:span text:style-name="T144_93"><text:s/></text:span><text:span text:style-name="T144_94">communicating</text:span><text:span text:style-name="T144_95"><text:s/></text:span><text:span text:style-name="T144_96">what</text:span><text:span text:style-name="T144_97"><text:s/></text:span><text:span text:style-name="T144_98">truly</text:span><text:span text:style-name="T144_99"><text:s/></text:span><text:span text:style-name="T144_100">holds</text:span><text:span text:style-name="T144_101"><text:s/></text:span><text:span text:style-name="T144_102">our</text:span><text:span text:style-name="T144_103"><text:s/></text:span><text:span text:style-name="T144_104">intention</text:span><text:span text:style-name="T144_105"><text:s/></text:span><text:span text:style-name="T144_106">and</text:span><text:span text:style-name="T144_107"><text:s/></text:span><text:span text:style-name="T144_108">attention</text:span><text:span text:style-name="T144_109">.</text:span></text:p>
      <text:list text:style-name="LS9" xml:id="list33">
        <text:list-item>
          <text:p text:style-name="P145"><text:span text:style-name="T145_1">See</text:span><text:span text:style-name="T145_2">:<text:s/></text:span><text:span text:style-name="T145_3"><office:annotation><dc:creator/><text:p text:style-name="P146"><text:span text:style-name="T146_1">Helene</text:span><text:span text:style-name="T146_2"><text:s/></text:span><text:span text:style-name="T146_3">Finidori</text:span><text:span text:style-name="T146_4">:</text:span></text:p><text:p text:style-name="P147"><text:span text:style-name="T147_1">Where</text:span><text:span text:style-name="T147_2"><text:s/></text:span><text:span text:style-name="T147_3">do</text:span><text:span text:style-name="T147_4"><text:s/></text:span><text:span text:style-name="T147_5">I</text:span><text:span text:style-name="T147_6"><text:s/></text:span><text:span text:style-name="T147_7">see</text:span><text:span text:style-name="T147_8"><text:s/>:)</text:span></text:p></office:annotation></text:span><text:span text:style-name="T147_9">Band</text:span><text:span text:style-name="T147_10"><text:s/></text:span><text:span text:style-name="T147_11">Recipe</text:span></text:p>
        </text:list-item>
        <text:list-item>
          <text:p text:style-name="P148"><text:span text:style-name="T148_1">See</text:span><text:span text:style-name="T148_2">:<text:s/></text:span><text:span text:style-name="T148_3">Cortexit</text:span></text:p>
        </text:list-item>
      </text:list>
      <text:p text:style-name="P149"><text:span text:style-name="T149_1"><text:line-break/></text:span><text:span text:style-name="T149_2">Without</text:span><text:span text:style-name="T149_3"><text:s/></text:span><text:span text:style-name="T149_4">a</text:span><text:span text:style-name="T149_5"><text:s/></text:span><text:span text:style-name="T149_6">community</text:span><text:span text:style-name="T149_7"><text:s/></text:span><text:span text:style-name="T149_8">to</text:span><text:span text:style-name="T149_9"><text:s/></text:span><text:span text:style-name="T149_10">draw</text:span><text:span text:style-name="T149_11"><text:s/></text:span><text:span text:style-name="T149_12">from</text:span><text:span text:style-name="T149_13"><text:s/></text:span><text:span text:style-name="T149_14">and</text:span><text:span text:style-name="T149_15"><text:s/></text:span><text:span text:style-name="T149_16">intensive</text:span><text:span text:style-name="T149_17"><text:s/></text:span><text:span text:style-name="T149_18">outreach</text:span><text:span text:style-name="T149_19"><text:s/></text:span><text:span text:style-name="T149_20">and</text:span><text:span text:style-name="T149_21"><text:s/></text:span><text:span text:style-name="T149_22">marketing</text:span><text:span text:style-name="T149_23">,<text:s/></text:span><text:span text:style-name="T149_24">people</text:span><text:span text:style-name="T149_25"><text:s/></text:span><text:span text:style-name="T149_26">won</text:span><text:span text:style-name="T149_27">'</text:span><text:span text:style-name="T149_28">t</text:span><text:span text:style-name="T149_29"><text:s/></text:span><text:span text:style-name="T149_30">know</text:span><text:span text:style-name="T149_31"><text:s/></text:span><text:span text:style-name="T149_32">about</text:span><text:span text:style-name="T149_33"><text:s/></text:span><text:span text:style-name="T149_34">your</text:span><text:span text:style-name="T149_35"><text:s/></text:span><text:span text:style-name="T149_36">data</text:span><text:span text:style-name="T149_37">,<text:s/></text:span><text:span text:style-name="T149_38">and</text:span><text:span text:style-name="T149_39"><text:s/></text:span><text:span text:style-name="T149_40">it</text:span><text:span text:style-name="T149_41"><text:s/></text:span><text:span text:style-name="T149_42">may</text:span><text:span text:style-name="T149_43"><text:s/></text:span><text:span text:style-name="T149_44">be</text:span><text:span text:style-name="T149_45"><text:s/></text:span><text:span text:style-name="T149_46">difficult</text:span><text:span text:style-name="T149_47"><text:s/></text:span><text:span text:style-name="T149_48">for</text:span><text:span text:style-name="T149_49"><text:s/></text:span><text:span text:style-name="T149_50">them</text:span><text:span text:style-name="T149_51"><text:s/></text:span><text:span text:style-name="T149_52">to</text:span><text:span text:style-name="T149_53"><text:s/></text:span><text:span text:style-name="T149_54">care</text:span><text:span text:style-name="T149_55"><text:s/></text:span><text:span text:style-name="T149_56">about</text:span><text:span text:style-name="T149_57"><text:s/></text:span><text:span text:style-name="T149_58">it</text:span><text:span text:style-name="T149_59"><text:s/></text:span><text:span text:style-name="T149_60">let</text:span><text:span text:style-name="T149_61"><text:s/></text:span><text:span text:style-name="T149_62">alone</text:span><text:span text:style-name="T149_63"><text:s/></text:span><text:span text:style-name="T149_64">care</text:span><text:span text:style-name="T149_65"><text:s/></text:span><text:span text:style-name="T149_66">enough</text:span><text:span text:style-name="T149_67"><text:s/></text:span><text:span text:style-name="T149_68">to</text:span><text:span text:style-name="T149_69"><text:s/></text:span><text:span text:style-name="T149_70">share</text:span><text:span text:style-name="T149_71"><text:s/></text:span><text:span text:style-name="T149_72">their</text:span><text:span text:style-name="T149_73"><text:s/></text:span><text:span text:style-name="T149_74">data</text:span><text:span text:style-name="T149_75">.</text:span></text:p>
      <text:p text:style-name="P150"><text:span text:style-name="T150_1"><text:line-break/></text:span><text:span text:style-name="T150_2">Consider</text:span><text:span text:style-name="T150_3"><text:s/></text:span><text:span text:style-name="T150_4">populating</text:span><text:span text:style-name="T150_5"><text:s/></text:span><text:span text:style-name="T150_6">Netention</text:span><text:span text:style-name="T150_7"><text:s/></text:span><text:span text:style-name="T150_8">with</text:span><text:span text:style-name="T150_9"><text:s/></text:span><text:span text:style-name="T150_10">data</text:span><text:span text:style-name="T150_11"><text:s/></text:span><text:span text:style-name="T150_12">from</text:span><text:span text:style-name="T150_13"><text:s/></text:span><text:span text:style-name="T150_14">your</text:span><text:span text:style-name="T150_15"><text:s/></text:span><text:span text:style-name="T150_16">communities</text:span><text:span text:style-name="T150_17"><text:s/>(</text:span><text:span text:style-name="T150_18">and</text:span><text:span text:style-name="T150_19"><text:s/></text:span><text:span text:style-name="T150_20">make</text:span><text:span text:style-name="T150_21"><text:s/></text:span><text:span text:style-name="T150_22">sure</text:span><text:span text:style-name="T150_23"><text:s/></text:span><text:span text:style-name="T150_24">that</text:span><text:span text:style-name="T150_25"><text:s/></text:span><text:span text:style-name="T150_26">you</text:span><text:span text:style-name="T150_27"><text:s/></text:span><text:span text:style-name="T150_28">participate</text:span><text:span text:style-name="T150_29"><text:s/></text:span><text:span text:style-name="T150_30">in</text:span><text:span text:style-name="T150_31"><text:s/></text:span><text:span text:style-name="T150_32">at</text:span><text:span text:style-name="T150_33"><text:s/></text:span><text:span text:style-name="T150_34">least</text:span><text:span text:style-name="T150_35"><text:s/></text:span><text:span text:style-name="T150_36">one</text:span><text:span text:style-name="T150_37"><text:s/></text:span><text:span text:style-name="T150_38">and</text:span><text:span text:style-name="T150_39"><text:s/></text:span><text:span text:style-name="T150_40">know</text:span><text:span text:style-name="T150_41"><text:s/></text:span><text:span text:style-name="T150_42">how</text:span><text:span text:style-name="T150_43"><text:s/></text:span><text:span text:style-name="T150_44">to</text:span><text:span text:style-name="T150_45"><text:s/></text:span><text:span text:style-name="T150_46">reach</text:span><text:span text:style-name="T150_47"><text:s/></text:span><text:span text:style-name="T150_48">them</text:span><text:span text:style-name="T150_49">.)<text:s text:c="2"/></text:span><text:span text:style-name="T150_50">Just</text:span><text:span text:style-name="T150_51"><text:s/></text:span><text:span text:style-name="T150_52">because</text:span><text:span text:style-name="T150_53"><text:s/></text:span><text:span text:style-name="T150_54">you</text:span><text:span text:style-name="T150_55"><text:s/></text:span><text:span text:style-name="T150_56">built</text:span><text:span text:style-name="T150_57"><text:s/></text:span><text:span text:style-name="T150_58">it</text:span><text:span text:style-name="T150_59"><text:s/></text:span><text:span text:style-name="T150_60">doesn</text:span><text:span text:style-name="T150_61">'</text:span><text:span text:style-name="T150_62">t</text:span><text:span text:style-name="T150_63"><text:s/></text:span><text:span text:style-name="T150_64">mean</text:span><text:span text:style-name="T150_65"><text:s/></text:span><text:span text:style-name="T150_66">they</text:span><text:span text:style-name="T150_67"><text:s/></text:span><text:span text:style-name="T150_68">will</text:span><text:span text:style-name="T150_69"><text:s/></text:span><text:span text:style-name="T150_70">come</text:span><text:span text:style-name="T150_71">.</text:span></text:p>
      <text:p text:style-name="P151"/>
      <text:p text:style-name="P152"><text:span text:style-name="T152_1"><text:a xlink:type="simple" xlink:href="http://en.wikipedia.org/wiki/Asset-based_community_development"><text:span text:style-name="T152_2">Asset</text:span></text:a></text:span><text:span text:style-name="T152_3"><text:a xlink:type="simple" xlink:href="http://en.wikipedia.org/wiki/Asset-based_community_development"><text:span text:style-name="T152_4">-</text:span></text:a></text:span><text:span text:style-name="T152_5"><text:a xlink:type="simple" xlink:href="http://en.wikipedia.org/wiki/Asset-based_community_development"><text:span text:style-name="T152_6">based</text:span></text:a></text:span><text:span text:style-name="T152_7"><text:a xlink:type="simple" xlink:href="http://en.wikipedia.org/wiki/Asset-based_community_development"><text:span text:style-name="T152_8"><text:s/></text:span></text:a></text:span><text:span text:style-name="T152_9"><text:a xlink:type="simple" xlink:href="http://en.wikipedia.org/wiki/Asset-based_community_development"><text:span text:style-name="T152_10">community</text:span></text:a></text:span><text:span text:style-name="T152_11"><text:a xlink:type="simple" xlink:href="http://en.wikipedia.org/wiki/Asset-based_community_development"><text:span text:style-name="T152_12"><text:s/></text:span></text:a></text:span><text:span text:style-name="T152_13"><text:a xlink:type="simple" xlink:href="http://en.wikipedia.org/wiki/Asset-based_community_development"><text:span text:style-name="T152_14">development</text:span></text:a></text:span><text:span text:style-name="T152_15"><text:s/>(</text:span><text:span text:style-name="T152_16">ABCD</text:span><text:span text:style-name="T152_17">)<text:s/></text:span><text:span text:style-name="T152_18">is</text:span><text:span text:style-name="T152_19"><text:s/></text:span><text:span text:style-name="T152_20">a</text:span><text:span text:style-name="T152_21"><text:s/></text:span><text:span text:style-name="T152_22">methodology</text:span><text:span text:style-name="T152_23"><text:s/></text:span><text:span text:style-name="T152_24">that</text:span><text:span text:style-name="T152_25"><text:s/></text:span><text:span text:style-name="T152_26">se</text:span><text:span text:style-name="T152_27">eks</text:span><text:span text:style-name="T152_28"><text:s/></text:span><text:span text:style-name="T152_29">to</text:span><text:span text:style-name="T152_30"><text:s/></text:span><text:span text:style-name="T152_31">uncover</text:span><text:span text:style-name="T152_32"><text:s/></text:span><text:span text:style-name="T152_33">and</text:span><text:span text:style-name="T152_34"><text:s/></text:span><text:span text:style-name="T152_35">utilize</text:span><text:span text:style-name="T152_36"><text:s/></text:span><text:span text:style-name="T152_37">the</text:span><text:span text:style-name="T152_38"><text:s/></text:span><text:span text:style-name="T152_39">strengths</text:span><text:span text:style-name="T152_40"><text:s/></text:span><text:span text:style-name="T152_41">within</text:span><text:span text:style-name="T152_42"><text:s/></text:span><text:span text:style-name="T152_43">communities</text:span><text:span text:style-name="T152_44"><text:s/></text:span><text:span text:style-name="T152_45">as</text:span><text:span text:style-name="T152_46"><text:s/></text:span><text:span text:style-name="T152_47">a</text:span><text:span text:style-name="T152_48"><text:s/></text:span><text:span text:style-name="T152_49">means</text:span><text:span text:style-name="T152_50"><text:s/></text:span><text:span text:style-name="T152_51">for</text:span><text:span text:style-name="T152_52"><text:s/></text:span><text:span text:style-name="T152_53">sustainable</text:span><text:span text:style-name="T152_54"><text:s/></text:span><text:span text:style-name="T152_55">development</text:span><text:span text:style-name="T152_56">.<text:s text:c="2"/></text:span><text:span text:style-name="T152_57"><office:annotation><dc:creator/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Actually</text:span><text:span text:style-name="T154_2"><text:s/></text:span><text:span text:style-name="T154_3">he</text:span><text:span text:style-name="T154_4"><text:s/></text:span><text:span text:style-name="T154_5">based</text:span><text:span text:style-name="T154_6"><text:s/></text:span><text:span text:style-name="T154_7">his</text:span><text:span text:style-name="T154_8"><text:s/></text:span><text:span text:style-name="T154_9">methodology</text:span><text:span text:style-name="T154_10"><text:s/></text:span><text:span text:style-name="T154_11">on</text:span><text:span text:style-name="T154_12"><text:s/></text:span><text:span text:style-name="T154_13">ABCD</text:span><text:span text:style-name="T154_14">.<text:s/></text:span><text:span text:style-name="T154_15">More</text:span><text:span text:style-name="T154_16"><text:s/></text:span><text:span text:style-name="T154_17">here</text:span><text:span text:style-name="T154_18">:<text:s/></text:span></text:p><text:p text:style-name="P155"><text:span text:style-name="T155_1">Post</text:span><text:span text:style-name="T155_2"><text:s/></text:span><text:span text:style-name="T155_3">growth</text:span><text:span text:style-name="T155_4">:<text:s/></text:span><text:span text:style-name="T155_5">http</text:span><text:span text:style-name="T155_6">://</text:span><text:span text:style-name="T155_7">postgrowth</text:span><text:span text:style-name="T155_8">.</text:span><text:span text:style-name="T155_9">org</text:span><text:span text:style-name="T155_10">/</text:span><text:span text:style-name="T155_11">asset</text:span><text:span text:style-name="T155_12">-</text:span><text:span text:style-name="T155_13">mapping</text:span><text:span text:style-name="T155_14">-</text:span><text:span text:style-name="T155_15">occupy</text:span><text:span text:style-name="T155_16">/</text:span></text:p><text:p text:style-name="P156"><text:span text:style-name="T156_1">More</text:span><text:span text:style-name="T156_2"><text:s/></text:span><text:span text:style-name="T156_3">on</text:span><text:span text:style-name="T156_4"><text:s/></text:span><text:span text:style-name="T156_5">ABCD</text:span><text:span text:style-name="T156_6">:<text:s/></text:span><text:span text:style-name="T156_7">http</text:span><text:span text:style-name="T156_8">://</text:span><text:span text:style-name="T156_9">www</text:span><text:span text:style-name="T156_10">.</text:span><text:span text:style-name="T156_11">synergos</text:span><text:span text:style-name="T156_12">.</text:span><text:span text:style-name="T156_13">org</text:span><text:span text:style-name="T156_14">/</text:span><text:span text:style-name="T156_15">knowledge</text:span><text:span text:style-name="T156_16">/02/</text:span><text:span text:style-name="T156_17">abcdoverview</text:span><text:span text:style-name="T156_18">.</text:span><text:span text:style-name="T156_19">htm</text:span></text:p><text:p text:style-name="P157"><text:span text:style-name="T157_1">S</text:span><text:span text:style-name="T157_2"><text:s/></text:span><text:span text:style-name="T157_3">H</text:span><text:span text:style-name="T157_4">:</text:span></text:p><text:p text:style-name="P158"><text:span text:style-name="T158_1">feel</text:span><text:span text:style-name="T158_2"><text:s/></text:span><text:span text:style-name="T158_3">free</text:span><text:span text:style-name="T158_4"><text:s/></text:span><text:span text:style-name="T158_5">to</text:span><text:span text:style-name="T158_6"><text:s/></text:span><text:span text:style-name="T158_7">add</text:span><text:span text:style-name="T158_8"><text:s/></text:span><text:span text:style-name="T158_9">to</text:span><text:span text:style-name="T158_10"><text:s/></text:span><text:span text:style-name="T158_11">the</text:span><text:span text:style-name="T158_12"><text:s/></text:span><text:span text:style-name="T158_13">document</text:span></text:p><text:p text:style-name="P159"><text:span text:style-name="T159_1">Helene</text:span><text:span text:style-name="T159_2"><text:s/></text:span><text:span text:style-name="T159_3">Finidori</text:span><text:span text:style-name="T159_4">:</text:span></text:p><text:p text:style-name="P160"><text:span text:style-name="T160_1">The</text:span><text:span text:style-name="T160_2"><text:s/></text:span><text:span text:style-name="T160_3">links</text:span><text:span text:style-name="T160_4"><text:s/></text:span><text:span text:style-name="T160_5">are</text:span><text:span text:style-name="T160_6"><text:s/></text:span><text:span text:style-name="T160_7">all</text:span><text:span text:style-name="T160_8"><text:s/></text:span><text:span text:style-name="T160_9">I</text:span><text:span text:style-name="T160_10"><text:s/></text:span><text:span text:style-name="T160_11">have</text:span><text:span text:style-name="T160_12">...</text:span></text:p></office:annotation></text:span><text:span text:style-name="T160_13">The</text:span><text:span text:style-name="T160_14"><text:s/></text:span><text:span text:style-name="T160_15">Postgrowth</text:span><text:span text:style-name="T160_16"><text:s/></text:span><text:span text:style-name="T160_17">Institute</text:span><text:span text:style-name="T160_18">,<text:s/></text:span><text:span text:style-name="T160_19">Donnie</text:span><text:span text:style-name="T160_20"><text:s/></text:span><text:span text:style-name="T160_21">MacLurcan</text:span><text:span text:style-name="T160_22"><text:s/></text:span><text:span text:style-name="T160_23">have</text:span><text:span text:style-name="T160_24"><text:s/></text:span><text:span text:style-name="T160_25">developed</text:span><text:span text:style-name="T160_26"><text:s/></text:span><text:span text:style-name="T160_27">some</text:span><text:span text:style-name="T160_28"><text:s/></text:span><text:span text:style-name="T160_29">methodologies</text:span><text:span text:style-name="T160_30"><text:s/></text:span><text:span text:style-name="T160_31">too</text:span><text:span text:style-name="T160_32">.<text:line-break/></text:span></text:p>
      <text:list text:style-name="LS10" xml:id="list35">
        <text:list-item>
          <text:p text:style-name="P161"><text:span text:style-name="T161_1">The</text:span><text:span text:style-name="T161_2"><text:s/></text:span><text:span text:style-name="T161_3">first</text:span><text:span text:style-name="T161_4"><text:s/></text:span><text:span text:style-name="T161_5">step</text:span><text:span text:style-name="T161_6"><text:s/></text:span><text:span text:style-name="T161_7">in</text:span><text:span text:style-name="T161_8"><text:s/></text:span><text:span text:style-name="T161_9">the</text:span><text:span text:style-name="T161_10"><text:s/></text:span><text:span text:style-name="T161_11">process</text:span><text:span text:style-name="T161_12"><text:s/></text:span><text:span text:style-name="T161_13">of</text:span><text:span text:style-name="T161_14"><text:s/></text:span><text:span text:style-name="T161_15"><text:a xlink:type="simple" xlink:href="http://en.wikipedia.org/wiki/Community_development"><text:span text:style-name="T161_16">community</text:span></text:a></text:span><text:span text:style-name="T161_17"><text:a xlink:type="simple" xlink:href="http://en.wikipedia.org/wiki/Community_development"><text:span text:style-name="T161_18"><text:s/></text:span></text:a></text:span><text:span text:style-name="T161_19"><text:a xlink:type="simple" xlink:href="http://en.wikipedia.org/wiki/Community_development"><text:span text:style-name="T161_20">development</text:span></text:a></text:span><text:span text:style-name="T161_21"><text:s/></text:span><text:span text:style-name="T161_22">is</text:span><text:span text:style-name="T161_23"><text:s/></text:span><text:span text:style-name="T161_24">to</text:span><text:span text:style-name="T161_25"><text:s/></text:span><text:span text:style-name="T161_26">assess</text:span><text:span text:style-name="T161_27"><text:s/></text:span><text:span text:style-name="T161_28">the</text:span><text:span text:style-name="T161_29"><text:s/></text:span><text:span text:style-name="T161_30">resources</text:span><text:span text:style-name="T161_31"><text:s/></text:span><text:span text:style-name="T161_32">of</text:span><text:span text:style-name="T161_33"><text:s/></text:span><text:span text:style-name="T161_34">a</text:span><text:span text:style-name="T161_35"><text:s/></text:span><text:span text:style-name="T161_36">community</text:span><text:span text:style-name="T161_37"><text:s/></text:span><text:span text:style-name="T161_38">through</text:span><text:span text:style-name="T161_39"><text:s/></text:span><text:span text:style-name="T161_40">a</text:span><text:span text:style-name="T161_41"><text:s/></text:span><text:span text:style-name="T161_42">systematic</text:span><text:span text:style-name="T161_43"><text:s/></text:span><text:span text:style-name="T161_44">inventory</text:span><text:span text:style-name="T161_45"><text:s/></text:span><text:span text:style-name="T161_46">or</text:span><text:span text:style-name="T161_47"><text:s/></text:span><text:span text:style-name="T161_48">through</text:span><text:span text:style-name="T161_49"><text:s/></text:span><text:span text:style-name="T161_50">another</text:span><text:span text:style-name="T161_51"><text:s/></text:span><text:span text:style-name="T161_52">process</text:span><text:span text:style-name="T161_53"><text:s/></text:span><text:span text:style-name="T161_54">of</text:span><text:span text:style-name="T161_55"><text:s/></text:span><text:span text:style-name="T161_56">talking</text:span><text:span text:style-name="T161_57"><text:s/></text:span><text:span text:style-name="T161_58">to</text:span><text:span text:style-name="T161_59"><text:s/></text:span><text:span text:style-name="T161_60">the</text:span><text:span text:style-name="T161_61"><text:s/></text:span><text:span text:style-name="T161_62">participants</text:span><text:span text:style-name="T161_63"><text:s/></text:span><text:span text:style-name="T161_64">to</text:span><text:span text:style-name="T161_65"><text:s/></text:span><text:span text:style-name="T161_66">determine</text:span><text:span text:style-name="T161_67"><text:s/></text:span><text:span text:style-name="T161_68">what</text:span><text:span text:style-name="T161_69"><text:s/></text:span><text:span text:style-name="T161_70">types</text:span><text:span text:style-name="T161_71"><text:s/></text:span><text:span text:style-name="T161_72">of</text:span><text:span text:style-name="T161_73"><text:s/></text:span><text:span text:style-name="T161_74">skills</text:span><text:span text:style-name="T161_75"><text:s/></text:span><text:span text:style-name="T161_76">and</text:span><text:span text:style-name="T161_77"><text:s/></text:span><text:span text:style-name="T161_78">experience</text:span><text:span text:style-name="T161_79"><text:s/></text:span><text:span text:style-name="T161_80">are</text:span><text:span text:style-name="T161_81"><text:s/></text:span><text:span text:style-name="T161_82">available</text:span><text:span text:style-name="T161_83">.</text:span></text:p>
        </text:list-item>
        <text:list-item>
          <text:p text:style-name="P162"><text:span text:style-name="T162_1">The</text:span><text:span text:style-name="T162_2"><text:s/></text:span><text:span text:style-name="T162_3">next</text:span><text:span text:style-name="T162_4"><text:s/></text:span><text:span text:style-name="T162_5">step</text:span><text:span text:style-name="T162_6"><text:s/></text:span><text:span text:style-name="T162_7">is</text:span><text:span text:style-name="T162_8"><text:s/></text:span><text:span text:style-name="T162_9">to</text:span><text:span text:style-name="T162_10"><text:s/></text:span><text:span text:style-name="T162_11">support</text:span><text:span text:style-name="T162_12"><text:s/></text:span><text:span text:style-name="T162_13">communities</text:span><text:span text:style-name="T162_14">,<text:s/></text:span><text:span text:style-name="T162_15">to</text:span><text:span text:style-name="T162_16"><text:s/></text:span><text:span text:style-name="T162_17">discover</text:span><text:span text:style-name="T162_18"><text:s/></text:span><text:span text:style-name="T162_19">what</text:span><text:span text:style-name="T162_20"><text:s/></text:span><text:span text:style-name="T162_21">they</text:span><text:span text:style-name="T162_22"><text:s/></text:span><text:span text:style-name="T162_23">care</text:span><text:span text:style-name="T162_24"><text:s/></text:span><text:span text:style-name="T162_25">enough</text:span><text:span text:style-name="T162_26"><text:s/></text:span><text:span text:style-name="T162_27">about</text:span><text:span text:style-name="T162_28"><text:s/></text:span><text:span text:style-name="T162_29">to</text:span><text:span text:style-name="T162_30"><text:s/></text:span><text:span text:style-name="T162_31">act</text:span><text:span text:style-name="T162_32">.</text:span></text:p>
        </text:list-item>
        <text:list-item>
          <text:p text:style-name="P163"><text:span text:style-name="T163_1">The</text:span><text:span text:style-name="T163_2"><text:s/></text:span><text:span text:style-name="T163_3">final</text:span><text:span text:style-name="T163_4"><text:s/></text:span><text:span text:style-name="T163_5">step</text:span><text:span text:style-name="T163_6"><text:s/></text:span><text:span text:style-name="T163_7">is</text:span><text:span text:style-name="T163_8"><text:s/></text:span><text:span text:style-name="T163_9">to</text:span><text:span text:style-name="T163_10"><text:s/></text:span><text:span text:style-name="T163_11">determine</text:span><text:span text:style-name="T163_12"><text:s/></text:span><text:span text:style-name="T163_13">how</text:span><text:span text:style-name="T163_14"><text:s/></text:span><text:span text:style-name="T163_15">participants</text:span><text:span text:style-name="T163_16"><text:s/></text:span><text:span text:style-name="T163_17">can</text:span><text:span text:style-name="T163_18"><text:s/></text:span><text:span text:style-name="T163_19">act</text:span><text:span text:style-name="T163_20"><text:s/></text:span><text:span text:style-name="T163_21">together</text:span><text:span text:style-name="T163_22"><text:s/></text:span><text:span text:style-name="T163_23">to</text:span><text:span text:style-name="T163_24"><text:s/></text:span><text:span text:style-name="T163_25">achieve</text:span><text:span text:style-name="T163_26"><text:s/></text:span><text:span text:style-name="T163_27">those</text:span><text:span text:style-name="T163_28"><text:s/></text:span><text:span text:style-name="T163_29">goals</text:span><text:span text:style-name="T163_30">.</text:span></text:p>
        </text:list-item>
      </text:list>
      <text:p text:style-name="P164"/>
      <text:h text:style-name="P165" text:outline-level="10"><text:span text:style-name="T165_1">Sharing</text:span><text:span text:style-name="T165_2"><text:s/></text:span><text:span text:style-name="T165_3">Community</text:span><text:span text:style-name="T165_4"><text:s/></text:span><text:span text:style-name="T165_5">Resources</text:span></text:h>
      <text:p text:style-name="P166"><text:span text:style-name="T166_1">DRAFT</text:span></text:p>
      <text:p text:style-name="P167"><text:span text:style-name="T167_1">Adapted</text:span><text:span text:style-name="T167_2"><text:s/></text:span><text:span text:style-name="T167_3">from</text:span><text:span text:style-name="T167_4">:<text:s/></text:span><text:span text:style-name="T167_5">Berkeley</text:span><text:span text:style-name="T167_6"><text:s/></text:span><text:span text:style-name="T167_7">Public</text:span><text:span text:style-name="T167_8"><text:s/></text:span><text:span text:style-name="T167_9">Library</text:span><text:span text:style-name="T167_10">’</text:span><text:span text:style-name="T167_11">s</text:span><text:span text:style-name="T167_12"><text:s/></text:span><text:span text:style-name="T167_13"><office:annotation><dc:creator/><text:p text:style-name="P168"><text:span text:style-name="T168_1">Helene</text:span><text:span text:style-name="T168_2"><text:s/></text:span><text:span text:style-name="T168_3">Finidori</text:span><text:span text:style-name="T168_4">:</text:span></text:p><text:p text:style-name="P169"><text:span text:style-name="T169_1">Seth</text:span><text:span text:style-name="T169_2">,<text:s/></text:span><text:span text:style-name="T169_3">Like</text:span><text:span text:style-name="T169_4"><text:s/></text:span><text:span text:style-name="T169_5">you</text:span><text:span text:style-name="T169_6"><text:s/></text:span><text:span text:style-name="T169_7">did</text:span><text:span text:style-name="T169_8"><text:s/></text:span><text:span text:style-name="T169_9">for</text:span><text:span text:style-name="T169_10"><text:s/></text:span><text:span text:style-name="T169_11">the</text:span><text:span text:style-name="T169_12"><text:s/></text:span><text:span text:style-name="T169_13">orchestra</text:span><text:span text:style-name="T169_14">,<text:s/></text:span><text:span text:style-name="T169_15">could</text:span><text:span text:style-name="T169_16"><text:s/></text:span><text:span text:style-name="T169_17">you</text:span><text:span text:style-name="T169_18"><text:s/></text:span><text:span text:style-name="T169_19">describe</text:span><text:span text:style-name="T169_20"><text:s/></text:span><text:span text:style-name="T169_21">in</text:span><text:span text:style-name="T169_22"><text:s/></text:span><text:span text:style-name="T169_23">a</text:span><text:span text:style-name="T169_24"><text:s/></text:span><text:span text:style-name="T169_25">few</text:span><text:span text:style-name="T169_26"><text:s/></text:span><text:span text:style-name="T169_27">words</text:span><text:span text:style-name="T169_28"><text:s/></text:span><text:span text:style-name="T169_29">how</text:span><text:span text:style-name="T169_30"><text:s/></text:span><text:span text:style-name="T169_31">Netention</text:span><text:span text:style-name="T169_32"><text:s/></text:span><text:span text:style-name="T169_33">could</text:span><text:span text:style-name="T169_34"><text:s/></text:span><text:span text:style-name="T169_35">be</text:span><text:span text:style-name="T169_36"><text:s/></text:span><text:span text:style-name="T169_37">used</text:span><text:span text:style-name="T169_38"><text:s/></text:span><text:span text:style-name="T169_39">for</text:span><text:span text:style-name="T169_40"><text:s/></text:span><text:span text:style-name="T169_41">a</text:span><text:span text:style-name="T169_42"><text:s/></text:span><text:span text:style-name="T169_43">sharing</text:span><text:span text:style-name="T169_44"><text:s/></text:span><text:span text:style-name="T169_45">service</text:span><text:span text:style-name="T169_46">,<text:s/></text:span><text:span text:style-name="T169_47">what</text:span><text:span text:style-name="T169_48"><text:s/></text:span><text:span text:style-name="T169_49">it</text:span><text:span text:style-name="T169_50"><text:s/></text:span><text:span text:style-name="T169_51">could</text:span><text:span text:style-name="T169_52"><text:s/></text:span><text:span text:style-name="T169_53">enable</text:span><text:span text:style-name="T169_54"><text:s/></text:span><text:span text:style-name="T169_55">better</text:span><text:span text:style-name="T169_56"><text:s/></text:span><text:span text:style-name="T169_57">than</text:span><text:span text:style-name="T169_58"><text:s/></text:span><text:span text:style-name="T169_59">any</text:span><text:span text:style-name="T169_60"><text:s/></text:span><text:span text:style-name="T169_61">catalog</text:span><text:span text:style-name="T169_62"><text:s/></text:span><text:span text:style-name="T169_63">or</text:span><text:span text:style-name="T169_64"><text:s/></text:span><text:span text:style-name="T169_65">regular</text:span><text:span text:style-name="T169_66"><text:s/></text:span><text:span text:style-name="T169_67">map</text:span><text:span text:style-name="T169_68"><text:s/></text:span><text:span text:style-name="T169_69">of</text:span><text:span text:style-name="T169_70"><text:s/></text:span><text:span text:style-name="T169_71">stuff</text:span><text:span text:style-name="T169_72">.<text:s/></text:span><text:span text:style-name="T169_73">how</text:span><text:span text:style-name="T169_74"><text:s/></text:span><text:span text:style-name="T169_75">the</text:span><text:span text:style-name="T169_76"><text:s/></text:span><text:span text:style-name="T169_77">query</text:span><text:span text:style-name="T169_78">,<text:s/></text:span><text:span text:style-name="T169_79">the</text:span><text:span text:style-name="T169_80"><text:s/></text:span><text:span text:style-name="T169_81">possibilities</text:span><text:span text:style-name="T169_82">,<text:s/></text:span><text:span text:style-name="T169_83">contextualizations</text:span><text:span text:style-name="T169_84"><text:s/></text:span><text:span text:style-name="T169_85">would</text:span><text:span text:style-name="T169_86"><text:s/></text:span><text:span text:style-name="T169_87">be</text:span><text:span text:style-name="T169_88"><text:s/></text:span><text:span text:style-name="T169_89">easier</text:span><text:span text:style-name="T169_90"><text:s/></text:span><text:span text:style-name="T169_91">etc</text:span><text:span text:style-name="T169_92"><text:s/></text:span><text:span text:style-name="T169_93">etc</text:span><text:span text:style-name="T169_94">....<text:s/></text:span><text:span text:style-name="T169_95">Putting</text:span><text:span text:style-name="T169_96"><text:s/></text:span><text:span text:style-name="T169_97">yourself</text:span><text:span text:style-name="T169_98"><text:s/></text:span><text:span text:style-name="T169_99">in</text:span><text:span text:style-name="T169_100"><text:s/></text:span><text:span text:style-name="T169_101">the</text:span><text:span text:style-name="T169_102"><text:s/></text:span><text:span text:style-name="T169_103">shoes</text:span><text:span text:style-name="T169_104"><text:s/></text:span><text:span text:style-name="T169_105">of</text:span><text:span text:style-name="T169_106"><text:s/></text:span><text:span text:style-name="T169_107">a</text:span><text:span text:style-name="T169_108"><text:s/></text:span><text:span text:style-name="T169_109">lender</text:span><text:span text:style-name="T169_110"><text:s/></text:span><text:span text:style-name="T169_111">and</text:span><text:span text:style-name="T169_112"><text:s/></text:span><text:span text:style-name="T169_113">borrower</text:span><text:span text:style-name="T169_114">.</text:span></text:p><text:p text:style-name="P170"><text:span text:style-name="T170_1">S</text:span><text:span text:style-name="T170_2"><text:s/></text:span><text:span text:style-name="T170_3">H</text:span><text:span text:style-name="T170_4">:</text:span></text:p><text:p text:style-name="P171"><text:span text:style-name="T171_1">whether</text:span><text:span text:style-name="T171_2"><text:s/></text:span><text:span text:style-name="T171_3">you</text:span><text:span text:style-name="T171_4"><text:s/></text:span><text:span text:style-name="T171_5">want</text:span><text:span text:style-name="T171_6"><text:s/></text:span><text:span text:style-name="T171_7">to</text:span><text:span text:style-name="T171_8"><text:s/></text:span><text:span text:style-name="T171_9">find</text:span><text:span text:style-name="T171_10"><text:s/></text:span><text:span text:style-name="T171_11">or</text:span><text:span text:style-name="T171_12"><text:s/></text:span><text:span text:style-name="T171_13">share</text:span><text:span text:style-name="T171_14"><text:s/></text:span><text:span text:style-name="T171_15">something</text:span><text:span text:style-name="T171_16"><text:s/></text:span><text:span text:style-name="T171_17">away</text:span><text:span text:style-name="T171_18"><text:s/></text:span><text:span text:style-name="T171_19">you</text:span><text:span text:style-name="T171_20">'</text:span><text:span text:style-name="T171_21">re</text:span><text:span text:style-name="T171_22"><text:s/></text:span><text:span text:style-name="T171_23">interested</text:span><text:span text:style-name="T171_24"><text:s/></text:span><text:span text:style-name="T171_25">in</text:span><text:span text:style-name="T171_26"><text:s/></text:span><text:span text:style-name="T171_27">the</text:span><text:span text:style-name="T171_28"><text:s/></text:span><text:span text:style-name="T171_29">same</text:span><text:span text:style-name="T171_30"><text:s/>"</text:span><text:span text:style-name="T171_31">types</text:span><text:span text:style-name="T171_32">"<text:s/></text:span><text:span text:style-name="T171_33">of</text:span><text:span text:style-name="T171_34"><text:s/></text:span><text:span text:style-name="T171_35">things</text:span><text:span text:style-name="T171_36"><text:s/></text:span><text:span text:style-name="T171_37">in</text:span><text:span text:style-name="T171_38"><text:s/></text:span><text:span text:style-name="T171_39">that</text:span><text:span text:style-name="T171_40"><text:s/></text:span><text:span text:style-name="T171_41">given</text:span><text:span text:style-name="T171_42"><text:s/></text:span><text:span text:style-name="T171_43">moment</text:span><text:span text:style-name="T171_44">.<text:s text:c="2"/></text:span><text:span text:style-name="T171_45">from</text:span><text:span text:style-name="T171_46"><text:s/></text:span><text:span text:style-name="T171_47">there</text:span><text:span text:style-name="T171_48"><text:s/></text:span><text:span text:style-name="T171_49">its</text:span><text:span text:style-name="T171_50"><text:s/></text:span><text:span text:style-name="T171_51">extra</text:span><text:span text:style-name="T171_52"><text:s/></text:span><text:span text:style-name="T171_53">details</text:span><text:span text:style-name="T171_54"><text:s/></text:span><text:span text:style-name="T171_55">to</text:span><text:span text:style-name="T171_56"><text:s/></text:span><text:span text:style-name="T171_57">clarify</text:span><text:span text:style-name="T171_58"><text:s/></text:span><text:span text:style-name="T171_59">your</text:span><text:span text:style-name="T171_60"><text:s/></text:span><text:span text:style-name="T171_61">relationship</text:span><text:span text:style-name="T171_62"><text:s/></text:span><text:span text:style-name="T171_63">to</text:span><text:span text:style-name="T171_64"><text:s/></text:span><text:span text:style-name="T171_65">it</text:span></text:p></office:annotation></text:span><text:span text:style-name="T171_66"><text:a xlink:type="simple" xlink:href="http://www.berkeleypubliclibrary.org/about_the_library/neighborhood_branches/tool_lending_library/rules.php"><text:span text:style-name="T171_67">Tool</text:span></text:a></text:span><text:span text:style-name="T171_68"><text:a xlink:type="simple" xlink:href="http://www.berkeleypubliclibrary.org/about_the_library/neighborhood_branches/tool_lending_library/rules.php"><text:span text:style-name="T171_69"><text:s/></text:span></text:a></text:span><text:span text:style-name="T171_70"><text:a xlink:type="simple" xlink:href="http://www.berkeleypubliclibrary.org/about_the_library/neighborhood_branches/tool_lending_library/rules.php"><text:span text:style-name="T171_71">Lending</text:span></text:a></text:span><text:span text:style-name="T171_72"><text:a xlink:type="simple" xlink:href="http://www.berkeleypubliclibrary.org/about_the_library/neighborhood_branches/tool_lending_library/rules.php"><text:span text:style-name="T171_73"><text:s/></text:span></text:a></text:span><text:span text:style-name="T171_74"><text:a xlink:type="simple" xlink:href="http://www.berkeleypubliclibrary.org/about_the_library/neighborhood_branches/tool_lending_library/rules.php"><text:span text:style-name="T171_75">Library</text:span></text:a></text:span><text:span text:style-name="T171_76"><text:a xlink:type="simple" xlink:href="http://www.berkeleypubliclibrary.org/about_the_library/neighborhood_branches/tool_lending_library/rules.php"><text:span text:style-name="T171_77"><text:s/>-<text:s/></text:span></text:a></text:span><text:span text:style-name="T171_78"><text:a xlink:type="simple" xlink:href="http://www.berkeleypubliclibrary.org/about_the_library/neighborhood_branches/tool_lending_library/rules.php"><text:span text:style-name="T171_79">How</text:span></text:a></text:span><text:span text:style-name="T171_80"><text:a xlink:type="simple" xlink:href="http://www.berkeleypubliclibrary.org/about_the_library/neighborhood_branches/tool_lending_library/rules.php"><text:span text:style-name="T171_81"><text:s/></text:span></text:a></text:span><text:span text:style-name="T171_82"><text:a xlink:type="simple" xlink:href="http://www.berkeleypubliclibrary.org/about_the_library/neighborhood_branches/tool_lending_library/rules.php"><text:span text:style-name="T171_83">To</text:span></text:a></text:span><text:span text:style-name="T171_84"><text:a xlink:type="simple" xlink:href="http://www.berkeleypubliclibrary.org/about_the_library/neighborhood_branches/tool_lending_library/rules.php"><text:span text:style-name="T171_85"><text:s/></text:span></text:a></text:span><text:span text:style-name="T171_86"><text:a xlink:type="simple" xlink:href="http://www.berkeleypubliclibrary.org/about_the_library/neighborhood_branches/tool_lending_library/rules.php"><text:span text:style-name="T171_87">Use</text:span></text:a></text:span><text:span text:style-name="T171_88"><text:a xlink:type="simple" xlink:href="http://www.berkeleypubliclibrary.org/about_the_library/neighborhood_branches/tool_lending_library/rules.php"><text:span text:style-name="T171_89"><text:s/></text:span></text:a></text:span><text:span text:style-name="T171_90"><text:a xlink:type="simple" xlink:href="http://www.berkeleypubliclibrary.org/about_the_library/neighborhood_branches/tool_lending_library/rules.php"><text:span text:style-name="T171_91">It</text:span></text:a></text:span></text:p>
      <text:p text:style-name="P172"/>
      <text:p text:style-name="P173"><text:span text:style-name="T173_1">TODO</text:span><text:span text:style-name="T173_2">:<text:s/></text:span><text:span text:style-name="T173_3">integrate</text:span><text:span text:style-name="T173_4"><text:s/></text:span><text:span text:style-name="T173_5">http</text:span><text:span text:style-name="T173_6">://</text:span><text:span text:style-name="T173_7">faq</text:span><text:span text:style-name="T173_8">.</text:span><text:span text:style-name="T173_9">freecycle</text:span><text:span text:style-name="T173_10">.</text:span><text:span text:style-name="T173_11">org</text:span><text:span text:style-name="T173_12">/</text:span><text:span text:style-name="T173_13">faq</text:span><text:span text:style-name="T173_14">/</text:span><text:span text:style-name="T173_15">faq</text:span><text:span text:style-name="T173_16">/</text:span><text:span text:style-name="T173_17">faq</text:span><text:span text:style-name="T173_18">_</text:span><text:span text:style-name="T173_19">guidelines</text:span></text:p>
      <text:p text:style-name="P174"/>
      <text:list text:style-name="LS11" xml:id="list38">
        <text:list-item>
          <text:p text:style-name="P175"><text:span text:style-name="T175_1">Only</text:span><text:span text:style-name="T175_2"><text:s/></text:span><text:span text:style-name="T175_3">residents</text:span><text:span text:style-name="T175_4"><text:s/></text:span><text:span text:style-name="T175_5">or</text:span><text:span text:style-name="T175_6"><text:s/></text:span><text:span text:style-name="T175_7">property</text:span><text:span text:style-name="T175_8"><text:s/></text:span><text:span text:style-name="T175_9">owners</text:span><text:span text:style-name="T175_10"><text:s/></text:span><text:span text:style-name="T175_11">of</text:span><text:span text:style-name="T175_12"><text:s/></text:span><text:span text:style-name="T175_13">the</text:span><text:span text:style-name="T175_14"><text:s/></text:span><text:span text:style-name="T175_15">community</text:span><text:span text:style-name="T175_16"><text:s/></text:span><text:span text:style-name="T175_17">over</text:span><text:span text:style-name="T175_18"><text:s/></text:span><text:span text:style-name="T175_19">the</text:span><text:span text:style-name="T175_20"><text:s/></text:span><text:span text:style-name="T175_21">age</text:span><text:span text:style-name="T175_22"><text:s/></text:span><text:span text:style-name="T175_23">of</text:span><text:span text:style-name="T175_24"><text:s/></text:span><text:span text:style-name="T175_25">MINIMUM</text:span><text:span text:style-name="T175_26">_</text:span><text:span text:style-name="T175_27">BORROWING</text:span><text:span text:style-name="T175_28">_</text:span><text:span text:style-name="T175_29">AGE</text:span><text:span text:style-name="T175_30"><text:s/></text:span><text:span text:style-name="T175_31">are</text:span><text:span text:style-name="T175_32"><text:s/></text:span><text:span text:style-name="T175_33">eligible</text:span><text:span text:style-name="T175_34"><text:s/></text:span><text:span text:style-name="T175_35">to</text:span><text:span text:style-name="T175_36"><text:s/></text:span><text:span text:style-name="T175_37">borrow</text:span><text:span text:style-name="T175_38"><text:s/></text:span><text:span text:style-name="T175_39">items</text:span><text:span text:style-name="T175_40"><text:s/></text:span><text:span text:style-name="T175_41">from</text:span><text:span text:style-name="T175_42"><text:s/></text:span><text:span text:style-name="T175_43">other</text:span><text:span text:style-name="T175_44"><text:s/></text:span><text:span text:style-name="T175_45">members</text:span><text:span text:style-name="T175_46"><text:s/></text:span><text:span text:style-name="T175_47">of</text:span><text:span text:style-name="T175_48"><text:s/></text:span><text:span text:style-name="T175_49">the</text:span><text:span text:style-name="T175_50"><text:s/></text:span><text:span text:style-name="T175_51">community</text:span><text:span text:style-name="T175_52">.<text:s/></text:span><text:span text:style-name="T175_53">No</text:span><text:span text:style-name="T175_54"><text:s/></text:span><text:span text:style-name="T175_55">more</text:span><text:span text:style-name="T175_56"><text:s/></text:span><text:span text:style-name="T175_57">than</text:span><text:span text:style-name="T175_58"><text:s/></text:span><text:span text:style-name="T175_59">MAXIMUM</text:span><text:span text:style-name="T175_60">_</text:span><text:span text:style-name="T175_61">BORROWED</text:span><text:span text:style-name="T175_62">_</text:span><text:span text:style-name="T175_63">ITEMS</text:span><text:span text:style-name="T175_64"><text:s/></text:span><text:span text:style-name="T175_65">items</text:span><text:span text:style-name="T175_66"><text:s/></text:span><text:span text:style-name="T175_67">may</text:span><text:span text:style-name="T175_68"><text:s/></text:span><text:span text:style-name="T175_69">be</text:span><text:span text:style-name="T175_70"><text:s/></text:span><text:span text:style-name="T175_71">borrowed</text:span><text:span text:style-name="T175_72"><text:s/></text:span><text:span text:style-name="T175_73">at</text:span><text:span text:style-name="T175_74"><text:s/></text:span><text:span text:style-name="T175_75">any</text:span><text:span text:style-name="T175_76"><text:s/></text:span><text:span text:style-name="T175_77">one</text:span><text:span text:style-name="T175_78"><text:s/></text:span><text:span text:style-name="T175_79">time</text:span><text:span text:style-name="T175_80">.</text:span></text:p>
        </text:list-item>
        <text:list-item>
          <text:p text:style-name="P176"><text:span text:style-name="T176_1">Borrowers</text:span><text:span text:style-name="T176_2"><text:s/></text:span><text:span text:style-name="T176_3">must</text:span><text:span text:style-name="T176_4"><text:s/></text:span><text:span text:style-name="T176_5">register</text:span><text:span text:style-name="T176_6"><text:s/></text:span><text:span text:style-name="T176_7">with</text:span><text:span text:style-name="T176_8"><text:s/></text:span><text:span text:style-name="T176_9">the</text:span><text:span text:style-name="T176_10"><text:s/></text:span><text:span text:style-name="T176_11">community</text:span><text:span text:style-name="T176_12"><text:s/></text:span><text:span text:style-name="T176_13">prior</text:span><text:span text:style-name="T176_14"><text:s/></text:span><text:span text:style-name="T176_15">to</text:span><text:span text:style-name="T176_16"><text:s/></text:span><text:span text:style-name="T176_17">borrowing</text:span><text:span text:style-name="T176_18"><text:s/></text:span><text:span text:style-name="T176_19">items</text:span><text:span text:style-name="T176_20"><text:s/></text:span><text:span text:style-name="T176_21">by</text:span><text:span text:style-name="T176_22"><text:s/></text:span><text:span text:style-name="T176_23">signing</text:span><text:span text:style-name="T176_24"><text:s/></text:span><text:span text:style-name="T176_25">and</text:span><text:span text:style-name="T176_26"><text:s/></text:span><text:span text:style-name="T176_27">sharing</text:span><text:span text:style-name="T176_28"><text:s/></text:span><text:span text:style-name="T176_29">a</text:span><text:span text:style-name="T176_30"><text:s/></text:span><text:span text:style-name="T176_31">WAIVER</text:span><text:span text:style-name="T176_32"><text:s/></text:span><text:span text:style-name="T176_33">AND</text:span><text:span text:style-name="T176_34"><text:s/></text:span><text:span text:style-name="T176_35">INDEMNIFICATION</text:span><text:span text:style-name="T176_36"><text:s/></text:span><text:span text:style-name="T176_37">form</text:span><text:span text:style-name="T176_38">,<text:s/></text:span><text:span text:style-name="T176_39">which</text:span><text:span text:style-name="T176_40"><text:s/></text:span><text:span text:style-name="T176_41">will</text:span><text:span text:style-name="T176_42"><text:s/></text:span><text:span text:style-name="T176_43">be</text:span><text:span text:style-name="T176_44"><text:s/></text:span><text:span text:style-name="T176_45">visible</text:span><text:span text:style-name="T176_46"><text:s/></text:span><text:span text:style-name="T176_47">to</text:span><text:span text:style-name="T176_48"><text:s/></text:span><text:span text:style-name="T176_49">all</text:span><text:span text:style-name="T176_50"><text:s/></text:span><text:span text:style-name="T176_51">patrons</text:span><text:span text:style-name="T176_52">.<text:s text:c="2"/></text:span><text:span text:style-name="T176_53">This</text:span><text:span text:style-name="T176_54"><text:s/></text:span><text:span text:style-name="T176_55">form</text:span><text:span text:style-name="T176_56"><text:s/></text:span><text:span text:style-name="T176_57">stipulates</text:span><text:span text:style-name="T176_58"><text:s/></text:span><text:span text:style-name="T176_59">that</text:span><text:span text:style-name="T176_60"><text:s/></text:span><text:span text:style-name="T176_61">the</text:span><text:span text:style-name="T176_62"><text:s/></text:span><text:span text:style-name="T176_63">borrower</text:span><text:span text:style-name="T176_64"><text:s/></text:span><text:span text:style-name="T176_65">acknowledges</text:span><text:span text:style-name="T176_66"><text:s/></text:span><text:span text:style-name="T176_67">his</text:span><text:span text:style-name="T176_68"><text:s/></text:span><text:span text:style-name="T176_69">or</text:span><text:span text:style-name="T176_70"><text:s/></text:span><text:span text:style-name="T176_71">her</text:span><text:span text:style-name="T176_72"><text:s/></text:span><text:span text:style-name="T176_73">capability</text:span><text:span text:style-name="T176_74"><text:s/></text:span><text:span text:style-name="T176_75">of</text:span><text:span text:style-name="T176_76"><text:s/></text:span><text:span text:style-name="T176_77">using</text:span><text:span text:style-name="T176_78"><text:s/></text:span><text:span text:style-name="T176_79">items</text:span><text:span text:style-name="T176_80"><text:s/></text:span><text:span text:style-name="T176_81">in</text:span><text:span text:style-name="T176_82"><text:s/></text:span><text:span text:style-name="T176_83">a</text:span><text:span text:style-name="T176_84"><text:s/></text:span><text:span text:style-name="T176_85">safe</text:span><text:span text:style-name="T176_86"><text:s/></text:span><text:span text:style-name="T176_87">and</text:span><text:span text:style-name="T176_88"><text:s/></text:span><text:span text:style-name="T176_89">proper</text:span><text:span text:style-name="T176_90"><text:s/></text:span><text:span text:style-name="T176_91">manner</text:span><text:span text:style-name="T176_92">,<text:s/></text:span><text:span text:style-name="T176_93">and</text:span><text:span text:style-name="T176_94"><text:s/></text:span><text:span text:style-name="T176_95">that</text:span><text:span text:style-name="T176_96"><text:s/></text:span><text:span text:style-name="T176_97">instruction</text:span><text:span text:style-name="T176_98"><text:s/></text:span><text:span text:style-name="T176_99">in</text:span><text:span text:style-name="T176_100"><text:s/></text:span><text:span text:style-name="T176_101">the</text:span><text:span text:style-name="T176_102"><text:s/></text:span><text:span text:style-name="T176_103">proper</text:span><text:span text:style-name="T176_104"><text:s/></text:span><text:span text:style-name="T176_105">use</text:span><text:span text:style-name="T176_106"><text:s/></text:span><text:span text:style-name="T176_107">of</text:span><text:span text:style-name="T176_108"><text:s/></text:span><text:span text:style-name="T176_109">items</text:span><text:span text:style-name="T176_110"><text:s/></text:span><text:span text:style-name="T176_111">can</text:span><text:span text:style-name="T176_112"><text:s/></text:span><text:span text:style-name="T176_113">be</text:span><text:span text:style-name="T176_114"><text:s/></text:span><text:span text:style-name="T176_115">provided</text:span><text:span text:style-name="T176_116"><text:s/></text:span><text:span text:style-name="T176_117">by</text:span><text:span text:style-name="T176_118"><text:s/></text:span><text:span text:style-name="T176_119">their</text:span><text:span text:style-name="T176_120"><text:s/></text:span><text:span text:style-name="T176_121">owner</text:span><text:span text:style-name="T176_122">.<text:s text:c="2"/></text:span><text:span text:style-name="T176_123">Registration</text:span><text:span text:style-name="T176_124"><text:s/></text:span><text:span text:style-name="T176_125">will</text:span><text:span text:style-name="T176_126"><text:s/></text:span><text:span text:style-name="T176_127">be</text:span><text:span text:style-name="T176_128"><text:s/></text:span><text:span text:style-name="T176_129">complete</text:span><text:span text:style-name="T176_130"><text:s/></text:span><text:span text:style-name="T176_131">upon</text:span><text:span text:style-name="T176_132"><text:s/></text:span><text:span text:style-name="T176_133">verification</text:span><text:span text:style-name="T176_134"><text:s/></text:span><text:span text:style-name="T176_135">of</text:span><text:span text:style-name="T176_136"><text:s/></text:span><text:span text:style-name="T176_137">the</text:span><text:span text:style-name="T176_138"><text:s/></text:span><text:span text:style-name="T176_139">borrower</text:span><text:span text:style-name="T176_140">'</text:span><text:span text:style-name="T176_141">s</text:span><text:span text:style-name="T176_142"><text:s/></text:span><text:span text:style-name="T176_143">address</text:span><text:span text:style-name="T176_144">,<text:s/></text:span><text:span text:style-name="T176_145">or</text:span><text:span text:style-name="T176_146"><text:s/></text:span><text:span text:style-name="T176_147">property</text:span><text:span text:style-name="T176_148"><text:s/></text:span><text:span text:style-name="T176_149">ownership</text:span><text:span text:style-name="T176_150"><text:s/></text:span><text:span text:style-name="T176_151">if</text:span><text:span text:style-name="T176_152"><text:s/></text:span><text:span text:style-name="T176_153">the</text:span><text:span text:style-name="T176_154"><text:s/></text:span><text:span text:style-name="T176_155">borrower</text:span><text:span text:style-name="T176_156"><text:s/></text:span><text:span text:style-name="T176_157">resides</text:span><text:span text:style-name="T176_158"><text:s/></text:span><text:span text:style-name="T176_159">elsewhere</text:span><text:span text:style-name="T176_160">.<text:s/></text:span><text:span text:style-name="T176_161">Verification</text:span><text:span text:style-name="T176_162"><text:s/></text:span><text:span text:style-name="T176_163">is</text:span><text:span text:style-name="T176_164"><text:s/></text:span><text:span text:style-name="T176_165">accomplished</text:span><text:span text:style-name="T176_166"><text:s/></text:span><text:span text:style-name="T176_167">by</text:span><text:span text:style-name="T176_168"><text:s/></text:span><text:span text:style-name="T176_169">presenting</text:span><text:span text:style-name="T176_170"><text:s/></text:span><text:span text:style-name="T176_171">the</text:span><text:span text:style-name="T176_172"><text:s/></text:span><text:span text:style-name="T176_173">following</text:span><text:span text:style-name="T176_174">:</text:span></text:p>
          <text:list>
            <text:list-item>
              <text:p text:style-name="P177"><text:span text:style-name="T177_1">Valid</text:span><text:span text:style-name="T177_2"><text:s/></text:span><text:span text:style-name="T177_3">community</text:span><text:span text:style-name="T177_4"><text:s/></text:span><text:span text:style-name="T177_5">card</text:span><text:span text:style-name="T177_6">,<text:s/></text:span><text:span text:style-name="T177_7">current</text:span><text:span text:style-name="T177_8"><text:s/></text:span><text:span text:style-name="T177_9">photo</text:span><text:span text:style-name="T177_10"><text:s/></text:span><text:span text:style-name="T177_11">identification</text:span><text:span text:style-name="T177_12">,<text:s/></text:span><text:span text:style-name="T177_13">and</text:span><text:span text:style-name="T177_14"><text:s/></text:span><text:span text:style-name="T177_15">one</text:span><text:span text:style-name="T177_16"><text:s/></text:span><text:span text:style-name="T177_17">of</text:span><text:span text:style-name="T177_18"><text:s/></text:span><text:span text:style-name="T177_19">the</text:span><text:span text:style-name="T177_20"><text:s/></text:span><text:span text:style-name="T177_21">following</text:span><text:span text:style-name="T177_22">:<text:s/></text:span><text:span text:style-name="T177_23">current</text:span><text:span text:style-name="T177_24"><text:s/></text:span><text:span text:style-name="T177_25">lease</text:span><text:span text:style-name="T177_26">/</text:span><text:span text:style-name="T177_27">rental</text:span><text:span text:style-name="T177_28"><text:s/></text:span><text:span text:style-name="T177_29">agreement</text:span><text:span text:style-name="T177_30"><text:s/>(</text:span><text:span text:style-name="T177_31">with</text:span><text:span text:style-name="T177_32"><text:s/></text:span><text:span text:style-name="T177_33">patron</text:span><text:span text:style-name="T177_34">'</text:span><text:span text:style-name="T177_35">s</text:span><text:span text:style-name="T177_36"><text:s/></text:span><text:span text:style-name="T177_37">name</text:span><text:span text:style-name="T177_38"><text:s/></text:span><text:span text:style-name="T177_39">listed</text:span><text:span text:style-name="T177_40"><text:s/></text:span><text:span text:style-name="T177_41">as</text:span><text:span text:style-name="T177_42"><text:s/></text:span><text:span text:style-name="T177_43">tenant</text:span><text:span text:style-name="T177_44">),<text:s/></text:span><text:span text:style-name="T177_45">or</text:span><text:span text:style-name="T177_46"><text:s/></text:span><text:span text:style-name="T177_47">current</text:span><text:span text:style-name="T177_48"><text:s/></text:span><text:span text:style-name="T177_49">utility</text:span><text:span text:style-name="T177_50"><text:s/></text:span><text:span text:style-name="T177_51">bill</text:span><text:span text:style-name="T177_52"><text:s/>(</text:span><text:span text:style-name="T177_53">with</text:span><text:span text:style-name="T177_54"><text:s/></text:span><text:span text:style-name="T177_55">patron</text:span><text:span text:style-name="T177_56">'</text:span><text:span text:style-name="T177_57">s</text:span><text:span text:style-name="T177_58"><text:s/></text:span><text:span text:style-name="T177_59">name</text:span><text:span text:style-name="T177_60"><text:s/></text:span><text:span text:style-name="T177_61">listed</text:span><text:span text:style-name="T177_62">),<text:s/></text:span><text:span text:style-name="T177_63">or</text:span><text:span text:style-name="T177_64"><text:s/></text:span><text:span text:style-name="T177_65">current</text:span><text:span text:style-name="T177_66"><text:s/></text:span><text:span text:style-name="T177_67">tax</text:span><text:span text:style-name="T177_68"><text:s/></text:span><text:span text:style-name="T177_69">bill</text:span><text:span text:style-name="T177_70"><text:s/>(</text:span><text:span text:style-name="T177_71">in</text:span><text:span text:style-name="T177_72"><text:s/></text:span><text:span text:style-name="T177_73">patron</text:span><text:span text:style-name="T177_74">'</text:span><text:span text:style-name="T177_75">s</text:span><text:span text:style-name="T177_76"><text:s/></text:span><text:span text:style-name="T177_77">name</text:span><text:span text:style-name="T177_78">)<text:s/></text:span><text:span text:style-name="T177_79">identifying</text:span><text:span text:style-name="T177_80"><text:s/></text:span><text:span text:style-name="T177_81">ownership</text:span><text:span text:style-name="T177_82"><text:s/></text:span><text:span text:style-name="T177_83">of</text:span><text:span text:style-name="T177_84"><text:s/></text:span><text:span text:style-name="T177_85">property</text:span><text:span text:style-name="T177_86"><text:s/></text:span><text:span text:style-name="T177_87">in</text:span><text:span text:style-name="T177_88"><text:s/></text:span><text:span text:style-name="T177_89">the</text:span><text:span text:style-name="T177_90"><text:s/></text:span><text:span text:style-name="T177_91">community</text:span><text:span text:style-name="T177_92">.</text:span></text:p>
            </text:list-item>
            <text:list-item>
              <text:p text:style-name="P178"><text:span text:style-name="T178_1">If</text:span><text:span text:style-name="T178_2"><text:s/></text:span><text:span text:style-name="T178_3">residence</text:span><text:span text:style-name="T178_4"><text:s/></text:span><text:span text:style-name="T178_5">can</text:span><text:span text:style-name="T178_6"><text:s/></text:span><text:span text:style-name="T178_7">not</text:span><text:span text:style-name="T178_8"><text:s/></text:span><text:span text:style-name="T178_9">be</text:span><text:span text:style-name="T178_10"><text:s/></text:span><text:span text:style-name="T178_11">verified</text:span><text:span text:style-name="T178_12"><text:s/></text:span><text:span text:style-name="T178_13">any</text:span><text:span text:style-name="T178_14"><text:s/></text:span><text:span text:style-name="T178_15">other</text:span><text:span text:style-name="T178_16"><text:s/></text:span><text:span text:style-name="T178_17">way</text:span><text:span text:style-name="T178_18">,<text:s/></text:span><text:span text:style-name="T178_19">patron</text:span><text:span text:style-name="T178_20"><text:s/></text:span><text:span text:style-name="T178_21">must</text:span><text:span text:style-name="T178_22"><text:s/></text:span><text:span text:style-name="T178_23">provide</text:span><text:span text:style-name="T178_24"><text:s/></text:span><text:span text:style-name="T178_25">a</text:span><text:span text:style-name="T178_26"><text:s/></text:span><text:span text:style-name="T178_27">self</text:span><text:span text:style-name="T178_28">-</text:span><text:span text:style-name="T178_29">addressed</text:span><text:span text:style-name="T178_30"><text:s/></text:span><text:span text:style-name="T178_31">postcard</text:span><text:span text:style-name="T178_32">.<text:s/></text:span><text:span text:style-name="T178_33">Upon</text:span><text:span text:style-name="T178_34"><text:s/></text:span><text:span text:style-name="T178_35">receipt</text:span><text:span text:style-name="T178_36"><text:s/></text:span><text:span text:style-name="T178_37">of</text:span><text:span text:style-name="T178_38"><text:s/></text:span><text:span text:style-name="T178_39">the</text:span><text:span text:style-name="T178_40"><text:s/></text:span><text:span text:style-name="T178_41">postcard</text:span><text:span text:style-name="T178_42"><text:s/></text:span><text:span text:style-name="T178_43">by</text:span><text:span text:style-name="T178_44"><text:s/></text:span><text:span text:style-name="T178_45">mail</text:span><text:span text:style-name="T178_46">,<text:s/></text:span><text:span text:style-name="T178_47">the</text:span><text:span text:style-name="T178_48"><text:s/></text:span><text:span text:style-name="T178_49">borrower</text:span><text:span text:style-name="T178_50"><text:s/></text:span><text:span text:style-name="T178_51">will</text:span><text:span text:style-name="T178_52"><text:s/></text:span><text:span text:style-name="T178_53">share</text:span><text:span text:style-name="T178_54"><text:s/></text:span><text:span text:style-name="T178_55">the</text:span><text:span text:style-name="T178_56"><text:s/></text:span><text:span text:style-name="T178_57">postcard</text:span><text:span text:style-name="T178_58"><text:s/></text:span><text:span text:style-name="T178_59">as</text:span><text:span text:style-name="T178_60"><text:s/></text:span><text:span text:style-name="T178_61">verification</text:span><text:span text:style-name="T178_62"><text:s/></text:span><text:span text:style-name="T178_63">of</text:span><text:span text:style-name="T178_64"><text:s/></text:span><text:span text:style-name="T178_65">address</text:span><text:span text:style-name="T178_66">.</text:span></text:p>
            </text:list-item>
            <text:list-item>
              <text:p text:style-name="P179"><text:span text:style-name="T179_1">Patrons</text:span><text:span text:style-name="T179_2"><text:s/></text:span><text:span text:style-name="T179_3">who</text:span><text:span text:style-name="T179_4"><text:s/></text:span><text:span text:style-name="T179_5">rent</text:span><text:span text:style-name="T179_6"><text:s/></text:span><text:span text:style-name="T179_7">mailboxes</text:span><text:span text:style-name="T179_8"><text:s/></text:span><text:span text:style-name="T179_9">must</text:span><text:span text:style-name="T179_10"><text:s/></text:span><text:span text:style-name="T179_11">provide</text:span><text:span text:style-name="T179_12"><text:s/></text:span><text:span text:style-name="T179_13">proof</text:span><text:span text:style-name="T179_14"><text:s/></text:span><text:span text:style-name="T179_15">of</text:span><text:span text:style-name="T179_16"><text:s/></text:span><text:span text:style-name="T179_17">residency</text:span><text:span text:style-name="T179_18"><text:s/></text:span><text:span text:style-name="T179_19">or</text:span><text:span text:style-name="T179_20"><text:s/></text:span><text:span text:style-name="T179_21">property</text:span><text:span text:style-name="T179_22"><text:s/></text:span><text:span text:style-name="T179_23">ownership</text:span><text:span text:style-name="T179_24"><text:s/></text:span><text:span text:style-name="T179_25">before</text:span><text:span text:style-name="T179_26"><text:s/></text:span><text:span text:style-name="T179_27">being</text:span><text:span text:style-name="T179_28"><text:s/></text:span><text:span text:style-name="T179_29">granted</text:span><text:span text:style-name="T179_30"><text:s/></text:span><text:span text:style-name="T179_31">borrowing</text:span><text:span text:style-name="T179_32"><text:s/></text:span><text:span text:style-name="T179_33">privileges</text:span><text:span text:style-name="T179_34">.</text:span></text:p>
            </text:list-item>
            <text:list-item>
              <text:p text:style-name="P180"><text:span text:style-name="T180_1"><text:a xlink:type="simple" xlink:href="http://en.wikipedia.org/wiki/Liveaboard"><text:span text:style-name="T180_2">Liveaboards</text:span></text:a></text:span><text:span text:style-name="T180_3"><text:s/></text:span><text:span text:style-name="T180_4">also</text:span><text:span text:style-name="T180_5"><text:s/></text:span><text:span text:style-name="T180_6">need</text:span><text:span text:style-name="T180_7"><text:s/></text:span><text:span text:style-name="T180_8">to</text:span><text:span text:style-name="T180_9"><text:s/></text:span><text:span text:style-name="T180_10">provide</text:span><text:span text:style-name="T180_11"><text:s/></text:span><text:span text:style-name="T180_12">proof</text:span><text:span text:style-name="T180_13"><text:s/></text:span><text:span text:style-name="T180_14">of</text:span><text:span text:style-name="T180_15"><text:s/></text:span><text:span text:style-name="T180_16">residency</text:span><text:span text:style-name="T180_17"><text:s/></text:span><text:span text:style-name="T180_18">showing</text:span><text:span text:style-name="T180_19"><text:s/></text:span><text:span text:style-name="T180_20">their</text:span><text:span text:style-name="T180_21"><text:s/></text:span><text:span text:style-name="T180_22">current</text:span><text:span text:style-name="T180_23"><text:s/></text:span><text:span text:style-name="T180_24">MFLAT</text:span><text:span text:style-name="T180_25"><text:s/></text:span><text:span text:style-name="T180_26">berth</text:span><text:span text:style-name="T180_27"><text:s/></text:span><text:span text:style-name="T180_28">rental</text:span><text:span text:style-name="T180_29"><text:s/></text:span><text:span text:style-name="T180_30">coding</text:span><text:span text:style-name="T180_31">.</text:span></text:p>
            </text:list-item>
          </text:list>
        </text:list-item>
        <text:list-item>
          <text:p text:style-name="P181"><text:span text:style-name="T181_1"><office:annotation><dc:creator/><text:p text:style-name="P182"><text:span text:style-name="T182_1">Helene</text:span><text:span text:style-name="T182_2"><text:s/></text:span><text:span text:style-name="T182_3">Finidori</text:span><text:span text:style-name="T182_4">:</text:span></text:p><text:p text:style-name="P183"><text:span text:style-name="T183_1">The</text:span><text:span text:style-name="T183_2"><text:s/></text:span><text:span text:style-name="T183_3">important</text:span><text:span text:style-name="T183_4"><text:s/></text:span><text:span text:style-name="T183_5">thing</text:span><text:span text:style-name="T183_6"><text:s/></text:span><text:span text:style-name="T183_7">here</text:span><text:span text:style-name="T183_8"><text:s/></text:span><text:span text:style-name="T183_9">is</text:span><text:span text:style-name="T183_10"><text:s/></text:span><text:span text:style-name="T183_11">the</text:span><text:span text:style-name="T183_12"><text:s/></text:span><text:span text:style-name="T183_13">possibility</text:span><text:span text:style-name="T183_14"><text:s/></text:span><text:span text:style-name="T183_15">to</text:span><text:span text:style-name="T183_16"><text:s/></text:span><text:span text:style-name="T183_17">qualify</text:span><text:span text:style-name="T183_18"><text:s/></text:span><text:span text:style-name="T183_19">the</text:span><text:span text:style-name="T183_20"><text:s/></text:span><text:span text:style-name="T183_21">objects</text:span><text:span text:style-name="T183_22">.<text:s/></text:span><text:span text:style-name="T183_23">How</text:span><text:span text:style-name="T183_24"><text:s/></text:span><text:span text:style-name="T183_25">can</text:span><text:span text:style-name="T183_26"><text:s/></text:span><text:span text:style-name="T183_27">we</text:span><text:span text:style-name="T183_28"><text:s/></text:span><text:span text:style-name="T183_29">explain</text:span><text:span text:style-name="T183_30"><text:s/></text:span><text:span text:style-name="T183_31">this</text:span><text:span text:style-name="T183_32"><text:s/></text:span><text:span text:style-name="T183_33">in</text:span><text:span text:style-name="T183_34"><text:s/></text:span><text:span text:style-name="T183_35">simple</text:span><text:span text:style-name="T183_36"><text:s/></text:span><text:span text:style-name="T183_37">terms</text:span><text:span text:style-name="T183_38">,<text:s/></text:span><text:span text:style-name="T183_39">to</text:span><text:span text:style-name="T183_40"><text:s/></text:span><text:span text:style-name="T183_41">give</text:span><text:span text:style-name="T183_42"><text:s/></text:span><text:span text:style-name="T183_43">an</text:span><text:span text:style-name="T183_44"><text:s/></text:span><text:span text:style-name="T183_45">idea</text:span><text:span text:style-name="T183_46"><text:s/></text:span><text:span text:style-name="T183_47">of</text:span><text:span text:style-name="T183_48"><text:s/></text:span><text:span text:style-name="T183_49">the</text:span><text:span text:style-name="T183_50"><text:s/></text:span><text:span text:style-name="T183_51">potential</text:span><text:span text:style-name="T183_52">?<text:s/></text:span><text:span text:style-name="T183_53">There</text:span><text:span text:style-name="T183_54">'</text:span><text:span text:style-name="T183_55">s</text:span><text:span text:style-name="T183_56"><text:s/></text:span><text:span text:style-name="T183_57">this</text:span><text:span text:style-name="T183_58"><text:s/></text:span><text:span text:style-name="T183_59">multidimensioanl</text:span><text:span text:style-name="T183_60"><text:s/></text:span><text:span text:style-name="T183_61">aspect</text:span><text:span text:style-name="T183_62"><text:s/></text:span><text:span text:style-name="T183_63">taking</text:span><text:span text:style-name="T183_64"><text:s/></text:span><text:span text:style-name="T183_65">time</text:span><text:span text:style-name="T183_66"><text:s/></text:span><text:span text:style-name="T183_67">into</text:span><text:span text:style-name="T183_68"><text:s/></text:span><text:span text:style-name="T183_69">account</text:span><text:span text:style-name="T183_70">.<text:s/></text:span><text:span text:style-name="T183_71">Place</text:span><text:span text:style-name="T183_72">,<text:s/></text:span><text:span text:style-name="T183_73">shape</text:span><text:span text:style-name="T183_74">,<text:s/></text:span><text:span text:style-name="T183_75">volume</text:span><text:span text:style-name="T183_76">,<text:s/></text:span><text:span text:style-name="T183_77">caracteristics</text:span><text:span text:style-name="T183_78">...<text:s/></text:span><text:span text:style-name="T183_79">that</text:span><text:span text:style-name="T183_80"><text:s/></text:span><text:span text:style-name="T183_81">you</text:span><text:span text:style-name="T183_82"><text:s/></text:span><text:span text:style-name="T183_83">probably</text:span><text:span text:style-name="T183_84"><text:s/></text:span><text:span text:style-name="T183_85">don</text:span><text:span text:style-name="T183_86">'</text:span><text:span text:style-name="T183_87">t</text:span><text:span text:style-name="T183_88"><text:s/></text:span><text:span text:style-name="T183_89">have</text:span><text:span text:style-name="T183_90"><text:s/></text:span><text:span text:style-name="T183_91">in</text:span><text:span text:style-name="T183_92"><text:s/></text:span><text:span text:style-name="T183_93">any</text:span><text:span text:style-name="T183_94"><text:s/></text:span><text:span text:style-name="T183_95">other</text:span><text:span text:style-name="T183_96"><text:s/></text:span><text:span text:style-name="T183_97">mapping</text:span><text:span text:style-name="T183_98"><text:s/></text:span><text:span text:style-name="T183_99">system</text:span><text:span text:style-name="T183_100">?<text:s/></text:span><text:span text:style-name="T183_101">We</text:span><text:span text:style-name="T183_102"><text:s/></text:span><text:span text:style-name="T183_103">probably</text:span><text:span text:style-name="T183_104"><text:s/></text:span><text:span text:style-name="T183_105">need</text:span><text:span text:style-name="T183_106"><text:s/></text:span><text:span text:style-name="T183_107">to</text:span><text:span text:style-name="T183_108"><text:s/></text:span><text:span text:style-name="T183_109">focus</text:span><text:span text:style-name="T183_110"><text:s/></text:span><text:span text:style-name="T183_111">on</text:span><text:span text:style-name="T183_112"><text:s/></text:span><text:span text:style-name="T183_113">objects</text:span><text:span text:style-name="T183_114"><text:s/></text:span><text:span text:style-name="T183_115">for</text:span><text:span text:style-name="T183_116"><text:s/></text:span><text:span text:style-name="T183_117">a</text:span><text:span text:style-name="T183_118"><text:s/></text:span><text:span text:style-name="T183_119">start</text:span><text:span text:style-name="T183_120">.<text:s/></text:span><text:span text:style-name="T183_121">What</text:span><text:span text:style-name="T183_122"><text:s/></text:span><text:span text:style-name="T183_123">are</text:span><text:span text:style-name="T183_124"><text:s/></text:span><text:span text:style-name="T183_125">onjects</text:span><text:span text:style-name="T183_126">?<text:s/></text:span><text:span text:style-name="T183_127">How</text:span><text:span text:style-name="T183_128"><text:s/></text:span><text:span text:style-name="T183_129">can</text:span><text:span text:style-name="T183_130"><text:s/></text:span><text:span text:style-name="T183_131">they</text:span><text:span text:style-name="T183_132"><text:s/></text:span><text:span text:style-name="T183_133">be</text:span><text:span text:style-name="T183_134"><text:s/></text:span><text:span text:style-name="T183_135">described</text:span><text:span text:style-name="T183_136">,<text:s/></text:span><text:span text:style-name="T183_137">how</text:span><text:span text:style-name="T183_138"><text:s/></text:span><text:span text:style-name="T183_139">can</text:span><text:span text:style-name="T183_140"><text:s/></text:span><text:span text:style-name="T183_141">they</text:span><text:span text:style-name="T183_142"><text:s/></text:span><text:span text:style-name="T183_143">be</text:span><text:span text:style-name="T183_144"><text:s/></text:span><text:span text:style-name="T183_145">related</text:span><text:span text:style-name="T183_146">.</text:span></text:p><text:p text:style-name="P184"><text:span text:style-name="T184_1">S</text:span><text:span text:style-name="T184_2"><text:s/></text:span><text:span text:style-name="T184_3">H</text:span><text:span text:style-name="T184_4">:</text:span></text:p><text:p text:style-name="P185"><text:span text:style-name="T185_1">"</text:span><text:span text:style-name="T185_2">adding</text:span><text:span text:style-name="T185_3"><text:s/></text:span><text:span text:style-name="T185_4">details</text:span><text:span text:style-name="T185_5"><text:s/></text:span><text:span text:style-name="T185_6">to</text:span><text:span text:style-name="T185_7"><text:s/></text:span><text:span text:style-name="T185_8">your</text:span><text:span text:style-name="T185_9"><text:s/></text:span><text:span text:style-name="T185_10">story</text:span><text:span text:style-name="T185_11">"</text:span></text:p></office:annotation></text:span><text:span text:style-name="T185_12">All</text:span><text:span text:style-name="T185_13"><text:s/></text:span><text:span text:style-name="T185_14">items</text:span><text:span text:style-name="T185_15"><text:s/></text:span><text:span text:style-name="T185_16">lent</text:span><text:span text:style-name="T185_17"><text:s/></text:span><text:span text:style-name="T185_18">remain</text:span><text:span text:style-name="T185_19"><text:s/></text:span><text:span text:style-name="T185_20">the</text:span><text:span text:style-name="T185_21"><text:s/></text:span><text:span text:style-name="T185_22">property</text:span><text:span text:style-name="T185_23"><text:s/></text:span><text:span text:style-name="T185_24">of</text:span><text:span text:style-name="T185_25"><text:s/></text:span><text:span text:style-name="T185_26">their</text:span><text:span text:style-name="T185_27"><text:s/></text:span><text:span text:style-name="T185_28">owners</text:span><text:span text:style-name="T185_29">.<text:s/></text:span><text:span text:style-name="T185_30">Only</text:span><text:span text:style-name="T185_31"><text:s/></text:span><text:span text:style-name="T185_32">the</text:span><text:span text:style-name="T185_33"><text:s/></text:span><text:span text:style-name="T185_34">borrower</text:span><text:span text:style-name="T185_35"><text:s/></text:span><text:span text:style-name="T185_36">is</text:span><text:span text:style-name="T185_37"><text:s/></text:span><text:span text:style-name="T185_38">authorized</text:span><text:span text:style-name="T185_39"><text:s/></text:span><text:span text:style-name="T185_40">to</text:span><text:span text:style-name="T185_41"><text:s/></text:span><text:span text:style-name="T185_42">use</text:span><text:span text:style-name="T185_43"><text:s/></text:span><text:span text:style-name="T185_44">the</text:span><text:span text:style-name="T185_45"><text:s/></text:span><text:span text:style-name="T185_46">tools</text:span><text:span text:style-name="T185_47">.<text:s/></text:span><text:span text:style-name="T185_48">The</text:span><text:span text:style-name="T185_49"><text:s/></text:span><text:span text:style-name="T185_50">borrower</text:span><text:span text:style-name="T185_51"><text:s/></text:span><text:span text:style-name="T185_52">shall</text:span><text:span text:style-name="T185_53"><text:s/></text:span><text:span text:style-name="T185_54">not</text:span><text:span text:style-name="T185_55"><text:s/></text:span><text:span text:style-name="T185_56">permit</text:span><text:span text:style-name="T185_57"><text:s/></text:span><text:span text:style-name="T185_58">the</text:span><text:span text:style-name="T185_59"><text:s/></text:span><text:span text:style-name="T185_60">use</text:span><text:span text:style-name="T185_61"><text:s/></text:span><text:span text:style-name="T185_62">of</text:span><text:span text:style-name="T185_63"><text:s/></text:span><text:span text:style-name="T185_64">said</text:span><text:span text:style-name="T185_65"><text:s/></text:span><text:span text:style-name="T185_66">tools</text:span><text:span text:style-name="T185_67"><text:s/></text:span><text:span text:style-name="T185_68">by</text:span><text:span text:style-name="T185_69"><text:s/></text:span><text:span text:style-name="T185_70">any</text:span><text:span text:style-name="T185_71"><text:s/></text:span><text:span text:style-name="T185_72">other</text:span><text:span text:style-name="T185_73"><text:s/></text:span><text:span text:style-name="T185_74">person</text:span><text:span text:style-name="T185_75"><text:s/></text:span><text:span text:style-name="T185_76">except</text:span><text:span text:style-name="T185_77"><text:s/></text:span><text:span text:style-name="T185_78">by</text:span><text:span text:style-name="T185_79"><text:s/></text:span><text:span text:style-name="T185_80">the</text:span><text:span text:style-name="T185_81"><text:s/></text:span><text:span text:style-name="T185_82">express</text:span><text:span text:style-name="T185_83"><text:s/></text:span><text:span text:style-name="T185_84">permission</text:span><text:span text:style-name="T185_85"><text:s/></text:span><text:span text:style-name="T185_86">of</text:span><text:span text:style-name="T185_87"><text:s/></text:span><text:span text:style-name="T185_88">the</text:span><text:span text:style-name="T185_89"><text:s/></text:span><text:span text:style-name="T185_90">lender</text:span><text:span text:style-name="T185_91">.</text:span></text:p>
        </text:list-item>
        <text:list-item>
          <text:p text:style-name="P186"><text:span text:style-name="T186_1">The</text:span><text:span text:style-name="T186_2"><text:s/></text:span><text:span text:style-name="T186_3">borrower</text:span><text:span text:style-name="T186_4"><text:s/></text:span><text:span text:style-name="T186_5">agrees</text:span><text:span text:style-name="T186_6"><text:s/></text:span><text:span text:style-name="T186_7">that</text:span><text:span text:style-name="T186_8"><text:s/></text:span><text:span text:style-name="T186_9">the</text:span><text:span text:style-name="T186_10"><text:s/></text:span><text:span text:style-name="T186_11">community</text:span><text:span text:style-name="T186_12"><text:s/></text:span><text:span text:style-name="T186_13">is</text:span><text:span text:style-name="T186_14"><text:s/></text:span><text:span text:style-name="T186_15">not</text:span><text:span text:style-name="T186_16"><text:s/></text:span><text:span text:style-name="T186_17">responsible</text:span><text:span text:style-name="T186_18"><text:s/></text:span><text:span text:style-name="T186_19">for</text:span><text:span text:style-name="T186_20"><text:s/></text:span><text:span text:style-name="T186_21">any</text:span><text:span text:style-name="T186_22"><text:s/></text:span><text:span text:style-name="T186_23">manufacturing</text:span><text:span text:style-name="T186_24"><text:s/></text:span><text:span text:style-name="T186_25">defects</text:span><text:span text:style-name="T186_26"><text:s/></text:span><text:span text:style-name="T186_27">in</text:span><text:span text:style-name="T186_28"><text:s/></text:span><text:span text:style-name="T186_29">quality</text:span><text:span text:style-name="T186_30"><text:s/></text:span><text:span text:style-name="T186_31">of</text:span><text:span text:style-name="T186_32"><text:s/></text:span><text:span text:style-name="T186_33">workmanship</text:span><text:span text:style-name="T186_34"><text:s/></text:span><text:span text:style-name="T186_35">or</text:span><text:span text:style-name="T186_36"><text:s/></text:span><text:span text:style-name="T186_37">materials</text:span><text:span text:style-name="T186_38"><text:s/></text:span><text:span text:style-name="T186_39">inherent</text:span><text:span text:style-name="T186_40"><text:s/></text:span><text:span text:style-name="T186_41">in</text:span><text:span text:style-name="T186_42"><text:s/></text:span><text:span text:style-name="T186_43">any</text:span><text:span text:style-name="T186_44"><text:s/></text:span><text:span text:style-name="T186_45">borrowed</text:span><text:span text:style-name="T186_46"><text:s/></text:span><text:span text:style-name="T186_47">items</text:span><text:span text:style-name="T186_48">.</text:span></text:p>
        </text:list-item>
        <text:list-item>
          <text:p text:style-name="P187"><text:span text:style-name="T187_1">The</text:span><text:span text:style-name="T187_2"><text:s/></text:span><text:span text:style-name="T187_3">borrower</text:span><text:span text:style-name="T187_4"><text:s/></text:span><text:span text:style-name="T187_5">agrees</text:span><text:span text:style-name="T187_6"><text:s/></text:span><text:span text:style-name="T187_7">that</text:span><text:span text:style-name="T187_8"><text:s/></text:span><text:span text:style-name="T187_9">if</text:span><text:span text:style-name="T187_10"><text:s/></text:span><text:span text:style-name="T187_11">any</text:span><text:span text:style-name="T187_12"><text:s/></text:span><text:span text:style-name="T187_13">borrowed</text:span><text:span text:style-name="T187_14"><text:s/></text:span><text:span text:style-name="T187_15">item</text:span><text:span text:style-name="T187_16"><text:s/></text:span><text:span text:style-name="T187_17">becomes</text:span><text:span text:style-name="T187_18"><text:s/></text:span><text:span text:style-name="T187_19">unsafe</text:span><text:span text:style-name="T187_20"><text:s/></text:span><text:span text:style-name="T187_21">or</text:span><text:span text:style-name="T187_22"><text:s/></text:span><text:span text:style-name="T187_23">in</text:span><text:span text:style-name="T187_24"><text:s/></text:span><text:span text:style-name="T187_25">a</text:span><text:span text:style-name="T187_26"><text:s/></text:span><text:span text:style-name="T187_27">state</text:span><text:span text:style-name="T187_28"><text:s/></text:span><text:span text:style-name="T187_29">of</text:span><text:span text:style-name="T187_30"><text:s/></text:span><text:span text:style-name="T187_31">disrepair</text:span><text:span text:style-name="T187_32">,<text:s/></text:span><text:span text:style-name="T187_33">the</text:span><text:span text:style-name="T187_34"><text:s/></text:span><text:span text:style-name="T187_35">borrower</text:span><text:span text:style-name="T187_36"><text:s/></text:span><text:span text:style-name="T187_37">will</text:span><text:span text:style-name="T187_38"><text:s/></text:span><text:span text:style-name="T187_39">immediately</text:span><text:span text:style-name="T187_40"><text:s/></text:span><text:span text:style-name="T187_41">discontinue</text:span><text:span text:style-name="T187_42"><text:s/></text:span><text:span text:style-name="T187_43">use</text:span><text:span text:style-name="T187_44"><text:s/></text:span><text:span text:style-name="T187_45">of</text:span><text:span text:style-name="T187_46"><text:s/></text:span><text:span text:style-name="T187_47">the</text:span><text:span text:style-name="T187_48"><text:s/></text:span><text:span text:style-name="T187_49">item</text:span><text:span text:style-name="T187_50"><text:s/></text:span><text:span text:style-name="T187_51">and</text:span><text:span text:style-name="T187_52"><text:s/></text:span><text:span text:style-name="T187_53">unlist</text:span><text:span text:style-name="T187_54"><text:s/></text:span><text:span text:style-name="T187_55">it</text:span><text:span text:style-name="T187_56">.</text:span></text:p>
        </text:list-item>
      </text:list>
      <text:p text:style-name="P188"/>
      <text:p text:style-name="P189"><text:span text:style-name="T189_1">THE</text:span><text:span text:style-name="T189_2"><text:s/></text:span><text:span text:style-name="T189_3">FOLLOWING</text:span><text:span text:style-name="T189_4"><text:s/></text:span><text:span text:style-name="T189_5">REMAINS</text:span><text:span text:style-name="T189_6"><text:s/></text:span><text:span text:style-name="T189_7">TO</text:span><text:span text:style-name="T189_8"><text:s/></text:span><text:span text:style-name="T189_9">BE</text:span><text:span text:style-name="T189_10"><text:s/></text:span><text:span text:style-name="T189_11">EDITED</text:span><text:span text:style-name="T189_12">:</text:span></text:p>
      <text:list text:style-name="LS11" xml:id="list47" text:continue-list="list38">
        <text:list-item>
          <text:p text:style-name="P190"><text:span text:style-name="T190_1">Loan</text:span><text:span text:style-name="T190_2"><text:s/></text:span><text:span text:style-name="T190_3">periods</text:span><text:span text:style-name="T190_4"><text:s/></text:span><text:span text:style-name="T190_5">for</text:span><text:span text:style-name="T190_6"><text:s/></text:span><text:span text:style-name="T190_7">tools</text:span><text:span text:style-name="T190_8"><text:s/></text:span><text:span text:style-name="T190_9">are</text:span><text:span text:style-name="T190_10"><text:s/></text:span><text:span text:style-name="T190_11">two</text:span><text:span text:style-name="T190_12">,<text:s/></text:span><text:span text:style-name="T190_13">three</text:span><text:span text:style-name="T190_14"><text:s/></text:span><text:span text:style-name="T190_15">or</text:span><text:span text:style-name="T190_16"><text:s/></text:span><text:span text:style-name="T190_17">seven</text:span><text:span text:style-name="T190_18"><text:s/></text:span><text:span text:style-name="T190_19">days</text:span><text:span text:style-name="T190_20">,<text:s/></text:span><text:span text:style-name="T190_21">depending</text:span><text:span text:style-name="T190_22"><text:s/></text:span><text:span text:style-name="T190_23">upon</text:span><text:span text:style-name="T190_24"><text:s/></text:span><text:span text:style-name="T190_25">the</text:span><text:span text:style-name="T190_26"><text:s/></text:span><text:span text:style-name="T190_27">demand</text:span><text:span text:style-name="T190_28"><text:s/></text:span><text:span text:style-name="T190_29">and</text:span><text:span text:style-name="T190_30"><text:s/></text:span><text:span text:style-name="T190_31">type</text:span><text:span text:style-name="T190_32"><text:s/></text:span><text:span text:style-name="T190_33">of</text:span><text:span text:style-name="T190_34"><text:s/></text:span><text:span text:style-name="T190_35">tool</text:span><text:span text:style-name="T190_36">.<text:s/></text:span><text:span text:style-name="T190_37">The</text:span><text:span text:style-name="T190_38"><text:s/></text:span><text:span text:style-name="T190_39">borrower</text:span><text:span text:style-name="T190_40"><text:s/></text:span><text:span text:style-name="T190_41">agrees</text:span><text:span text:style-name="T190_42"><text:s/></text:span><text:span text:style-name="T190_43">to</text:span><text:span text:style-name="T190_44"><text:s/></text:span><text:span text:style-name="T190_45">return</text:span><text:span text:style-name="T190_46"><text:s/></text:span><text:span text:style-name="T190_47">any</text:span><text:span text:style-name="T190_48"><text:s/></text:span><text:span text:style-name="T190_49">borrowed</text:span><text:span text:style-name="T190_50"><text:s/></text:span><text:span text:style-name="T190_51">item</text:span><text:span text:style-name="T190_52"><text:s/></text:span><text:span text:style-name="T190_53">on</text:span><text:span text:style-name="T190_54"><text:s/></text:span><text:span text:style-name="T190_55">or</text:span><text:span text:style-name="T190_56"><text:s/></text:span><text:span text:style-name="T190_57">before</text:span><text:span text:style-name="T190_58"><text:s/></text:span><text:span text:style-name="T190_59">the</text:span><text:span text:style-name="T190_60"><text:s/></text:span><text:span text:style-name="T190_61">due</text:span><text:span text:style-name="T190_62"><text:s/></text:span><text:span text:style-name="T190_63">date</text:span><text:span text:style-name="T190_64"><text:s/></text:span><text:span text:style-name="T190_65">in</text:span><text:span text:style-name="T190_66"><text:s/></text:span><text:span text:style-name="T190_67">the</text:span><text:span text:style-name="T190_68"><text:s/></text:span><text:span text:style-name="T190_69">same</text:span><text:span text:style-name="T190_70"><text:s/></text:span><text:span text:style-name="T190_71">condition</text:span><text:span text:style-name="T190_72">,<text:s/></text:span><text:span text:style-name="T190_73">normal</text:span><text:span text:style-name="T190_74"><text:s/></text:span><text:span text:style-name="T190_75">wear</text:span><text:span text:style-name="T190_76"><text:s/></text:span><text:span text:style-name="T190_77">and</text:span><text:span text:style-name="T190_78"><text:s/></text:span><text:span text:style-name="T190_79">tear</text:span><text:span text:style-name="T190_80"><text:s/></text:span><text:span text:style-name="T190_81">excepted</text:span><text:span text:style-name="T190_82">,<text:s/></text:span><text:span text:style-name="T190_83">as</text:span><text:span text:style-name="T190_84"><text:s/></text:span><text:span text:style-name="T190_85">when</text:span><text:span text:style-name="T190_86"><text:s/></text:span><text:span text:style-name="T190_87">it</text:span><text:span text:style-name="T190_88"><text:s/></text:span><text:span text:style-name="T190_89">was</text:span><text:span text:style-name="T190_90"><text:s/></text:span><text:span text:style-name="T190_91">borrowed</text:span><text:span text:style-name="T190_92">.<text:s/></text:span><text:span text:style-name="T190_93">The</text:span><text:span text:style-name="T190_94"><text:s/></text:span><text:span text:style-name="T190_95">borrower</text:span><text:span text:style-name="T190_96"><text:s/></text:span><text:span text:style-name="T190_97">agrees</text:span><text:span text:style-name="T190_98"><text:s/></text:span><text:span text:style-name="T190_99">to</text:span><text:span text:style-name="T190_100"><text:s/></text:span><text:span text:style-name="T190_101">pay</text:span><text:span text:style-name="T190_102"><text:s/></text:span><text:span text:style-name="T190_103">for</text:span><text:span text:style-name="T190_104"><text:s/></text:span><text:span text:style-name="T190_105">the</text:span><text:span text:style-name="T190_106"><text:s/></text:span><text:span text:style-name="T190_107">loss</text:span><text:span text:style-name="T190_108"><text:s/></text:span><text:span text:style-name="T190_109">of</text:span><text:span text:style-name="T190_110"><text:s/></text:span><text:span text:style-name="T190_111">or</text:span><text:span text:style-name="T190_112"><text:s/></text:span><text:span text:style-name="T190_113">damage</text:span><text:span text:style-name="T190_114"><text:s/></text:span><text:span text:style-name="T190_115">to</text:span><text:span text:style-name="T190_116"><text:s/></text:span><text:span text:style-name="T190_117">any</text:span><text:span text:style-name="T190_118"><text:s/></text:span><text:span text:style-name="T190_119">tool</text:span><text:span text:style-name="T190_120"><text:s/></text:span><text:span text:style-name="T190_121">on</text:span><text:span text:style-name="T190_122"><text:s/></text:span><text:span text:style-name="T190_123">loan</text:span><text:span text:style-name="T190_124"><text:s/></text:span><text:span text:style-name="T190_125">to</text:span><text:span text:style-name="T190_126"><text:s/></text:span><text:span text:style-name="T190_127">him</text:span><text:span text:style-name="T190_128"><text:s/></text:span><text:span text:style-name="T190_129">or</text:span><text:span text:style-name="T190_130"><text:s/></text:span><text:span text:style-name="T190_131">her</text:span><text:span text:style-name="T190_132">.<text:s/></text:span><text:span text:style-name="T190_133">The</text:span><text:span text:style-name="T190_134"><text:s/></text:span><text:span text:style-name="T190_135">borrower</text:span><text:span text:style-name="T190_136"><text:s/></text:span><text:span text:style-name="T190_137">further</text:span><text:span text:style-name="T190_138"><text:s/></text:span><text:span text:style-name="T190_139">understands</text:span><text:span text:style-name="T190_140"><text:s/></text:span><text:span text:style-name="T190_141">that</text:span><text:span text:style-name="T190_142"><text:s/></text:span><text:span text:style-name="T190_143">fines</text:span><text:span text:style-name="T190_144"><text:s/></text:span><text:span text:style-name="T190_145">will</text:span><text:span text:style-name="T190_146"><text:s/></text:span><text:span text:style-name="T190_147">be</text:span><text:span text:style-name="T190_148"><text:s/></text:span><text:span text:style-name="T190_149">levied</text:span><text:span text:style-name="T190_150"><text:s/></text:span><text:span text:style-name="T190_151">for</text:span><text:span text:style-name="T190_152"><text:s/></text:span><text:span text:style-name="T190_153">each</text:span><text:span text:style-name="T190_154"><text:s/></text:span><text:span text:style-name="T190_155">item</text:span><text:span text:style-name="T190_156"><text:s/></text:span><text:span text:style-name="T190_157">kept</text:span><text:span text:style-name="T190_158"><text:s/></text:span><text:span text:style-name="T190_159">past</text:span><text:span text:style-name="T190_160"><text:s/></text:span><text:span text:style-name="T190_161">the</text:span><text:span text:style-name="T190_162"><text:s/></text:span><text:span text:style-name="T190_163">due</text:span><text:span text:style-name="T190_164"><text:s/></text:span><text:span text:style-name="T190_165">date</text:span><text:span text:style-name="T190_166">.<text:s/></text:span><text:span text:style-name="T190_167">Repeated</text:span><text:span text:style-name="T190_168"><text:s/></text:span><text:span text:style-name="T190_169">failure</text:span><text:span text:style-name="T190_170"><text:s/></text:span><text:span text:style-name="T190_171">to</text:span><text:span text:style-name="T190_172"><text:s/></text:span><text:span text:style-name="T190_173">return</text:span><text:span text:style-name="T190_174"><text:s/></text:span><text:span text:style-name="T190_175">tools</text:span><text:span text:style-name="T190_176"><text:s/></text:span><text:span text:style-name="T190_177">on</text:span><text:span text:style-name="T190_178"><text:s/></text:span><text:span text:style-name="T190_179">time</text:span><text:span text:style-name="T190_180"><text:s/></text:span><text:span text:style-name="T190_181">may</text:span><text:span text:style-name="T190_182"><text:s/></text:span><text:span text:style-name="T190_183">result</text:span><text:span text:style-name="T190_184"><text:s/></text:span><text:span text:style-name="T190_185">in</text:span><text:span text:style-name="T190_186"><text:s/></text:span><text:span text:style-name="T190_187">revocation</text:span><text:span text:style-name="T190_188"><text:s/></text:span><text:span text:style-name="T190_189">of</text:span><text:span text:style-name="T190_190"><text:s/></text:span><text:span text:style-name="T190_191">borrowing</text:span><text:span text:style-name="T190_192"><text:s/></text:span><text:span text:style-name="T190_193">privileges</text:span><text:span text:style-name="T190_194">.<text:s/></text:span><text:span text:style-name="T190_195">The</text:span><text:span text:style-name="T190_196"><text:s/></text:span><text:span text:style-name="T190_197">Library</text:span><text:span text:style-name="T190_198"><text:s/></text:span><text:span text:style-name="T190_199">reserves</text:span><text:span text:style-name="T190_200"><text:s/></text:span><text:span text:style-name="T190_201">the</text:span><text:span text:style-name="T190_202"><text:s/></text:span><text:span text:style-name="T190_203">right</text:span><text:span text:style-name="T190_204"><text:s/></text:span><text:span text:style-name="T190_205">to</text:span><text:span text:style-name="T190_206"><text:s/></text:span><text:span text:style-name="T190_207">limit</text:span><text:span text:style-name="T190_208"><text:s/></text:span><text:span text:style-name="T190_209">the</text:span><text:span text:style-name="T190_210"><text:s/></text:span><text:span text:style-name="T190_211">number</text:span><text:span text:style-name="T190_212"><text:s/></text:span><text:span text:style-name="T190_213">of</text:span><text:span text:style-name="T190_214"><text:s/></text:span><text:span text:style-name="T190_215">tools</text:span><text:span text:style-name="T190_216"><text:s/></text:span><text:span text:style-name="T190_217">borrowed</text:span><text:span text:style-name="T190_218"><text:s/></text:span><text:span text:style-name="T190_219">and</text:span><text:span text:style-name="T190_220"><text:s/></text:span><text:span text:style-name="T190_221">to</text:span><text:span text:style-name="T190_222"><text:s/></text:span><text:span text:style-name="T190_223">alter</text:span><text:span text:style-name="T190_224"><text:s/></text:span><text:span text:style-name="T190_225">the</text:span><text:span text:style-name="T190_226"><text:s/></text:span><text:span text:style-name="T190_227">maximum</text:span><text:span text:style-name="T190_228"><text:s/></text:span><text:span text:style-name="T190_229">loan</text:span><text:span text:style-name="T190_230"><text:s/></text:span><text:span text:style-name="T190_231">period</text:span><text:span text:style-name="T190_232">.</text:span></text:p>
        </text:list-item>
        <text:list-item>
          <text:p text:style-name="P191"><text:span text:style-name="T191_1">If</text:span><text:span text:style-name="T191_2"><text:s/></text:span><text:span text:style-name="T191_3">the</text:span><text:span text:style-name="T191_4"><text:s/></text:span><text:span text:style-name="T191_5">borrower</text:span><text:span text:style-name="T191_6"><text:s/></text:span><text:span text:style-name="T191_7">wishes</text:span><text:span text:style-name="T191_8"><text:s/></text:span><text:span text:style-name="T191_9">to</text:span><text:span text:style-name="T191_10"><text:s/></text:span><text:span text:style-name="T191_11">renew</text:span><text:span text:style-name="T191_12"><text:s/></text:span><text:span text:style-name="T191_13">the</text:span><text:span text:style-name="T191_14"><text:s/></text:span><text:span text:style-name="T191_15">loan</text:span><text:span text:style-name="T191_16"><text:s/></text:span><text:span text:style-name="T191_17">of</text:span><text:span text:style-name="T191_18"><text:s/></text:span><text:span text:style-name="T191_19">the</text:span><text:span text:style-name="T191_20"><text:s/></text:span><text:span text:style-name="T191_21">tool</text:span><text:span text:style-name="T191_22">,<text:s/></text:span><text:span text:style-name="T191_23">he</text:span><text:span text:style-name="T191_24"><text:s/></text:span><text:span text:style-name="T191_25">or</text:span><text:span text:style-name="T191_26"><text:s/></text:span><text:span text:style-name="T191_27">she</text:span><text:span text:style-name="T191_28"><text:s/></text:span><text:span text:style-name="T191_29">may</text:span><text:span text:style-name="T191_30"><text:s/></text:span><text:span text:style-name="T191_31">do</text:span><text:span text:style-name="T191_32"><text:s/></text:span><text:span text:style-name="T191_33">so</text:span><text:span text:style-name="T191_34"><text:s/></text:span><text:span text:style-name="T191_35">on</text:span><text:span text:style-name="T191_36"><text:s/></text:span><text:span text:style-name="T191_37">the</text:span><text:span text:style-name="T191_38"><text:s/></text:span><text:span text:style-name="T191_39">due</text:span><text:span text:style-name="T191_40"><text:s/></text:span><text:span text:style-name="T191_41">date</text:span><text:span text:style-name="T191_42"><text:s/></text:span><text:span text:style-name="T191_43">by</text:span><text:span text:style-name="T191_44"><text:s/></text:span><text:span text:style-name="T191_45">contacting</text:span><text:span text:style-name="T191_46"><text:s/></text:span><text:span text:style-name="T191_47">the</text:span><text:span text:style-name="T191_48"><text:s/></text:span><text:span text:style-name="T191_49">Tool</text:span><text:span text:style-name="T191_50"><text:s/></text:span><text:span text:style-name="T191_51">Lending</text:span><text:span text:style-name="T191_52"><text:s/></text:span><text:span text:style-name="T191_53">Library</text:span><text:span text:style-name="T191_54"><text:s/></text:span><text:span text:style-name="T191_55">in</text:span><text:span text:style-name="T191_56"><text:s/></text:span><text:span text:style-name="T191_57">person</text:span><text:span text:style-name="T191_58">.<text:s/></text:span><text:span text:style-name="T191_59">Renewals</text:span><text:span text:style-name="T191_60"><text:s/></text:span><text:span text:style-name="T191_61">must</text:span><text:span text:style-name="T191_62"><text:s/></text:span><text:span text:style-name="T191_63">be</text:span><text:span text:style-name="T191_64"><text:s/></text:span><text:span text:style-name="T191_65">done</text:span><text:span text:style-name="T191_66"><text:s/></text:span><text:span text:style-name="T191_67">in</text:span><text:span text:style-name="T191_68"><text:s/></text:span><text:span text:style-name="T191_69">person</text:span><text:span text:style-name="T191_70">.<text:s/></text:span><text:span text:style-name="T191_71">If</text:span><text:span text:style-name="T191_72"><text:s/></text:span><text:span text:style-name="T191_73">there</text:span><text:span text:style-name="T191_74"><text:s/></text:span><text:span text:style-name="T191_75">is</text:span><text:span text:style-name="T191_76"><text:s/></text:span><text:span text:style-name="T191_77">no</text:span><text:span text:style-name="T191_78"><text:s/></text:span><text:span text:style-name="T191_79">one</text:span><text:span text:style-name="T191_80"><text:s/></text:span><text:span text:style-name="T191_81">waiting</text:span><text:span text:style-name="T191_82"><text:s/></text:span><text:span text:style-name="T191_83">to</text:span><text:span text:style-name="T191_84"><text:s/></text:span><text:span text:style-name="T191_85">borrow</text:span><text:span text:style-name="T191_86"><text:s/></text:span><text:span text:style-name="T191_87">the</text:span><text:span text:style-name="T191_88"><text:s/></text:span><text:span text:style-name="T191_89">item</text:span><text:span text:style-name="T191_90">,<text:s/></text:span><text:span text:style-name="T191_91">it</text:span><text:span text:style-name="T191_92"><text:s/></text:span><text:span text:style-name="T191_93">may</text:span><text:span text:style-name="T191_94"><text:s/></text:span><text:span text:style-name="T191_95">be</text:span><text:span text:style-name="T191_96"><text:s/></text:span><text:span text:style-name="T191_97">borrowed</text:span><text:span text:style-name="T191_98"><text:s/></text:span><text:span text:style-name="T191_99">for</text:span><text:span text:style-name="T191_100"><text:s/></text:span><text:span text:style-name="T191_101">an</text:span><text:span text:style-name="T191_102"><text:s/></text:span><text:span text:style-name="T191_103">additional</text:span><text:span text:style-name="T191_104"><text:s/></text:span><text:span text:style-name="T191_105">loan</text:span><text:span text:style-name="T191_106"><text:s/></text:span><text:span text:style-name="T191_107">period</text:span><text:span text:style-name="T191_108">.<text:s/></text:span><text:span text:style-name="T191_109">The</text:span><text:span text:style-name="T191_110"><text:s/></text:span><text:span text:style-name="T191_111">Library</text:span><text:span text:style-name="T191_112"><text:s/></text:span><text:span text:style-name="T191_113">reserves</text:span><text:span text:style-name="T191_114"><text:s/></text:span><text:span text:style-name="T191_115">the</text:span><text:span text:style-name="T191_116"><text:s/></text:span><text:span text:style-name="T191_117">right</text:span><text:span text:style-name="T191_118"><text:s/></text:span><text:span text:style-name="T191_119">to</text:span><text:span text:style-name="T191_120"><text:s/></text:span><text:span text:style-name="T191_121">refuse</text:span><text:span text:style-name="T191_122"><text:s/></text:span><text:span text:style-name="T191_123">or</text:span><text:span text:style-name="T191_124"><text:s/></text:span><text:span text:style-name="T191_125">limit</text:span><text:span text:style-name="T191_126"><text:s/></text:span><text:span text:style-name="T191_127">renewals</text:span><text:span text:style-name="T191_128">.<text:s/></text:span><text:span text:style-name="T191_129">Up</text:span><text:span text:style-name="T191_130"><text:s/></text:span><text:span text:style-name="T191_131">to</text:span><text:span text:style-name="T191_132"><text:s/>2<text:s/></text:span><text:span text:style-name="T191_133">consecutive</text:span><text:span text:style-name="T191_134"><text:s/></text:span><text:span text:style-name="T191_135">renewals</text:span><text:span text:style-name="T191_136"><text:s/></text:span><text:span text:style-name="T191_137">may</text:span><text:span text:style-name="T191_138"><text:s/></text:span><text:span text:style-name="T191_139">be</text:span><text:span text:style-name="T191_140"><text:s/></text:span><text:span text:style-name="T191_141">made</text:span><text:span text:style-name="T191_142">,<text:s/></text:span><text:span text:style-name="T191_143">dependent</text:span><text:span text:style-name="T191_144"><text:s/></text:span><text:span text:style-name="T191_145">upon</text:span><text:span text:style-name="T191_146"><text:s/></text:span><text:span text:style-name="T191_147">the</text:span><text:span text:style-name="T191_148"><text:s/></text:span><text:span text:style-name="T191_149">reserve</text:span><text:span text:style-name="T191_150"><text:s/></text:span><text:span text:style-name="T191_151">status</text:span><text:span text:style-name="T191_152"><text:s/></text:span><text:span text:style-name="T191_153">of</text:span><text:span text:style-name="T191_154"><text:s/></text:span><text:span text:style-name="T191_155">the</text:span><text:span text:style-name="T191_156"><text:s/></text:span><text:span text:style-name="T191_157">item</text:span><text:span text:style-name="T191_158">.</text:span></text:p>
        </text:list-item>
        <text:list-item>
          <text:p text:style-name="P192"><text:span text:style-name="T192_1">If</text:span><text:span text:style-name="T192_2"><text:s/></text:span><text:span text:style-name="T192_3">a</text:span><text:span text:style-name="T192_4"><text:s/></text:span><text:span text:style-name="T192_5">tool</text:span><text:span text:style-name="T192_6"><text:s/></text:span><text:span text:style-name="T192_7">is</text:span><text:span text:style-name="T192_8"><text:s/></text:span><text:span text:style-name="T192_9">not</text:span><text:span text:style-name="T192_10"><text:s/></text:span><text:span text:style-name="T192_11">immediately</text:span><text:span text:style-name="T192_12"><text:s/></text:span><text:span text:style-name="T192_13">available</text:span><text:span text:style-name="T192_14"><text:s/></text:span><text:span text:style-name="T192_15">for</text:span><text:span text:style-name="T192_16"><text:s/></text:span><text:span text:style-name="T192_17">loan</text:span><text:span text:style-name="T192_18">,<text:s/></text:span><text:span text:style-name="T192_19">the</text:span><text:span text:style-name="T192_20"><text:s/></text:span><text:span text:style-name="T192_21">borrower</text:span><text:span text:style-name="T192_22"><text:s/></text:span><text:span text:style-name="T192_23">may</text:span><text:span text:style-name="T192_24"><text:s/></text:span><text:span text:style-name="T192_25">make</text:span><text:span text:style-name="T192_26"><text:s/></text:span><text:span text:style-name="T192_27">a</text:span><text:span text:style-name="T192_28"><text:s/></text:span><text:span text:style-name="T192_29">reserve</text:span><text:span text:style-name="T192_30"><text:s/></text:span><text:span text:style-name="T192_31">request</text:span><text:span text:style-name="T192_32"><text:s/></text:span><text:span text:style-name="T192_33">to</text:span><text:span text:style-name="T192_34"><text:s/></text:span><text:span text:style-name="T192_35">have</text:span><text:span text:style-name="T192_36"><text:s/></text:span><text:span text:style-name="T192_37">the</text:span><text:span text:style-name="T192_38"><text:s/></text:span><text:span text:style-name="T192_39">tool</text:span><text:span text:style-name="T192_40"><text:s/></text:span><text:span text:style-name="T192_41">when</text:span><text:span text:style-name="T192_42"><text:s/></text:span><text:span text:style-name="T192_43">it</text:span><text:span text:style-name="T192_44"><text:s/></text:span><text:span text:style-name="T192_45">becomes</text:span><text:span text:style-name="T192_46"><text:s/></text:span><text:span text:style-name="T192_47">available</text:span><text:span text:style-name="T192_48">.<text:s/></text:span><text:span text:style-name="T192_49">Reserve</text:span><text:span text:style-name="T192_50"><text:s/></text:span><text:span text:style-name="T192_51">requests</text:span><text:span text:style-name="T192_52"><text:s/></text:span><text:span text:style-name="T192_53">will</text:span><text:span text:style-name="T192_54"><text:s/></text:span><text:span text:style-name="T192_55">be</text:span><text:span text:style-name="T192_56"><text:s/></text:span><text:span text:style-name="T192_57">handled</text:span><text:span text:style-name="T192_58"><text:s/></text:span><text:span text:style-name="T192_59">in</text:span><text:span text:style-name="T192_60"><text:s/></text:span><text:span text:style-name="T192_61">the</text:span><text:span text:style-name="T192_62"><text:s/></text:span><text:span text:style-name="T192_63">order</text:span><text:span text:style-name="T192_64"><text:s/></text:span><text:span text:style-name="T192_65">received</text:span><text:span text:style-name="T192_66">.<text:s/></text:span><text:span text:style-name="T192_67">If</text:span><text:span text:style-name="T192_68"><text:s/></text:span><text:span text:style-name="T192_69">a</text:span><text:span text:style-name="T192_70"><text:s/></text:span><text:span text:style-name="T192_71">tool</text:span><text:span text:style-name="T192_72"><text:s/></text:span><text:span text:style-name="T192_73">is</text:span><text:span text:style-name="T192_74"><text:s/></text:span><text:span text:style-name="T192_75">available</text:span><text:span text:style-name="T192_76">,<text:s/></text:span><text:span text:style-name="T192_77">the</text:span><text:span text:style-name="T192_78"><text:s/></text:span><text:span text:style-name="T192_79">borrower</text:span><text:span text:style-name="T192_80"><text:s/></text:span><text:span text:style-name="T192_81">may</text:span><text:span text:style-name="T192_82"><text:s/></text:span><text:span text:style-name="T192_83">phone</text:span><text:span text:style-name="T192_84"><text:s/></text:span><text:span text:style-name="T192_85">the</text:span><text:span text:style-name="T192_86"><text:s/></text:span><text:span text:style-name="T192_87">TLL</text:span><text:span text:style-name="T192_88"><text:s/></text:span><text:span text:style-name="T192_89">and</text:span><text:span text:style-name="T192_90"><text:s/></text:span><text:span text:style-name="T192_91">have</text:span><text:span text:style-name="T192_92"><text:s/></text:span><text:span text:style-name="T192_93">the</text:span><text:span text:style-name="T192_94"><text:s/></text:span><text:span text:style-name="T192_95">tool</text:span><text:span text:style-name="T192_96"><text:s/></text:span><text:span text:style-name="T192_97">set</text:span><text:span text:style-name="T192_98"><text:s/></text:span><text:span text:style-name="T192_99">aside</text:span><text:span text:style-name="T192_100"><text:s/></text:span><text:span text:style-name="T192_101">to</text:span><text:span text:style-name="T192_102"><text:s/></text:span><text:span text:style-name="T192_103">be</text:span><text:span text:style-name="T192_104"><text:s/></text:span><text:span text:style-name="T192_105">borrowed</text:span><text:span text:style-name="T192_106"><text:s/></text:span><text:span text:style-name="T192_107">later</text:span><text:span text:style-name="T192_108"><text:s/></text:span><text:span text:style-name="T192_109">THE</text:span><text:span text:style-name="T192_110"><text:s/></text:span><text:span text:style-name="T192_111">SAME</text:span><text:span text:style-name="T192_112"><text:s/></text:span><text:span text:style-name="T192_113">DAY</text:span><text:span text:style-name="T192_114">.<text:s/></text:span><text:span text:style-name="T192_115">If</text:span><text:span text:style-name="T192_116"><text:s/></text:span><text:span text:style-name="T192_117">the</text:span><text:span text:style-name="T192_118"><text:s/></text:span><text:span text:style-name="T192_119">borrower</text:span><text:span text:style-name="T192_120"><text:s/></text:span><text:span text:style-name="T192_121">fails</text:span><text:span text:style-name="T192_122"><text:s/></text:span><text:span text:style-name="T192_123">to</text:span><text:span text:style-name="T192_124"><text:s/></text:span><text:span text:style-name="T192_125">come</text:span><text:span text:style-name="T192_126"><text:s/></text:span><text:span text:style-name="T192_127">for</text:span><text:span text:style-name="T192_128"><text:s/></text:span><text:span text:style-name="T192_129">the</text:span><text:span text:style-name="T192_130"><text:s/></text:span><text:span text:style-name="T192_131">tool</text:span><text:span text:style-name="T192_132"><text:s/></text:span><text:span text:style-name="T192_133">as</text:span><text:span text:style-name="T192_134"><text:s/></text:span><text:span text:style-name="T192_135">agreed</text:span><text:span text:style-name="T192_136">,<text:s/></text:span><text:span text:style-name="T192_137">the</text:span><text:span text:style-name="T192_138"><text:s/></text:span><text:span text:style-name="T192_139">Library</text:span><text:span text:style-name="T192_140"><text:s/></text:span><text:span text:style-name="T192_141">may</text:span><text:span text:style-name="T192_142"><text:s/></text:span><text:span text:style-name="T192_143">lend</text:span><text:span text:style-name="T192_144"><text:s/></text:span><text:span text:style-name="T192_145">the</text:span><text:span text:style-name="T192_146"><text:s/></text:span><text:span text:style-name="T192_147">tool</text:span><text:span text:style-name="T192_148"><text:s/></text:span><text:span text:style-name="T192_149">to</text:span><text:span text:style-name="T192_150"><text:s/></text:span><text:span text:style-name="T192_151">another</text:span><text:span text:style-name="T192_152"><text:s/></text:span><text:span text:style-name="T192_153">borrower</text:span><text:span text:style-name="T192_154">.<text:s/></text:span><text:span text:style-name="T192_155">No</text:span><text:span text:style-name="T192_156"><text:s/></text:span><text:span text:style-name="T192_157">tool</text:span><text:span text:style-name="T192_158"><text:s/></text:span><text:span text:style-name="T192_159">will</text:span><text:span text:style-name="T192_160"><text:s/></text:span><text:span text:style-name="T192_161">be</text:span><text:span text:style-name="T192_162"><text:s/></text:span><text:span text:style-name="T192_163">held</text:span><text:span text:style-name="T192_164"><text:s/></text:span><text:span text:style-name="T192_165">beyond</text:span><text:span text:style-name="T192_166"><text:s/></text:span><text:span text:style-name="T192_167">closing</text:span><text:span text:style-name="T192_168"><text:s/></text:span><text:span text:style-name="T192_169">time</text:span><text:span text:style-name="T192_170">.<text:s/></text:span><text:span text:style-name="T192_171">Tools</text:span><text:span text:style-name="T192_172"><text:s/></text:span><text:span text:style-name="T192_173">will</text:span><text:span text:style-name="T192_174"><text:s/></text:span><text:span text:style-name="T192_175">not</text:span><text:span text:style-name="T192_176"><text:s/></text:span><text:span text:style-name="T192_177">be</text:span><text:span text:style-name="T192_178"><text:s/></text:span><text:span text:style-name="T192_179">reserved</text:span><text:span text:style-name="T192_180"><text:s/></text:span><text:span text:style-name="T192_181">for</text:span><text:span text:style-name="T192_182"><text:s/></text:span><text:span text:style-name="T192_183">a</text:span><text:span text:style-name="T192_184"><text:s/></text:span><text:span text:style-name="T192_185">future</text:span><text:span text:style-name="T192_186"><text:s/></text:span><text:span text:style-name="T192_187">date</text:span><text:span text:style-name="T192_188">.<text:s/></text:span><text:span text:style-name="T192_189">Seasonal</text:span><text:span text:style-name="T192_190"><text:s/></text:span><text:span text:style-name="T192_191">demands</text:span><text:span text:style-name="T192_192"><text:s/></text:span><text:span text:style-name="T192_193">may</text:span><text:span text:style-name="T192_194"><text:s/></text:span><text:span text:style-name="T192_195">affect</text:span><text:span text:style-name="T192_196"><text:s/></text:span><text:span text:style-name="T192_197">reserve</text:span><text:span text:style-name="T192_198"><text:s/></text:span><text:span text:style-name="T192_199">policies</text:span><text:span text:style-name="T192_200">.<text:s/></text:span><text:span text:style-name="T192_201">The</text:span><text:span text:style-name="T192_202"><text:s/></text:span><text:span text:style-name="T192_203">Library</text:span><text:span text:style-name="T192_204"><text:s/></text:span><text:span text:style-name="T192_205">retains</text:span><text:span text:style-name="T192_206"><text:s/></text:span><text:span text:style-name="T192_207">the</text:span><text:span text:style-name="T192_208"><text:s/></text:span><text:span text:style-name="T192_209">right</text:span><text:span text:style-name="T192_210"><text:s/></text:span><text:span text:style-name="T192_211">to</text:span><text:span text:style-name="T192_212"><text:s/></text:span><text:span text:style-name="T192_213">alter</text:span><text:span text:style-name="T192_214"><text:s/></text:span><text:span text:style-name="T192_215">or</text:span><text:span text:style-name="T192_216"><text:s/></text:span><text:span text:style-name="T192_217">suspend</text:span><text:span text:style-name="T192_218"><text:s/></text:span><text:span text:style-name="T192_219">any</text:span><text:span text:style-name="T192_220"><text:s/></text:span><text:span text:style-name="T192_221">of</text:span><text:span text:style-name="T192_222"><text:s/></text:span><text:span text:style-name="T192_223">the</text:span><text:span text:style-name="T192_224"><text:s/></text:span><text:span text:style-name="T192_225">above</text:span><text:span text:style-name="T192_226"><text:s/></text:span><text:span text:style-name="T192_227">reserve</text:span><text:span text:style-name="T192_228"><text:s/></text:span><text:span text:style-name="T192_229">policies</text:span><text:span text:style-name="T192_230">.</text:span></text:p>
        </text:list-item>
        <text:list-item>
          <text:p text:style-name="P193"><text:span text:style-name="T193_1">When</text:span><text:span text:style-name="T193_2"><text:s/></text:span><text:span text:style-name="T193_3">tools</text:span><text:span text:style-name="T193_4"><text:s/></text:span><text:span text:style-name="T193_5">are</text:span><text:span text:style-name="T193_6"><text:s/></text:span><text:span text:style-name="T193_7">not</text:span><text:span text:style-name="T193_8"><text:s/></text:span><text:span text:style-name="T193_9">returned</text:span><text:span text:style-name="T193_10"><text:s/></text:span><text:span text:style-name="T193_11">by</text:span><text:span text:style-name="T193_12"><text:s/></text:span><text:span text:style-name="T193_13">the</text:span><text:span text:style-name="T193_14"><text:s/></text:span><text:span text:style-name="T193_15">designated</text:span><text:span text:style-name="T193_16"><text:s/></text:span><text:span text:style-name="T193_17">due</text:span><text:span text:style-name="T193_18"><text:s/></text:span><text:span text:style-name="T193_19">date</text:span><text:span text:style-name="T193_20">,<text:s/></text:span><text:span text:style-name="T193_21">the</text:span><text:span text:style-name="T193_22"><text:s/></text:span><text:span text:style-name="T193_23">TLL</text:span><text:span text:style-name="T193_24"><text:s/></text:span><text:span text:style-name="T193_25">will</text:span><text:span text:style-name="T193_26"><text:s/></text:span><text:span text:style-name="T193_27">issue</text:span><text:span text:style-name="T193_28"><text:s/></text:span><text:span text:style-name="T193_29">an</text:span><text:span text:style-name="T193_30"><text:s/></text:span><text:span text:style-name="T193_31">overdue</text:span><text:span text:style-name="T193_32"><text:s/></text:span><text:span text:style-name="T193_33">notice</text:span><text:span text:style-name="T193_34">.<text:s/></text:span><text:span text:style-name="T193_35">If</text:span><text:span text:style-name="T193_36"><text:s/></text:span><text:span text:style-name="T193_37">the</text:span><text:span text:style-name="T193_38"><text:s/></text:span><text:span text:style-name="T193_39">tools</text:span><text:span text:style-name="T193_40"><text:s/></text:span><text:span text:style-name="T193_41">are</text:span><text:span text:style-name="T193_42"><text:s/></text:span><text:span text:style-name="T193_43">not</text:span><text:span text:style-name="T193_44"><text:s/></text:span><text:span text:style-name="T193_45">returned</text:span><text:span text:style-name="T193_46"><text:s/></text:span><text:span text:style-name="T193_47">after</text:span><text:span text:style-name="T193_48"><text:s/></text:span><text:span text:style-name="T193_49">the</text:span><text:span text:style-name="T193_50"><text:s/></text:span><text:span text:style-name="T193_51">notice</text:span><text:span text:style-name="T193_52"><text:s/></text:span><text:span text:style-name="T193_53">has</text:span><text:span text:style-name="T193_54"><text:s/></text:span><text:span text:style-name="T193_55">been</text:span><text:span text:style-name="T193_56"><text:s/></text:span><text:span text:style-name="T193_57">sent</text:span><text:span text:style-name="T193_58">,<text:s/></text:span><text:span text:style-name="T193_59">appropriate</text:span><text:span text:style-name="T193_60"><text:s/></text:span><text:span text:style-name="T193_61">steps</text:span><text:span text:style-name="T193_62"><text:s/></text:span><text:span text:style-name="T193_63">will</text:span><text:span text:style-name="T193_64"><text:s/></text:span><text:span text:style-name="T193_65">be</text:span><text:span text:style-name="T193_66"><text:s/></text:span><text:span text:style-name="T193_67">taken</text:span><text:span text:style-name="T193_68"><text:s/></text:span><text:span text:style-name="T193_69">to</text:span><text:span text:style-name="T193_70"><text:s/></text:span><text:span text:style-name="T193_71">retrieve</text:span><text:span text:style-name="T193_72"><text:s/></text:span><text:span text:style-name="T193_73">them</text:span><text:span text:style-name="T193_74">,<text:s/></text:span><text:span text:style-name="T193_75">including</text:span><text:span text:style-name="T193_76"><text:s/></text:span><text:span text:style-name="T193_77">by</text:span><text:span text:style-name="T193_78"><text:s/></text:span><text:span text:style-name="T193_79">collection</text:span><text:span text:style-name="T193_80"><text:s/></text:span><text:span text:style-name="T193_81">agency</text:span><text:span text:style-name="T193_82"><text:s/></text:span><text:span text:style-name="T193_83">and</text:span><text:span text:style-name="T193_84">/</text:span><text:span text:style-name="T193_85">or</text:span><text:span text:style-name="T193_86"><text:s/></text:span><text:span text:style-name="T193_87">legal</text:span><text:span text:style-name="T193_88"><text:s/></text:span><text:span text:style-name="T193_89">action</text:span><text:span text:style-name="T193_90">.</text:span></text:p>
        </text:list-item>
        <text:list-item>
          <text:p text:style-name="P194"><text:span text:style-name="T194_1">The</text:span><text:span text:style-name="T194_2"><text:s/></text:span><text:span text:style-name="T194_3">Tool</text:span><text:span text:style-name="T194_4"><text:s/></text:span><text:span text:style-name="T194_5">Lending</text:span><text:span text:style-name="T194_6"><text:s/></text:span><text:span text:style-name="T194_7">Library</text:span><text:span text:style-name="T194_8"><text:s/></text:span><text:span text:style-name="T194_9">retains</text:span><text:span text:style-name="T194_10"><text:s/></text:span><text:span text:style-name="T194_11">the</text:span><text:span text:style-name="T194_12"><text:s/></text:span><text:span text:style-name="T194_13">right</text:span><text:span text:style-name="T194_14"><text:s/></text:span><text:span text:style-name="T194_15">to</text:span><text:span text:style-name="T194_16"><text:s/></text:span><text:span text:style-name="T194_17">refuse</text:span><text:span text:style-name="T194_18"><text:s/></text:span><text:span text:style-name="T194_19">the</text:span><text:span text:style-name="T194_20"><text:s/></text:span><text:span text:style-name="T194_21">loan</text:span><text:span text:style-name="T194_22"><text:s/></text:span><text:span text:style-name="T194_23">of</text:span><text:span text:style-name="T194_24"><text:s/></text:span><text:span text:style-name="T194_25">any</text:span><text:span text:style-name="T194_26"><text:s/></text:span><text:span text:style-name="T194_27">item</text:span><text:span text:style-name="T194_28"><text:s/></text:span><text:span text:style-name="T194_29">for</text:span><text:span text:style-name="T194_30"><text:s/></text:span><text:span text:style-name="T194_31">failure</text:span><text:span text:style-name="T194_32"><text:s/></text:span><text:span text:style-name="T194_33">to</text:span><text:span text:style-name="T194_34"><text:s/></text:span><text:span text:style-name="T194_35">comply</text:span><text:span text:style-name="T194_36"><text:s/></text:span><text:span text:style-name="T194_37">with</text:span><text:span text:style-name="T194_38"><text:s/></text:span><text:span text:style-name="T194_39">any</text:span><text:span text:style-name="T194_40"><text:s/></text:span><text:span text:style-name="T194_41">of</text:span><text:span text:style-name="T194_42"><text:s/></text:span><text:span text:style-name="T194_43">the</text:span><text:span text:style-name="T194_44"><text:s/></text:span><text:span text:style-name="T194_45">above</text:span><text:span text:style-name="T194_46"><text:s/></text:span><text:span text:style-name="T194_47">rules</text:span><text:span text:style-name="T194_48"><text:s/></text:span><text:span text:style-name="T194_49">and</text:span><text:span text:style-name="T194_50"><text:s/></text:span><text:span text:style-name="T194_51">regulations</text:span><text:span text:style-name="T194_52">,<text:s/></text:span><text:span text:style-name="T194_53">or</text:span><text:span text:style-name="T194_54"><text:s/></text:span><text:span text:style-name="T194_55">for</text:span><text:span text:style-name="T194_56"><text:s/></text:span><text:span text:style-name="T194_57">falsification</text:span><text:span text:style-name="T194_58"><text:s/></text:span><text:span text:style-name="T194_59">of</text:span><text:span text:style-name="T194_60"><text:s/></text:span><text:span text:style-name="T194_61">any</text:span><text:span text:style-name="T194_62"><text:s/></text:span><text:span text:style-name="T194_63">information</text:span><text:span text:style-name="T194_64">.</text:span></text:p>
        </text:list-item>
      </text:list>
      <text:p text:style-name="P195"/>
      <text:h text:style-name="P196" text:outline-level="10"><text:bookmark-start text:name="h.gy3o6awtc2kv"/><text:bookmark-end text:name="h.gy3o6awtc2kv"/></text:h>
      <text:h text:style-name="P197" text:outline-level="10"><text:bookmark-start text:name="h.t39v3rj5mh6p"/><text:bookmark-end text:name="h.t39v3rj5mh6p"/><text:bookmark-start text:name="h.7tp12e2kl94"/><text:bookmark-end text:name="h.7tp12e2kl94"/><text:span text:style-name="T197_1">Verification</text:span><text:span text:style-name="T197_2"><text:s/></text:span><text:span text:style-name="T197_3">System</text:span></text:h>
      <text:p text:style-name="P198"><text:span text:style-name="T198_1">(</text:span><text:span text:style-name="T198_2">note</text:span><text:span text:style-name="T198_3"><text:s/>:<text:s/></text:span><text:span text:style-name="T198_4">another</text:span><text:span text:style-name="T198_5"><text:s/></text:span><text:span text:style-name="T198_6">term</text:span><text:span text:style-name="T198_7"><text:s/></text:span><text:span text:style-name="T198_8">than</text:span><text:span text:style-name="T198_9"><text:s/></text:span><text:span text:style-name="T198_10">verification</text:span><text:span text:style-name="T198_11"><text:s/></text:span><text:span text:style-name="T198_12">would</text:span><text:span text:style-name="T198_13"><text:s/></text:span><text:span text:style-name="T198_14">be</text:span><text:span text:style-name="T198_15"><text:s/></text:span><text:span text:style-name="T198_16">great</text:span><text:span text:style-name="T198_17">)</text:span></text:p>
      <text:p text:style-name="P199"/>
      <text:p text:style-name="P200"><text:span text:style-name="T200_1">Verified</text:span><text:span text:style-name="T200_2"><text:s/></text:span><text:span text:style-name="T200_3">users</text:span></text:p>
      <text:p text:style-name="P201"><text:span text:style-name="T201_1">A</text:span><text:span text:style-name="T201_2"><text:s/></text:span><text:span text:style-name="T201_3">verified</text:span><text:span text:style-name="T201_4"><text:s/></text:span><text:span text:style-name="T201_5">user</text:span><text:span text:style-name="T201_6"><text:s/></text:span><text:span text:style-name="T201_7">has</text:span><text:span text:style-name="T201_8"><text:s/></text:span><text:span text:style-name="T201_9">been</text:span><text:span text:style-name="T201_10"><text:s/></text:span><text:span text:style-name="T201_11">tagged</text:span><text:span text:style-name="T201_12"><text:s/></text:span><text:span text:style-name="T201_13">positively</text:span><text:span text:style-name="T201_14"><text:s/></text:span><text:span text:style-name="T201_15">by</text:span><text:span text:style-name="T201_16"><text:s/></text:span><text:span text:style-name="T201_17">at</text:span><text:span text:style-name="T201_18"><text:s/></text:span><text:span text:style-name="T201_19">least</text:span><text:span text:style-name="T201_20"><text:s/></text:span><text:span text:style-name="T201_21">three</text:span><text:span text:style-name="T201_22"><text:s/></text:span><text:span text:style-name="T201_23">verified</text:span><text:span text:style-name="T201_24"><text:s/></text:span><text:span text:style-name="T201_25">users</text:span><text:span text:style-name="T201_26">.<text:s/></text:span><text:span text:style-name="T201_27">This</text:span><text:span text:style-name="T201_28"><text:s/></text:span><text:span text:style-name="T201_29">kind</text:span><text:span text:style-name="T201_30"><text:s/></text:span><text:span text:style-name="T201_31">of</text:span><text:span text:style-name="T201_32"><text:s/></text:span><text:span text:style-name="T201_33">tag</text:span><text:span text:style-name="T201_34"><text:s/></text:span><text:span text:style-name="T201_35">can</text:span><text:span text:style-name="T201_36"><text:s/></text:span><text:span text:style-name="T201_37">be</text:span><text:span text:style-name="T201_38"><text:s/></text:span><text:span text:style-name="T201_39">also</text:span><text:span text:style-name="T201_40"><text:s/></text:span><text:span text:style-name="T201_41">used</text:span><text:span text:style-name="T201_42"><text:s/></text:span><text:span text:style-name="T201_43">as</text:span><text:span text:style-name="T201_44"><text:s/></text:span><text:span text:style-name="T201_45">a</text:span><text:span text:style-name="T201_46"><text:s/></text:span><text:span text:style-name="T201_47">kind</text:span><text:span text:style-name="T201_48"><text:s/></text:span><text:span text:style-name="T201_49">of</text:span><text:span text:style-name="T201_50"><text:s/></text:span><text:span text:style-name="T201_51">reputation</text:span><text:span text:style-name="T201_52"><text:s/></text:span><text:span text:style-name="T201_53">currency</text:span><text:span text:style-name="T201_54"><text:s/></text:span><text:span text:style-name="T201_55">to</text:span><text:span text:style-name="T201_56"><text:s/></text:span><text:span text:style-name="T201_57">build</text:span><text:span text:style-name="T201_58"><text:s/></text:span><text:span text:style-name="T201_59">a</text:span><text:span text:style-name="T201_60"><text:s/></text:span><text:span text:style-name="T201_61">trusted</text:span><text:span text:style-name="T201_62"><text:s/></text:span><text:span text:style-name="T201_63">network</text:span><text:span text:style-name="T201_64">.</text:span></text:p>
      <text:p text:style-name="P202"/>
      <text:p text:style-name="P203"><text:span text:style-name="T203_1">Verified</text:span><text:span text:style-name="T203_2"><text:s/></text:span><text:span text:style-name="T203_3">taggers</text:span></text:p>
      <text:p text:style-name="P204"><text:span text:style-name="T204_1">Have</text:span><text:span text:style-name="T204_2"><text:s/></text:span><text:span text:style-name="T204_3">created</text:span><text:span text:style-name="T204_4"><text:s/></text:span><text:span text:style-name="T204_5">at</text:span><text:span text:style-name="T204_6"><text:s/></text:span><text:span text:style-name="T204_7">least</text:span><text:span text:style-name="T204_8"><text:s/></text:span><text:span text:style-name="T204_9">three</text:span><text:span text:style-name="T204_10"><text:s/></text:span><text:span text:style-name="T204_11">basic</text:span><text:span text:style-name="T204_12"><text:s/></text:span><text:span text:style-name="T204_13">tags</text:span><text:span text:style-name="T204_14"><text:s/></text:span><text:span text:style-name="T204_15">that</text:span><text:span text:style-name="T204_16"><text:s/></text:span><text:span text:style-name="T204_17">have</text:span><text:span text:style-name="T204_18"><text:s/></text:span><text:span text:style-name="T204_19">been</text:span><text:span text:style-name="T204_20"><text:s/></text:span><text:span text:style-name="T204_21">upgraded</text:span><text:span text:style-name="T204_22"><text:s/></text:span><text:span text:style-name="T204_23">to</text:span><text:span text:style-name="T204_24"><text:s/></text:span><text:span text:style-name="T204_25">verified</text:span><text:span text:style-name="T204_26"><text:s/></text:span><text:span text:style-name="T204_27">tags</text:span></text:p>
      <text:p text:style-name="P205"/>
      <text:p text:style-name="P206"><text:span text:style-name="T206_1">Verified</text:span><text:span text:style-name="T206_2"><text:s/></text:span><text:span text:style-name="T206_3">tags</text:span></text:p>
      <text:p text:style-name="P207"><text:span text:style-name="T207_1">Have</text:span><text:span text:style-name="T207_2"><text:s/></text:span><text:span text:style-name="T207_3">been</text:span><text:span text:style-name="T207_4"><text:s/></text:span><text:span text:style-name="T207_5">reviewed</text:span><text:span text:style-name="T207_6"><text:s/></text:span><text:span text:style-name="T207_7">by</text:span><text:span text:style-name="T207_8"><text:s/></text:span><text:span text:style-name="T207_9">at</text:span><text:span text:style-name="T207_10"><text:s/></text:span><text:span text:style-name="T207_11">least</text:span><text:span text:style-name="T207_12"><text:s/></text:span><text:span text:style-name="T207_13">three</text:span><text:span text:style-name="T207_14"><text:s/></text:span><text:span text:style-name="T207_15">verified</text:span><text:span text:style-name="T207_16"><text:s/></text:span><text:span text:style-name="T207_17">taggers</text:span><text:span text:style-name="T207_18">.<text:s/></text:span><text:span text:style-name="T207_19">Unique</text:span><text:span text:style-name="T207_20"><text:s/></text:span><text:span text:style-name="T207_21">objects</text:span><text:span text:style-name="T207_22"><text:s/></text:span><text:span text:style-name="T207_23">that</text:span><text:span text:style-name="T207_24"><text:s/></text:span><text:span text:style-name="T207_25">corresponds</text:span><text:span text:style-name="T207_26"><text:s/></text:span><text:span text:style-name="T207_27">to</text:span><text:span text:style-name="T207_28"><text:s/></text:span><text:span text:style-name="T207_29">the</text:span><text:span text:style-name="T207_30"><text:s/>"</text:span><text:span text:style-name="T207_31">good</text:span><text:span text:style-name="T207_32"><text:s/></text:span><text:span text:style-name="T207_33">practices</text:span><text:span text:style-name="T207_34"><text:s/></text:span><text:span text:style-name="T207_35">of</text:span><text:span text:style-name="T207_36"><text:s/></text:span><text:span text:style-name="T207_37">creating</text:span><text:span text:style-name="T207_38"><text:s/></text:span><text:span text:style-name="T207_39">a</text:span><text:span text:style-name="T207_40"><text:s/></text:span><text:span text:style-name="T207_41">tag</text:span><text:span text:style-name="T207_42">"(</text:span><text:span text:style-name="T207_43">these</text:span><text:span text:style-name="T207_44"><text:s/></text:span><text:span text:style-name="T207_45">practices</text:span><text:span text:style-name="T207_46"><text:s/></text:span><text:span text:style-name="T207_47">will</text:span><text:span text:style-name="T207_48"><text:s/></text:span><text:span text:style-name="T207_49">obviously</text:span><text:span text:style-name="T207_50"><text:s/></text:span><text:span text:style-name="T207_51">be</text:span><text:span text:style-name="T207_52"><text:s/></text:span><text:span text:style-name="T207_53">crucial</text:span><text:span text:style-name="T207_54">).</text:span></text:p>
      <text:p text:style-name="P208"/>
      <text:p text:style-name="P209"><text:span text:style-name="T209_1">Each</text:span><text:span text:style-name="T209_2"><text:s/></text:span><text:span text:style-name="T209_3">created</text:span><text:span text:style-name="T209_4"><text:s/></text:span><text:span text:style-name="T209_5">object</text:span><text:span text:style-name="T209_6"><text:s/></text:span><text:span text:style-name="T209_7">gives</text:span><text:span text:style-name="T209_8"><text:s/></text:span><text:span text:style-name="T209_9">or</text:span><text:span text:style-name="T209_10"><text:s/></text:span><text:span text:style-name="T209_11">removes</text:span><text:span text:style-name="T209_12"><text:s/></text:span><text:span text:style-name="T209_13">a</text:span><text:span text:style-name="T209_14"><text:s/></text:span><text:span text:style-name="T209_15">certain</text:span><text:span text:style-name="T209_16"><text:s/></text:span><text:span text:style-name="T209_17">amount</text:span><text:span text:style-name="T209_18"><text:s/></text:span><text:span text:style-name="T209_19">of</text:span><text:span text:style-name="T209_20"><text:s/></text:span><text:span text:style-name="T209_21">points</text:span><text:span text:style-name="T209_22">.<text:s/></text:span><text:span text:style-name="T209_23">Each</text:span><text:span text:style-name="T209_24"><text:s/></text:span><text:span text:style-name="T209_25">type</text:span><text:span text:style-name="T209_26"><text:s/></text:span><text:span text:style-name="T209_27">of</text:span><text:span text:style-name="T209_28"><text:s/></text:span><text:span text:style-name="T209_29">action</text:span><text:span text:style-name="T209_30"><text:s/></text:span><text:span text:style-name="T209_31">provides</text:span><text:span text:style-name="T209_32"><text:s/></text:span><text:span text:style-name="T209_33">then</text:span><text:span text:style-name="T209_34"><text:s/></text:span><text:span text:style-name="T209_35">specific</text:span><text:span text:style-name="T209_36"><text:s/></text:span><text:span text:style-name="T209_37">points</text:span><text:span text:style-name="T209_38"><text:s/></text:span><text:span text:style-name="T209_39">that</text:span><text:span text:style-name="T209_40"><text:s/></text:span><text:span text:style-name="T209_41">allows</text:span><text:span text:style-name="T209_42"><text:s/></text:span><text:span text:style-name="T209_43">one</text:span><text:span text:style-name="T209_44"><text:s/></text:span><text:span text:style-name="T209_45">to</text:span><text:span text:style-name="T209_46"><text:s/></text:span><text:span text:style-name="T209_47">progressively</text:span><text:span text:style-name="T209_48"><text:s/></text:span><text:span text:style-name="T209_49">access</text:span><text:span text:style-name="T209_50"><text:s/></text:span><text:span text:style-name="T209_51">more</text:span><text:span text:style-name="T209_52"><text:s/></text:span><text:span text:style-name="T209_53">potential</text:span><text:span text:style-name="T209_54"><text:s/></text:span><text:span text:style-name="T209_55">within</text:span><text:span text:style-name="T209_56"><text:s/></text:span><text:span text:style-name="T209_57">netention</text:span><text:span text:style-name="T209_58">.</text:span></text:p>
      <text:p text:style-name="P210"/>
      <text:p text:style-name="P211"><text:span text:style-name="T211_1">This</text:span><text:span text:style-name="T211_2"><text:s/></text:span><text:span text:style-name="T211_3">approach</text:span><text:span text:style-name="T211_4"><text:s/></text:span><text:span text:style-name="T211_5">can</text:span><text:span text:style-name="T211_6"><text:s/></text:span><text:span text:style-name="T211_7">also</text:span><text:span text:style-name="T211_8"><text:s/></text:span><text:span text:style-name="T211_9">be</text:span><text:span text:style-name="T211_10"><text:s/></text:span><text:span text:style-name="T211_11">applied</text:span><text:span text:style-name="T211_12"><text:s/></text:span><text:span text:style-name="T211_13">to</text:span><text:span text:style-name="T211_14"><text:s/></text:span><text:span text:style-name="T211_15">a</text:span><text:span text:style-name="T211_16"><text:s/></text:span><text:span text:style-name="T211_17">naked</text:span><text:span text:style-name="T211_18"><text:s/></text:span><text:span text:style-name="T211_19">mind</text:span><text:span text:style-name="T211_20"><text:s/></text:span><text:span text:style-name="T211_21">protocol</text:span><text:span text:style-name="T211_22">,<text:s/></text:span><text:span text:style-name="T211_23">rewarding</text:span><text:span text:style-name="T211_24"><text:s/></text:span><text:span text:style-name="T211_25">and</text:span><text:span text:style-name="T211_26"><text:s/></text:span><text:span text:style-name="T211_27">guiding</text:span><text:span text:style-name="T211_28"><text:s/></text:span><text:span text:style-name="T211_29">users</text:span><text:span text:style-name="T211_30">.</text:span></text:p>
      <text:p text:style-name="P212"/>
      <text:p text:style-name="P213"><text:span text:style-name="T213_1">-<text:s/></text:span><text:span text:style-name="T213_2">Personal</text:span><text:span text:style-name="T213_3"><text:s/></text:span><text:span text:style-name="T213_4">tags</text:span></text:p>
      <text:p text:style-name="P214"/>
      <text:p text:style-name="P215"><text:span text:style-name="T215_1">Each</text:span><text:span text:style-name="T215_2"><text:s/></text:span><text:span text:style-name="T215_3">user</text:span><text:span text:style-name="T215_4"><text:s/></text:span><text:span text:style-name="T215_5">can</text:span><text:span text:style-name="T215_6"><text:s/></text:span><text:span text:style-name="T215_7">tag</text:span><text:span text:style-name="T215_8"><text:s/></text:span><text:span text:style-name="T215_9">another</text:span><text:span text:style-name="T215_10"><text:s/></text:span><text:span text:style-name="T215_11">user</text:span><text:span text:style-name="T215_12"><text:s/></text:span><text:span text:style-name="T215_13">with</text:span><text:span text:style-name="T215_14"><text:s/></text:span><text:span text:style-name="T215_15">a</text:span><text:span text:style-name="T215_16"><text:s/></text:span><text:span text:style-name="T215_17">set</text:span><text:span text:style-name="T215_18"><text:s/></text:span><text:span text:style-name="T215_19">of</text:span><text:span text:style-name="T215_20"><text:s/></text:span><text:span text:style-name="T215_21">tags</text:span><text:span text:style-name="T215_22">.<text:s/></text:span><text:span text:style-name="T215_23">To</text:span><text:span text:style-name="T215_24"><text:s/></text:span><text:span text:style-name="T215_25">express</text:span><text:span text:style-name="T215_26"><text:s/></text:span><text:span text:style-name="T215_27">gratitude</text:span><text:span text:style-name="T215_28">,<text:s/></text:span><text:span text:style-name="T215_29">reward</text:span><text:span text:style-name="T215_30"><text:s/></text:span><text:span text:style-name="T215_31">good</text:span><text:span text:style-name="T215_32"><text:s/></text:span><text:span text:style-name="T215_33">behaviour</text:span><text:span text:style-name="T215_34">,<text:s/></text:span><text:span text:style-name="T215_35">comment</text:span><text:span text:style-name="T215_36"><text:s/></text:span><text:span text:style-name="T215_37">on</text:span><text:span text:style-name="T215_38"><text:s/></text:span><text:span text:style-name="T215_39">the</text:span><text:span text:style-name="T215_40"><text:s/></text:span><text:span text:style-name="T215_41">quality</text:span><text:span text:style-name="T215_42"><text:s/></text:span><text:span text:style-name="T215_43">of</text:span><text:span text:style-name="T215_44"><text:s/></text:span><text:span text:style-name="T215_45">products</text:span><text:span text:style-name="T215_46"><text:s/></text:span><text:span text:style-name="T215_47">or</text:span><text:span text:style-name="T215_48"><text:s/></text:span><text:span text:style-name="T215_49">services</text:span><text:span text:style-name="T215_50"><text:s/></text:span><text:span text:style-name="T215_51">a</text:span><text:span text:style-name="T215_52"><text:s/></text:span><text:span text:style-name="T215_53">user</text:span><text:span text:style-name="T215_54"><text:s/></text:span><text:span text:style-name="T215_55">provide</text:span><text:span text:style-name="T215_56">...</text:span></text:p>
      <text:p text:style-name="P216"><text:span text:style-name="T216_1">Express</text:span><text:span text:style-name="T216_2"><text:s/></text:span><text:span text:style-name="T216_3">that</text:span><text:span text:style-name="T216_4"><text:s/></text:span><text:span text:style-name="T216_5">you</text:span><text:span text:style-name="T216_6">'</text:span><text:span text:style-name="T216_7">d</text:span><text:span text:style-name="T216_8"><text:s/></text:span><text:span text:style-name="T216_9">like</text:span><text:span text:style-name="T216_10"><text:s/></text:span><text:span text:style-name="T216_11">to</text:span><text:span text:style-name="T216_12"><text:s/></text:span><text:span text:style-name="T216_13">meet</text:span><text:span text:style-name="T216_14"><text:s/></text:span><text:span text:style-name="T216_15">this</text:span><text:span text:style-name="T216_16"><text:s/></text:span><text:span text:style-name="T216_17">person</text:span><text:span text:style-name="T216_18"><text:s/>(</text:span><text:span text:style-name="T216_19">which</text:span><text:span text:style-name="T216_20"><text:s/></text:span><text:span text:style-name="T216_21">can</text:span><text:span text:style-name="T216_22"><text:s/></text:span><text:span text:style-name="T216_23">appear</text:span><text:span text:style-name="T216_24"><text:s/></text:span><text:span text:style-name="T216_25">as</text:span><text:span text:style-name="T216_26"><text:s/></text:span><text:span text:style-name="T216_27">a</text:span><text:span text:style-name="T216_28"><text:s/></text:span><text:span text:style-name="T216_29">contract</text:span><text:span text:style-name="T216_30"><text:s/>:<text:s/></text:span><text:span text:style-name="T216_31">netention</text:span><text:span text:style-name="T216_32"><text:s/></text:span><text:span text:style-name="T216_33">suggests</text:span><text:span text:style-name="T216_34"><text:s/></text:span><text:span text:style-name="T216_35">you</text:span><text:span text:style-name="T216_36"><text:s/></text:span><text:span text:style-name="T216_37">meet</text:span><text:span text:style-name="T216_38"><text:s/></text:span><text:span text:style-name="T216_39">this</text:span><text:span text:style-name="T216_40"><text:s/></text:span><text:span text:style-name="T216_41">person</text:span><text:span text:style-name="T216_42"><text:s/></text:span><text:span text:style-name="T216_43">as</text:span><text:span text:style-name="T216_44"><text:s/></text:span><text:span text:style-name="T216_45">you</text:span><text:span text:style-name="T216_46"><text:s/></text:span><text:span text:style-name="T216_47">share</text:span><text:span text:style-name="T216_48"><text:s/></text:span><text:span text:style-name="T216_49">interests</text:span><text:span text:style-name="T216_50">,<text:s/></text:span><text:span text:style-name="T216_51">both</text:span><text:span text:style-name="T216_52"><text:s/></text:span><text:span text:style-name="T216_53">agree</text:span><text:span text:style-name="T216_54">,<text:s/></text:span><text:span text:style-name="T216_55">then</text:span><text:span text:style-name="T216_56"><text:s/></text:span><text:span text:style-name="T216_57">the</text:span><text:span text:style-name="T216_58"><text:s/></text:span><text:span text:style-name="T216_59">system</text:span><text:span text:style-name="T216_60"><text:s/></text:span><text:span text:style-name="T216_61">watch</text:span><text:span text:style-name="T216_62"><text:s/></text:span><text:span text:style-name="T216_63">both</text:span><text:span text:style-name="T216_64"><text:s/></text:span><text:span text:style-name="T216_65">agendas</text:span><text:span text:style-name="T216_66"><text:s/></text:span><text:span text:style-name="T216_67">and</text:span><text:span text:style-name="T216_68"><text:s/></text:span><text:span text:style-name="T216_69">suggest</text:span><text:span text:style-name="T216_70"><text:s/></text:span><text:span text:style-name="T216_71">locations</text:span><text:span text:style-name="T216_72"><text:s/></text:span><text:span text:style-name="T216_73">and</text:span><text:span text:style-name="T216_74"><text:s/></text:span><text:span text:style-name="T216_75">times</text:span><text:span text:style-name="T216_76">).</text:span></text:p>
      <text:p text:style-name="P217"/>
      <text:p text:style-name="P218"/>
      <text:p text:style-name="P219"><text:span text:style-name="T219_1">-<text:s/></text:span><text:span text:style-name="T219_2">Practical</text:span><text:span text:style-name="T219_3"><text:s/></text:span><text:span text:style-name="T219_4">tags</text:span><text:span text:style-name="T219_5"><text:s/></text:span></text:p>
      <text:p text:style-name="P220"/>
      <text:p text:style-name="P221"><text:span text:style-name="T221_1">Verifyiable</text:span><text:span text:style-name="T221_2"><text:s/></text:span><text:span text:style-name="T221_3">tag</text:span><text:span text:style-name="T221_4"><text:s/></text:span><text:span text:style-name="T221_5">or</text:span><text:span text:style-name="T221_6"><text:s/></text:span><text:span text:style-name="T221_7">object</text:span></text:p>
      <text:p text:style-name="P222"><text:span text:style-name="T222_1">A</text:span><text:span text:style-name="T222_2"><text:s/></text:span><text:span text:style-name="T222_3">non</text:span><text:span text:style-name="T222_4">-</text:span><text:span text:style-name="T222_5">verified</text:span><text:span text:style-name="T222_6"><text:s/></text:span><text:span text:style-name="T222_7">user</text:span><text:span text:style-name="T222_8"><text:s/></text:span><text:span text:style-name="T222_9">can</text:span><text:span text:style-name="T222_10"><text:s/></text:span><text:span text:style-name="T222_11">ask</text:span><text:span text:style-name="T222_12"><text:s/></text:span><text:span text:style-name="T222_13">to</text:span><text:span text:style-name="T222_14"><text:s/></text:span><text:span text:style-name="T222_15">verified</text:span><text:span text:style-name="T222_16"><text:s/></text:span><text:span text:style-name="T222_17">user</text:span><text:span text:style-name="T222_18"><text:s/></text:span><text:span text:style-name="T222_19">to</text:span><text:span text:style-name="T222_20"><text:s/></text:span><text:span text:style-name="T222_21">check</text:span><text:span text:style-name="T222_22"><text:s/></text:span><text:span text:style-name="T222_23">up</text:span><text:span text:style-name="T222_24"><text:s/></text:span><text:span text:style-name="T222_25">his</text:span><text:span text:style-name="T222_26"><text:s/></text:span><text:span text:style-name="T222_27">tag</text:span><text:span text:style-name="T222_28"><text:s/></text:span><text:span text:style-name="T222_29">or</text:span><text:span text:style-name="T222_30"><text:s/></text:span><text:span text:style-name="T222_31">object</text:span><text:span text:style-name="T222_32"><text:s/></text:span><text:span text:style-name="T222_33">by</text:span><text:span text:style-name="T222_34"><text:s/></text:span><text:span text:style-name="T222_35">adding</text:span><text:span text:style-name="T222_36"><text:s/></text:span><text:span text:style-name="T222_37">this</text:span><text:span text:style-name="T222_38"><text:s/></text:span><text:span text:style-name="T222_39">tag</text:span><text:span text:style-name="T222_40">.<text:s/></text:span><text:span text:style-name="T222_41">All</text:span><text:span text:style-name="T222_42"><text:s/></text:span><text:span text:style-name="T222_43">verified</text:span><text:span text:style-name="T222_44"><text:s/></text:span><text:span text:style-name="T222_45">taggers</text:span><text:span text:style-name="T222_46"><text:s/></text:span><text:span text:style-name="T222_47">will</text:span><text:span text:style-name="T222_48"><text:s/></text:span><text:span text:style-name="T222_49">have</text:span><text:span text:style-name="T222_50"><text:s/></text:span><text:span text:style-name="T222_51">access</text:span><text:span text:style-name="T222_52"><text:s/></text:span><text:span text:style-name="T222_53">to</text:span><text:span text:style-name="T222_54"><text:s/></text:span><text:span text:style-name="T222_55">verifyable</text:span><text:span text:style-name="T222_56"><text:s/></text:span><text:span text:style-name="T222_57">tags</text:span><text:span text:style-name="T222_58"><text:s/></text:span><text:span text:style-name="T222_59">and</text:span><text:span text:style-name="T222_60"><text:s/></text:span><text:span text:style-name="T222_61">can</text:span><text:span text:style-name="T222_62"><text:s/></text:span><text:span text:style-name="T222_63">filter</text:span><text:span text:style-name="T222_64"><text:s/></text:span><text:span text:style-name="T222_65">by</text:span><text:span text:style-name="T222_66"><text:s/></text:span><text:span text:style-name="T222_67">speciality</text:span><text:span text:style-name="T222_68">,<text:s/></text:span><text:span text:style-name="T222_69">subject</text:span><text:span text:style-name="T222_70">,<text:s/></text:span><text:span text:style-name="T222_71">etc</text:span><text:span text:style-name="T222_72">.<text:s/></text:span><text:span text:style-name="T222_73">With</text:span><text:span text:style-name="T222_74"><text:s/></text:span><text:span text:style-name="T222_75">a</text:span><text:span text:style-name="T222_76"><text:s/></text:span><text:span text:style-name="T222_77">search</text:span><text:span text:style-name="T222_78"><text:s/></text:span><text:span text:style-name="T222_79">object</text:span><text:span text:style-name="T222_80"><text:s/></text:span><text:span text:style-name="T222_81">defined</text:span><text:span text:style-name="T222_82"><text:s/></text:span><text:span text:style-name="T222_83">for</text:span><text:span text:style-name="T222_84"><text:s/></text:span><text:span text:style-name="T222_85">this</text:span><text:span text:style-name="T222_86"><text:s/></text:span><text:span text:style-name="T222_87">purpose</text:span><text:span text:style-name="T222_88">,<text:s/></text:span><text:span text:style-name="T222_89">a</text:span><text:span text:style-name="T222_90"><text:s/></text:span><text:span text:style-name="T222_91">verfied</text:span><text:span text:style-name="T222_92"><text:s/></text:span><text:span text:style-name="T222_93">user</text:span><text:span text:style-name="T222_94"><text:s/></text:span><text:span text:style-name="T222_95">can</text:span><text:span text:style-name="T222_96"><text:s/></text:span><text:span text:style-name="T222_97">for</text:span><text:span text:style-name="T222_98"><text:s/></text:span><text:span text:style-name="T222_99">exemple</text:span><text:span text:style-name="T222_100"><text:s/></text:span><text:span text:style-name="T222_101">receive</text:span><text:span text:style-name="T222_102"><text:s/></text:span><text:span text:style-name="T222_103">notifications</text:span><text:span text:style-name="T222_104"><text:s/></text:span><text:span text:style-name="T222_105">for</text:span><text:span text:style-name="T222_106"><text:s/></text:span><text:span text:style-name="T222_107">all</text:span><text:span text:style-name="T222_108"><text:s/></text:span><text:span text:style-name="T222_109">the</text:span><text:span text:style-name="T222_110"><text:s/></text:span><text:span text:style-name="T222_111">new</text:span><text:span text:style-name="T222_112"><text:s/></text:span><text:span text:style-name="T222_113">verifyable</text:span><text:span text:style-name="T222_114"><text:s/></text:span><text:span text:style-name="T222_115">tags</text:span><text:span text:style-name="T222_116"><text:s/></text:span><text:span text:style-name="T222_117">in</text:span><text:span text:style-name="T222_118"><text:s/></text:span><text:span text:style-name="T222_119">chemistry</text:span><text:span text:style-name="T222_120">...</text:span></text:p>
      <text:p text:style-name="P223"/>
      <text:p text:style-name="P224"><text:span text:style-name="T224_1">Report</text:span><text:span text:style-name="T224_2"><text:s/></text:span><text:span text:style-name="T224_3">tag</text:span></text:p>
      <text:p text:style-name="P225"><text:span text:style-name="T225_1">Report</text:span><text:span text:style-name="T225_2"><text:s/></text:span><text:span text:style-name="T225_3">offensive</text:span><text:span text:style-name="T225_4"><text:s/></text:span><text:span text:style-name="T225_5">content</text:span><text:span text:style-name="T225_6">,<text:s/></text:span><text:span text:style-name="T225_7">bad</text:span><text:span text:style-name="T225_8"><text:s/></text:span><text:span text:style-name="T225_9">tags</text:span><text:span text:style-name="T225_10">,<text:s/></text:span><text:span text:style-name="T225_11">bad</text:span><text:span text:style-name="T225_12"><text:s/></text:span><text:span text:style-name="T225_13">practices</text:span><text:span text:style-name="T225_14">...</text:span></text:p>
      <text:p text:style-name="P226"><text:span text:style-name="T226_1">Anyone</text:span><text:span text:style-name="T226_2"><text:s/></text:span><text:span text:style-name="T226_3">can</text:span><text:span text:style-name="T226_4"><text:s/></text:span><text:span text:style-name="T226_5">report</text:span><text:span text:style-name="T226_6">,<text:s/></text:span><text:span text:style-name="T226_7">but</text:span><text:span text:style-name="T226_8"><text:s/></text:span><text:span text:style-name="T226_9">only</text:span><text:span text:style-name="T226_10"><text:s/></text:span><text:span text:style-name="T226_11">verified</text:span><text:span text:style-name="T226_12"><text:s/></text:span><text:span text:style-name="T226_13">reporters</text:span><text:span text:style-name="T226_14"><text:s/></text:span><text:span text:style-name="T226_15">can</text:span><text:span text:style-name="T226_16"><text:s/></text:span><text:span text:style-name="T226_17">delete</text:span><text:span text:style-name="T226_18"><text:s/></text:span><text:span text:style-name="T226_19">a</text:span><text:span text:style-name="T226_20"><text:s/></text:span><text:span text:style-name="T226_21">user</text:span><text:span text:style-name="T226_22"><text:s/></text:span><text:span text:style-name="T226_23">or</text:span><text:span text:style-name="T226_24"><text:s/></text:span><text:span text:style-name="T226_25">an</text:span><text:span text:style-name="T226_26"><text:s/></text:span><text:span text:style-name="T226_27">object</text:span><text:span text:style-name="T226_28"><text:s/></text:span><text:span text:style-name="T226_29">or</text:span><text:span text:style-name="T226_30"><text:s/></text:span><text:span text:style-name="T226_31">tag</text:span><text:span text:style-name="T226_32">.<text:s/></text:span><text:span text:style-name="T226_33">You</text:span><text:span text:style-name="T226_34"><text:s/></text:span><text:span text:style-name="T226_35">become</text:span><text:span text:style-name="T226_36"><text:s/></text:span><text:span text:style-name="T226_37">verified</text:span><text:span text:style-name="T226_38"><text:s/></text:span><text:span text:style-name="T226_39">reporter</text:span><text:span text:style-name="T226_40"><text:s/></text:span><text:span text:style-name="T226_41">when</text:span><text:span text:style-name="T226_42"><text:s/></text:span><text:span text:style-name="T226_43">you</text:span><text:span text:style-name="T226_44"><text:s/></text:span><text:span text:style-name="T226_45">have</text:span><text:span text:style-name="T226_46"><text:s/></text:span><text:span text:style-name="T226_47">reported</text:span><text:span text:style-name="T226_48"><text:s/></text:span><text:span text:style-name="T226_49">at</text:span><text:span text:style-name="T226_50"><text:s/></text:span><text:span text:style-name="T226_51">least</text:span><text:span text:style-name="T226_52"><text:s/></text:span><text:span text:style-name="T226_53">three</text:span><text:span text:style-name="T226_54"><text:s/></text:span><text:span text:style-name="T226_55">objects</text:span><text:span text:style-name="T226_56"><text:s/></text:span><text:span text:style-name="T226_57">that</text:span><text:span text:style-name="T226_58"><text:s/></text:span><text:span text:style-name="T226_59">have</text:span><text:span text:style-name="T226_60"><text:s/></text:span><text:span text:style-name="T226_61">been</text:span><text:span text:style-name="T226_62"><text:s/></text:span><text:span text:style-name="T226_63">later</text:span><text:span text:style-name="T226_64"><text:s/></text:span><text:span text:style-name="T226_65">verified</text:span><text:span text:style-name="T226_66"><text:s/></text:span><text:span text:style-name="T226_67">by</text:span><text:span text:style-name="T226_68"><text:s/></text:span><text:span text:style-name="T226_69">verified</text:span><text:span text:style-name="T226_70"><text:s/></text:span><text:span text:style-name="T226_71">reporters</text:span><text:span text:style-name="T226_72">.<text:s/></text:span><text:span text:style-name="T226_73">Or</text:span><text:span text:style-name="T226_74"><text:s/></text:span><text:span text:style-name="T226_75">maybe</text:span><text:span text:style-name="T226_76"><text:s/></text:span><text:span text:style-name="T226_77">it</text:span><text:span text:style-name="T226_78"><text:s/></text:span><text:span text:style-name="T226_79">could</text:span><text:span text:style-name="T226_80"><text:s/></text:span><text:span text:style-name="T226_81">be</text:span><text:span text:style-name="T226_82"><text:s/></text:span><text:span text:style-name="T226_83">calcualted</text:span><text:span text:style-name="T226_84"><text:s/></text:span><text:span text:style-name="T226_85">with</text:span><text:span text:style-name="T226_86"><text:s/></text:span><text:span text:style-name="T226_87">a</text:span><text:span text:style-name="T226_88"><text:s/></text:span><text:span text:style-name="T226_89">kind</text:span><text:span text:style-name="T226_90"><text:s/></text:span><text:span text:style-name="T226_91">of</text:span><text:span text:style-name="T226_92"><text:s/>%<text:s/></text:span><text:span text:style-name="T226_93">of</text:span><text:span text:style-name="T226_94"><text:s/></text:span><text:span text:style-name="T226_95">relevancy</text:span><text:span text:style-name="T226_96"><text:s/></text:span><text:span text:style-name="T226_97">of</text:span><text:span text:style-name="T226_98"><text:s/></text:span><text:span text:style-name="T226_99">the</text:span><text:span text:style-name="T226_100"><text:s/></text:span><text:span text:style-name="T226_101">report</text:span><text:span text:style-name="T226_102"><text:s/></text:span><text:span text:style-name="T226_103">tags</text:span><text:span text:style-name="T226_104"><text:s/></text:span><text:span text:style-name="T226_105">submitted</text:span><text:span text:style-name="T226_106">.</text:span></text:p>
      <text:p text:style-name="P227"/>
      <text:p text:style-name="P228"><text:span text:style-name="T228_1">These</text:span><text:span text:style-name="T228_2"><text:s/></text:span><text:span text:style-name="T228_3">tags</text:span><text:span text:style-name="T228_4"><text:s/></text:span><text:span text:style-name="T228_5">may</text:span><text:span text:style-name="T228_6"><text:s/></text:span><text:span text:style-name="T228_7">need</text:span><text:span text:style-name="T228_8"><text:s/></text:span><text:span text:style-name="T228_9">to</text:span><text:span text:style-name="T228_10"><text:s/></text:span><text:span text:style-name="T228_11">be</text:span><text:span text:style-name="T228_12"><text:s/></text:span><text:span text:style-name="T228_13">more</text:span><text:span text:style-name="T228_14"><text:s/></text:span><text:span text:style-name="T228_15">integrated</text:span><text:span text:style-name="T228_16"><text:s/></text:span><text:span text:style-name="T228_17">to</text:span><text:span text:style-name="T228_18"><text:s/></text:span><text:span text:style-name="T228_19">the</text:span><text:span text:style-name="T228_20"><text:s/></text:span><text:span text:style-name="T228_21">ui</text:span><text:span text:style-name="T228_22"><text:s/></text:span><text:span text:style-name="T228_23">than</text:span><text:span text:style-name="T228_24"><text:s/></text:span><text:span text:style-name="T228_25">other</text:span><text:span text:style-name="T228_26"><text:s/></text:span><text:span text:style-name="T228_27">tags</text:span><text:span text:style-name="T228_28"><text:s/></text:span><text:span text:style-name="T228_29">as</text:span><text:span text:style-name="T228_30"><text:s/></text:span><text:span text:style-name="T228_31">they</text:span><text:span text:style-name="T228_32"><text:s/></text:span><text:span text:style-name="T228_33">are</text:span><text:span text:style-name="T228_34"><text:s/></text:span><text:span text:style-name="T228_35">useful</text:span><text:span text:style-name="T228_36"><text:s/></text:span><text:span text:style-name="T228_37">in</text:span><text:span text:style-name="T228_38"><text:s/></text:span><text:span text:style-name="T228_39">any</text:span><text:span text:style-name="T228_40"><text:s/></text:span><text:span text:style-name="T228_41">circumstance</text:span><text:span text:style-name="T228_42">.</text:span></text:p>
      <text:p text:style-name="P229"/>
      <text:p text:style-name="P230"><text:span text:style-name="T230_1">Finally</text:span><text:span text:style-name="T230_2">,<text:s/></text:span><text:span text:style-name="T230_3">this</text:span><text:span text:style-name="T230_4"><text:s/></text:span><text:span text:style-name="T230_5">system</text:span><text:span text:style-name="T230_6"><text:s/></text:span><text:span text:style-name="T230_7">could</text:span><text:span text:style-name="T230_8"><text:s/></text:span><text:span text:style-name="T230_9">be</text:span><text:span text:style-name="T230_10"><text:s/></text:span><text:span text:style-name="T230_11">seen</text:span><text:span text:style-name="T230_12"><text:s/></text:span><text:span text:style-name="T230_13">as</text:span><text:span text:style-name="T230_14"><text:s/></text:span><text:span text:style-name="T230_15">a</text:span><text:span text:style-name="T230_16"><text:s/></text:span><text:span text:style-name="T230_17">self</text:span><text:span text:style-name="T230_18">-</text:span><text:span text:style-name="T230_19">organising</text:span><text:span text:style-name="T230_20"><text:s/></text:span><text:span text:style-name="T230_21">moderation</text:span><text:span text:style-name="T230_22"><text:s/></text:span><text:span text:style-name="T230_23">system</text:span><text:span text:style-name="T230_24"><text:s/></text:span><text:span text:style-name="T230_25">that</text:span><text:span text:style-name="T230_26"><text:s/></text:span><text:span text:style-name="T230_27">can</text:span><text:span text:style-name="T230_28"><text:s/></text:span><text:span text:style-name="T230_29">scale</text:span><text:span text:style-name="T230_30"><text:s/></text:span><text:span text:style-name="T230_31">to</text:span><text:span text:style-name="T230_32"><text:s/></text:span><text:span text:style-name="T230_33">any</text:span><text:span text:style-name="T230_34"><text:s/></text:span><text:span text:style-name="T230_35">number</text:span><text:span text:style-name="T230_36"><text:s/></text:span><text:span text:style-name="T230_37">of</text:span><text:span text:style-name="T230_38"><text:s/></text:span><text:span text:style-name="T230_39">users</text:span><text:span text:style-name="T230_40"><text:s/></text:span><text:span text:style-name="T230_41">without</text:span><text:span text:style-name="T230_42"><text:s/></text:span><text:span text:style-name="T230_43">the</text:span><text:span text:style-name="T230_44"><text:s/></text:span><text:span text:style-name="T230_45">need</text:span><text:span text:style-name="T230_46"><text:s/></text:span><text:span text:style-name="T230_47">of</text:span><text:span text:style-name="T230_48"><text:s/></text:span><text:span text:style-name="T230_49">a</text:span><text:span text:style-name="T230_50"><text:s/></text:span><text:span text:style-name="T230_51">centralised</text:span><text:span text:style-name="T230_52"><text:s/></text:span><text:span text:style-name="T230_53">authority</text:span><text:span text:style-name="T230_54">...</text:span></text:p>
      <text:p text:style-name="P231"/>
      <text:p text:style-name="P232"><text:span text:style-name="T232_1">It</text:span><text:span text:style-name="T232_2"><text:s/></text:span><text:span text:style-name="T232_3">could</text:span><text:span text:style-name="T232_4"><text:s/></text:span><text:span text:style-name="T232_5">help</text:span><text:span text:style-name="T232_6"><text:s/></text:span><text:span text:style-name="T232_7">constantly</text:span><text:span text:style-name="T232_8"><text:s/></text:span><text:span text:style-name="T232_9">improve</text:span><text:span text:style-name="T232_10"><text:s/></text:span><text:span text:style-name="T232_11">the</text:span><text:span text:style-name="T232_12"><text:s/></text:span><text:span text:style-name="T232_13">quality</text:span><text:span text:style-name="T232_14"><text:s/></text:span><text:span text:style-name="T232_15">of</text:span><text:span text:style-name="T232_16"><text:s/></text:span><text:span text:style-name="T232_17">the</text:span><text:span text:style-name="T232_18"><text:s/></text:span><text:span text:style-name="T232_19">ontology</text:span><text:span text:style-name="T232_20"><text:s/></text:span><text:span text:style-name="T232_21">and</text:span><text:span text:style-name="T232_22"><text:s/></text:span><text:span text:style-name="T232_23">the</text:span><text:span text:style-name="T232_24"><text:s/></text:span><text:span text:style-name="T232_25">good</text:span><text:span text:style-name="T232_26"><text:s/></text:span><text:span text:style-name="T232_27">behaviour</text:span><text:span text:style-name="T232_28"><text:s/></text:span><text:span text:style-name="T232_29">within</text:span><text:span text:style-name="T232_30"><text:s/></text:span><text:span text:style-name="T232_31">the</text:span><text:span text:style-name="T232_32"><text:s/></text:span><text:span text:style-name="T232_33">system</text:span><text:span text:style-name="T232_34">.</text:span></text:p>
      <text:p text:style-name="P233"/>
      <text:p text:style-name="P234"><text:span text:style-name="T234_1">Reference</text:span><text:span text:style-name="T234_2"><text:s/></text:span><text:span text:style-name="T234_3">objects</text:span></text:p>
      <text:p text:style-name="P235"><text:span text:style-name="T235_1">Verified</text:span><text:span text:style-name="T235_2"><text:s/></text:span><text:span text:style-name="T235_3">objects</text:span><text:span text:style-name="T235_4"><text:s/></text:span><text:span text:style-name="T235_5">that</text:span><text:span text:style-name="T235_6"><text:s/></text:span><text:span text:style-name="T235_7">can</text:span><text:span text:style-name="T235_8"><text:s/></text:span><text:span text:style-name="T235_9">be</text:span><text:span text:style-name="T235_10"><text:s/></text:span><text:span text:style-name="T235_11">used</text:span><text:span text:style-name="T235_12"><text:s/></text:span><text:span text:style-name="T235_13">as</text:span><text:span text:style-name="T235_14"><text:s/></text:span><text:span text:style-name="T235_15">templates</text:span><text:span text:style-name="T235_16">,<text:s/></text:span><text:span text:style-name="T235_17">for</text:span><text:span text:style-name="T235_18"><text:s/></text:span><text:span text:style-name="T235_19">exemple</text:span><text:span text:style-name="T235_20">,<text:s/></text:span><text:span text:style-name="T235_21">a</text:span><text:span text:style-name="T235_22"><text:s/></text:span><text:span text:style-name="T235_23">reference</text:span><text:span text:style-name="T235_24"><text:s/></text:span><text:span text:style-name="T235_25">object</text:span><text:span text:style-name="T235_26"><text:s/></text:span><text:span text:style-name="T235_27">for</text:span><text:span text:style-name="T235_28"><text:s/></text:span><text:span text:style-name="T235_29">chemistry</text:span><text:span text:style-name="T235_30"><text:s/></text:span><text:span text:style-name="T235_31">will</text:span><text:span text:style-name="T235_32"><text:s/></text:span><text:span text:style-name="T235_33">have</text:span><text:span text:style-name="T235_34"><text:s/></text:span><text:span text:style-name="T235_35">all</text:span><text:span text:style-name="T235_36"><text:s/></text:span><text:span text:style-name="T235_37">useful</text:span><text:span text:style-name="T235_38"><text:s/></text:span><text:span text:style-name="T235_39">fields</text:span><text:span text:style-name="T235_40"><text:s/></text:span><text:span text:style-name="T235_41">to</text:span><text:span text:style-name="T235_42"><text:s/></text:span><text:span text:style-name="T235_43">add</text:span><text:span text:style-name="T235_44"><text:s/></text:span><text:span text:style-name="T235_45">such</text:span><text:span text:style-name="T235_46"><text:s/></text:span><text:span text:style-name="T235_47">object</text:span><text:span text:style-name="T235_48">.</text:span></text:p>
      <text:p text:style-name="P236"><text:span text:style-name="T236_1">Another</text:span><text:span text:style-name="T236_2"><text:s/></text:span><text:span text:style-name="T236_3">exemple</text:span><text:span text:style-name="T236_4">,<text:s/></text:span><text:span text:style-name="T236_5">for</text:span><text:span text:style-name="T236_6"><text:s/></text:span><text:span text:style-name="T236_7">events</text:span><text:span text:style-name="T236_8">,<text:s/></text:span><text:span text:style-name="T236_9">various</text:span><text:span text:style-name="T236_10"><text:s/></text:span><text:span text:style-name="T236_11">templates</text:span><text:span text:style-name="T236_12"><text:s/></text:span><text:span text:style-name="T236_13">can</text:span><text:span text:style-name="T236_14"><text:s/></text:span><text:span text:style-name="T236_15">be</text:span><text:span text:style-name="T236_16"><text:s/></text:span><text:span text:style-name="T236_17">classified</text:span><text:span text:style-name="T236_18"><text:s/></text:span><text:span text:style-name="T236_19">as</text:span><text:span text:style-name="T236_20"><text:s/></text:span><text:span text:style-name="T236_21">to</text:span><text:span text:style-name="T236_22"><text:s/></text:span><text:span text:style-name="T236_23">allow</text:span><text:span text:style-name="T236_24"><text:s/></text:span><text:span text:style-name="T236_25">a</text:span><text:span text:style-name="T236_26"><text:s/></text:span><text:span text:style-name="T236_27">quick</text:span><text:span text:style-name="T236_28"><text:s/></text:span><text:span text:style-name="T236_29">creation</text:span><text:span text:style-name="T236_30"><text:s/></text:span><text:span text:style-name="T236_31">of</text:span><text:span text:style-name="T236_32"><text:s/></text:span><text:span text:style-name="T236_33">an</text:span><text:span text:style-name="T236_34"><text:s/></text:span><text:span text:style-name="T236_35">object</text:span><text:span text:style-name="T236_36"><text:s/></text:span><text:span text:style-name="T236_37">already</text:span><text:span text:style-name="T236_38"><text:s/></text:span><text:span text:style-name="T236_39">tagged</text:span><text:span text:style-name="T236_40">.<text:s/></text:span><text:span text:style-name="T236_41">Only</text:span><text:span text:style-name="T236_42"><text:s/></text:span><text:span text:style-name="T236_43">contextual</text:span><text:span text:style-name="T236_44"><text:s/></text:span><text:span text:style-name="T236_45">informations</text:span><text:span text:style-name="T236_46"><text:s/></text:span><text:span text:style-name="T236_47">will</text:span><text:span text:style-name="T236_48"><text:s/></text:span><text:span text:style-name="T236_49">be</text:span><text:span text:style-name="T236_50"><text:s/></text:span><text:span text:style-name="T236_51">needed</text:span><text:span text:style-name="T236_52">.</text:span></text:p>
      <text:p text:style-name="P2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